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1D pow 2" table:style-name="ta1">
        <table:table-column table:style-name="co1" table:number-columns-repeated="12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DFFTPACKC_AVG</text:p>
          </table:table-cell>
          <table:table-cell office:value-type="string" calcext:value-type="string">
            <text:p>1DFFTPACKC_STD</text:p>
          </table:table-cell>
          <table:table-cell office:value-type="string" calcext:value-type="string">
            <text:p>1DFFTPACKCINIT_AVG</text:p>
          </table:table-cell>
          <table:table-cell office:value-type="string" calcext:value-type="string">
            <text:p>1DFFTPACKCINIT_STD</text:p>
          </table:table-cell>
          <table:table-cell office:value-type="string" calcext:value-type="string">
            <text:p>1DFFTPACKCINV_AVG</text:p>
          </table:table-cell>
          <table:table-cell office:value-type="string" calcext:value-type="string">
            <text:p>1DFFTPACKCINV_STD</text:p>
          </table:table-cell>
          <table:table-cell office:value-type="string" calcext:value-type="string">
            <text:p>1DFFTPACKCINVINIT_AVG</text:p>
          </table:table-cell>
          <table:table-cell office:value-type="string" calcext:value-type="string">
            <text:p>1DFFTPACKCINVINIT_STD</text:p>
          </table:table-cell>
          <table:table-cell office:value-type="string" calcext:value-type="string">
            <text:p>1DFFTPACKR_AVG</text:p>
          </table:table-cell>
          <table:table-cell office:value-type="string" calcext:value-type="string">
            <text:p>1DFFTPACKR_STD</text:p>
          </table:table-cell>
          <table:table-cell office:value-type="string" calcext:value-type="string">
            <text:p>1DFFTPACKRINIT_AVG</text:p>
          </table:table-cell>
          <table:table-cell office:value-type="string" calcext:value-type="string">
            <text:p>1DFFTPACKRINIT_STD</text:p>
          </table:table-cell>
          <table:table-cell office:value-type="string" calcext:value-type="string">
            <text:p>1DFFTPACKRINV_AVG</text:p>
          </table:table-cell>
          <table:table-cell office:value-type="string" calcext:value-type="string">
            <text:p>1DFFTPACKRINV_STD</text:p>
          </table:table-cell>
          <table:table-cell office:value-type="string" calcext:value-type="string">
            <text:p>1DFFTPACKRINVINIT_AVG</text:p>
          </table:table-cell>
          <table:table-cell office:value-type="string" calcext:value-type="string">
            <text:p>1DFFTPACKRINVINIT_STD</text:p>
          </table:table-cell>
          <table:table-cell office:value-type="string" calcext:value-type="string">
            <text:p>1DFFTWC_AVG</text:p>
          </table:table-cell>
          <table:table-cell office:value-type="string" calcext:value-type="string">
            <text:p>1DFFTWC_STD</text:p>
          </table:table-cell>
          <table:table-cell office:value-type="string" calcext:value-type="string">
            <text:p>1DFFTWCINIT_AVG</text:p>
          </table:table-cell>
          <table:table-cell office:value-type="string" calcext:value-type="string">
            <text:p>1DFFTWCINIT_STD</text:p>
          </table:table-cell>
          <table:table-cell office:value-type="string" calcext:value-type="string">
            <text:p>1DFFTWCINV_AVG</text:p>
          </table:table-cell>
          <table:table-cell office:value-type="string" calcext:value-type="string">
            <text:p>1DFFTWCINV_STD</text:p>
          </table:table-cell>
          <table:table-cell office:value-type="string" calcext:value-type="string">
            <text:p>1DFFTWCINVINIT_AVG</text:p>
          </table:table-cell>
          <table:table-cell office:value-type="string" calcext:value-type="string">
            <text:p>1DFFTWCINVINIT_STD</text:p>
          </table:table-cell>
          <table:table-cell office:value-type="string" calcext:value-type="string">
            <text:p>1DFFTWR_AVG</text:p>
          </table:table-cell>
          <table:table-cell office:value-type="string" calcext:value-type="string">
            <text:p>1DFFTWR_STD</text:p>
          </table:table-cell>
          <table:table-cell office:value-type="string" calcext:value-type="string">
            <text:p>1DFFTWRINIT_AVG</text:p>
          </table:table-cell>
          <table:table-cell office:value-type="string" calcext:value-type="string">
            <text:p>1DFFTWRINIT_STD</text:p>
          </table:table-cell>
          <table:table-cell office:value-type="string" calcext:value-type="string">
            <text:p>1DFFTWRINV_AVG</text:p>
          </table:table-cell>
          <table:table-cell office:value-type="string" calcext:value-type="string">
            <text:p>1DFFTWRINV_STD</text:p>
          </table:table-cell>
          <table:table-cell office:value-type="string" calcext:value-type="string">
            <text:p>1DFFTWRINVINIT_AVG</text:p>
          </table:table-cell>
          <table:table-cell office:value-type="string" calcext:value-type="string">
            <text:p>1DFFTWRINVINIT_STD</text:p>
          </table:table-cell>
          <table:table-cell office:value-type="string" calcext:value-type="string">
            <text:p>1DGSLC_AVG</text:p>
          </table:table-cell>
          <table:table-cell office:value-type="string" calcext:value-type="string">
            <text:p>1DGSLC_STD</text:p>
          </table:table-cell>
          <table:table-cell office:value-type="string" calcext:value-type="string">
            <text:p>1DGSLCINIT_AVG</text:p>
          </table:table-cell>
          <table:table-cell office:value-type="string" calcext:value-type="string">
            <text:p>1DGSLCINIT_STD</text:p>
          </table:table-cell>
          <table:table-cell office:value-type="string" calcext:value-type="string">
            <text:p>1DGSLCINV_AVG</text:p>
          </table:table-cell>
          <table:table-cell office:value-type="string" calcext:value-type="string">
            <text:p>1DGSLCINV_STD</text:p>
          </table:table-cell>
          <table:table-cell office:value-type="string" calcext:value-type="string">
            <text:p>1DGSLCINVINIT_AVG</text:p>
          </table:table-cell>
          <table:table-cell office:value-type="string" calcext:value-type="string">
            <text:p>1DGSLCINVINIT_STD</text:p>
          </table:table-cell>
          <table:table-cell office:value-type="string" calcext:value-type="string">
            <text:p>1DGSLR_AVG</text:p>
          </table:table-cell>
          <table:table-cell office:value-type="string" calcext:value-type="string">
            <text:p>1DGSLR_STD</text:p>
          </table:table-cell>
          <table:table-cell office:value-type="string" calcext:value-type="string">
            <text:p>1DGSLRINIT_AVG</text:p>
          </table:table-cell>
          <table:table-cell office:value-type="string" calcext:value-type="string">
            <text:p>1DGSLRINIT_STD</text:p>
          </table:table-cell>
          <table:table-cell office:value-type="string" calcext:value-type="string">
            <text:p>1DGSLRINV_AVG</text:p>
          </table:table-cell>
          <table:table-cell office:value-type="string" calcext:value-type="string">
            <text:p>1DGSLRINV_STD</text:p>
          </table:table-cell>
          <table:table-cell office:value-type="string" calcext:value-type="string">
            <text:p>1DGSLRINVINIT_AVG</text:p>
          </table:table-cell>
          <table:table-cell office:value-type="string" calcext:value-type="string">
            <text:p>1DGSLRINVINIT_STD</text:p>
          </table:table-cell>
          <table:table-cell office:value-type="string" calcext:value-type="string">
            <text:p>1DMKLC_AVG</text:p>
          </table:table-cell>
          <table:table-cell office:value-type="string" calcext:value-type="string">
            <text:p>1DMKLC_STD</text:p>
          </table:table-cell>
          <table:table-cell office:value-type="string" calcext:value-type="string">
            <text:p>1DMKLCINIT_AVG</text:p>
          </table:table-cell>
          <table:table-cell office:value-type="string" calcext:value-type="string">
            <text:p>1DMKLCINIT_STD</text:p>
          </table:table-cell>
          <table:table-cell office:value-type="string" calcext:value-type="string">
            <text:p>1DMKLCINV_AVG</text:p>
          </table:table-cell>
          <table:table-cell office:value-type="string" calcext:value-type="string">
            <text:p>1DMKLCINV_STD</text:p>
          </table:table-cell>
          <table:table-cell office:value-type="string" calcext:value-type="string">
            <text:p>1DMKLR_AVG</text:p>
          </table:table-cell>
          <table:table-cell office:value-type="string" calcext:value-type="string">
            <text:p>1DMKLR_STD</text:p>
          </table:table-cell>
          <table:table-cell office:value-type="string" calcext:value-type="string">
            <text:p>1DMKLRINIT_AVG</text:p>
          </table:table-cell>
          <table:table-cell office:value-type="string" calcext:value-type="string">
            <text:p>1DMKLRINIT_STD</text:p>
          </table:table-cell>
          <table:table-cell office:value-type="string" calcext:value-type="string">
            <text:p>1DMKLRINV_AVG</text:p>
          </table:table-cell>
          <table:table-cell office:value-type="string" calcext:value-type="string">
            <text:p>1DMKLRINV_STD</text:p>
          </table:table-cell>
          <table:table-cell office:value-type="string" calcext:value-type="string">
            <text:p>1DMKLRINVINIT_AVG</text:p>
          </table:table-cell>
          <table:table-cell office:value-type="string" calcext:value-type="string">
            <text:p>1DMKLRINVINIT_STD</text:p>
          </table:table-cell>
          <table:table-cell office:value-type="string" calcext:value-type="string">
            <text:p>2DFFTWC_AVG</text:p>
          </table:table-cell>
          <table:table-cell office:value-type="string" calcext:value-type="string">
            <text:p>2DFFTWC_STD</text:p>
          </table:table-cell>
          <table:table-cell office:value-type="string" calcext:value-type="string">
            <text:p>2DFFTWCINIT_AVG</text:p>
          </table:table-cell>
          <table:table-cell office:value-type="string" calcext:value-type="string">
            <text:p>2DFFTWCINIT_STD</text:p>
          </table:table-cell>
          <table:table-cell office:value-type="string" calcext:value-type="string">
            <text:p>2DFFTWCINV_AVG</text:p>
          </table:table-cell>
          <table:table-cell office:value-type="string" calcext:value-type="string">
            <text:p>2DFFTWCINV_STD</text:p>
          </table:table-cell>
          <table:table-cell office:value-type="string" calcext:value-type="string">
            <text:p>2DFFTWCINVINIT_AVG</text:p>
          </table:table-cell>
          <table:table-cell office:value-type="string" calcext:value-type="string">
            <text:p>2DFFTWCINVINIT_STD</text:p>
          </table:table-cell>
          <table:table-cell office:value-type="string" calcext:value-type="string">
            <text:p>2DFFTWR_AVG</text:p>
          </table:table-cell>
          <table:table-cell office:value-type="string" calcext:value-type="string">
            <text:p>2DFFTWR_STD</text:p>
          </table:table-cell>
          <table:table-cell office:value-type="string" calcext:value-type="string">
            <text:p>2DFFTWRINIT_AVG</text:p>
          </table:table-cell>
          <table:table-cell office:value-type="string" calcext:value-type="string">
            <text:p>2DFFTWRINIT_STD</text:p>
          </table:table-cell>
          <table:table-cell office:value-type="string" calcext:value-type="string">
            <text:p>2DFFTWRINV_AVG</text:p>
          </table:table-cell>
          <table:table-cell office:value-type="string" calcext:value-type="string">
            <text:p>2DFFTWRINV_STD</text:p>
          </table:table-cell>
          <table:table-cell office:value-type="string" calcext:value-type="string">
            <text:p>2DFFTWRINVINIT_AVG</text:p>
          </table:table-cell>
          <table:table-cell office:value-type="string" calcext:value-type="string">
            <text:p>2DFFTWRINVINIT_STD</text:p>
          </table:table-cell>
          <table:table-cell office:value-type="string" calcext:value-type="string">
            <text:p>2DMKLC_AVG</text:p>
          </table:table-cell>
          <table:table-cell office:value-type="string" calcext:value-type="string">
            <text:p>2DMKLC_STD</text:p>
          </table:table-cell>
          <table:table-cell office:value-type="string" calcext:value-type="string">
            <text:p>2DMKLCINIT_AVG</text:p>
          </table:table-cell>
          <table:table-cell office:value-type="string" calcext:value-type="string">
            <text:p>2DMKLCINIT_STD</text:p>
          </table:table-cell>
          <table:table-cell office:value-type="string" calcext:value-type="string">
            <text:p>2DMKLCINV_AVG</text:p>
          </table:table-cell>
          <table:table-cell office:value-type="string" calcext:value-type="string">
            <text:p>2DMKLCINV_STD</text:p>
          </table:table-cell>
          <table:table-cell office:value-type="string" calcext:value-type="string">
            <text:p>2DMKLCINVINIT_AVG</text:p>
          </table:table-cell>
          <table:table-cell office:value-type="string" calcext:value-type="string">
            <text:p>2DMKLCINVINIT_STD</text:p>
          </table:table-cell>
          <table:table-cell office:value-type="string" calcext:value-type="string">
            <text:p>2DMKLR_AVG</text:p>
          </table:table-cell>
          <table:table-cell office:value-type="string" calcext:value-type="string">
            <text:p>2DMKLR_STD</text:p>
          </table:table-cell>
          <table:table-cell office:value-type="string" calcext:value-type="string">
            <text:p>2DMKLRINIT_AVG</text:p>
          </table:table-cell>
          <table:table-cell office:value-type="string" calcext:value-type="string">
            <text:p>2DMKLRINIT_STD</text:p>
          </table:table-cell>
          <table:table-cell office:value-type="string" calcext:value-type="string">
            <text:p>3DFFTWC_AVG</text:p>
          </table:table-cell>
          <table:table-cell office:value-type="string" calcext:value-type="string">
            <text:p>3DFFTWC_STD</text:p>
          </table:table-cell>
          <table:table-cell office:value-type="string" calcext:value-type="string">
            <text:p>3DFFTWCINIT_AVG</text:p>
          </table:table-cell>
          <table:table-cell office:value-type="string" calcext:value-type="string">
            <text:p>3DFFTWCINIT_STD</text:p>
          </table:table-cell>
          <table:table-cell office:value-type="string" calcext:value-type="string">
            <text:p>3DFFTWCINV_AVG</text:p>
          </table:table-cell>
          <table:table-cell office:value-type="string" calcext:value-type="string">
            <text:p>3DFFTWCINV_STD</text:p>
          </table:table-cell>
          <table:table-cell office:value-type="string" calcext:value-type="string">
            <text:p>3DFFTWCINVINIT_AVG</text:p>
          </table:table-cell>
          <table:table-cell office:value-type="string" calcext:value-type="string">
            <text:p>3DFFTWCINVINIT_STD</text:p>
          </table:table-cell>
          <table:table-cell office:value-type="string" calcext:value-type="string">
            <text:p>3DFFTWR_AVG</text:p>
          </table:table-cell>
          <table:table-cell office:value-type="string" calcext:value-type="string">
            <text:p>3DFFTWR_STD</text:p>
          </table:table-cell>
          <table:table-cell office:value-type="string" calcext:value-type="string">
            <text:p>3DFFTWRINIT_AVG</text:p>
          </table:table-cell>
          <table:table-cell office:value-type="string" calcext:value-type="string">
            <text:p>3DFFTWRINIT_STD</text:p>
          </table:table-cell>
          <table:table-cell office:value-type="string" calcext:value-type="string">
            <text:p>3DFFTWRINV_AVG</text:p>
          </table:table-cell>
          <table:table-cell office:value-type="string" calcext:value-type="string">
            <text:p>3DFFTWRINV_STD</text:p>
          </table:table-cell>
          <table:table-cell office:value-type="string" calcext:value-type="string">
            <text:p>3DFFTWRINVINIT_AVG</text:p>
          </table:table-cell>
          <table:table-cell office:value-type="string" calcext:value-type="string">
            <text:p>3DFFTWRINVINIT_STD</text:p>
          </table:table-cell>
          <table:table-cell office:value-type="string" calcext:value-type="string">
            <text:p>3DMKLC_AVG</text:p>
          </table:table-cell>
          <table:table-cell office:value-type="string" calcext:value-type="string">
            <text:p>3DMKLC_STD</text:p>
          </table:table-cell>
          <table:table-cell office:value-type="string" calcext:value-type="string">
            <text:p>3DMKLCINIT_AVG</text:p>
          </table:table-cell>
          <table:table-cell office:value-type="string" calcext:value-type="string">
            <text:p>3DMKLCINIT_STD</text:p>
          </table:table-cell>
          <table:table-cell office:value-type="string" calcext:value-type="string">
            <text:p>3DMKLCINV_AVG</text:p>
          </table:table-cell>
          <table:table-cell office:value-type="string" calcext:value-type="string">
            <text:p>3DMKLCINV_STD</text:p>
          </table:table-cell>
          <table:table-cell office:value-type="string" calcext:value-type="string">
            <text:p>3DMKLCINVINIT_AVG</text:p>
          </table:table-cell>
          <table:table-cell office:value-type="string" calcext:value-type="string">
            <text:p>3DMKLCINVINIT_STD</text:p>
          </table:table-cell>
          <table:table-cell office:value-type="string" calcext:value-type="string">
            <text:p>3DMKLR_AVG</text:p>
          </table:table-cell>
          <table:table-cell office:value-type="string" calcext:value-type="string">
            <text:p>3DMKLR_STD</text:p>
          </table:table-cell>
          <table:table-cell office:value-type="string" calcext:value-type="string">
            <text:p>3DMKLRINIT_AVG</text:p>
          </table:table-cell>
          <table:table-cell office:value-type="string" calcext:value-type="string">
            <text:p>3DMKLRINIT_STD</text:p>
          </table:table-cell>
          <table:table-cell office:value-type="string" calcext:value-type="string">
            <text:p>3DMKLRINV_AVG</text:p>
          </table:table-cell>
          <table:table-cell office:value-type="string" calcext:value-type="string">
            <text:p>3DMKLRINV_STD</text:p>
          </table:table-cell>
          <table:table-cell office:value-type="string" calcext:value-type="string">
            <text:p>3DMKLRINVINIT_AVG</text:p>
          </table:table-cell>
          <table:table-cell office:value-type="string" calcext:value-type="string">
            <text:p>3DMKLRINVINIT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float" office:value="0.0000062427" calcext:value-type="float">
            <text:p>6.24E-06</text:p>
          </table:table-cell>
          <table:table-cell table:style-name="ce2" office:value-type="float" office:value="0.00000297139215595" calcext:value-type="float">
            <text:p>2.97E-06</text:p>
          </table:table-cell>
          <table:table-cell table:style-name="ce2" office:value-type="float" office:value="0.0000451598" calcext:value-type="float">
            <text:p>4.52E-05</text:p>
          </table:table-cell>
          <table:table-cell table:style-name="ce2" office:value-type="float" office:value="0.00000900564934792" calcext:value-type="float">
            <text:p>9.01E-06</text:p>
          </table:table-cell>
          <table:table-cell table:style-name="ce2" office:value-type="float" office:value="0.0000072783" calcext:value-type="float">
            <text:p>7.28E-06</text:p>
          </table:table-cell>
          <table:table-cell table:style-name="ce2" office:value-type="float" office:value="0.00000285320977342" calcext:value-type="float">
            <text:p>2.85E-06</text:p>
          </table:table-cell>
          <table:table-cell table:style-name="ce2" office:value-type="float" office:value="0.0000169521" calcext:value-type="float">
            <text:p>1.70E-05</text:p>
          </table:table-cell>
          <table:table-cell table:style-name="ce2" office:value-type="float" office:value="0.00000536642596665" calcext:value-type="float">
            <text:p>5.37E-06</text:p>
          </table:table-cell>
          <table:table-cell table:style-name="ce2" office:value-type="float" office:value="0.0000162467" calcext:value-type="float">
            <text:p>1.62E-05</text:p>
          </table:table-cell>
          <table:table-cell table:style-name="ce2" office:value-type="float" office:value="0.00000547145715001" calcext:value-type="float">
            <text:p>5.47E-06</text:p>
          </table:table-cell>
          <table:table-cell office:value-type="float" office:value="0.0008765599" calcext:value-type="float">
            <text:p>0.0008765599</text:p>
          </table:table-cell>
          <table:table-cell office:value-type="float" office:value="0.000102851744442" calcext:value-type="float">
            <text:p>0.000102851744442</text:p>
          </table:table-cell>
          <table:table-cell table:style-name="ce2" office:value-type="float" office:value="0.0000033508" calcext:value-type="float">
            <text:p>3.35E-06</text:p>
          </table:table-cell>
          <table:table-cell table:style-name="ce2" office:value-type="float" office:value="0.000000752455506252" calcext:value-type="float">
            <text:p>7.52E-07</text:p>
          </table:table-cell>
          <table:table-cell table:style-name="ce2" office:value-type="float" office:value="0.0000142112" calcext:value-type="float">
            <text:p>1.42E-05</text:p>
          </table:table-cell>
          <table:table-cell table:style-name="ce2" office:value-type="float" office:value="0.00000401521865462" calcext:value-type="float">
            <text:p>4.02E-06</text:p>
          </table:table-cell>
          <table:table-cell table:style-name="ce2" office:value-type="float" office:value="0.000010289" calcext:value-type="float">
            <text:p>1.03E-05</text:p>
          </table:table-cell>
          <table:table-cell table:style-name="ce2" office:value-type="float" office:value="0.00000344110182613" calcext:value-type="float">
            <text:p>3.44E-06</text:p>
          </table:table-cell>
          <table:table-cell table:style-name="ce2" office:value-type="float" office:value="0.000038914" calcext:value-type="float">
            <text:p>3.89E-05</text:p>
          </table:table-cell>
          <table:table-cell table:style-name="ce2" office:value-type="float" office:value="0.00000774400368744" calcext:value-type="float">
            <text:p>7.74E-06</text:p>
          </table:table-cell>
          <table:table-cell table:style-name="ce2" office:value-type="float" office:value="0.0000089028" calcext:value-type="float">
            <text:p>8.90E-06</text:p>
          </table:table-cell>
          <table:table-cell table:style-name="ce2" office:value-type="float" office:value="0.00000306962816424" calcext:value-type="float">
            <text:p>3.07E-06</text:p>
          </table:table-cell>
          <table:table-cell table:style-name="ce2" office:value-type="float" office:value="0.0000265613" calcext:value-type="float">
            <text:p>2.66E-05</text:p>
          </table:table-cell>
          <table:table-cell table:style-name="ce2" office:value-type="float" office:value="0.00000851950623308" calcext:value-type="float">
            <text:p>8.52E-06</text:p>
          </table:table-cell>
          <table:table-cell table:style-name="ce2" office:value-type="float" office:value="0.0000107872" calcext:value-type="float">
            <text:p>1.08E-05</text:p>
          </table:table-cell>
          <table:table-cell table:style-name="ce2" office:value-type="float" office:value="0.00000127196565293" calcext:value-type="float">
            <text:p>1.27E-06</text:p>
          </table:table-cell>
          <table:table-cell office:value-type="float" office:value="0.0003533652" calcext:value-type="float">
            <text:p>0.0003533652</text:p>
          </table:table-cell>
          <table:table-cell table:style-name="ce2" office:value-type="float" office:value="0.0000140562831329" calcext:value-type="float">
            <text:p>1.41E-05</text:p>
          </table:table-cell>
          <table:table-cell table:style-name="ce2" office:value-type="float" office:value="0.0000071162" calcext:value-type="float">
            <text:p>7.12E-06</text:p>
          </table:table-cell>
          <table:table-cell table:style-name="ce2" office:value-type="float" office:value="0.00000424788168908" calcext:value-type="float">
            <text:p>4.25E-06</text:p>
          </table:table-cell>
          <table:table-cell office:value-type="float" office:value="0.0003074262" calcext:value-type="float">
            <text:p>0.0003074262</text:p>
          </table:table-cell>
          <table:table-cell table:style-name="ce2" office:value-type="float" office:value="0.0000181879602289" calcext:value-type="float">
            <text:p>1.82E-05</text:p>
          </table:table-cell>
          <table:table-cell table:style-name="ce2" office:value-type="float" office:value="0.0000049609" calcext:value-type="float">
            <text:p>4.96E-06</text:p>
          </table:table-cell>
          <table:table-cell table:style-name="ce2" office:value-type="float" office:value="0.00000128894543027" calcext:value-type="float">
            <text:p>1.29E-06</text:p>
          </table:table-cell>
          <table:table-cell table:style-name="ce2" office:value-type="float" office:value="0.0000138756" calcext:value-type="float">
            <text:p>1.39E-05</text:p>
          </table:table-cell>
          <table:table-cell table:style-name="ce2" office:value-type="float" office:value="0.00000314407079366" calcext:value-type="float">
            <text:p>3.14E-06</text:p>
          </table:table-cell>
          <table:table-cell table:style-name="ce2" office:value-type="float" office:value="0.0000572313" calcext:value-type="float">
            <text:p>5.72E-05</text:p>
          </table:table-cell>
          <table:table-cell table:style-name="ce2" office:value-type="float" office:value="0.0000133160727698" calcext:value-type="float">
            <text:p>1.33E-05</text:p>
          </table:table-cell>
          <table:table-cell table:style-name="ce2" office:value-type="float" office:value="0.0000122797" calcext:value-type="float">
            <text:p>1.23E-05</text:p>
          </table:table-cell>
          <table:table-cell table:style-name="ce2" office:value-type="float" office:value="0.00000469332388848" calcext:value-type="float">
            <text:p>4.69E-06</text:p>
          </table:table-cell>
          <table:table-cell table:style-name="ce2" office:value-type="float" office:value="0.0000572479" calcext:value-type="float">
            <text:p>5.72E-05</text:p>
          </table:table-cell>
          <table:table-cell table:style-name="ce2" office:value-type="float" office:value="0.0000157985590303" calcext:value-type="float">
            <text:p>1.58E-05</text:p>
          </table:table-cell>
          <table:table-cell office:value-type="float" office:value="0.0005164914" calcext:value-type="float">
            <text:p>0.0005164914</text:p>
          </table:table-cell>
          <table:table-cell table:style-name="ce2" office:value-type="float" office:value="0.0000551531251743" calcext:value-type="float">
            <text:p>5.52E-05</text:p>
          </table:table-cell>
          <table:table-cell table:style-name="ce2" office:value-type="float" office:value="0.0000507118" calcext:value-type="float">
            <text:p>5.07E-05</text:p>
          </table:table-cell>
          <table:table-cell table:style-name="ce2" office:value-type="float" office:value="0.0000097538446642" calcext:value-type="float">
            <text:p>9.75E-06</text:p>
          </table:table-cell>
          <table:table-cell office:value-type="float" office:value="0.0001034534" calcext:value-type="float">
            <text:p>0.0001034534</text:p>
          </table:table-cell>
          <table:table-cell table:style-name="ce2" office:value-type="float" office:value="0.0000289147844775" calcext:value-type="float">
            <text:p>2.89E-05</text:p>
          </table:table-cell>
          <table:table-cell table:style-name="ce2" office:value-type="float" office:value="0.0000049328" calcext:value-type="float">
            <text:p>4.93E-06</text:p>
          </table:table-cell>
          <table:table-cell table:style-name="ce2" office:value-type="float" office:value="0.000000760894181576" calcext:value-type="float">
            <text:p>7.61E-07</text:p>
          </table:table-cell>
          <table:table-cell table:style-name="ce2" office:value-type="float" office:value="0.0000771757" calcext:value-type="float">
            <text:p>7.72E-05</text:p>
          </table:table-cell>
          <table:table-cell table:style-name="ce2" office:value-type="float" office:value="0.0000134598421243" calcext:value-type="float">
            <text:p>1.35E-05</text:p>
          </table:table-cell>
          <table:table-cell table:style-name="ce2" office:value-type="float" office:value="0.0000114908" calcext:value-type="float">
            <text:p>1.15E-05</text:p>
          </table:table-cell>
          <table:table-cell table:style-name="ce2" office:value-type="float" office:value="0.00000617448191391" calcext:value-type="float">
            <text:p>6.17E-06</text:p>
          </table:table-cell>
          <table:table-cell table:style-name="ce2" office:value-type="float" office:value="0.000024912" calcext:value-type="float">
            <text:p>2.49E-05</text:p>
          </table:table-cell>
          <table:table-cell table:style-name="ce2" office:value-type="float" office:value="0.00000695195847705" calcext:value-type="float">
            <text:p>6.95E-06</text:p>
          </table:table-cell>
          <table:table-cell office:value-type="float" office:value="0.01387784" calcext:value-type="float">
            <text:p>0.01387784</text:p>
          </table:table-cell>
          <table:table-cell office:value-type="float" office:value="0.00131112562853" calcext:value-type="float">
            <text:p>0.00131112562853</text:p>
          </table:table-cell>
          <table:table-cell table:style-name="ce2" office:value-type="float" office:value="0.0000028472" calcext:value-type="float">
            <text:p>2.85E-06</text:p>
          </table:table-cell>
          <table:table-cell table:style-name="ce2" office:value-type="float" office:value="0.000000531435958303" calcext:value-type="float">
            <text:p>5.31E-07</text:p>
          </table:table-cell>
          <table:table-cell table:style-name="ce2" office:value-type="float" office:value="0.0000172195" calcext:value-type="float">
            <text:p>1.72E-05</text:p>
          </table:table-cell>
          <table:table-cell table:style-name="ce2" office:value-type="float" office:value="0.0000044521881574" calcext:value-type="float">
            <text:p>4.45E-06</text:p>
          </table:table-cell>
          <table:table-cell table:style-name="ce2" office:value-type="float" office:value="0.0000060067" calcext:value-type="float">
            <text:p>6.01E-06</text:p>
          </table:table-cell>
          <table:table-cell table:style-name="ce2" office:value-type="float" office:value="0.00000247090055783" calcext:value-type="float">
            <text:p>2.47E-06</text:p>
          </table:table-cell>
          <table:table-cell table:style-name="ce2" office:value-type="float" office:value="0.000015401" calcext:value-type="float">
            <text:p>1.54E-05</text:p>
          </table:table-cell>
          <table:table-cell table:style-name="ce2" office:value-type="float" office:value="0.00000355765409598" calcext:value-type="float">
            <text:p>3.56E-06</text:p>
          </table:table-cell>
          <table:table-cell table:style-name="ce2" office:value-type="float" office:value="0.0000067255" calcext:value-type="float">
            <text:p>6.73E-06</text:p>
          </table:table-cell>
          <table:table-cell table:style-name="ce2" office:value-type="float" office:value="0.00000135674268829" calcext:value-type="float">
            <text:p>1.36E-06</text:p>
          </table:table-cell>
          <table:table-cell table:style-name="ce2" office:value-type="float" office:value="0.0000118838" calcext:value-type="float">
            <text:p>1.19E-05</text:p>
          </table:table-cell>
          <table:table-cell table:style-name="ce2" office:value-type="float" office:value="0.00000514353138094" calcext:value-type="float">
            <text:p>5.14E-06</text:p>
          </table:table-cell>
          <table:table-cell table:style-name="ce2" office:value-type="float" office:value="0.0000062904" calcext:value-type="float">
            <text:p>6.29E-06</text:p>
          </table:table-cell>
          <table:table-cell table:style-name="ce2" office:value-type="float" office:value="0.00000108025801445" calcext:value-type="float">
            <text:p>1.08E-06</text:p>
          </table:table-cell>
          <table:table-cell office:value-type="float" office:value="0.000115142" calcext:value-type="float">
            <text:p>0.000115142</text:p>
          </table:table-cell>
          <table:table-cell table:style-name="ce2" office:value-type="float" office:value="0.0000180263774878" calcext:value-type="float">
            <text:p>1.80E-05</text:p>
          </table:table-cell>
          <table:table-cell table:style-name="ce2" office:value-type="float" office:value="0.0000079496" calcext:value-type="float">
            <text:p>7.95E-06</text:p>
          </table:table-cell>
          <table:table-cell table:style-name="ce2" office:value-type="float" office:value="0.00000370807117276" calcext:value-type="float">
            <text:p>3.71E-06</text:p>
          </table:table-cell>
          <table:table-cell office:value-type="float" office:value="0.0001120069" calcext:value-type="float">
            <text:p>0.0001120069</text:p>
          </table:table-cell>
          <table:table-cell table:style-name="ce2" office:value-type="float" office:value="0.0000185304075595" calcext:value-type="float">
            <text:p>1.85E-05</text:p>
          </table:table-cell>
          <table:table-cell table:style-name="ce2" office:value-type="float" office:value="0.0000056811" calcext:value-type="float">
            <text:p>5.68E-06</text:p>
          </table:table-cell>
          <table:table-cell table:style-name="ce2" office:value-type="float" office:value="0.00000113855536634" calcext:value-type="float">
            <text:p>1.14E-06</text:p>
          </table:table-cell>
          <table:table-cell table:style-name="ce2" office:value-type="float" office:value="0.0000328897" calcext:value-type="float">
            <text:p>3.29E-05</text:p>
          </table:table-cell>
          <table:table-cell table:style-name="ce2" office:value-type="float" office:value="0.00000914479860722" calcext:value-type="float">
            <text:p>9.14E-06</text:p>
          </table:table-cell>
          <table:table-cell table:style-name="ce2" office:value-type="float" office:value="0.0000039466" calcext:value-type="float">
            <text:p>3.95E-06</text:p>
          </table:table-cell>
          <table:table-cell table:style-name="ce2" office:value-type="float" office:value="0.00000230552704025" calcext:value-type="float">
            <text:p>2.31E-06</text:p>
          </table:table-cell>
          <table:table-cell table:style-name="ce2" office:value-type="float" office:value="0.000008835" calcext:value-type="float">
            <text:p>8.84E-06</text:p>
          </table:table-cell>
          <table:table-cell table:style-name="ce2" office:value-type="float" office:value="0.00000249518331547" calcext:value-type="float">
            <text:p>2.50E-06</text:p>
          </table:table-cell>
          <table:table-cell table:style-name="ce2" office:value-type="float" office:value="0.0000338867" calcext:value-type="float">
            <text:p>3.39E-05</text:p>
          </table:table-cell>
          <table:table-cell table:style-name="ce2" office:value-type="float" office:value="0.0000225527567042" calcext:value-type="float">
            <text:p>2.26E-05</text:p>
          </table:table-cell>
          <table:table-cell table:style-name="ce2" office:value-type="float" office:value="0.00003982625" calcext:value-type="float">
            <text:p>3.98E-05</text:p>
          </table:table-cell>
          <table:table-cell table:style-name="ce2" office:value-type="float" office:value="0.0000177131707194" calcext:value-type="float">
            <text:p>1.77E-05</text:p>
          </table:table-cell>
          <table:table-cell table:style-name="ce2" office:value-type="float" office:value="0.0000063461" calcext:value-type="float">
            <text:p>6.35E-06</text:p>
          </table:table-cell>
          <table:table-cell table:style-name="ce2" office:value-type="float" office:value="0.00000179575248542" calcext:value-type="float">
            <text:p>1.80E-06</text:p>
          </table:table-cell>
          <table:table-cell table:style-name="ce2" office:value-type="float" office:value="0.000013903" calcext:value-type="float">
            <text:p>1.39E-05</text:p>
          </table:table-cell>
          <table:table-cell table:style-name="ce2" office:value-type="float" office:value="0.00000325930428841" calcext:value-type="float">
            <text:p>3.26E-06</text:p>
          </table:table-cell>
          <table:table-cell table:style-name="ce2" office:value-type="float" office:value="0.0000074609" calcext:value-type="float">
            <text:p>7.46E-06</text:p>
          </table:table-cell>
          <table:table-cell table:style-name="ce2" office:value-type="float" office:value="0.00000176997510654" calcext:value-type="float">
            <text:p>1.77E-06</text:p>
          </table:table-cell>
          <table:table-cell table:style-name="ce2" office:value-type="float" office:value="0.0000122664" calcext:value-type="float">
            <text:p>1.23E-05</text:p>
          </table:table-cell>
          <table:table-cell table:style-name="ce2" office:value-type="float" office:value="0.00000628224533816" calcext:value-type="float">
            <text:p>6.28E-06</text:p>
          </table:table-cell>
          <table:table-cell table:style-name="ce2" office:value-type="float" office:value="0.000009485" calcext:value-type="float">
            <text:p>9.49E-06</text:p>
          </table:table-cell>
          <table:table-cell table:style-name="ce2" office:value-type="float" office:value="0.0000067485438594" calcext:value-type="float">
            <text:p>6.75E-06</text:p>
          </table:table-cell>
          <table:table-cell table:style-name="ce2" office:value-type="float" office:value="0.0000272702" calcext:value-type="float">
            <text:p>2.73E-05</text:p>
          </table:table-cell>
          <table:table-cell table:style-name="ce2" office:value-type="float" office:value="0.00000891812237089" calcext:value-type="float">
            <text:p>8.92E-06</text:p>
          </table:table-cell>
          <table:table-cell table:style-name="ce2" office:value-type="float" office:value="0.0000087336" calcext:value-type="float">
            <text:p>8.73E-06</text:p>
          </table:table-cell>
          <table:table-cell table:style-name="ce2" office:value-type="float" office:value="0.00000313832213487" calcext:value-type="float">
            <text:p>3.14E-06</text:p>
          </table:table-cell>
          <table:table-cell table:style-name="ce2" office:value-type="float" office:value="0.0000271633" calcext:value-type="float">
            <text:p>2.72E-05</text:p>
          </table:table-cell>
          <table:table-cell table:style-name="ce2" office:value-type="float" office:value="0.0000104894538577" calcext:value-type="float">
            <text:p>1.05E-05</text:p>
          </table:table-cell>
          <table:table-cell table:style-name="ce2" office:value-type="float" office:value="0.0000039976" calcext:value-type="float">
            <text:p>4.00E-06</text:p>
          </table:table-cell>
          <table:table-cell table:style-name="ce2" office:value-type="float" office:value="0.000000914773949005" calcext:value-type="float">
            <text:p>9.15E-07</text:p>
          </table:table-cell>
          <table:table-cell table:style-name="ce2" office:value-type="float" office:value="0.0000111785" calcext:value-type="float">
            <text:p>1.12E-05</text:p>
          </table:table-cell>
          <table:table-cell table:style-name="ce2" office:value-type="float" office:value="0.00000318205039593" calcext:value-type="float">
            <text:p>3.18E-06</text:p>
          </table:table-cell>
          <table:table-cell table:style-name="ce2" office:value-type="float" office:value="0.0000037171" calcext:value-type="float">
            <text:p>3.72E-06</text:p>
          </table:table-cell>
          <table:table-cell table:style-name="ce2" office:value-type="float" office:value="0.0000010279292507" calcext:value-type="float">
            <text:p>1.03E-06</text:p>
          </table:table-cell>
          <table:table-cell table:style-name="ce2" office:value-type="float" office:value="0.0000103077" calcext:value-type="float">
            <text:p>1.03E-05</text:p>
          </table:table-cell>
          <table:table-cell table:style-name="ce2" office:value-type="float" office:value="0.0000063813019753" calcext:value-type="float">
            <text:p>6.38E-06</text:p>
          </table:table-cell>
          <table:table-cell table:style-name="ce2" office:value-type="float" office:value="0.0000487152" calcext:value-type="float">
            <text:p>4.87E-05</text:p>
          </table:table-cell>
          <table:table-cell table:style-name="ce2" office:value-type="float" office:value="0.0000166539397995" calcext:value-type="float">
            <text:p>1.67E-05</text:p>
          </table:table-cell>
          <table:table-cell table:style-name="ce2" office:value-type="float" office:value="0.0000087336" calcext:value-type="float">
            <text:p>8.73E-06</text:p>
          </table:table-cell>
          <table:table-cell table:style-name="ce2" office:value-type="float" office:value="0.00000313832213487" calcext:value-type="float">
            <text:p>3.14E-06</text:p>
          </table:table-cell>
          <table:table-cell table:style-name="ce2" office:value-type="float" office:value="0.0000367059" calcext:value-type="float">
            <text:p>3.67E-05</text:p>
          </table:table-cell>
          <table:table-cell table:style-name="ce2" office:value-type="float" office:value="0.0000127531501856" calcext:value-type="float">
            <text:p>1.28E-05</text:p>
          </table:table-cell>
          <table:table-cell table:style-name="ce2" office:value-type="float" office:value="0.0000196478" calcext:value-type="float">
            <text:p>1.96E-05</text:p>
          </table:table-cell>
          <table:table-cell table:style-name="ce2" office:value-type="float" office:value="0.00000638259295619" calcext:value-type="float">
            <text:p>6.38E-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float" office:value="0.0000197777" calcext:value-type="float">
            <text:p>1.98E-05</text:p>
          </table:table-cell>
          <table:table-cell table:style-name="ce2" office:value-type="float" office:value="0.00000638657663559" calcext:value-type="float">
            <text:p>6.39E-06</text:p>
          </table:table-cell>
          <table:table-cell table:style-name="ce2" office:value-type="float" office:value="0.0000728309" calcext:value-type="float">
            <text:p>7.28E-05</text:p>
          </table:table-cell>
          <table:table-cell table:style-name="ce2" office:value-type="float" office:value="0.0000172675701659" calcext:value-type="float">
            <text:p>1.73E-05</text:p>
          </table:table-cell>
          <table:table-cell table:style-name="ce2" office:value-type="float" office:value="0.0000288247" calcext:value-type="float">
            <text:p>2.88E-05</text:p>
          </table:table-cell>
          <table:table-cell table:style-name="ce2" office:value-type="float" office:value="0.00000827805116692" calcext:value-type="float">
            <text:p>8.28E-06</text:p>
          </table:table-cell>
          <table:table-cell table:style-name="ce2" office:value-type="float" office:value="0.0000458237" calcext:value-type="float">
            <text:p>4.58E-05</text:p>
          </table:table-cell>
          <table:table-cell table:style-name="ce2" office:value-type="float" office:value="0.00000833246431536" calcext:value-type="float">
            <text:p>8.33E-06</text:p>
          </table:table-cell>
          <table:table-cell table:style-name="ce2" office:value-type="float" office:value="0.0000345052" calcext:value-type="float">
            <text:p>3.45E-05</text:p>
          </table:table-cell>
          <table:table-cell table:style-name="ce2" office:value-type="float" office:value="0.00000918049303687" calcext:value-type="float">
            <text:p>9.18E-06</text:p>
          </table:table-cell>
          <table:table-cell office:value-type="float" office:value="0.0008641209" calcext:value-type="float">
            <text:p>0.0008641209</text:p>
          </table:table-cell>
          <table:table-cell office:value-type="float" office:value="0.000105965021797" calcext:value-type="float">
            <text:p>0.000105965021797</text:p>
          </table:table-cell>
          <table:table-cell table:style-name="ce2" office:value-type="float" office:value="0.0000170156" calcext:value-type="float">
            <text:p>1.70E-05</text:p>
          </table:table-cell>
          <table:table-cell table:style-name="ce2" office:value-type="float" office:value="0.00000641466895656" calcext:value-type="float">
            <text:p>6.41E-06</text:p>
          </table:table-cell>
          <table:table-cell table:style-name="ce2" office:value-type="float" office:value="0.0000267576" calcext:value-type="float">
            <text:p>2.68E-05</text:p>
          </table:table-cell>
          <table:table-cell table:style-name="ce2" office:value-type="float" office:value="0.00000979397819751" calcext:value-type="float">
            <text:p>9.79E-06</text:p>
          </table:table-cell>
          <table:table-cell table:style-name="ce2" office:value-type="float" office:value="0.0000286888" calcext:value-type="float">
            <text:p>2.87E-05</text:p>
          </table:table-cell>
          <table:table-cell table:style-name="ce2" office:value-type="float" office:value="0.00000582358714959" calcext:value-type="float">
            <text:p>5.82E-06</text:p>
          </table:table-cell>
          <table:table-cell table:style-name="ce2" office:value-type="float" office:value="0.00003985" calcext:value-type="float">
            <text:p>3.99E-05</text:p>
          </table:table-cell>
          <table:table-cell table:style-name="ce2" office:value-type="float" office:value="0.00000990866700307" calcext:value-type="float">
            <text:p>9.91E-06</text:p>
          </table:table-cell>
          <table:table-cell table:style-name="ce2" office:value-type="float" office:value="0.0000325702" calcext:value-type="float">
            <text:p>3.26E-05</text:p>
          </table:table-cell>
          <table:table-cell table:style-name="ce2" office:value-type="float" office:value="0.00000640147756902" calcext:value-type="float">
            <text:p>6.40E-06</text:p>
          </table:table-cell>
          <table:table-cell table:style-name="ce2" office:value-type="float" office:value="0.0000317563" calcext:value-type="float">
            <text:p>3.18E-05</text:p>
          </table:table-cell>
          <table:table-cell table:style-name="ce2" office:value-type="float" office:value="0.0000103561634043" calcext:value-type="float">
            <text:p>1.04E-05</text:p>
          </table:table-cell>
          <table:table-cell table:style-name="ce2" office:value-type="float" office:value="0.0000289423" calcext:value-type="float">
            <text:p>2.89E-05</text:p>
          </table:table-cell>
          <table:table-cell table:style-name="ce2" office:value-type="float" office:value="0.00000512496462969" calcext:value-type="float">
            <text:p>5.12E-06</text:p>
          </table:table-cell>
          <table:table-cell office:value-type="float" office:value="0.0007881355" calcext:value-type="float">
            <text:p>0.0007881355</text:p>
          </table:table-cell>
          <table:table-cell table:style-name="ce2" office:value-type="float" office:value="0.0000260428096677" calcext:value-type="float">
            <text:p>2.60E-05</text:p>
          </table:table-cell>
          <table:table-cell table:style-name="ce2" office:value-type="float" office:value="0.0000317406" calcext:value-type="float">
            <text:p>3.17E-05</text:p>
          </table:table-cell>
          <table:table-cell table:style-name="ce2" office:value-type="float" office:value="0.00000621484924641" calcext:value-type="float">
            <text:p>6.21E-06</text:p>
          </table:table-cell>
          <table:table-cell office:value-type="float" office:value="0.0006721608" calcext:value-type="float">
            <text:p>0.0006721608</text:p>
          </table:table-cell>
          <table:table-cell table:style-name="ce2" office:value-type="float" office:value="0.0000253048130459" calcext:value-type="float">
            <text:p>2.53E-05</text:p>
          </table:table-cell>
          <table:table-cell table:style-name="ce2" office:value-type="float" office:value="0.000018689" calcext:value-type="float">
            <text:p>1.87E-05</text:p>
          </table:table-cell>
          <table:table-cell table:style-name="ce2" office:value-type="float" office:value="0.00000415380850679" calcext:value-type="float">
            <text:p>4.15E-06</text:p>
          </table:table-cell>
          <table:table-cell table:style-name="ce2" office:value-type="float" office:value="0.0000471477" calcext:value-type="float">
            <text:p>4.71E-05</text:p>
          </table:table-cell>
          <table:table-cell table:style-name="ce2" office:value-type="float" office:value="0.00001347876056" calcext:value-type="float">
            <text:p>1.35E-05</text:p>
          </table:table-cell>
          <table:table-cell table:style-name="ce2" office:value-type="float" office:value="0.0000768597" calcext:value-type="float">
            <text:p>7.69E-05</text:p>
          </table:table-cell>
          <table:table-cell table:style-name="ce2" office:value-type="float" office:value="0.0000246145535949" calcext:value-type="float">
            <text:p>2.46E-05</text:p>
          </table:table-cell>
          <table:table-cell table:style-name="ce2" office:value-type="float" office:value="0.0000374856" calcext:value-type="float">
            <text:p>3.75E-05</text:p>
          </table:table-cell>
          <table:table-cell table:style-name="ce2" office:value-type="float" office:value="0.0000103219637688" calcext:value-type="float">
            <text:p>1.03E-05</text:p>
          </table:table-cell>
          <table:table-cell table:style-name="ce2" office:value-type="float" office:value="0.000060281" calcext:value-type="float">
            <text:p>6.03E-05</text:p>
          </table:table-cell>
          <table:table-cell table:style-name="ce2" office:value-type="float" office:value="0.0000130918923341" calcext:value-type="float">
            <text:p>1.31E-05</text:p>
          </table:table-cell>
          <table:table-cell office:value-type="float" office:value="0.0005124809" calcext:value-type="float">
            <text:p>0.0005124809</text:p>
          </table:table-cell>
          <table:table-cell table:style-name="ce2" office:value-type="float" office:value="0.0000541192776363" calcext:value-type="float">
            <text:p>5.41E-05</text:p>
          </table:table-cell>
          <table:table-cell table:style-name="ce2" office:value-type="float" office:value="0.0000657856" calcext:value-type="float">
            <text:p>6.58E-05</text:p>
          </table:table-cell>
          <table:table-cell table:style-name="ce2" office:value-type="float" office:value="0.0000115059301058" calcext:value-type="float">
            <text:p>1.15E-05</text:p>
          </table:table-cell>
          <table:table-cell office:value-type="float" office:value="0.0001165828" calcext:value-type="float">
            <text:p>0.0001165828</text:p>
          </table:table-cell>
          <table:table-cell table:style-name="ce2" office:value-type="float" office:value="0.0000281268240685" calcext:value-type="float">
            <text:p>2.81E-05</text:p>
          </table:table-cell>
          <table:table-cell table:style-name="ce2" office:value-type="float" office:value="0.0000214269" calcext:value-type="float">
            <text:p>2.14E-05</text:p>
          </table:table-cell>
          <table:table-cell table:style-name="ce2" office:value-type="float" office:value="0.00000715424313025" calcext:value-type="float">
            <text:p>7.15E-06</text:p>
          </table:table-cell>
          <table:table-cell table:style-name="ce2" office:value-type="float" office:value="0.0000829957" calcext:value-type="float">
            <text:p>8.30E-05</text:p>
          </table:table-cell>
          <table:table-cell table:style-name="ce2" office:value-type="float" office:value="0.0000135051628733" calcext:value-type="float">
            <text:p>1.35E-05</text:p>
          </table:table-cell>
          <table:table-cell table:style-name="ce2" office:value-type="float" office:value="0.000034045" calcext:value-type="float">
            <text:p>3.40E-05</text:p>
          </table:table-cell>
          <table:table-cell table:style-name="ce2" office:value-type="float" office:value="0.0000118111166636" calcext:value-type="float">
            <text:p>1.18E-05</text:p>
          </table:table-cell>
          <table:table-cell table:style-name="ce2" office:value-type="float" office:value="0.0000310018" calcext:value-type="float">
            <text:p>3.10E-05</text:p>
          </table:table-cell>
          <table:table-cell table:style-name="ce2" office:value-type="float" office:value="0.00000748536347815" calcext:value-type="float">
            <text:p>7.49E-06</text:p>
          </table:table-cell>
          <table:table-cell office:value-type="float" office:value="0.01361233" calcext:value-type="float">
            <text:p>0.01361233</text:p>
          </table:table-cell>
          <table:table-cell office:value-type="float" office:value="0.000703094419216" calcext:value-type="float">
            <text:p>0.000703094419216</text:p>
          </table:table-cell>
          <table:table-cell table:style-name="ce2" office:value-type="float" office:value="0.0000142162" calcext:value-type="float">
            <text:p>1.42E-05</text:p>
          </table:table-cell>
          <table:table-cell table:style-name="ce2" office:value-type="float" office:value="0.00000390201312145" calcext:value-type="float">
            <text:p>3.90E-06</text:p>
          </table:table-cell>
          <table:table-cell table:style-name="ce2" office:value-type="float" office:value="0.0000280556" calcext:value-type="float">
            <text:p>2.81E-05</text:p>
          </table:table-cell>
          <table:table-cell table:style-name="ce2" office:value-type="float" office:value="0.00000567729675892" calcext:value-type="float">
            <text:p>5.68E-06</text:p>
          </table:table-cell>
          <table:table-cell table:style-name="ce2" office:value-type="float" office:value="0.0000210666" calcext:value-type="float">
            <text:p>2.11E-05</text:p>
          </table:table-cell>
          <table:table-cell table:style-name="ce2" office:value-type="float" office:value="0.00000708175154417" calcext:value-type="float">
            <text:p>7.08E-06</text:p>
          </table:table-cell>
          <table:table-cell table:style-name="ce2" office:value-type="float" office:value="0.000016299" calcext:value-type="float">
            <text:p>1.63E-05</text:p>
          </table:table-cell>
          <table:table-cell table:style-name="ce2" office:value-type="float" office:value="0.00000571670923211" calcext:value-type="float">
            <text:p>5.72E-06</text:p>
          </table:table-cell>
          <table:table-cell table:style-name="ce2" office:value-type="float" office:value="0.0000293272" calcext:value-type="float">
            <text:p>2.93E-05</text:p>
          </table:table-cell>
          <table:table-cell table:style-name="ce2" office:value-type="float" office:value="0.0000110660752131" calcext:value-type="float">
            <text:p>1.11E-05</text:p>
          </table:table-cell>
          <table:table-cell table:style-name="ce2" office:value-type="float" office:value="0.0000112687" calcext:value-type="float">
            <text:p>1.13E-05</text:p>
          </table:table-cell>
          <table:table-cell table:style-name="ce2" office:value-type="float" office:value="0.00000361877662109" calcext:value-type="float">
            <text:p>3.62E-06</text:p>
          </table:table-cell>
          <table:table-cell table:style-name="ce2" office:value-type="float" office:value="0.0000260594" calcext:value-type="float">
            <text:p>2.61E-05</text:p>
          </table:table-cell>
          <table:table-cell table:style-name="ce2" office:value-type="float" office:value="0.00000989494549084" calcext:value-type="float">
            <text:p>9.89E-06</text:p>
          </table:table-cell>
          <table:table-cell office:value-type="float" office:value="0.0001305409" calcext:value-type="float">
            <text:p>0.0001305409</text:p>
          </table:table-cell>
          <table:table-cell table:style-name="ce2" office:value-type="float" office:value="0.0000215538853443" calcext:value-type="float">
            <text:p>2.16E-05</text:p>
          </table:table-cell>
          <table:table-cell table:style-name="ce2" office:value-type="float" office:value="0.0000262697" calcext:value-type="float">
            <text:p>2.63E-05</text:p>
          </table:table-cell>
          <table:table-cell table:style-name="ce2" office:value-type="float" office:value="0.0000068955260705" calcext:value-type="float">
            <text:p>6.90E-06</text:p>
          </table:table-cell>
          <table:table-cell office:value-type="float" office:value="0.0001279578" calcext:value-type="float">
            <text:p>0.0001279578</text:p>
          </table:table-cell>
          <table:table-cell table:style-name="ce2" office:value-type="float" office:value="0.0000226130284905" calcext:value-type="float">
            <text:p>2.26E-05</text:p>
          </table:table-cell>
          <table:table-cell table:style-name="ce2" office:value-type="float" office:value="0.0000139808" calcext:value-type="float">
            <text:p>1.40E-05</text:p>
          </table:table-cell>
          <table:table-cell table:style-name="ce2" office:value-type="float" office:value="0.00000438538965201" calcext:value-type="float">
            <text:p>4.39E-06</text:p>
          </table:table-cell>
          <table:table-cell table:style-name="ce2" office:value-type="float" office:value="0.0000341955" calcext:value-type="float">
            <text:p>3.42E-05</text:p>
          </table:table-cell>
          <table:table-cell table:style-name="ce2" office:value-type="float" office:value="0.00000832403223938" calcext:value-type="float">
            <text:p>8.32E-06</text:p>
          </table:table-cell>
          <table:table-cell table:style-name="ce2" office:value-type="float" office:value="0.0000112909" calcext:value-type="float">
            <text:p>1.13E-05</text:p>
          </table:table-cell>
          <table:table-cell table:style-name="ce2" office:value-type="float" office:value="0.00000320475256282" calcext:value-type="float">
            <text:p>3.20E-06</text:p>
          </table:table-cell>
          <table:table-cell table:style-name="ce2" office:value-type="float" office:value="0.0000127943" calcext:value-type="float">
            <text:p>1.28E-05</text:p>
          </table:table-cell>
          <table:table-cell table:style-name="ce2" office:value-type="float" office:value="0.00000448630340407" calcext:value-type="float">
            <text:p>4.49E-06</text:p>
          </table:table-cell>
          <table:table-cell table:style-name="ce2" office:value-type="float" office:value="0.000055363" calcext:value-type="float">
            <text:p>5.54E-05</text:p>
          </table:table-cell>
          <table:table-cell table:style-name="ce2" office:value-type="float" office:value="0.0000243191005785" calcext:value-type="float">
            <text:p>2.43E-05</text:p>
          </table:table-cell>
          <table:table-cell table:style-name="ce2" office:value-type="float" office:value="0.0000402417" calcext:value-type="float">
            <text:p>4.02E-05</text:p>
          </table:table-cell>
          <table:table-cell table:style-name="ce2" office:value-type="float" office:value="0.0000189804506577" calcext:value-type="float">
            <text:p>1.90E-05</text:p>
          </table:table-cell>
          <table:table-cell table:style-name="ce2" office:value-type="float" office:value="0.0000203756" calcext:value-type="float">
            <text:p>2.04E-05</text:p>
          </table:table-cell>
          <table:table-cell table:style-name="ce2" office:value-type="float" office:value="0.00000553548406395" calcext:value-type="float">
            <text:p>5.54E-06</text:p>
          </table:table-cell>
          <table:table-cell table:style-name="ce2" office:value-type="float" office:value="0.0000137336" calcext:value-type="float">
            <text:p>1.37E-05</text:p>
          </table:table-cell>
          <table:table-cell table:style-name="ce2" office:value-type="float" office:value="0.00000349492489826" calcext:value-type="float">
            <text:p>3.49E-06</text:p>
          </table:table-cell>
          <table:table-cell table:style-name="ce2" office:value-type="float" office:value="0.0000268832" calcext:value-type="float">
            <text:p>2.69E-05</text:p>
          </table:table-cell>
          <table:table-cell table:style-name="ce2" office:value-type="float" office:value="0.00000801379356415" calcext:value-type="float">
            <text:p>8.01E-06</text:p>
          </table:table-cell>
          <table:table-cell table:style-name="ce2" office:value-type="float" office:value="0.0000092812" calcext:value-type="float">
            <text:p>9.28E-06</text:p>
          </table:table-cell>
          <table:table-cell table:style-name="ce2" office:value-type="float" office:value="0.00000272421604625" calcext:value-type="float">
            <text:p>2.72E-06</text:p>
          </table:table-cell>
          <table:table-cell table:style-name="ce2" office:value-type="float" office:value="0.0000253241" calcext:value-type="float">
            <text:p>2.53E-05</text:p>
          </table:table-cell>
          <table:table-cell table:style-name="ce2" office:value-type="float" office:value="0.0000101229883209" calcext:value-type="float">
            <text:p>1.01E-05</text:p>
          </table:table-cell>
          <table:table-cell table:style-name="ce2" office:value-type="float" office:value="0.000025339" calcext:value-type="float">
            <text:p>2.53E-05</text:p>
          </table:table-cell>
          <table:table-cell table:style-name="ce2" office:value-type="float" office:value="0.00000955011640418" calcext:value-type="float">
            <text:p>9.55E-06</text:p>
          </table:table-cell>
          <table:table-cell table:style-name="ce2" office:value-type="float" office:value="0.000028084" calcext:value-type="float">
            <text:p>2.81E-05</text:p>
          </table:table-cell>
          <table:table-cell table:style-name="ce2" office:value-type="float" office:value="0.00000746586422771" calcext:value-type="float">
            <text:p>7.47E-06</text:p>
          </table:table-cell>
          <table:table-cell table:style-name="ce2" office:value-type="float" office:value="0.0000231436" calcext:value-type="float">
            <text:p>2.31E-05</text:p>
          </table:table-cell>
          <table:table-cell table:style-name="ce2" office:value-type="float" office:value="0.00000853291997957" calcext:value-type="float">
            <text:p>8.53E-06</text:p>
          </table:table-cell>
          <table:table-cell table:style-name="ce2" office:value-type="float" office:value="0.0000130148" calcext:value-type="float">
            <text:p>1.30E-05</text:p>
          </table:table-cell>
          <table:table-cell table:style-name="ce2" office:value-type="float" office:value="0.0000044277928989" calcext:value-type="float">
            <text:p>4.43E-06</text:p>
          </table:table-cell>
          <table:table-cell table:style-name="ce2" office:value-type="float" office:value="0.0000143475" calcext:value-type="float">
            <text:p>1.43E-05</text:p>
          </table:table-cell>
          <table:table-cell table:style-name="ce2" office:value-type="float" office:value="0.00000397543384774" calcext:value-type="float">
            <text:p>3.98E-06</text:p>
          </table:table-cell>
          <table:table-cell table:style-name="ce2" office:value-type="float" office:value="0.0000127516" calcext:value-type="float">
            <text:p>1.28E-05</text:p>
          </table:table-cell>
          <table:table-cell table:style-name="ce2" office:value-type="float" office:value="0.00000412004684979" calcext:value-type="float">
            <text:p>4.12E-06</text:p>
          </table:table-cell>
          <table:table-cell table:style-name="ce2" office:value-type="float" office:value="0.0000142252" calcext:value-type="float">
            <text:p>1.42E-05</text:p>
          </table:table-cell>
          <table:table-cell table:style-name="ce2" office:value-type="float" office:value="0.00000631691374715" calcext:value-type="float">
            <text:p>6.32E-06</text:p>
          </table:table-cell>
          <table:table-cell office:value-type="float" office:value="0.000106397" calcext:value-type="float">
            <text:p>0.000106397</text:p>
          </table:table-cell>
          <table:table-cell table:style-name="ce2" office:value-type="float" office:value="0.0000237447395578" calcext:value-type="float">
            <text:p>2.37E-05</text:p>
          </table:table-cell>
          <table:table-cell table:style-name="ce2" office:value-type="float" office:value="0.000028084" calcext:value-type="float">
            <text:p>2.81E-05</text:p>
          </table:table-cell>
          <table:table-cell table:style-name="ce2" office:value-type="float" office:value="0.00000746586422771" calcext:value-type="float">
            <text:p>7.47E-06</text:p>
          </table:table-cell>
          <table:table-cell office:value-type="float" office:value="0.0001015995" calcext:value-type="float">
            <text:p>0.0001015995</text:p>
          </table:table-cell>
          <table:table-cell table:style-name="ce2" office:value-type="float" office:value="0.000023031740168" calcext:value-type="float">
            <text:p>2.30E-05</text:p>
          </table:table-cell>
          <table:table-cell table:style-name="ce2" office:value-type="float" office:value="0.0000221532" calcext:value-type="float">
            <text:p>2.22E-05</text:p>
          </table:table-cell>
          <table:table-cell table:style-name="ce2" office:value-type="float" office:value="0.00000759533240879" calcext:value-type="float">
            <text:p>7.60E-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2" office:value-type="float" office:value="0.0000915695" calcext:value-type="float">
            <text:p>9.16E-05</text:p>
          </table:table-cell>
          <table:table-cell table:style-name="ce2" office:value-type="float" office:value="0.0000109990914701" calcext:value-type="float">
            <text:p>1.10E-05</text:p>
          </table:table-cell>
          <table:table-cell office:value-type="float" office:value="0.0001704849" calcext:value-type="float">
            <text:p>0.0001704849</text:p>
          </table:table-cell>
          <table:table-cell table:style-name="ce2" office:value-type="float" office:value="0.0000189005399009" calcext:value-type="float">
            <text:p>1.89E-05</text:p>
          </table:table-cell>
          <table:table-cell table:style-name="ce2" office:value-type="float" office:value="0.0000944492" calcext:value-type="float">
            <text:p>9.44E-05</text:p>
          </table:table-cell>
          <table:table-cell table:style-name="ce2" office:value-type="float" office:value="0.00000729807522266" calcext:value-type="float">
            <text:p>7.30E-06</text:p>
          </table:table-cell>
          <table:table-cell office:value-type="float" office:value="0.0001458468" calcext:value-type="float">
            <text:p>0.0001458468</text:p>
          </table:table-cell>
          <table:table-cell table:style-name="ce2" office:value-type="float" office:value="0.0000105537777102" calcext:value-type="float">
            <text:p>1.06E-05</text:p>
          </table:table-cell>
          <table:table-cell table:style-name="ce2" office:value-type="float" office:value="0.0000736827" calcext:value-type="float">
            <text:p>7.37E-05</text:p>
          </table:table-cell>
          <table:table-cell table:style-name="ce2" office:value-type="float" office:value="0.00000942465539659" calcext:value-type="float">
            <text:p>9.42E-06</text:p>
          </table:table-cell>
          <table:table-cell office:value-type="float" office:value="0.0022012661" calcext:value-type="float">
            <text:p>0.0022012661</text:p>
          </table:table-cell>
          <table:table-cell office:value-type="float" office:value="0.00423806964011" calcext:value-type="float">
            <text:p>0.00423806964011</text:p>
          </table:table-cell>
          <table:table-cell table:style-name="ce2" office:value-type="float" office:value="0.0000729432" calcext:value-type="float">
            <text:p>7.29E-05</text:p>
          </table:table-cell>
          <table:table-cell table:style-name="ce2" office:value-type="float" office:value="0.000012165446421" calcext:value-type="float">
            <text:p>1.22E-05</text:p>
          </table:table-cell>
          <table:table-cell table:style-name="ce2" office:value-type="float" office:value="0.0000742054" calcext:value-type="float">
            <text:p>7.42E-05</text:p>
          </table:table-cell>
          <table:table-cell table:style-name="ce2" office:value-type="float" office:value="0.0000150912771067" calcext:value-type="float">
            <text:p>1.51E-05</text:p>
          </table:table-cell>
          <table:table-cell office:value-type="float" office:value="0.0001167472" calcext:value-type="float">
            <text:p>0.0001167472</text:p>
          </table:table-cell>
          <table:table-cell table:style-name="ce2" office:value-type="float" office:value="0.00000942889669285" calcext:value-type="float">
            <text:p>9.43E-06</text:p>
          </table:table-cell>
          <table:table-cell table:style-name="ce2" office:value-type="float" office:value="0.0000605353" calcext:value-type="float">
            <text:p>6.05E-05</text:p>
          </table:table-cell>
          <table:table-cell table:style-name="ce2" office:value-type="float" office:value="0.00000917964615694" calcext:value-type="float">
            <text:p>9.18E-06</text:p>
          </table:table-cell>
          <table:table-cell office:value-type="float" office:value="0.000130523" calcext:value-type="float">
            <text:p>0.000130523</text:p>
          </table:table-cell>
          <table:table-cell table:style-name="ce2" office:value-type="float" office:value="0.0000069560306689" calcext:value-type="float">
            <text:p>6.96E-06</text:p>
          </table:table-cell>
          <table:table-cell table:style-name="ce2" office:value-type="float" office:value="0.0000499316" calcext:value-type="float">
            <text:p>4.99E-05</text:p>
          </table:table-cell>
          <table:table-cell table:style-name="ce2" office:value-type="float" office:value="0.00000973101309331" calcext:value-type="float">
            <text:p>9.73E-06</text:p>
          </table:table-cell>
          <table:table-cell table:style-name="ce2" office:value-type="float" office:value="0.0000876723" calcext:value-type="float">
            <text:p>8.77E-05</text:p>
          </table:table-cell>
          <table:table-cell table:style-name="ce2" office:value-type="float" office:value="0.0000069098344899" calcext:value-type="float">
            <text:p>6.91E-06</text:p>
          </table:table-cell>
          <table:table-cell office:value-type="float" office:value="0.001072598" calcext:value-type="float">
            <text:p>0.001072598</text:p>
          </table:table-cell>
          <table:table-cell table:style-name="ce2" office:value-type="float" office:value="0.0000109120400374" calcext:value-type="float">
            <text:p>1.09E-05</text:p>
          </table:table-cell>
          <table:table-cell office:value-type="float" office:value="0.0001051696" calcext:value-type="float">
            <text:p>0.0001051696</text:p>
          </table:table-cell>
          <table:table-cell table:style-name="ce2" office:value-type="float" office:value="0.00000841585064295" calcext:value-type="float">
            <text:p>8.42E-06</text:p>
          </table:table-cell>
          <table:table-cell office:value-type="float" office:value="0.0009243328" calcext:value-type="float">
            <text:p>0.0009243328</text:p>
          </table:table-cell>
          <table:table-cell table:style-name="ce2" office:value-type="float" office:value="0.0000212039490022" calcext:value-type="float">
            <text:p>2.12E-05</text:p>
          </table:table-cell>
          <table:table-cell table:style-name="ce2" office:value-type="float" office:value="0.0000881876" calcext:value-type="float">
            <text:p>8.82E-05</text:p>
          </table:table-cell>
          <table:table-cell table:style-name="ce2" office:value-type="float" office:value="0.0000135033701818" calcext:value-type="float">
            <text:p>1.35E-05</text:p>
          </table:table-cell>
          <table:table-cell office:value-type="float" office:value="0.0001384636" calcext:value-type="float">
            <text:p>0.0001384636</text:p>
          </table:table-cell>
          <table:table-cell table:style-name="ce2" office:value-type="float" office:value="0.0000120704072029" calcext:value-type="float">
            <text:p>1.21E-05</text:p>
          </table:table-cell>
          <table:table-cell office:value-type="float" office:value="0.0001363353" calcext:value-type="float">
            <text:p>0.0001363353</text:p>
          </table:table-cell>
          <table:table-cell table:style-name="ce2" office:value-type="float" office:value="0.0000147216915548" calcext:value-type="float">
            <text:p>1.47E-05</text:p>
          </table:table-cell>
          <table:table-cell office:value-type="float" office:value="0.0001270088" calcext:value-type="float">
            <text:p>0.0001270088</text:p>
          </table:table-cell>
          <table:table-cell table:style-name="ce2" office:value-type="float" office:value="0.0000184827360336" calcext:value-type="float">
            <text:p>1.85E-05</text:p>
          </table:table-cell>
          <table:table-cell office:value-type="float" office:value="0.0001064981" calcext:value-type="float">
            <text:p>0.0001064981</text:p>
          </table:table-cell>
          <table:table-cell table:style-name="ce2" office:value-type="float" office:value="0.00000849993350889" calcext:value-type="float">
            <text:p>8.50E-06</text:p>
          </table:table-cell>
          <table:table-cell office:value-type="float" office:value="0.0006436686" calcext:value-type="float">
            <text:p>0.0006436686</text:p>
          </table:table-cell>
          <table:table-cell office:value-type="float" office:value="0.000291108320147" calcext:value-type="float">
            <text:p>0.000291108320147</text:p>
          </table:table-cell>
          <table:table-cell office:value-type="float" office:value="0.0001172613" calcext:value-type="float">
            <text:p>0.0001172613</text:p>
          </table:table-cell>
          <table:table-cell table:style-name="ce2" office:value-type="float" office:value="0.0000111112293454" calcext:value-type="float">
            <text:p>1.11E-05</text:p>
          </table:table-cell>
          <table:table-cell office:value-type="float" office:value="0.0001523815" calcext:value-type="float">
            <text:p>0.0001523815</text:p>
          </table:table-cell>
          <table:table-cell table:style-name="ce2" office:value-type="float" office:value="0.0000258868982832" calcext:value-type="float">
            <text:p>2.59E-05</text:p>
          </table:table-cell>
          <table:table-cell table:style-name="ce2" office:value-type="float" office:value="0.0000910939" calcext:value-type="float">
            <text:p>9.11E-05</text:p>
          </table:table-cell>
          <table:table-cell table:style-name="ce2" office:value-type="float" office:value="0.0000106220184988" calcext:value-type="float">
            <text:p>1.06E-05</text:p>
          </table:table-cell>
          <table:table-cell office:value-type="float" office:value="0.0001617666" calcext:value-type="float">
            <text:p>0.0001617666</text:p>
          </table:table-cell>
          <table:table-cell table:style-name="ce2" office:value-type="float" office:value="0.0000207008152883" calcext:value-type="float">
            <text:p>2.07E-05</text:p>
          </table:table-cell>
          <table:table-cell office:value-type="float" office:value="0.00010539365" calcext:value-type="float">
            <text:p>0.00010539365</text:p>
          </table:table-cell>
          <table:table-cell table:style-name="ce2" office:value-type="float" office:value="0.000016681108575" calcext:value-type="float">
            <text:p>1.67E-05</text:p>
          </table:table-cell>
          <table:table-cell table:style-name="ce2" office:value-type="float" office:value="0.0000881366" calcext:value-type="float">
            <text:p>8.81E-05</text:p>
          </table:table-cell>
          <table:table-cell table:style-name="ce2" office:value-type="float" office:value="0.0000203756558242" calcext:value-type="float">
            <text:p>2.04E-05</text:p>
          </table:table-cell>
          <table:table-cell office:value-type="float" office:value="0.01314922" calcext:value-type="float">
            <text:p>0.01314922</text:p>
          </table:table-cell>
          <table:table-cell office:value-type="float" office:value="0.000408000737472" calcext:value-type="float">
            <text:p>0.000408000737472</text:p>
          </table:table-cell>
          <table:table-cell table:style-name="ce2" office:value-type="float" office:value="0.0000583776" calcext:value-type="float">
            <text:p>5.84E-05</text:p>
          </table:table-cell>
          <table:table-cell table:style-name="ce2" office:value-type="float" office:value="0.0000134232812448" calcext:value-type="float">
            <text:p>1.34E-05</text:p>
          </table:table-cell>
          <table:table-cell table:style-name="ce2" office:value-type="float" office:value="0.0000820722" calcext:value-type="float">
            <text:p>8.21E-05</text:p>
          </table:table-cell>
          <table:table-cell table:style-name="ce2" office:value-type="float" office:value="0.0000142461247269" calcext:value-type="float">
            <text:p>1.42E-05</text:p>
          </table:table-cell>
          <table:table-cell table:style-name="ce2" office:value-type="float" office:value="0.0000983174" calcext:value-type="float">
            <text:p>9.83E-05</text:p>
          </table:table-cell>
          <table:table-cell table:style-name="ce2" office:value-type="float" office:value="0.0000199241312383" calcext:value-type="float">
            <text:p>1.99E-05</text:p>
          </table:table-cell>
          <table:table-cell table:style-name="ce2" office:value-type="float" office:value="0.0000209402" calcext:value-type="float">
            <text:p>2.09E-05</text:p>
          </table:table-cell>
          <table:table-cell table:style-name="ce2" office:value-type="float" office:value="0.00000455432502134" calcext:value-type="float">
            <text:p>4.55E-06</text:p>
          </table:table-cell>
          <table:table-cell office:value-type="float" office:value="0.0001213018" calcext:value-type="float">
            <text:p>0.0001213018</text:p>
          </table:table-cell>
          <table:table-cell table:style-name="ce2" office:value-type="float" office:value="0.0000236605569053" calcext:value-type="float">
            <text:p>2.37E-05</text:p>
          </table:table-cell>
          <table:table-cell table:style-name="ce2" office:value-type="float" office:value="0.0000107562" calcext:value-type="float">
            <text:p>1.08E-05</text:p>
          </table:table-cell>
          <table:table-cell table:style-name="ce2" office:value-type="float" office:value="0.00000238213773275" calcext:value-type="float">
            <text:p>2.38E-06</text:p>
          </table:table-cell>
          <table:table-cell table:style-name="ce2" office:value-type="float" office:value="0.0000998644" calcext:value-type="float">
            <text:p>9.99E-05</text:p>
          </table:table-cell>
          <table:table-cell table:style-name="ce2" office:value-type="float" office:value="0.0000069983861981" calcext:value-type="float">
            <text:p>7.00E-06</text:p>
          </table:table-cell>
          <table:table-cell office:value-type="float" office:value="0.0001465687" calcext:value-type="float">
            <text:p>0.0001465687</text:p>
          </table:table-cell>
          <table:table-cell table:style-name="ce2" office:value-type="float" office:value="0.00000886098507253" calcext:value-type="float">
            <text:p>8.86E-06</text:p>
          </table:table-cell>
          <table:table-cell office:value-type="float" office:value="0.0001053298" calcext:value-type="float">
            <text:p>0.0001053298</text:p>
          </table:table-cell>
          <table:table-cell table:style-name="ce2" office:value-type="float" office:value="0.00000930320827337" calcext:value-type="float">
            <text:p>9.30E-06</text:p>
          </table:table-cell>
          <table:table-cell office:value-type="float" office:value="0.0001390386" calcext:value-type="float">
            <text:p>0.0001390386</text:p>
          </table:table-cell>
          <table:table-cell table:style-name="ce2" office:value-type="float" office:value="0.0000163904308139" calcext:value-type="float">
            <text:p>1.64E-05</text:p>
          </table:table-cell>
          <table:table-cell table:style-name="ce2" office:value-type="float" office:value="0.0000619713" calcext:value-type="float">
            <text:p>6.20E-05</text:p>
          </table:table-cell>
          <table:table-cell table:style-name="ce2" office:value-type="float" office:value="0.0000218133533774" calcext:value-type="float">
            <text:p>2.18E-05</text:p>
          </table:table-cell>
          <table:table-cell table:style-name="ce2" office:value-type="float" office:value="0.0000708456" calcext:value-type="float">
            <text:p>7.08E-05</text:p>
          </table:table-cell>
          <table:table-cell table:style-name="ce2" office:value-type="float" office:value="0.0000125055166067" calcext:value-type="float">
            <text:p>1.25E-05</text:p>
          </table:table-cell>
          <table:table-cell table:style-name="ce2" office:value-type="float" office:value="0.0000479695" calcext:value-type="float">
            <text:p>4.80E-05</text:p>
          </table:table-cell>
          <table:table-cell table:style-name="ce2" office:value-type="float" office:value="0.0000121341938454" calcext:value-type="float">
            <text:p>1.21E-05</text:p>
          </table:table-cell>
          <table:table-cell table:style-name="ce2" office:value-type="float" office:value="0.0000535196" calcext:value-type="float">
            <text:p>5.35E-05</text:p>
          </table:table-cell>
          <table:table-cell table:style-name="ce2" office:value-type="float" office:value="0.000016554642264" calcext:value-type="float">
            <text:p>1.66E-05</text:p>
          </table:table-cell>
          <table:table-cell office:value-type="float" office:value="0.00014166155" calcext:value-type="float">
            <text:p>0.00014166155</text:p>
          </table:table-cell>
          <table:table-cell table:style-name="ce2" office:value-type="float" office:value="0.0000340857631825" calcext:value-type="float">
            <text:p>3.41E-05</text:p>
          </table:table-cell>
          <table:table-cell office:value-type="float" office:value="0.0001062218" calcext:value-type="float">
            <text:p>0.0001062218</text:p>
          </table:table-cell>
          <table:table-cell table:style-name="ce2" office:value-type="float" office:value="0.0000156167306963" calcext:value-type="float">
            <text:p>1.56E-05</text:p>
          </table:table-cell>
          <table:table-cell table:style-name="ce2" office:value-type="float" office:value="0.0000957881" calcext:value-type="float">
            <text:p>9.58E-05</text:p>
          </table:table-cell>
          <table:table-cell table:style-name="ce2" office:value-type="float" office:value="0.0000106730474608" calcext:value-type="float">
            <text:p>1.07E-05</text:p>
          </table:table-cell>
          <table:table-cell table:style-name="ce2" office:value-type="float" office:value="0.0000196564" calcext:value-type="float">
            <text:p>1.97E-05</text:p>
          </table:table-cell>
          <table:table-cell table:style-name="ce2" office:value-type="float" office:value="0.00000409544810192" calcext:value-type="float">
            <text:p>4.10E-06</text:p>
          </table:table-cell>
          <table:table-cell office:value-type="float" office:value="0.0001241862" calcext:value-type="float">
            <text:p>0.0001241862</text:p>
          </table:table-cell>
          <table:table-cell table:style-name="ce2" office:value-type="float" office:value="0.0000223409239777" calcext:value-type="float">
            <text:p>2.23E-05</text:p>
          </table:table-cell>
          <table:table-cell table:style-name="ce2" office:value-type="float" office:value="0.0000105443" calcext:value-type="float">
            <text:p>1.05E-05</text:p>
          </table:table-cell>
          <table:table-cell table:style-name="ce2" office:value-type="float" office:value="0.00000268532679782" calcext:value-type="float">
            <text:p>2.69E-06</text:p>
          </table:table-cell>
          <table:table-cell office:value-type="float" office:value="0.000106694" calcext:value-type="float">
            <text:p>0.000106694</text:p>
          </table:table-cell>
          <table:table-cell table:style-name="ce2" office:value-type="float" office:value="0.0000209294417402" calcext:value-type="float">
            <text:p>2.09E-05</text:p>
          </table:table-cell>
          <table:table-cell table:style-name="ce2" office:value-type="float" office:value="0.0000302361" calcext:value-type="float">
            <text:p>3.02E-05</text:p>
          </table:table-cell>
          <table:table-cell table:style-name="ce2" office:value-type="float" office:value="0.0000081944766825" calcext:value-type="float">
            <text:p>8.19E-06</text:p>
          </table:table-cell>
          <table:table-cell office:value-type="float" office:value="0.0001213087" calcext:value-type="float">
            <text:p>0.0001213087</text:p>
          </table:table-cell>
          <table:table-cell table:style-name="ce2" office:value-type="float" office:value="0.0000189937197167" calcext:value-type="float">
            <text:p>1.90E-05</text:p>
          </table:table-cell>
          <table:table-cell table:style-name="ce2" office:value-type="float" office:value="0.0000228853" calcext:value-type="float">
            <text:p>2.29E-05</text:p>
          </table:table-cell>
          <table:table-cell table:style-name="ce2" office:value-type="float" office:value="0.00000614806034544" calcext:value-type="float">
            <text:p>6.15E-06</text:p>
          </table:table-cell>
          <table:table-cell table:style-name="ce2" office:value-type="float" office:value="0.0000645211" calcext:value-type="float">
            <text:p>6.45E-05</text:p>
          </table:table-cell>
          <table:table-cell table:style-name="ce2" office:value-type="float" office:value="0.0000231344200103" calcext:value-type="float">
            <text:p>2.31E-05</text:p>
          </table:table-cell>
          <table:table-cell table:style-name="ce2" office:value-type="float" office:value="0.0000483175" calcext:value-type="float">
            <text:p>4.83E-05</text:p>
          </table:table-cell>
          <table:table-cell table:style-name="ce2" office:value-type="float" office:value="0.0000127172752345" calcext:value-type="float">
            <text:p>1.27E-05</text:p>
          </table:table-cell>
          <table:table-cell table:style-name="ce2" office:value-type="float" office:value="0.0000514573" calcext:value-type="float">
            <text:p>5.15E-05</text:p>
          </table:table-cell>
          <table:table-cell table:style-name="ce2" office:value-type="float" office:value="0.0000124079561577" calcext:value-type="float">
            <text:p>1.24E-05</text:p>
          </table:table-cell>
          <table:table-cell table:style-name="ce2" office:value-type="float" office:value="0.0000479899" calcext:value-type="float">
            <text:p>4.80E-05</text:p>
          </table:table-cell>
          <table:table-cell table:style-name="ce2" office:value-type="float" office:value="0.0000117350631911" calcext:value-type="float">
            <text:p>1.17E-05</text:p>
          </table:table-cell>
          <table:table-cell office:value-type="float" office:value="0.0003860432" calcext:value-type="float">
            <text:p>0.0003860432</text:p>
          </table:table-cell>
          <table:table-cell table:style-name="ce2" office:value-type="float" office:value="0.0000117857024379" calcext:value-type="float">
            <text:p>1.18E-05</text:p>
          </table:table-cell>
          <table:table-cell office:value-type="float" office:value="0.0001213087" calcext:value-type="float">
            <text:p>0.0001213087</text:p>
          </table:table-cell>
          <table:table-cell table:style-name="ce2" office:value-type="float" office:value="0.0000189937197167" calcext:value-type="float">
            <text:p>1.90E-05</text:p>
          </table:table-cell>
          <table:table-cell office:value-type="float" office:value="0.000372782" calcext:value-type="float">
            <text:p>0.000372782</text:p>
          </table:table-cell>
          <table:table-cell table:style-name="ce2" office:value-type="float" office:value="0.0000148436984535" calcext:value-type="float">
            <text:p>1.48E-05</text:p>
          </table:table-cell>
          <table:table-cell office:value-type="float" office:value="0.0001041744" calcext:value-type="float">
            <text:p>0.0001041744</text:p>
          </table:table-cell>
          <table:table-cell table:style-name="ce2" office:value-type="float" office:value="0.0000147817056842" calcext:value-type="float">
            <text:p>1.48E-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3806563" calcext:value-type="float">
            <text:p>0.0003806563</text:p>
          </table:table-cell>
          <table:table-cell table:style-name="ce2" office:value-type="float" office:value="0.000010853921555" calcext:value-type="float">
            <text:p>1.09E-05</text:p>
          </table:table-cell>
          <table:table-cell office:value-type="float" office:value="0.0005541785" calcext:value-type="float">
            <text:p>0.0005541785</text:p>
          </table:table-cell>
          <table:table-cell table:style-name="ce2" office:value-type="float" office:value="0.0000370838804971" calcext:value-type="float">
            <text:p>3.71E-05</text:p>
          </table:table-cell>
          <table:table-cell office:value-type="float" office:value="0.0004772794" calcext:value-type="float">
            <text:p>0.0004772794</text:p>
          </table:table-cell>
          <table:table-cell table:style-name="ce2" office:value-type="float" office:value="0.0000222666263982" calcext:value-type="float">
            <text:p>2.23E-05</text:p>
          </table:table-cell>
          <table:table-cell office:value-type="float" office:value="0.00053895" calcext:value-type="float">
            <text:p>0.00053895</text:p>
          </table:table-cell>
          <table:table-cell table:style-name="ce2" office:value-type="float" office:value="0.0000253284903704" calcext:value-type="float">
            <text:p>2.53E-05</text:p>
          </table:table-cell>
          <table:table-cell office:value-type="float" office:value="0.0002787171" calcext:value-type="float">
            <text:p>0.0002787171</text:p>
          </table:table-cell>
          <table:table-cell table:style-name="ce2" office:value-type="float" office:value="0.0000159661190125" calcext:value-type="float">
            <text:p>1.60E-05</text:p>
          </table:table-cell>
          <table:table-cell office:value-type="float" office:value="0.0010486339" calcext:value-type="float">
            <text:p>0.0010486339</text:p>
          </table:table-cell>
          <table:table-cell office:value-type="float" office:value="0.000127301094545" calcext:value-type="float">
            <text:p>0.000127301094545</text:p>
          </table:table-cell>
          <table:table-cell office:value-type="float" office:value="0.0002814688" calcext:value-type="float">
            <text:p>0.0002814688</text:p>
          </table:table-cell>
          <table:table-cell table:style-name="ce2" office:value-type="float" office:value="0.00001234361627" calcext:value-type="float">
            <text:p>1.23E-05</text:p>
          </table:table-cell>
          <table:table-cell office:value-type="float" office:value="0.0002131442" calcext:value-type="float">
            <text:p>0.0002131442</text:p>
          </table:table-cell>
          <table:table-cell table:style-name="ce2" office:value-type="float" office:value="0.0000129028169947" calcext:value-type="float">
            <text:p>1.29E-05</text:p>
          </table:table-cell>
          <table:table-cell office:value-type="float" office:value="0.000495118" calcext:value-type="float">
            <text:p>0.000495118</text:p>
          </table:table-cell>
          <table:table-cell table:style-name="ce2" office:value-type="float" office:value="0.00000890341316575" calcext:value-type="float">
            <text:p>8.90E-06</text:p>
          </table:table-cell>
          <table:table-cell office:value-type="float" office:value="0.0001370522" calcext:value-type="float">
            <text:p>0.0001370522</text:p>
          </table:table-cell>
          <table:table-cell table:style-name="ce2" office:value-type="float" office:value="0.0000166291099301" calcext:value-type="float">
            <text:p>1.66E-05</text:p>
          </table:table-cell>
          <table:table-cell office:value-type="float" office:value="0.0006218934" calcext:value-type="float">
            <text:p>0.0006218934</text:p>
          </table:table-cell>
          <table:table-cell table:style-name="ce2" office:value-type="float" office:value="0.000027522485386" calcext:value-type="float">
            <text:p>2.75E-05</text:p>
          </table:table-cell>
          <table:table-cell table:style-name="ce2" office:value-type="float" office:value="0.0000881324" calcext:value-type="float">
            <text:p>8.81E-05</text:p>
          </table:table-cell>
          <table:table-cell table:style-name="ce2" office:value-type="float" office:value="0.0000210055120184" calcext:value-type="float">
            <text:p>2.10E-05</text:p>
          </table:table-cell>
          <table:table-cell office:value-type="float" office:value="0.0003063391" calcext:value-type="float">
            <text:p>0.0003063391</text:p>
          </table:table-cell>
          <table:table-cell table:style-name="ce2" office:value-type="float" office:value="0.00000667771385447" calcext:value-type="float">
            <text:p>6.68E-06</text:p>
          </table:table-cell>
          <table:table-cell office:value-type="float" office:value="0.001499236" calcext:value-type="float">
            <text:p>0.001499236</text:p>
          </table:table-cell>
          <table:table-cell table:style-name="ce2" office:value-type="float" office:value="0.0000342574008873" calcext:value-type="float">
            <text:p>3.43E-05</text:p>
          </table:table-cell>
          <table:table-cell office:value-type="float" office:value="0.0004137781" calcext:value-type="float">
            <text:p>0.0004137781</text:p>
          </table:table-cell>
          <table:table-cell table:style-name="ce2" office:value-type="float" office:value="0.0000173537382681" calcext:value-type="float">
            <text:p>1.74E-05</text:p>
          </table:table-cell>
          <table:table-cell office:value-type="float" office:value="0.00119326" calcext:value-type="float">
            <text:p>0.00119326</text:p>
          </table:table-cell>
          <table:table-cell table:style-name="ce2" office:value-type="float" office:value="0.0000215299713578" calcext:value-type="float">
            <text:p>2.15E-05</text:p>
          </table:table-cell>
          <table:table-cell office:value-type="float" office:value="0.0003857242" calcext:value-type="float">
            <text:p>0.0003857242</text:p>
          </table:table-cell>
          <table:table-cell table:style-name="ce2" office:value-type="float" office:value="0.0000168941840604" calcext:value-type="float">
            <text:p>1.69E-05</text:p>
          </table:table-cell>
          <table:table-cell office:value-type="float" office:value="0.0005263755" calcext:value-type="float">
            <text:p>0.0005263755</text:p>
          </table:table-cell>
          <table:table-cell table:style-name="ce2" office:value-type="float" office:value="0.0000251801635475" calcext:value-type="float">
            <text:p>2.52E-05</text:p>
          </table:table-cell>
          <table:table-cell office:value-type="float" office:value="0.000621698" calcext:value-type="float">
            <text:p>0.000621698</text:p>
          </table:table-cell>
          <table:table-cell table:style-name="ce2" office:value-type="float" office:value="0.0000290387053277" calcext:value-type="float">
            <text:p>2.90E-05</text:p>
          </table:table-cell>
          <table:table-cell office:value-type="float" office:value="0.0005370458" calcext:value-type="float">
            <text:p>0.0005370458</text:p>
          </table:table-cell>
          <table:table-cell table:style-name="ce2" office:value-type="float" office:value="0.0000231795115891" calcext:value-type="float">
            <text:p>2.32E-05</text:p>
          </table:table-cell>
          <table:table-cell office:value-type="float" office:value="0.0004035419" calcext:value-type="float">
            <text:p>0.0004035419</text:p>
          </table:table-cell>
          <table:table-cell table:style-name="ce2" office:value-type="float" office:value="0.0000186571289232" calcext:value-type="float">
            <text:p>1.87E-05</text:p>
          </table:table-cell>
          <table:table-cell office:value-type="float" office:value="0.000744085" calcext:value-type="float">
            <text:p>0.000744085</text:p>
          </table:table-cell>
          <table:table-cell office:value-type="float" office:value="0.000218105790104" calcext:value-type="float">
            <text:p>0.000218105790104</text:p>
          </table:table-cell>
          <table:table-cell office:value-type="float" office:value="0.0004204906" calcext:value-type="float">
            <text:p>0.0004204906</text:p>
          </table:table-cell>
          <table:table-cell table:style-name="ce2" office:value-type="float" office:value="0.0000132382726651" calcext:value-type="float">
            <text:p>1.32E-05</text:p>
          </table:table-cell>
          <table:table-cell office:value-type="float" office:value="0.0003235953" calcext:value-type="float">
            <text:p>0.0003235953</text:p>
          </table:table-cell>
          <table:table-cell table:style-name="ce2" office:value-type="float" office:value="0.0000213700883014" calcext:value-type="float">
            <text:p>2.14E-05</text:p>
          </table:table-cell>
          <table:table-cell office:value-type="float" office:value="0.0003697242" calcext:value-type="float">
            <text:p>0.0003697242</text:p>
          </table:table-cell>
          <table:table-cell table:style-name="ce2" office:value-type="float" office:value="0.00000412183248891" calcext:value-type="float">
            <text:p>4.12E-06</text:p>
          </table:table-cell>
          <table:table-cell office:value-type="float" office:value="0.0002581966" calcext:value-type="float">
            <text:p>0.0002581966</text:p>
          </table:table-cell>
          <table:table-cell table:style-name="ce2" office:value-type="float" office:value="0.0000155315797379" calcext:value-type="float">
            <text:p>1.55E-05</text:p>
          </table:table-cell>
          <table:table-cell office:value-type="float" office:value="0.0003669169" calcext:value-type="float">
            <text:p>0.0003669169</text:p>
          </table:table-cell>
          <table:table-cell office:value-type="float" office:value="0.000107920704107" calcext:value-type="float">
            <text:p>0.000107920704107</text:p>
          </table:table-cell>
          <table:table-cell office:value-type="float" office:value="0.0002503917" calcext:value-type="float">
            <text:p>0.0002503917</text:p>
          </table:table-cell>
          <table:table-cell table:style-name="ce2" office:value-type="float" office:value="0.000019070831486" calcext:value-type="float">
            <text:p>1.91E-05</text:p>
          </table:table-cell>
          <table:table-cell office:value-type="float" office:value="0.01397656" calcext:value-type="float">
            <text:p>0.01397656</text:p>
          </table:table-cell>
          <table:table-cell office:value-type="float" office:value="0.00100441219316" calcext:value-type="float">
            <text:p>0.00100441219316</text:p>
          </table:table-cell>
          <table:table-cell office:value-type="float" office:value="0.0002014214" calcext:value-type="float">
            <text:p>0.0002014214</text:p>
          </table:table-cell>
          <table:table-cell table:style-name="ce2" office:value-type="float" office:value="0.000017458892947" calcext:value-type="float">
            <text:p>1.75E-05</text:p>
          </table:table-cell>
          <table:table-cell office:value-type="float" office:value="0.0002401432" calcext:value-type="float">
            <text:p>0.0002401432</text:p>
          </table:table-cell>
          <table:table-cell table:style-name="ce2" office:value-type="float" office:value="0.0000251342223883" calcext:value-type="float">
            <text:p>2.51E-05</text:p>
          </table:table-cell>
          <table:table-cell office:value-type="float" office:value="0.000404532" calcext:value-type="float">
            <text:p>0.000404532</text:p>
          </table:table-cell>
          <table:table-cell table:style-name="ce2" office:value-type="float" office:value="0.0000304471138096" calcext:value-type="float">
            <text:p>3.04E-05</text:p>
          </table:table-cell>
          <table:table-cell table:style-name="ce2" office:value-type="float" office:value="0.0000738387" calcext:value-type="float">
            <text:p>7.38E-05</text:p>
          </table:table-cell>
          <table:table-cell table:style-name="ce2" office:value-type="float" office:value="0.0000175524032989" calcext:value-type="float">
            <text:p>1.76E-05</text:p>
          </table:table-cell>
          <table:table-cell office:value-type="float" office:value="0.0004888472" calcext:value-type="float">
            <text:p>0.0004888472</text:p>
          </table:table-cell>
          <table:table-cell table:style-name="ce2" office:value-type="float" office:value="0.0000198526459294" calcext:value-type="float">
            <text:p>1.99E-05</text:p>
          </table:table-cell>
          <table:table-cell table:style-name="ce2" office:value-type="float" office:value="0.0000230113" calcext:value-type="float">
            <text:p>2.30E-05</text:p>
          </table:table-cell>
          <table:table-cell table:style-name="ce2" office:value-type="float" office:value="0.00000493644982756" calcext:value-type="float">
            <text:p>4.94E-06</text:p>
          </table:table-cell>
          <table:table-cell office:value-type="float" office:value="0.0005680822" calcext:value-type="float">
            <text:p>0.0005680822</text:p>
          </table:table-cell>
          <table:table-cell table:style-name="ce2" office:value-type="float" office:value="0.0000345334769038" calcext:value-type="float">
            <text:p>3.45E-05</text:p>
          </table:table-cell>
          <table:table-cell office:value-type="float" office:value="0.0002242548" calcext:value-type="float">
            <text:p>0.0002242548</text:p>
          </table:table-cell>
          <table:table-cell table:style-name="ce2" office:value-type="float" office:value="0.0000110775045505" calcext:value-type="float">
            <text:p>1.11E-05</text:p>
          </table:table-cell>
          <table:table-cell office:value-type="float" office:value="0.0005442455" calcext:value-type="float">
            <text:p>0.0005442455</text:p>
          </table:table-cell>
          <table:table-cell table:style-name="ce2" office:value-type="float" office:value="0.0000253269241246" calcext:value-type="float">
            <text:p>2.53E-05</text:p>
          </table:table-cell>
          <table:table-cell office:value-type="float" office:value="0.0001902373" calcext:value-type="float">
            <text:p>0.0001902373</text:p>
          </table:table-cell>
          <table:table-cell table:style-name="ce2" office:value-type="float" office:value="0.0000224471709183" calcext:value-type="float">
            <text:p>2.24E-05</text:p>
          </table:table-cell>
          <table:table-cell office:value-type="float" office:value="0.0002006689" calcext:value-type="float">
            <text:p>0.0002006689</text:p>
          </table:table-cell>
          <table:table-cell table:style-name="ce2" office:value-type="float" office:value="0.0000150545145569" calcext:value-type="float">
            <text:p>1.51E-05</text:p>
          </table:table-cell>
          <table:table-cell office:value-type="float" office:value="0.0002018956" calcext:value-type="float">
            <text:p>0.0002018956</text:p>
          </table:table-cell>
          <table:table-cell table:style-name="ce2" office:value-type="float" office:value="0.0000193699924752" calcext:value-type="float">
            <text:p>1.94E-05</text:p>
          </table:table-cell>
          <table:table-cell office:value-type="float" office:value="0.0002526349" calcext:value-type="float">
            <text:p>0.0002526349</text:p>
          </table:table-cell>
          <table:table-cell table:style-name="ce2" office:value-type="float" office:value="0.0000114424218925" calcext:value-type="float">
            <text:p>1.14E-05</text:p>
          </table:table-cell>
          <table:table-cell office:value-type="float" office:value="0.0002098031" calcext:value-type="float">
            <text:p>0.0002098031</text:p>
          </table:table-cell>
          <table:table-cell table:style-name="ce2" office:value-type="float" office:value="0.0000184877621292" calcext:value-type="float">
            <text:p>1.85E-05</text:p>
          </table:table-cell>
          <table:table-cell office:value-type="float" office:value="0.0005941161" calcext:value-type="float">
            <text:p>0.0005941161</text:p>
          </table:table-cell>
          <table:table-cell table:style-name="ce2" office:value-type="float" office:value="0.0000620014043516" calcext:value-type="float">
            <text:p>6.20E-05</text:p>
          </table:table-cell>
          <table:table-cell office:value-type="float" office:value="0.00038547" calcext:value-type="float">
            <text:p>0.00038547</text:p>
          </table:table-cell>
          <table:table-cell table:style-name="ce2" office:value-type="float" office:value="0.0000292569814718" calcext:value-type="float">
            <text:p>2.93E-05</text:p>
          </table:table-cell>
          <table:table-cell office:value-type="float" office:value="0.0004077545" calcext:value-type="float">
            <text:p>0.0004077545</text:p>
          </table:table-cell>
          <table:table-cell table:style-name="ce2" office:value-type="float" office:value="0.00001916880856" calcext:value-type="float">
            <text:p>1.92E-05</text:p>
          </table:table-cell>
          <table:table-cell table:style-name="ce2" office:value-type="float" office:value="0.0000734764" calcext:value-type="float">
            <text:p>7.35E-05</text:p>
          </table:table-cell>
          <table:table-cell table:style-name="ce2" office:value-type="float" office:value="0.00000793861156626" calcext:value-type="float">
            <text:p>7.94E-06</text:p>
          </table:table-cell>
          <table:table-cell office:value-type="float" office:value="0.0005005163" calcext:value-type="float">
            <text:p>0.0005005163</text:p>
          </table:table-cell>
          <table:table-cell table:style-name="ce2" office:value-type="float" office:value="0.0000170624253978" calcext:value-type="float">
            <text:p>1.71E-05</text:p>
          </table:table-cell>
          <table:table-cell table:style-name="ce2" office:value-type="float" office:value="0.000019974" calcext:value-type="float">
            <text:p>2.00E-05</text:p>
          </table:table-cell>
          <table:table-cell table:style-name="ce2" office:value-type="float" office:value="0.00000503532658104" calcext:value-type="float">
            <text:p>5.04E-06</text:p>
          </table:table-cell>
          <table:table-cell office:value-type="float" office:value="0.0004615055" calcext:value-type="float">
            <text:p>0.0004615055</text:p>
          </table:table-cell>
          <table:table-cell table:style-name="ce2" office:value-type="float" office:value="0.0000117277844573" calcext:value-type="float">
            <text:p>1.17E-05</text:p>
          </table:table-cell>
          <table:table-cell table:style-name="ce2" office:value-type="float" office:value="0.0000985792" calcext:value-type="float">
            <text:p>9.86E-05</text:p>
          </table:table-cell>
          <table:table-cell table:style-name="ce2" office:value-type="float" office:value="0.0000112046604867" calcext:value-type="float">
            <text:p>1.12E-05</text:p>
          </table:table-cell>
          <table:table-cell office:value-type="float" office:value="0.0005068615" calcext:value-type="float">
            <text:p>0.0005068615</text:p>
          </table:table-cell>
          <table:table-cell table:style-name="ce2" office:value-type="float" office:value="0.000016248495344" calcext:value-type="float">
            <text:p>1.62E-05</text:p>
          </table:table-cell>
          <table:table-cell table:style-name="ce2" office:value-type="float" office:value="0.0000564415" calcext:value-type="float">
            <text:p>5.64E-05</text:p>
          </table:table-cell>
          <table:table-cell table:style-name="ce2" office:value-type="float" office:value="0.0000154796056456" calcext:value-type="float">
            <text:p>1.55E-05</text:p>
          </table:table-cell>
          <table:table-cell office:value-type="float" office:value="0.0002186451" calcext:value-type="float">
            <text:p>0.0002186451</text:p>
          </table:table-cell>
          <table:table-cell table:style-name="ce2" office:value-type="float" office:value="0.0000185234602146" calcext:value-type="float">
            <text:p>1.85E-05</text:p>
          </table:table-cell>
          <table:table-cell office:value-type="float" office:value="0.0001826415" calcext:value-type="float">
            <text:p>0.0001826415</text:p>
          </table:table-cell>
          <table:table-cell table:style-name="ce2" office:value-type="float" office:value="0.0000185027461761" calcext:value-type="float">
            <text:p>1.85E-05</text:p>
          </table:table-cell>
          <table:table-cell office:value-type="float" office:value="0.0002671354" calcext:value-type="float">
            <text:p>0.0002671354</text:p>
          </table:table-cell>
          <table:table-cell table:style-name="ce2" office:value-type="float" office:value="0.000017721135148" calcext:value-type="float">
            <text:p>1.77E-05</text:p>
          </table:table-cell>
          <table:table-cell office:value-type="float" office:value="0.000212653" calcext:value-type="float">
            <text:p>0.000212653</text:p>
          </table:table-cell>
          <table:table-cell table:style-name="ce2" office:value-type="float" office:value="0.0000191251708082" calcext:value-type="float">
            <text:p>1.91E-05</text:p>
          </table:table-cell>
          <table:table-cell office:value-type="float" office:value="0.001479532" calcext:value-type="float">
            <text:p>0.001479532</text:p>
          </table:table-cell>
          <table:table-cell table:style-name="ce2" office:value-type="float" office:value="0.0000435527789138" calcext:value-type="float">
            <text:p>4.36E-05</text:p>
          </table:table-cell>
          <table:table-cell office:value-type="float" office:value="0.0005068615" calcext:value-type="float">
            <text:p>0.0005068615</text:p>
          </table:table-cell>
          <table:table-cell table:style-name="ce2" office:value-type="float" office:value="0.000016248495344" calcext:value-type="float">
            <text:p>1.62E-05</text:p>
          </table:table-cell>
          <table:table-cell office:value-type="float" office:value="0.001541259" calcext:value-type="float">
            <text:p>0.001541259</text:p>
          </table:table-cell>
          <table:table-cell table:style-name="ce2" office:value-type="float" office:value="0.0000457976742374" calcext:value-type="float">
            <text:p>4.58E-05</text:p>
          </table:table-cell>
          <table:table-cell office:value-type="float" office:value="0.0003679397" calcext:value-type="float">
            <text:p>0.0003679397</text:p>
          </table:table-cell>
          <table:table-cell table:style-name="ce2" office:value-type="float" office:value="0.0000315689116662" calcext:value-type="float">
            <text:p>3.16E-0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2192799" calcext:value-type="float">
            <text:p>0.002192799</text:p>
          </table:table-cell>
          <table:table-cell table:style-name="ce2" office:value-type="float" office:value="0.0000336530277489" calcext:value-type="float">
            <text:p>3.37E-05</text:p>
          </table:table-cell>
          <table:table-cell office:value-type="float" office:value="0.002040062" calcext:value-type="float">
            <text:p>0.002040062</text:p>
          </table:table-cell>
          <table:table-cell table:style-name="ce2" office:value-type="float" office:value="0.0000351141224517" calcext:value-type="float">
            <text:p>3.51E-05</text:p>
          </table:table-cell>
          <table:table-cell office:value-type="float" office:value="0.001890163" calcext:value-type="float">
            <text:p>0.001890163</text:p>
          </table:table-cell>
          <table:table-cell table:style-name="ce2" office:value-type="float" office:value="0.0000303951626451" calcext:value-type="float">
            <text:p>3.04E-05</text:p>
          </table:table-cell>
          <table:table-cell office:value-type="float" office:value="0.002009182" calcext:value-type="float">
            <text:p>0.002009182</text:p>
          </table:table-cell>
          <table:table-cell table:style-name="ce2" office:value-type="float" office:value="0.0000462283887767" calcext:value-type="float">
            <text:p>4.62E-05</text:p>
          </table:table-cell>
          <table:table-cell office:value-type="float" office:value="0.0011302" calcext:value-type="float">
            <text:p>0.0011302</text:p>
          </table:table-cell>
          <table:table-cell table:style-name="ce2" office:value-type="float" office:value="0.0000183499052374" calcext:value-type="float">
            <text:p>1.83E-05</text:p>
          </table:table-cell>
          <table:table-cell office:value-type="float" office:value="0.001622614" calcext:value-type="float">
            <text:p>0.001622614</text:p>
          </table:table-cell>
          <table:table-cell office:value-type="float" office:value="0.000163645618484" calcext:value-type="float">
            <text:p>0.000163645618484</text:p>
          </table:table-cell>
          <table:table-cell office:value-type="float" office:value="0.001333717" calcext:value-type="float">
            <text:p>0.001333717</text:p>
          </table:table-cell>
          <table:table-cell table:style-name="ce2" office:value-type="float" office:value="0.000031657554145" calcext:value-type="float">
            <text:p>3.17E-05</text:p>
          </table:table-cell>
          <table:table-cell office:value-type="float" office:value="0.0007102746" calcext:value-type="float">
            <text:p>0.0007102746</text:p>
          </table:table-cell>
          <table:table-cell table:style-name="ce2" office:value-type="float" office:value="0.0000310088357057" calcext:value-type="float">
            <text:p>3.10E-05</text:p>
          </table:table-cell>
          <table:table-cell office:value-type="float" office:value="0.002683879" calcext:value-type="float">
            <text:p>0.002683879</text:p>
          </table:table-cell>
          <table:table-cell table:style-name="ce2" office:value-type="float" office:value="0.0000372418469676" calcext:value-type="float">
            <text:p>3.72E-05</text:p>
          </table:table-cell>
          <table:table-cell office:value-type="float" office:value="0.000281993" calcext:value-type="float">
            <text:p>0.000281993</text:p>
          </table:table-cell>
          <table:table-cell table:style-name="ce2" office:value-type="float" office:value="0.0000179694252799" calcext:value-type="float">
            <text:p>1.80E-05</text:p>
          </table:table-cell>
          <table:table-cell office:value-type="float" office:value="0.00309069" calcext:value-type="float">
            <text:p>0.00309069</text:p>
          </table:table-cell>
          <table:table-cell table:style-name="ce2" office:value-type="float" office:value="0.0000190883059024" calcext:value-type="float">
            <text:p>1.91E-05</text:p>
          </table:table-cell>
          <table:table-cell table:style-name="ce2" office:value-type="float" office:value="0.0000853364" calcext:value-type="float">
            <text:p>8.53E-05</text:p>
          </table:table-cell>
          <table:table-cell table:style-name="ce2" office:value-type="float" office:value="0.0000154369070463" calcext:value-type="float">
            <text:p>1.54E-05</text:p>
          </table:table-cell>
          <table:table-cell office:value-type="float" office:value="0.001518768" calcext:value-type="float">
            <text:p>0.001518768</text:p>
          </table:table-cell>
          <table:table-cell table:style-name="ce2" office:value-type="float" office:value="0.0000240868321795" calcext:value-type="float">
            <text:p>2.41E-05</text:p>
          </table:table-cell>
          <table:table-cell office:value-type="float" office:value="0.002318428" calcext:value-type="float">
            <text:p>0.002318428</text:p>
          </table:table-cell>
          <table:table-cell table:style-name="ce2" office:value-type="float" office:value="0.0000367556314053" calcext:value-type="float">
            <text:p>3.68E-05</text:p>
          </table:table-cell>
          <table:table-cell office:value-type="float" office:value="0.001806302" calcext:value-type="float">
            <text:p>0.001806302</text:p>
          </table:table-cell>
          <table:table-cell table:style-name="ce2" office:value-type="float" office:value="0.0000268719063542" calcext:value-type="float">
            <text:p>2.69E-05</text:p>
          </table:table-cell>
          <table:table-cell office:value-type="float" office:value="0.002197959" calcext:value-type="float">
            <text:p>0.002197959</text:p>
          </table:table-cell>
          <table:table-cell table:style-name="ce2" office:value-type="float" office:value="0.0000313550819734" calcext:value-type="float">
            <text:p>3.14E-05</text:p>
          </table:table-cell>
          <table:table-cell office:value-type="float" office:value="0.002183893" calcext:value-type="float">
            <text:p>0.002183893</text:p>
          </table:table-cell>
          <table:table-cell table:style-name="ce2" office:value-type="float" office:value="0.0000322231880104" calcext:value-type="float">
            <text:p>3.22E-05</text:p>
          </table:table-cell>
          <table:table-cell office:value-type="float" office:value="0.002053131" calcext:value-type="float">
            <text:p>0.002053131</text:p>
          </table:table-cell>
          <table:table-cell table:style-name="ce2" office:value-type="float" office:value="0.0000254980907564" calcext:value-type="float">
            <text:p>2.55E-05</text:p>
          </table:table-cell>
          <table:table-cell office:value-type="float" office:value="0.002327223" calcext:value-type="float">
            <text:p>0.002327223</text:p>
          </table:table-cell>
          <table:table-cell table:style-name="ce2" office:value-type="float" office:value="0.0000447827504118" calcext:value-type="float">
            <text:p>4.48E-05</text:p>
          </table:table-cell>
          <table:table-cell office:value-type="float" office:value="0.002030132" calcext:value-type="float">
            <text:p>0.002030132</text:p>
          </table:table-cell>
          <table:table-cell table:style-name="ce2" office:value-type="float" office:value="0.0000366838271359" calcext:value-type="float">
            <text:p>3.67E-05</text:p>
          </table:table-cell>
          <table:table-cell office:value-type="float" office:value="0.001829383" calcext:value-type="float">
            <text:p>0.001829383</text:p>
          </table:table-cell>
          <table:table-cell table:style-name="ce2" office:value-type="float" office:value="0.000019850173271" calcext:value-type="float">
            <text:p>1.99E-05</text:p>
          </table:table-cell>
          <table:table-cell office:value-type="float" office:value="0.001378142" calcext:value-type="float">
            <text:p>0.001378142</text:p>
          </table:table-cell>
          <table:table-cell table:style-name="ce2" office:value-type="float" office:value="0.0000814609895458" calcext:value-type="float">
            <text:p>8.15E-05</text:p>
          </table:table-cell>
          <table:table-cell office:value-type="float" office:value="0.001969817" calcext:value-type="float">
            <text:p>0.001969817</text:p>
          </table:table-cell>
          <table:table-cell table:style-name="ce2" office:value-type="float" office:value="0.0000264059219158" calcext:value-type="float">
            <text:p>2.64E-05</text:p>
          </table:table-cell>
          <table:table-cell office:value-type="float" office:value="0.0009921707" calcext:value-type="float">
            <text:p>0.0009921707</text:p>
          </table:table-cell>
          <table:table-cell table:style-name="ce2" office:value-type="float" office:value="0.0000111285450886" calcext:value-type="float">
            <text:p>1.11E-05</text:p>
          </table:table-cell>
          <table:table-cell office:value-type="float" office:value="0.002181388" calcext:value-type="float">
            <text:p>0.002181388</text:p>
          </table:table-cell>
          <table:table-cell table:style-name="ce2" office:value-type="float" office:value="0.0000368327272348" calcext:value-type="float">
            <text:p>3.68E-05</text:p>
          </table:table-cell>
          <table:table-cell office:value-type="float" office:value="0.0008338482" calcext:value-type="float">
            <text:p>0.0008338482</text:p>
          </table:table-cell>
          <table:table-cell table:style-name="ce2" office:value-type="float" office:value="0.0000656947259845" calcext:value-type="float">
            <text:p>6.57E-05</text:p>
          </table:table-cell>
          <table:table-cell office:value-type="float" office:value="0.0013912052" calcext:value-type="float">
            <text:p>0.0013912052</text:p>
          </table:table-cell>
          <table:table-cell office:value-type="float" office:value="0.000510563143998" calcext:value-type="float">
            <text:p>0.000510563143998</text:p>
          </table:table-cell>
          <table:table-cell office:value-type="float" office:value="0.0007028101" calcext:value-type="float">
            <text:p>0.0007028101</text:p>
          </table:table-cell>
          <table:table-cell table:style-name="ce2" office:value-type="float" office:value="0.0000187051145142" calcext:value-type="float">
            <text:p>1.87E-05</text:p>
          </table:table-cell>
          <table:table-cell office:value-type="float" office:value="0.01478044" calcext:value-type="float">
            <text:p>0.01478044</text:p>
          </table:table-cell>
          <table:table-cell office:value-type="float" office:value="0.000584222923967" calcext:value-type="float">
            <text:p>0.000584222923967</text:p>
          </table:table-cell>
          <table:table-cell office:value-type="float" office:value="0.0008189678" calcext:value-type="float">
            <text:p>0.0008189678</text:p>
          </table:table-cell>
          <table:table-cell table:style-name="ce2" office:value-type="float" office:value="0.0000369150703908" calcext:value-type="float">
            <text:p>3.69E-05</text:p>
          </table:table-cell>
          <table:table-cell office:value-type="float" office:value="0.0007901009" calcext:value-type="float">
            <text:p>0.0007901009</text:p>
          </table:table-cell>
          <table:table-cell table:style-name="ce2" office:value-type="float" office:value="0.0000251505473563" calcext:value-type="float">
            <text:p>2.52E-05</text:p>
          </table:table-cell>
          <table:table-cell office:value-type="float" office:value="0.002231489" calcext:value-type="float">
            <text:p>0.002231489</text:p>
          </table:table-cell>
          <table:table-cell table:style-name="ce2" office:value-type="float" office:value="0.000023729984525" calcext:value-type="float">
            <text:p>2.37E-05</text:p>
          </table:table-cell>
          <table:table-cell office:value-type="float" office:value="0.0001869966" calcext:value-type="float">
            <text:p>0.0001869966</text:p>
          </table:table-cell>
          <table:table-cell table:style-name="ce2" office:value-type="float" office:value="0.00000415944024546" calcext:value-type="float">
            <text:p>4.16E-06</text:p>
          </table:table-cell>
          <table:table-cell office:value-type="float" office:value="0.00265014" calcext:value-type="float">
            <text:p>0.00265014</text:p>
          </table:table-cell>
          <table:table-cell table:style-name="ce2" office:value-type="float" office:value="0.0000347200825652" calcext:value-type="float">
            <text:p>3.47E-05</text:p>
          </table:table-cell>
          <table:table-cell table:style-name="ce2" office:value-type="float" office:value="0.0000180629" calcext:value-type="float">
            <text:p>1.81E-05</text:p>
          </table:table-cell>
          <table:table-cell table:style-name="ce2" office:value-type="float" office:value="0.00000553992702419" calcext:value-type="float">
            <text:p>5.54E-06</text:p>
          </table:table-cell>
          <table:table-cell office:value-type="float" office:value="0.002208325" calcext:value-type="float">
            <text:p>0.002208325</text:p>
          </table:table-cell>
          <table:table-cell table:style-name="ce2" office:value-type="float" office:value="0.0000302626947651" calcext:value-type="float">
            <text:p>3.03E-05</text:p>
          </table:table-cell>
          <table:table-cell office:value-type="float" office:value="0.0009506526" calcext:value-type="float">
            <text:p>0.0009506526</text:p>
          </table:table-cell>
          <table:table-cell table:style-name="ce2" office:value-type="float" office:value="0.0000255326261834" calcext:value-type="float">
            <text:p>2.55E-05</text:p>
          </table:table-cell>
          <table:table-cell office:value-type="float" office:value="0.002346824" calcext:value-type="float">
            <text:p>0.002346824</text:p>
          </table:table-cell>
          <table:table-cell table:style-name="ce2" office:value-type="float" office:value="0.0000439360568706" calcext:value-type="float">
            <text:p>4.39E-05</text:p>
          </table:table-cell>
          <table:table-cell office:value-type="float" office:value="0.0002666849" calcext:value-type="float">
            <text:p>0.0002666849</text:p>
          </table:table-cell>
          <table:table-cell table:style-name="ce2" office:value-type="float" office:value="0.0000168244383129" calcext:value-type="float">
            <text:p>1.68E-05</text:p>
          </table:table-cell>
          <table:table-cell office:value-type="float" office:value="0.0008204601" calcext:value-type="float">
            <text:p>0.0008204601</text:p>
          </table:table-cell>
          <table:table-cell table:style-name="ce2" office:value-type="float" office:value="0.0000122721907892" calcext:value-type="float">
            <text:p>1.23E-05</text:p>
          </table:table-cell>
          <table:table-cell office:value-type="float" office:value="0.0007063472" calcext:value-type="float">
            <text:p>0.0007063472</text:p>
          </table:table-cell>
          <table:table-cell table:style-name="ce2" office:value-type="float" office:value="0.0000176659993069" calcext:value-type="float">
            <text:p>1.77E-05</text:p>
          </table:table-cell>
          <table:table-cell office:value-type="float" office:value="0.001039984" calcext:value-type="float">
            <text:p>0.001039984</text:p>
          </table:table-cell>
          <table:table-cell table:style-name="ce2" office:value-type="float" office:value="0.0000260373847466" calcext:value-type="float">
            <text:p>2.60E-05</text:p>
          </table:table-cell>
          <table:table-cell office:value-type="float" office:value="0.0007057295" calcext:value-type="float">
            <text:p>0.0007057295</text:p>
          </table:table-cell>
          <table:table-cell table:style-name="ce2" office:value-type="float" office:value="0.0000202825390381" calcext:value-type="float">
            <text:p>2.03E-05</text:p>
          </table:table-cell>
          <table:table-cell office:value-type="float" office:value="0.002367657" calcext:value-type="float">
            <text:p>0.002367657</text:p>
          </table:table-cell>
          <table:table-cell office:value-type="float" office:value="0.000196508308037" calcext:value-type="float">
            <text:p>0.000196508308037</text:p>
          </table:table-cell>
          <table:table-cell office:value-type="float" office:value="0.0013990315" calcext:value-type="float">
            <text:p>0.0013990315</text:p>
          </table:table-cell>
          <table:table-cell table:style-name="ce2" office:value-type="float" office:value="0.0000507794824164" calcext:value-type="float">
            <text:p>5.08E-05</text:p>
          </table:table-cell>
          <table:table-cell office:value-type="float" office:value="0.002276863" calcext:value-type="float">
            <text:p>0.002276863</text:p>
          </table:table-cell>
          <table:table-cell table:style-name="ce2" office:value-type="float" office:value="0.000031583826399" calcext:value-type="float">
            <text:p>3.16E-05</text:p>
          </table:table-cell>
          <table:table-cell office:value-type="float" office:value="0.0001853013" calcext:value-type="float">
            <text:p>0.0001853013</text:p>
          </table:table-cell>
          <table:table-cell table:style-name="ce2" office:value-type="float" office:value="0.0000012942068399" calcext:value-type="float">
            <text:p>1.29E-06</text:p>
          </table:table-cell>
          <table:table-cell office:value-type="float" office:value="0.002573852" calcext:value-type="float">
            <text:p>0.002573852</text:p>
          </table:table-cell>
          <table:table-cell table:style-name="ce2" office:value-type="float" office:value="0.0000179574619588" calcext:value-type="float">
            <text:p>1.80E-05</text:p>
          </table:table-cell>
          <table:table-cell table:style-name="ce2" office:value-type="float" office:value="0.0000166965" calcext:value-type="float">
            <text:p>1.67E-05</text:p>
          </table:table-cell>
          <table:table-cell table:style-name="ce2" office:value-type="float" office:value="0.00000438793039674" calcext:value-type="float">
            <text:p>4.39E-06</text:p>
          </table:table-cell>
          <table:table-cell office:value-type="float" office:value="0.001947442" calcext:value-type="float">
            <text:p>0.001947442</text:p>
          </table:table-cell>
          <table:table-cell table:style-name="ce2" office:value-type="float" office:value="0.0000317532723773" calcext:value-type="float">
            <text:p>3.18E-05</text:p>
          </table:table-cell>
          <table:table-cell office:value-type="float" office:value="0.0006306973" calcext:value-type="float">
            <text:p>0.0006306973</text:p>
          </table:table-cell>
          <table:table-cell table:style-name="ce2" office:value-type="float" office:value="0.0000123408836173" calcext:value-type="float">
            <text:p>1.23E-05</text:p>
          </table:table-cell>
          <table:table-cell office:value-type="float" office:value="0.002114295" calcext:value-type="float">
            <text:p>0.002114295</text:p>
          </table:table-cell>
          <table:table-cell table:style-name="ce2" office:value-type="float" office:value="0.0000272729989591" calcext:value-type="float">
            <text:p>2.73E-05</text:p>
          </table:table-cell>
          <table:table-cell table:style-name="ce2" office:value-type="float" office:value="0.0000432866" calcext:value-type="float">
            <text:p>4.33E-05</text:p>
          </table:table-cell>
          <table:table-cell table:style-name="ce2" office:value-type="float" office:value="0.0000124638597393" calcext:value-type="float">
            <text:p>1.25E-05</text:p>
          </table:table-cell>
          <table:table-cell office:value-type="float" office:value="0.000877971" calcext:value-type="float">
            <text:p>0.000877971</text:p>
          </table:table-cell>
          <table:table-cell table:style-name="ce2" office:value-type="float" office:value="0.00000706024519562" calcext:value-type="float">
            <text:p>7.06E-06</text:p>
          </table:table-cell>
          <table:table-cell office:value-type="float" office:value="0.0006816549" calcext:value-type="float">
            <text:p>0.0006816549</text:p>
          </table:table-cell>
          <table:table-cell table:style-name="ce2" office:value-type="float" office:value="0.0000214246030403" calcext:value-type="float">
            <text:p>2.14E-05</text:p>
          </table:table-cell>
          <table:table-cell office:value-type="float" office:value="0.001093152" calcext:value-type="float">
            <text:p>0.001093152</text:p>
          </table:table-cell>
          <table:table-cell table:style-name="ce2" office:value-type="float" office:value="0.0000136090703413" calcext:value-type="float">
            <text:p>1.36E-05</text:p>
          </table:table-cell>
          <table:table-cell office:value-type="float" office:value="0.0007052349" calcext:value-type="float">
            <text:p>0.0007052349</text:p>
          </table:table-cell>
          <table:table-cell table:style-name="ce2" office:value-type="float" office:value="0.0000111062313385" calcext:value-type="float">
            <text:p>1.11E-05</text:p>
          </table:table-cell>
          <table:table-cell office:value-type="float" office:value="0.005750119" calcext:value-type="float">
            <text:p>0.005750119</text:p>
          </table:table-cell>
          <table:table-cell table:style-name="ce2" office:value-type="float" office:value="0.0000273296641643" calcext:value-type="float">
            <text:p>2.73E-05</text:p>
          </table:table-cell>
          <table:table-cell office:value-type="float" office:value="0.002114295" calcext:value-type="float">
            <text:p>0.002114295</text:p>
          </table:table-cell>
          <table:table-cell table:style-name="ce2" office:value-type="float" office:value="0.0000272729989591" calcext:value-type="float">
            <text:p>2.73E-05</text:p>
          </table:table-cell>
          <table:table-cell office:value-type="float" office:value="0.006087973" calcext:value-type="float">
            <text:p>0.006087973</text:p>
          </table:table-cell>
          <table:table-cell table:style-name="ce2" office:value-type="float" office:value="0.0000227363199651" calcext:value-type="float">
            <text:p>2.27E-05</text:p>
          </table:table-cell>
          <table:table-cell office:value-type="float" office:value="0.001263534" calcext:value-type="float">
            <text:p>0.001263534</text:p>
          </table:table-cell>
          <table:table-cell table:style-name="ce2" office:value-type="float" office:value="0.0000204978428133" calcext:value-type="float">
            <text:p>2.05E-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300578" calcext:value-type="float">
            <text:p>0.01300578</text:p>
          </table:table-cell>
          <table:table-cell table:style-name="ce2" office:value-type="float" office:value="0.0000306706446695" calcext:value-type="float">
            <text:p>3.07E-05</text:p>
          </table:table-cell>
          <table:table-cell office:value-type="float" office:value="0.007743837" calcext:value-type="float">
            <text:p>0.007743837</text:p>
          </table:table-cell>
          <table:table-cell table:style-name="ce2" office:value-type="float" office:value="0.000028899196471" calcext:value-type="float">
            <text:p>2.89E-05</text:p>
          </table:table-cell>
          <table:table-cell office:value-type="float" office:value="0.009756896" calcext:value-type="float">
            <text:p>0.009756896</text:p>
          </table:table-cell>
          <table:table-cell table:style-name="ce2" office:value-type="float" office:value="0.0000290462876572" calcext:value-type="float">
            <text:p>2.90E-05</text:p>
          </table:table-cell>
          <table:table-cell office:value-type="float" office:value="0.007669607" calcext:value-type="float">
            <text:p>0.007669607</text:p>
          </table:table-cell>
          <table:table-cell table:style-name="ce2" office:value-type="float" office:value="0.0000338241606778" calcext:value-type="float">
            <text:p>3.38E-05</text:p>
          </table:table-cell>
          <table:table-cell office:value-type="float" office:value="0.005326661" calcext:value-type="float">
            <text:p>0.005326661</text:p>
          </table:table-cell>
          <table:table-cell table:style-name="ce2" office:value-type="float" office:value="0.0000344652689755" calcext:value-type="float">
            <text:p>3.45E-05</text:p>
          </table:table-cell>
          <table:table-cell office:value-type="float" office:value="0.003671258" calcext:value-type="float">
            <text:p>0.003671258</text:p>
          </table:table-cell>
          <table:table-cell table:style-name="ce2" office:value-type="float" office:value="0.0000680509217506" calcext:value-type="float">
            <text:p>6.81E-05</text:p>
          </table:table-cell>
          <table:table-cell office:value-type="float" office:value="0.005829548" calcext:value-type="float">
            <text:p>0.005829548</text:p>
          </table:table-cell>
          <table:table-cell table:style-name="ce2" office:value-type="float" office:value="0.0000409877905398" calcext:value-type="float">
            <text:p>4.10E-05</text:p>
          </table:table-cell>
          <table:table-cell office:value-type="float" office:value="0.00274389" calcext:value-type="float">
            <text:p>0.00274389</text:p>
          </table:table-cell>
          <table:table-cell table:style-name="ce2" office:value-type="float" office:value="0.0000218503506201" calcext:value-type="float">
            <text:p>2.19E-05</text:p>
          </table:table-cell>
          <table:table-cell office:value-type="float" office:value="0.01398687" calcext:value-type="float">
            <text:p>0.01398687</text:p>
          </table:table-cell>
          <table:table-cell table:style-name="ce2" office:value-type="float" office:value="0.000090686738587" calcext:value-type="float">
            <text:p>9.07E-05</text:p>
          </table:table-cell>
          <table:table-cell office:value-type="float" office:value="0.0006393466" calcext:value-type="float">
            <text:p>0.0006393466</text:p>
          </table:table-cell>
          <table:table-cell table:style-name="ce2" office:value-type="float" office:value="0.0000169189059352" calcext:value-type="float">
            <text:p>1.69E-05</text:p>
          </table:table-cell>
          <table:table-cell office:value-type="float" office:value="0.01543766" calcext:value-type="float">
            <text:p>0.01543766</text:p>
          </table:table-cell>
          <table:table-cell table:style-name="ce2" office:value-type="float" office:value="0.000087946804629" calcext:value-type="float">
            <text:p>8.79E-05</text:p>
          </table:table-cell>
          <table:table-cell office:value-type="float" office:value="0.0001319582" calcext:value-type="float">
            <text:p>0.0001319582</text:p>
          </table:table-cell>
          <table:table-cell table:style-name="ce2" office:value-type="float" office:value="0.0000231693945962" calcext:value-type="float">
            <text:p>2.32E-05</text:p>
          </table:table-cell>
          <table:table-cell office:value-type="float" office:value="0.006946493" calcext:value-type="float">
            <text:p>0.006946493</text:p>
          </table:table-cell>
          <table:table-cell table:style-name="ce2" office:value-type="float" office:value="0.0000573473765844" calcext:value-type="float">
            <text:p>5.73E-05</text:p>
          </table:table-cell>
          <table:table-cell office:value-type="float" office:value="0.004783915" calcext:value-type="float">
            <text:p>0.004783915</text:p>
          </table:table-cell>
          <table:table-cell table:style-name="ce2" office:value-type="float" office:value="0.0000373728942922" calcext:value-type="float">
            <text:p>3.74E-05</text:p>
          </table:table-cell>
          <table:table-cell office:value-type="float" office:value="0.007210667" calcext:value-type="float">
            <text:p>0.007210667</text:p>
          </table:table-cell>
          <table:table-cell table:style-name="ce2" office:value-type="float" office:value="0.000058654486245" calcext:value-type="float">
            <text:p>5.87E-05</text:p>
          </table:table-cell>
          <table:table-cell office:value-type="float" office:value="0.00461272" calcext:value-type="float">
            <text:p>0.00461272</text:p>
          </table:table-cell>
          <table:table-cell table:style-name="ce2" office:value-type="float" office:value="0.0000423299221723" calcext:value-type="float">
            <text:p>4.23E-05</text:p>
          </table:table-cell>
          <table:table-cell office:value-type="float" office:value="0.01263194" calcext:value-type="float">
            <text:p>0.01263194</text:p>
          </table:table-cell>
          <table:table-cell table:style-name="ce2" office:value-type="float" office:value="0.000051826488294" calcext:value-type="float">
            <text:p>5.18E-05</text:p>
          </table:table-cell>
          <table:table-cell office:value-type="float" office:value="0.008257155" calcext:value-type="float">
            <text:p>0.008257155</text:p>
          </table:table-cell>
          <table:table-cell table:style-name="ce2" office:value-type="float" office:value="0.0000336077614217" calcext:value-type="float">
            <text:p>3.36E-05</text:p>
          </table:table-cell>
          <table:table-cell office:value-type="float" office:value="0.01224707" calcext:value-type="float">
            <text:p>0.01224707</text:p>
          </table:table-cell>
          <table:table-cell table:style-name="ce2" office:value-type="float" office:value="0.0000423087605848" calcext:value-type="float">
            <text:p>4.23E-05</text:p>
          </table:table-cell>
          <table:table-cell office:value-type="float" office:value="0.008249573" calcext:value-type="float">
            <text:p>0.008249573</text:p>
          </table:table-cell>
          <table:table-cell table:style-name="ce2" office:value-type="float" office:value="0.0000213604515402" calcext:value-type="float">
            <text:p>2.14E-05</text:p>
          </table:table-cell>
          <table:table-cell office:value-type="float" office:value="0.00889305" calcext:value-type="float">
            <text:p>0.00889305</text:p>
          </table:table-cell>
          <table:table-cell table:style-name="ce2" office:value-type="float" office:value="0.0000738579053167" calcext:value-type="float">
            <text:p>7.39E-05</text:p>
          </table:table-cell>
          <table:table-cell office:value-type="float" office:value="0.004088179" calcext:value-type="float">
            <text:p>0.004088179</text:p>
          </table:table-cell>
          <table:table-cell table:style-name="ce2" office:value-type="float" office:value="0.0000919074232826" calcext:value-type="float">
            <text:p>9.19E-05</text:p>
          </table:table-cell>
          <table:table-cell office:value-type="float" office:value="0.009617739" calcext:value-type="float">
            <text:p>0.009617739</text:p>
          </table:table-cell>
          <table:table-cell table:style-name="ce2" office:value-type="float" office:value="0.0000678650226471" calcext:value-type="float">
            <text:p>6.79E-05</text:p>
          </table:table-cell>
          <table:table-cell office:value-type="float" office:value="0.003712516" calcext:value-type="float">
            <text:p>0.003712516</text:p>
          </table:table-cell>
          <table:table-cell table:style-name="ce2" office:value-type="float" office:value="0.0000178233973567" calcext:value-type="float">
            <text:p>1.78E-05</text:p>
          </table:table-cell>
          <table:table-cell office:value-type="float" office:value="0.01287995" calcext:value-type="float">
            <text:p>0.01287995</text:p>
          </table:table-cell>
          <table:table-cell table:style-name="ce2" office:value-type="float" office:value="0.0000420982514812" calcext:value-type="float">
            <text:p>4.21E-05</text:p>
          </table:table-cell>
          <table:table-cell office:value-type="float" office:value="0.001941199" calcext:value-type="float">
            <text:p>0.001941199</text:p>
          </table:table-cell>
          <table:table-cell table:style-name="ce2" office:value-type="float" office:value="0.0000261026198983" calcext:value-type="float">
            <text:p>2.61E-05</text:p>
          </table:table-cell>
          <table:table-cell office:value-type="float" office:value="0.005782457" calcext:value-type="float">
            <text:p>0.005782457</text:p>
          </table:table-cell>
          <table:table-cell office:value-type="float" office:value="0.00400583864967" calcext:value-type="float">
            <text:p>0.00400583864967</text:p>
          </table:table-cell>
          <table:table-cell office:value-type="float" office:value="0.002833008" calcext:value-type="float">
            <text:p>0.002833008</text:p>
          </table:table-cell>
          <table:table-cell table:style-name="ce2" office:value-type="float" office:value="0.0000156998434529" calcext:value-type="float">
            <text:p>1.57E-05</text:p>
          </table:table-cell>
          <table:table-cell office:value-type="float" office:value="0.01714829" calcext:value-type="float">
            <text:p>0.01714829</text:p>
          </table:table-cell>
          <table:table-cell office:value-type="float" office:value="0.000611291553371" calcext:value-type="float">
            <text:p>0.000611291553371</text:p>
          </table:table-cell>
          <table:table-cell office:value-type="float" office:value="0.003282455" calcext:value-type="float">
            <text:p>0.003282455</text:p>
          </table:table-cell>
          <table:table-cell table:style-name="ce2" office:value-type="float" office:value="0.0000386481367238" calcext:value-type="float">
            <text:p>3.86E-05</text:p>
          </table:table-cell>
          <table:table-cell office:value-type="float" office:value="0.00222128" calcext:value-type="float">
            <text:p>0.00222128</text:p>
          </table:table-cell>
          <table:table-cell table:style-name="ce2" office:value-type="float" office:value="0.0000682803474247" calcext:value-type="float">
            <text:p>6.83E-05</text:p>
          </table:table-cell>
          <table:table-cell office:value-type="float" office:value="0.01404903" calcext:value-type="float">
            <text:p>0.01404903</text:p>
          </table:table-cell>
          <table:table-cell table:style-name="ce2" office:value-type="float" office:value="0.0000243748527061" calcext:value-type="float">
            <text:p>2.44E-05</text:p>
          </table:table-cell>
          <table:table-cell office:value-type="float" office:value="0.0005333474" calcext:value-type="float">
            <text:p>0.0005333474</text:p>
          </table:table-cell>
          <table:table-cell table:style-name="ce2" office:value-type="float" office:value="0.00000668649621252" calcext:value-type="float">
            <text:p>6.69E-06</text:p>
          </table:table-cell>
          <table:table-cell office:value-type="float" office:value="0.01550713" calcext:value-type="float">
            <text:p>0.01550713</text:p>
          </table:table-cell>
          <table:table-cell table:style-name="ce2" office:value-type="float" office:value="0.0000580378430183" calcext:value-type="float">
            <text:p>5.80E-05</text:p>
          </table:table-cell>
          <table:table-cell table:style-name="ce2" office:value-type="float" office:value="0.0000327869" calcext:value-type="float">
            <text:p>3.28E-05</text:p>
          </table:table-cell>
          <table:table-cell table:style-name="ce2" office:value-type="float" office:value="0.00000958219518401" calcext:value-type="float">
            <text:p>9.58E-06</text:p>
          </table:table-cell>
          <table:table-cell office:value-type="float" office:value="0.01441591" calcext:value-type="float">
            <text:p>0.01441591</text:p>
          </table:table-cell>
          <table:table-cell table:style-name="ce2" office:value-type="float" office:value="0.0000303984082186" calcext:value-type="float">
            <text:p>3.04E-05</text:p>
          </table:table-cell>
          <table:table-cell office:value-type="float" office:value="0.003195185" calcext:value-type="float">
            <text:p>0.003195185</text:p>
          </table:table-cell>
          <table:table-cell table:style-name="ce2" office:value-type="float" office:value="0.0000133429317535" calcext:value-type="float">
            <text:p>1.33E-05</text:p>
          </table:table-cell>
          <table:table-cell office:value-type="float" office:value="0.01515391" calcext:value-type="float">
            <text:p>0.01515391</text:p>
          </table:table-cell>
          <table:table-cell table:style-name="ce2" office:value-type="float" office:value="0.0000421598136724" calcext:value-type="float">
            <text:p>4.22E-05</text:p>
          </table:table-cell>
          <table:table-cell office:value-type="float" office:value="0.0003034273" calcext:value-type="float">
            <text:p>0.0003034273</text:p>
          </table:table-cell>
          <table:table-cell table:style-name="ce2" office:value-type="float" office:value="0.0000228867425382" calcext:value-type="float">
            <text:p>2.29E-05</text:p>
          </table:table-cell>
          <table:table-cell office:value-type="float" office:value="0.003844223" calcext:value-type="float">
            <text:p>0.003844223</text:p>
          </table:table-cell>
          <table:table-cell table:style-name="ce2" office:value-type="float" office:value="0.0000209024570858" calcext:value-type="float">
            <text:p>2.09E-05</text:p>
          </table:table-cell>
          <table:table-cell office:value-type="float" office:value="0.001919756" calcext:value-type="float">
            <text:p>0.001919756</text:p>
          </table:table-cell>
          <table:table-cell table:style-name="ce2" office:value-type="float" office:value="0.0000238160045161" calcext:value-type="float">
            <text:p>2.38E-05</text:p>
          </table:table-cell>
          <table:table-cell office:value-type="float" office:value="0.005020003" calcext:value-type="float">
            <text:p>0.005020003</text:p>
          </table:table-cell>
          <table:table-cell table:style-name="ce2" office:value-type="float" office:value="0.0000322938597707" calcext:value-type="float">
            <text:p>3.23E-05</text:p>
          </table:table-cell>
          <table:table-cell office:value-type="float" office:value="0.001870217" calcext:value-type="float">
            <text:p>0.001870217</text:p>
          </table:table-cell>
          <table:table-cell table:style-name="ce2" office:value-type="float" office:value="0.0000401646110262" calcext:value-type="float">
            <text:p>4.02E-05</text:p>
          </table:table-cell>
          <table:table-cell office:value-type="float" office:value="0.0101546405" calcext:value-type="float">
            <text:p>0.0101546405</text:p>
          </table:table-cell>
          <table:table-cell office:value-type="float" office:value="0.000501373236332" calcext:value-type="float">
            <text:p>0.000501373236332</text:p>
          </table:table-cell>
          <table:table-cell office:value-type="float" office:value="0.003849663" calcext:value-type="float">
            <text:p>0.003849663</text:p>
          </table:table-cell>
          <table:table-cell table:style-name="ce2" office:value-type="float" office:value="0.0000471166155853" calcext:value-type="float">
            <text:p>4.71E-05</text:p>
          </table:table-cell>
          <table:table-cell office:value-type="float" office:value="0.01424653" calcext:value-type="float">
            <text:p>0.01424653</text:p>
          </table:table-cell>
          <table:table-cell table:style-name="ce2" office:value-type="float" office:value="0.0000586599816267" calcext:value-type="float">
            <text:p>5.87E-05</text:p>
          </table:table-cell>
          <table:table-cell office:value-type="float" office:value="0.0005360648" calcext:value-type="float">
            <text:p>0.0005360648</text:p>
          </table:table-cell>
          <table:table-cell table:style-name="ce2" office:value-type="float" office:value="0.0000132285255229" calcext:value-type="float">
            <text:p>1.32E-05</text:p>
          </table:table-cell>
          <table:table-cell office:value-type="float" office:value="0.01564121" calcext:value-type="float">
            <text:p>0.01564121</text:p>
          </table:table-cell>
          <table:table-cell table:style-name="ce2" office:value-type="float" office:value="0.0000533782821005" calcext:value-type="float">
            <text:p>5.34E-05</text:p>
          </table:table-cell>
          <table:table-cell table:style-name="ce2" office:value-type="float" office:value="0.0000298836" calcext:value-type="float">
            <text:p>2.99E-05</text:p>
          </table:table-cell>
          <table:table-cell table:style-name="ce2" office:value-type="float" office:value="0.00000547307141476" calcext:value-type="float">
            <text:p>5.47E-06</text:p>
          </table:table-cell>
          <table:table-cell office:value-type="float" office:value="0.01276176" calcext:value-type="float">
            <text:p>0.01276176</text:p>
          </table:table-cell>
          <table:table-cell table:style-name="ce2" office:value-type="float" office:value="0.0000345311517972" calcext:value-type="float">
            <text:p>3.45E-05</text:p>
          </table:table-cell>
          <table:table-cell office:value-type="float" office:value="0.002940649" calcext:value-type="float">
            <text:p>0.002940649</text:p>
          </table:table-cell>
          <table:table-cell table:style-name="ce2" office:value-type="float" office:value="0.0000213569517436" calcext:value-type="float">
            <text:p>2.14E-05</text:p>
          </table:table-cell>
          <table:table-cell office:value-type="float" office:value="0.01544112" calcext:value-type="float">
            <text:p>0.01544112</text:p>
          </table:table-cell>
          <table:table-cell table:style-name="ce2" office:value-type="float" office:value="0.0000483014561547" calcext:value-type="float">
            <text:p>4.83E-05</text:p>
          </table:table-cell>
          <table:table-cell table:style-name="ce2" office:value-type="float" office:value="0.0000582122" calcext:value-type="float">
            <text:p>5.82E-05</text:p>
          </table:table-cell>
          <table:table-cell table:style-name="ce2" office:value-type="float" office:value="0.0000160167517015" calcext:value-type="float">
            <text:p>1.60E-05</text:p>
          </table:table-cell>
          <table:table-cell office:value-type="float" office:value="0.004104407" calcext:value-type="float">
            <text:p>0.004104407</text:p>
          </table:table-cell>
          <table:table-cell table:style-name="ce2" office:value-type="float" office:value="0.0000310279540809" calcext:value-type="float">
            <text:p>3.10E-05</text:p>
          </table:table-cell>
          <table:table-cell office:value-type="float" office:value="0.001878535" calcext:value-type="float">
            <text:p>0.001878535</text:p>
          </table:table-cell>
          <table:table-cell table:style-name="ce2" office:value-type="float" office:value="0.0000199811273456" calcext:value-type="float">
            <text:p>2.00E-05</text:p>
          </table:table-cell>
          <table:table-cell office:value-type="float" office:value="0.005231207" calcext:value-type="float">
            <text:p>0.005231207</text:p>
          </table:table-cell>
          <table:table-cell table:style-name="ce2" office:value-type="float" office:value="0.0000162036909718" calcext:value-type="float">
            <text:p>1.62E-05</text:p>
          </table:table-cell>
          <table:table-cell office:value-type="float" office:value="0.001857298" calcext:value-type="float">
            <text:p>0.001857298</text:p>
          </table:table-cell>
          <table:table-cell table:style-name="ce2" office:value-type="float" office:value="0.0000238452020797" calcext:value-type="float">
            <text:p>2.38E-05</text:p>
          </table:table-cell>
          <table:table-cell office:value-type="float" office:value="0.02423374" calcext:value-type="float">
            <text:p>0.02423374</text:p>
          </table:table-cell>
          <table:table-cell table:style-name="ce2" office:value-type="float" office:value="0.0000860459722087" calcext:value-type="float">
            <text:p>8.60E-05</text:p>
          </table:table-cell>
          <table:table-cell office:value-type="float" office:value="0.01544112" calcext:value-type="float">
            <text:p>0.01544112</text:p>
          </table:table-cell>
          <table:table-cell table:style-name="ce2" office:value-type="float" office:value="0.0000483014561547" calcext:value-type="float">
            <text:p>4.83E-05</text:p>
          </table:table-cell>
          <table:table-cell office:value-type="float" office:value="0.02472077" calcext:value-type="float">
            <text:p>0.02472077</text:p>
          </table:table-cell>
          <table:table-cell table:style-name="ce2" office:value-type="float" office:value="0.000092007379535" calcext:value-type="float">
            <text:p>9.20E-05</text:p>
          </table:table-cell>
          <table:table-cell office:value-type="float" office:value="0.003807319" calcext:value-type="float">
            <text:p>0.003807319</text:p>
          </table:table-cell>
          <table:table-cell table:style-name="ce2" office:value-type="float" office:value="0.000020330005438" calcext:value-type="float">
            <text:p>2.03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942208" calcext:value-type="float">
            <text:p>0.04942208</text:p>
          </table:table-cell>
          <table:table-cell office:value-type="float" office:value="0.000315428920678" calcext:value-type="float">
            <text:p>0.000315428920678</text:p>
          </table:table-cell>
          <table:table-cell office:value-type="float" office:value="0.02492618" calcext:value-type="float">
            <text:p>0.02492618</text:p>
          </table:table-cell>
          <table:table-cell office:value-type="float" office:value="0.000123831344085" calcext:value-type="float">
            <text:p>0.000123831344085</text:p>
          </table:table-cell>
          <table:table-cell office:value-type="float" office:value="0.04614152" calcext:value-type="float">
            <text:p>0.04614152</text:p>
          </table:table-cell>
          <table:table-cell office:value-type="float" office:value="0.000178375563847" calcext:value-type="float">
            <text:p>0.000178375563847</text:p>
          </table:table-cell>
          <table:table-cell office:value-type="float" office:value="0.03063331" calcext:value-type="float">
            <text:p>0.03063331</text:p>
          </table:table-cell>
          <table:table-cell office:value-type="float" office:value="0.000133916553205" calcext:value-type="float">
            <text:p>0.000133916553205</text:p>
          </table:table-cell>
          <table:table-cell office:value-type="float" office:value="0.02159294" calcext:value-type="float">
            <text:p>0.02159294</text:p>
          </table:table-cell>
          <table:table-cell office:value-type="float" office:value="0.000154930136226" calcext:value-type="float">
            <text:p>0.000154930136226</text:p>
          </table:table-cell>
          <table:table-cell office:value-type="float" office:value="0.01155124" calcext:value-type="float">
            <text:p>0.01155124</text:p>
          </table:table-cell>
          <table:table-cell office:value-type="float" office:value="0.000178052328139" calcext:value-type="float">
            <text:p>0.000178052328139</text:p>
          </table:table-cell>
          <table:table-cell office:value-type="float" office:value="0.02345268" calcext:value-type="float">
            <text:p>0.02345268</text:p>
          </table:table-cell>
          <table:table-cell office:value-type="float" office:value="0.000108265617811" calcext:value-type="float">
            <text:p>0.000108265617811</text:p>
          </table:table-cell>
          <table:table-cell office:value-type="float" office:value="0.01048603" calcext:value-type="float">
            <text:p>0.01048603</text:p>
          </table:table-cell>
          <table:table-cell table:style-name="ce2" office:value-type="float" office:value="0.0000740225198466" calcext:value-type="float">
            <text:p>7.40E-05</text:p>
          </table:table-cell>
          <table:table-cell office:value-type="float" office:value="0.05903007" calcext:value-type="float">
            <text:p>0.05903007</text:p>
          </table:table-cell>
          <table:table-cell office:value-type="float" office:value="0.000243148103244" calcext:value-type="float">
            <text:p>0.000243148103244</text:p>
          </table:table-cell>
          <table:table-cell office:value-type="float" office:value="0.001321291" calcext:value-type="float">
            <text:p>0.001321291</text:p>
          </table:table-cell>
          <table:table-cell table:style-name="ce2" office:value-type="float" office:value="0.0000175692372882" calcext:value-type="float">
            <text:p>1.76E-05</text:p>
          </table:table-cell>
          <table:table-cell office:value-type="float" office:value="0.06446484" calcext:value-type="float">
            <text:p>0.06446484</text:p>
          </table:table-cell>
          <table:table-cell office:value-type="float" office:value="0.000296526551931" calcext:value-type="float">
            <text:p>0.000296526551931</text:p>
          </table:table-cell>
          <table:table-cell office:value-type="float" office:value="0.001218809" calcext:value-type="float">
            <text:p>0.001218809</text:p>
          </table:table-cell>
          <table:table-cell table:style-name="ce2" office:value-type="float" office:value="0.0000123898394304" calcext:value-type="float">
            <text:p>1.24E-05</text:p>
          </table:table-cell>
          <table:table-cell office:value-type="float" office:value="0.02910512" calcext:value-type="float">
            <text:p>0.02910512</text:p>
          </table:table-cell>
          <table:table-cell office:value-type="float" office:value="0.00019104569436" calcext:value-type="float">
            <text:p>0.00019104569436</text:p>
          </table:table-cell>
          <table:table-cell office:value-type="float" office:value="0.009818106" calcext:value-type="float">
            <text:p>0.009818106</text:p>
          </table:table-cell>
          <table:table-cell table:style-name="ce2" office:value-type="float" office:value="0.0000555221595802" calcext:value-type="float">
            <text:p>5.55E-05</text:p>
          </table:table-cell>
          <table:table-cell office:value-type="float" office:value="0.03282396" calcext:value-type="float">
            <text:p>0.03282396</text:p>
          </table:table-cell>
          <table:table-cell office:value-type="float" office:value="0.000245812246327" calcext:value-type="float">
            <text:p>0.000245812246327</text:p>
          </table:table-cell>
          <table:table-cell office:value-type="float" office:value="0.003126253" calcext:value-type="float">
            <text:p>0.003126253</text:p>
          </table:table-cell>
          <table:table-cell table:style-name="ce2" office:value-type="float" office:value="0.0000270962551943" calcext:value-type="float">
            <text:p>2.71E-05</text:p>
          </table:table-cell>
          <table:table-cell office:value-type="float" office:value="0.04932495" calcext:value-type="float">
            <text:p>0.04932495</text:p>
          </table:table-cell>
          <table:table-cell office:value-type="float" office:value="0.000339452177126" calcext:value-type="float">
            <text:p>0.000339452177126</text:p>
          </table:table-cell>
          <table:table-cell office:value-type="float" office:value="0.03264701" calcext:value-type="float">
            <text:p>0.03264701</text:p>
          </table:table-cell>
          <table:table-cell office:value-type="float" office:value="0.000184095611934" calcext:value-type="float">
            <text:p>0.000184095611934</text:p>
          </table:table-cell>
          <table:table-cell office:value-type="float" office:value="0.05575363" calcext:value-type="float">
            <text:p>0.05575363</text:p>
          </table:table-cell>
          <table:table-cell office:value-type="float" office:value="0.000190874228806" calcext:value-type="float">
            <text:p>0.000190874228806</text:p>
          </table:table-cell>
          <table:table-cell office:value-type="float" office:value="0.0325854" calcext:value-type="float">
            <text:p>0.0325854</text:p>
          </table:table-cell>
          <table:table-cell office:value-type="float" office:value="0.000161672240454" calcext:value-type="float">
            <text:p>0.000161672240454</text:p>
          </table:table-cell>
          <table:table-cell office:value-type="float" office:value="0.05601294" calcext:value-type="float">
            <text:p>0.05601294</text:p>
          </table:table-cell>
          <table:table-cell office:value-type="float" office:value="0.000470120786371" calcext:value-type="float">
            <text:p>0.000470120786371</text:p>
          </table:table-cell>
          <table:table-cell office:value-type="float" office:value="0.01423371" calcext:value-type="float">
            <text:p>0.01423371</text:p>
          </table:table-cell>
          <table:table-cell table:style-name="ce2" office:value-type="float" office:value="0.0000985367889561" calcext:value-type="float">
            <text:p>9.85E-05</text:p>
          </table:table-cell>
          <table:table-cell office:value-type="float" office:value="0.05729234" calcext:value-type="float">
            <text:p>0.05729234</text:p>
          </table:table-cell>
          <table:table-cell office:value-type="float" office:value="0.00035925699622" calcext:value-type="float">
            <text:p>0.00035925699622</text:p>
          </table:table-cell>
          <table:table-cell office:value-type="float" office:value="0.01448772" calcext:value-type="float">
            <text:p>0.01448772</text:p>
          </table:table-cell>
          <table:table-cell office:value-type="float" office:value="0.000119170315096" calcext:value-type="float">
            <text:p>0.000119170315096</text:p>
          </table:table-cell>
          <table:table-cell office:value-type="float" office:value="0.04938118" calcext:value-type="float">
            <text:p>0.04938118</text:p>
          </table:table-cell>
          <table:table-cell office:value-type="float" office:value="0.000378748913603" calcext:value-type="float">
            <text:p>0.000378748913603</text:p>
          </table:table-cell>
          <table:table-cell office:value-type="float" office:value="0.006749086" calcext:value-type="float">
            <text:p>0.006749086</text:p>
          </table:table-cell>
          <table:table-cell table:style-name="ce2" office:value-type="float" office:value="0.0000554091930199" calcext:value-type="float">
            <text:p>5.54E-05</text:p>
          </table:table-cell>
          <table:table-cell office:value-type="float" office:value="0.026406346" calcext:value-type="float">
            <text:p>0.026406346</text:p>
          </table:table-cell>
          <table:table-cell office:value-type="float" office:value="0.0202266368401" calcext:value-type="float">
            <text:p>0.0202266368401</text:p>
          </table:table-cell>
          <table:table-cell office:value-type="float" office:value="0.01234557" calcext:value-type="float">
            <text:p>0.01234557</text:p>
          </table:table-cell>
          <table:table-cell table:style-name="ce2" office:value-type="float" office:value="0.0000591700759581" calcext:value-type="float">
            <text:p>5.92E-05</text:p>
          </table:table-cell>
          <table:table-cell office:value-type="float" office:value="0.02018372" calcext:value-type="float">
            <text:p>0.02018372</text:p>
          </table:table-cell>
          <table:table-cell office:value-type="float" office:value="0.000761567520608" calcext:value-type="float">
            <text:p>0.000761567520608</text:p>
          </table:table-cell>
          <table:table-cell office:value-type="float" office:value="0.0145484" calcext:value-type="float">
            <text:p>0.0145484</text:p>
          </table:table-cell>
          <table:table-cell table:style-name="ce2" office:value-type="float" office:value="0.0000360174957486" calcext:value-type="float">
            <text:p>3.60E-05</text:p>
          </table:table-cell>
          <table:table-cell office:value-type="float" office:value="0.005444511" calcext:value-type="float">
            <text:p>0.005444511</text:p>
          </table:table-cell>
          <table:table-cell table:style-name="ce2" office:value-type="float" office:value="0.0000390090147559" calcext:value-type="float">
            <text:p>3.90E-05</text:p>
          </table:table-cell>
          <table:table-cell office:value-type="float" office:value="0.05942579" calcext:value-type="float">
            <text:p>0.05942579</text:p>
          </table:table-cell>
          <table:table-cell office:value-type="float" office:value="0.000277606437846" calcext:value-type="float">
            <text:p>0.000277606437846</text:p>
          </table:table-cell>
          <table:table-cell office:value-type="float" office:value="0.0001280953" calcext:value-type="float">
            <text:p>0.0001280953</text:p>
          </table:table-cell>
          <table:table-cell table:style-name="ce2" office:value-type="float" office:value="0.0000225017837468" calcext:value-type="float">
            <text:p>2.25E-05</text:p>
          </table:table-cell>
          <table:table-cell office:value-type="float" office:value="0.06517921" calcext:value-type="float">
            <text:p>0.06517921</text:p>
          </table:table-cell>
          <table:table-cell office:value-type="float" office:value="0.000500952462704" calcext:value-type="float">
            <text:p>0.000500952462704</text:p>
          </table:table-cell>
          <table:table-cell office:value-type="float" office:value="0.0001288122" calcext:value-type="float">
            <text:p>0.0001288122</text:p>
          </table:table-cell>
          <table:table-cell table:style-name="ce2" office:value-type="float" office:value="0.0000261829474608" calcext:value-type="float">
            <text:p>2.62E-05</text:p>
          </table:table-cell>
          <table:table-cell office:value-type="float" office:value="0.05003121" calcext:value-type="float">
            <text:p>0.05003121</text:p>
          </table:table-cell>
          <table:table-cell office:value-type="float" office:value="0.000273260447396" calcext:value-type="float">
            <text:p>0.000273260447396</text:p>
          </table:table-cell>
          <table:table-cell office:value-type="float" office:value="0.001211496" calcext:value-type="float">
            <text:p>0.001211496</text:p>
          </table:table-cell>
          <table:table-cell table:style-name="ce2" office:value-type="float" office:value="0.0000159054820738" calcext:value-type="float">
            <text:p>1.59E-05</text:p>
          </table:table-cell>
          <table:table-cell office:value-type="float" office:value="0.05113464" calcext:value-type="float">
            <text:p>0.05113464</text:p>
          </table:table-cell>
          <table:table-cell office:value-type="float" office:value="0.000273539207834" calcext:value-type="float">
            <text:p>0.000273539207834</text:p>
          </table:table-cell>
          <table:table-cell office:value-type="float" office:value="0.001293913" calcext:value-type="float">
            <text:p>0.001293913</text:p>
          </table:table-cell>
          <table:table-cell table:style-name="ce2" office:value-type="float" office:value="0.0000146105517806" calcext:value-type="float">
            <text:p>1.46E-05</text:p>
          </table:table-cell>
          <table:table-cell office:value-type="float" office:value="0.01759675" calcext:value-type="float">
            <text:p>0.01759675</text:p>
          </table:table-cell>
          <table:table-cell office:value-type="float" office:value="0.000150077611403" calcext:value-type="float">
            <text:p>0.000150077611403</text:p>
          </table:table-cell>
          <table:table-cell office:value-type="float" office:value="0.006698794" calcext:value-type="float">
            <text:p>0.006698794</text:p>
          </table:table-cell>
          <table:table-cell table:style-name="ce2" office:value-type="float" office:value="0.0000355950209377" calcext:value-type="float">
            <text:p>3.56E-05</text:p>
          </table:table-cell>
          <table:table-cell office:value-type="float" office:value="0.02289505" calcext:value-type="float">
            <text:p>0.02289505</text:p>
          </table:table-cell>
          <table:table-cell office:value-type="float" office:value="0.000129579390079" calcext:value-type="float">
            <text:p>0.000129579390079</text:p>
          </table:table-cell>
          <table:table-cell office:value-type="float" office:value="0.006675808" calcext:value-type="float">
            <text:p>0.006675808</text:p>
          </table:table-cell>
          <table:table-cell table:style-name="ce2" office:value-type="float" office:value="0.0000232165093558" calcext:value-type="float">
            <text:p>2.32E-05</text:p>
          </table:table-cell>
          <table:table-cell office:value-type="float" office:value="0.043024325" calcext:value-type="float">
            <text:p>0.043024325</text:p>
          </table:table-cell>
          <table:table-cell office:value-type="float" office:value="0.00137562325277" calcext:value-type="float">
            <text:p>0.00137562325277</text:p>
          </table:table-cell>
          <table:table-cell office:value-type="float" office:value="0.011096745" calcext:value-type="float">
            <text:p>0.011096745</text:p>
          </table:table-cell>
          <table:table-cell table:style-name="ce2" office:value-type="float" office:value="0.0000498840178498" calcext:value-type="float">
            <text:p>4.99E-05</text:p>
          </table:table-cell>
          <table:table-cell office:value-type="float" office:value="0.06012431" calcext:value-type="float">
            <text:p>0.06012431</text:p>
          </table:table-cell>
          <table:table-cell office:value-type="float" office:value="0.000209680362298" calcext:value-type="float">
            <text:p>0.000209680362298</text:p>
          </table:table-cell>
          <table:table-cell office:value-type="float" office:value="0.0001341177" calcext:value-type="float">
            <text:p>0.0001341177</text:p>
          </table:table-cell>
          <table:table-cell table:style-name="ce2" office:value-type="float" office:value="0.0000267045152073" calcext:value-type="float">
            <text:p>2.67E-05</text:p>
          </table:table-cell>
          <table:table-cell office:value-type="float" office:value="0.06577741" calcext:value-type="float">
            <text:p>0.06577741</text:p>
          </table:table-cell>
          <table:table-cell office:value-type="float" office:value="0.000480485241882" calcext:value-type="float">
            <text:p>0.000480485241882</text:p>
          </table:table-cell>
          <table:table-cell office:value-type="float" office:value="0.0001297174" calcext:value-type="float">
            <text:p>0.0001297174</text:p>
          </table:table-cell>
          <table:table-cell table:style-name="ce2" office:value-type="float" office:value="0.0000274933639234" calcext:value-type="float">
            <text:p>2.75E-05</text:p>
          </table:table-cell>
          <table:table-cell office:value-type="float" office:value="0.05098929" calcext:value-type="float">
            <text:p>0.05098929</text:p>
          </table:table-cell>
          <table:table-cell office:value-type="float" office:value="0.000281155040068" calcext:value-type="float">
            <text:p>0.000281155040068</text:p>
          </table:table-cell>
          <table:table-cell office:value-type="float" office:value="0.0001641738" calcext:value-type="float">
            <text:p>0.0001641738</text:p>
          </table:table-cell>
          <table:table-cell table:style-name="ce2" office:value-type="float" office:value="0.0000197194273119" calcext:value-type="float">
            <text:p>1.97E-05</text:p>
          </table:table-cell>
          <table:table-cell office:value-type="float" office:value="0.05401391" calcext:value-type="float">
            <text:p>0.05401391</text:p>
          </table:table-cell>
          <table:table-cell office:value-type="float" office:value="0.000244530977133" calcext:value-type="float">
            <text:p>0.000244530977133</text:p>
          </table:table-cell>
          <table:table-cell office:value-type="float" office:value="0.0001615316" calcext:value-type="float">
            <text:p>0.0001615316</text:p>
          </table:table-cell>
          <table:table-cell table:style-name="ce2" office:value-type="float" office:value="0.0000171709245606" calcext:value-type="float">
            <text:p>1.72E-05</text:p>
          </table:table-cell>
          <table:table-cell office:value-type="float" office:value="0.01844753" calcext:value-type="float">
            <text:p>0.01844753</text:p>
          </table:table-cell>
          <table:table-cell office:value-type="float" office:value="0.000105736791137" calcext:value-type="float">
            <text:p>0.000105736791137</text:p>
          </table:table-cell>
          <table:table-cell office:value-type="float" office:value="0.006685158" calcext:value-type="float">
            <text:p>0.006685158</text:p>
          </table:table-cell>
          <table:table-cell table:style-name="ce2" office:value-type="float" office:value="0.0000343451432116" calcext:value-type="float">
            <text:p>3.43E-05</text:p>
          </table:table-cell>
          <table:table-cell office:value-type="float" office:value="0.0235847" calcext:value-type="float">
            <text:p>0.0235847</text:p>
          </table:table-cell>
          <table:table-cell office:value-type="float" office:value="0.00012777616714" calcext:value-type="float">
            <text:p>0.00012777616714</text:p>
          </table:table-cell>
          <table:table-cell office:value-type="float" office:value="0.006678257" calcext:value-type="float">
            <text:p>0.006678257</text:p>
          </table:table-cell>
          <table:table-cell table:style-name="ce2" office:value-type="float" office:value="0.0000421673557388" calcext:value-type="float">
            <text:p>4.22E-05</text:p>
          </table:table-cell>
          <table:table-cell office:value-type="float" office:value="0.1027802" calcext:value-type="float">
            <text:p>0.1027802</text:p>
          </table:table-cell>
          <table:table-cell office:value-type="float" office:value="0.0002891788374" calcext:value-type="float">
            <text:p>0.0002891788374</text:p>
          </table:table-cell>
          <table:table-cell office:value-type="float" office:value="0.05401391" calcext:value-type="float">
            <text:p>0.05401391</text:p>
          </table:table-cell>
          <table:table-cell office:value-type="float" office:value="0.000244530977133" calcext:value-type="float">
            <text:p>0.000244530977133</text:p>
          </table:table-cell>
          <table:table-cell office:value-type="float" office:value="0.1055289" calcext:value-type="float">
            <text:p>0.1055289</text:p>
          </table:table-cell>
          <table:table-cell office:value-type="float" office:value="0.000298671670345" calcext:value-type="float">
            <text:p>0.000298671670345</text:p>
          </table:table-cell>
          <table:table-cell office:value-type="float" office:value="0.01108422" calcext:value-type="float">
            <text:p>0.01108422</text:p>
          </table:table-cell>
          <table:table-cell table:style-name="ce2" office:value-type="float" office:value="0.0000483419486575" calcext:value-type="float">
            <text:p>4.83E-0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3674806" calcext:value-type="float">
            <text:p>0.3674806</text:p>
          </table:table-cell>
          <table:table-cell office:value-type="float" office:value="0.00614454998262" calcext:value-type="float">
            <text:p>0.00614454998262</text:p>
          </table:table-cell>
          <table:table-cell office:value-type="float" office:value="0.1200798" calcext:value-type="float">
            <text:p>0.1200798</text:p>
          </table:table-cell>
          <table:table-cell office:value-type="float" office:value="0.000336249840975" calcext:value-type="float">
            <text:p>0.000336249840975</text:p>
          </table:table-cell>
          <table:table-cell office:value-type="float" office:value="0.1986607" calcext:value-type="float">
            <text:p>0.1986607</text:p>
          </table:table-cell>
          <table:table-cell office:value-type="float" office:value="0.0019173048242" calcext:value-type="float">
            <text:p>0.0019173048242</text:p>
          </table:table-cell>
          <table:table-cell office:value-type="float" office:value="0.12028" calcext:value-type="float">
            <text:p>0.12028</text:p>
          </table:table-cell>
          <table:table-cell office:value-type="float" office:value="0.000347411379587" calcext:value-type="float">
            <text:p>0.000347411379587</text:p>
          </table:table-cell>
          <table:table-cell office:value-type="float" office:value="0.1760882" calcext:value-type="float">
            <text:p>0.1760882</text:p>
          </table:table-cell>
          <table:table-cell office:value-type="float" office:value="0.00318509789837" calcext:value-type="float">
            <text:p>0.00318509789837</text:p>
          </table:table-cell>
          <table:table-cell office:value-type="float" office:value="0.0391026" calcext:value-type="float">
            <text:p>0.0391026</text:p>
          </table:table-cell>
          <table:table-cell office:value-type="float" office:value="0.000980990842635" calcext:value-type="float">
            <text:p>0.000980990842635</text:p>
          </table:table-cell>
          <table:table-cell office:value-type="float" office:value="0.1758716" calcext:value-type="float">
            <text:p>0.1758716</text:p>
          </table:table-cell>
          <table:table-cell office:value-type="float" office:value="0.00297705171828" calcext:value-type="float">
            <text:p>0.00297705171828</text:p>
          </table:table-cell>
          <table:table-cell office:value-type="float" office:value="0.0415527" calcext:value-type="float">
            <text:p>0.0415527</text:p>
          </table:table-cell>
          <table:table-cell office:value-type="float" office:value="0.00115866684216" calcext:value-type="float">
            <text:p>0.00115866684216</text:p>
          </table:table-cell>
          <table:table-cell office:value-type="float" office:value="0.3894622" calcext:value-type="float">
            <text:p>0.3894622</text:p>
          </table:table-cell>
          <table:table-cell office:value-type="float" office:value="0.00568499177758" calcext:value-type="float">
            <text:p>0.00568499177758</text:p>
          </table:table-cell>
          <table:table-cell office:value-type="float" office:value="0.001336751" calcext:value-type="float">
            <text:p>0.001336751</text:p>
          </table:table-cell>
          <table:table-cell table:style-name="ce2" office:value-type="float" office:value="0.0000179471764725" calcext:value-type="float">
            <text:p>1.79E-05</text:p>
          </table:table-cell>
          <table:table-cell office:value-type="float" office:value="0.4114973" calcext:value-type="float">
            <text:p>0.4114973</text:p>
          </table:table-cell>
          <table:table-cell office:value-type="float" office:value="0.00496399364423" calcext:value-type="float">
            <text:p>0.00496399364423</text:p>
          </table:table-cell>
          <table:table-cell office:value-type="float" office:value="0.001229523" calcext:value-type="float">
            <text:p>0.001229523</text:p>
          </table:table-cell>
          <table:table-cell table:style-name="ce2" office:value-type="float" office:value="0.0000146533144146" calcext:value-type="float">
            <text:p>1.47E-05</text:p>
          </table:table-cell>
          <table:table-cell office:value-type="float" office:value="0.1503531" calcext:value-type="float">
            <text:p>0.1503531</text:p>
          </table:table-cell>
          <table:table-cell office:value-type="float" office:value="0.000768298184301" calcext:value-type="float">
            <text:p>0.000768298184301</text:p>
          </table:table-cell>
          <table:table-cell office:value-type="float" office:value="0.04039604" calcext:value-type="float">
            <text:p>0.04039604</text:p>
          </table:table-cell>
          <table:table-cell office:value-type="float" office:value="0.000275323850523" calcext:value-type="float">
            <text:p>0.000275323850523</text:p>
          </table:table-cell>
          <table:table-cell office:value-type="float" office:value="0.1863654" calcext:value-type="float">
            <text:p>0.1863654</text:p>
          </table:table-cell>
          <table:table-cell office:value-type="float" office:value="0.00176568168768" calcext:value-type="float">
            <text:p>0.00176568168768</text:p>
          </table:table-cell>
          <table:table-cell office:value-type="float" office:value="0.004149891" calcext:value-type="float">
            <text:p>0.004149891</text:p>
          </table:table-cell>
          <table:table-cell table:style-name="ce2" office:value-type="float" office:value="0.0000322509088416" calcext:value-type="float">
            <text:p>3.23E-05</text:p>
          </table:table-cell>
          <table:table-cell office:value-type="float" office:value="0.3677557" calcext:value-type="float">
            <text:p>0.3677557</text:p>
          </table:table-cell>
          <table:table-cell office:value-type="float" office:value="0.00597000348129" calcext:value-type="float">
            <text:p>0.00597000348129</text:p>
          </table:table-cell>
          <table:table-cell office:value-type="float" office:value="0.128919" calcext:value-type="float">
            <text:p>0.128919</text:p>
          </table:table-cell>
          <table:table-cell office:value-type="float" office:value="0.000253678711935" calcext:value-type="float">
            <text:p>0.000253678711935</text:p>
          </table:table-cell>
          <table:table-cell office:value-type="float" office:value="0.2352716" calcext:value-type="float">
            <text:p>0.2352716</text:p>
          </table:table-cell>
          <table:table-cell office:value-type="float" office:value="0.00172956386282" calcext:value-type="float">
            <text:p>0.00172956386282</text:p>
          </table:table-cell>
          <table:table-cell office:value-type="float" office:value="0.1293495" calcext:value-type="float">
            <text:p>0.1293495</text:p>
          </table:table-cell>
          <table:table-cell office:value-type="float" office:value="0.000250282618032" calcext:value-type="float">
            <text:p>0.000250282618032</text:p>
          </table:table-cell>
          <table:table-cell office:value-type="float" office:value="0.5521879" calcext:value-type="float">
            <text:p>0.5521879</text:p>
          </table:table-cell>
          <table:table-cell office:value-type="float" office:value="0.005749230334" calcext:value-type="float">
            <text:p>0.005749230334</text:p>
          </table:table-cell>
          <table:table-cell office:value-type="float" office:value="0.05738604" calcext:value-type="float">
            <text:p>0.05738604</text:p>
          </table:table-cell>
          <table:table-cell office:value-type="float" office:value="0.00108842901897" calcext:value-type="float">
            <text:p>0.00108842901897</text:p>
          </table:table-cell>
          <table:table-cell office:value-type="float" office:value="0.4945941" calcext:value-type="float">
            <text:p>0.4945941</text:p>
          </table:table-cell>
          <table:table-cell office:value-type="float" office:value="0.00893973042658" calcext:value-type="float">
            <text:p>0.00893973042658</text:p>
          </table:table-cell>
          <table:table-cell office:value-type="float" office:value="0.05688875" calcext:value-type="float">
            <text:p>0.05688875</text:p>
          </table:table-cell>
          <table:table-cell office:value-type="float" office:value="0.00131262605172" calcext:value-type="float">
            <text:p>0.00131262605172</text:p>
          </table:table-cell>
          <table:table-cell office:value-type="float" office:value="0.3675205" calcext:value-type="float">
            <text:p>0.3675205</text:p>
          </table:table-cell>
          <table:table-cell office:value-type="float" office:value="0.00601943602471" calcext:value-type="float">
            <text:p>0.00601943602471</text:p>
          </table:table-cell>
          <table:table-cell office:value-type="float" office:value="0.02804075" calcext:value-type="float">
            <text:p>0.02804075</text:p>
          </table:table-cell>
          <table:table-cell office:value-type="float" office:value="0.000187949113976" calcext:value-type="float">
            <text:p>0.000187949113976</text:p>
          </table:table-cell>
          <table:table-cell office:value-type="float" office:value="0.11352355" calcext:value-type="float">
            <text:p>0.11352355</text:p>
          </table:table-cell>
          <table:table-cell office:value-type="float" office:value="0.0876348992982" calcext:value-type="float">
            <text:p>0.0876348992982</text:p>
          </table:table-cell>
          <table:table-cell office:value-type="float" office:value="0.07204275" calcext:value-type="float">
            <text:p>0.07204275</text:p>
          </table:table-cell>
          <table:table-cell office:value-type="float" office:value="0.000446420773735" calcext:value-type="float">
            <text:p>0.000446420773735</text:p>
          </table:table-cell>
          <table:table-cell office:value-type="float" office:value="0.03589431" calcext:value-type="float">
            <text:p>0.03589431</text:p>
          </table:table-cell>
          <table:table-cell office:value-type="float" office:value="0.000556854358478" calcext:value-type="float">
            <text:p>0.000556854358478</text:p>
          </table:table-cell>
          <table:table-cell office:value-type="float" office:value="0.07073345" calcext:value-type="float">
            <text:p>0.07073345</text:p>
          </table:table-cell>
          <table:table-cell office:value-type="float" office:value="0.000301373567557" calcext:value-type="float">
            <text:p>0.000301373567557</text:p>
          </table:table-cell>
          <table:table-cell office:value-type="float" office:value="0.02111875" calcext:value-type="float">
            <text:p>0.02111875</text:p>
          </table:table-cell>
          <table:table-cell office:value-type="float" office:value="0.000132506463155" calcext:value-type="float">
            <text:p>0.000132506463155</text:p>
          </table:table-cell>
          <table:table-cell office:value-type="float" office:value="0.3901151" calcext:value-type="float">
            <text:p>0.3901151</text:p>
          </table:table-cell>
          <table:table-cell office:value-type="float" office:value="0.00674883668082" calcext:value-type="float">
            <text:p>0.00674883668082</text:p>
          </table:table-cell>
          <table:table-cell office:value-type="float" office:value="0.0001783654" calcext:value-type="float">
            <text:p>0.0001783654</text:p>
          </table:table-cell>
          <table:table-cell table:style-name="ce2" office:value-type="float" office:value="0.0000185638869325" calcext:value-type="float">
            <text:p>1.86E-05</text:p>
          </table:table-cell>
          <table:table-cell office:value-type="float" office:value="0.4140813" calcext:value-type="float">
            <text:p>0.4140813</text:p>
          </table:table-cell>
          <table:table-cell office:value-type="float" office:value="0.0078551442175" calcext:value-type="float">
            <text:p>0.0078551442175</text:p>
          </table:table-cell>
          <table:table-cell office:value-type="float" office:value="0.0001682613" calcext:value-type="float">
            <text:p>0.0001682613</text:p>
          </table:table-cell>
          <table:table-cell table:style-name="ce2" office:value-type="float" office:value="0.0000188713977404" calcext:value-type="float">
            <text:p>1.89E-05</text:p>
          </table:table-cell>
          <table:table-cell office:value-type="float" office:value="0.2976365" calcext:value-type="float">
            <text:p>0.2976365</text:p>
          </table:table-cell>
          <table:table-cell office:value-type="float" office:value="0.000418420907168" calcext:value-type="float">
            <text:p>0.000418420907168</text:p>
          </table:table-cell>
          <table:table-cell office:value-type="float" office:value="0.001178596" calcext:value-type="float">
            <text:p>0.001178596</text:p>
          </table:table-cell>
          <table:table-cell table:style-name="ce2" office:value-type="float" office:value="0.0000118116601524" calcext:value-type="float">
            <text:p>1.18E-05</text:p>
          </table:table-cell>
          <table:table-cell office:value-type="float" office:value="0.315363" calcext:value-type="float">
            <text:p>0.315363</text:p>
          </table:table-cell>
          <table:table-cell office:value-type="float" office:value="0.000460008454029" calcext:value-type="float">
            <text:p>0.000460008454029</text:p>
          </table:table-cell>
          <table:table-cell office:value-type="float" office:value="0.001283736" calcext:value-type="float">
            <text:p>0.001283736</text:p>
          </table:table-cell>
          <table:table-cell table:style-name="ce2" office:value-type="float" office:value="0.0000132906476725" calcext:value-type="float">
            <text:p>1.33E-05</text:p>
          </table:table-cell>
          <table:table-cell office:value-type="float" office:value="0.1201148" calcext:value-type="float">
            <text:p>0.1201148</text:p>
          </table:table-cell>
          <table:table-cell office:value-type="float" office:value="0.000390828692225" calcext:value-type="float">
            <text:p>0.000390828692225</text:p>
          </table:table-cell>
          <table:table-cell office:value-type="float" office:value="0.0285245" calcext:value-type="float">
            <text:p>0.0285245</text:p>
          </table:table-cell>
          <table:table-cell office:value-type="float" office:value="0.000168927407157" calcext:value-type="float">
            <text:p>0.000168927407157</text:p>
          </table:table-cell>
          <table:table-cell office:value-type="float" office:value="0.117887" calcext:value-type="float">
            <text:p>0.117887</text:p>
          </table:table-cell>
          <table:table-cell office:value-type="float" office:value="0.000890383812372" calcext:value-type="float">
            <text:p>0.000890383812372</text:p>
          </table:table-cell>
          <table:table-cell office:value-type="float" office:value="0.02809212" calcext:value-type="float">
            <text:p>0.02809212</text:p>
          </table:table-cell>
          <table:table-cell office:value-type="float" office:value="0.000159398799661" calcext:value-type="float">
            <text:p>0.000159398799661</text:p>
          </table:table-cell>
          <table:table-cell office:value-type="float" office:value="0.21669595" calcext:value-type="float">
            <text:p>0.21669595</text:p>
          </table:table-cell>
          <table:table-cell office:value-type="float" office:value="0.000675121234727" calcext:value-type="float">
            <text:p>0.000675121234727</text:p>
          </table:table-cell>
          <table:table-cell office:value-type="float" office:value="0.04497353" calcext:value-type="float">
            <text:p>0.04497353</text:p>
          </table:table-cell>
          <table:table-cell office:value-type="float" office:value="0.00125664373551" calcext:value-type="float">
            <text:p>0.00125664373551</text:p>
          </table:table-cell>
          <table:table-cell office:value-type="float" office:value="0.4000588" calcext:value-type="float">
            <text:p>0.4000588</text:p>
          </table:table-cell>
          <table:table-cell office:value-type="float" office:value="0.00799486052689" calcext:value-type="float">
            <text:p>0.00799486052689</text:p>
          </table:table-cell>
          <table:table-cell office:value-type="float" office:value="0.0001717333" calcext:value-type="float">
            <text:p>0.0001717333</text:p>
          </table:table-cell>
          <table:table-cell table:style-name="ce2" office:value-type="float" office:value="0.0000191288250731" calcext:value-type="float">
            <text:p>1.91E-05</text:p>
          </table:table-cell>
          <table:table-cell office:value-type="float" office:value="0.4181471" calcext:value-type="float">
            <text:p>0.4181471</text:p>
          </table:table-cell>
          <table:table-cell office:value-type="float" office:value="0.00570353257883" calcext:value-type="float">
            <text:p>0.00570353257883</text:p>
          </table:table-cell>
          <table:table-cell office:value-type="float" office:value="0.0001667644" calcext:value-type="float">
            <text:p>0.0001667644</text:p>
          </table:table-cell>
          <table:table-cell table:style-name="ce2" office:value-type="float" office:value="0.0000192151386048" calcext:value-type="float">
            <text:p>1.92E-05</text:p>
          </table:table-cell>
          <table:table-cell office:value-type="float" office:value="0.3013136" calcext:value-type="float">
            <text:p>0.3013136</text:p>
          </table:table-cell>
          <table:table-cell office:value-type="float" office:value="0.000330655308945" calcext:value-type="float">
            <text:p>0.000330655308945</text:p>
          </table:table-cell>
          <table:table-cell office:value-type="float" office:value="0.0001952796" calcext:value-type="float">
            <text:p>0.0001952796</text:p>
          </table:table-cell>
          <table:table-cell table:style-name="ce2" office:value-type="float" office:value="0.0000192004569402" calcext:value-type="float">
            <text:p>1.92E-05</text:p>
          </table:table-cell>
          <table:table-cell office:value-type="float" office:value="0.3271069" calcext:value-type="float">
            <text:p>0.3271069</text:p>
          </table:table-cell>
          <table:table-cell office:value-type="float" office:value="0.00271340202411" calcext:value-type="float">
            <text:p>0.00271340202411</text:p>
          </table:table-cell>
          <table:table-cell office:value-type="float" office:value="0.0002020057" calcext:value-type="float">
            <text:p>0.0002020057</text:p>
          </table:table-cell>
          <table:table-cell table:style-name="ce2" office:value-type="float" office:value="0.0000170090976248" calcext:value-type="float">
            <text:p>1.70E-05</text:p>
          </table:table-cell>
          <table:table-cell office:value-type="float" office:value="0.1202304" calcext:value-type="float">
            <text:p>0.1202304</text:p>
          </table:table-cell>
          <table:table-cell office:value-type="float" office:value="0.000392844951037" calcext:value-type="float">
            <text:p>0.000392844951037</text:p>
          </table:table-cell>
          <table:table-cell office:value-type="float" office:value="0.03042418" calcext:value-type="float">
            <text:p>0.03042418</text:p>
          </table:table-cell>
          <table:table-cell office:value-type="float" office:value="0.000170898051481" calcext:value-type="float">
            <text:p>0.000170898051481</text:p>
          </table:table-cell>
          <table:table-cell office:value-type="float" office:value="0.1202516" calcext:value-type="float">
            <text:p>0.1202516</text:p>
          </table:table-cell>
          <table:table-cell office:value-type="float" office:value="0.000706933785993" calcext:value-type="float">
            <text:p>0.000706933785993</text:p>
          </table:table-cell>
          <table:table-cell office:value-type="float" office:value="0.02820035" calcext:value-type="float">
            <text:p>0.02820035</text:p>
          </table:table-cell>
          <table:table-cell office:value-type="float" office:value="0.000134348528917" calcext:value-type="float">
            <text:p>0.000134348528917</text:p>
          </table:table-cell>
          <table:table-cell office:value-type="float" office:value="0.4526166" calcext:value-type="float">
            <text:p>0.4526166</text:p>
          </table:table-cell>
          <table:table-cell office:value-type="float" office:value="0.00796672779893" calcext:value-type="float">
            <text:p>0.00796672779893</text:p>
          </table:table-cell>
          <table:table-cell office:value-type="float" office:value="0.3271069" calcext:value-type="float">
            <text:p>0.3271069</text:p>
          </table:table-cell>
          <table:table-cell office:value-type="float" office:value="0.00271340202411" calcext:value-type="float">
            <text:p>0.00271340202411</text:p>
          </table:table-cell>
          <table:table-cell office:value-type="float" office:value="0.449456" calcext:value-type="float">
            <text:p>0.449456</text:p>
          </table:table-cell>
          <table:table-cell office:value-type="float" office:value="0.00184910771275" calcext:value-type="float">
            <text:p>0.00184910771275</text:p>
          </table:table-cell>
          <table:table-cell office:value-type="float" office:value="0.04626348" calcext:value-type="float">
            <text:p>0.04626348</text:p>
          </table:table-cell>
          <table:table-cell office:value-type="float" office:value="0.000696222944497" calcext:value-type="float">
            <text:p>0.000696222944497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044738" calcext:value-type="float">
            <text:p>2.044738</text:p>
          </table:table-cell>
          <table:table-cell office:value-type="float" office:value="0.0116455349574" calcext:value-type="float">
            <text:p>0.0116455349574</text:p>
          </table:table-cell>
          <table:table-cell office:value-type="float" office:value="0.4787594" calcext:value-type="float">
            <text:p>0.4787594</text:p>
          </table:table-cell>
          <table:table-cell office:value-type="float" office:value="0.000762145392953" calcext:value-type="float">
            <text:p>0.000762145392953</text:p>
          </table:table-cell>
          <table:table-cell office:value-type="float" office:value="0.8810127" calcext:value-type="float">
            <text:p>0.8810127</text:p>
          </table:table-cell>
          <table:table-cell office:value-type="float" office:value="0.00142149123967" calcext:value-type="float">
            <text:p>0.00142149123967</text:p>
          </table:table-cell>
          <table:table-cell office:value-type="float" office:value="0.4791351" calcext:value-type="float">
            <text:p>0.4791351</text:p>
          </table:table-cell>
          <table:table-cell office:value-type="float" office:value="0.000850844737109" calcext:value-type="float">
            <text:p>0.000850844737109</text:p>
          </table:table-cell>
          <table:table-cell office:value-type="float" office:value="0.7377064" calcext:value-type="float">
            <text:p>0.7377064</text:p>
          </table:table-cell>
          <table:table-cell office:value-type="float" office:value="0.00637548314858" calcext:value-type="float">
            <text:p>0.00637548314858</text:p>
          </table:table-cell>
          <table:table-cell office:value-type="float" office:value="0.1646397" calcext:value-type="float">
            <text:p>0.1646397</text:p>
          </table:table-cell>
          <table:table-cell office:value-type="float" office:value="0.00414774602914" calcext:value-type="float">
            <text:p>0.00414774602914</text:p>
          </table:table-cell>
          <table:table-cell office:value-type="float" office:value="0.7350459" calcext:value-type="float">
            <text:p>0.7350459</text:p>
          </table:table-cell>
          <table:table-cell office:value-type="float" office:value="0.00115002323165" calcext:value-type="float">
            <text:p>0.00115002323165</text:p>
          </table:table-cell>
          <table:table-cell office:value-type="float" office:value="0.1635414" calcext:value-type="float">
            <text:p>0.1635414</text:p>
          </table:table-cell>
          <table:table-cell office:value-type="float" office:value="0.000277236441408" calcext:value-type="float">
            <text:p>0.000277236441408</text:p>
          </table:table-cell>
          <table:table-cell office:value-type="float" office:value="2.118608" calcext:value-type="float">
            <text:p>2.118608</text:p>
          </table:table-cell>
          <table:table-cell office:value-type="float" office:value="0.00217848469252" calcext:value-type="float">
            <text:p>0.00217848469252</text:p>
          </table:table-cell>
          <table:table-cell office:value-type="float" office:value="0.001508319" calcext:value-type="float">
            <text:p>0.001508319</text:p>
          </table:table-cell>
          <table:table-cell table:style-name="ce2" office:value-type="float" office:value="0.0000195255117731" calcext:value-type="float">
            <text:p>1.95E-05</text:p>
          </table:table-cell>
          <table:table-cell office:value-type="float" office:value="2.201173" calcext:value-type="float">
            <text:p>2.201173</text:p>
          </table:table-cell>
          <table:table-cell office:value-type="float" office:value="0.00837738629354" calcext:value-type="float">
            <text:p>0.00837738629354</text:p>
          </table:table-cell>
          <table:table-cell office:value-type="float" office:value="0.001345693" calcext:value-type="float">
            <text:p>0.001345693</text:p>
          </table:table-cell>
          <table:table-cell table:style-name="ce2" office:value-type="float" office:value="0.0000137858615577" calcext:value-type="float">
            <text:p>1.38E-05</text:p>
          </table:table-cell>
          <table:table-cell office:value-type="float" office:value="0.8922293" calcext:value-type="float">
            <text:p>0.8922293</text:p>
          </table:table-cell>
          <table:table-cell office:value-type="float" office:value="0.0104625417355" calcext:value-type="float">
            <text:p>0.0104625417355</text:p>
          </table:table-cell>
          <table:table-cell office:value-type="float" office:value="0.1474386" calcext:value-type="float">
            <text:p>0.1474386</text:p>
          </table:table-cell>
          <table:table-cell office:value-type="float" office:value="0.00112252960367" calcext:value-type="float">
            <text:p>0.00112252960367</text:p>
          </table:table-cell>
          <table:table-cell office:value-type="float" office:value="1.058798" calcext:value-type="float">
            <text:p>1.058798</text:p>
          </table:table-cell>
          <table:table-cell office:value-type="float" office:value="0.0155749212946" calcext:value-type="float">
            <text:p>0.0155749212946</text:p>
          </table:table-cell>
          <table:table-cell office:value-type="float" office:value="0.00515645" calcext:value-type="float">
            <text:p>0.00515645</text:p>
          </table:table-cell>
          <table:table-cell table:style-name="ce2" office:value-type="float" office:value="0.0000391705629268" calcext:value-type="float">
            <text:p>3.92E-05</text:p>
          </table:table-cell>
          <table:table-cell office:value-type="float" office:value="2.039561" calcext:value-type="float">
            <text:p>2.039561</text:p>
          </table:table-cell>
          <table:table-cell office:value-type="float" office:value="0.00172704918543" calcext:value-type="float">
            <text:p>0.00172704918543</text:p>
          </table:table-cell>
          <table:table-cell office:value-type="float" office:value="0.5157937" calcext:value-type="float">
            <text:p>0.5157937</text:p>
          </table:table-cell>
          <table:table-cell office:value-type="float" office:value="0.000511797496846" calcext:value-type="float">
            <text:p>0.000511797496846</text:p>
          </table:table-cell>
          <table:table-cell office:value-type="float" office:value="1.028222" calcext:value-type="float">
            <text:p>1.028222</text:p>
          </table:table-cell>
          <table:table-cell office:value-type="float" office:value="0.00815998883441" calcext:value-type="float">
            <text:p>0.00815998883441</text:p>
          </table:table-cell>
          <table:table-cell office:value-type="float" office:value="0.5161553" calcext:value-type="float">
            <text:p>0.5161553</text:p>
          </table:table-cell>
          <table:table-cell office:value-type="float" office:value="0.000365926844541" calcext:value-type="float">
            <text:p>0.000365926844541</text:p>
          </table:table-cell>
          <table:table-cell office:value-type="float" office:value="3.342028" calcext:value-type="float">
            <text:p>3.342028</text:p>
          </table:table-cell>
          <table:table-cell office:value-type="float" office:value="0.0113303337207" calcext:value-type="float">
            <text:p>0.0113303337207</text:p>
          </table:table-cell>
          <table:table-cell office:value-type="float" office:value="0.22646" calcext:value-type="float">
            <text:p>0.22646</text:p>
          </table:table-cell>
          <table:table-cell office:value-type="float" office:value="0.00742014628487" calcext:value-type="float">
            <text:p>0.00742014628487</text:p>
          </table:table-cell>
          <table:table-cell office:value-type="float" office:value="2.84796" calcext:value-type="float">
            <text:p>2.84796</text:p>
          </table:table-cell>
          <table:table-cell office:value-type="float" office:value="0.0135068065146" calcext:value-type="float">
            <text:p>0.0135068065146</text:p>
          </table:table-cell>
          <table:table-cell office:value-type="float" office:value="0.2244259" calcext:value-type="float">
            <text:p>0.2244259</text:p>
          </table:table-cell>
          <table:table-cell office:value-type="float" office:value="0.000302533542677" calcext:value-type="float">
            <text:p>0.000302533542677</text:p>
          </table:table-cell>
          <table:table-cell office:value-type="float" office:value="2.038835" calcext:value-type="float">
            <text:p>2.038835</text:p>
          </table:table-cell>
          <table:table-cell office:value-type="float" office:value="0.00146298211427" calcext:value-type="float">
            <text:p>0.00146298211427</text:p>
          </table:table-cell>
          <table:table-cell office:value-type="float" office:value="0.1537394" calcext:value-type="float">
            <text:p>0.1537394</text:p>
          </table:table-cell>
          <table:table-cell office:value-type="float" office:value="0.00125795143874" calcext:value-type="float">
            <text:p>0.00125795143874</text:p>
          </table:table-cell>
          <table:table-cell office:value-type="float" office:value="0.5185365" calcext:value-type="float">
            <text:p>0.5185365</text:p>
          </table:table-cell>
          <table:table-cell office:value-type="float" office:value="0.374037111164" calcext:value-type="float">
            <text:p>0.374037111164</text:p>
          </table:table-cell>
          <table:table-cell office:value-type="float" office:value="0.3274914" calcext:value-type="float">
            <text:p>0.3274914</text:p>
          </table:table-cell>
          <table:table-cell office:value-type="float" office:value="0.00169557156538" calcext:value-type="float">
            <text:p>0.00169557156538</text:p>
          </table:table-cell>
          <table:table-cell office:value-type="float" office:value="0.1199155" calcext:value-type="float">
            <text:p>0.1199155</text:p>
          </table:table-cell>
          <table:table-cell office:value-type="float" office:value="0.000685292516619" calcext:value-type="float">
            <text:p>0.000685292516619</text:p>
          </table:table-cell>
          <table:table-cell office:value-type="float" office:value="0.3263407" calcext:value-type="float">
            <text:p>0.3263407</text:p>
          </table:table-cell>
          <table:table-cell office:value-type="float" office:value="0.00345559826144" calcext:value-type="float">
            <text:p>0.00345559826144</text:p>
          </table:table-cell>
          <table:table-cell office:value-type="float" office:value="0.1038751" calcext:value-type="float">
            <text:p>0.1038751</text:p>
          </table:table-cell>
          <table:table-cell office:value-type="float" office:value="0.000381615993725" calcext:value-type="float">
            <text:p>0.000381615993725</text:p>
          </table:table-cell>
          <table:table-cell office:value-type="float" office:value="2.127805" calcext:value-type="float">
            <text:p>2.127805</text:p>
          </table:table-cell>
          <table:table-cell office:value-type="float" office:value="0.00082233069855" calcext:value-type="float">
            <text:p>0.00082233069855</text:p>
          </table:table-cell>
          <table:table-cell office:value-type="float" office:value="0.0002554715" calcext:value-type="float">
            <text:p>0.0002554715</text:p>
          </table:table-cell>
          <table:table-cell table:style-name="ce2" office:value-type="float" office:value="0.0000143767075913" calcext:value-type="float">
            <text:p>1.44E-05</text:p>
          </table:table-cell>
          <table:table-cell office:value-type="float" office:value="2.211284" calcext:value-type="float">
            <text:p>2.211284</text:p>
          </table:table-cell>
          <table:table-cell office:value-type="float" office:value="0.000960013888788" calcext:value-type="float">
            <text:p>0.000960013888788</text:p>
          </table:table-cell>
          <table:table-cell office:value-type="float" office:value="0.0002479531" calcext:value-type="float">
            <text:p>0.0002479531</text:p>
          </table:table-cell>
          <table:table-cell table:style-name="ce2" office:value-type="float" office:value="0.0000122160204236" calcext:value-type="float">
            <text:p>1.22E-05</text:p>
          </table:table-cell>
          <table:table-cell office:value-type="float" office:value="1.298815" calcext:value-type="float">
            <text:p>1.298815</text:p>
          </table:table-cell>
          <table:table-cell office:value-type="float" office:value="0.0014779734624" calcext:value-type="float">
            <text:p>0.0014779734624</text:p>
          </table:table-cell>
          <table:table-cell office:value-type="float" office:value="0.001354268" calcext:value-type="float">
            <text:p>0.001354268</text:p>
          </table:table-cell>
          <table:table-cell table:style-name="ce2" office:value-type="float" office:value="0.0000154349868085" calcext:value-type="float">
            <text:p>1.54E-05</text:p>
          </table:table-cell>
          <table:table-cell office:value-type="float" office:value="1.365658" calcext:value-type="float">
            <text:p>1.365658</text:p>
          </table:table-cell>
          <table:table-cell office:value-type="float" office:value="0.0010290642999" calcext:value-type="float">
            <text:p>0.0010290642999</text:p>
          </table:table-cell>
          <table:table-cell office:value-type="float" office:value="0.001436729" calcext:value-type="float">
            <text:p>0.001436729</text:p>
          </table:table-cell>
          <table:table-cell table:style-name="ce2" office:value-type="float" office:value="0.0000137484604795" calcext:value-type="float">
            <text:p>1.37E-05</text:p>
          </table:table-cell>
          <table:table-cell office:value-type="float" office:value="0.5121643" calcext:value-type="float">
            <text:p>0.5121643</text:p>
          </table:table-cell>
          <table:table-cell office:value-type="float" office:value="0.00977991455371" calcext:value-type="float">
            <text:p>0.00977991455371</text:p>
          </table:table-cell>
          <table:table-cell office:value-type="float" office:value="0.1535926" calcext:value-type="float">
            <text:p>0.1535926</text:p>
          </table:table-cell>
          <table:table-cell office:value-type="float" office:value="0.000514830759678" calcext:value-type="float">
            <text:p>0.000514830759678</text:p>
          </table:table-cell>
          <table:table-cell office:value-type="float" office:value="0.5095858" calcext:value-type="float">
            <text:p>0.5095858</text:p>
          </table:table-cell>
          <table:table-cell office:value-type="float" office:value="0.00383803253417" calcext:value-type="float">
            <text:p>0.00383803253417</text:p>
          </table:table-cell>
          <table:table-cell office:value-type="float" office:value="0.1553753" calcext:value-type="float">
            <text:p>0.1553753</text:p>
          </table:table-cell>
          <table:table-cell office:value-type="float" office:value="0.00427894127741" calcext:value-type="float">
            <text:p>0.00427894127741</text:p>
          </table:table-cell>
          <table:table-cell office:value-type="float" office:value="0.90362185" calcext:value-type="float">
            <text:p>0.90362185</text:p>
          </table:table-cell>
          <table:table-cell office:value-type="float" office:value="0.00387189226518" calcext:value-type="float">
            <text:p>0.00387189226518</text:p>
          </table:table-cell>
          <table:table-cell office:value-type="float" office:value="0.2570365" calcext:value-type="float">
            <text:p>0.2570365</text:p>
          </table:table-cell>
          <table:table-cell office:value-type="float" office:value="0.00586089103608" calcext:value-type="float">
            <text:p>0.00586089103608</text:p>
          </table:table-cell>
          <table:table-cell office:value-type="float" office:value="2.142386" calcext:value-type="float">
            <text:p>2.142386</text:p>
          </table:table-cell>
          <table:table-cell office:value-type="float" office:value="0.00804806698669" calcext:value-type="float">
            <text:p>0.00804806698669</text:p>
          </table:table-cell>
          <table:table-cell office:value-type="float" office:value="0.0002571505" calcext:value-type="float">
            <text:p>0.0002571505</text:p>
          </table:table-cell>
          <table:table-cell table:style-name="ce2" office:value-type="float" office:value="0.0000118250884352" calcext:value-type="float">
            <text:p>1.18E-05</text:p>
          </table:table-cell>
          <table:table-cell office:value-type="float" office:value="2.223884" calcext:value-type="float">
            <text:p>2.223884</text:p>
          </table:table-cell>
          <table:table-cell office:value-type="float" office:value="0.00925552351602" calcext:value-type="float">
            <text:p>0.00925552351602</text:p>
          </table:table-cell>
          <table:table-cell office:value-type="float" office:value="0.0002515542" calcext:value-type="float">
            <text:p>0.0002515542</text:p>
          </table:table-cell>
          <table:table-cell table:style-name="ce2" office:value-type="float" office:value="0.0000134012173891" calcext:value-type="float">
            <text:p>1.34E-05</text:p>
          </table:table-cell>
          <table:table-cell office:value-type="float" office:value="1.313731" calcext:value-type="float">
            <text:p>1.313731</text:p>
          </table:table-cell>
          <table:table-cell office:value-type="float" office:value="0.00120030968226" calcext:value-type="float">
            <text:p>0.00120030968226</text:p>
          </table:table-cell>
          <table:table-cell office:value-type="float" office:value="0.0003180621" calcext:value-type="float">
            <text:p>0.0003180621</text:p>
          </table:table-cell>
          <table:table-cell table:style-name="ce2" office:value-type="float" office:value="0.0000148060920379" calcext:value-type="float">
            <text:p>1.48E-05</text:p>
          </table:table-cell>
          <table:table-cell office:value-type="float" office:value="1.408285" calcext:value-type="float">
            <text:p>1.408285</text:p>
          </table:table-cell>
          <table:table-cell office:value-type="float" office:value="0.00073209364914" calcext:value-type="float">
            <text:p>0.00073209364914</text:p>
          </table:table-cell>
          <table:table-cell office:value-type="float" office:value="0.0002856675" calcext:value-type="float">
            <text:p>0.0002856675</text:p>
          </table:table-cell>
          <table:table-cell table:style-name="ce2" office:value-type="float" office:value="0.0000156002271226" calcext:value-type="float">
            <text:p>1.56E-05</text:p>
          </table:table-cell>
          <table:table-cell office:value-type="float" office:value="0.5165155" calcext:value-type="float">
            <text:p>0.5165155</text:p>
          </table:table-cell>
          <table:table-cell office:value-type="float" office:value="0.000829077566402" calcext:value-type="float">
            <text:p>0.000829077566402</text:p>
          </table:table-cell>
          <table:table-cell office:value-type="float" office:value="0.1534791" calcext:value-type="float">
            <text:p>0.1534791</text:p>
          </table:table-cell>
          <table:table-cell office:value-type="float" office:value="0.000458687124059" calcext:value-type="float">
            <text:p>0.000458687124059</text:p>
          </table:table-cell>
          <table:table-cell office:value-type="float" office:value="0.5199833" calcext:value-type="float">
            <text:p>0.5199833</text:p>
          </table:table-cell>
          <table:table-cell office:value-type="float" office:value="0.00688109968682" calcext:value-type="float">
            <text:p>0.00688109968682</text:p>
          </table:table-cell>
          <table:table-cell office:value-type="float" office:value="0.1555855" calcext:value-type="float">
            <text:p>0.1555855</text:p>
          </table:table-cell>
          <table:table-cell office:value-type="float" office:value="0.00587341780586" calcext:value-type="float">
            <text:p>0.00587341780586</text:p>
          </table:table-cell>
          <table:table-cell office:value-type="float" office:value="63.7909" calcext:value-type="float">
            <text:p>63.7909</text:p>
          </table:table-cell>
          <table:table-cell office:value-type="float" office:value="0.196454569246" calcext:value-type="float">
            <text:p>0.196454569246</text:p>
          </table:table-cell>
          <table:table-cell office:value-type="float" office:value="1.408285" calcext:value-type="float">
            <text:p>1.408285</text:p>
          </table:table-cell>
          <table:table-cell office:value-type="float" office:value="0.00073209364914" calcext:value-type="float">
            <text:p>0.00073209364914</text:p>
          </table:table-cell>
          <table:table-cell office:value-type="float" office:value="57.7739" calcext:value-type="float">
            <text:p>57.7739</text:p>
          </table:table-cell>
          <table:table-cell office:value-type="float" office:value="0.133295277903" calcext:value-type="float">
            <text:p>0.133295277903</text:p>
          </table:table-cell>
          <table:table-cell office:value-type="float" office:value="0.255679" calcext:value-type="float">
            <text:p>0.255679</text:p>
          </table:table-cell>
          <table:table-cell office:value-type="float" office:value="0.00374141078561" calcext:value-type="float">
            <text:p>0.00374141078561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8.554986" calcext:value-type="float">
            <text:p>8.554986</text:p>
          </table:table-cell>
          <table:table-cell office:value-type="float" office:value="0.0115122333001" calcext:value-type="float">
            <text:p>0.0115122333001</text:p>
          </table:table-cell>
          <table:table-cell office:value-type="float" office:value="1.921845" calcext:value-type="float">
            <text:p>1.921845</text:p>
          </table:table-cell>
          <table:table-cell office:value-type="float" office:value="0.00870545199541" calcext:value-type="float">
            <text:p>0.00870545199541</text:p>
          </table:table-cell>
          <table:table-cell office:value-type="float" office:value="3.984153" calcext:value-type="float">
            <text:p>3.984153</text:p>
          </table:table-cell>
          <table:table-cell office:value-type="float" office:value="0.00971832981764" calcext:value-type="float">
            <text:p>0.00971832981764</text:p>
          </table:table-cell>
          <table:table-cell office:value-type="float" office:value="1.921765" calcext:value-type="float">
            <text:p>1.921765</text:p>
          </table:table-cell>
          <table:table-cell office:value-type="float" office:value="0.00915734344059" calcext:value-type="float">
            <text:p>0.00915734344059</text:p>
          </table:table-cell>
          <table:table-cell office:value-type="float" office:value="3.272527" calcext:value-type="float">
            <text:p>3.272527</text:p>
          </table:table-cell>
          <table:table-cell office:value-type="float" office:value="0.00373118107604" calcext:value-type="float">
            <text:p>0.00373118107604</text:p>
          </table:table-cell>
          <table:table-cell office:value-type="float" office:value="0.6723007" calcext:value-type="float">
            <text:p>0.6723007</text:p>
          </table:table-cell>
          <table:table-cell office:value-type="float" office:value="0.0378628541686" calcext:value-type="float">
            <text:p>0.0378628541686</text:p>
          </table:table-cell>
          <table:table-cell office:value-type="float" office:value="3.266846" calcext:value-type="float">
            <text:p>3.266846</text:p>
          </table:table-cell>
          <table:table-cell office:value-type="float" office:value="0.00570416066472" calcext:value-type="float">
            <text:p>0.00570416066472</text:p>
          </table:table-cell>
          <table:table-cell office:value-type="float" office:value="0.6545363" calcext:value-type="float">
            <text:p>0.6545363</text:p>
          </table:table-cell>
          <table:table-cell office:value-type="float" office:value="0.0024139172429" calcext:value-type="float">
            <text:p>0.0024139172429</text:p>
          </table:table-cell>
          <table:table-cell office:value-type="float" office:value="9.140094" calcext:value-type="float">
            <text:p>9.140094</text:p>
          </table:table-cell>
          <table:table-cell office:value-type="float" office:value="0.0179843797657" calcext:value-type="float">
            <text:p>0.0179843797657</text:p>
          </table:table-cell>
          <table:table-cell office:value-type="float" office:value="0.001710352" calcext:value-type="float">
            <text:p>0.001710352</text:p>
          </table:table-cell>
          <table:table-cell table:style-name="ce2" office:value-type="float" office:value="0.0000179519493216" calcext:value-type="float">
            <text:p>1.80E-05</text:p>
          </table:table-cell>
          <table:table-cell office:value-type="float" office:value="9.417056" calcext:value-type="float">
            <text:p>9.417056</text:p>
          </table:table-cell>
          <table:table-cell office:value-type="float" office:value="0.0142186037758" calcext:value-type="float">
            <text:p>0.0142186037758</text:p>
          </table:table-cell>
          <table:table-cell office:value-type="float" office:value="0.001604643" calcext:value-type="float">
            <text:p>0.001604643</text:p>
          </table:table-cell>
          <table:table-cell table:style-name="ce2" office:value-type="float" office:value="0.0000145188146516" calcext:value-type="float">
            <text:p>1.45E-05</text:p>
          </table:table-cell>
          <table:table-cell office:value-type="float" office:value="4.181505" calcext:value-type="float">
            <text:p>4.181505</text:p>
          </table:table-cell>
          <table:table-cell office:value-type="float" office:value="0.249824634816" calcext:value-type="float">
            <text:p>0.249824634816</text:p>
          </table:table-cell>
          <table:table-cell office:value-type="float" office:value="0.5719737" calcext:value-type="float">
            <text:p>0.5719737</text:p>
          </table:table-cell>
          <table:table-cell office:value-type="float" office:value="0.0015801675755" calcext:value-type="float">
            <text:p>0.0015801675755</text:p>
          </table:table-cell>
          <table:table-cell office:value-type="float" office:value="5.058138" calcext:value-type="float">
            <text:p>5.058138</text:p>
          </table:table-cell>
          <table:table-cell office:value-type="float" office:value="0.0129365312198" calcext:value-type="float">
            <text:p>0.0129365312198</text:p>
          </table:table-cell>
          <table:table-cell office:value-type="float" office:value="0.005511135" calcext:value-type="float">
            <text:p>0.005511135</text:p>
          </table:table-cell>
          <table:table-cell table:style-name="ce2" office:value-type="float" office:value="0.0000237456022829" calcext:value-type="float">
            <text:p>2.37E-05</text:p>
          </table:table-cell>
          <table:table-cell office:value-type="float" office:value="8.537649" calcext:value-type="float">
            <text:p>8.537649</text:p>
          </table:table-cell>
          <table:table-cell office:value-type="float" office:value="0.0101652080374" calcext:value-type="float">
            <text:p>0.0101652080374</text:p>
          </table:table-cell>
          <table:table-cell office:value-type="float" office:value="2.066213" calcext:value-type="float">
            <text:p>2.066213</text:p>
          </table:table-cell>
          <table:table-cell office:value-type="float" office:value="0.00472667618711" calcext:value-type="float">
            <text:p>0.00472667618711</text:p>
          </table:table-cell>
          <table:table-cell office:value-type="float" office:value="4.587907" calcext:value-type="float">
            <text:p>4.587907</text:p>
          </table:table-cell>
          <table:table-cell office:value-type="float" office:value="0.0122294899049" calcext:value-type="float">
            <text:p>0.0122294899049</text:p>
          </table:table-cell>
          <table:table-cell office:value-type="float" office:value="2.076508" calcext:value-type="float">
            <text:p>2.076508</text:p>
          </table:table-cell>
          <table:table-cell office:value-type="float" office:value="0.0175427951656" calcext:value-type="float">
            <text:p>0.0175427951656</text:p>
          </table:table-cell>
          <table:table-cell office:value-type="float" office:value="16.34448" calcext:value-type="float">
            <text:p>16.34448</text:p>
          </table:table-cell>
          <table:table-cell office:value-type="float" office:value="0.0732955326818" calcext:value-type="float">
            <text:p>0.0732955326818</text:p>
          </table:table-cell>
          <table:table-cell office:value-type="float" office:value="0.9021731" calcext:value-type="float">
            <text:p>0.9021731</text:p>
          </table:table-cell>
          <table:table-cell office:value-type="float" office:value="0.0114989892256" calcext:value-type="float">
            <text:p>0.0114989892256</text:p>
          </table:table-cell>
          <table:table-cell office:value-type="float" office:value="14.04419" calcext:value-type="float">
            <text:p>14.04419</text:p>
          </table:table-cell>
          <table:table-cell office:value-type="float" office:value="0.0546887851595" calcext:value-type="float">
            <text:p>0.0546887851595</text:p>
          </table:table-cell>
          <table:table-cell office:value-type="float" office:value="0.8976478" calcext:value-type="float">
            <text:p>0.8976478</text:p>
          </table:table-cell>
          <table:table-cell office:value-type="float" office:value="0.00228728824399" calcext:value-type="float">
            <text:p>0.00228728824399</text:p>
          </table:table-cell>
          <table:table-cell office:value-type="float" office:value="8.532829" calcext:value-type="float">
            <text:p>8.532829</text:p>
          </table:table-cell>
          <table:table-cell office:value-type="float" office:value="0.0008104381531" calcext:value-type="float">
            <text:p>0.0008104381531</text:p>
          </table:table-cell>
          <table:table-cell office:value-type="float" office:value="0.7210313" calcext:value-type="float">
            <text:p>0.7210313</text:p>
          </table:table-cell>
          <table:table-cell office:value-type="float" office:value="0.00336506381151" calcext:value-type="float">
            <text:p>0.00336506381151</text:p>
          </table:table-cell>
          <table:table-cell office:value-type="float" office:value="2.3532164" calcext:value-type="float">
            <text:p>2.3532164</text:p>
          </table:table-cell>
          <table:table-cell office:value-type="float" office:value="1.67813251448" calcext:value-type="float">
            <text:p>1.67813251448</text:p>
          </table:table-cell>
          <table:table-cell office:value-type="float" office:value="1.383239" calcext:value-type="float">
            <text:p>1.383239</text:p>
          </table:table-cell>
          <table:table-cell office:value-type="float" office:value="0.0158562826315" calcext:value-type="float">
            <text:p>0.0158562826315</text:p>
          </table:table-cell>
          <table:table-cell office:value-type="float" office:value="0.4979363" calcext:value-type="float">
            <text:p>0.4979363</text:p>
          </table:table-cell>
          <table:table-cell office:value-type="float" office:value="0.00323318381269" calcext:value-type="float">
            <text:p>0.00323318381269</text:p>
          </table:table-cell>
          <table:table-cell office:value-type="float" office:value="1.370422" calcext:value-type="float">
            <text:p>1.370422</text:p>
          </table:table-cell>
          <table:table-cell office:value-type="float" office:value="0.00486686255314" calcext:value-type="float">
            <text:p>0.00486686255314</text:p>
          </table:table-cell>
          <table:table-cell office:value-type="float" office:value="0.478874" calcext:value-type="float">
            <text:p>0.478874</text:p>
          </table:table-cell>
          <table:table-cell office:value-type="float" office:value="0.00158930285206" calcext:value-type="float">
            <text:p>0.00158930285206</text:p>
          </table:table-cell>
          <table:table-cell office:value-type="float" office:value="9.175794" calcext:value-type="float">
            <text:p>9.175794</text:p>
          </table:table-cell>
          <table:table-cell office:value-type="float" office:value="0.0188833914091" calcext:value-type="float">
            <text:p>0.0188833914091</text:p>
          </table:table-cell>
          <table:table-cell office:value-type="float" office:value="0.0004514181" calcext:value-type="float">
            <text:p>0.0004514181</text:p>
          </table:table-cell>
          <table:table-cell table:style-name="ce2" office:value-type="float" office:value="0.0000102195153881" calcext:value-type="float">
            <text:p>1.02E-05</text:p>
          </table:table-cell>
          <table:table-cell office:value-type="float" office:value="9.473941" calcext:value-type="float">
            <text:p>9.473941</text:p>
          </table:table-cell>
          <table:table-cell office:value-type="float" office:value="0.0138115559104" calcext:value-type="float">
            <text:p>0.0138115559104</text:p>
          </table:table-cell>
          <table:table-cell office:value-type="float" office:value="0.0004344027" calcext:value-type="float">
            <text:p>0.0004344027</text:p>
          </table:table-cell>
          <table:table-cell table:style-name="ce2" office:value-type="float" office:value="0.00000930677886812" calcext:value-type="float">
            <text:p>9.31E-06</text:p>
          </table:table-cell>
          <table:table-cell office:value-type="float" office:value="5.985305" calcext:value-type="float">
            <text:p>5.985305</text:p>
          </table:table-cell>
          <table:table-cell office:value-type="float" office:value="0.0167728220974" calcext:value-type="float">
            <text:p>0.0167728220974</text:p>
          </table:table-cell>
          <table:table-cell office:value-type="float" office:value="0.001674549" calcext:value-type="float">
            <text:p>0.001674549</text:p>
          </table:table-cell>
          <table:table-cell table:style-name="ce2" office:value-type="float" office:value="0.0000231815700024" calcext:value-type="float">
            <text:p>2.32E-05</text:p>
          </table:table-cell>
          <table:table-cell office:value-type="float" office:value="6.225111" calcext:value-type="float">
            <text:p>6.225111</text:p>
          </table:table-cell>
          <table:table-cell office:value-type="float" office:value="0.0179206996701" calcext:value-type="float">
            <text:p>0.0179206996701</text:p>
          </table:table-cell>
          <table:table-cell office:value-type="float" office:value="0.001651365" calcext:value-type="float">
            <text:p>0.001651365</text:p>
          </table:table-cell>
          <table:table-cell table:style-name="ce2" office:value-type="float" office:value="0.0000158654427049" calcext:value-type="float">
            <text:p>1.59E-05</text:p>
          </table:table-cell>
          <table:table-cell office:value-type="float" office:value="2.256327" calcext:value-type="float">
            <text:p>2.256327</text:p>
          </table:table-cell>
          <table:table-cell office:value-type="float" office:value="0.0051852334138" calcext:value-type="float">
            <text:p>0.0051852334138</text:p>
          </table:table-cell>
          <table:table-cell office:value-type="float" office:value="0.7203858" calcext:value-type="float">
            <text:p>0.7203858</text:p>
          </table:table-cell>
          <table:table-cell office:value-type="float" office:value="0.00355848278531" calcext:value-type="float">
            <text:p>0.00355848278531</text:p>
          </table:table-cell>
          <table:table-cell office:value-type="float" office:value="2.244574" calcext:value-type="float">
            <text:p>2.244574</text:p>
          </table:table-cell>
          <table:table-cell office:value-type="float" office:value="0.011963240178" calcext:value-type="float">
            <text:p>0.011963240178</text:p>
          </table:table-cell>
          <table:table-cell office:value-type="float" office:value="0.718265" calcext:value-type="float">
            <text:p>0.718265</text:p>
          </table:table-cell>
          <table:table-cell office:value-type="float" office:value="0.00352469872629" calcext:value-type="float">
            <text:p>0.00352469872629</text:p>
          </table:table-cell>
          <table:table-cell office:value-type="float" office:value="3.8207365" calcext:value-type="float">
            <text:p>3.8207365</text:p>
          </table:table-cell>
          <table:table-cell office:value-type="float" office:value="0.0130324680682" calcext:value-type="float">
            <text:p>0.0130324680682</text:p>
          </table:table-cell>
          <table:table-cell office:value-type="float" office:value="1.196822" calcext:value-type="float">
            <text:p>1.196822</text:p>
          </table:table-cell>
          <table:table-cell office:value-type="float" office:value="0.00565176879625" calcext:value-type="float">
            <text:p>0.00565176879625</text:p>
          </table:table-cell>
          <table:table-cell office:value-type="float" office:value="9.214612" calcext:value-type="float">
            <text:p>9.214612</text:p>
          </table:table-cell>
          <table:table-cell office:value-type="float" office:value="0.0160359289652" calcext:value-type="float">
            <text:p>0.0160359289652</text:p>
          </table:table-cell>
          <table:table-cell office:value-type="float" office:value="0.0004479975" calcext:value-type="float">
            <text:p>0.0004479975</text:p>
          </table:table-cell>
          <table:table-cell table:style-name="ce2" office:value-type="float" office:value="0.00000969866120486" calcext:value-type="float">
            <text:p>9.70E-06</text:p>
          </table:table-cell>
          <table:table-cell office:value-type="float" office:value="9.511128" calcext:value-type="float">
            <text:p>9.511128</text:p>
          </table:table-cell>
          <table:table-cell office:value-type="float" office:value="0.0179724930565" calcext:value-type="float">
            <text:p>0.0179724930565</text:p>
          </table:table-cell>
          <table:table-cell office:value-type="float" office:value="0.000431373" calcext:value-type="float">
            <text:p>0.000431373</text:p>
          </table:table-cell>
          <table:table-cell table:style-name="ce2" office:value-type="float" office:value="0.0000131726866238" calcext:value-type="float">
            <text:p>1.32E-05</text:p>
          </table:table-cell>
          <table:table-cell office:value-type="float" office:value="6.046094" calcext:value-type="float">
            <text:p>6.046094</text:p>
          </table:table-cell>
          <table:table-cell office:value-type="float" office:value="0.0198552764887" calcext:value-type="float">
            <text:p>0.0198552764887</text:p>
          </table:table-cell>
          <table:table-cell office:value-type="float" office:value="0.0005505682" calcext:value-type="float">
            <text:p>0.0005505682</text:p>
          </table:table-cell>
          <table:table-cell table:style-name="ce2" office:value-type="float" office:value="0.00000895323777313" calcext:value-type="float">
            <text:p>8.95E-06</text:p>
          </table:table-cell>
          <table:table-cell office:value-type="float" office:value="6.393542" calcext:value-type="float">
            <text:p>6.393542</text:p>
          </table:table-cell>
          <table:table-cell office:value-type="float" office:value="0.0151813970957" calcext:value-type="float">
            <text:p>0.0151813970957</text:p>
          </table:table-cell>
          <table:table-cell office:value-type="float" office:value="0.0004770993" calcext:value-type="float">
            <text:p>0.0004770993</text:p>
          </table:table-cell>
          <table:table-cell table:style-name="ce2" office:value-type="float" office:value="0.0000114994529247" calcext:value-type="float">
            <text:p>1.15E-05</text:p>
          </table:table-cell>
          <table:table-cell office:value-type="float" office:value="2.289448" calcext:value-type="float">
            <text:p>2.289448</text:p>
          </table:table-cell>
          <table:table-cell office:value-type="float" office:value="0.0113417398234" calcext:value-type="float">
            <text:p>0.0113417398234</text:p>
          </table:table-cell>
          <table:table-cell office:value-type="float" office:value="0.720118" calcext:value-type="float">
            <text:p>0.720118</text:p>
          </table:table-cell>
          <table:table-cell office:value-type="float" office:value="0.00382813084648" calcext:value-type="float">
            <text:p>0.00382813084648</text:p>
          </table:table-cell>
          <table:table-cell office:value-type="float" office:value="2.287952" calcext:value-type="float">
            <text:p>2.287952</text:p>
          </table:table-cell>
          <table:table-cell office:value-type="float" office:value="0.0128671880723" calcext:value-type="float">
            <text:p>0.0128671880723</text:p>
          </table:table-cell>
          <table:table-cell office:value-type="float" office:value="0.7194432" calcext:value-type="float">
            <text:p>0.7194432</text:p>
          </table:table-cell>
          <table:table-cell office:value-type="float" office:value="0.00593205703127" calcext:value-type="float">
            <text:p>0.00593205703127</text:p>
          </table:table-cell>
          <table:table-cell office:value-type="float" office:value="404.3784" calcext:value-type="float">
            <text:p>404.3784</text:p>
          </table:table-cell>
          <table:table-cell office:value-type="float" office:value="2.51511688264" calcext:value-type="float">
            <text:p>2.51511688264</text:p>
          </table:table-cell>
          <table:table-cell office:value-type="float" office:value="6.393542" calcext:value-type="float">
            <text:p>6.393542</text:p>
          </table:table-cell>
          <table:table-cell office:value-type="float" office:value="0.0151813970957" calcext:value-type="float">
            <text:p>0.0151813970957</text:p>
          </table:table-cell>
          <table:table-cell office:value-type="float" office:value="206.2452" calcext:value-type="float">
            <text:p>206.2452</text:p>
          </table:table-cell>
          <table:table-cell office:value-type="float" office:value="2.20096104262" calcext:value-type="float">
            <text:p>2.20096104262</text:p>
          </table:table-cell>
          <table:table-cell office:value-type="float" office:value="1.1963" calcext:value-type="float">
            <text:p>1.1963</text:p>
          </table:table-cell>
          <table:table-cell office:value-type="float" office:value="0.0043011497171" calcext:value-type="float">
            <text:p>0.0043011497171</text:p>
          </table:table-cell>
        </table:table-row>
        <table:table-row table:style-name="ro1" table:number-rows-repeated="4">
          <table:table-cell table:number-columns-repeated="123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5"/>
          <table:table-cell office:value-type="string" calcext:value-type="string">
            <text:p>Complex</text:p>
          </table:table-cell>
          <table:table-cell table:number-columns-repeated="1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style-name="ce1" office:value-type="string" calcext:value-type="string">
            <text:p>GSL</text:p>
          </table:table-cell>
          <table:table-cell table:style-name="ce1" office:value-type="string" calcext:value-type="string">
            <text:p>FFTPACK</text:p>
          </table:table-cell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style-name="ce1" office:value-type="string" calcext:value-type="string">
            <text:p>GSL</text:p>
          </table:table-cell>
          <table:table-cell table:style-name="ce1" office:value-type="string" calcext:value-type="string">
            <text:p>FFTPACK</text:p>
          </table:table-cell>
          <table:table-cell table:number-columns-repeated="112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0003533652" calcext:value-type="float">
            <text:p>0.0003533652</text:p>
          </table:table-cell>
          <table:table-cell table:style-name="ce1" office:value-type="float" office:value="0.01387784" calcext:value-type="float">
            <text:p>0.01387784</text:p>
          </table:table-cell>
          <table:table-cell table:style-name="ce1" office:value-type="float" office:value="0.0005164914" calcext:value-type="float">
            <text:p>0.0005164914</text:p>
          </table:table-cell>
          <table:table-cell table:style-name="ce1" office:value-type="float" office:value="0.0008765599" calcext:value-type="float">
            <text:p>0.0008765599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table:style-name="ce3" office:value-type="float" office:value="0.000038914" calcext:value-type="float">
            <text:p>3.89E-05</text:p>
          </table:table-cell>
          <table:table-cell table:style-name="ce3" office:value-type="float" office:value="0.0000771757" calcext:value-type="float">
            <text:p>7.72E-05</text:p>
          </table:table-cell>
          <table:table-cell table:style-name="ce3" office:value-type="float" office:value="0.0000138756" calcext:value-type="float">
            <text:p>1.39E-05</text:p>
          </table:table-cell>
          <table:table-cell table:style-name="ce3" office:value-type="float" office:value="0.0000451598" calcext:value-type="float">
            <text:p>4.52E-05</text:p>
          </table:table-cell>
          <table:table-cell table:number-columns-repeated="112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0.0007881355" calcext:value-type="float">
            <text:p>0.0007881355</text:p>
          </table:table-cell>
          <table:table-cell table:style-name="ce1" office:value-type="float" office:value="0.01361233" calcext:value-type="float">
            <text:p>0.01361233</text:p>
          </table:table-cell>
          <table:table-cell table:style-name="ce1" office:value-type="float" office:value="0.0005124809" calcext:value-type="float">
            <text:p>0.0005124809</text:p>
          </table:table-cell>
          <table:table-cell table:style-name="ce1" office:value-type="float" office:value="0.0008641209" calcext:value-type="float">
            <text:p>0.0008641209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table:style-name="ce3" office:value-type="float" office:value="0.00003985" calcext:value-type="float">
            <text:p>3.99E-05</text:p>
          </table:table-cell>
          <table:table-cell table:style-name="ce3" office:value-type="float" office:value="0.0000829957" calcext:value-type="float">
            <text:p>8.30E-05</text:p>
          </table:table-cell>
          <table:table-cell table:style-name="ce3" office:value-type="float" office:value="0.0000471477" calcext:value-type="float">
            <text:p>4.71E-05</text:p>
          </table:table-cell>
          <table:table-cell table:style-name="ce3" office:value-type="float" office:value="0.0000728309" calcext:value-type="float">
            <text:p>7.28E-05</text:p>
          </table:table-cell>
          <table:table-cell table:number-columns-repeated="112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0.001072598" calcext:value-type="float">
            <text:p>0.001072598</text:p>
          </table:table-cell>
          <table:table-cell table:style-name="ce1" office:value-type="float" office:value="0.01314922" calcext:value-type="float">
            <text:p>0.01314922</text:p>
          </table:table-cell>
          <table:table-cell table:style-name="ce1" office:value-type="float" office:value="0.0006436686" calcext:value-type="float">
            <text:p>0.0006436686</text:p>
          </table:table-cell>
          <table:table-cell table:style-name="ce1" office:value-type="float" office:value="0.0022012661" calcext:value-type="float">
            <text:p>0.0022012661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table:style-name="ce3" office:value-type="float" office:value="0.0000605353" calcext:value-type="float">
            <text:p>6.05E-05</text:p>
          </table:table-cell>
          <table:table-cell table:style-name="ce1" office:value-type="float" office:value="0.0001617666" calcext:value-type="float">
            <text:p>0.0001617666</text:p>
          </table:table-cell>
          <table:table-cell table:style-name="ce1" office:value-type="float" office:value="0.0001384636" calcext:value-type="float">
            <text:p>0.0001384636</text:p>
          </table:table-cell>
          <table:table-cell table:style-name="ce1" office:value-type="float" office:value="0.0001704849" calcext:value-type="float">
            <text:p>0.0001704849</text:p>
          </table:table-cell>
          <table:table-cell table:number-columns-repeated="112"/>
        </table:table-row>
        <table:table-row table:style-name="ro1"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0.001499236" calcext:value-type="float">
            <text:p>0.001499236</text:p>
          </table:table-cell>
          <table:table-cell table:style-name="ce1" office:value-type="float" office:value="0.01397656" calcext:value-type="float">
            <text:p>0.01397656</text:p>
          </table:table-cell>
          <table:table-cell table:style-name="ce1" office:value-type="float" office:value="0.000744085" calcext:value-type="float">
            <text:p>0.000744085</text:p>
          </table:table-cell>
          <table:table-cell table:style-name="ce1" office:value-type="float" office:value="0.0010486339" calcext:value-type="float">
            <text:p>0.0010486339</text:p>
          </table:table-cell>
          <table:table-cell/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0.0001370522" calcext:value-type="float">
            <text:p>0.0001370522</text:p>
          </table:table-cell>
          <table:table-cell table:style-name="ce1" office:value-type="float" office:value="0.0002581966" calcext:value-type="float">
            <text:p>0.0002581966</text:p>
          </table:table-cell>
          <table:table-cell table:style-name="ce1" office:value-type="float" office:value="0.0005263755" calcext:value-type="float">
            <text:p>0.0005263755</text:p>
          </table:table-cell>
          <table:table-cell table:style-name="ce1" office:value-type="float" office:value="0.0005541785" calcext:value-type="float">
            <text:p>0.0005541785</text:p>
          </table:table-cell>
          <table:table-cell table:number-columns-repeated="112"/>
        </table:table-row>
        <table:table-row table:style-name="ro1"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0.002318428" calcext:value-type="float">
            <text:p>0.002318428</text:p>
          </table:table-cell>
          <table:table-cell table:style-name="ce1" office:value-type="float" office:value="0.01478044" calcext:value-type="float">
            <text:p>0.01478044</text:p>
          </table:table-cell>
          <table:table-cell table:style-name="ce1" office:value-type="float" office:value="0.001378142" calcext:value-type="float">
            <text:p>0.001378142</text:p>
          </table:table-cell>
          <table:table-cell table:style-name="ce1" office:value-type="float" office:value="0.001622614" calcext:value-type="float">
            <text:p>0.001622614</text:p>
          </table:table-cell>
          <table:table-cell/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0.000281993" calcext:value-type="float">
            <text:p>0.000281993</text:p>
          </table:table-cell>
          <table:table-cell table:style-name="ce1" office:value-type="float" office:value="0.0008338482" calcext:value-type="float">
            <text:p>0.0008338482</text:p>
          </table:table-cell>
          <table:table-cell table:style-name="ce1" office:value-type="float" office:value="0.002053131" calcext:value-type="float">
            <text:p>0.002053131</text:p>
          </table:table-cell>
          <table:table-cell table:style-name="ce1" office:value-type="float" office:value="0.002040062" calcext:value-type="float">
            <text:p>0.002040062</text:p>
          </table:table-cell>
          <table:table-cell table:number-columns-repeated="112"/>
        </table:table-row>
        <table:table-row table:style-name="ro1">
          <table:table-cell table:style-name="ce1" office:value-type="float" office:value="262144" calcext:value-type="float">
            <text:p>262144</text:p>
          </table:table-cell>
          <table:table-cell table:style-name="ce1" office:value-type="float" office:value="0.004783915" calcext:value-type="float">
            <text:p>0.004783915</text:p>
          </table:table-cell>
          <table:table-cell table:style-name="ce1" office:value-type="float" office:value="0.01714829" calcext:value-type="float">
            <text:p>0.01714829</text:p>
          </table:table-cell>
          <table:table-cell table:style-name="ce1" office:value-type="float" office:value="0.004088179" calcext:value-type="float">
            <text:p>0.004088179</text:p>
          </table:table-cell>
          <table:table-cell table:style-name="ce1" office:value-type="float" office:value="0.003671258" calcext:value-type="float">
            <text:p>0.003671258</text:p>
          </table:table-cell>
          <table:table-cell/>
          <table:table-cell table:style-name="ce1" office:value-type="float" office:value="262144" calcext:value-type="float">
            <text:p>262144</text:p>
          </table:table-cell>
          <table:table-cell table:style-name="ce1" office:value-type="float" office:value="0.0006393466" calcext:value-type="float">
            <text:p>0.0006393466</text:p>
          </table:table-cell>
          <table:table-cell table:style-name="ce1" office:value-type="float" office:value="0.001941199" calcext:value-type="float">
            <text:p>0.001941199</text:p>
          </table:table-cell>
          <table:table-cell table:style-name="ce1" office:value-type="float" office:value="0.008257155" calcext:value-type="float">
            <text:p>0.008257155</text:p>
          </table:table-cell>
          <table:table-cell table:style-name="ce1" office:value-type="float" office:value="0.007743837" calcext:value-type="float">
            <text:p>0.007743837</text:p>
          </table:table-cell>
          <table:table-cell table:number-columns-repeated="112"/>
        </table:table-row>
        <table:table-row table:style-name="ro1">
          <table:table-cell table:style-name="ce1" office:value-type="float" office:value="1048576" calcext:value-type="float">
            <text:p>1048576</text:p>
          </table:table-cell>
          <table:table-cell table:style-name="ce1" office:value-type="float" office:value="0.009818106" calcext:value-type="float">
            <text:p>0.009818106</text:p>
          </table:table-cell>
          <table:table-cell table:style-name="ce1" office:value-type="float" office:value="0.02018372" calcext:value-type="float">
            <text:p>0.02018372</text:p>
          </table:table-cell>
          <table:table-cell table:style-name="ce1" office:value-type="float" office:value="0.01423371" calcext:value-type="float">
            <text:p>0.01423371</text:p>
          </table:table-cell>
          <table:table-cell table:style-name="ce1" office:value-type="float" office:value="0.01155124" calcext:value-type="float">
            <text:p>0.01155124</text:p>
          </table:table-cell>
          <table:table-cell/>
          <table:table-cell table:style-name="ce1" office:value-type="float" office:value="1048576" calcext:value-type="float">
            <text:p>1048576</text:p>
          </table:table-cell>
          <table:table-cell table:style-name="ce1" office:value-type="float" office:value="0.001321291" calcext:value-type="float">
            <text:p>0.001321291</text:p>
          </table:table-cell>
          <table:table-cell table:style-name="ce1" office:value-type="float" office:value="0.006749086" calcext:value-type="float">
            <text:p>0.006749086</text:p>
          </table:table-cell>
          <table:table-cell table:style-name="ce1" office:value-type="float" office:value="0.03264701" calcext:value-type="float">
            <text:p>0.03264701</text:p>
          </table:table-cell>
          <table:table-cell table:style-name="ce1" office:value-type="float" office:value="0.02492618" calcext:value-type="float">
            <text:p>0.02492618</text:p>
          </table:table-cell>
          <table:table-cell table:number-columns-repeated="112"/>
        </table:table-row>
        <table:table-row table:style-name="ro1">
          <table:table-cell table:style-name="ce1" office:value-type="float" office:value="4194304" calcext:value-type="float">
            <text:p>4194304</text:p>
          </table:table-cell>
          <table:table-cell table:style-name="ce1" office:value-type="float" office:value="0.04039604" calcext:value-type="float">
            <text:p>0.04039604</text:p>
          </table:table-cell>
          <table:table-cell table:style-name="ce1" office:value-type="float" office:value="0.03589431" calcext:value-type="float">
            <text:p>0.03589431</text:p>
          </table:table-cell>
          <table:table-cell table:style-name="ce1" office:value-type="float" office:value="0.05738604" calcext:value-type="float">
            <text:p>0.05738604</text:p>
          </table:table-cell>
          <table:table-cell table:style-name="ce1" office:value-type="float" office:value="0.0391026" calcext:value-type="float">
            <text:p>0.0391026</text:p>
          </table:table-cell>
          <table:table-cell/>
          <table:table-cell table:style-name="ce1" office:value-type="float" office:value="4194304" calcext:value-type="float">
            <text:p>4194304</text:p>
          </table:table-cell>
          <table:table-cell table:style-name="ce1" office:value-type="float" office:value="0.001336751" calcext:value-type="float">
            <text:p>0.001336751</text:p>
          </table:table-cell>
          <table:table-cell table:style-name="ce1" office:value-type="float" office:value="0.02804075" calcext:value-type="float">
            <text:p>0.02804075</text:p>
          </table:table-cell>
          <table:table-cell table:style-name="ce1" office:value-type="float" office:value="0.128919" calcext:value-type="float">
            <text:p>0.128919</text:p>
          </table:table-cell>
          <table:table-cell table:style-name="ce1" office:value-type="float" office:value="0.1200798" calcext:value-type="float">
            <text:p>0.1200798</text:p>
          </table:table-cell>
          <table:table-cell table:number-columns-repeated="112"/>
        </table:table-row>
        <table:table-row table:style-name="ro1">
          <table:table-cell table:style-name="ce1" office:value-type="float" office:value="16777216" calcext:value-type="float">
            <text:p>16777216</text:p>
          </table:table-cell>
          <table:table-cell table:style-name="ce1" office:value-type="float" office:value="0.1474386" calcext:value-type="float">
            <text:p>0.1474386</text:p>
          </table:table-cell>
          <table:table-cell table:style-name="ce1" office:value-type="float" office:value="0.1199155" calcext:value-type="float">
            <text:p>0.1199155</text:p>
          </table:table-cell>
          <table:table-cell table:style-name="ce1" office:value-type="float" office:value="0.22646" calcext:value-type="float">
            <text:p>0.22646</text:p>
          </table:table-cell>
          <table:table-cell table:style-name="ce1" office:value-type="float" office:value="0.1646397" calcext:value-type="float">
            <text:p>0.1646397</text:p>
          </table:table-cell>
          <table:table-cell/>
          <table:table-cell table:style-name="ce1" office:value-type="float" office:value="16777216" calcext:value-type="float">
            <text:p>16777216</text:p>
          </table:table-cell>
          <table:table-cell table:style-name="ce1" office:value-type="float" office:value="0.001508319" calcext:value-type="float">
            <text:p>0.001508319</text:p>
          </table:table-cell>
          <table:table-cell table:style-name="ce1" office:value-type="float" office:value="0.1537394" calcext:value-type="float">
            <text:p>0.1537394</text:p>
          </table:table-cell>
          <table:table-cell table:style-name="ce1" office:value-type="float" office:value="0.5157937" calcext:value-type="float">
            <text:p>0.5157937</text:p>
          </table:table-cell>
          <table:table-cell table:style-name="ce1" office:value-type="float" office:value="0.4787594" calcext:value-type="float">
            <text:p>0.4787594</text:p>
          </table:table-cell>
          <table:table-cell table:number-columns-repeated="112"/>
        </table:table-row>
        <table:table-row table:style-name="ro1">
          <table:table-cell table:style-name="ce1" office:value-type="float" office:value="67108864" calcext:value-type="float">
            <text:p>67108864</text:p>
          </table:table-cell>
          <table:table-cell table:style-name="ce1" office:value-type="float" office:value="0.5719737" calcext:value-type="float">
            <text:p>0.5719737</text:p>
          </table:table-cell>
          <table:table-cell table:style-name="ce1" office:value-type="float" office:value="0.4979363" calcext:value-type="float">
            <text:p>0.4979363</text:p>
          </table:table-cell>
          <table:table-cell table:style-name="ce1" office:value-type="float" office:value="0.9021731" calcext:value-type="float">
            <text:p>0.9021731</text:p>
          </table:table-cell>
          <table:table-cell table:style-name="ce1" office:value-type="float" office:value="0.6723007" calcext:value-type="float">
            <text:p>0.6723007</text:p>
          </table:table-cell>
          <table:table-cell/>
          <table:table-cell table:style-name="ce1" office:value-type="float" office:value="67108864" calcext:value-type="float">
            <text:p>67108864</text:p>
          </table:table-cell>
          <table:table-cell table:style-name="ce1" office:value-type="float" office:value="0.001710352" calcext:value-type="float">
            <text:p>0.001710352</text:p>
          </table:table-cell>
          <table:table-cell table:style-name="ce1" office:value-type="float" office:value="0.7210313" calcext:value-type="float">
            <text:p>0.7210313</text:p>
          </table:table-cell>
          <table:table-cell table:style-name="ce1" office:value-type="float" office:value="2.066213" calcext:value-type="float">
            <text:p>2.066213</text:p>
          </table:table-cell>
          <table:table-cell table:style-name="ce1" office:value-type="float" office:value="1.921845" calcext:value-type="float">
            <text:p>1.921845</text:p>
          </table:table-cell>
          <table:table-cell table:number-columns-repeated="112"/>
        </table:table-row>
      </table:table>
      <table:table table:name="1D prod int" table:style-name="ta1">
        <table:table-column table:style-name="co1" table:number-columns-repeated="12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DFFTPACKC_AVG</text:p>
          </table:table-cell>
          <table:table-cell office:value-type="string" calcext:value-type="string">
            <text:p>1DFFTPACKC_STD</text:p>
          </table:table-cell>
          <table:table-cell office:value-type="string" calcext:value-type="string">
            <text:p>1DFFTPACKCINIT_AVG</text:p>
          </table:table-cell>
          <table:table-cell office:value-type="string" calcext:value-type="string">
            <text:p>1DFFTPACKCINIT_STD</text:p>
          </table:table-cell>
          <table:table-cell office:value-type="string" calcext:value-type="string">
            <text:p>1DFFTPACKCINV_AVG</text:p>
          </table:table-cell>
          <table:table-cell office:value-type="string" calcext:value-type="string">
            <text:p>1DFFTPACKCINV_STD</text:p>
          </table:table-cell>
          <table:table-cell office:value-type="string" calcext:value-type="string">
            <text:p>1DFFTPACKCINVINIT_AVG</text:p>
          </table:table-cell>
          <table:table-cell office:value-type="string" calcext:value-type="string">
            <text:p>1DFFTPACKCINVINIT_STD</text:p>
          </table:table-cell>
          <table:table-cell office:value-type="string" calcext:value-type="string">
            <text:p>1DFFTPACKR_AVG</text:p>
          </table:table-cell>
          <table:table-cell office:value-type="string" calcext:value-type="string">
            <text:p>1DFFTPACKR_STD</text:p>
          </table:table-cell>
          <table:table-cell office:value-type="string" calcext:value-type="string">
            <text:p>1DFFTPACKRINIT_AVG</text:p>
          </table:table-cell>
          <table:table-cell office:value-type="string" calcext:value-type="string">
            <text:p>1DFFTPACKRINIT_STD</text:p>
          </table:table-cell>
          <table:table-cell office:value-type="string" calcext:value-type="string">
            <text:p>1DFFTPACKRINV_AVG</text:p>
          </table:table-cell>
          <table:table-cell office:value-type="string" calcext:value-type="string">
            <text:p>1DFFTPACKRINV_STD</text:p>
          </table:table-cell>
          <table:table-cell office:value-type="string" calcext:value-type="string">
            <text:p>1DFFTPACKRINVINIT_AVG</text:p>
          </table:table-cell>
          <table:table-cell office:value-type="string" calcext:value-type="string">
            <text:p>1DFFTPACKRINVINIT_STD</text:p>
          </table:table-cell>
          <table:table-cell office:value-type="string" calcext:value-type="string">
            <text:p>1DFFTWC_AVG</text:p>
          </table:table-cell>
          <table:table-cell office:value-type="string" calcext:value-type="string">
            <text:p>1DFFTWC_STD</text:p>
          </table:table-cell>
          <table:table-cell office:value-type="string" calcext:value-type="string">
            <text:p>1DFFTWCINIT_AVG</text:p>
          </table:table-cell>
          <table:table-cell office:value-type="string" calcext:value-type="string">
            <text:p>1DFFTWCINIT_STD</text:p>
          </table:table-cell>
          <table:table-cell office:value-type="string" calcext:value-type="string">
            <text:p>1DFFTWCINV_AVG</text:p>
          </table:table-cell>
          <table:table-cell office:value-type="string" calcext:value-type="string">
            <text:p>1DFFTWCINV_STD</text:p>
          </table:table-cell>
          <table:table-cell office:value-type="string" calcext:value-type="string">
            <text:p>1DFFTWCINVINIT_AVG</text:p>
          </table:table-cell>
          <table:table-cell office:value-type="string" calcext:value-type="string">
            <text:p>1DFFTWCINVINIT_STD</text:p>
          </table:table-cell>
          <table:table-cell office:value-type="string" calcext:value-type="string">
            <text:p>1DFFTWR_AVG</text:p>
          </table:table-cell>
          <table:table-cell office:value-type="string" calcext:value-type="string">
            <text:p>1DFFTWR_STD</text:p>
          </table:table-cell>
          <table:table-cell office:value-type="string" calcext:value-type="string">
            <text:p>1DFFTWRINIT_AVG</text:p>
          </table:table-cell>
          <table:table-cell office:value-type="string" calcext:value-type="string">
            <text:p>1DFFTWRINIT_STD</text:p>
          </table:table-cell>
          <table:table-cell office:value-type="string" calcext:value-type="string">
            <text:p>1DFFTWRINV_AVG</text:p>
          </table:table-cell>
          <table:table-cell office:value-type="string" calcext:value-type="string">
            <text:p>1DFFTWRINV_STD</text:p>
          </table:table-cell>
          <table:table-cell office:value-type="string" calcext:value-type="string">
            <text:p>1DFFTWRINVINIT_AVG</text:p>
          </table:table-cell>
          <table:table-cell office:value-type="string" calcext:value-type="string">
            <text:p>1DFFTWRINVINIT_STD</text:p>
          </table:table-cell>
          <table:table-cell office:value-type="string" calcext:value-type="string">
            <text:p>1DGSLC_AVG</text:p>
          </table:table-cell>
          <table:table-cell office:value-type="string" calcext:value-type="string">
            <text:p>1DGSLC_STD</text:p>
          </table:table-cell>
          <table:table-cell office:value-type="string" calcext:value-type="string">
            <text:p>1DGSLCINIT_AVG</text:p>
          </table:table-cell>
          <table:table-cell office:value-type="string" calcext:value-type="string">
            <text:p>1DGSLCINIT_STD</text:p>
          </table:table-cell>
          <table:table-cell office:value-type="string" calcext:value-type="string">
            <text:p>1DGSLCINV_AVG</text:p>
          </table:table-cell>
          <table:table-cell office:value-type="string" calcext:value-type="string">
            <text:p>1DGSLCINV_STD</text:p>
          </table:table-cell>
          <table:table-cell office:value-type="string" calcext:value-type="string">
            <text:p>1DGSLCINVINIT_AVG</text:p>
          </table:table-cell>
          <table:table-cell office:value-type="string" calcext:value-type="string">
            <text:p>1DGSLCINVINIT_STD</text:p>
          </table:table-cell>
          <table:table-cell office:value-type="string" calcext:value-type="string">
            <text:p>1DGSLR_AVG</text:p>
          </table:table-cell>
          <table:table-cell office:value-type="string" calcext:value-type="string">
            <text:p>1DGSLR_STD</text:p>
          </table:table-cell>
          <table:table-cell office:value-type="string" calcext:value-type="string">
            <text:p>1DGSLRINIT_AVG</text:p>
          </table:table-cell>
          <table:table-cell office:value-type="string" calcext:value-type="string">
            <text:p>1DGSLRINIT_STD</text:p>
          </table:table-cell>
          <table:table-cell office:value-type="string" calcext:value-type="string">
            <text:p>1DGSLRINV_AVG</text:p>
          </table:table-cell>
          <table:table-cell office:value-type="string" calcext:value-type="string">
            <text:p>1DGSLRINV_STD</text:p>
          </table:table-cell>
          <table:table-cell office:value-type="string" calcext:value-type="string">
            <text:p>1DGSLRINVINIT_AVG</text:p>
          </table:table-cell>
          <table:table-cell office:value-type="string" calcext:value-type="string">
            <text:p>1DGSLRINVINIT_STD</text:p>
          </table:table-cell>
          <table:table-cell office:value-type="string" calcext:value-type="string">
            <text:p>1DMKLC_AVG</text:p>
          </table:table-cell>
          <table:table-cell office:value-type="string" calcext:value-type="string">
            <text:p>1DMKLC_STD</text:p>
          </table:table-cell>
          <table:table-cell office:value-type="string" calcext:value-type="string">
            <text:p>1DMKLCINIT_AVG</text:p>
          </table:table-cell>
          <table:table-cell office:value-type="string" calcext:value-type="string">
            <text:p>1DMKLCINIT_STD</text:p>
          </table:table-cell>
          <table:table-cell office:value-type="string" calcext:value-type="string">
            <text:p>1DMKLCINV_AVG</text:p>
          </table:table-cell>
          <table:table-cell office:value-type="string" calcext:value-type="string">
            <text:p>1DMKLCINV_STD</text:p>
          </table:table-cell>
          <table:table-cell office:value-type="string" calcext:value-type="string">
            <text:p>1DMKLR_AVG</text:p>
          </table:table-cell>
          <table:table-cell office:value-type="string" calcext:value-type="string">
            <text:p>1DMKLR_STD</text:p>
          </table:table-cell>
          <table:table-cell office:value-type="string" calcext:value-type="string">
            <text:p>1DMKLRINIT_AVG</text:p>
          </table:table-cell>
          <table:table-cell office:value-type="string" calcext:value-type="string">
            <text:p>1DMKLRINIT_STD</text:p>
          </table:table-cell>
          <table:table-cell office:value-type="string" calcext:value-type="string">
            <text:p>1DMKLRINV_AVG</text:p>
          </table:table-cell>
          <table:table-cell office:value-type="string" calcext:value-type="string">
            <text:p>1DMKLRINV_STD</text:p>
          </table:table-cell>
          <table:table-cell office:value-type="string" calcext:value-type="string">
            <text:p>1DMKLRINVINIT_AVG</text:p>
          </table:table-cell>
          <table:table-cell office:value-type="string" calcext:value-type="string">
            <text:p>1DMKLRINVINIT_STD</text:p>
          </table:table-cell>
          <table:table-cell office:value-type="string" calcext:value-type="string">
            <text:p>2DFFTWC_AVG</text:p>
          </table:table-cell>
          <table:table-cell office:value-type="string" calcext:value-type="string">
            <text:p>2DFFTWC_STD</text:p>
          </table:table-cell>
          <table:table-cell office:value-type="string" calcext:value-type="string">
            <text:p>2DFFTWCINIT_AVG</text:p>
          </table:table-cell>
          <table:table-cell office:value-type="string" calcext:value-type="string">
            <text:p>2DFFTWCINIT_STD</text:p>
          </table:table-cell>
          <table:table-cell office:value-type="string" calcext:value-type="string">
            <text:p>2DFFTWCINV_AVG</text:p>
          </table:table-cell>
          <table:table-cell office:value-type="string" calcext:value-type="string">
            <text:p>2DFFTWCINV_STD</text:p>
          </table:table-cell>
          <table:table-cell office:value-type="string" calcext:value-type="string">
            <text:p>2DFFTWCINVINIT_AVG</text:p>
          </table:table-cell>
          <table:table-cell office:value-type="string" calcext:value-type="string">
            <text:p>2DFFTWCINVINIT_STD</text:p>
          </table:table-cell>
          <table:table-cell office:value-type="string" calcext:value-type="string">
            <text:p>2DFFTWR_AVG</text:p>
          </table:table-cell>
          <table:table-cell office:value-type="string" calcext:value-type="string">
            <text:p>2DFFTWR_STD</text:p>
          </table:table-cell>
          <table:table-cell office:value-type="string" calcext:value-type="string">
            <text:p>2DFFTWRINIT_AVG</text:p>
          </table:table-cell>
          <table:table-cell office:value-type="string" calcext:value-type="string">
            <text:p>2DFFTWRINIT_STD</text:p>
          </table:table-cell>
          <table:table-cell office:value-type="string" calcext:value-type="string">
            <text:p>2DFFTWRINV_AVG</text:p>
          </table:table-cell>
          <table:table-cell office:value-type="string" calcext:value-type="string">
            <text:p>2DFFTWRINV_STD</text:p>
          </table:table-cell>
          <table:table-cell office:value-type="string" calcext:value-type="string">
            <text:p>2DFFTWRINVINIT_AVG</text:p>
          </table:table-cell>
          <table:table-cell office:value-type="string" calcext:value-type="string">
            <text:p>2DFFTWRINVINIT_STD</text:p>
          </table:table-cell>
          <table:table-cell office:value-type="string" calcext:value-type="string">
            <text:p>2DMKLC_AVG</text:p>
          </table:table-cell>
          <table:table-cell office:value-type="string" calcext:value-type="string">
            <text:p>2DMKLC_STD</text:p>
          </table:table-cell>
          <table:table-cell office:value-type="string" calcext:value-type="string">
            <text:p>2DMKLCINIT_AVG</text:p>
          </table:table-cell>
          <table:table-cell office:value-type="string" calcext:value-type="string">
            <text:p>2DMKLCINIT_STD</text:p>
          </table:table-cell>
          <table:table-cell office:value-type="string" calcext:value-type="string">
            <text:p>2DMKLCINV_AVG</text:p>
          </table:table-cell>
          <table:table-cell office:value-type="string" calcext:value-type="string">
            <text:p>2DMKLCINV_STD</text:p>
          </table:table-cell>
          <table:table-cell office:value-type="string" calcext:value-type="string">
            <text:p>2DMKLCINVINIT_AVG</text:p>
          </table:table-cell>
          <table:table-cell office:value-type="string" calcext:value-type="string">
            <text:p>2DMKLCINVINIT_STD</text:p>
          </table:table-cell>
          <table:table-cell office:value-type="string" calcext:value-type="string">
            <text:p>2DMKLR_AVG</text:p>
          </table:table-cell>
          <table:table-cell office:value-type="string" calcext:value-type="string">
            <text:p>2DMKLR_STD</text:p>
          </table:table-cell>
          <table:table-cell office:value-type="string" calcext:value-type="string">
            <text:p>2DMKLRINIT_AVG</text:p>
          </table:table-cell>
          <table:table-cell office:value-type="string" calcext:value-type="string">
            <text:p>2DMKLRINIT_STD</text:p>
          </table:table-cell>
          <table:table-cell office:value-type="string" calcext:value-type="string">
            <text:p>3DFFTWC_AVG</text:p>
          </table:table-cell>
          <table:table-cell office:value-type="string" calcext:value-type="string">
            <text:p>3DFFTWC_STD</text:p>
          </table:table-cell>
          <table:table-cell office:value-type="string" calcext:value-type="string">
            <text:p>3DFFTWCINIT_AVG</text:p>
          </table:table-cell>
          <table:table-cell office:value-type="string" calcext:value-type="string">
            <text:p>3DFFTWCINIT_STD</text:p>
          </table:table-cell>
          <table:table-cell office:value-type="string" calcext:value-type="string">
            <text:p>3DFFTWCINV_AVG</text:p>
          </table:table-cell>
          <table:table-cell office:value-type="string" calcext:value-type="string">
            <text:p>3DFFTWCINV_STD</text:p>
          </table:table-cell>
          <table:table-cell office:value-type="string" calcext:value-type="string">
            <text:p>3DFFTWCINVINIT_AVG</text:p>
          </table:table-cell>
          <table:table-cell office:value-type="string" calcext:value-type="string">
            <text:p>3DFFTWCINVINIT_STD</text:p>
          </table:table-cell>
          <table:table-cell office:value-type="string" calcext:value-type="string">
            <text:p>3DFFTWR_AVG</text:p>
          </table:table-cell>
          <table:table-cell office:value-type="string" calcext:value-type="string">
            <text:p>3DFFTWR_STD</text:p>
          </table:table-cell>
          <table:table-cell office:value-type="string" calcext:value-type="string">
            <text:p>3DFFTWRINIT_AVG</text:p>
          </table:table-cell>
          <table:table-cell office:value-type="string" calcext:value-type="string">
            <text:p>3DFFTWRINIT_STD</text:p>
          </table:table-cell>
          <table:table-cell office:value-type="string" calcext:value-type="string">
            <text:p>3DFFTWRINV_AVG</text:p>
          </table:table-cell>
          <table:table-cell office:value-type="string" calcext:value-type="string">
            <text:p>3DFFTWRINV_STD</text:p>
          </table:table-cell>
          <table:table-cell office:value-type="string" calcext:value-type="string">
            <text:p>3DFFTWRINVINIT_AVG</text:p>
          </table:table-cell>
          <table:table-cell office:value-type="string" calcext:value-type="string">
            <text:p>3DFFTWRINVINIT_STD</text:p>
          </table:table-cell>
          <table:table-cell office:value-type="string" calcext:value-type="string">
            <text:p>3DMKLC_AVG</text:p>
          </table:table-cell>
          <table:table-cell office:value-type="string" calcext:value-type="string">
            <text:p>3DMKLC_STD</text:p>
          </table:table-cell>
          <table:table-cell office:value-type="string" calcext:value-type="string">
            <text:p>3DMKLCINIT_AVG</text:p>
          </table:table-cell>
          <table:table-cell office:value-type="string" calcext:value-type="string">
            <text:p>3DMKLCINIT_STD</text:p>
          </table:table-cell>
          <table:table-cell office:value-type="string" calcext:value-type="string">
            <text:p>3DMKLCINV_AVG</text:p>
          </table:table-cell>
          <table:table-cell office:value-type="string" calcext:value-type="string">
            <text:p>3DMKLCINV_STD</text:p>
          </table:table-cell>
          <table:table-cell office:value-type="string" calcext:value-type="string">
            <text:p>3DMKLCINVINIT_AVG</text:p>
          </table:table-cell>
          <table:table-cell office:value-type="string" calcext:value-type="string">
            <text:p>3DMKLCINVINIT_STD</text:p>
          </table:table-cell>
          <table:table-cell office:value-type="string" calcext:value-type="string">
            <text:p>3DMKLR_AVG</text:p>
          </table:table-cell>
          <table:table-cell office:value-type="string" calcext:value-type="string">
            <text:p>3DMKLR_STD</text:p>
          </table:table-cell>
          <table:table-cell office:value-type="string" calcext:value-type="string">
            <text:p>3DMKLRINIT_AVG</text:p>
          </table:table-cell>
          <table:table-cell office:value-type="string" calcext:value-type="string">
            <text:p>3DMKLRINIT_STD</text:p>
          </table:table-cell>
          <table:table-cell office:value-type="string" calcext:value-type="string">
            <text:p>3DMKLRINV_AVG</text:p>
          </table:table-cell>
          <table:table-cell office:value-type="string" calcext:value-type="string">
            <text:p>3DMKLRINV_STD</text:p>
          </table:table-cell>
          <table:table-cell office:value-type="string" calcext:value-type="string">
            <text:p>3DMKLRINVINIT_AVG</text:p>
          </table:table-cell>
          <table:table-cell office:value-type="string" calcext:value-type="string">
            <text:p>3DMKLRINVINIT_ST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float" office:value="0.0000045999" calcext:value-type="float">
            <text:p>4.60E-06</text:p>
          </table:table-cell>
          <table:table-cell table:style-name="ce2" office:value-type="float" office:value="0.00000084396148543" calcext:value-type="float">
            <text:p>8.44E-07</text:p>
          </table:table-cell>
          <table:table-cell table:style-name="ce2" office:value-type="float" office:value="0.0000855722" calcext:value-type="float">
            <text:p>8.56E-05</text:p>
          </table:table-cell>
          <table:table-cell table:style-name="ce2" office:value-type="float" office:value="0.0000219545707405" calcext:value-type="float">
            <text:p>2.20E-05</text:p>
          </table:table-cell>
          <table:table-cell table:style-name="ce2" office:value-type="float" office:value="0.0000079961" calcext:value-type="float">
            <text:p>8.00E-06</text:p>
          </table:table-cell>
          <table:table-cell table:style-name="ce2" office:value-type="float" office:value="0.00000490640878965" calcext:value-type="float">
            <text:p>4.91E-06</text:p>
          </table:table-cell>
          <table:table-cell table:style-name="ce2" office:value-type="float" office:value="0.0000197833" calcext:value-type="float">
            <text:p>1.98E-05</text:p>
          </table:table-cell>
          <table:table-cell table:style-name="ce2" office:value-type="float" office:value="0.00000608214547398" calcext:value-type="float">
            <text:p>6.08E-06</text:p>
          </table:table-cell>
          <table:table-cell table:style-name="ce2" office:value-type="float" office:value="0.0000807557" calcext:value-type="float">
            <text:p>8.08E-05</text:p>
          </table:table-cell>
          <table:table-cell table:style-name="ce2" office:value-type="float" office:value="0.0000157282065167" calcext:value-type="float">
            <text:p>1.57E-05</text:p>
          </table:table-cell>
          <table:table-cell office:value-type="float" office:value="0.001722742" calcext:value-type="float">
            <text:p>0.001722742</text:p>
          </table:table-cell>
          <table:table-cell office:value-type="float" office:value="0.00281945980804" calcext:value-type="float">
            <text:p>0.00281945980804</text:p>
          </table:table-cell>
          <table:table-cell table:style-name="ce2" office:value-type="float" office:value="0.0000074131" calcext:value-type="float">
            <text:p>7.41E-06</text:p>
          </table:table-cell>
          <table:table-cell table:style-name="ce2" office:value-type="float" office:value="0.00000347043085542" calcext:value-type="float">
            <text:p>3.47E-06</text:p>
          </table:table-cell>
          <table:table-cell table:style-name="ce2" office:value-type="float" office:value="0.0000108661" calcext:value-type="float">
            <text:p>1.09E-05</text:p>
          </table:table-cell>
          <table:table-cell table:style-name="ce2" office:value-type="float" office:value="0.00000318734607297" calcext:value-type="float">
            <text:p>3.19E-06</text:p>
          </table:table-cell>
          <table:table-cell table:style-name="ce2" office:value-type="float" office:value="0.0000096937" calcext:value-type="float">
            <text:p>9.69E-06</text:p>
          </table:table-cell>
          <table:table-cell table:style-name="ce2" office:value-type="float" office:value="0.00000525147160433" calcext:value-type="float">
            <text:p>5.25E-06</text:p>
          </table:table-cell>
          <table:table-cell table:style-name="ce2" office:value-type="float" office:value="0.0000560629" calcext:value-type="float">
            <text:p>5.61E-05</text:p>
          </table:table-cell>
          <table:table-cell table:style-name="ce2" office:value-type="float" office:value="0.0000123215972039" calcext:value-type="float">
            <text:p>1.23E-05</text:p>
          </table:table-cell>
          <table:table-cell table:style-name="ce2" office:value-type="float" office:value="0.0000077414" calcext:value-type="float">
            <text:p>7.74E-06</text:p>
          </table:table-cell>
          <table:table-cell table:style-name="ce2" office:value-type="float" office:value="0.00000397662663294" calcext:value-type="float">
            <text:p>3.98E-06</text:p>
          </table:table-cell>
          <table:table-cell table:style-name="ce2" office:value-type="float" office:value="0.0000411606" calcext:value-type="float">
            <text:p>4.12E-05</text:p>
          </table:table-cell>
          <table:table-cell table:style-name="ce2" office:value-type="float" office:value="0.0000121681602298" calcext:value-type="float">
            <text:p>1.22E-05</text:p>
          </table:table-cell>
          <table:table-cell table:style-name="ce2" office:value-type="float" office:value="0.0000088365" calcext:value-type="float">
            <text:p>8.84E-06</text:p>
          </table:table-cell>
          <table:table-cell table:style-name="ce2" office:value-type="float" office:value="0.00000319478137837" calcext:value-type="float">
            <text:p>3.19E-06</text:p>
          </table:table-cell>
          <table:table-cell office:value-type="float" office:value="0.0002284325" calcext:value-type="float">
            <text:p>0.0002284325</text:p>
          </table:table-cell>
          <table:table-cell table:style-name="ce2" office:value-type="float" office:value="0.0000153097665724" calcext:value-type="float">
            <text:p>1.53E-05</text:p>
          </table:table-cell>
          <table:table-cell table:style-name="ce2" office:value-type="float" office:value="0.0000057201" calcext:value-type="float">
            <text:p>5.72E-06</text:p>
          </table:table-cell>
          <table:table-cell table:style-name="ce2" office:value-type="float" office:value="0.000000954752609027" calcext:value-type="float">
            <text:p>9.55E-07</text:p>
          </table:table-cell>
          <table:table-cell office:value-type="float" office:value="0.0001929248" calcext:value-type="float">
            <text:p>0.0001929248</text:p>
          </table:table-cell>
          <table:table-cell table:style-name="ce2" office:value-type="float" office:value="0.0000149131704715" calcext:value-type="float">
            <text:p>1.49E-05</text:p>
          </table:table-cell>
          <table:table-cell table:style-name="ce2" office:value-type="float" office:value="0.0000051829" calcext:value-type="float">
            <text:p>5.18E-06</text:p>
          </table:table-cell>
          <table:table-cell table:style-name="ce2" office:value-type="float" office:value="0.00000154723555989" calcext:value-type="float">
            <text:p>1.55E-06</text:p>
          </table:table-cell>
          <table:table-cell table:style-name="ce2" office:value-type="float" office:value="0.0000102516" calcext:value-type="float">
            <text:p>1.03E-05</text:p>
          </table:table-cell>
          <table:table-cell table:style-name="ce2" office:value-type="float" office:value="0.00000171208178673" calcext:value-type="float">
            <text:p>1.71E-06</text:p>
          </table:table-cell>
          <table:table-cell table:style-name="ce2" office:value-type="float" office:value="0.0000676499" calcext:value-type="float">
            <text:p>6.76E-05</text:p>
          </table:table-cell>
          <table:table-cell table:style-name="ce2" office:value-type="float" office:value="0.0000195641747445" calcext:value-type="float">
            <text:p>1.96E-05</text:p>
          </table:table-cell>
          <table:table-cell table:style-name="ce2" office:value-type="float" office:value="0.0000085419" calcext:value-type="float">
            <text:p>8.54E-06</text:p>
          </table:table-cell>
          <table:table-cell table:style-name="ce2" office:value-type="float" office:value="0.0000013041516144" calcext:value-type="float">
            <text:p>1.30E-06</text:p>
          </table:table-cell>
          <table:table-cell table:style-name="ce2" office:value-type="float" office:value="0.0000550563" calcext:value-type="float">
            <text:p>5.51E-05</text:p>
          </table:table-cell>
          <table:table-cell table:style-name="ce2" office:value-type="float" office:value="0.0000141212825043" calcext:value-type="float">
            <text:p>1.41E-05</text:p>
          </table:table-cell>
          <table:table-cell office:value-type="float" office:value="0.0005227476" calcext:value-type="float">
            <text:p>0.0005227476</text:p>
          </table:table-cell>
          <table:table-cell office:value-type="float" office:value="0.000112596425124" calcext:value-type="float">
            <text:p>0.000112596425124</text:p>
          </table:table-cell>
          <table:table-cell table:style-name="ce2" office:value-type="float" office:value="0.0000849552" calcext:value-type="float">
            <text:p>8.50E-05</text:p>
          </table:table-cell>
          <table:table-cell table:style-name="ce2" office:value-type="float" office:value="0.0000180387726412" calcext:value-type="float">
            <text:p>1.80E-05</text:p>
          </table:table-cell>
          <table:table-cell table:style-name="ce2" office:value-type="float" office:value="0.0000535804" calcext:value-type="float">
            <text:p>5.36E-05</text:p>
          </table:table-cell>
          <table:table-cell table:style-name="ce2" office:value-type="float" office:value="0.000014616169594" calcext:value-type="float">
            <text:p>1.46E-05</text:p>
          </table:table-cell>
          <table:table-cell table:style-name="ce2" office:value-type="float" office:value="0.0000046002" calcext:value-type="float">
            <text:p>4.60E-06</text:p>
          </table:table-cell>
          <table:table-cell table:style-name="ce2" office:value-type="float" office:value="0.000000771934913779" calcext:value-type="float">
            <text:p>7.72E-07</text:p>
          </table:table-cell>
          <table:table-cell table:style-name="ce2" office:value-type="float" office:value="0.0000694557" calcext:value-type="float">
            <text:p>6.95E-05</text:p>
          </table:table-cell>
          <table:table-cell table:style-name="ce2" office:value-type="float" office:value="0.0000154274892899" calcext:value-type="float">
            <text:p>1.54E-05</text:p>
          </table:table-cell>
          <table:table-cell table:style-name="ce2" office:value-type="float" office:value="0.0000125998" calcext:value-type="float">
            <text:p>1.26E-05</text:p>
          </table:table-cell>
          <table:table-cell table:style-name="ce2" office:value-type="float" office:value="0.00000776735017879" calcext:value-type="float">
            <text:p>7.77E-06</text:p>
          </table:table-cell>
          <table:table-cell table:style-name="ce2" office:value-type="float" office:value="0.0000313612" calcext:value-type="float">
            <text:p>3.14E-05</text:p>
          </table:table-cell>
          <table:table-cell table:style-name="ce2" office:value-type="float" office:value="0.00000585572617757" calcext:value-type="float">
            <text:p>5.86E-06</text:p>
          </table:table-cell>
          <table:table-cell office:value-type="float" office:value="0.01366601" calcext:value-type="float">
            <text:p>0.01366601</text:p>
          </table:table-cell>
          <table:table-cell office:value-type="float" office:value="0.000653663283095" calcext:value-type="float">
            <text:p>0.000653663283095</text:p>
          </table:table-cell>
          <table:table-cell table:style-name="ce2" office:value-type="float" office:value="0.0000033515" calcext:value-type="float">
            <text:p>3.35E-06</text:p>
          </table:table-cell>
          <table:table-cell table:style-name="ce2" office:value-type="float" office:value="0.000000945171266079" calcext:value-type="float">
            <text:p>9.45E-07</text:p>
          </table:table-cell>
          <table:table-cell table:style-name="ce2" office:value-type="float" office:value="0.0000222194" calcext:value-type="float">
            <text:p>2.22E-05</text:p>
          </table:table-cell>
          <table:table-cell table:style-name="ce2" office:value-type="float" office:value="0.00000534707336774" calcext:value-type="float">
            <text:p>5.35E-06</text:p>
          </table:table-cell>
          <table:table-cell table:style-name="ce2" office:value-type="float" office:value="0.0000049685" calcext:value-type="float">
            <text:p>4.97E-06</text:p>
          </table:table-cell>
          <table:table-cell table:style-name="ce2" office:value-type="float" office:value="0.00000121281923633" calcext:value-type="float">
            <text:p>1.21E-06</text:p>
          </table:table-cell>
          <table:table-cell table:style-name="ce2" office:value-type="float" office:value="0.0000245914" calcext:value-type="float">
            <text:p>2.46E-05</text:p>
          </table:table-cell>
          <table:table-cell table:style-name="ce2" office:value-type="float" office:value="0.0000078597990814" calcext:value-type="float">
            <text:p>7.86E-06</text:p>
          </table:table-cell>
          <table:table-cell table:style-name="ce2" office:value-type="float" office:value="0.0000077163" calcext:value-type="float">
            <text:p>7.72E-06</text:p>
          </table:table-cell>
          <table:table-cell table:style-name="ce2" office:value-type="float" office:value="0.00000415765307863" calcext:value-type="float">
            <text:p>4.16E-06</text:p>
          </table:table-cell>
          <table:table-cell table:style-name="ce2" office:value-type="float" office:value="0.0000178255" calcext:value-type="float">
            <text:p>1.78E-05</text:p>
          </table:table-cell>
          <table:table-cell table:style-name="ce2" office:value-type="float" office:value="0.0000053469384854" calcext:value-type="float">
            <text:p>5.35E-06</text:p>
          </table:table-cell>
          <table:table-cell table:style-name="ce2" office:value-type="float" office:value="0.0000073781" calcext:value-type="float">
            <text:p>7.38E-06</text:p>
          </table:table-cell>
          <table:table-cell table:style-name="ce2" office:value-type="float" office:value="0.0000014919231772" calcext:value-type="float">
            <text:p>1.49E-06</text:p>
          </table:table-cell>
          <table:table-cell office:value-type="float" office:value="0.0001017642" calcext:value-type="float">
            <text:p>0.0001017642</text:p>
          </table:table-cell>
          <table:table-cell table:style-name="ce2" office:value-type="float" office:value="0.000015726377663" calcext:value-type="float">
            <text:p>1.57E-05</text:p>
          </table:table-cell>
          <table:table-cell table:style-name="ce2" office:value-type="float" office:value="0.0000078392" calcext:value-type="float">
            <text:p>7.84E-06</text:p>
          </table:table-cell>
          <table:table-cell table:style-name="ce2" office:value-type="float" office:value="0.00000177341840648" calcext:value-type="float">
            <text:p>1.77E-06</text:p>
          </table:table-cell>
          <table:table-cell table:style-name="ce2" office:value-type="float" office:value="0.0000951388" calcext:value-type="float">
            <text:p>9.51E-05</text:p>
          </table:table-cell>
          <table:table-cell table:style-name="ce2" office:value-type="float" office:value="0.0000197684188644" calcext:value-type="float">
            <text:p>1.98E-05</text:p>
          </table:table-cell>
          <table:table-cell table:style-name="ce2" office:value-type="float" office:value="0.000006756" calcext:value-type="float">
            <text:p>6.76E-06</text:p>
          </table:table-cell>
          <table:table-cell table:style-name="ce2" office:value-type="float" office:value="0.00000350572404948" calcext:value-type="float">
            <text:p>3.51E-06</text:p>
          </table:table-cell>
          <table:table-cell table:style-name="ce2" office:value-type="float" office:value="0.0000327561" calcext:value-type="float">
            <text:p>3.28E-05</text:p>
          </table:table-cell>
          <table:table-cell table:style-name="ce2" office:value-type="float" office:value="0.0000106049887574" calcext:value-type="float">
            <text:p>1.06E-05</text:p>
          </table:table-cell>
          <table:table-cell table:style-name="ce2" office:value-type="float" office:value="0.000003524" calcext:value-type="float">
            <text:p>3.52E-06</text:p>
          </table:table-cell>
          <table:table-cell table:style-name="ce2" office:value-type="float" office:value="0.00000140328115501" calcext:value-type="float">
            <text:p>1.40E-06</text:p>
          </table:table-cell>
          <table:table-cell table:style-name="ce2" office:value-type="float" office:value="0.0000108818" calcext:value-type="float">
            <text:p>1.09E-05</text:p>
          </table:table-cell>
          <table:table-cell table:style-name="ce2" office:value-type="float" office:value="0.00000538304106121" calcext:value-type="float">
            <text:p>5.38E-06</text:p>
          </table:table-cell>
          <table:table-cell table:style-name="ce2" office:value-type="float" office:value="0.00002990355" calcext:value-type="float">
            <text:p>2.99E-05</text:p>
          </table:table-cell>
          <table:table-cell table:style-name="ce2" office:value-type="float" office:value="0.0000207859704317" calcext:value-type="float">
            <text:p>2.08E-05</text:p>
          </table:table-cell>
          <table:table-cell table:style-name="ce2" office:value-type="float" office:value="0.00003883535" calcext:value-type="float">
            <text:p>3.88E-05</text:p>
          </table:table-cell>
          <table:table-cell table:style-name="ce2" office:value-type="float" office:value="0.0000148551407663" calcext:value-type="float">
            <text:p>1.49E-05</text:p>
          </table:table-cell>
          <table:table-cell table:style-name="ce2" office:value-type="float" office:value="0.0000050774" calcext:value-type="float">
            <text:p>5.08E-06</text:p>
          </table:table-cell>
          <table:table-cell table:style-name="ce2" office:value-type="float" office:value="0.00000122540244636" calcext:value-type="float">
            <text:p>1.23E-06</text:p>
          </table:table-cell>
          <table:table-cell table:style-name="ce2" office:value-type="float" office:value="0.0000230146" calcext:value-type="float">
            <text:p>2.30E-05</text:p>
          </table:table-cell>
          <table:table-cell table:style-name="ce2" office:value-type="float" office:value="0.00000853850239536" calcext:value-type="float">
            <text:p>8.54E-06</text:p>
          </table:table-cell>
          <table:table-cell table:style-name="ce2" office:value-type="float" office:value="0.0000071487" calcext:value-type="float">
            <text:p>7.15E-06</text:p>
          </table:table-cell>
          <table:table-cell table:style-name="ce2" office:value-type="float" office:value="0.00000307016836491" calcext:value-type="float">
            <text:p>3.07E-06</text:p>
          </table:table-cell>
          <table:table-cell table:style-name="ce2" office:value-type="float" office:value="0.0000208303" calcext:value-type="float">
            <text:p>2.08E-05</text:p>
          </table:table-cell>
          <table:table-cell table:style-name="ce2" office:value-type="float" office:value="0.0000134789755714" calcext:value-type="float">
            <text:p>1.35E-05</text:p>
          </table:table-cell>
          <table:table-cell table:style-name="ce2" office:value-type="float" office:value="0.0000072306" calcext:value-type="float">
            <text:p>7.23E-06</text:p>
          </table:table-cell>
          <table:table-cell table:style-name="ce2" office:value-type="float" office:value="0.0000017334945566" calcext:value-type="float">
            <text:p>1.73E-06</text:p>
          </table:table-cell>
          <table:table-cell table:style-name="ce2" office:value-type="float" office:value="0.0000538762" calcext:value-type="float">
            <text:p>5.39E-05</text:p>
          </table:table-cell>
          <table:table-cell table:style-name="ce2" office:value-type="float" office:value="0.0000155111806471" calcext:value-type="float">
            <text:p>1.55E-05</text:p>
          </table:table-cell>
          <table:table-cell table:style-name="ce2" office:value-type="float" office:value="0.0000095836" calcext:value-type="float">
            <text:p>9.58E-06</text:p>
          </table:table-cell>
          <table:table-cell table:style-name="ce2" office:value-type="float" office:value="0.00000429113797909" calcext:value-type="float">
            <text:p>4.29E-06</text:p>
          </table:table-cell>
          <table:table-cell table:style-name="ce2" office:value-type="float" office:value="0.0000479682" calcext:value-type="float">
            <text:p>4.80E-05</text:p>
          </table:table-cell>
          <table:table-cell table:style-name="ce2" office:value-type="float" office:value="0.0000138954528118" calcext:value-type="float">
            <text:p>1.39E-05</text:p>
          </table:table-cell>
          <table:table-cell table:style-name="ce2" office:value-type="float" office:value="0.000005369" calcext:value-type="float">
            <text:p>5.37E-06</text:p>
          </table:table-cell>
          <table:table-cell table:style-name="ce2" office:value-type="float" office:value="0.00000431012869104" calcext:value-type="float">
            <text:p>4.31E-06</text:p>
          </table:table-cell>
          <table:table-cell table:style-name="ce2" office:value-type="float" office:value="0.0000113143" calcext:value-type="float">
            <text:p>1.13E-05</text:p>
          </table:table-cell>
          <table:table-cell table:style-name="ce2" office:value-type="float" office:value="0.00000338834135267" calcext:value-type="float">
            <text:p>3.39E-06</text:p>
          </table:table-cell>
          <table:table-cell table:style-name="ce2" office:value-type="float" office:value="0.0000064773" calcext:value-type="float">
            <text:p>6.48E-06</text:p>
          </table:table-cell>
          <table:table-cell table:style-name="ce2" office:value-type="float" office:value="0.00000822145011608" calcext:value-type="float">
            <text:p>8.22E-06</text:p>
          </table:table-cell>
          <table:table-cell table:style-name="ce2" office:value-type="float" office:value="0.0000085116" calcext:value-type="float">
            <text:p>8.51E-06</text:p>
          </table:table-cell>
          <table:table-cell table:style-name="ce2" office:value-type="float" office:value="0.00000333018501989" calcext:value-type="float">
            <text:p>3.33E-06</text:p>
          </table:table-cell>
          <table:table-cell table:style-name="ce2" office:value-type="float" office:value="0.0000423007" calcext:value-type="float">
            <text:p>4.23E-05</text:p>
          </table:table-cell>
          <table:table-cell table:style-name="ce2" office:value-type="float" office:value="0.0000147951228154" calcext:value-type="float">
            <text:p>1.48E-05</text:p>
          </table:table-cell>
          <table:table-cell table:style-name="ce2" office:value-type="float" office:value="0.0000095836" calcext:value-type="float">
            <text:p>9.58E-06</text:p>
          </table:table-cell>
          <table:table-cell table:style-name="ce2" office:value-type="float" office:value="0.00000429113797909" calcext:value-type="float">
            <text:p>4.29E-06</text:p>
          </table:table-cell>
          <table:table-cell table:style-name="ce2" office:value-type="float" office:value="0.0000321633" calcext:value-type="float">
            <text:p>3.22E-05</text:p>
          </table:table-cell>
          <table:table-cell table:style-name="ce2" office:value-type="float" office:value="0.000011468774332" calcext:value-type="float">
            <text:p>1.15E-05</text:p>
          </table:table-cell>
          <table:table-cell table:style-name="ce2" office:value-type="float" office:value="0.0000247926" calcext:value-type="float">
            <text:p>2.48E-05</text:p>
          </table:table-cell>
          <table:table-cell table:style-name="ce2" office:value-type="float" office:value="0.00000869991634953" calcext:value-type="float">
            <text:p>8.70E-0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2" office:value-type="float" office:value="0.0000295306" calcext:value-type="float">
            <text:p>2.95E-05</text:p>
          </table:table-cell>
          <table:table-cell table:style-name="ce2" office:value-type="float" office:value="0.00000790253294415" calcext:value-type="float">
            <text:p>7.90E-06</text:p>
          </table:table-cell>
          <table:table-cell office:value-type="float" office:value="0.000112871" calcext:value-type="float">
            <text:p>0.000112871</text:p>
          </table:table-cell>
          <table:table-cell table:style-name="ce2" office:value-type="float" office:value="0.0000252172414299" calcext:value-type="float">
            <text:p>2.52E-05</text:p>
          </table:table-cell>
          <table:table-cell table:style-name="ce2" office:value-type="float" office:value="0.0000425964" calcext:value-type="float">
            <text:p>4.26E-05</text:p>
          </table:table-cell>
          <table:table-cell table:style-name="ce2" office:value-type="float" office:value="0.0000139282019355" calcext:value-type="float">
            <text:p>1.39E-05</text:p>
          </table:table-cell>
          <table:table-cell table:style-name="ce2" office:value-type="float" office:value="0.0000594348" calcext:value-type="float">
            <text:p>5.94E-05</text:p>
          </table:table-cell>
          <table:table-cell table:style-name="ce2" office:value-type="float" office:value="0.0000146738295221" calcext:value-type="float">
            <text:p>1.47E-05</text:p>
          </table:table-cell>
          <table:table-cell office:value-type="float" office:value="0.0001090013" calcext:value-type="float">
            <text:p>0.0001090013</text:p>
          </table:table-cell>
          <table:table-cell table:style-name="ce2" office:value-type="float" office:value="0.0000162961922891" calcext:value-type="float">
            <text:p>1.63E-05</text:p>
          </table:table-cell>
          <table:table-cell office:value-type="float" office:value="0.0008672152" calcext:value-type="float">
            <text:p>0.0008672152</text:p>
          </table:table-cell>
          <table:table-cell table:style-name="ce2" office:value-type="float" office:value="0.0000595504507844" calcext:value-type="float">
            <text:p>5.96E-05</text:p>
          </table:table-cell>
          <table:table-cell table:style-name="ce2" office:value-type="float" office:value="0.0000253268" calcext:value-type="float">
            <text:p>2.53E-05</text:p>
          </table:table-cell>
          <table:table-cell table:style-name="ce2" office:value-type="float" office:value="0.00000668224333256" calcext:value-type="float">
            <text:p>6.68E-06</text:p>
          </table:table-cell>
          <table:table-cell table:style-name="ce2" office:value-type="float" office:value="0.0000267034" calcext:value-type="float">
            <text:p>2.67E-05</text:p>
          </table:table-cell>
          <table:table-cell table:style-name="ce2" office:value-type="float" office:value="0.00000806784976448" calcext:value-type="float">
            <text:p>8.07E-06</text:p>
          </table:table-cell>
          <table:table-cell table:style-name="ce2" office:value-type="float" office:value="0.0000446493" calcext:value-type="float">
            <text:p>4.46E-05</text:p>
          </table:table-cell>
          <table:table-cell table:style-name="ce2" office:value-type="float" office:value="0.00000896837166008" calcext:value-type="float">
            <text:p>8.97E-06</text:p>
          </table:table-cell>
          <table:table-cell table:style-name="ce2" office:value-type="float" office:value="0.0000590885" calcext:value-type="float">
            <text:p>5.91E-05</text:p>
          </table:table-cell>
          <table:table-cell table:style-name="ce2" office:value-type="float" office:value="0.00000854523208514" calcext:value-type="float">
            <text:p>8.55E-06</text:p>
          </table:table-cell>
          <table:table-cell table:style-name="ce2" office:value-type="float" office:value="0.0000474584" calcext:value-type="float">
            <text:p>4.75E-05</text:p>
          </table:table-cell>
          <table:table-cell table:style-name="ce2" office:value-type="float" office:value="0.000012093280349" calcext:value-type="float">
            <text:p>1.21E-05</text:p>
          </table:table-cell>
          <table:table-cell table:style-name="ce2" office:value-type="float" office:value="0.0000465001" calcext:value-type="float">
            <text:p>4.65E-05</text:p>
          </table:table-cell>
          <table:table-cell table:style-name="ce2" office:value-type="float" office:value="0.0000154336597982" calcext:value-type="float">
            <text:p>1.54E-05</text:p>
          </table:table-cell>
          <table:table-cell table:style-name="ce2" office:value-type="float" office:value="0.0000392983" calcext:value-type="float">
            <text:p>3.93E-05</text:p>
          </table:table-cell>
          <table:table-cell table:style-name="ce2" office:value-type="float" office:value="0.00000658690229083" calcext:value-type="float">
            <text:p>6.59E-06</text:p>
          </table:table-cell>
          <table:table-cell office:value-type="float" office:value="0.0008782298" calcext:value-type="float">
            <text:p>0.0008782298</text:p>
          </table:table-cell>
          <table:table-cell table:style-name="ce2" office:value-type="float" office:value="0.0000223637501367" calcext:value-type="float">
            <text:p>2.24E-05</text:p>
          </table:table-cell>
          <table:table-cell table:style-name="ce2" office:value-type="float" office:value="0.0000411637" calcext:value-type="float">
            <text:p>4.12E-05</text:p>
          </table:table-cell>
          <table:table-cell table:style-name="ce2" office:value-type="float" office:value="0.00000789151393798" calcext:value-type="float">
            <text:p>7.89E-06</text:p>
          </table:table-cell>
          <table:table-cell office:value-type="float" office:value="0.0008275109" calcext:value-type="float">
            <text:p>0.0008275109</text:p>
          </table:table-cell>
          <table:table-cell table:style-name="ce2" office:value-type="float" office:value="0.0000385912746196" calcext:value-type="float">
            <text:p>3.86E-05</text:p>
          </table:table-cell>
          <table:table-cell table:style-name="ce2" office:value-type="float" office:value="0.000035089" calcext:value-type="float">
            <text:p>3.51E-05</text:p>
          </table:table-cell>
          <table:table-cell table:style-name="ce2" office:value-type="float" office:value="0.0000128814377044" calcext:value-type="float">
            <text:p>1.29E-05</text:p>
          </table:table-cell>
          <table:table-cell table:style-name="ce2" office:value-type="float" office:value="0.0000531025" calcext:value-type="float">
            <text:p>5.31E-05</text:p>
          </table:table-cell>
          <table:table-cell table:style-name="ce2" office:value-type="float" office:value="0.0000126603673832" calcext:value-type="float">
            <text:p>1.27E-05</text:p>
          </table:table-cell>
          <table:table-cell table:style-name="ce2" office:value-type="float" office:value="0.0000877696" calcext:value-type="float">
            <text:p>8.78E-05</text:p>
          </table:table-cell>
          <table:table-cell table:style-name="ce2" office:value-type="float" office:value="0.0000208522464295" calcext:value-type="float">
            <text:p>2.09E-05</text:p>
          </table:table-cell>
          <table:table-cell table:style-name="ce2" office:value-type="float" office:value="0.0000463193" calcext:value-type="float">
            <text:p>4.63E-05</text:p>
          </table:table-cell>
          <table:table-cell table:style-name="ce2" office:value-type="float" office:value="0.0000105482639019" calcext:value-type="float">
            <text:p>1.05E-05</text:p>
          </table:table-cell>
          <table:table-cell table:style-name="ce2" office:value-type="float" office:value="0.0000877615" calcext:value-type="float">
            <text:p>8.78E-05</text:p>
          </table:table-cell>
          <table:table-cell table:style-name="ce2" office:value-type="float" office:value="0.00000967527590477" calcext:value-type="float">
            <text:p>9.68E-06</text:p>
          </table:table-cell>
          <table:table-cell office:value-type="float" office:value="0.0005215998" calcext:value-type="float">
            <text:p>0.0005215998</text:p>
          </table:table-cell>
          <table:table-cell table:style-name="ce2" office:value-type="float" office:value="0.0000835974646941" calcext:value-type="float">
            <text:p>8.36E-05</text:p>
          </table:table-cell>
          <table:table-cell office:value-type="float" office:value="0.0001111267" calcext:value-type="float">
            <text:p>0.0001111267</text:p>
          </table:table-cell>
          <table:table-cell table:style-name="ce2" office:value-type="float" office:value="0.0000117246958174" calcext:value-type="float">
            <text:p>1.17E-05</text:p>
          </table:table-cell>
          <table:table-cell table:style-name="ce2" office:value-type="float" office:value="0.0000919768" calcext:value-type="float">
            <text:p>9.20E-05</text:p>
          </table:table-cell>
          <table:table-cell table:style-name="ce2" office:value-type="float" office:value="0.0000236867718817" calcext:value-type="float">
            <text:p>2.37E-05</text:p>
          </table:table-cell>
          <table:table-cell table:style-name="ce2" office:value-type="float" office:value="0.0000332193" calcext:value-type="float">
            <text:p>3.32E-05</text:p>
          </table:table-cell>
          <table:table-cell table:style-name="ce2" office:value-type="float" office:value="0.0000112144343995" calcext:value-type="float">
            <text:p>1.12E-05</text:p>
          </table:table-cell>
          <table:table-cell table:style-name="ce2" office:value-type="float" office:value="0.0000879296" calcext:value-type="float">
            <text:p>8.79E-05</text:p>
          </table:table-cell>
          <table:table-cell table:style-name="ce2" office:value-type="float" office:value="0.00000986732169222" calcext:value-type="float">
            <text:p>9.87E-06</text:p>
          </table:table-cell>
          <table:table-cell table:style-name="ce2" office:value-type="float" office:value="0.00004524155" calcext:value-type="float">
            <text:p>4.52E-05</text:p>
          </table:table-cell>
          <table:table-cell table:style-name="ce2" office:value-type="float" office:value="0.0000114942856671" calcext:value-type="float">
            <text:p>1.15E-05</text:p>
          </table:table-cell>
          <table:table-cell table:style-name="ce2" office:value-type="float" office:value="0.0000571006" calcext:value-type="float">
            <text:p>5.71E-05</text:p>
          </table:table-cell>
          <table:table-cell table:style-name="ce2" office:value-type="float" office:value="0.0000117220931692" calcext:value-type="float">
            <text:p>1.17E-05</text:p>
          </table:table-cell>
          <table:table-cell office:value-type="float" office:value="0.0134734" calcext:value-type="float">
            <text:p>0.0134734</text:p>
          </table:table-cell>
          <table:table-cell office:value-type="float" office:value="0.000410277385842" calcext:value-type="float">
            <text:p>0.000410277385842</text:p>
          </table:table-cell>
          <table:table-cell table:style-name="ce2" office:value-type="float" office:value="0.000023649" calcext:value-type="float">
            <text:p>2.36E-05</text:p>
          </table:table-cell>
          <table:table-cell table:style-name="ce2" office:value-type="float" office:value="0.00000860528217628" calcext:value-type="float">
            <text:p>8.61E-06</text:p>
          </table:table-cell>
          <table:table-cell table:style-name="ce2" office:value-type="float" office:value="0.0000435321" calcext:value-type="float">
            <text:p>4.35E-05</text:p>
          </table:table-cell>
          <table:table-cell table:style-name="ce2" office:value-type="float" office:value="0.00000976985135165" calcext:value-type="float">
            <text:p>9.77E-06</text:p>
          </table:table-cell>
          <table:table-cell table:style-name="ce2" office:value-type="float" office:value="0.000031234" calcext:value-type="float">
            <text:p>3.12E-05</text:p>
          </table:table-cell>
          <table:table-cell table:style-name="ce2" office:value-type="float" office:value="0.00000952065827556" calcext:value-type="float">
            <text:p>9.52E-06</text:p>
          </table:table-cell>
          <table:table-cell table:style-name="ce2" office:value-type="float" office:value="0.000031571" calcext:value-type="float">
            <text:p>3.16E-05</text:p>
          </table:table-cell>
          <table:table-cell table:style-name="ce2" office:value-type="float" office:value="0.00000963243360274" calcext:value-type="float">
            <text:p>9.63E-06</text:p>
          </table:table-cell>
          <table:table-cell table:style-name="ce2" office:value-type="float" office:value="0.000048569" calcext:value-type="float">
            <text:p>4.86E-05</text:p>
          </table:table-cell>
          <table:table-cell table:style-name="ce2" office:value-type="float" office:value="0.0000214819828383" calcext:value-type="float">
            <text:p>2.15E-05</text:p>
          </table:table-cell>
          <table:table-cell table:style-name="ce2" office:value-type="float" office:value="0.0000198198" calcext:value-type="float">
            <text:p>1.98E-05</text:p>
          </table:table-cell>
          <table:table-cell table:style-name="ce2" office:value-type="float" office:value="0.00000761063098275" calcext:value-type="float">
            <text:p>7.61E-06</text:p>
          </table:table-cell>
          <table:table-cell table:style-name="ce2" office:value-type="float" office:value="0.0000410716" calcext:value-type="float">
            <text:p>4.11E-05</text:p>
          </table:table-cell>
          <table:table-cell table:style-name="ce2" office:value-type="float" office:value="0.0000150089311352" calcext:value-type="float">
            <text:p>1.50E-05</text:p>
          </table:table-cell>
          <table:table-cell office:value-type="float" office:value="0.0001179418" calcext:value-type="float">
            <text:p>0.0001179418</text:p>
          </table:table-cell>
          <table:table-cell table:style-name="ce2" office:value-type="float" office:value="0.0000164227014411" calcext:value-type="float">
            <text:p>1.64E-05</text:p>
          </table:table-cell>
          <table:table-cell table:style-name="ce2" office:value-type="float" office:value="0.0000415245" calcext:value-type="float">
            <text:p>4.15E-05</text:p>
          </table:table-cell>
          <table:table-cell table:style-name="ce2" office:value-type="float" office:value="0.0000120310054466" calcext:value-type="float">
            <text:p>1.20E-05</text:p>
          </table:table-cell>
          <table:table-cell office:value-type="float" office:value="0.000110376" calcext:value-type="float">
            <text:p>0.000110376</text:p>
          </table:table-cell>
          <table:table-cell table:style-name="ce2" office:value-type="float" office:value="0.0000257629324547" calcext:value-type="float">
            <text:p>2.58E-05</text:p>
          </table:table-cell>
          <table:table-cell table:style-name="ce2" office:value-type="float" office:value="0.0000222838" calcext:value-type="float">
            <text:p>2.23E-05</text:p>
          </table:table-cell>
          <table:table-cell table:style-name="ce2" office:value-type="float" office:value="0.0000128009371428" calcext:value-type="float">
            <text:p>1.28E-05</text:p>
          </table:table-cell>
          <table:table-cell table:style-name="ce2" office:value-type="float" office:value="0.0000371282" calcext:value-type="float">
            <text:p>3.71E-05</text:p>
          </table:table-cell>
          <table:table-cell table:style-name="ce2" office:value-type="float" office:value="0.000011376068446" calcext:value-type="float">
            <text:p>1.14E-05</text:p>
          </table:table-cell>
          <table:table-cell table:style-name="ce2" office:value-type="float" office:value="0.0000166961" calcext:value-type="float">
            <text:p>1.67E-05</text:p>
          </table:table-cell>
          <table:table-cell table:style-name="ce2" office:value-type="float" office:value="0.00000463853986724" calcext:value-type="float">
            <text:p>4.64E-06</text:p>
          </table:table-cell>
          <table:table-cell table:style-name="ce2" office:value-type="float" office:value="0.0000167777" calcext:value-type="float">
            <text:p>1.68E-05</text:p>
          </table:table-cell>
          <table:table-cell table:style-name="ce2" office:value-type="float" office:value="0.00000595091423508" calcext:value-type="float">
            <text:p>5.95E-06</text:p>
          </table:table-cell>
          <table:table-cell table:style-name="ce2" office:value-type="float" office:value="0.00006878535" calcext:value-type="float">
            <text:p>6.88E-05</text:p>
          </table:table-cell>
          <table:table-cell table:style-name="ce2" office:value-type="float" office:value="0.0000246413300142" calcext:value-type="float">
            <text:p>2.46E-05</text:p>
          </table:table-cell>
          <table:table-cell table:style-name="ce2" office:value-type="float" office:value="0.0000429409" calcext:value-type="float">
            <text:p>4.29E-05</text:p>
          </table:table-cell>
          <table:table-cell table:style-name="ce2" office:value-type="float" office:value="0.000018388424923" calcext:value-type="float">
            <text:p>1.84E-05</text:p>
          </table:table-cell>
          <table:table-cell table:style-name="ce2" office:value-type="float" office:value="0.0000328916" calcext:value-type="float">
            <text:p>3.29E-05</text:p>
          </table:table-cell>
          <table:table-cell table:style-name="ce2" office:value-type="float" office:value="0.0000102611444044" calcext:value-type="float">
            <text:p>1.03E-05</text:p>
          </table:table-cell>
          <table:table-cell table:style-name="ce2" office:value-type="float" office:value="0.0000302714" calcext:value-type="float">
            <text:p>3.03E-05</text:p>
          </table:table-cell>
          <table:table-cell table:style-name="ce2" office:value-type="float" office:value="0.0000109119971408" calcext:value-type="float">
            <text:p>1.09E-05</text:p>
          </table:table-cell>
          <table:table-cell table:style-name="ce2" office:value-type="float" office:value="0.0000403448" calcext:value-type="float">
            <text:p>4.03E-05</text:p>
          </table:table-cell>
          <table:table-cell table:style-name="ce2" office:value-type="float" office:value="0.0000114081609269" calcext:value-type="float">
            <text:p>1.14E-05</text:p>
          </table:table-cell>
          <table:table-cell table:style-name="ce2" office:value-type="float" office:value="0.0000177051" calcext:value-type="float">
            <text:p>1.77E-05</text:p>
          </table:table-cell>
          <table:table-cell table:style-name="ce2" office:value-type="float" office:value="0.00000604962802254" calcext:value-type="float">
            <text:p>6.05E-06</text:p>
          </table:table-cell>
          <table:table-cell table:style-name="ce2" office:value-type="float" office:value="0.0000394136" calcext:value-type="float">
            <text:p>3.94E-05</text:p>
          </table:table-cell>
          <table:table-cell table:style-name="ce2" office:value-type="float" office:value="0.0000128133208134" calcext:value-type="float">
            <text:p>1.28E-05</text:p>
          </table:table-cell>
          <table:table-cell table:style-name="ce2" office:value-type="float" office:value="0.0000521816" calcext:value-type="float">
            <text:p>5.22E-05</text:p>
          </table:table-cell>
          <table:table-cell table:style-name="ce2" office:value-type="float" office:value="0.0000132212954585" calcext:value-type="float">
            <text:p>1.32E-05</text:p>
          </table:table-cell>
          <table:table-cell table:style-name="ce2" office:value-type="float" office:value="0.0000419468" calcext:value-type="float">
            <text:p>4.19E-05</text:p>
          </table:table-cell>
          <table:table-cell table:style-name="ce2" office:value-type="float" office:value="0.0000143943352963" calcext:value-type="float">
            <text:p>1.44E-05</text:p>
          </table:table-cell>
          <table:table-cell table:style-name="ce2" office:value-type="float" office:value="0.0000532606" calcext:value-type="float">
            <text:p>5.33E-05</text:p>
          </table:table-cell>
          <table:table-cell table:style-name="ce2" office:value-type="float" office:value="0.0000155647296525" calcext:value-type="float">
            <text:p>1.56E-05</text:p>
          </table:table-cell>
          <table:table-cell table:style-name="ce2" office:value-type="float" office:value="0.0000195033" calcext:value-type="float">
            <text:p>1.95E-05</text:p>
          </table:table-cell>
          <table:table-cell table:style-name="ce2" office:value-type="float" office:value="0.00000506499733575" calcext:value-type="float">
            <text:p>5.06E-06</text:p>
          </table:table-cell>
          <table:table-cell table:style-name="ce2" office:value-type="float" office:value="0.000016502" calcext:value-type="float">
            <text:p>1.65E-05</text:p>
          </table:table-cell>
          <table:table-cell table:style-name="ce2" office:value-type="float" office:value="0.0000044482422496" calcext:value-type="float">
            <text:p>4.45E-06</text:p>
          </table:table-cell>
          <table:table-cell table:style-name="ce2" office:value-type="float" office:value="0.0000179028" calcext:value-type="float">
            <text:p>1.79E-05</text:p>
          </table:table-cell>
          <table:table-cell table:style-name="ce2" office:value-type="float" office:value="0.00000461541337501" calcext:value-type="float">
            <text:p>4.62E-06</text:p>
          </table:table-cell>
          <table:table-cell table:style-name="ce2" office:value-type="float" office:value="0.0000142091" calcext:value-type="float">
            <text:p>1.42E-05</text:p>
          </table:table-cell>
          <table:table-cell table:style-name="ce2" office:value-type="float" office:value="0.00000346930593283" calcext:value-type="float">
            <text:p>3.47E-06</text:p>
          </table:table-cell>
          <table:table-cell office:value-type="float" office:value="0.0001352947" calcext:value-type="float">
            <text:p>0.0001352947</text:p>
          </table:table-cell>
          <table:table-cell table:style-name="ce2" office:value-type="float" office:value="0.0000159755590412" calcext:value-type="float">
            <text:p>1.60E-05</text:p>
          </table:table-cell>
          <table:table-cell table:style-name="ce2" office:value-type="float" office:value="0.0000419468" calcext:value-type="float">
            <text:p>4.19E-05</text:p>
          </table:table-cell>
          <table:table-cell table:style-name="ce2" office:value-type="float" office:value="0.0000143943352963" calcext:value-type="float">
            <text:p>1.44E-05</text:p>
          </table:table-cell>
          <table:table-cell office:value-type="float" office:value="0.0001289897" calcext:value-type="float">
            <text:p>0.0001289897</text:p>
          </table:table-cell>
          <table:table-cell table:style-name="ce2" office:value-type="float" office:value="0.0000187432611241" calcext:value-type="float">
            <text:p>1.87E-05</text:p>
          </table:table-cell>
          <table:table-cell table:style-name="ce2" office:value-type="float" office:value="0.0000253797" calcext:value-type="float">
            <text:p>2.54E-05</text:p>
          </table:table-cell>
          <table:table-cell table:style-name="ce2" office:value-type="float" office:value="0.00000601031764829" calcext:value-type="float">
            <text:p>6.01E-06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010897" calcext:value-type="float">
            <text:p>0.00010897</text:p>
          </table:table-cell>
          <table:table-cell table:style-name="ce2" office:value-type="float" office:value="0.0000151979824538" calcext:value-type="float">
            <text:p>1.52E-05</text:p>
          </table:table-cell>
          <table:table-cell office:value-type="float" office:value="0.0002086296" calcext:value-type="float">
            <text:p>0.0002086296</text:p>
          </table:table-cell>
          <table:table-cell table:style-name="ce2" office:value-type="float" office:value="0.0000193433516009" calcext:value-type="float">
            <text:p>1.93E-05</text:p>
          </table:table-cell>
          <table:table-cell office:value-type="float" office:value="0.0001444207" calcext:value-type="float">
            <text:p>0.0001444207</text:p>
          </table:table-cell>
          <table:table-cell table:style-name="ce2" office:value-type="float" office:value="0.0000186114780776" calcext:value-type="float">
            <text:p>1.86E-05</text:p>
          </table:table-cell>
          <table:table-cell office:value-type="float" office:value="0.0001775497" calcext:value-type="float">
            <text:p>0.0001775497</text:p>
          </table:table-cell>
          <table:table-cell table:style-name="ce2" office:value-type="float" office:value="0.0000303942923226" calcext:value-type="float">
            <text:p>3.04E-05</text:p>
          </table:table-cell>
          <table:table-cell office:value-type="float" office:value="0.0001857338" calcext:value-type="float">
            <text:p>0.0001857338</text:p>
          </table:table-cell>
          <table:table-cell table:style-name="ce2" office:value-type="float" office:value="0.0000133483906629" calcext:value-type="float">
            <text:p>1.33E-05</text:p>
          </table:table-cell>
          <table:table-cell office:value-type="float" office:value="0.00102806" calcext:value-type="float">
            <text:p>0.00102806</text:p>
          </table:table-cell>
          <table:table-cell office:value-type="float" office:value="0.000136791339286" calcext:value-type="float">
            <text:p>0.000136791339286</text:p>
          </table:table-cell>
          <table:table-cell office:value-type="float" office:value="0.0001025595" calcext:value-type="float">
            <text:p>0.0001025595</text:p>
          </table:table-cell>
          <table:table-cell table:style-name="ce2" office:value-type="float" office:value="0.0000128543233561" calcext:value-type="float">
            <text:p>1.29E-05</text:p>
          </table:table-cell>
          <table:table-cell table:style-name="ce2" office:value-type="float" office:value="0.0000941287" calcext:value-type="float">
            <text:p>9.41E-05</text:p>
          </table:table-cell>
          <table:table-cell table:style-name="ce2" office:value-type="float" office:value="0.0000206244433247" calcext:value-type="float">
            <text:p>2.06E-05</text:p>
          </table:table-cell>
          <table:table-cell office:value-type="float" office:value="0.0001222735" calcext:value-type="float">
            <text:p>0.0001222735</text:p>
          </table:table-cell>
          <table:table-cell table:style-name="ce2" office:value-type="float" office:value="0.0000186711038789" calcext:value-type="float">
            <text:p>1.87E-05</text:p>
          </table:table-cell>
          <table:table-cell table:style-name="ce2" office:value-type="float" office:value="0.000094079" calcext:value-type="float">
            <text:p>9.41E-05</text:p>
          </table:table-cell>
          <table:table-cell table:style-name="ce2" office:value-type="float" office:value="0.00000929968793981" calcext:value-type="float">
            <text:p>9.30E-06</text:p>
          </table:table-cell>
          <table:table-cell office:value-type="float" office:value="0.0001545748" calcext:value-type="float">
            <text:p>0.0001545748</text:p>
          </table:table-cell>
          <table:table-cell table:style-name="ce2" office:value-type="float" office:value="0.0000228325921427" calcext:value-type="float">
            <text:p>2.28E-05</text:p>
          </table:table-cell>
          <table:table-cell table:style-name="ce2" office:value-type="float" office:value="0.0000585563" calcext:value-type="float">
            <text:p>5.86E-05</text:p>
          </table:table-cell>
          <table:table-cell table:style-name="ce2" office:value-type="float" office:value="0.0000153149357604" calcext:value-type="float">
            <text:p>1.53E-05</text:p>
          </table:table-cell>
          <table:table-cell office:value-type="float" office:value="0.0001026411" calcext:value-type="float">
            <text:p>0.0001026411</text:p>
          </table:table-cell>
          <table:table-cell table:style-name="ce2" office:value-type="float" office:value="0.0000105701134489" calcext:value-type="float">
            <text:p>1.06E-05</text:p>
          </table:table-cell>
          <table:table-cell office:value-type="float" office:value="0.0004888116" calcext:value-type="float">
            <text:p>0.0004888116</text:p>
          </table:table-cell>
          <table:table-cell table:style-name="ce2" office:value-type="float" office:value="0.0000136393875001" calcext:value-type="float">
            <text:p>1.36E-05</text:p>
          </table:table-cell>
          <table:table-cell office:value-type="float" office:value="0.0001152025" calcext:value-type="float">
            <text:p>0.0001152025</text:p>
          </table:table-cell>
          <table:table-cell table:style-name="ce2" office:value-type="float" office:value="0.00000803757718124" calcext:value-type="float">
            <text:p>8.04E-06</text:p>
          </table:table-cell>
          <table:table-cell office:value-type="float" office:value="0.0004010023" calcext:value-type="float">
            <text:p>0.0004010023</text:p>
          </table:table-cell>
          <table:table-cell table:style-name="ce2" office:value-type="float" office:value="0.0000199463188475" calcext:value-type="float">
            <text:p>1.99E-05</text:p>
          </table:table-cell>
          <table:table-cell office:value-type="float" office:value="0.0001069552" calcext:value-type="float">
            <text:p>0.0001069552</text:p>
          </table:table-cell>
          <table:table-cell table:style-name="ce2" office:value-type="float" office:value="0.00000978395211899" calcext:value-type="float">
            <text:p>9.78E-06</text:p>
          </table:table-cell>
          <table:table-cell office:value-type="float" office:value="0.0001632506" calcext:value-type="float">
            <text:p>0.0001632506</text:p>
          </table:table-cell>
          <table:table-cell table:style-name="ce2" office:value-type="float" office:value="0.0000199855678495" calcext:value-type="float">
            <text:p>2.00E-05</text:p>
          </table:table-cell>
          <table:table-cell office:value-type="float" office:value="0.0002002401" calcext:value-type="float">
            <text:p>0.0002002401</text:p>
          </table:table-cell>
          <table:table-cell table:style-name="ce2" office:value-type="float" office:value="0.0000128302350325" calcext:value-type="float">
            <text:p>1.28E-05</text:p>
          </table:table-cell>
          <table:table-cell office:value-type="float" office:value="0.0001586475" calcext:value-type="float">
            <text:p>0.0001586475</text:p>
          </table:table-cell>
          <table:table-cell table:style-name="ce2" office:value-type="float" office:value="0.0000134197956372" calcext:value-type="float">
            <text:p>1.34E-05</text:p>
          </table:table-cell>
          <table:table-cell office:value-type="float" office:value="0.000249316" calcext:value-type="float">
            <text:p>0.000249316</text:p>
          </table:table-cell>
          <table:table-cell table:style-name="ce2" office:value-type="float" office:value="0.0000106965257703" calcext:value-type="float">
            <text:p>1.07E-05</text:p>
          </table:table-cell>
          <table:table-cell office:value-type="float" office:value="0.0006247015" calcext:value-type="float">
            <text:p>0.0006247015</text:p>
          </table:table-cell>
          <table:table-cell office:value-type="float" office:value="0.000135321296258" calcext:value-type="float">
            <text:p>0.000135321296258</text:p>
          </table:table-cell>
          <table:table-cell office:value-type="float" office:value="0.0002434028" calcext:value-type="float">
            <text:p>0.0002434028</text:p>
          </table:table-cell>
          <table:table-cell table:style-name="ce2" office:value-type="float" office:value="0.0000128469482654" calcext:value-type="float">
            <text:p>1.28E-05</text:p>
          </table:table-cell>
          <table:table-cell office:value-type="float" office:value="0.0001321628" calcext:value-type="float">
            <text:p>0.0001321628</text:p>
          </table:table-cell>
          <table:table-cell table:style-name="ce2" office:value-type="float" office:value="0.0000157877016679" calcext:value-type="float">
            <text:p>1.58E-05</text:p>
          </table:table-cell>
          <table:table-cell office:value-type="float" office:value="0.0001084508" calcext:value-type="float">
            <text:p>0.0001084508</text:p>
          </table:table-cell>
          <table:table-cell table:style-name="ce2" office:value-type="float" office:value="0.0000154686603514" calcext:value-type="float">
            <text:p>1.55E-05</text:p>
          </table:table-cell>
          <table:table-cell office:value-type="float" office:value="0.0001580085" calcext:value-type="float">
            <text:p>0.0001580085</text:p>
          </table:table-cell>
          <table:table-cell table:style-name="ce2" office:value-type="float" office:value="0.0000200010100759" calcext:value-type="float">
            <text:p>2.00E-05</text:p>
          </table:table-cell>
          <table:table-cell office:value-type="float" office:value="0.0001311366" calcext:value-type="float">
            <text:p>0.0001311366</text:p>
          </table:table-cell>
          <table:table-cell table:style-name="ce2" office:value-type="float" office:value="0.0000199467415263" calcext:value-type="float">
            <text:p>1.99E-05</text:p>
          </table:table-cell>
          <table:table-cell office:value-type="float" office:value="0.0001061804" calcext:value-type="float">
            <text:p>0.0001061804</text:p>
          </table:table-cell>
          <table:table-cell table:style-name="ce2" office:value-type="float" office:value="0.0000110170699694" calcext:value-type="float">
            <text:p>1.10E-05</text:p>
          </table:table-cell>
          <table:table-cell office:value-type="float" office:value="0.01366787" calcext:value-type="float">
            <text:p>0.01366787</text:p>
          </table:table-cell>
          <table:table-cell office:value-type="float" office:value="0.000725708657566" calcext:value-type="float">
            <text:p>0.000725708657566</text:p>
          </table:table-cell>
          <table:table-cell table:style-name="ce2" office:value-type="float" office:value="0.0000712395" calcext:value-type="float">
            <text:p>7.12E-05</text:p>
          </table:table-cell>
          <table:table-cell table:style-name="ce2" office:value-type="float" office:value="0.0000111512178035" calcext:value-type="float">
            <text:p>1.12E-05</text:p>
          </table:table-cell>
          <table:table-cell office:value-type="float" office:value="0.0001278166" calcext:value-type="float">
            <text:p>0.0001278166</text:p>
          </table:table-cell>
          <table:table-cell table:style-name="ce2" office:value-type="float" office:value="0.0000239729056654" calcext:value-type="float">
            <text:p>2.40E-05</text:p>
          </table:table-cell>
          <table:table-cell office:value-type="float" office:value="0.0001209439" calcext:value-type="float">
            <text:p>0.0001209439</text:p>
          </table:table-cell>
          <table:table-cell table:style-name="ce2" office:value-type="float" office:value="0.000021993422125" calcext:value-type="float">
            <text:p>2.20E-05</text:p>
          </table:table-cell>
          <table:table-cell table:style-name="ce2" office:value-type="float" office:value="0.0000726225" calcext:value-type="float">
            <text:p>7.26E-05</text:p>
          </table:table-cell>
          <table:table-cell table:style-name="ce2" office:value-type="float" office:value="0.00000813848720928" calcext:value-type="float">
            <text:p>8.14E-06</text:p>
          </table:table-cell>
          <table:table-cell office:value-type="float" office:value="0.0001624037" calcext:value-type="float">
            <text:p>0.0001624037</text:p>
          </table:table-cell>
          <table:table-cell table:style-name="ce2" office:value-type="float" office:value="0.0000182962268184" calcext:value-type="float">
            <text:p>1.83E-05</text:p>
          </table:table-cell>
          <table:table-cell table:style-name="ce2" office:value-type="float" office:value="0.0000277149" calcext:value-type="float">
            <text:p>2.77E-05</text:p>
          </table:table-cell>
          <table:table-cell table:style-name="ce2" office:value-type="float" office:value="0.00000691253175118" calcext:value-type="float">
            <text:p>6.91E-06</text:p>
          </table:table-cell>
          <table:table-cell office:value-type="float" office:value="0.00012637" calcext:value-type="float">
            <text:p>0.00012637</text:p>
          </table:table-cell>
          <table:table-cell table:style-name="ce2" office:value-type="float" office:value="0.0000177154889543" calcext:value-type="float">
            <text:p>1.77E-05</text:p>
          </table:table-cell>
          <table:table-cell office:value-type="float" office:value="0.0001614884" calcext:value-type="float">
            <text:p>0.0001614884</text:p>
          </table:table-cell>
          <table:table-cell table:style-name="ce2" office:value-type="float" office:value="0.000016551308476" calcext:value-type="float">
            <text:p>1.66E-05</text:p>
          </table:table-cell>
          <table:table-cell office:value-type="float" office:value="0.0001286749" calcext:value-type="float">
            <text:p>0.0001286749</text:p>
          </table:table-cell>
          <table:table-cell table:style-name="ce2" office:value-type="float" office:value="0.00000859777420098" calcext:value-type="float">
            <text:p>8.60E-06</text:p>
          </table:table-cell>
          <table:table-cell office:value-type="float" office:value="0.0001366728" calcext:value-type="float">
            <text:p>0.0001366728</text:p>
          </table:table-cell>
          <table:table-cell table:style-name="ce2" office:value-type="float" office:value="0.0000258420257195" calcext:value-type="float">
            <text:p>2.58E-05</text:p>
          </table:table-cell>
          <table:table-cell table:style-name="ce2" office:value-type="float" office:value="0.0000749507" calcext:value-type="float">
            <text:p>7.50E-05</text:p>
          </table:table-cell>
          <table:table-cell table:style-name="ce2" office:value-type="float" office:value="0.0000100880945899" calcext:value-type="float">
            <text:p>1.01E-05</text:p>
          </table:table-cell>
          <table:table-cell table:style-name="ce2" office:value-type="float" office:value="0.0000923532" calcext:value-type="float">
            <text:p>9.24E-05</text:p>
          </table:table-cell>
          <table:table-cell table:style-name="ce2" office:value-type="float" office:value="0.0000162472885382" calcext:value-type="float">
            <text:p>1.62E-05</text:p>
          </table:table-cell>
          <table:table-cell table:style-name="ce2" office:value-type="float" office:value="0.000074518" calcext:value-type="float">
            <text:p>7.45E-05</text:p>
          </table:table-cell>
          <table:table-cell table:style-name="ce2" office:value-type="float" office:value="0.000017506606518" calcext:value-type="float">
            <text:p>1.75E-05</text:p>
          </table:table-cell>
          <table:table-cell table:style-name="ce2" office:value-type="float" office:value="0.0000671422" calcext:value-type="float">
            <text:p>6.71E-05</text:p>
          </table:table-cell>
          <table:table-cell table:style-name="ce2" office:value-type="float" office:value="0.0000164547921747" calcext:value-type="float">
            <text:p>1.65E-05</text:p>
          </table:table-cell>
          <table:table-cell office:value-type="float" office:value="0.00016756525" calcext:value-type="float">
            <text:p>0.00016756525</text:p>
          </table:table-cell>
          <table:table-cell table:style-name="ce2" office:value-type="float" office:value="0.0000352723037134" calcext:value-type="float">
            <text:p>3.53E-05</text:p>
          </table:table-cell>
          <table:table-cell office:value-type="float" office:value="0.00015505675" calcext:value-type="float">
            <text:p>0.00015505675</text:p>
          </table:table-cell>
          <table:table-cell table:style-name="ce2" office:value-type="float" office:value="0.0000259056354139" calcext:value-type="float">
            <text:p>2.59E-05</text:p>
          </table:table-cell>
          <table:table-cell office:value-type="float" office:value="0.0001236547" calcext:value-type="float">
            <text:p>0.0001236547</text:p>
          </table:table-cell>
          <table:table-cell table:style-name="ce2" office:value-type="float" office:value="0.00002092592045" calcext:value-type="float">
            <text:p>2.09E-05</text:p>
          </table:table-cell>
          <table:table-cell table:style-name="ce2" office:value-type="float" office:value="0.0000725533" calcext:value-type="float">
            <text:p>7.26E-05</text:p>
          </table:table-cell>
          <table:table-cell table:style-name="ce2" office:value-type="float" office:value="0.0000127385152724" calcext:value-type="float">
            <text:p>1.27E-05</text:p>
          </table:table-cell>
          <table:table-cell office:value-type="float" office:value="0.0001450459" calcext:value-type="float">
            <text:p>0.0001450459</text:p>
          </table:table-cell>
          <table:table-cell table:style-name="ce2" office:value-type="float" office:value="0.0000173189612753" calcext:value-type="float">
            <text:p>1.73E-05</text:p>
          </table:table-cell>
          <table:table-cell table:style-name="ce2" office:value-type="float" office:value="0.0000262432" calcext:value-type="float">
            <text:p>2.62E-05</text:p>
          </table:table-cell>
          <table:table-cell table:style-name="ce2" office:value-type="float" office:value="0.00000622473110173" calcext:value-type="float">
            <text:p>6.22E-06</text:p>
          </table:table-cell>
          <table:table-cell office:value-type="float" office:value="0.0001420669" calcext:value-type="float">
            <text:p>0.0001420669</text:p>
          </table:table-cell>
          <table:table-cell table:style-name="ce2" office:value-type="float" office:value="0.0000290158047793" calcext:value-type="float">
            <text:p>2.90E-05</text:p>
          </table:table-cell>
          <table:table-cell table:style-name="ce2" office:value-type="float" office:value="0.0000944088" calcext:value-type="float">
            <text:p>9.44E-05</text:p>
          </table:table-cell>
          <table:table-cell table:style-name="ce2" office:value-type="float" office:value="0.0000118487848491" calcext:value-type="float">
            <text:p>1.18E-05</text:p>
          </table:table-cell>
          <table:table-cell office:value-type="float" office:value="0.0001526401" calcext:value-type="float">
            <text:p>0.0001526401</text:p>
          </table:table-cell>
          <table:table-cell table:style-name="ce2" office:value-type="float" office:value="0.0000247703532001" calcext:value-type="float">
            <text:p>2.48E-05</text:p>
          </table:table-cell>
          <table:table-cell table:style-name="ce2" office:value-type="float" office:value="0.0000696678" calcext:value-type="float">
            <text:p>6.97E-05</text:p>
          </table:table-cell>
          <table:table-cell table:style-name="ce2" office:value-type="float" office:value="0.0000208289616789" calcext:value-type="float">
            <text:p>2.08E-05</text:p>
          </table:table-cell>
          <table:table-cell table:style-name="ce2" office:value-type="float" office:value="0.0000878059" calcext:value-type="float">
            <text:p>8.78E-05</text:p>
          </table:table-cell>
          <table:table-cell table:style-name="ce2" office:value-type="float" office:value="0.0000126709400375" calcext:value-type="float">
            <text:p>1.27E-05</text:p>
          </table:table-cell>
          <table:table-cell table:style-name="ce2" office:value-type="float" office:value="0.0000676901" calcext:value-type="float">
            <text:p>6.77E-05</text:p>
          </table:table-cell>
          <table:table-cell table:style-name="ce2" office:value-type="float" office:value="0.0000109669880343" calcext:value-type="float">
            <text:p>1.10E-05</text:p>
          </table:table-cell>
          <table:table-cell table:style-name="ce2" office:value-type="float" office:value="0.0000845812" calcext:value-type="float">
            <text:p>8.46E-05</text:p>
          </table:table-cell>
          <table:table-cell table:style-name="ce2" office:value-type="float" office:value="0.0000195993432645" calcext:value-type="float">
            <text:p>1.96E-05</text:p>
          </table:table-cell>
          <table:table-cell table:style-name="ce2" office:value-type="float" office:value="0.0000639378" calcext:value-type="float">
            <text:p>6.39E-05</text:p>
          </table:table-cell>
          <table:table-cell table:style-name="ce2" office:value-type="float" office:value="0.0000137002431592" calcext:value-type="float">
            <text:p>1.37E-05</text:p>
          </table:table-cell>
          <table:table-cell office:value-type="float" office:value="0.0004327491" calcext:value-type="float">
            <text:p>0.0004327491</text:p>
          </table:table-cell>
          <table:table-cell table:style-name="ce2" office:value-type="float" office:value="0.0000311847050667" calcext:value-type="float">
            <text:p>3.12E-05</text:p>
          </table:table-cell>
          <table:table-cell office:value-type="float" office:value="0.0001526401" calcext:value-type="float">
            <text:p>0.0001526401</text:p>
          </table:table-cell>
          <table:table-cell table:style-name="ce2" office:value-type="float" office:value="0.0000247703532001" calcext:value-type="float">
            <text:p>2.48E-05</text:p>
          </table:table-cell>
          <table:table-cell office:value-type="float" office:value="0.0004079383" calcext:value-type="float">
            <text:p>0.0004079383</text:p>
          </table:table-cell>
          <table:table-cell table:style-name="ce2" office:value-type="float" office:value="0.0000155503873482" calcext:value-type="float">
            <text:p>1.56E-05</text:p>
          </table:table-cell>
          <table:table-cell office:value-type="float" office:value="0.0001312349" calcext:value-type="float">
            <text:p>0.0001312349</text:p>
          </table:table-cell>
          <table:table-cell table:style-name="ce2" office:value-type="float" office:value="0.00002233532461" calcext:value-type="float">
            <text:p>2.23E-05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4111161" calcext:value-type="float">
            <text:p>0.0004111161</text:p>
          </table:table-cell>
          <table:table-cell table:style-name="ce2" office:value-type="float" office:value="0.000023663581787" calcext:value-type="float">
            <text:p>2.37E-05</text:p>
          </table:table-cell>
          <table:table-cell office:value-type="float" office:value="0.0004947163" calcext:value-type="float">
            <text:p>0.0004947163</text:p>
          </table:table-cell>
          <table:table-cell table:style-name="ce2" office:value-type="float" office:value="0.0000331906002157" calcext:value-type="float">
            <text:p>3.32E-05</text:p>
          </table:table-cell>
          <table:table-cell office:value-type="float" office:value="0.0004918307" calcext:value-type="float">
            <text:p>0.0004918307</text:p>
          </table:table-cell>
          <table:table-cell table:style-name="ce2" office:value-type="float" office:value="0.0000244223571301" calcext:value-type="float">
            <text:p>2.44E-05</text:p>
          </table:table-cell>
          <table:table-cell office:value-type="float" office:value="0.0005295514" calcext:value-type="float">
            <text:p>0.0005295514</text:p>
          </table:table-cell>
          <table:table-cell table:style-name="ce2" office:value-type="float" office:value="0.0000296307275352" calcext:value-type="float">
            <text:p>2.96E-05</text:p>
          </table:table-cell>
          <table:table-cell office:value-type="float" office:value="0.0003789967" calcext:value-type="float">
            <text:p>0.0003789967</text:p>
          </table:table-cell>
          <table:table-cell table:style-name="ce2" office:value-type="float" office:value="0.0000183421621835" calcext:value-type="float">
            <text:p>1.83E-05</text:p>
          </table:table-cell>
          <table:table-cell office:value-type="float" office:value="0.0011659153" calcext:value-type="float">
            <text:p>0.0011659153</text:p>
          </table:table-cell>
          <table:table-cell office:value-type="float" office:value="0.000128148004783" calcext:value-type="float">
            <text:p>0.000128148004783</text:p>
          </table:table-cell>
          <table:table-cell office:value-type="float" office:value="0.0002895276" calcext:value-type="float">
            <text:p>0.0002895276</text:p>
          </table:table-cell>
          <table:table-cell table:style-name="ce2" office:value-type="float" office:value="0.0000154891736757" calcext:value-type="float">
            <text:p>1.55E-05</text:p>
          </table:table-cell>
          <table:table-cell office:value-type="float" office:value="0.0002038282" calcext:value-type="float">
            <text:p>0.0002038282</text:p>
          </table:table-cell>
          <table:table-cell table:style-name="ce2" office:value-type="float" office:value="0.0000215333659123" calcext:value-type="float">
            <text:p>2.15E-05</text:p>
          </table:table-cell>
          <table:table-cell office:value-type="float" office:value="0.0004064453" calcext:value-type="float">
            <text:p>0.0004064453</text:p>
          </table:table-cell>
          <table:table-cell table:style-name="ce2" office:value-type="float" office:value="0.0000182146400157" calcext:value-type="float">
            <text:p>1.82E-05</text:p>
          </table:table-cell>
          <table:table-cell office:value-type="float" office:value="0.0001227337" calcext:value-type="float">
            <text:p>0.0001227337</text:p>
          </table:table-cell>
          <table:table-cell table:style-name="ce2" office:value-type="float" office:value="0.0000153335894258" calcext:value-type="float">
            <text:p>1.53E-05</text:p>
          </table:table-cell>
          <table:table-cell office:value-type="float" office:value="0.0005862124" calcext:value-type="float">
            <text:p>0.0005862124</text:p>
          </table:table-cell>
          <table:table-cell table:style-name="ce2" office:value-type="float" office:value="0.0000334955380717" calcext:value-type="float">
            <text:p>3.35E-05</text:p>
          </table:table-cell>
          <table:table-cell table:style-name="ce2" office:value-type="float" office:value="0.0000664164" calcext:value-type="float">
            <text:p>6.64E-05</text:p>
          </table:table-cell>
          <table:table-cell table:style-name="ce2" office:value-type="float" office:value="0.0000137595178872" calcext:value-type="float">
            <text:p>1.38E-05</text:p>
          </table:table-cell>
          <table:table-cell office:value-type="float" office:value="0.000319303" calcext:value-type="float">
            <text:p>0.000319303</text:p>
          </table:table-cell>
          <table:table-cell table:style-name="ce2" office:value-type="float" office:value="0.00000963649834973" calcext:value-type="float">
            <text:p>9.64E-06</text:p>
          </table:table-cell>
          <table:table-cell office:value-type="float" office:value="0.0007963972" calcext:value-type="float">
            <text:p>0.0007963972</text:p>
          </table:table-cell>
          <table:table-cell table:style-name="ce2" office:value-type="float" office:value="0.0000180590840533" calcext:value-type="float">
            <text:p>1.81E-05</text:p>
          </table:table-cell>
          <table:table-cell office:value-type="float" office:value="0.0004057303" calcext:value-type="float">
            <text:p>0.0004057303</text:p>
          </table:table-cell>
          <table:table-cell table:style-name="ce2" office:value-type="float" office:value="0.00000827352844317" calcext:value-type="float">
            <text:p>8.27E-06</text:p>
          </table:table-cell>
          <table:table-cell office:value-type="float" office:value="0.0005618322" calcext:value-type="float">
            <text:p>0.0005618322</text:p>
          </table:table-cell>
          <table:table-cell table:style-name="ce2" office:value-type="float" office:value="0.0000172930328861" calcext:value-type="float">
            <text:p>1.73E-05</text:p>
          </table:table-cell>
          <table:table-cell office:value-type="float" office:value="0.0004164322" calcext:value-type="float">
            <text:p>0.0004164322</text:p>
          </table:table-cell>
          <table:table-cell table:style-name="ce2" office:value-type="float" office:value="0.0000345716273098" calcext:value-type="float">
            <text:p>3.46E-05</text:p>
          </table:table-cell>
          <table:table-cell office:value-type="float" office:value="0.0004957978" calcext:value-type="float">
            <text:p>0.0004957978</text:p>
          </table:table-cell>
          <table:table-cell table:style-name="ce2" office:value-type="float" office:value="0.0000269585022037" calcext:value-type="float">
            <text:p>2.70E-05</text:p>
          </table:table-cell>
          <table:table-cell office:value-type="float" office:value="0.0006409009" calcext:value-type="float">
            <text:p>0.0006409009</text:p>
          </table:table-cell>
          <table:table-cell table:style-name="ce2" office:value-type="float" office:value="0.0000301442736572" calcext:value-type="float">
            <text:p>3.01E-05</text:p>
          </table:table-cell>
          <table:table-cell office:value-type="float" office:value="0.000521708" calcext:value-type="float">
            <text:p>0.000521708</text:p>
          </table:table-cell>
          <table:table-cell table:style-name="ce2" office:value-type="float" office:value="0.0000383404699299" calcext:value-type="float">
            <text:p>3.83E-05</text:p>
          </table:table-cell>
          <table:table-cell office:value-type="float" office:value="0.0005667025" calcext:value-type="float">
            <text:p>0.0005667025</text:p>
          </table:table-cell>
          <table:table-cell table:style-name="ce2" office:value-type="float" office:value="0.0000240162732804" calcext:value-type="float">
            <text:p>2.40E-05</text:p>
          </table:table-cell>
          <table:table-cell office:value-type="float" office:value="0.0007238695" calcext:value-type="float">
            <text:p>0.0007238695</text:p>
          </table:table-cell>
          <table:table-cell table:style-name="ce2" office:value-type="float" office:value="0.0000910385901024" calcext:value-type="float">
            <text:p>9.10E-05</text:p>
          </table:table-cell>
          <table:table-cell office:value-type="float" office:value="0.0005473029" calcext:value-type="float">
            <text:p>0.0005473029</text:p>
          </table:table-cell>
          <table:table-cell table:style-name="ce2" office:value-type="float" office:value="0.0000127763035817" calcext:value-type="float">
            <text:p>1.28E-05</text:p>
          </table:table-cell>
          <table:table-cell office:value-type="float" office:value="0.0002790204" calcext:value-type="float">
            <text:p>0.0002790204</text:p>
          </table:table-cell>
          <table:table-cell table:style-name="ce2" office:value-type="float" office:value="0.0000156527789808" calcext:value-type="float">
            <text:p>1.57E-05</text:p>
          </table:table-cell>
          <table:table-cell office:value-type="float" office:value="0.000394481" calcext:value-type="float">
            <text:p>0.000394481</text:p>
          </table:table-cell>
          <table:table-cell table:style-name="ce2" office:value-type="float" office:value="0.0000173358230584" calcext:value-type="float">
            <text:p>1.73E-05</text:p>
          </table:table-cell>
          <table:table-cell office:value-type="float" office:value="0.0003557838" calcext:value-type="float">
            <text:p>0.0003557838</text:p>
          </table:table-cell>
          <table:table-cell table:style-name="ce2" office:value-type="float" office:value="0.0000307392761854" calcext:value-type="float">
            <text:p>3.07E-05</text:p>
          </table:table-cell>
          <table:table-cell office:value-type="float" office:value="0.000404359" calcext:value-type="float">
            <text:p>0.000404359</text:p>
          </table:table-cell>
          <table:table-cell table:style-name="ce2" office:value-type="float" office:value="0.0000876373372953" calcext:value-type="float">
            <text:p>8.76E-05</text:p>
          </table:table-cell>
          <table:table-cell office:value-type="float" office:value="0.000204846" calcext:value-type="float">
            <text:p>0.000204846</text:p>
          </table:table-cell>
          <table:table-cell table:style-name="ce2" office:value-type="float" office:value="0.0000150360409683" calcext:value-type="float">
            <text:p>1.50E-05</text:p>
          </table:table-cell>
          <table:table-cell office:value-type="float" office:value="0.01444643" calcext:value-type="float">
            <text:p>0.01444643</text:p>
          </table:table-cell>
          <table:table-cell office:value-type="float" office:value="0.00172819390762" calcext:value-type="float">
            <text:p>0.00172819390762</text:p>
          </table:table-cell>
          <table:table-cell office:value-type="float" office:value="0.0002320304" calcext:value-type="float">
            <text:p>0.0002320304</text:p>
          </table:table-cell>
          <table:table-cell table:style-name="ce2" office:value-type="float" office:value="0.0000148393674259" calcext:value-type="float">
            <text:p>1.48E-05</text:p>
          </table:table-cell>
          <table:table-cell office:value-type="float" office:value="0.0003225818" calcext:value-type="float">
            <text:p>0.0003225818</text:p>
          </table:table-cell>
          <table:table-cell table:style-name="ce2" office:value-type="float" office:value="0.0000182015725255" calcext:value-type="float">
            <text:p>1.82E-05</text:p>
          </table:table-cell>
          <table:table-cell office:value-type="float" office:value="0.0004118183" calcext:value-type="float">
            <text:p>0.0004118183</text:p>
          </table:table-cell>
          <table:table-cell table:style-name="ce2" office:value-type="float" office:value="0.000022296723646" calcext:value-type="float">
            <text:p>2.23E-05</text:p>
          </table:table-cell>
          <table:table-cell table:style-name="ce2" office:value-type="float" office:value="0.0000865201" calcext:value-type="float">
            <text:p>8.65E-05</text:p>
          </table:table-cell>
          <table:table-cell table:style-name="ce2" office:value-type="float" office:value="0.00000789535329517" calcext:value-type="float">
            <text:p>7.90E-06</text:p>
          </table:table-cell>
          <table:table-cell office:value-type="float" office:value="0.0005087099" calcext:value-type="float">
            <text:p>0.0005087099</text:p>
          </table:table-cell>
          <table:table-cell table:style-name="ce2" office:value-type="float" office:value="0.0000269060789556" calcext:value-type="float">
            <text:p>2.69E-05</text:p>
          </table:table-cell>
          <table:table-cell table:style-name="ce2" office:value-type="float" office:value="0.000023698" calcext:value-type="float">
            <text:p>2.37E-05</text:p>
          </table:table-cell>
          <table:table-cell table:style-name="ce2" office:value-type="float" office:value="0.00000599867685411" calcext:value-type="float">
            <text:p>6.00E-06</text:p>
          </table:table-cell>
          <table:table-cell office:value-type="float" office:value="0.0004412024" calcext:value-type="float">
            <text:p>0.0004412024</text:p>
          </table:table-cell>
          <table:table-cell table:style-name="ce2" office:value-type="float" office:value="0.0000097510182625" calcext:value-type="float">
            <text:p>9.75E-06</text:p>
          </table:table-cell>
          <table:table-cell office:value-type="float" office:value="0.000174504" calcext:value-type="float">
            <text:p>0.000174504</text:p>
          </table:table-cell>
          <table:table-cell table:style-name="ce2" office:value-type="float" office:value="0.00000902534181563" calcext:value-type="float">
            <text:p>9.03E-06</text:p>
          </table:table-cell>
          <table:table-cell office:value-type="float" office:value="0.0004868663" calcext:value-type="float">
            <text:p>0.0004868663</text:p>
          </table:table-cell>
          <table:table-cell table:style-name="ce2" office:value-type="float" office:value="0.0000251165928203" calcext:value-type="float">
            <text:p>2.51E-05</text:p>
          </table:table-cell>
          <table:table-cell office:value-type="float" office:value="0.0001297545" calcext:value-type="float">
            <text:p>0.0001297545</text:p>
          </table:table-cell>
          <table:table-cell table:style-name="ce2" office:value-type="float" office:value="0.0000192491136607" calcext:value-type="float">
            <text:p>1.92E-05</text:p>
          </table:table-cell>
          <table:table-cell office:value-type="float" office:value="0.0002199937" calcext:value-type="float">
            <text:p>0.0002199937</text:p>
          </table:table-cell>
          <table:table-cell table:style-name="ce2" office:value-type="float" office:value="0.0000163300573181" calcext:value-type="float">
            <text:p>1.63E-05</text:p>
          </table:table-cell>
          <table:table-cell office:value-type="float" office:value="0.0002067374" calcext:value-type="float">
            <text:p>0.0002067374</text:p>
          </table:table-cell>
          <table:table-cell table:style-name="ce2" office:value-type="float" office:value="0.0000141398966851" calcext:value-type="float">
            <text:p>1.41E-05</text:p>
          </table:table-cell>
          <table:table-cell office:value-type="float" office:value="0.0002198099" calcext:value-type="float">
            <text:p>0.0002198099</text:p>
          </table:table-cell>
          <table:table-cell table:style-name="ce2" office:value-type="float" office:value="0.0000198442127665" calcext:value-type="float">
            <text:p>1.98E-05</text:p>
          </table:table-cell>
          <table:table-cell office:value-type="float" office:value="0.000265321" calcext:value-type="float">
            <text:p>0.000265321</text:p>
          </table:table-cell>
          <table:table-cell table:style-name="ce2" office:value-type="float" office:value="0.000019943308708" calcext:value-type="float">
            <text:p>1.99E-05</text:p>
          </table:table-cell>
          <table:table-cell office:value-type="float" office:value="0.0006009317" calcext:value-type="float">
            <text:p>0.0006009317</text:p>
          </table:table-cell>
          <table:table-cell table:style-name="ce2" office:value-type="float" office:value="0.0000771853241062" calcext:value-type="float">
            <text:p>7.72E-05</text:p>
          </table:table-cell>
          <table:table-cell office:value-type="float" office:value="0.00046101565" calcext:value-type="float">
            <text:p>0.00046101565</text:p>
          </table:table-cell>
          <table:table-cell table:style-name="ce2" office:value-type="float" office:value="0.0000296972917253" calcext:value-type="float">
            <text:p>2.97E-05</text:p>
          </table:table-cell>
          <table:table-cell office:value-type="float" office:value="0.0004253384" calcext:value-type="float">
            <text:p>0.0004253384</text:p>
          </table:table-cell>
          <table:table-cell table:style-name="ce2" office:value-type="float" office:value="0.000025032263156" calcext:value-type="float">
            <text:p>2.50E-05</text:p>
          </table:table-cell>
          <table:table-cell table:style-name="ce2" office:value-type="float" office:value="0.0000901272" calcext:value-type="float">
            <text:p>9.01E-05</text:p>
          </table:table-cell>
          <table:table-cell table:style-name="ce2" office:value-type="float" office:value="0.0000119077265374" calcext:value-type="float">
            <text:p>1.19E-05</text:p>
          </table:table-cell>
          <table:table-cell office:value-type="float" office:value="0.000522932" calcext:value-type="float">
            <text:p>0.000522932</text:p>
          </table:table-cell>
          <table:table-cell table:style-name="ce2" office:value-type="float" office:value="0.0000333497893113" calcext:value-type="float">
            <text:p>3.33E-05</text:p>
          </table:table-cell>
          <table:table-cell table:style-name="ce2" office:value-type="float" office:value="0.0000263438" calcext:value-type="float">
            <text:p>2.63E-05</text:p>
          </table:table-cell>
          <table:table-cell table:style-name="ce2" office:value-type="float" office:value="0.00000788051403851" calcext:value-type="float">
            <text:p>7.88E-06</text:p>
          </table:table-cell>
          <table:table-cell office:value-type="float" office:value="0.000477687" calcext:value-type="float">
            <text:p>0.000477687</text:p>
          </table:table-cell>
          <table:table-cell table:style-name="ce2" office:value-type="float" office:value="0.0000349722609125" calcext:value-type="float">
            <text:p>3.50E-05</text:p>
          </table:table-cell>
          <table:table-cell office:value-type="float" office:value="0.0001121741" calcext:value-type="float">
            <text:p>0.0001121741</text:p>
          </table:table-cell>
          <table:table-cell table:style-name="ce2" office:value-type="float" office:value="0.000012098847773" calcext:value-type="float">
            <text:p>1.21E-05</text:p>
          </table:table-cell>
          <table:table-cell office:value-type="float" office:value="0.0005133748" calcext:value-type="float">
            <text:p>0.0005133748</text:p>
          </table:table-cell>
          <table:table-cell table:style-name="ce2" office:value-type="float" office:value="0.000023343420947" calcext:value-type="float">
            <text:p>2.33E-05</text:p>
          </table:table-cell>
          <table:table-cell table:style-name="ce2" office:value-type="float" office:value="0.0000555296" calcext:value-type="float">
            <text:p>5.55E-05</text:p>
          </table:table-cell>
          <table:table-cell table:style-name="ce2" office:value-type="float" office:value="0.0000130161068441" calcext:value-type="float">
            <text:p>1.30E-05</text:p>
          </table:table-cell>
          <table:table-cell office:value-type="float" office:value="0.0002456239" calcext:value-type="float">
            <text:p>0.0002456239</text:p>
          </table:table-cell>
          <table:table-cell table:style-name="ce2" office:value-type="float" office:value="0.0000210411479115" calcext:value-type="float">
            <text:p>2.10E-05</text:p>
          </table:table-cell>
          <table:table-cell office:value-type="float" office:value="0.0001916159" calcext:value-type="float">
            <text:p>0.0001916159</text:p>
          </table:table-cell>
          <table:table-cell table:style-name="ce2" office:value-type="float" office:value="0.0000192288131456" calcext:value-type="float">
            <text:p>1.92E-05</text:p>
          </table:table-cell>
          <table:table-cell office:value-type="float" office:value="0.0002321394" calcext:value-type="float">
            <text:p>0.0002321394</text:p>
          </table:table-cell>
          <table:table-cell table:style-name="ce2" office:value-type="float" office:value="0.0000175054252238" calcext:value-type="float">
            <text:p>1.75E-05</text:p>
          </table:table-cell>
          <table:table-cell office:value-type="float" office:value="0.0002598432" calcext:value-type="float">
            <text:p>0.0002598432</text:p>
          </table:table-cell>
          <table:table-cell table:style-name="ce2" office:value-type="float" office:value="0.0000222922666152" calcext:value-type="float">
            <text:p>2.23E-05</text:p>
          </table:table-cell>
          <table:table-cell office:value-type="float" office:value="0.001480433" calcext:value-type="float">
            <text:p>0.001480433</text:p>
          </table:table-cell>
          <table:table-cell table:style-name="ce2" office:value-type="float" office:value="0.000044947366021" calcext:value-type="float">
            <text:p>4.49E-05</text:p>
          </table:table-cell>
          <table:table-cell office:value-type="float" office:value="0.0005133748" calcext:value-type="float">
            <text:p>0.0005133748</text:p>
          </table:table-cell>
          <table:table-cell table:style-name="ce2" office:value-type="float" office:value="0.000023343420947" calcext:value-type="float">
            <text:p>2.33E-05</text:p>
          </table:table-cell>
          <table:table-cell office:value-type="float" office:value="0.00146126" calcext:value-type="float">
            <text:p>0.00146126</text:p>
          </table:table-cell>
          <table:table-cell table:style-name="ce2" office:value-type="float" office:value="0.0000463332729016" calcext:value-type="float">
            <text:p>4.63E-05</text:p>
          </table:table-cell>
          <table:table-cell office:value-type="float" office:value="0.0003768505" calcext:value-type="float">
            <text:p>0.0003768505</text:p>
          </table:table-cell>
          <table:table-cell table:style-name="ce2" office:value-type="float" office:value="0.000027830599759" calcext:value-type="float">
            <text:p>2.78E-05</text:p>
          </table:table-cell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1845279" calcext:value-type="float">
            <text:p>0.001845279</text:p>
          </table:table-cell>
          <table:table-cell table:style-name="ce2" office:value-type="float" office:value="0.000037429870855" calcext:value-type="float">
            <text:p>3.74E-05</text:p>
          </table:table-cell>
          <table:table-cell office:value-type="float" office:value="0.001738647" calcext:value-type="float">
            <text:p>0.001738647</text:p>
          </table:table-cell>
          <table:table-cell table:style-name="ce2" office:value-type="float" office:value="0.0000558037549613" calcext:value-type="float">
            <text:p>5.58E-05</text:p>
          </table:table-cell>
          <table:table-cell office:value-type="float" office:value="0.002246693" calcext:value-type="float">
            <text:p>0.002246693</text:p>
          </table:table-cell>
          <table:table-cell table:style-name="ce2" office:value-type="float" office:value="0.0000397316104352" calcext:value-type="float">
            <text:p>3.97E-05</text:p>
          </table:table-cell>
          <table:table-cell office:value-type="float" office:value="0.002039281" calcext:value-type="float">
            <text:p>0.002039281</text:p>
          </table:table-cell>
          <table:table-cell table:style-name="ce2" office:value-type="float" office:value="0.0000432399649116" calcext:value-type="float">
            <text:p>4.32E-05</text:p>
          </table:table-cell>
          <table:table-cell office:value-type="float" office:value="0.001943487" calcext:value-type="float">
            <text:p>0.001943487</text:p>
          </table:table-cell>
          <table:table-cell table:style-name="ce2" office:value-type="float" office:value="0.0000523435312888" calcext:value-type="float">
            <text:p>5.23E-05</text:p>
          </table:table-cell>
          <table:table-cell office:value-type="float" office:value="0.001608243" calcext:value-type="float">
            <text:p>0.001608243</text:p>
          </table:table-cell>
          <table:table-cell table:style-name="ce2" office:value-type="float" office:value="0.000096110288737" calcext:value-type="float">
            <text:p>9.61E-05</text:p>
          </table:table-cell>
          <table:table-cell office:value-type="float" office:value="0.001905398" calcext:value-type="float">
            <text:p>0.001905398</text:p>
          </table:table-cell>
          <table:table-cell table:style-name="ce2" office:value-type="float" office:value="0.0000348596008774" calcext:value-type="float">
            <text:p>3.49E-05</text:p>
          </table:table-cell>
          <table:table-cell office:value-type="float" office:value="0.0007432185" calcext:value-type="float">
            <text:p>0.0007432185</text:p>
          </table:table-cell>
          <table:table-cell table:style-name="ce2" office:value-type="float" office:value="0.0000333898567973" calcext:value-type="float">
            <text:p>3.34E-05</text:p>
          </table:table-cell>
          <table:table-cell office:value-type="float" office:value="0.001996084" calcext:value-type="float">
            <text:p>0.001996084</text:p>
          </table:table-cell>
          <table:table-cell table:style-name="ce2" office:value-type="float" office:value="0.0000415028269988" calcext:value-type="float">
            <text:p>4.15E-05</text:p>
          </table:table-cell>
          <table:table-cell office:value-type="float" office:value="0.0003801743" calcext:value-type="float">
            <text:p>0.0003801743</text:p>
          </table:table-cell>
          <table:table-cell table:style-name="ce2" office:value-type="float" office:value="0.0000179872341895" calcext:value-type="float">
            <text:p>1.80E-05</text:p>
          </table:table-cell>
          <table:table-cell office:value-type="float" office:value="0.002793913" calcext:value-type="float">
            <text:p>0.002793913</text:p>
          </table:table-cell>
          <table:table-cell table:style-name="ce2" office:value-type="float" office:value="0.0000570647172662" calcext:value-type="float">
            <text:p>5.71E-05</text:p>
          </table:table-cell>
          <table:table-cell table:style-name="ce2" office:value-type="float" office:value="0.0000714711" calcext:value-type="float">
            <text:p>7.15E-05</text:p>
          </table:table-cell>
          <table:table-cell table:style-name="ce2" office:value-type="float" office:value="0.00000631191795909" calcext:value-type="float">
            <text:p>6.31E-06</text:p>
          </table:table-cell>
          <table:table-cell office:value-type="float" office:value="0.001432742" calcext:value-type="float">
            <text:p>0.001432742</text:p>
          </table:table-cell>
          <table:table-cell table:style-name="ce2" office:value-type="float" office:value="0.0000179503034948" calcext:value-type="float">
            <text:p>1.80E-05</text:p>
          </table:table-cell>
          <table:table-cell office:value-type="float" office:value="0.001410292" calcext:value-type="float">
            <text:p>0.001410292</text:p>
          </table:table-cell>
          <table:table-cell table:style-name="ce2" office:value-type="float" office:value="0.000034980323612" calcext:value-type="float">
            <text:p>3.50E-05</text:p>
          </table:table-cell>
          <table:table-cell office:value-type="float" office:value="0.001771649" calcext:value-type="float">
            <text:p>0.001771649</text:p>
          </table:table-cell>
          <table:table-cell table:style-name="ce2" office:value-type="float" office:value="0.0000390430353584" calcext:value-type="float">
            <text:p>3.90E-05</text:p>
          </table:table-cell>
          <table:table-cell office:value-type="float" office:value="0.0006166516" calcext:value-type="float">
            <text:p>0.0006166516</text:p>
          </table:table-cell>
          <table:table-cell table:style-name="ce2" office:value-type="float" office:value="0.0000144616065436" calcext:value-type="float">
            <text:p>1.45E-05</text:p>
          </table:table-cell>
          <table:table-cell office:value-type="float" office:value="0.00184429" calcext:value-type="float">
            <text:p>0.00184429</text:p>
          </table:table-cell>
          <table:table-cell table:style-name="ce2" office:value-type="float" office:value="0.0000396474253052" calcext:value-type="float">
            <text:p>3.96E-05</text:p>
          </table:table-cell>
          <table:table-cell office:value-type="float" office:value="0.002019916" calcext:value-type="float">
            <text:p>0.002019916</text:p>
          </table:table-cell>
          <table:table-cell table:style-name="ce2" office:value-type="float" office:value="0.0000415806250821" calcext:value-type="float">
            <text:p>4.16E-05</text:p>
          </table:table-cell>
          <table:table-cell office:value-type="float" office:value="0.002793425" calcext:value-type="float">
            <text:p>0.002793425</text:p>
          </table:table-cell>
          <table:table-cell table:style-name="ce2" office:value-type="float" office:value="0.0000380010594151" calcext:value-type="float">
            <text:p>3.80E-05</text:p>
          </table:table-cell>
          <table:table-cell office:value-type="float" office:value="0.002007926" calcext:value-type="float">
            <text:p>0.002007926</text:p>
          </table:table-cell>
          <table:table-cell table:style-name="ce2" office:value-type="float" office:value="0.000045023485279" calcext:value-type="float">
            <text:p>4.50E-05</text:p>
          </table:table-cell>
          <table:table-cell office:value-type="float" office:value="0.003292252" calcext:value-type="float">
            <text:p>0.003292252</text:p>
          </table:table-cell>
          <table:table-cell table:style-name="ce2" office:value-type="float" office:value="0.0000535540965961" calcext:value-type="float">
            <text:p>5.36E-05</text:p>
          </table:table-cell>
          <table:table-cell office:value-type="float" office:value="0.001365763" calcext:value-type="float">
            <text:p>0.001365763</text:p>
          </table:table-cell>
          <table:table-cell table:style-name="ce2" office:value-type="float" office:value="0.0000893842287916" calcext:value-type="float">
            <text:p>8.94E-05</text:p>
          </table:table-cell>
          <table:table-cell office:value-type="float" office:value="0.003028811" calcext:value-type="float">
            <text:p>0.003028811</text:p>
          </table:table-cell>
          <table:table-cell table:style-name="ce2" office:value-type="float" office:value="0.0000360480421567" calcext:value-type="float">
            <text:p>3.60E-05</text:p>
          </table:table-cell>
          <table:table-cell office:value-type="float" office:value="0.0009747343" calcext:value-type="float">
            <text:p>0.0009747343</text:p>
          </table:table-cell>
          <table:table-cell table:style-name="ce2" office:value-type="float" office:value="0.0000158289959466" calcext:value-type="float">
            <text:p>1.58E-05</text:p>
          </table:table-cell>
          <table:table-cell office:value-type="float" office:value="0.001844406" calcext:value-type="float">
            <text:p>0.001844406</text:p>
          </table:table-cell>
          <table:table-cell table:style-name="ce2" office:value-type="float" office:value="0.0000400482015687" calcext:value-type="float">
            <text:p>4.00E-05</text:p>
          </table:table-cell>
          <table:table-cell office:value-type="float" office:value="0.001163074" calcext:value-type="float">
            <text:p>0.001163074</text:p>
          </table:table-cell>
          <table:table-cell table:style-name="ce2" office:value-type="float" office:value="0.0000471470642894" calcext:value-type="float">
            <text:p>4.71E-05</text:p>
          </table:table-cell>
          <table:table-cell office:value-type="float" office:value="0.0017677875" calcext:value-type="float">
            <text:p>0.0017677875</text:p>
          </table:table-cell>
          <table:table-cell office:value-type="float" office:value="0.000496885211523" calcext:value-type="float">
            <text:p>0.000496885211523</text:p>
          </table:table-cell>
          <table:table-cell office:value-type="float" office:value="0.0007995416" calcext:value-type="float">
            <text:p>0.0007995416</text:p>
          </table:table-cell>
          <table:table-cell table:style-name="ce2" office:value-type="float" office:value="0.0000439356995751" calcext:value-type="float">
            <text:p>4.39E-05</text:p>
          </table:table-cell>
          <table:table-cell office:value-type="float" office:value="0.01538872" calcext:value-type="float">
            <text:p>0.01538872</text:p>
          </table:table-cell>
          <table:table-cell office:value-type="float" office:value="0.00110289523004" calcext:value-type="float">
            <text:p>0.00110289523004</text:p>
          </table:table-cell>
          <table:table-cell office:value-type="float" office:value="0.0009948069" calcext:value-type="float">
            <text:p>0.0009948069</text:p>
          </table:table-cell>
          <table:table-cell table:style-name="ce2" office:value-type="float" office:value="0.0000433990349187" calcext:value-type="float">
            <text:p>4.34E-05</text:p>
          </table:table-cell>
          <table:table-cell office:value-type="float" office:value="0.001219151" calcext:value-type="float">
            <text:p>0.001219151</text:p>
          </table:table-cell>
          <table:table-cell table:style-name="ce2" office:value-type="float" office:value="0.0000520567863972" calcext:value-type="float">
            <text:p>5.21E-05</text:p>
          </table:table-cell>
          <table:table-cell office:value-type="float" office:value="0.001866701" calcext:value-type="float">
            <text:p>0.001866701</text:p>
          </table:table-cell>
          <table:table-cell table:style-name="ce2" office:value-type="float" office:value="0.000034923261732" calcext:value-type="float">
            <text:p>3.49E-05</text:p>
          </table:table-cell>
          <table:table-cell office:value-type="float" office:value="0.0003005287" calcext:value-type="float">
            <text:p>0.0003005287</text:p>
          </table:table-cell>
          <table:table-cell table:style-name="ce2" office:value-type="float" office:value="0.0000100807145475" calcext:value-type="float">
            <text:p>1.01E-05</text:p>
          </table:table-cell>
          <table:table-cell office:value-type="float" office:value="0.00230522" calcext:value-type="float">
            <text:p>0.00230522</text:p>
          </table:table-cell>
          <table:table-cell table:style-name="ce2" office:value-type="float" office:value="0.0000249361281856" calcext:value-type="float">
            <text:p>2.49E-05</text:p>
          </table:table-cell>
          <table:table-cell table:style-name="ce2" office:value-type="float" office:value="0.0000262344" calcext:value-type="float">
            <text:p>2.62E-05</text:p>
          </table:table-cell>
          <table:table-cell table:style-name="ce2" office:value-type="float" office:value="0.00000578389550005" calcext:value-type="float">
            <text:p>5.78E-06</text:p>
          </table:table-cell>
          <table:table-cell office:value-type="float" office:value="0.00241537" calcext:value-type="float">
            <text:p>0.00241537</text:p>
          </table:table-cell>
          <table:table-cell table:style-name="ce2" office:value-type="float" office:value="0.0000644203183958" calcext:value-type="float">
            <text:p>6.44E-05</text:p>
          </table:table-cell>
          <table:table-cell office:value-type="float" office:value="0.001141054" calcext:value-type="float">
            <text:p>0.001141054</text:p>
          </table:table-cell>
          <table:table-cell table:style-name="ce2" office:value-type="float" office:value="0.0000393182638364" calcext:value-type="float">
            <text:p>3.93E-05</text:p>
          </table:table-cell>
          <table:table-cell office:value-type="float" office:value="0.002547133" calcext:value-type="float">
            <text:p>0.002547133</text:p>
          </table:table-cell>
          <table:table-cell table:style-name="ce2" office:value-type="float" office:value="0.0000510813910561" calcext:value-type="float">
            <text:p>5.11E-05</text:p>
          </table:table-cell>
          <table:table-cell office:value-type="float" office:value="0.0002541701" calcext:value-type="float">
            <text:p>0.0002541701</text:p>
          </table:table-cell>
          <table:table-cell table:style-name="ce2" office:value-type="float" office:value="0.000016350791163" calcext:value-type="float">
            <text:p>1.64E-05</text:p>
          </table:table-cell>
          <table:table-cell office:value-type="float" office:value="0.0009718435" calcext:value-type="float">
            <text:p>0.0009718435</text:p>
          </table:table-cell>
          <table:table-cell table:style-name="ce2" office:value-type="float" office:value="0.0000255572468794" calcext:value-type="float">
            <text:p>2.56E-05</text:p>
          </table:table-cell>
          <table:table-cell office:value-type="float" office:value="0.0008190138" calcext:value-type="float">
            <text:p>0.0008190138</text:p>
          </table:table-cell>
          <table:table-cell table:style-name="ce2" office:value-type="float" office:value="0.000018513040946" calcext:value-type="float">
            <text:p>1.85E-05</text:p>
          </table:table-cell>
          <table:table-cell office:value-type="float" office:value="0.0009584245" calcext:value-type="float">
            <text:p>0.0009584245</text:p>
          </table:table-cell>
          <table:table-cell table:style-name="ce2" office:value-type="float" office:value="0.0000203411282559" calcext:value-type="float">
            <text:p>2.03E-05</text:p>
          </table:table-cell>
          <table:table-cell office:value-type="float" office:value="0.000966455" calcext:value-type="float">
            <text:p>0.000966455</text:p>
          </table:table-cell>
          <table:table-cell table:style-name="ce2" office:value-type="float" office:value="0.0000227820803898" calcext:value-type="float">
            <text:p>2.28E-05</text:p>
          </table:table-cell>
          <table:table-cell office:value-type="float" office:value="0.002457411" calcext:value-type="float">
            <text:p>0.002457411</text:p>
          </table:table-cell>
          <table:table-cell office:value-type="float" office:value="0.000287106480832" calcext:value-type="float">
            <text:p>0.000287106480832</text:p>
          </table:table-cell>
          <table:table-cell office:value-type="float" office:value="0.0018126705" calcext:value-type="float">
            <text:p>0.0018126705</text:p>
          </table:table-cell>
          <table:table-cell table:style-name="ce2" office:value-type="float" office:value="0.000047419614249" calcext:value-type="float">
            <text:p>4.74E-05</text:p>
          </table:table-cell>
          <table:table-cell office:value-type="float" office:value="0.001890856" calcext:value-type="float">
            <text:p>0.001890856</text:p>
          </table:table-cell>
          <table:table-cell table:style-name="ce2" office:value-type="float" office:value="0.0000287254262902" calcext:value-type="float">
            <text:p>2.87E-05</text:p>
          </table:table-cell>
          <table:table-cell office:value-type="float" office:value="0.0002975535" calcext:value-type="float">
            <text:p>0.0002975535</text:p>
          </table:table-cell>
          <table:table-cell table:style-name="ce2" office:value-type="float" office:value="0.00000704836860951" calcext:value-type="float">
            <text:p>7.05E-06</text:p>
          </table:table-cell>
          <table:table-cell office:value-type="float" office:value="0.002227246" calcext:value-type="float">
            <text:p>0.002227246</text:p>
          </table:table-cell>
          <table:table-cell table:style-name="ce2" office:value-type="float" office:value="0.0000182651801098" calcext:value-type="float">
            <text:p>1.83E-05</text:p>
          </table:table-cell>
          <table:table-cell table:style-name="ce2" office:value-type="float" office:value="0.0000258091" calcext:value-type="float">
            <text:p>2.58E-05</text:p>
          </table:table-cell>
          <table:table-cell table:style-name="ce2" office:value-type="float" office:value="0.0000045511281251" calcext:value-type="float">
            <text:p>4.55E-06</text:p>
          </table:table-cell>
          <table:table-cell office:value-type="float" office:value="0.002098673" calcext:value-type="float">
            <text:p>0.002098673</text:p>
          </table:table-cell>
          <table:table-cell table:style-name="ce2" office:value-type="float" office:value="0.0000322988369416" calcext:value-type="float">
            <text:p>3.23E-05</text:p>
          </table:table-cell>
          <table:table-cell office:value-type="float" office:value="0.0008547696" calcext:value-type="float">
            <text:p>0.0008547696</text:p>
          </table:table-cell>
          <table:table-cell table:style-name="ce2" office:value-type="float" office:value="0.0000227653304547" calcext:value-type="float">
            <text:p>2.28E-05</text:p>
          </table:table-cell>
          <table:table-cell office:value-type="float" office:value="0.002296922" calcext:value-type="float">
            <text:p>0.002296922</text:p>
          </table:table-cell>
          <table:table-cell table:style-name="ce2" office:value-type="float" office:value="0.000023500949768" calcext:value-type="float">
            <text:p>2.35E-05</text:p>
          </table:table-cell>
          <table:table-cell table:style-name="ce2" office:value-type="float" office:value="0.0000690727" calcext:value-type="float">
            <text:p>6.91E-05</text:p>
          </table:table-cell>
          <table:table-cell table:style-name="ce2" office:value-type="float" office:value="0.00000831558475327" calcext:value-type="float">
            <text:p>8.32E-06</text:p>
          </table:table-cell>
          <table:table-cell office:value-type="float" office:value="0.001031586" calcext:value-type="float">
            <text:p>0.001031586</text:p>
          </table:table-cell>
          <table:table-cell table:style-name="ce2" office:value-type="float" office:value="0.0000190194083329" calcext:value-type="float">
            <text:p>1.90E-05</text:p>
          </table:table-cell>
          <table:table-cell office:value-type="float" office:value="0.0007480239" calcext:value-type="float">
            <text:p>0.0007480239</text:p>
          </table:table-cell>
          <table:table-cell table:style-name="ce2" office:value-type="float" office:value="0.0000085278431616" calcext:value-type="float">
            <text:p>8.53E-06</text:p>
          </table:table-cell>
          <table:table-cell office:value-type="float" office:value="0.0010283967" calcext:value-type="float">
            <text:p>0.0010283967</text:p>
          </table:table-cell>
          <table:table-cell table:style-name="ce2" office:value-type="float" office:value="0.0000131657615727" calcext:value-type="float">
            <text:p>1.32E-05</text:p>
          </table:table-cell>
          <table:table-cell office:value-type="float" office:value="0.0009683715" calcext:value-type="float">
            <text:p>0.0009683715</text:p>
          </table:table-cell>
          <table:table-cell table:style-name="ce2" office:value-type="float" office:value="0.0000166223177368" calcext:value-type="float">
            <text:p>1.66E-05</text:p>
          </table:table-cell>
          <table:table-cell office:value-type="float" office:value="0.005952182" calcext:value-type="float">
            <text:p>0.005952182</text:p>
          </table:table-cell>
          <table:table-cell table:style-name="ce2" office:value-type="float" office:value="0.0000312525532468" calcext:value-type="float">
            <text:p>3.13E-05</text:p>
          </table:table-cell>
          <table:table-cell office:value-type="float" office:value="0.002296922" calcext:value-type="float">
            <text:p>0.002296922</text:p>
          </table:table-cell>
          <table:table-cell table:style-name="ce2" office:value-type="float" office:value="0.000023500949768" calcext:value-type="float">
            <text:p>2.35E-05</text:p>
          </table:table-cell>
          <table:table-cell office:value-type="float" office:value="0.005955822" calcext:value-type="float">
            <text:p>0.005955822</text:p>
          </table:table-cell>
          <table:table-cell table:style-name="ce2" office:value-type="float" office:value="0.0000400010257646" calcext:value-type="float">
            <text:p>4.00E-05</text:p>
          </table:table-cell>
          <table:table-cell office:value-type="float" office:value="0.001387597" calcext:value-type="float">
            <text:p>0.001387597</text:p>
          </table:table-cell>
          <table:table-cell table:style-name="ce2" office:value-type="float" office:value="0.0000273306072015" calcext:value-type="float">
            <text:p>2.73E-05</text:p>
          </table:table-cell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102522" calcext:value-type="float">
            <text:p>0.0102522</text:p>
          </table:table-cell>
          <table:table-cell table:style-name="ce2" office:value-type="float" office:value="0.0000401746741672" calcext:value-type="float">
            <text:p>4.02E-05</text:p>
          </table:table-cell>
          <table:table-cell office:value-type="float" office:value="0.006306674" calcext:value-type="float">
            <text:p>0.006306674</text:p>
          </table:table-cell>
          <table:table-cell table:style-name="ce2" office:value-type="float" office:value="0.000046291571395" calcext:value-type="float">
            <text:p>4.63E-05</text:p>
          </table:table-cell>
          <table:table-cell office:value-type="float" office:value="0.009283632" calcext:value-type="float">
            <text:p>0.009283632</text:p>
          </table:table-cell>
          <table:table-cell table:style-name="ce2" office:value-type="float" office:value="0.0000637484866574" calcext:value-type="float">
            <text:p>6.37E-05</text:p>
          </table:table-cell>
          <table:table-cell office:value-type="float" office:value="0.007555859" calcext:value-type="float">
            <text:p>0.007555859</text:p>
          </table:table-cell>
          <table:table-cell table:style-name="ce2" office:value-type="float" office:value="0.0000332725089893" calcext:value-type="float">
            <text:p>3.33E-05</text:p>
          </table:table-cell>
          <table:table-cell office:value-type="float" office:value="0.009977073" calcext:value-type="float">
            <text:p>0.009977073</text:p>
          </table:table-cell>
          <table:table-cell table:style-name="ce2" office:value-type="float" office:value="0.0000748370141708" calcext:value-type="float">
            <text:p>7.48E-05</text:p>
          </table:table-cell>
          <table:table-cell office:value-type="float" office:value="0.003747228" calcext:value-type="float">
            <text:p>0.003747228</text:p>
          </table:table-cell>
          <table:table-cell table:style-name="ce2" office:value-type="float" office:value="0.0000768537217779" calcext:value-type="float">
            <text:p>7.69E-05</text:p>
          </table:table-cell>
          <table:table-cell office:value-type="float" office:value="0.009837551" calcext:value-type="float">
            <text:p>0.009837551</text:p>
          </table:table-cell>
          <table:table-cell table:style-name="ce2" office:value-type="float" office:value="0.0000925345826585" calcext:value-type="float">
            <text:p>9.25E-05</text:p>
          </table:table-cell>
          <table:table-cell office:value-type="float" office:value="0.002763861" calcext:value-type="float">
            <text:p>0.002763861</text:p>
          </table:table-cell>
          <table:table-cell table:style-name="ce2" office:value-type="float" office:value="0.0000493168608648" calcext:value-type="float">
            <text:p>4.93E-05</text:p>
          </table:table-cell>
          <table:table-cell office:value-type="float" office:value="0.01090261" calcext:value-type="float">
            <text:p>0.01090261</text:p>
          </table:table-cell>
          <table:table-cell table:style-name="ce2" office:value-type="float" office:value="0.0000519870806601" calcext:value-type="float">
            <text:p>5.20E-05</text:p>
          </table:table-cell>
          <table:table-cell office:value-type="float" office:value="0.001080718" calcext:value-type="float">
            <text:p>0.001080718</text:p>
          </table:table-cell>
          <table:table-cell table:style-name="ce2" office:value-type="float" office:value="0.0000235282552595" calcext:value-type="float">
            <text:p>2.35E-05</text:p>
          </table:table-cell>
          <table:table-cell office:value-type="float" office:value="0.01403509" calcext:value-type="float">
            <text:p>0.01403509</text:p>
          </table:table-cell>
          <table:table-cell office:value-type="float" office:value="0.000181478437348" calcext:value-type="float">
            <text:p>0.000181478437348</text:p>
          </table:table-cell>
          <table:table-cell office:value-type="float" office:value="0.0001227291" calcext:value-type="float">
            <text:p>0.0001227291</text:p>
          </table:table-cell>
          <table:table-cell table:style-name="ce2" office:value-type="float" office:value="0.0000244887767103" calcext:value-type="float">
            <text:p>2.45E-05</text:p>
          </table:table-cell>
          <table:table-cell office:value-type="float" office:value="0.006257942" calcext:value-type="float">
            <text:p>0.006257942</text:p>
          </table:table-cell>
          <table:table-cell table:style-name="ce2" office:value-type="float" office:value="0.0000461087026734" calcext:value-type="float">
            <text:p>4.61E-05</text:p>
          </table:table-cell>
          <table:table-cell office:value-type="float" office:value="0.003671378" calcext:value-type="float">
            <text:p>0.003671378</text:p>
          </table:table-cell>
          <table:table-cell table:style-name="ce2" office:value-type="float" office:value="0.0000461623894047" calcext:value-type="float">
            <text:p>4.62E-05</text:p>
          </table:table-cell>
          <table:table-cell office:value-type="float" office:value="0.007561902" calcext:value-type="float">
            <text:p>0.007561902</text:p>
          </table:table-cell>
          <table:table-cell table:style-name="ce2" office:value-type="float" office:value="0.0000653148796728" calcext:value-type="float">
            <text:p>6.53E-05</text:p>
          </table:table-cell>
          <table:table-cell office:value-type="float" office:value="0.0007934865" calcext:value-type="float">
            <text:p>0.0007934865</text:p>
          </table:table-cell>
          <table:table-cell table:style-name="ce2" office:value-type="float" office:value="0.0000289418069706" calcext:value-type="float">
            <text:p>2.89E-05</text:p>
          </table:table-cell>
          <table:table-cell office:value-type="float" office:value="0.010069904" calcext:value-type="float">
            <text:p>0.010069904</text:p>
          </table:table-cell>
          <table:table-cell table:style-name="ce2" office:value-type="float" office:value="0.0000451451346462" calcext:value-type="float">
            <text:p>4.51E-05</text:p>
          </table:table-cell>
          <table:table-cell office:value-type="float" office:value="0.007900189" calcext:value-type="float">
            <text:p>0.007900189</text:p>
          </table:table-cell>
          <table:table-cell table:style-name="ce2" office:value-type="float" office:value="0.0000494300040349" calcext:value-type="float">
            <text:p>4.94E-05</text:p>
          </table:table-cell>
          <table:table-cell office:value-type="float" office:value="0.0116424" calcext:value-type="float">
            <text:p>0.0116424</text:p>
          </table:table-cell>
          <table:table-cell table:style-name="ce2" office:value-type="float" office:value="0.0000486893554418" calcext:value-type="float">
            <text:p>4.87E-05</text:p>
          </table:table-cell>
          <table:table-cell office:value-type="float" office:value="0.007893344" calcext:value-type="float">
            <text:p>0.007893344</text:p>
          </table:table-cell>
          <table:table-cell table:style-name="ce2" office:value-type="float" office:value="0.0000416216658858" calcext:value-type="float">
            <text:p>4.16E-05</text:p>
          </table:table-cell>
          <table:table-cell office:value-type="float" office:value="0.01764969" calcext:value-type="float">
            <text:p>0.01764969</text:p>
          </table:table-cell>
          <table:table-cell office:value-type="float" office:value="0.000292856143866" calcext:value-type="float">
            <text:p>0.000292856143866</text:p>
          </table:table-cell>
          <table:table-cell office:value-type="float" office:value="0.003839756" calcext:value-type="float">
            <text:p>0.003839756</text:p>
          </table:table-cell>
          <table:table-cell table:style-name="ce2" office:value-type="float" office:value="0.0000550165024132" calcext:value-type="float">
            <text:p>5.50E-05</text:p>
          </table:table-cell>
          <table:table-cell office:value-type="float" office:value="0.01606332" calcext:value-type="float">
            <text:p>0.01606332</text:p>
          </table:table-cell>
          <table:table-cell office:value-type="float" office:value="0.000136569394652" calcext:value-type="float">
            <text:p>0.000136569394652</text:p>
          </table:table-cell>
          <table:table-cell office:value-type="float" office:value="0.003626105" calcext:value-type="float">
            <text:p>0.003626105</text:p>
          </table:table-cell>
          <table:table-cell table:style-name="ce2" office:value-type="float" office:value="0.0000294832077442" calcext:value-type="float">
            <text:p>2.95E-05</text:p>
          </table:table-cell>
          <table:table-cell office:value-type="float" office:value="0.01028515" calcext:value-type="float">
            <text:p>0.01028515</text:p>
          </table:table-cell>
          <table:table-cell table:style-name="ce2" office:value-type="float" office:value="0.0000475615215624" calcext:value-type="float">
            <text:p>4.76E-05</text:p>
          </table:table-cell>
          <table:table-cell office:value-type="float" office:value="0.004806022" calcext:value-type="float">
            <text:p>0.004806022</text:p>
          </table:table-cell>
          <table:table-cell table:style-name="ce2" office:value-type="float" office:value="0.0000290001734861" calcext:value-type="float">
            <text:p>2.90E-05</text:p>
          </table:table-cell>
          <table:table-cell office:value-type="float" office:value="0.007030387" calcext:value-type="float">
            <text:p>0.007030387</text:p>
          </table:table-cell>
          <table:table-cell office:value-type="float" office:value="0.00233189097103" calcext:value-type="float">
            <text:p>0.00233189097103</text:p>
          </table:table-cell>
          <table:table-cell office:value-type="float" office:value="0.003065179" calcext:value-type="float">
            <text:p>0.003065179</text:p>
          </table:table-cell>
          <table:table-cell table:style-name="ce2" office:value-type="float" office:value="0.0000532446267399" calcext:value-type="float">
            <text:p>5.32E-05</text:p>
          </table:table-cell>
          <table:table-cell office:value-type="float" office:value="0.01970329" calcext:value-type="float">
            <text:p>0.01970329</text:p>
          </table:table-cell>
          <table:table-cell office:value-type="float" office:value="0.000719909802143" calcext:value-type="float">
            <text:p>0.000719909802143</text:p>
          </table:table-cell>
          <table:table-cell office:value-type="float" office:value="0.003930941" calcext:value-type="float">
            <text:p>0.003930941</text:p>
          </table:table-cell>
          <table:table-cell table:style-name="ce2" office:value-type="float" office:value="0.0000302632980688" calcext:value-type="float">
            <text:p>3.03E-05</text:p>
          </table:table-cell>
          <table:table-cell office:value-type="float" office:value="0.004547923" calcext:value-type="float">
            <text:p>0.004547923</text:p>
          </table:table-cell>
          <table:table-cell table:style-name="ce2" office:value-type="float" office:value="0.0000337914512694" calcext:value-type="float">
            <text:p>3.38E-05</text:p>
          </table:table-cell>
          <table:table-cell office:value-type="float" office:value="0.01046442" calcext:value-type="float">
            <text:p>0.01046442</text:p>
          </table:table-cell>
          <table:table-cell table:style-name="ce2" office:value-type="float" office:value="0.0000567758712444" calcext:value-type="float">
            <text:p>5.68E-05</text:p>
          </table:table-cell>
          <table:table-cell office:value-type="float" office:value="0.0009428503" calcext:value-type="float">
            <text:p>0.0009428503</text:p>
          </table:table-cell>
          <table:table-cell table:style-name="ce2" office:value-type="float" office:value="0.0000284343580591" calcext:value-type="float">
            <text:p>2.84E-05</text:p>
          </table:table-cell>
          <table:table-cell office:value-type="float" office:value="0.0122929" calcext:value-type="float">
            <text:p>0.0122929</text:p>
          </table:table-cell>
          <table:table-cell table:style-name="ce2" office:value-type="float" office:value="0.0000478522958929" calcext:value-type="float">
            <text:p>4.79E-05</text:p>
          </table:table-cell>
          <table:table-cell table:style-name="ce2" office:value-type="float" office:value="0.0000430018" calcext:value-type="float">
            <text:p>4.30E-05</text:p>
          </table:table-cell>
          <table:table-cell table:style-name="ce2" office:value-type="float" office:value="0.0000140452535502" calcext:value-type="float">
            <text:p>1.40E-05</text:p>
          </table:table-cell>
          <table:table-cell office:value-type="float" office:value="0.01105712" calcext:value-type="float">
            <text:p>0.01105712</text:p>
          </table:table-cell>
          <table:table-cell table:style-name="ce2" office:value-type="float" office:value="0.0000599003394537" calcext:value-type="float">
            <text:p>5.99E-05</text:p>
          </table:table-cell>
          <table:table-cell office:value-type="float" office:value="0.003703239" calcext:value-type="float">
            <text:p>0.003703239</text:p>
          </table:table-cell>
          <table:table-cell table:style-name="ce2" office:value-type="float" office:value="0.0000255624118363" calcext:value-type="float">
            <text:p>2.56E-05</text:p>
          </table:table-cell>
          <table:table-cell office:value-type="float" office:value="0.01161154" calcext:value-type="float">
            <text:p>0.01161154</text:p>
          </table:table-cell>
          <table:table-cell table:style-name="ce2" office:value-type="float" office:value="0.0000522911974747" calcext:value-type="float">
            <text:p>5.23E-05</text:p>
          </table:table-cell>
          <table:table-cell office:value-type="float" office:value="0.0002853657" calcext:value-type="float">
            <text:p>0.0002853657</text:p>
          </table:table-cell>
          <table:table-cell table:style-name="ce2" office:value-type="float" office:value="0.0000256835399518" calcext:value-type="float">
            <text:p>2.57E-05</text:p>
          </table:table-cell>
          <table:table-cell office:value-type="float" office:value="0.004913385" calcext:value-type="float">
            <text:p>0.004913385</text:p>
          </table:table-cell>
          <table:table-cell table:style-name="ce2" office:value-type="float" office:value="0.000022562389181" calcext:value-type="float">
            <text:p>2.26E-05</text:p>
          </table:table-cell>
          <table:table-cell office:value-type="float" office:value="0.003836253" calcext:value-type="float">
            <text:p>0.003836253</text:p>
          </table:table-cell>
          <table:table-cell table:style-name="ce2" office:value-type="float" office:value="0.0000233636912276" calcext:value-type="float">
            <text:p>2.34E-05</text:p>
          </table:table-cell>
          <table:table-cell office:value-type="float" office:value="0.004821833" calcext:value-type="float">
            <text:p>0.004821833</text:p>
          </table:table-cell>
          <table:table-cell table:style-name="ce2" office:value-type="float" office:value="0.0000298477939069" calcext:value-type="float">
            <text:p>2.98E-05</text:p>
          </table:table-cell>
          <table:table-cell office:value-type="float" office:value="0.004761875" calcext:value-type="float">
            <text:p>0.004761875</text:p>
          </table:table-cell>
          <table:table-cell table:style-name="ce2" office:value-type="float" office:value="0.000021759154523" calcext:value-type="float">
            <text:p>2.18E-05</text:p>
          </table:table-cell>
          <table:table-cell office:value-type="float" office:value="0.01158789" calcext:value-type="float">
            <text:p>0.01158789</text:p>
          </table:table-cell>
          <table:table-cell office:value-type="float" office:value="0.00148958801895" calcext:value-type="float">
            <text:p>0.00148958801895</text:p>
          </table:table-cell>
          <table:table-cell office:value-type="float" office:value="0.0084593715" calcext:value-type="float">
            <text:p>0.0084593715</text:p>
          </table:table-cell>
          <table:table-cell office:value-type="float" office:value="0.000240154305993" calcext:value-type="float">
            <text:p>0.000240154305993</text:p>
          </table:table-cell>
          <table:table-cell office:value-type="float" office:value="0.01055657" calcext:value-type="float">
            <text:p>0.01055657</text:p>
          </table:table-cell>
          <table:table-cell table:style-name="ce2" office:value-type="float" office:value="0.0000476610964111" calcext:value-type="float">
            <text:p>4.77E-05</text:p>
          </table:table-cell>
          <table:table-cell office:value-type="float" office:value="0.000931238" calcext:value-type="float">
            <text:p>0.000931238</text:p>
          </table:table-cell>
          <table:table-cell table:style-name="ce2" office:value-type="float" office:value="0.0000156790075295" calcext:value-type="float">
            <text:p>1.57E-05</text:p>
          </table:table-cell>
          <table:table-cell office:value-type="float" office:value="0.01188441" calcext:value-type="float">
            <text:p>0.01188441</text:p>
          </table:table-cell>
          <table:table-cell table:style-name="ce2" office:value-type="float" office:value="0.0000488269153917" calcext:value-type="float">
            <text:p>4.88E-05</text:p>
          </table:table-cell>
          <table:table-cell table:style-name="ce2" office:value-type="float" office:value="0.0000442646" calcext:value-type="float">
            <text:p>4.43E-05</text:p>
          </table:table-cell>
          <table:table-cell table:style-name="ce2" office:value-type="float" office:value="0.0000151686267173" calcext:value-type="float">
            <text:p>1.52E-05</text:p>
          </table:table-cell>
          <table:table-cell office:value-type="float" office:value="0.009623898" calcext:value-type="float">
            <text:p>0.009623898</text:p>
          </table:table-cell>
          <table:table-cell table:style-name="ce2" office:value-type="float" office:value="0.0000628289485296" calcext:value-type="float">
            <text:p>6.28E-05</text:p>
          </table:table-cell>
          <table:table-cell office:value-type="float" office:value="0.00293823" calcext:value-type="float">
            <text:p>0.00293823</text:p>
          </table:table-cell>
          <table:table-cell table:style-name="ce2" office:value-type="float" office:value="0.0000197907660848" calcext:value-type="float">
            <text:p>1.98E-05</text:p>
          </table:table-cell>
          <table:table-cell office:value-type="float" office:value="0.01034027" calcext:value-type="float">
            <text:p>0.01034027</text:p>
          </table:table-cell>
          <table:table-cell table:style-name="ce2" office:value-type="float" office:value="0.0000494855994766" calcext:value-type="float">
            <text:p>4.95E-05</text:p>
          </table:table-cell>
          <table:table-cell table:style-name="ce2" office:value-type="float" office:value="0.0000882439" calcext:value-type="float">
            <text:p>8.82E-05</text:p>
          </table:table-cell>
          <table:table-cell table:style-name="ce2" office:value-type="float" office:value="0.000021111254868" calcext:value-type="float">
            <text:p>2.11E-05</text:p>
          </table:table-cell>
          <table:table-cell office:value-type="float" office:value="0.005168169" calcext:value-type="float">
            <text:p>0.005168169</text:p>
          </table:table-cell>
          <table:table-cell table:style-name="ce2" office:value-type="float" office:value="0.0000459034768594" calcext:value-type="float">
            <text:p>4.59E-05</text:p>
          </table:table-cell>
          <table:table-cell office:value-type="float" office:value="0.003616585" calcext:value-type="float">
            <text:p>0.003616585</text:p>
          </table:table-cell>
          <table:table-cell table:style-name="ce2" office:value-type="float" office:value="0.0000141374225609" calcext:value-type="float">
            <text:p>1.41E-05</text:p>
          </table:table-cell>
          <table:table-cell office:value-type="float" office:value="0.005047609" calcext:value-type="float">
            <text:p>0.005047609</text:p>
          </table:table-cell>
          <table:table-cell table:style-name="ce2" office:value-type="float" office:value="0.0000328282962126" calcext:value-type="float">
            <text:p>3.28E-05</text:p>
          </table:table-cell>
          <table:table-cell office:value-type="float" office:value="0.004759768" calcext:value-type="float">
            <text:p>0.004759768</text:p>
          </table:table-cell>
          <table:table-cell table:style-name="ce2" office:value-type="float" office:value="0.0000152909238148" calcext:value-type="float">
            <text:p>1.53E-05</text:p>
          </table:table-cell>
          <table:table-cell office:value-type="float" office:value="0.02432673" calcext:value-type="float">
            <text:p>0.02432673</text:p>
          </table:table-cell>
          <table:table-cell table:style-name="ce2" office:value-type="float" office:value="0.0000974784882252" calcext:value-type="float">
            <text:p>9.75E-05</text:p>
          </table:table-cell>
          <table:table-cell office:value-type="float" office:value="0.01034027" calcext:value-type="float">
            <text:p>0.01034027</text:p>
          </table:table-cell>
          <table:table-cell table:style-name="ce2" office:value-type="float" office:value="0.0000494855994766" calcext:value-type="float">
            <text:p>4.95E-05</text:p>
          </table:table-cell>
          <table:table-cell office:value-type="float" office:value="0.02451108" calcext:value-type="float">
            <text:p>0.02451108</text:p>
          </table:table-cell>
          <table:table-cell office:value-type="float" office:value="0.00010779843124" calcext:value-type="float">
            <text:p>0.00010779843124</text:p>
          </table:table-cell>
          <table:table-cell office:value-type="float" office:value="0.006653894" calcext:value-type="float">
            <text:p>0.006653894</text:p>
          </table:table-cell>
          <table:table-cell table:style-name="ce2" office:value-type="float" office:value="0.0000246462704864" calcext:value-type="float">
            <text:p>2.46E-05</text:p>
          </table:table-cell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5154292" calcext:value-type="float">
            <text:p>0.05154292</text:p>
          </table:table-cell>
          <table:table-cell office:value-type="float" office:value="0.00075276726638" calcext:value-type="float">
            <text:p>0.00075276726638</text:p>
          </table:table-cell>
          <table:table-cell office:value-type="float" office:value="0.02623025" calcext:value-type="float">
            <text:p>0.02623025</text:p>
          </table:table-cell>
          <table:table-cell office:value-type="float" office:value="0.000639337671605" calcext:value-type="float">
            <text:p>0.000639337671605</text:p>
          </table:table-cell>
          <table:table-cell office:value-type="float" office:value="0.04477042" calcext:value-type="float">
            <text:p>0.04477042</text:p>
          </table:table-cell>
          <table:table-cell office:value-type="float" office:value="0.000618453978886" calcext:value-type="float">
            <text:p>0.000618453978886</text:p>
          </table:table-cell>
          <table:table-cell office:value-type="float" office:value="0.03186946" calcext:value-type="float">
            <text:p>0.03186946</text:p>
          </table:table-cell>
          <table:table-cell office:value-type="float" office:value="0.000693814813909" calcext:value-type="float">
            <text:p>0.000693814813909</text:p>
          </table:table-cell>
          <table:table-cell office:value-type="float" office:value="0.0620085" calcext:value-type="float">
            <text:p>0.0620085</text:p>
          </table:table-cell>
          <table:table-cell office:value-type="float" office:value="0.00010826263334" calcext:value-type="float">
            <text:p>0.00010826263334</text:p>
          </table:table-cell>
          <table:table-cell office:value-type="float" office:value="0.0121726" calcext:value-type="float">
            <text:p>0.0121726</text:p>
          </table:table-cell>
          <table:table-cell office:value-type="float" office:value="0.00011121578625" calcext:value-type="float">
            <text:p>0.00011121578625</text:p>
          </table:table-cell>
          <table:table-cell office:value-type="float" office:value="0.06331162" calcext:value-type="float">
            <text:p>0.06331162</text:p>
          </table:table-cell>
          <table:table-cell table:style-name="ce2" office:value-type="float" office:value="0.0000593922516458" calcext:value-type="float">
            <text:p>5.94E-05</text:p>
          </table:table-cell>
          <table:table-cell office:value-type="float" office:value="0.01117939" calcext:value-type="float">
            <text:p>0.01117939</text:p>
          </table:table-cell>
          <table:table-cell table:style-name="ce2" office:value-type="float" office:value="0.0000492246652266" calcext:value-type="float">
            <text:p>4.92E-05</text:p>
          </table:table-cell>
          <table:table-cell office:value-type="float" office:value="0.05633696" calcext:value-type="float">
            <text:p>0.05633696</text:p>
          </table:table-cell>
          <table:table-cell office:value-type="float" office:value="0.00028479188971" calcext:value-type="float">
            <text:p>0.00028479188971</text:p>
          </table:table-cell>
          <table:table-cell office:value-type="float" office:value="0.004575446" calcext:value-type="float">
            <text:p>0.004575446</text:p>
          </table:table-cell>
          <table:table-cell table:style-name="ce2" office:value-type="float" office:value="0.0000146353470141" calcext:value-type="float">
            <text:p>1.46E-05</text:p>
          </table:table-cell>
          <table:table-cell office:value-type="float" office:value="0.06247495" calcext:value-type="float">
            <text:p>0.06247495</text:p>
          </table:table-cell>
          <table:table-cell office:value-type="float" office:value="0.000589941016355" calcext:value-type="float">
            <text:p>0.000589941016355</text:p>
          </table:table-cell>
          <table:table-cell office:value-type="float" office:value="0.0001634512" calcext:value-type="float">
            <text:p>0.0001634512</text:p>
          </table:table-cell>
          <table:table-cell table:style-name="ce2" office:value-type="float" office:value="0.0000196822805352" calcext:value-type="float">
            <text:p>1.97E-05</text:p>
          </table:table-cell>
          <table:table-cell office:value-type="float" office:value="0.03061086" calcext:value-type="float">
            <text:p>0.03061086</text:p>
          </table:table-cell>
          <table:table-cell office:value-type="float" office:value="0.000266125063332" calcext:value-type="float">
            <text:p>0.000266125063332</text:p>
          </table:table-cell>
          <table:table-cell office:value-type="float" office:value="0.01332295" calcext:value-type="float">
            <text:p>0.01332295</text:p>
          </table:table-cell>
          <table:table-cell office:value-type="float" office:value="0.000111991797815" calcext:value-type="float">
            <text:p>0.000111991797815</text:p>
          </table:table-cell>
          <table:table-cell office:value-type="float" office:value="0.03613478" calcext:value-type="float">
            <text:p>0.03613478</text:p>
          </table:table-cell>
          <table:table-cell office:value-type="float" office:value="0.000349974357156" calcext:value-type="float">
            <text:p>0.000349974357156</text:p>
          </table:table-cell>
          <table:table-cell office:value-type="float" office:value="0.0008044227" calcext:value-type="float">
            <text:p>0.0008044227</text:p>
          </table:table-cell>
          <table:table-cell table:style-name="ce2" office:value-type="float" office:value="0.0000219293180268" calcext:value-type="float">
            <text:p>2.19E-05</text:p>
          </table:table-cell>
          <table:table-cell office:value-type="float" office:value="0.05134935" calcext:value-type="float">
            <text:p>0.05134935</text:p>
          </table:table-cell>
          <table:table-cell office:value-type="float" office:value="0.000302635076362" calcext:value-type="float">
            <text:p>0.000302635076362</text:p>
          </table:table-cell>
          <table:table-cell office:value-type="float" office:value="0.03295493" calcext:value-type="float">
            <text:p>0.03295493</text:p>
          </table:table-cell>
          <table:table-cell office:value-type="float" office:value="0.000104796300295" calcext:value-type="float">
            <text:p>0.000104796300295</text:p>
          </table:table-cell>
          <table:table-cell office:value-type="float" office:value="0.05443055" calcext:value-type="float">
            <text:p>0.05443055</text:p>
          </table:table-cell>
          <table:table-cell office:value-type="float" office:value="0.000271969341614" calcext:value-type="float">
            <text:p>0.000271969341614</text:p>
          </table:table-cell>
          <table:table-cell office:value-type="float" office:value="0.03293704" calcext:value-type="float">
            <text:p>0.03293704</text:p>
          </table:table-cell>
          <table:table-cell office:value-type="float" office:value="0.000139957495135" calcext:value-type="float">
            <text:p>0.000139957495135</text:p>
          </table:table-cell>
          <table:table-cell office:value-type="float" office:value="0.09311577" calcext:value-type="float">
            <text:p>0.09311577</text:p>
          </table:table-cell>
          <table:table-cell office:value-type="float" office:value="0.00128046654523" calcext:value-type="float">
            <text:p>0.00128046654523</text:p>
          </table:table-cell>
          <table:table-cell office:value-type="float" office:value="0.01438951" calcext:value-type="float">
            <text:p>0.01438951</text:p>
          </table:table-cell>
          <table:table-cell office:value-type="float" office:value="0.000113367205232" calcext:value-type="float">
            <text:p>0.000113367205232</text:p>
          </table:table-cell>
          <table:table-cell office:value-type="float" office:value="0.08553404" calcext:value-type="float">
            <text:p>0.08553404</text:p>
          </table:table-cell>
          <table:table-cell office:value-type="float" office:value="0.000640526828651" calcext:value-type="float">
            <text:p>0.000640526828651</text:p>
          </table:table-cell>
          <table:table-cell office:value-type="float" office:value="0.01497319" calcext:value-type="float">
            <text:p>0.01497319</text:p>
          </table:table-cell>
          <table:table-cell office:value-type="float" office:value="0.000124081876642" calcext:value-type="float">
            <text:p>0.000124081876642</text:p>
          </table:table-cell>
          <table:table-cell office:value-type="float" office:value="0.0519747" calcext:value-type="float">
            <text:p>0.0519747</text:p>
          </table:table-cell>
          <table:table-cell office:value-type="float" office:value="0.00100511985355" calcext:value-type="float">
            <text:p>0.00100511985355</text:p>
          </table:table-cell>
          <table:table-cell office:value-type="float" office:value="0.02007112" calcext:value-type="float">
            <text:p>0.02007112</text:p>
          </table:table-cell>
          <table:table-cell office:value-type="float" office:value="0.00039682685225" calcext:value-type="float">
            <text:p>0.00039682685225</text:p>
          </table:table-cell>
          <table:table-cell office:value-type="float" office:value="0.03237959" calcext:value-type="float">
            <text:p>0.03237959</text:p>
          </table:table-cell>
          <table:table-cell office:value-type="float" office:value="0.0128020123969" calcext:value-type="float">
            <text:p>0.0128020123969</text:p>
          </table:table-cell>
          <table:table-cell office:value-type="float" office:value="0.01746818" calcext:value-type="float">
            <text:p>0.01746818</text:p>
          </table:table-cell>
          <table:table-cell office:value-type="float" office:value="0.000127337973737" calcext:value-type="float">
            <text:p>0.000127337973737</text:p>
          </table:table-cell>
          <table:table-cell office:value-type="float" office:value="0.03699996" calcext:value-type="float">
            <text:p>0.03699996</text:p>
          </table:table-cell>
          <table:table-cell office:value-type="float" office:value="0.000629497496597" calcext:value-type="float">
            <text:p>0.000629497496597</text:p>
          </table:table-cell>
          <table:table-cell office:value-type="float" office:value="0.02024961" calcext:value-type="float">
            <text:p>0.02024961</text:p>
          </table:table-cell>
          <table:table-cell office:value-type="float" office:value="0.000158961375113" calcext:value-type="float">
            <text:p>0.000158961375113</text:p>
          </table:table-cell>
          <table:table-cell office:value-type="float" office:value="0.02108864" calcext:value-type="float">
            <text:p>0.02108864</text:p>
          </table:table-cell>
          <table:table-cell office:value-type="float" office:value="0.000146166976054" calcext:value-type="float">
            <text:p>0.000146166976054</text:p>
          </table:table-cell>
          <table:table-cell office:value-type="float" office:value="0.05670684" calcext:value-type="float">
            <text:p>0.05670684</text:p>
          </table:table-cell>
          <table:table-cell office:value-type="float" office:value="0.000349579656159" calcext:value-type="float">
            <text:p>0.000349579656159</text:p>
          </table:table-cell>
          <table:table-cell office:value-type="float" office:value="0.00416222" calcext:value-type="float">
            <text:p>0.00416222</text:p>
          </table:table-cell>
          <table:table-cell table:style-name="ce2" office:value-type="float" office:value="0.0000180394179507" calcext:value-type="float">
            <text:p>1.80E-05</text:p>
          </table:table-cell>
          <table:table-cell office:value-type="float" office:value="0.0626925" calcext:value-type="float">
            <text:p>0.0626925</text:p>
          </table:table-cell>
          <table:table-cell office:value-type="float" office:value="0.000288258259976" calcext:value-type="float">
            <text:p>0.000288258259976</text:p>
          </table:table-cell>
          <table:table-cell table:style-name="ce2" office:value-type="float" office:value="0.000065696" calcext:value-type="float">
            <text:p>6.57E-05</text:p>
          </table:table-cell>
          <table:table-cell table:style-name="ce2" office:value-type="float" office:value="0.00000811880585089" calcext:value-type="float">
            <text:p>8.12E-06</text:p>
          </table:table-cell>
          <table:table-cell office:value-type="float" office:value="0.05191474" calcext:value-type="float">
            <text:p>0.05191474</text:p>
          </table:table-cell>
          <table:table-cell office:value-type="float" office:value="0.000422625634707" calcext:value-type="float">
            <text:p>0.000422625634707</text:p>
          </table:table-cell>
          <table:table-cell office:value-type="float" office:value="0.01600565" calcext:value-type="float">
            <text:p>0.01600565</text:p>
          </table:table-cell>
          <table:table-cell office:value-type="float" office:value="0.000208345824959" calcext:value-type="float">
            <text:p>0.000208345824959</text:p>
          </table:table-cell>
          <table:table-cell office:value-type="float" office:value="0.05405759" calcext:value-type="float">
            <text:p>0.05405759</text:p>
          </table:table-cell>
          <table:table-cell office:value-type="float" office:value="0.000458462053319" calcext:value-type="float">
            <text:p>0.000458462053319</text:p>
          </table:table-cell>
          <table:table-cell office:value-type="float" office:value="0.001180647" calcext:value-type="float">
            <text:p>0.001180647</text:p>
          </table:table-cell>
          <table:table-cell table:style-name="ce2" office:value-type="float" office:value="0.0000252043563474" calcext:value-type="float">
            <text:p>2.52E-05</text:p>
          </table:table-cell>
          <table:table-cell office:value-type="float" office:value="0.02874307" calcext:value-type="float">
            <text:p>0.02874307</text:p>
          </table:table-cell>
          <table:table-cell office:value-type="float" office:value="0.000183245567174" calcext:value-type="float">
            <text:p>0.000183245567174</text:p>
          </table:table-cell>
          <table:table-cell office:value-type="float" office:value="0.01977087" calcext:value-type="float">
            <text:p>0.01977087</text:p>
          </table:table-cell>
          <table:table-cell office:value-type="float" office:value="0.000129329725465" calcext:value-type="float">
            <text:p>0.000129329725465</text:p>
          </table:table-cell>
          <table:table-cell office:value-type="float" office:value="0.02881416" calcext:value-type="float">
            <text:p>0.02881416</text:p>
          </table:table-cell>
          <table:table-cell office:value-type="float" office:value="0.000220728889515" calcext:value-type="float">
            <text:p>0.000220728889515</text:p>
          </table:table-cell>
          <table:table-cell office:value-type="float" office:value="0.01974215" calcext:value-type="float">
            <text:p>0.01974215</text:p>
          </table:table-cell>
          <table:table-cell office:value-type="float" office:value="0.000132713343966" calcext:value-type="float">
            <text:p>0.000132713343966</text:p>
          </table:table-cell>
          <table:table-cell office:value-type="float" office:value="0.06021859" calcext:value-type="float">
            <text:p>0.06021859</text:p>
          </table:table-cell>
          <table:table-cell office:value-type="float" office:value="0.00332260806896" calcext:value-type="float">
            <text:p>0.00332260806896</text:p>
          </table:table-cell>
          <table:table-cell office:value-type="float" office:value="0.035583255" calcext:value-type="float">
            <text:p>0.035583255</text:p>
          </table:table-cell>
          <table:table-cell office:value-type="float" office:value="0.000241187462524" calcext:value-type="float">
            <text:p>0.000241187462524</text:p>
          </table:table-cell>
          <table:table-cell office:value-type="float" office:value="0.057368" calcext:value-type="float">
            <text:p>0.057368</text:p>
          </table:table-cell>
          <table:table-cell office:value-type="float" office:value="0.000272751441589" calcext:value-type="float">
            <text:p>0.000272751441589</text:p>
          </table:table-cell>
          <table:table-cell office:value-type="float" office:value="0.004162468" calcext:value-type="float">
            <text:p>0.004162468</text:p>
          </table:table-cell>
          <table:table-cell table:style-name="ce2" office:value-type="float" office:value="0.0000177443153965" calcext:value-type="float">
            <text:p>1.77E-05</text:p>
          </table:table-cell>
          <table:table-cell office:value-type="float" office:value="0.06299763" calcext:value-type="float">
            <text:p>0.06299763</text:p>
          </table:table-cell>
          <table:table-cell office:value-type="float" office:value="0.000238716331192" calcext:value-type="float">
            <text:p>0.000238716331192</text:p>
          </table:table-cell>
          <table:table-cell table:style-name="ce2" office:value-type="float" office:value="0.0000658398" calcext:value-type="float">
            <text:p>6.58E-05</text:p>
          </table:table-cell>
          <table:table-cell table:style-name="ce2" office:value-type="float" office:value="0.0000087041410298" calcext:value-type="float">
            <text:p>8.70E-06</text:p>
          </table:table-cell>
          <table:table-cell office:value-type="float" office:value="0.05317642" calcext:value-type="float">
            <text:p>0.05317642</text:p>
          </table:table-cell>
          <table:table-cell office:value-type="float" office:value="0.000202263858473" calcext:value-type="float">
            <text:p>0.000202263858473</text:p>
          </table:table-cell>
          <table:table-cell office:value-type="float" office:value="0.0150385" calcext:value-type="float">
            <text:p>0.0150385</text:p>
          </table:table-cell>
          <table:table-cell table:style-name="ce2" office:value-type="float" office:value="0.0000892051069789" calcext:value-type="float">
            <text:p>8.92E-05</text:p>
          </table:table-cell>
          <table:table-cell office:value-type="float" office:value="0.0562809" calcext:value-type="float">
            <text:p>0.0562809</text:p>
          </table:table-cell>
          <table:table-cell office:value-type="float" office:value="0.000189701449652" calcext:value-type="float">
            <text:p>0.000189701449652</text:p>
          </table:table-cell>
          <table:table-cell office:value-type="float" office:value="0.0001319444" calcext:value-type="float">
            <text:p>0.0001319444</text:p>
          </table:table-cell>
          <table:table-cell table:style-name="ce2" office:value-type="float" office:value="0.0000279661062288" calcext:value-type="float">
            <text:p>2.80E-05</text:p>
          </table:table-cell>
          <table:table-cell office:value-type="float" office:value="0.0295049" calcext:value-type="float">
            <text:p>0.0295049</text:p>
          </table:table-cell>
          <table:table-cell office:value-type="float" office:value="0.00019022877455" calcext:value-type="float">
            <text:p>0.00019022877455</text:p>
          </table:table-cell>
          <table:table-cell office:value-type="float" office:value="0.01970855" calcext:value-type="float">
            <text:p>0.01970855</text:p>
          </table:table-cell>
          <table:table-cell table:style-name="ce2" office:value-type="float" office:value="0.0000915682168295" calcext:value-type="float">
            <text:p>9.16E-05</text:p>
          </table:table-cell>
          <table:table-cell office:value-type="float" office:value="0.02944199" calcext:value-type="float">
            <text:p>0.02944199</text:p>
          </table:table-cell>
          <table:table-cell office:value-type="float" office:value="0.000236587138985" calcext:value-type="float">
            <text:p>0.000236587138985</text:p>
          </table:table-cell>
          <table:table-cell office:value-type="float" office:value="0.01968186" calcext:value-type="float">
            <text:p>0.01968186</text:p>
          </table:table-cell>
          <table:table-cell office:value-type="float" office:value="0.000108718599043" calcext:value-type="float">
            <text:p>0.000108718599043</text:p>
          </table:table-cell>
          <table:table-cell office:value-type="float" office:value="0.120011" calcext:value-type="float">
            <text:p>0.120011</text:p>
          </table:table-cell>
          <table:table-cell office:value-type="float" office:value="0.000288085249728" calcext:value-type="float">
            <text:p>0.000288085249728</text:p>
          </table:table-cell>
          <table:table-cell office:value-type="float" office:value="0.0562809" calcext:value-type="float">
            <text:p>0.0562809</text:p>
          </table:table-cell>
          <table:table-cell office:value-type="float" office:value="0.000189701449652" calcext:value-type="float">
            <text:p>0.000189701449652</text:p>
          </table:table-cell>
          <table:table-cell office:value-type="float" office:value="0.1191263" calcext:value-type="float">
            <text:p>0.1191263</text:p>
          </table:table-cell>
          <table:table-cell office:value-type="float" office:value="0.000224862945912" calcext:value-type="float">
            <text:p>0.000224862945912</text:p>
          </table:table-cell>
          <table:table-cell office:value-type="float" office:value="0.03774526" calcext:value-type="float">
            <text:p>0.03774526</text:p>
          </table:table-cell>
          <table:table-cell office:value-type="float" office:value="0.000185726472714" calcext:value-type="float">
            <text:p>0.000185726472714</text:p>
          </table:table-cell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301815" calcext:value-type="float">
            <text:p>0.301815</text:p>
          </table:table-cell>
          <table:table-cell office:value-type="float" office:value="0.000219377908338" calcext:value-type="float">
            <text:p>0.000219377908338</text:p>
          </table:table-cell>
          <table:table-cell office:value-type="float" office:value="0.1250368" calcext:value-type="float">
            <text:p>0.1250368</text:p>
          </table:table-cell>
          <table:table-cell office:value-type="float" office:value="0.000232456351936" calcext:value-type="float">
            <text:p>0.000232456351936</text:p>
          </table:table-cell>
          <table:table-cell office:value-type="float" office:value="0.2153946" calcext:value-type="float">
            <text:p>0.2153946</text:p>
          </table:table-cell>
          <table:table-cell office:value-type="float" office:value="0.000241364730923" calcext:value-type="float">
            <text:p>0.000241364730923</text:p>
          </table:table-cell>
          <table:table-cell office:value-type="float" office:value="0.1252772" calcext:value-type="float">
            <text:p>0.1252772</text:p>
          </table:table-cell>
          <table:table-cell office:value-type="float" office:value="0.000173378712009" calcext:value-type="float">
            <text:p>0.000173378712009</text:p>
          </table:table-cell>
          <table:table-cell office:value-type="float" office:value="0.4440825" calcext:value-type="float">
            <text:p>0.4440825</text:p>
          </table:table-cell>
          <table:table-cell office:value-type="float" office:value="0.000450646264331" calcext:value-type="float">
            <text:p>0.000450646264331</text:p>
          </table:table-cell>
          <table:table-cell office:value-type="float" office:value="0.04213776" calcext:value-type="float">
            <text:p>0.04213776</text:p>
          </table:table-cell>
          <table:table-cell office:value-type="float" office:value="0.000224650999454" calcext:value-type="float">
            <text:p>0.000224650999454</text:p>
          </table:table-cell>
          <table:table-cell office:value-type="float" office:value="0.4453246" calcext:value-type="float">
            <text:p>0.4453246</text:p>
          </table:table-cell>
          <table:table-cell office:value-type="float" office:value="0.00286423576" calcext:value-type="float">
            <text:p>0.00286423576</text:p>
          </table:table-cell>
          <table:table-cell office:value-type="float" office:value="0.04366232" calcext:value-type="float">
            <text:p>0.04366232</text:p>
          </table:table-cell>
          <table:table-cell office:value-type="float" office:value="0.000166683971102" calcext:value-type="float">
            <text:p>0.000166683971102</text:p>
          </table:table-cell>
          <table:table-cell office:value-type="float" office:value="0.3361529" calcext:value-type="float">
            <text:p>0.3361529</text:p>
          </table:table-cell>
          <table:table-cell office:value-type="float" office:value="0.00243321125036" calcext:value-type="float">
            <text:p>0.00243321125036</text:p>
          </table:table-cell>
          <table:table-cell office:value-type="float" office:value="0.0005334126" calcext:value-type="float">
            <text:p>0.0005334126</text:p>
          </table:table-cell>
          <table:table-cell table:style-name="ce2" office:value-type="float" office:value="0.0000106209704432" calcext:value-type="float">
            <text:p>1.06E-05</text:p>
          </table:table-cell>
          <table:table-cell office:value-type="float" office:value="0.3603438" calcext:value-type="float">
            <text:p>0.3603438</text:p>
          </table:table-cell>
          <table:table-cell office:value-type="float" office:value="0.00170995801118" calcext:value-type="float">
            <text:p>0.00170995801118</text:p>
          </table:table-cell>
          <table:table-cell office:value-type="float" office:value="0.0004051492" calcext:value-type="float">
            <text:p>0.0004051492</text:p>
          </table:table-cell>
          <table:table-cell table:style-name="ce2" office:value-type="float" office:value="0.000015421278588" calcext:value-type="float">
            <text:p>1.54E-05</text:p>
          </table:table-cell>
          <table:table-cell office:value-type="float" office:value="0.1598655" calcext:value-type="float">
            <text:p>0.1598655</text:p>
          </table:table-cell>
          <table:table-cell office:value-type="float" office:value="0.00149760825986" calcext:value-type="float">
            <text:p>0.00149760825986</text:p>
          </table:table-cell>
          <table:table-cell office:value-type="float" office:value="0.03141511" calcext:value-type="float">
            <text:p>0.03141511</text:p>
          </table:table-cell>
          <table:table-cell office:value-type="float" office:value="0.000155413044283" calcext:value-type="float">
            <text:p>0.000155413044283</text:p>
          </table:table-cell>
          <table:table-cell office:value-type="float" office:value="0.1779409" calcext:value-type="float">
            <text:p>0.1779409</text:p>
          </table:table-cell>
          <table:table-cell office:value-type="float" office:value="0.0015728236074" calcext:value-type="float">
            <text:p>0.0015728236074</text:p>
          </table:table-cell>
          <table:table-cell office:value-type="float" office:value="0.002419892" calcext:value-type="float">
            <text:p>0.002419892</text:p>
          </table:table-cell>
          <table:table-cell table:style-name="ce2" office:value-type="float" office:value="0.0000309007902812" calcext:value-type="float">
            <text:p>3.09E-05</text:p>
          </table:table-cell>
          <table:table-cell office:value-type="float" office:value="0.301182" calcext:value-type="float">
            <text:p>0.301182</text:p>
          </table:table-cell>
          <table:table-cell office:value-type="float" office:value="0.0002403404992" calcext:value-type="float">
            <text:p>0.0002403404992</text:p>
          </table:table-cell>
          <table:table-cell office:value-type="float" office:value="0.1294154" calcext:value-type="float">
            <text:p>0.1294154</text:p>
          </table:table-cell>
          <table:table-cell office:value-type="float" office:value="0.00021368367067" calcext:value-type="float">
            <text:p>0.00021368367067</text:p>
          </table:table-cell>
          <table:table-cell office:value-type="float" office:value="0.2542778" calcext:value-type="float">
            <text:p>0.2542778</text:p>
          </table:table-cell>
          <table:table-cell office:value-type="float" office:value="0.00252256544018" calcext:value-type="float">
            <text:p>0.00252256544018</text:p>
          </table:table-cell>
          <table:table-cell office:value-type="float" office:value="0.1306729" calcext:value-type="float">
            <text:p>0.1306729</text:p>
          </table:table-cell>
          <table:table-cell office:value-type="float" office:value="0.000246211494451" calcext:value-type="float">
            <text:p>0.000246211494451</text:p>
          </table:table-cell>
          <table:table-cell office:value-type="float" office:value="0.537885" calcext:value-type="float">
            <text:p>0.537885</text:p>
          </table:table-cell>
          <table:table-cell office:value-type="float" office:value="0.00550693657531" calcext:value-type="float">
            <text:p>0.00550693657531</text:p>
          </table:table-cell>
          <table:table-cell office:value-type="float" office:value="0.05738885" calcext:value-type="float">
            <text:p>0.05738885</text:p>
          </table:table-cell>
          <table:table-cell office:value-type="float" office:value="0.00038044275157" calcext:value-type="float">
            <text:p>0.00038044275157</text:p>
          </table:table-cell>
          <table:table-cell office:value-type="float" office:value="0.5518933" calcext:value-type="float">
            <text:p>0.5518933</text:p>
          </table:table-cell>
          <table:table-cell office:value-type="float" office:value="0.00272938898535" calcext:value-type="float">
            <text:p>0.00272938898535</text:p>
          </table:table-cell>
          <table:table-cell office:value-type="float" office:value="0.05877693" calcext:value-type="float">
            <text:p>0.05877693</text:p>
          </table:table-cell>
          <table:table-cell office:value-type="float" office:value="0.000475539298645" calcext:value-type="float">
            <text:p>0.000475539298645</text:p>
          </table:table-cell>
          <table:table-cell office:value-type="float" office:value="0.301808" calcext:value-type="float">
            <text:p>0.301808</text:p>
          </table:table-cell>
          <table:table-cell office:value-type="float" office:value="0.00149235712139" calcext:value-type="float">
            <text:p>0.00149235712139</text:p>
          </table:table-cell>
          <table:table-cell office:value-type="float" office:value="0.07717192" calcext:value-type="float">
            <text:p>0.07717192</text:p>
          </table:table-cell>
          <table:table-cell office:value-type="float" office:value="0.00153741764571" calcext:value-type="float">
            <text:p>0.00153741764571</text:p>
          </table:table-cell>
          <table:table-cell office:value-type="float" office:value="0.146087495" calcext:value-type="float">
            <text:p>0.146087495</text:p>
          </table:table-cell>
          <table:table-cell office:value-type="float" office:value="0.0709537186349" calcext:value-type="float">
            <text:p>0.0709537186349</text:p>
          </table:table-cell>
          <table:table-cell office:value-type="float" office:value="0.09499449" calcext:value-type="float">
            <text:p>0.09499449</text:p>
          </table:table-cell>
          <table:table-cell office:value-type="float" office:value="0.000867549730179" calcext:value-type="float">
            <text:p>0.000867549730179</text:p>
          </table:table-cell>
          <table:table-cell office:value-type="float" office:value="0.0918076" calcext:value-type="float">
            <text:p>0.0918076</text:p>
          </table:table-cell>
          <table:table-cell office:value-type="float" office:value="0.00093213878199" calcext:value-type="float">
            <text:p>0.00093213878199</text:p>
          </table:table-cell>
          <table:table-cell office:value-type="float" office:value="0.09406761" calcext:value-type="float">
            <text:p>0.09406761</text:p>
          </table:table-cell>
          <table:table-cell office:value-type="float" office:value="0.0013063629821" calcext:value-type="float">
            <text:p>0.0013063629821</text:p>
          </table:table-cell>
          <table:table-cell office:value-type="float" office:value="0.07611936" calcext:value-type="float">
            <text:p>0.07611936</text:p>
          </table:table-cell>
          <table:table-cell office:value-type="float" office:value="0.00058696474473" calcext:value-type="float">
            <text:p>0.00058696474473</text:p>
          </table:table-cell>
          <table:table-cell office:value-type="float" office:value="0.3376597" calcext:value-type="float">
            <text:p>0.3376597</text:p>
          </table:table-cell>
          <table:table-cell office:value-type="float" office:value="0.000717284392692" calcext:value-type="float">
            <text:p>0.000717284392692</text:p>
          </table:table-cell>
          <table:table-cell office:value-type="float" office:value="0.0002418989" calcext:value-type="float">
            <text:p>0.0002418989</text:p>
          </table:table-cell>
          <table:table-cell table:style-name="ce2" office:value-type="float" office:value="0.0000191752429708" calcext:value-type="float">
            <text:p>1.92E-05</text:p>
          </table:table-cell>
          <table:table-cell office:value-type="float" office:value="0.360909" calcext:value-type="float">
            <text:p>0.360909</text:p>
          </table:table-cell>
          <table:table-cell office:value-type="float" office:value="0.000447791866335" calcext:value-type="float">
            <text:p>0.000447791866335</text:p>
          </table:table-cell>
          <table:table-cell office:value-type="float" office:value="0.0002168689" calcext:value-type="float">
            <text:p>0.0002168689</text:p>
          </table:table-cell>
          <table:table-cell table:style-name="ce2" office:value-type="float" office:value="0.0000186027370414" calcext:value-type="float">
            <text:p>1.86E-05</text:p>
          </table:table-cell>
          <table:table-cell office:value-type="float" office:value="0.2965379" calcext:value-type="float">
            <text:p>0.2965379</text:p>
          </table:table-cell>
          <table:table-cell office:value-type="float" office:value="0.000460947201122" calcext:value-type="float">
            <text:p>0.000460947201122</text:p>
          </table:table-cell>
          <table:table-cell office:value-type="float" office:value="0.003563711" calcext:value-type="float">
            <text:p>0.003563711</text:p>
          </table:table-cell>
          <table:table-cell table:style-name="ce2" office:value-type="float" office:value="0.0000149260923293" calcext:value-type="float">
            <text:p>1.49E-05</text:p>
          </table:table-cell>
          <table:table-cell office:value-type="float" office:value="0.3162903" calcext:value-type="float">
            <text:p>0.3162903</text:p>
          </table:table-cell>
          <table:table-cell office:value-type="float" office:value="0.000314788482777" calcext:value-type="float">
            <text:p>0.000314788482777</text:p>
          </table:table-cell>
          <table:table-cell office:value-type="float" office:value="0.003573659" calcext:value-type="float">
            <text:p>0.003573659</text:p>
          </table:table-cell>
          <table:table-cell table:style-name="ce2" office:value-type="float" office:value="0.0000185347034565" calcext:value-type="float">
            <text:p>1.85E-05</text:p>
          </table:table-cell>
          <table:table-cell office:value-type="float" office:value="0.1819292" calcext:value-type="float">
            <text:p>0.1819292</text:p>
          </table:table-cell>
          <table:table-cell office:value-type="float" office:value="0.000499783686542" calcext:value-type="float">
            <text:p>0.000499783686542</text:p>
          </table:table-cell>
          <table:table-cell office:value-type="float" office:value="0.07525786" calcext:value-type="float">
            <text:p>0.07525786</text:p>
          </table:table-cell>
          <table:table-cell office:value-type="float" office:value="0.000275413645268" calcext:value-type="float">
            <text:p>0.000275413645268</text:p>
          </table:table-cell>
          <table:table-cell office:value-type="float" office:value="0.1818059" calcext:value-type="float">
            <text:p>0.1818059</text:p>
          </table:table-cell>
          <table:table-cell office:value-type="float" office:value="0.000576308646088" calcext:value-type="float">
            <text:p>0.000576308646088</text:p>
          </table:table-cell>
          <table:table-cell office:value-type="float" office:value="0.07686222" calcext:value-type="float">
            <text:p>0.07686222</text:p>
          </table:table-cell>
          <table:table-cell office:value-type="float" office:value="0.00029293234638" calcext:value-type="float">
            <text:p>0.00029293234638</text:p>
          </table:table-cell>
          <table:table-cell office:value-type="float" office:value="0.2980115" calcext:value-type="float">
            <text:p>0.2980115</text:p>
          </table:table-cell>
          <table:table-cell office:value-type="float" office:value="0.0137320955257" calcext:value-type="float">
            <text:p>0.0137320955257</text:p>
          </table:table-cell>
          <table:table-cell office:value-type="float" office:value="0.14896415" calcext:value-type="float">
            <text:p>0.14896415</text:p>
          </table:table-cell>
          <table:table-cell office:value-type="float" office:value="0.00442435179046" calcext:value-type="float">
            <text:p>0.00442435179046</text:p>
          </table:table-cell>
          <table:table-cell office:value-type="float" office:value="0.3405011" calcext:value-type="float">
            <text:p>0.3405011</text:p>
          </table:table-cell>
          <table:table-cell office:value-type="float" office:value="0.000442575655805" calcext:value-type="float">
            <text:p>0.000442575655805</text:p>
          </table:table-cell>
          <table:table-cell office:value-type="float" office:value="0.0002415208" calcext:value-type="float">
            <text:p>0.0002415208</text:p>
          </table:table-cell>
          <table:table-cell table:style-name="ce2" office:value-type="float" office:value="0.0000193121065069" calcext:value-type="float">
            <text:p>1.93E-05</text:p>
          </table:table-cell>
          <table:table-cell office:value-type="float" office:value="0.3624532" calcext:value-type="float">
            <text:p>0.3624532</text:p>
          </table:table-cell>
          <table:table-cell office:value-type="float" office:value="0.000612254994082" calcext:value-type="float">
            <text:p>0.000612254994082</text:p>
          </table:table-cell>
          <table:table-cell office:value-type="float" office:value="0.0002184276" calcext:value-type="float">
            <text:p>0.0002184276</text:p>
          </table:table-cell>
          <table:table-cell table:style-name="ce2" office:value-type="float" office:value="0.000017540012221" calcext:value-type="float">
            <text:p>1.75E-05</text:p>
          </table:table-cell>
          <table:table-cell office:value-type="float" office:value="0.3011126" calcext:value-type="float">
            <text:p>0.3011126</text:p>
          </table:table-cell>
          <table:table-cell office:value-type="float" office:value="0.0044882721298" calcext:value-type="float">
            <text:p>0.0044882721298</text:p>
          </table:table-cell>
          <table:table-cell office:value-type="float" office:value="0.0003349343" calcext:value-type="float">
            <text:p>0.0003349343</text:p>
          </table:table-cell>
          <table:table-cell table:style-name="ce2" office:value-type="float" office:value="0.000022206816116" calcext:value-type="float">
            <text:p>2.22E-05</text:p>
          </table:table-cell>
          <table:table-cell office:value-type="float" office:value="0.3261463" calcext:value-type="float">
            <text:p>0.3261463</text:p>
          </table:table-cell>
          <table:table-cell office:value-type="float" office:value="0.00209766494782" calcext:value-type="float">
            <text:p>0.00209766494782</text:p>
          </table:table-cell>
          <table:table-cell office:value-type="float" office:value="0.00026463" calcext:value-type="float">
            <text:p>0.00026463</text:p>
          </table:table-cell>
          <table:table-cell table:style-name="ce2" office:value-type="float" office:value="0.00002012892168" calcext:value-type="float">
            <text:p>2.01E-05</text:p>
          </table:table-cell>
          <table:table-cell office:value-type="float" office:value="0.1844607" calcext:value-type="float">
            <text:p>0.1844607</text:p>
          </table:table-cell>
          <table:table-cell office:value-type="float" office:value="0.000758271140307" calcext:value-type="float">
            <text:p>0.000758271140307</text:p>
          </table:table-cell>
          <table:table-cell office:value-type="float" office:value="0.07518799" calcext:value-type="float">
            <text:p>0.07518799</text:p>
          </table:table-cell>
          <table:table-cell office:value-type="float" office:value="0.000282207860549" calcext:value-type="float">
            <text:p>0.000282207860549</text:p>
          </table:table-cell>
          <table:table-cell office:value-type="float" office:value="0.1841272" calcext:value-type="float">
            <text:p>0.1841272</text:p>
          </table:table-cell>
          <table:table-cell office:value-type="float" office:value="0.000652778982505" calcext:value-type="float">
            <text:p>0.000652778982505</text:p>
          </table:table-cell>
          <table:table-cell office:value-type="float" office:value="0.07679476" calcext:value-type="float">
            <text:p>0.07679476</text:p>
          </table:table-cell>
          <table:table-cell office:value-type="float" office:value="0.000316606637117" calcext:value-type="float">
            <text:p>0.000316606637117</text:p>
          </table:table-cell>
          <table:table-cell office:value-type="float" office:value="0.5333696" calcext:value-type="float">
            <text:p>0.5333696</text:p>
          </table:table-cell>
          <table:table-cell office:value-type="float" office:value="0.000853261351131" calcext:value-type="float">
            <text:p>0.000853261351131</text:p>
          </table:table-cell>
          <table:table-cell office:value-type="float" office:value="0.3261463" calcext:value-type="float">
            <text:p>0.3261463</text:p>
          </table:table-cell>
          <table:table-cell office:value-type="float" office:value="0.00209766494782" calcext:value-type="float">
            <text:p>0.00209766494782</text:p>
          </table:table-cell>
          <table:table-cell office:value-type="float" office:value="0.5348059" calcext:value-type="float">
            <text:p>0.5348059</text:p>
          </table:table-cell>
          <table:table-cell office:value-type="float" office:value="0.00317620166061" calcext:value-type="float">
            <text:p>0.00317620166061</text:p>
          </table:table-cell>
          <table:table-cell office:value-type="float" office:value="0.1520724" calcext:value-type="float">
            <text:p>0.1520724</text:p>
          </table:table-cell>
          <table:table-cell office:value-type="float" office:value="0.00233835626979" calcext:value-type="float">
            <text:p>0.00233835626979</text:p>
          </table:table-cell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9579853" calcext:value-type="float">
            <text:p>0.9579853</text:p>
          </table:table-cell>
          <table:table-cell office:value-type="float" office:value="0.0096830523545" calcext:value-type="float">
            <text:p>0.0096830523545</text:p>
          </table:table-cell>
          <table:table-cell office:value-type="float" office:value="0.4483207" calcext:value-type="float">
            <text:p>0.4483207</text:p>
          </table:table-cell>
          <table:table-cell office:value-type="float" office:value="0.00144577507471" calcext:value-type="float">
            <text:p>0.00144577507471</text:p>
          </table:table-cell>
          <table:table-cell office:value-type="float" office:value="0.7762643" calcext:value-type="float">
            <text:p>0.7762643</text:p>
          </table:table-cell>
          <table:table-cell office:value-type="float" office:value="0.0093513992423" calcext:value-type="float">
            <text:p>0.0093513992423</text:p>
          </table:table-cell>
          <table:table-cell office:value-type="float" office:value="0.4498259" calcext:value-type="float">
            <text:p>0.4498259</text:p>
          </table:table-cell>
          <table:table-cell office:value-type="float" office:value="0.00301753495607" calcext:value-type="float">
            <text:p>0.00301753495607</text:p>
          </table:table-cell>
          <table:table-cell office:value-type="float" office:value="1.402205" calcext:value-type="float">
            <text:p>1.402205</text:p>
          </table:table-cell>
          <table:table-cell office:value-type="float" office:value="0.000641841967396" calcext:value-type="float">
            <text:p>0.000641841967396</text:p>
          </table:table-cell>
          <table:table-cell office:value-type="float" office:value="0.1563206" calcext:value-type="float">
            <text:p>0.1563206</text:p>
          </table:table-cell>
          <table:table-cell office:value-type="float" office:value="0.00404660066393" calcext:value-type="float">
            <text:p>0.00404660066393</text:p>
          </table:table-cell>
          <table:table-cell office:value-type="float" office:value="1.402756" calcext:value-type="float">
            <text:p>1.402756</text:p>
          </table:table-cell>
          <table:table-cell office:value-type="float" office:value="0.000586272594921" calcext:value-type="float">
            <text:p>0.000586272594921</text:p>
          </table:table-cell>
          <table:table-cell office:value-type="float" office:value="0.1552564" calcext:value-type="float">
            <text:p>0.1552564</text:p>
          </table:table-cell>
          <table:table-cell office:value-type="float" office:value="0.000367370294571" calcext:value-type="float">
            <text:p>0.000367370294571</text:p>
          </table:table-cell>
          <table:table-cell office:value-type="float" office:value="1.090993" calcext:value-type="float">
            <text:p>1.090993</text:p>
          </table:table-cell>
          <table:table-cell office:value-type="float" office:value="0.00104835373589" calcext:value-type="float">
            <text:p>0.00104835373589</text:p>
          </table:table-cell>
          <table:table-cell office:value-type="float" office:value="0.06229147" calcext:value-type="float">
            <text:p>0.06229147</text:p>
          </table:table-cell>
          <table:table-cell office:value-type="float" office:value="0.000165965471978" calcext:value-type="float">
            <text:p>0.000165965471978</text:p>
          </table:table-cell>
          <table:table-cell office:value-type="float" office:value="1.174429" calcext:value-type="float">
            <text:p>1.174429</text:p>
          </table:table-cell>
          <table:table-cell office:value-type="float" office:value="0.000799561685481" calcext:value-type="float">
            <text:p>0.000799561685481</text:p>
          </table:table-cell>
          <table:table-cell office:value-type="float" office:value="0.000227953" calcext:value-type="float">
            <text:p>0.000227953</text:p>
          </table:table-cell>
          <table:table-cell table:style-name="ce2" office:value-type="float" office:value="0.0000145429910113" calcext:value-type="float">
            <text:p>1.45E-05</text:p>
          </table:table-cell>
          <table:table-cell office:value-type="float" office:value="0.7839592" calcext:value-type="float">
            <text:p>0.7839592</text:p>
          </table:table-cell>
          <table:table-cell office:value-type="float" office:value="0.0014784932871" calcext:value-type="float">
            <text:p>0.0014784932871</text:p>
          </table:table-cell>
          <table:table-cell office:value-type="float" office:value="0.1773354" calcext:value-type="float">
            <text:p>0.1773354</text:p>
          </table:table-cell>
          <table:table-cell office:value-type="float" office:value="0.000865414377304" calcext:value-type="float">
            <text:p>0.000865414377304</text:p>
          </table:table-cell>
          <table:table-cell office:value-type="float" office:value="0.7927448" calcext:value-type="float">
            <text:p>0.7927448</text:p>
          </table:table-cell>
          <table:table-cell office:value-type="float" office:value="0.000892764719534" calcext:value-type="float">
            <text:p>0.000892764719534</text:p>
          </table:table-cell>
          <table:table-cell office:value-type="float" office:value="0.002532909" calcext:value-type="float">
            <text:p>0.002532909</text:p>
          </table:table-cell>
          <table:table-cell table:style-name="ce2" office:value-type="float" office:value="0.0000178653702577" calcext:value-type="float">
            <text:p>1.79E-05</text:p>
          </table:table-cell>
          <table:table-cell office:value-type="float" office:value="0.9526295" calcext:value-type="float">
            <text:p>0.9526295</text:p>
          </table:table-cell>
          <table:table-cell office:value-type="float" office:value="0.00106146337666" calcext:value-type="float">
            <text:p>0.00106146337666</text:p>
          </table:table-cell>
          <table:table-cell office:value-type="float" office:value="0.4661411" calcext:value-type="float">
            <text:p>0.4661411</text:p>
          </table:table-cell>
          <table:table-cell office:value-type="float" office:value="0.000429225775865" calcext:value-type="float">
            <text:p>0.000429225775865</text:p>
          </table:table-cell>
          <table:table-cell office:value-type="float" office:value="0.9058715" calcext:value-type="float">
            <text:p>0.9058715</text:p>
          </table:table-cell>
          <table:table-cell office:value-type="float" office:value="0.000680035170659" calcext:value-type="float">
            <text:p>0.000680035170659</text:p>
          </table:table-cell>
          <table:table-cell office:value-type="float" office:value="0.4668608" calcext:value-type="float">
            <text:p>0.4668608</text:p>
          </table:table-cell>
          <table:table-cell office:value-type="float" office:value="0.000466958908494" calcext:value-type="float">
            <text:p>0.000466958908494</text:p>
          </table:table-cell>
          <table:table-cell office:value-type="float" office:value="2.144447" calcext:value-type="float">
            <text:p>2.144447</text:p>
          </table:table-cell>
          <table:table-cell office:value-type="float" office:value="0.00377286819866" calcext:value-type="float">
            <text:p>0.00377286819866</text:p>
          </table:table-cell>
          <table:table-cell office:value-type="float" office:value="0.2078442" calcext:value-type="float">
            <text:p>0.2078442</text:p>
          </table:table-cell>
          <table:table-cell office:value-type="float" office:value="0.000203241946677" calcext:value-type="float">
            <text:p>0.000203241946677</text:p>
          </table:table-cell>
          <table:table-cell office:value-type="float" office:value="2.210419" calcext:value-type="float">
            <text:p>2.210419</text:p>
          </table:table-cell>
          <table:table-cell office:value-type="float" office:value="0.00320992021362" calcext:value-type="float">
            <text:p>0.00320992021362</text:p>
          </table:table-cell>
          <table:table-cell office:value-type="float" office:value="0.2084687" calcext:value-type="float">
            <text:p>0.2084687</text:p>
          </table:table-cell>
          <table:table-cell office:value-type="float" office:value="0.00031135512058" calcext:value-type="float">
            <text:p>0.00031135512058</text:p>
          </table:table-cell>
          <table:table-cell office:value-type="float" office:value="0.9526381" calcext:value-type="float">
            <text:p>0.9526381</text:p>
          </table:table-cell>
          <table:table-cell office:value-type="float" office:value="0.00117315845761" calcext:value-type="float">
            <text:p>0.00117315845761</text:p>
          </table:table-cell>
          <table:table-cell office:value-type="float" office:value="0.285062" calcext:value-type="float">
            <text:p>0.285062</text:p>
          </table:table-cell>
          <table:table-cell office:value-type="float" office:value="0.000645264114745" calcext:value-type="float">
            <text:p>0.000645264114745</text:p>
          </table:table-cell>
          <table:table-cell office:value-type="float" office:value="0.5273862" calcext:value-type="float">
            <text:p>0.5273862</text:p>
          </table:table-cell>
          <table:table-cell office:value-type="float" office:value="0.248336956672" calcext:value-type="float">
            <text:p>0.248336956672</text:p>
          </table:table-cell>
          <table:table-cell office:value-type="float" office:value="0.4011158" calcext:value-type="float">
            <text:p>0.4011158</text:p>
          </table:table-cell>
          <table:table-cell office:value-type="float" office:value="0.00185283781145" calcext:value-type="float">
            <text:p>0.00185283781145</text:p>
          </table:table-cell>
          <table:table-cell office:value-type="float" office:value="0.2995847" calcext:value-type="float">
            <text:p>0.2995847</text:p>
          </table:table-cell>
          <table:table-cell office:value-type="float" office:value="0.00111706083093" calcext:value-type="float">
            <text:p>0.00111706083093</text:p>
          </table:table-cell>
          <table:table-cell office:value-type="float" office:value="0.3981597" calcext:value-type="float">
            <text:p>0.3981597</text:p>
          </table:table-cell>
          <table:table-cell office:value-type="float" office:value="0.000795106987909" calcext:value-type="float">
            <text:p>0.000795106987909</text:p>
          </table:table-cell>
          <table:table-cell office:value-type="float" office:value="0.2816208" calcext:value-type="float">
            <text:p>0.2816208</text:p>
          </table:table-cell>
          <table:table-cell office:value-type="float" office:value="0.00125672296956" calcext:value-type="float">
            <text:p>0.00125672296956</text:p>
          </table:table-cell>
          <table:table-cell office:value-type="float" office:value="1.09676" calcext:value-type="float">
            <text:p>1.09676</text:p>
          </table:table-cell>
          <table:table-cell office:value-type="float" office:value="0.00133252475483" calcext:value-type="float">
            <text:p>0.00133252475483</text:p>
          </table:table-cell>
          <table:table-cell office:value-type="float" office:value="0.06162059" calcext:value-type="float">
            <text:p>0.06162059</text:p>
          </table:table-cell>
          <table:table-cell office:value-type="float" office:value="0.000166921734488" calcext:value-type="float">
            <text:p>0.000166921734488</text:p>
          </table:table-cell>
          <table:table-cell office:value-type="float" office:value="1.177656" calcext:value-type="float">
            <text:p>1.177656</text:p>
          </table:table-cell>
          <table:table-cell office:value-type="float" office:value="0.0012256354361" calcext:value-type="float">
            <text:p>0.0012256354361</text:p>
          </table:table-cell>
          <table:table-cell table:style-name="ce2" office:value-type="float" office:value="0.0000854003" calcext:value-type="float">
            <text:p>8.54E-05</text:p>
          </table:table-cell>
          <table:table-cell table:style-name="ce2" office:value-type="float" office:value="0.0000160916755087" calcext:value-type="float">
            <text:p>1.61E-05</text:p>
          </table:table-cell>
          <table:table-cell office:value-type="float" office:value="1.088948" calcext:value-type="float">
            <text:p>1.088948</text:p>
          </table:table-cell>
          <table:table-cell office:value-type="float" office:value="0.00179395775994" calcext:value-type="float">
            <text:p>0.00179395775994</text:p>
          </table:table-cell>
          <table:table-cell office:value-type="float" office:value="0.2240015" calcext:value-type="float">
            <text:p>0.2240015</text:p>
          </table:table-cell>
          <table:table-cell office:value-type="float" office:value="0.00296857901847" calcext:value-type="float">
            <text:p>0.00296857901847</text:p>
          </table:table-cell>
          <table:table-cell office:value-type="float" office:value="1.158575" calcext:value-type="float">
            <text:p>1.158575</text:p>
          </table:table-cell>
          <table:table-cell office:value-type="float" office:value="0.000955187590651" calcext:value-type="float">
            <text:p>0.000955187590651</text:p>
          </table:table-cell>
          <table:table-cell office:value-type="float" office:value="0.005371922" calcext:value-type="float">
            <text:p>0.005371922</text:p>
          </table:table-cell>
          <table:table-cell table:style-name="ce2" office:value-type="float" office:value="0.000038312830981" calcext:value-type="float">
            <text:p>3.83E-05</text:p>
          </table:table-cell>
          <table:table-cell office:value-type="float" office:value="0.8315781" calcext:value-type="float">
            <text:p>0.8315781</text:p>
          </table:table-cell>
          <table:table-cell office:value-type="float" office:value="0.000930261546257" calcext:value-type="float">
            <text:p>0.000930261546257</text:p>
          </table:table-cell>
          <table:table-cell office:value-type="float" office:value="0.2836864" calcext:value-type="float">
            <text:p>0.2836864</text:p>
          </table:table-cell>
          <table:table-cell office:value-type="float" office:value="0.000838330112651" calcext:value-type="float">
            <text:p>0.000838330112651</text:p>
          </table:table-cell>
          <table:table-cell office:value-type="float" office:value="0.8298832" calcext:value-type="float">
            <text:p>0.8298832</text:p>
          </table:table-cell>
          <table:table-cell office:value-type="float" office:value="0.00146088563702" calcext:value-type="float">
            <text:p>0.00146088563702</text:p>
          </table:table-cell>
          <table:table-cell office:value-type="float" office:value="0.285952" calcext:value-type="float">
            <text:p>0.285952</text:p>
          </table:table-cell>
          <table:table-cell office:value-type="float" office:value="0.00127512666038" calcext:value-type="float">
            <text:p>0.00127512666038</text:p>
          </table:table-cell>
          <table:table-cell office:value-type="float" office:value="1.1916" calcext:value-type="float">
            <text:p>1.1916</text:p>
          </table:table-cell>
          <table:table-cell office:value-type="float" office:value="0.00129804306149" calcext:value-type="float">
            <text:p>0.00129804306149</text:p>
          </table:table-cell>
          <table:table-cell office:value-type="float" office:value="0.56407145" calcext:value-type="float">
            <text:p>0.56407145</text:p>
          </table:table-cell>
          <table:table-cell office:value-type="float" office:value="0.00212753389422" calcext:value-type="float">
            <text:p>0.00212753389422</text:p>
          </table:table-cell>
          <table:table-cell office:value-type="float" office:value="1.108424" calcext:value-type="float">
            <text:p>1.108424</text:p>
          </table:table-cell>
          <table:table-cell office:value-type="float" office:value="0.00115425974354" calcext:value-type="float">
            <text:p>0.00115425974354</text:p>
          </table:table-cell>
          <table:table-cell office:value-type="float" office:value="0.0616608" calcext:value-type="float">
            <text:p>0.0616608</text:p>
          </table:table-cell>
          <table:table-cell office:value-type="float" office:value="0.00016790253125" calcext:value-type="float">
            <text:p>0.00016790253125</text:p>
          </table:table-cell>
          <table:table-cell office:value-type="float" office:value="1.184056" calcext:value-type="float">
            <text:p>1.184056</text:p>
          </table:table-cell>
          <table:table-cell office:value-type="float" office:value="0.00121042875783" calcext:value-type="float">
            <text:p>0.00121042875783</text:p>
          </table:table-cell>
          <table:table-cell table:style-name="ce2" office:value-type="float" office:value="0.000087734" calcext:value-type="float">
            <text:p>8.77E-05</text:p>
          </table:table-cell>
          <table:table-cell table:style-name="ce2" office:value-type="float" office:value="0.0000177159815107" calcext:value-type="float">
            <text:p>1.77E-05</text:p>
          </table:table-cell>
          <table:table-cell office:value-type="float" office:value="1.100195" calcext:value-type="float">
            <text:p>1.100195</text:p>
          </table:table-cell>
          <table:table-cell office:value-type="float" office:value="0.000760266766047" calcext:value-type="float">
            <text:p>0.000760266766047</text:p>
          </table:table-cell>
          <table:table-cell office:value-type="float" office:value="0.2173737" calcext:value-type="float">
            <text:p>0.2173737</text:p>
          </table:table-cell>
          <table:table-cell office:value-type="float" office:value="0.000324654020972" calcext:value-type="float">
            <text:p>0.000324654020972</text:p>
          </table:table-cell>
          <table:table-cell office:value-type="float" office:value="1.191553" calcext:value-type="float">
            <text:p>1.191553</text:p>
          </table:table-cell>
          <table:table-cell office:value-type="float" office:value="0.000944046255929" calcext:value-type="float">
            <text:p>0.000944046255929</text:p>
          </table:table-cell>
          <table:table-cell office:value-type="float" office:value="0.0001558677" calcext:value-type="float">
            <text:p>0.0001558677</text:p>
          </table:table-cell>
          <table:table-cell table:style-name="ce2" office:value-type="float" office:value="0.0000256265844954" calcext:value-type="float">
            <text:p>2.56E-05</text:p>
          </table:table-cell>
          <table:table-cell office:value-type="float" office:value="0.8393601" calcext:value-type="float">
            <text:p>0.8393601</text:p>
          </table:table-cell>
          <table:table-cell office:value-type="float" office:value="0.00101064505804" calcext:value-type="float">
            <text:p>0.00101064505804</text:p>
          </table:table-cell>
          <table:table-cell office:value-type="float" office:value="0.2835015" calcext:value-type="float">
            <text:p>0.2835015</text:p>
          </table:table-cell>
          <table:table-cell office:value-type="float" office:value="0.000854549036367" calcext:value-type="float">
            <text:p>0.000854549036367</text:p>
          </table:table-cell>
          <table:table-cell office:value-type="float" office:value="0.839502" calcext:value-type="float">
            <text:p>0.839502</text:p>
          </table:table-cell>
          <table:table-cell office:value-type="float" office:value="0.00128152704051" calcext:value-type="float">
            <text:p>0.00128152704051</text:p>
          </table:table-cell>
          <table:table-cell office:value-type="float" office:value="0.285774" calcext:value-type="float">
            <text:p>0.285774</text:p>
          </table:table-cell>
          <table:table-cell office:value-type="float" office:value="0.00106333772204" calcext:value-type="float">
            <text:p>0.00106333772204</text:p>
          </table:table-cell>
          <table:table-cell office:value-type="float" office:value="60.70646" calcext:value-type="float">
            <text:p>60.70646</text:p>
          </table:table-cell>
          <table:table-cell office:value-type="float" office:value="0.392721544552" calcext:value-type="float">
            <text:p>0.392721544552</text:p>
          </table:table-cell>
          <table:table-cell office:value-type="float" office:value="1.191553" calcext:value-type="float">
            <text:p>1.191553</text:p>
          </table:table-cell>
          <table:table-cell office:value-type="float" office:value="0.000944046255929" calcext:value-type="float">
            <text:p>0.000944046255929</text:p>
          </table:table-cell>
          <table:table-cell office:value-type="float" office:value="62.81725" calcext:value-type="float">
            <text:p>62.81725</text:p>
          </table:table-cell>
          <table:table-cell office:value-type="float" office:value="0.272101579276" calcext:value-type="float">
            <text:p>0.272101579276</text:p>
          </table:table-cell>
          <table:table-cell office:value-type="float" office:value="0.5653364" calcext:value-type="float">
            <text:p>0.5653364</text:p>
          </table:table-cell>
          <table:table-cell office:value-type="float" office:value="0.00162765872754" calcext:value-type="float">
            <text:p>0.00162765872754</text:p>
          </table:table-cell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4.177188" calcext:value-type="float">
            <text:p>4.177188</text:p>
          </table:table-cell>
          <table:table-cell office:value-type="float" office:value="0.0142059023727" calcext:value-type="float">
            <text:p>0.0142059023727</text:p>
          </table:table-cell>
          <table:table-cell office:value-type="float" office:value="1.884183" calcext:value-type="float">
            <text:p>1.884183</text:p>
          </table:table-cell>
          <table:table-cell office:value-type="float" office:value="0.00827037154882" calcext:value-type="float">
            <text:p>0.00827037154882</text:p>
          </table:table-cell>
          <table:table-cell office:value-type="float" office:value="3.309612" calcext:value-type="float">
            <text:p>3.309612</text:p>
          </table:table-cell>
          <table:table-cell office:value-type="float" office:value="0.00664204419671" calcext:value-type="float">
            <text:p>0.00664204419671</text:p>
          </table:table-cell>
          <table:table-cell office:value-type="float" office:value="1.884932" calcext:value-type="float">
            <text:p>1.884932</text:p>
          </table:table-cell>
          <table:table-cell office:value-type="float" office:value="0.0116355688396" calcext:value-type="float">
            <text:p>0.0116355688396</text:p>
          </table:table-cell>
          <table:table-cell office:value-type="float" office:value="9.202614" calcext:value-type="float">
            <text:p>9.202614</text:p>
          </table:table-cell>
          <table:table-cell office:value-type="float" office:value="0.0103949648067" calcext:value-type="float">
            <text:p>0.0103949648067</text:p>
          </table:table-cell>
          <table:table-cell office:value-type="float" office:value="0.6579869" calcext:value-type="float">
            <text:p>0.6579869</text:p>
          </table:table-cell>
          <table:table-cell office:value-type="float" office:value="0.011189449559" calcext:value-type="float">
            <text:p>0.011189449559</text:p>
          </table:table-cell>
          <table:table-cell office:value-type="float" office:value="9.199945" calcext:value-type="float">
            <text:p>9.199945</text:p>
          </table:table-cell>
          <table:table-cell office:value-type="float" office:value="0.0114433884356" calcext:value-type="float">
            <text:p>0.0114433884356</text:p>
          </table:table-cell>
          <table:table-cell office:value-type="float" office:value="0.653941" calcext:value-type="float">
            <text:p>0.653941</text:p>
          </table:table-cell>
          <table:table-cell office:value-type="float" office:value="0.0085174456917" calcext:value-type="float">
            <text:p>0.0085174456917</text:p>
          </table:table-cell>
          <table:table-cell office:value-type="float" office:value="4.764024" calcext:value-type="float">
            <text:p>4.764024</text:p>
          </table:table-cell>
          <table:table-cell office:value-type="float" office:value="0.0128735458294" calcext:value-type="float">
            <text:p>0.0128735458294</text:p>
          </table:table-cell>
          <table:table-cell office:value-type="float" office:value="0.264941" calcext:value-type="float">
            <text:p>0.264941</text:p>
          </table:table-cell>
          <table:table-cell office:value-type="float" office:value="0.000424944702285" calcext:value-type="float">
            <text:p>0.000424944702285</text:p>
          </table:table-cell>
          <table:table-cell office:value-type="float" office:value="5.121538" calcext:value-type="float">
            <text:p>5.121538</text:p>
          </table:table-cell>
          <table:table-cell office:value-type="float" office:value="0.0142386686331" calcext:value-type="float">
            <text:p>0.0142386686331</text:p>
          </table:table-cell>
          <table:table-cell office:value-type="float" office:value="0.0002529489" calcext:value-type="float">
            <text:p>0.0002529489</text:p>
          </table:table-cell>
          <table:table-cell table:style-name="ce2" office:value-type="float" office:value="0.0000151457343569" calcext:value-type="float">
            <text:p>1.51E-05</text:p>
          </table:table-cell>
          <table:table-cell office:value-type="float" office:value="3.624335" calcext:value-type="float">
            <text:p>3.624335</text:p>
          </table:table-cell>
          <table:table-cell office:value-type="float" office:value="0.00922917505643" calcext:value-type="float">
            <text:p>0.00922917505643</text:p>
          </table:table-cell>
          <table:table-cell office:value-type="float" office:value="0.730421" calcext:value-type="float">
            <text:p>0.730421</text:p>
          </table:table-cell>
          <table:table-cell office:value-type="float" office:value="0.00142044695626" calcext:value-type="float">
            <text:p>0.00142044695626</text:p>
          </table:table-cell>
          <table:table-cell office:value-type="float" office:value="3.843502" calcext:value-type="float">
            <text:p>3.843502</text:p>
          </table:table-cell>
          <table:table-cell office:value-type="float" office:value="0.00642589518191" calcext:value-type="float">
            <text:p>0.00642589518191</text:p>
          </table:table-cell>
          <table:table-cell office:value-type="float" office:value="0.002712661" calcext:value-type="float">
            <text:p>0.002712661</text:p>
          </table:table-cell>
          <table:table-cell table:style-name="ce2" office:value-type="float" office:value="0.0000189220931717" calcext:value-type="float">
            <text:p>1.89E-05</text:p>
          </table:table-cell>
          <table:table-cell office:value-type="float" office:value="4.17392" calcext:value-type="float">
            <text:p>4.17392</text:p>
          </table:table-cell>
          <table:table-cell office:value-type="float" office:value="0.00986547290076" calcext:value-type="float">
            <text:p>0.00986547290076</text:p>
          </table:table-cell>
          <table:table-cell office:value-type="float" office:value="1.962325" calcext:value-type="float">
            <text:p>1.962325</text:p>
          </table:table-cell>
          <table:table-cell office:value-type="float" office:value="0.00946591693041" calcext:value-type="float">
            <text:p>0.00946591693041</text:p>
          </table:table-cell>
          <table:table-cell office:value-type="float" office:value="3.918472" calcext:value-type="float">
            <text:p>3.918472</text:p>
          </table:table-cell>
          <table:table-cell office:value-type="float" office:value="0.0206570481918" calcext:value-type="float">
            <text:p>0.0206570481918</text:p>
          </table:table-cell>
          <table:table-cell office:value-type="float" office:value="1.963898" calcext:value-type="float">
            <text:p>1.963898</text:p>
          </table:table-cell>
          <table:table-cell office:value-type="float" office:value="0.013452696384" calcext:value-type="float">
            <text:p>0.013452696384</text:p>
          </table:table-cell>
          <table:table-cell office:value-type="float" office:value="11.78753" calcext:value-type="float">
            <text:p>11.78753</text:p>
          </table:table-cell>
          <table:table-cell office:value-type="float" office:value="0.0236223552312" calcext:value-type="float">
            <text:p>0.0236223552312</text:p>
          </table:table-cell>
          <table:table-cell office:value-type="float" office:value="0.882863" calcext:value-type="float">
            <text:p>0.882863</text:p>
          </table:table-cell>
          <table:table-cell office:value-type="float" office:value="0.0122295741363" calcext:value-type="float">
            <text:p>0.0122295741363</text:p>
          </table:table-cell>
          <table:table-cell office:value-type="float" office:value="12.0422" calcext:value-type="float">
            <text:p>12.0422</text:p>
          </table:table-cell>
          <table:table-cell office:value-type="float" office:value="0.0141175226029" calcext:value-type="float">
            <text:p>0.0141175226029</text:p>
          </table:table-cell>
          <table:table-cell office:value-type="float" office:value="0.8745142" calcext:value-type="float">
            <text:p>0.8745142</text:p>
          </table:table-cell>
          <table:table-cell office:value-type="float" office:value="0.001225527714" calcext:value-type="float">
            <text:p>0.001225527714</text:p>
          </table:table-cell>
          <table:table-cell office:value-type="float" office:value="4.17142" calcext:value-type="float">
            <text:p>4.17142</text:p>
          </table:table-cell>
          <table:table-cell office:value-type="float" office:value="0.0032406000816" calcext:value-type="float">
            <text:p>0.0032406000816</text:p>
          </table:table-cell>
          <table:table-cell office:value-type="float" office:value="0.00122294" calcext:value-type="float">
            <text:p>0.00122294</text:p>
          </table:table-cell>
          <table:table-cell table:style-name="ce2" office:value-type="float" office:value="0.0000194399914266" calcext:value-type="float">
            <text:p>1.94E-05</text:p>
          </table:table-cell>
          <table:table-cell office:value-type="float" office:value="1.6553746015" calcext:value-type="float">
            <text:p>1.6553746015</text:p>
          </table:table-cell>
          <table:table-cell office:value-type="float" office:value="1.69724512913" calcext:value-type="float">
            <text:p>1.69724512913</text:p>
          </table:table-cell>
          <table:table-cell office:value-type="float" office:value="2.721529" calcext:value-type="float">
            <text:p>2.721529</text:p>
          </table:table-cell>
          <table:table-cell office:value-type="float" office:value="0.0115809301584" calcext:value-type="float">
            <text:p>0.0115809301584</text:p>
          </table:table-cell>
          <table:table-cell office:value-type="float" office:value="0.9960033" calcext:value-type="float">
            <text:p>0.9960033</text:p>
          </table:table-cell>
          <table:table-cell office:value-type="float" office:value="0.00387292628527" calcext:value-type="float">
            <text:p>0.00387292628527</text:p>
          </table:table-cell>
          <table:table-cell office:value-type="float" office:value="2.718179" calcext:value-type="float">
            <text:p>2.718179</text:p>
          </table:table-cell>
          <table:table-cell office:value-type="float" office:value="0.00890825391296" calcext:value-type="float">
            <text:p>0.00890825391296</text:p>
          </table:table-cell>
          <table:table-cell office:value-type="float" office:value="0.9796263" calcext:value-type="float">
            <text:p>0.9796263</text:p>
          </table:table-cell>
          <table:table-cell office:value-type="float" office:value="0.0164798253028" calcext:value-type="float">
            <text:p>0.0164798253028</text:p>
          </table:table-cell>
          <table:table-cell office:value-type="float" office:value="4.794871" calcext:value-type="float">
            <text:p>4.794871</text:p>
          </table:table-cell>
          <table:table-cell office:value-type="float" office:value="0.00941824877565" calcext:value-type="float">
            <text:p>0.00941824877565</text:p>
          </table:table-cell>
          <table:table-cell office:value-type="float" office:value="0.2618239" calcext:value-type="float">
            <text:p>0.2618239</text:p>
          </table:table-cell>
          <table:table-cell office:value-type="float" office:value="0.00214864248875" calcext:value-type="float">
            <text:p>0.00214864248875</text:p>
          </table:table-cell>
          <table:table-cell office:value-type="float" office:value="5.146023" calcext:value-type="float">
            <text:p>5.146023</text:p>
          </table:table-cell>
          <table:table-cell office:value-type="float" office:value="0.0237895612262" calcext:value-type="float">
            <text:p>0.0237895612262</text:p>
          </table:table-cell>
          <table:table-cell table:style-name="ce2" office:value-type="float" office:value="0.000090033" calcext:value-type="float">
            <text:p>9.00E-05</text:p>
          </table:table-cell>
          <table:table-cell table:style-name="ce2" office:value-type="float" office:value="0.000022285430223" calcext:value-type="float">
            <text:p>2.23E-05</text:p>
          </table:table-cell>
          <table:table-cell office:value-type="float" office:value="5.737256" calcext:value-type="float">
            <text:p>5.737256</text:p>
          </table:table-cell>
          <table:table-cell office:value-type="float" office:value="0.014374730297" calcext:value-type="float">
            <text:p>0.014374730297</text:p>
          </table:table-cell>
          <table:table-cell office:value-type="float" office:value="0.3472605" calcext:value-type="float">
            <text:p>0.3472605</text:p>
          </table:table-cell>
          <table:table-cell office:value-type="float" office:value="0.00720802195474" calcext:value-type="float">
            <text:p>0.00720802195474</text:p>
          </table:table-cell>
          <table:table-cell office:value-type="float" office:value="6.04203" calcext:value-type="float">
            <text:p>6.04203</text:p>
          </table:table-cell>
          <table:table-cell office:value-type="float" office:value="0.013521743806" calcext:value-type="float">
            <text:p>0.013521743806</text:p>
          </table:table-cell>
          <table:table-cell office:value-type="float" office:value="0.08357211" calcext:value-type="float">
            <text:p>0.08357211</text:p>
          </table:table-cell>
          <table:table-cell office:value-type="float" office:value="0.000186815449337" calcext:value-type="float">
            <text:p>0.000186815449337</text:p>
          </table:table-cell>
          <table:table-cell office:value-type="float" office:value="3.232957" calcext:value-type="float">
            <text:p>3.232957</text:p>
          </table:table-cell>
          <table:table-cell office:value-type="float" office:value="0.0106980704906" calcext:value-type="float">
            <text:p>0.0106980704906</text:p>
          </table:table-cell>
          <table:table-cell office:value-type="float" office:value="0.0009863393" calcext:value-type="float">
            <text:p>0.0009863393</text:p>
          </table:table-cell>
          <table:table-cell table:style-name="ce2" office:value-type="float" office:value="0.0000201042628705" calcext:value-type="float">
            <text:p>2.01E-05</text:p>
          </table:table-cell>
          <table:table-cell office:value-type="float" office:value="3.230623" calcext:value-type="float">
            <text:p>3.230623</text:p>
          </table:table-cell>
          <table:table-cell office:value-type="float" office:value="0.0103060479008" calcext:value-type="float">
            <text:p>0.0103060479008</text:p>
          </table:table-cell>
          <table:table-cell office:value-type="float" office:value="0.0009803227" calcext:value-type="float">
            <text:p>0.0009803227</text:p>
          </table:table-cell>
          <table:table-cell table:style-name="ce2" office:value-type="float" office:value="0.0000110162089976" calcext:value-type="float">
            <text:p>1.10E-05</text:p>
          </table:table-cell>
          <table:table-cell office:value-type="float" office:value="0.6049319" calcext:value-type="float">
            <text:p>0.6049319</text:p>
          </table:table-cell>
          <table:table-cell office:value-type="float" office:value="0.00628614371706" calcext:value-type="float">
            <text:p>0.00628614371706</text:p>
          </table:table-cell>
          <table:table-cell table:style-name="ce2" office:value-type="float" office:value="0.00008178165" calcext:value-type="float">
            <text:p>8.18E-05</text:p>
          </table:table-cell>
          <table:table-cell table:style-name="ce2" office:value-type="float" office:value="0.0000386100404875" calcext:value-type="float">
            <text:p>3.86E-05</text:p>
          </table:table-cell>
          <table:table-cell office:value-type="float" office:value="4.850832" calcext:value-type="float">
            <text:p>4.850832</text:p>
          </table:table-cell>
          <table:table-cell office:value-type="float" office:value="0.0163826037817" calcext:value-type="float">
            <text:p>0.0163826037817</text:p>
          </table:table-cell>
          <table:table-cell office:value-type="float" office:value="0.2611499" calcext:value-type="float">
            <text:p>0.2611499</text:p>
          </table:table-cell>
          <table:table-cell office:value-type="float" office:value="0.000372867402705" calcext:value-type="float">
            <text:p>0.000372867402705</text:p>
          </table:table-cell>
          <table:table-cell office:value-type="float" office:value="5.170056" calcext:value-type="float">
            <text:p>5.170056</text:p>
          </table:table-cell>
          <table:table-cell office:value-type="float" office:value="0.013338632447" calcext:value-type="float">
            <text:p>0.013338632447</text:p>
          </table:table-cell>
          <table:table-cell table:style-name="ce2" office:value-type="float" office:value="0.0000924968" calcext:value-type="float">
            <text:p>9.25E-05</text:p>
          </table:table-cell>
          <table:table-cell table:style-name="ce2" office:value-type="float" office:value="0.0000242744079127" calcext:value-type="float">
            <text:p>2.43E-05</text:p>
          </table:table-cell>
          <table:table-cell office:value-type="float" office:value="5.801609" calcext:value-type="float">
            <text:p>5.801609</text:p>
          </table:table-cell>
          <table:table-cell office:value-type="float" office:value="0.0100947692175" calcext:value-type="float">
            <text:p>0.0100947692175</text:p>
          </table:table-cell>
          <table:table-cell office:value-type="float" office:value="0.2630473" calcext:value-type="float">
            <text:p>0.2630473</text:p>
          </table:table-cell>
          <table:table-cell office:value-type="float" office:value="0.00409530783133" calcext:value-type="float">
            <text:p>0.00409530783133</text:p>
          </table:table-cell>
          <table:table-cell office:value-type="float" office:value="6.193587" calcext:value-type="float">
            <text:p>6.193587</text:p>
          </table:table-cell>
          <table:table-cell office:value-type="float" office:value="0.0212748568607" calcext:value-type="float">
            <text:p>0.0212748568607</text:p>
          </table:table-cell>
          <table:table-cell office:value-type="float" office:value="0.0003269402" calcext:value-type="float">
            <text:p>0.0003269402</text:p>
          </table:table-cell>
          <table:table-cell table:style-name="ce2" office:value-type="float" office:value="0.0000144147766684" calcext:value-type="float">
            <text:p>1.44E-05</text:p>
          </table:table-cell>
          <table:table-cell office:value-type="float" office:value="3.268236" calcext:value-type="float">
            <text:p>3.268236</text:p>
          </table:table-cell>
          <table:table-cell office:value-type="float" office:value="0.012070318232" calcext:value-type="float">
            <text:p>0.012070318232</text:p>
          </table:table-cell>
          <table:table-cell office:value-type="float" office:value="0.0009580487" calcext:value-type="float">
            <text:p>0.0009580487</text:p>
          </table:table-cell>
          <table:table-cell table:style-name="ce2" office:value-type="float" office:value="0.0000195935011848" calcext:value-type="float">
            <text:p>1.96E-05</text:p>
          </table:table-cell>
          <table:table-cell office:value-type="float" office:value="3.283414" calcext:value-type="float">
            <text:p>3.283414</text:p>
          </table:table-cell>
          <table:table-cell office:value-type="float" office:value="0.0226734201704" calcext:value-type="float">
            <text:p>0.0226734201704</text:p>
          </table:table-cell>
          <table:table-cell office:value-type="float" office:value="0.0009607691" calcext:value-type="float">
            <text:p>0.0009607691</text:p>
          </table:table-cell>
          <table:table-cell table:style-name="ce2" office:value-type="float" office:value="0.0000131232629873" calcext:value-type="float">
            <text:p>1.31E-05</text:p>
          </table:table-cell>
          <table:table-cell office:value-type="float" office:value="0.6571604" calcext:value-type="float">
            <text:p>0.6571604</text:p>
          </table:table-cell>
          <table:table-cell office:value-type="float" office:value="0.00170878066989" calcext:value-type="float">
            <text:p>0.00170878066989</text:p>
          </table:table-cell>
          <table:table-cell office:value-type="float" office:value="6.193587" calcext:value-type="float">
            <text:p>6.193587</text:p>
          </table:table-cell>
          <table:table-cell office:value-type="float" office:value="0.0212748568607" calcext:value-type="float">
            <text:p>0.0212748568607</text:p>
          </table:table-cell>
          <table:table-cell office:value-type="float" office:value="0.6574213" calcext:value-type="float">
            <text:p>0.6574213</text:p>
          </table:table-cell>
          <table:table-cell office:value-type="float" office:value="0.0016474653967" calcext:value-type="float">
            <text:p>0.0016474653967</text:p>
          </table:table-cell>
          <table:table-cell table:style-name="ce2" office:value-type="float" office:value="0.0000444555" calcext:value-type="float">
            <text:p>4.45E-05</text:p>
          </table:table-cell>
          <table:table-cell table:style-name="ce2" office:value-type="float" office:value="0.0000036288908085" calcext:value-type="float">
            <text:p>3.63E-06</text:p>
          </table:table-cell>
        </table:table-row>
        <table:table-row table:style-name="ro1" table:number-rows-repeated="4">
          <table:table-cell table:number-columns-repeated="123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5"/>
          <table:table-cell office:value-type="string" calcext:value-type="string">
            <text:p>Complex</text:p>
          </table:table-cell>
          <table:table-cell table:number-columns-repeated="1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style-name="ce1" office:value-type="string" calcext:value-type="string">
            <text:p>GSL</text:p>
          </table:table-cell>
          <table:table-cell table:style-name="ce1" office:value-type="string" calcext:value-type="string">
            <text:p>FFTPACK</text:p>
          </table:table-cell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style-name="ce1" office:value-type="string" calcext:value-type="string">
            <text:p>GSL</text:p>
          </table:table-cell>
          <table:table-cell table:style-name="ce1" office:value-type="string" calcext:value-type="string">
            <text:p>FFTPACK</text:p>
          </table:table-cell>
          <table:table-cell table:number-columns-repeated="11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.0002284325" calcext:value-type="float">
            <text:p>0.0002284325</text:p>
          </table:table-cell>
          <table:table-cell table:style-name="ce1" office:value-type="float" office:value="0.01366601" calcext:value-type="float">
            <text:p>0.01366601</text:p>
          </table:table-cell>
          <table:table-cell table:style-name="ce1" office:value-type="float" office:value="0.0005227476" calcext:value-type="float">
            <text:p>0.0005227476</text:p>
          </table:table-cell>
          <table:table-cell table:style-name="ce3" office:value-type="float" office:value="0.0000855722" calcext:value-type="float">
            <text:p>8.56E-05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3" office:value-type="float" office:value="0.0000560629" calcext:value-type="float">
            <text:p>5.61E-05</text:p>
          </table:table-cell>
          <table:table-cell table:style-name="ce3" office:value-type="float" office:value="0.0000694557" calcext:value-type="float">
            <text:p>6.95E-05</text:p>
          </table:table-cell>
          <table:table-cell table:style-name="ce3" office:value-type="float" office:value="0.0000102516" calcext:value-type="float">
            <text:p>1.03E-05</text:p>
          </table:table-cell>
          <table:table-cell table:style-name="ce3" office:value-type="float" office:value="0.0000855722" calcext:value-type="float">
            <text:p>8.56E-05</text:p>
          </table:table-cell>
          <table:table-cell table:number-columns-repeated="112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0.0008782298" calcext:value-type="float">
            <text:p>0.0008782298</text:p>
          </table:table-cell>
          <table:table-cell table:style-name="ce1" office:value-type="float" office:value="0.0134734" calcext:value-type="float">
            <text:p>0.0134734</text:p>
          </table:table-cell>
          <table:table-cell table:style-name="ce1" office:value-type="float" office:value="0.0005215998" calcext:value-type="float">
            <text:p>0.0005215998</text:p>
          </table:table-cell>
          <table:table-cell table:style-name="ce1" office:value-type="float" office:value="0.000112871" calcext:value-type="float">
            <text:p>0.000112871</text:p>
          </table:table-cell>
          <table:table-cell/>
          <table:table-cell table:style-name="ce1" office:value-type="float" office:value="1260" calcext:value-type="float">
            <text:p>1260</text:p>
          </table:table-cell>
          <table:table-cell table:style-name="ce3" office:value-type="float" office:value="0.0000590885" calcext:value-type="float">
            <text:p>5.91E-05</text:p>
          </table:table-cell>
          <table:table-cell table:style-name="ce3" office:value-type="float" office:value="0.0000879296" calcext:value-type="float">
            <text:p>8.79E-05</text:p>
          </table:table-cell>
          <table:table-cell table:style-name="ce3" office:value-type="float" office:value="0.0000531025" calcext:value-type="float">
            <text:p>5.31E-05</text:p>
          </table:table-cell>
          <table:table-cell table:style-name="ce1" office:value-type="float" office:value="0.000112871" calcext:value-type="float">
            <text:p>0.000112871</text:p>
          </table:table-cell>
          <table:table-cell table:number-columns-repeated="112"/>
        </table:table-row>
        <table:table-row table:style-name="ro1"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0.0004888116" calcext:value-type="float">
            <text:p>0.0004888116</text:p>
          </table:table-cell>
          <table:table-cell table:style-name="ce1" office:value-type="float" office:value="0.01366787" calcext:value-type="float">
            <text:p>0.01366787</text:p>
          </table:table-cell>
          <table:table-cell table:style-name="ce1" office:value-type="float" office:value="0.0006247015" calcext:value-type="float">
            <text:p>0.0006247015</text:p>
          </table:table-cell>
          <table:table-cell table:style-name="ce1" office:value-type="float" office:value="0.0002086296" calcext:value-type="float">
            <text:p>0.0002086296</text:p>
          </table:table-cell>
          <table:table-cell/>
          <table:table-cell table:style-name="ce1" office:value-type="float" office:value="4410" calcext:value-type="float">
            <text:p>4410</text:p>
          </table:table-cell>
          <table:table-cell table:style-name="ce3" office:value-type="float" office:value="0.000094079" calcext:value-type="float">
            <text:p>9.41E-05</text:p>
          </table:table-cell>
          <table:table-cell table:style-name="ce1" office:value-type="float" office:value="0.0001580085" calcext:value-type="float">
            <text:p>0.0001580085</text:p>
          </table:table-cell>
          <table:table-cell table:style-name="ce1" office:value-type="float" office:value="0.0001632506" calcext:value-type="float">
            <text:p>0.0001632506</text:p>
          </table:table-cell>
          <table:table-cell table:style-name="ce1" office:value-type="float" office:value="0.0002086296" calcext:value-type="float">
            <text:p>0.0002086296</text:p>
          </table:table-cell>
          <table:table-cell table:number-columns-repeated="112"/>
        </table:table-row>
        <table:table-row table:style-name="ro1">
          <table:table-cell table:style-name="ce1" office:value-type="float" office:value="15750" calcext:value-type="float">
            <text:p>15750</text:p>
          </table:table-cell>
          <table:table-cell table:style-name="ce1" office:value-type="float" office:value="0.0007963972" calcext:value-type="float">
            <text:p>0.0007963972</text:p>
          </table:table-cell>
          <table:table-cell table:style-name="ce1" office:value-type="float" office:value="0.01444643" calcext:value-type="float">
            <text:p>0.01444643</text:p>
          </table:table-cell>
          <table:table-cell table:style-name="ce1" office:value-type="float" office:value="0.0007238695" calcext:value-type="float">
            <text:p>0.0007238695</text:p>
          </table:table-cell>
          <table:table-cell table:style-name="ce1" office:value-type="float" office:value="0.0004947163" calcext:value-type="float">
            <text:p>0.0004947163</text:p>
          </table:table-cell>
          <table:table-cell/>
          <table:table-cell table:style-name="ce1" office:value-type="float" office:value="15750" calcext:value-type="float">
            <text:p>15750</text:p>
          </table:table-cell>
          <table:table-cell table:style-name="ce1" office:value-type="float" office:value="0.0001227337" calcext:value-type="float">
            <text:p>0.0001227337</text:p>
          </table:table-cell>
          <table:table-cell table:style-name="ce1" office:value-type="float" office:value="0.0003557838" calcext:value-type="float">
            <text:p>0.0003557838</text:p>
          </table:table-cell>
          <table:table-cell table:style-name="ce1" office:value-type="float" office:value="0.0004957978" calcext:value-type="float">
            <text:p>0.0004957978</text:p>
          </table:table-cell>
          <table:table-cell table:style-name="ce1" office:value-type="float" office:value="0.0004947163" calcext:value-type="float">
            <text:p>0.0004947163</text:p>
          </table:table-cell>
          <table:table-cell table:number-columns-repeated="112"/>
        </table:table-row>
        <table:table-row table:style-name="ro1">
          <table:table-cell table:style-name="ce1" office:value-type="float" office:value="66150" calcext:value-type="float">
            <text:p>66150</text:p>
          </table:table-cell>
          <table:table-cell table:style-name="ce1" office:value-type="float" office:value="0.001410292" calcext:value-type="float">
            <text:p>0.001410292</text:p>
          </table:table-cell>
          <table:table-cell table:style-name="ce1" office:value-type="float" office:value="0.01538872" calcext:value-type="float">
            <text:p>0.01538872</text:p>
          </table:table-cell>
          <table:table-cell table:style-name="ce1" office:value-type="float" office:value="0.001365763" calcext:value-type="float">
            <text:p>0.001365763</text:p>
          </table:table-cell>
          <table:table-cell table:style-name="ce1" office:value-type="float" office:value="0.001738647" calcext:value-type="float">
            <text:p>0.001738647</text:p>
          </table:table-cell>
          <table:table-cell/>
          <table:table-cell table:style-name="ce1" office:value-type="float" office:value="66150" calcext:value-type="float">
            <text:p>66150</text:p>
          </table:table-cell>
          <table:table-cell table:style-name="ce1" office:value-type="float" office:value="0.0003801743" calcext:value-type="float">
            <text:p>0.0003801743</text:p>
          </table:table-cell>
          <table:table-cell table:style-name="ce1" office:value-type="float" office:value="0.001163074" calcext:value-type="float">
            <text:p>0.001163074</text:p>
          </table:table-cell>
          <table:table-cell table:style-name="ce1" office:value-type="float" office:value="0.002019916" calcext:value-type="float">
            <text:p>0.002019916</text:p>
          </table:table-cell>
          <table:table-cell table:style-name="ce1" office:value-type="float" office:value="0.001738647" calcext:value-type="float">
            <text:p>0.001738647</text:p>
          </table:table-cell>
          <table:table-cell table:number-columns-repeated="112"/>
        </table:table-row>
        <table:table-row table:style-name="ro1">
          <table:table-cell table:style-name="ce1" office:value-type="float" office:value="257250" calcext:value-type="float">
            <text:p>257250</text:p>
          </table:table-cell>
          <table:table-cell table:style-name="ce1" office:value-type="float" office:value="0.003671378" calcext:value-type="float">
            <text:p>0.003671378</text:p>
          </table:table-cell>
          <table:table-cell table:style-name="ce1" office:value-type="float" office:value="0.01970329" calcext:value-type="float">
            <text:p>0.01970329</text:p>
          </table:table-cell>
          <table:table-cell table:style-name="ce1" office:value-type="float" office:value="0.003839756" calcext:value-type="float">
            <text:p>0.003839756</text:p>
          </table:table-cell>
          <table:table-cell table:style-name="ce1" office:value-type="float" office:value="0.006306674" calcext:value-type="float">
            <text:p>0.006306674</text:p>
          </table:table-cell>
          <table:table-cell/>
          <table:table-cell table:style-name="ce1" office:value-type="float" office:value="257250" calcext:value-type="float">
            <text:p>257250</text:p>
          </table:table-cell>
          <table:table-cell table:style-name="ce1" office:value-type="float" office:value="0.001080718" calcext:value-type="float">
            <text:p>0.001080718</text:p>
          </table:table-cell>
          <table:table-cell table:style-name="ce1" office:value-type="float" office:value="0.004806022" calcext:value-type="float">
            <text:p>0.004806022</text:p>
          </table:table-cell>
          <table:table-cell table:style-name="ce1" office:value-type="float" office:value="0.007900189" calcext:value-type="float">
            <text:p>0.007900189</text:p>
          </table:table-cell>
          <table:table-cell table:style-name="ce1" office:value-type="float" office:value="0.006306674" calcext:value-type="float">
            <text:p>0.006306674</text:p>
          </table:table-cell>
          <table:table-cell table:number-columns-repeated="112"/>
        </table:table-row>
        <table:table-row table:style-name="ro1">
          <table:table-cell table:style-name="ce1" office:value-type="float" office:value="1080450" calcext:value-type="float">
            <text:p>1080450</text:p>
          </table:table-cell>
          <table:table-cell table:style-name="ce1" office:value-type="float" office:value="0.01332295" calcext:value-type="float">
            <text:p>0.01332295</text:p>
          </table:table-cell>
          <table:table-cell table:style-name="ce1" office:value-type="float" office:value="0.03699996" calcext:value-type="float">
            <text:p>0.03699996</text:p>
          </table:table-cell>
          <table:table-cell table:style-name="ce1" office:value-type="float" office:value="0.01438951" calcext:value-type="float">
            <text:p>0.01438951</text:p>
          </table:table-cell>
          <table:table-cell table:style-name="ce1" office:value-type="float" office:value="0.02623025" calcext:value-type="float">
            <text:p>0.02623025</text:p>
          </table:table-cell>
          <table:table-cell/>
          <table:table-cell table:style-name="ce1" office:value-type="float" office:value="1080450" calcext:value-type="float">
            <text:p>1080450</text:p>
          </table:table-cell>
          <table:table-cell table:style-name="ce1" office:value-type="float" office:value="0.004575446" calcext:value-type="float">
            <text:p>0.004575446</text:p>
          </table:table-cell>
          <table:table-cell table:style-name="ce1" office:value-type="float" office:value="0.02007112" calcext:value-type="float">
            <text:p>0.02007112</text:p>
          </table:table-cell>
          <table:table-cell table:style-name="ce1" office:value-type="float" office:value="0.03295493" calcext:value-type="float">
            <text:p>0.03295493</text:p>
          </table:table-cell>
          <table:table-cell table:style-name="ce1" office:value-type="float" office:value="0.02623025" calcext:value-type="float">
            <text:p>0.02623025</text:p>
          </table:table-cell>
          <table:table-cell table:number-columns-repeated="112"/>
        </table:table-row>
        <table:table-row table:style-name="ro1">
          <table:table-cell table:style-name="ce1" office:value-type="float" office:value="4321800" calcext:value-type="float">
            <text:p>4321800</text:p>
          </table:table-cell>
          <table:table-cell table:style-name="ce1" office:value-type="float" office:value="0.03141511" calcext:value-type="float">
            <text:p>0.03141511</text:p>
          </table:table-cell>
          <table:table-cell table:style-name="ce1" office:value-type="float" office:value="0.0918076" calcext:value-type="float">
            <text:p>0.0918076</text:p>
          </table:table-cell>
          <table:table-cell table:style-name="ce1" office:value-type="float" office:value="0.05738885" calcext:value-type="float">
            <text:p>0.05738885</text:p>
          </table:table-cell>
          <table:table-cell table:style-name="ce1" office:value-type="float" office:value="0.1250368" calcext:value-type="float">
            <text:p>0.1250368</text:p>
          </table:table-cell>
          <table:table-cell/>
          <table:table-cell table:style-name="ce1" office:value-type="float" office:value="4321800" calcext:value-type="float">
            <text:p>4321800</text:p>
          </table:table-cell>
          <table:table-cell table:style-name="ce1" office:value-type="float" office:value="0.0005334126" calcext:value-type="float">
            <text:p>0.0005334126</text:p>
          </table:table-cell>
          <table:table-cell table:style-name="ce1" office:value-type="float" office:value="0.07717192" calcext:value-type="float">
            <text:p>0.07717192</text:p>
          </table:table-cell>
          <table:table-cell table:style-name="ce1" office:value-type="float" office:value="0.1294154" calcext:value-type="float">
            <text:p>0.1294154</text:p>
          </table:table-cell>
          <table:table-cell table:style-name="ce1" office:value-type="float" office:value="0.1250368" calcext:value-type="float">
            <text:p>0.1250368</text:p>
          </table:table-cell>
          <table:table-cell table:number-columns-repeated="112"/>
        </table:table-row>
        <table:table-row table:style-name="ro1">
          <table:table-cell table:style-name="ce1" office:value-type="float" office:value="15435000" calcext:value-type="float">
            <text:p>15435000</text:p>
          </table:table-cell>
          <table:table-cell table:style-name="ce1" office:value-type="float" office:value="0.1773354" calcext:value-type="float">
            <text:p>0.1773354</text:p>
          </table:table-cell>
          <table:table-cell table:style-name="ce1" office:value-type="float" office:value="0.2995847" calcext:value-type="float">
            <text:p>0.2995847</text:p>
          </table:table-cell>
          <table:table-cell table:style-name="ce1" office:value-type="float" office:value="0.2078442" calcext:value-type="float">
            <text:p>0.2078442</text:p>
          </table:table-cell>
          <table:table-cell table:style-name="ce1" office:value-type="float" office:value="0.4483207" calcext:value-type="float">
            <text:p>0.4483207</text:p>
          </table:table-cell>
          <table:table-cell/>
          <table:table-cell table:style-name="ce1" office:value-type="float" office:value="15435000" calcext:value-type="float">
            <text:p>15435000</text:p>
          </table:table-cell>
          <table:table-cell table:style-name="ce1" office:value-type="float" office:value="0.06229147" calcext:value-type="float">
            <text:p>0.06229147</text:p>
          </table:table-cell>
          <table:table-cell table:style-name="ce1" office:value-type="float" office:value="0.285062" calcext:value-type="float">
            <text:p>0.285062</text:p>
          </table:table-cell>
          <table:table-cell table:style-name="ce1" office:value-type="float" office:value="0.4661411" calcext:value-type="float">
            <text:p>0.4661411</text:p>
          </table:table-cell>
          <table:table-cell table:style-name="ce1" office:value-type="float" office:value="0.4483207" calcext:value-type="float">
            <text:p>0.4483207</text:p>
          </table:table-cell>
          <table:table-cell table:number-columns-repeated="112"/>
        </table:table-row>
        <table:table-row table:style-name="ro1">
          <table:table-cell table:style-name="ce1" office:value-type="float" office:value="64827000" calcext:value-type="float">
            <text:p>64827000</text:p>
          </table:table-cell>
          <table:table-cell table:style-name="ce1" office:value-type="float" office:value="0.730421" calcext:value-type="float">
            <text:p>0.730421</text:p>
          </table:table-cell>
          <table:table-cell table:style-name="ce1" office:value-type="float" office:value="0.9960033" calcext:value-type="float">
            <text:p>0.9960033</text:p>
          </table:table-cell>
          <table:table-cell table:style-name="ce1" office:value-type="float" office:value="0.882863" calcext:value-type="float">
            <text:p>0.882863</text:p>
          </table:table-cell>
          <table:table-cell table:style-name="ce1" office:value-type="float" office:value="1.884183" calcext:value-type="float">
            <text:p>1.884183</text:p>
          </table:table-cell>
          <table:table-cell/>
          <table:table-cell table:style-name="ce1" office:value-type="float" office:value="64827000" calcext:value-type="float">
            <text:p>64827000</text:p>
          </table:table-cell>
          <table:table-cell table:style-name="ce1" office:value-type="float" office:value="0.264941" calcext:value-type="float">
            <text:p>0.264941</text:p>
          </table:table-cell>
          <table:table-cell table:style-name="ce1" office:value-type="float" office:value="4.17142" calcext:value-type="float">
            <text:p>4.17142</text:p>
          </table:table-cell>
          <table:table-cell table:style-name="ce1" office:value-type="float" office:value="1.962325" calcext:value-type="float">
            <text:p>1.962325</text:p>
          </table:table-cell>
          <table:table-cell table:style-name="ce1" office:value-type="float" office:value="1.884183" calcext:value-type="float">
            <text:p>1.884183</text:p>
          </table:table-cell>
          <table:table-cell table:number-columns-repeated="112"/>
        </table:table-row>
      </table:table>
      <table:table table:name="1D primes" table:style-name="ta1">
        <table:table-column table:style-name="co1" table:number-columns-repeated="12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DFFTPACKC_AVG</text:p>
          </table:table-cell>
          <table:table-cell office:value-type="string" calcext:value-type="string">
            <text:p>1DFFTPACKC_STD</text:p>
          </table:table-cell>
          <table:table-cell office:value-type="string" calcext:value-type="string">
            <text:p>1DFFTPACKCINIT_AVG</text:p>
          </table:table-cell>
          <table:table-cell office:value-type="string" calcext:value-type="string">
            <text:p>1DFFTPACKCINIT_STD</text:p>
          </table:table-cell>
          <table:table-cell office:value-type="string" calcext:value-type="string">
            <text:p>1DFFTPACKCINV_AVG</text:p>
          </table:table-cell>
          <table:table-cell office:value-type="string" calcext:value-type="string">
            <text:p>1DFFTPACKCINV_STD</text:p>
          </table:table-cell>
          <table:table-cell office:value-type="string" calcext:value-type="string">
            <text:p>1DFFTPACKCINVINIT_AVG</text:p>
          </table:table-cell>
          <table:table-cell office:value-type="string" calcext:value-type="string">
            <text:p>1DFFTPACKCINVINIT_STD</text:p>
          </table:table-cell>
          <table:table-cell office:value-type="string" calcext:value-type="string">
            <text:p>1DFFTPACKR_AVG</text:p>
          </table:table-cell>
          <table:table-cell office:value-type="string" calcext:value-type="string">
            <text:p>1DFFTPACKR_STD</text:p>
          </table:table-cell>
          <table:table-cell office:value-type="string" calcext:value-type="string">
            <text:p>1DFFTPACKRINIT_AVG</text:p>
          </table:table-cell>
          <table:table-cell office:value-type="string" calcext:value-type="string">
            <text:p>1DFFTPACKRINIT_STD</text:p>
          </table:table-cell>
          <table:table-cell office:value-type="string" calcext:value-type="string">
            <text:p>1DFFTPACKRINV_AVG</text:p>
          </table:table-cell>
          <table:table-cell office:value-type="string" calcext:value-type="string">
            <text:p>1DFFTPACKRINV_STD</text:p>
          </table:table-cell>
          <table:table-cell office:value-type="string" calcext:value-type="string">
            <text:p>1DFFTPACKRINVINIT_AVG</text:p>
          </table:table-cell>
          <table:table-cell office:value-type="string" calcext:value-type="string">
            <text:p>1DFFTPACKRINVINIT_STD</text:p>
          </table:table-cell>
          <table:table-cell office:value-type="string" calcext:value-type="string">
            <text:p>1DFFTWC_AVG</text:p>
          </table:table-cell>
          <table:table-cell office:value-type="string" calcext:value-type="string">
            <text:p>1DFFTWC_STD</text:p>
          </table:table-cell>
          <table:table-cell office:value-type="string" calcext:value-type="string">
            <text:p>1DFFTWCINIT_AVG</text:p>
          </table:table-cell>
          <table:table-cell office:value-type="string" calcext:value-type="string">
            <text:p>1DFFTWCINIT_STD</text:p>
          </table:table-cell>
          <table:table-cell office:value-type="string" calcext:value-type="string">
            <text:p>1DFFTWCINV_AVG</text:p>
          </table:table-cell>
          <table:table-cell office:value-type="string" calcext:value-type="string">
            <text:p>1DFFTWCINV_STD</text:p>
          </table:table-cell>
          <table:table-cell office:value-type="string" calcext:value-type="string">
            <text:p>1DFFTWCINVINIT_AVG</text:p>
          </table:table-cell>
          <table:table-cell office:value-type="string" calcext:value-type="string">
            <text:p>1DFFTWCINVINIT_STD</text:p>
          </table:table-cell>
          <table:table-cell office:value-type="string" calcext:value-type="string">
            <text:p>1DFFTWR_AVG</text:p>
          </table:table-cell>
          <table:table-cell office:value-type="string" calcext:value-type="string">
            <text:p>1DFFTWR_STD</text:p>
          </table:table-cell>
          <table:table-cell office:value-type="string" calcext:value-type="string">
            <text:p>1DFFTWRINIT_AVG</text:p>
          </table:table-cell>
          <table:table-cell office:value-type="string" calcext:value-type="string">
            <text:p>1DFFTWRINIT_STD</text:p>
          </table:table-cell>
          <table:table-cell office:value-type="string" calcext:value-type="string">
            <text:p>1DFFTWRINV_AVG</text:p>
          </table:table-cell>
          <table:table-cell office:value-type="string" calcext:value-type="string">
            <text:p>1DFFTWRINV_STD</text:p>
          </table:table-cell>
          <table:table-cell office:value-type="string" calcext:value-type="string">
            <text:p>1DFFTWRINVINIT_AVG</text:p>
          </table:table-cell>
          <table:table-cell office:value-type="string" calcext:value-type="string">
            <text:p>1DFFTWRINVINIT_STD</text:p>
          </table:table-cell>
          <table:table-cell office:value-type="string" calcext:value-type="string">
            <text:p>1DGSLC_AVG</text:p>
          </table:table-cell>
          <table:table-cell office:value-type="string" calcext:value-type="string">
            <text:p>1DGSLC_STD</text:p>
          </table:table-cell>
          <table:table-cell office:value-type="string" calcext:value-type="string">
            <text:p>1DGSLCINIT_AVG</text:p>
          </table:table-cell>
          <table:table-cell office:value-type="string" calcext:value-type="string">
            <text:p>1DGSLCINIT_STD</text:p>
          </table:table-cell>
          <table:table-cell office:value-type="string" calcext:value-type="string">
            <text:p>1DGSLCINV_AVG</text:p>
          </table:table-cell>
          <table:table-cell office:value-type="string" calcext:value-type="string">
            <text:p>1DGSLCINV_STD</text:p>
          </table:table-cell>
          <table:table-cell office:value-type="string" calcext:value-type="string">
            <text:p>1DGSLCINVINIT_AVG</text:p>
          </table:table-cell>
          <table:table-cell office:value-type="string" calcext:value-type="string">
            <text:p>1DGSLCINVINIT_STD</text:p>
          </table:table-cell>
          <table:table-cell office:value-type="string" calcext:value-type="string">
            <text:p>1DGSLR_AVG</text:p>
          </table:table-cell>
          <table:table-cell office:value-type="string" calcext:value-type="string">
            <text:p>1DGSLR_STD</text:p>
          </table:table-cell>
          <table:table-cell office:value-type="string" calcext:value-type="string">
            <text:p>1DGSLRINIT_AVG</text:p>
          </table:table-cell>
          <table:table-cell office:value-type="string" calcext:value-type="string">
            <text:p>1DGSLRINIT_STD</text:p>
          </table:table-cell>
          <table:table-cell office:value-type="string" calcext:value-type="string">
            <text:p>1DGSLRINV_AVG</text:p>
          </table:table-cell>
          <table:table-cell office:value-type="string" calcext:value-type="string">
            <text:p>1DGSLRINV_STD</text:p>
          </table:table-cell>
          <table:table-cell office:value-type="string" calcext:value-type="string">
            <text:p>1DGSLRINVINIT_AVG</text:p>
          </table:table-cell>
          <table:table-cell office:value-type="string" calcext:value-type="string">
            <text:p>1DGSLRINVINIT_STD</text:p>
          </table:table-cell>
          <table:table-cell office:value-type="string" calcext:value-type="string">
            <text:p>1DMKLC_AVG</text:p>
          </table:table-cell>
          <table:table-cell office:value-type="string" calcext:value-type="string">
            <text:p>1DMKLC_STD</text:p>
          </table:table-cell>
          <table:table-cell office:value-type="string" calcext:value-type="string">
            <text:p>1DMKLCINIT_AVG</text:p>
          </table:table-cell>
          <table:table-cell office:value-type="string" calcext:value-type="string">
            <text:p>1DMKLCINIT_STD</text:p>
          </table:table-cell>
          <table:table-cell office:value-type="string" calcext:value-type="string">
            <text:p>1DMKLCINV_AVG</text:p>
          </table:table-cell>
          <table:table-cell office:value-type="string" calcext:value-type="string">
            <text:p>1DMKLCINV_STD</text:p>
          </table:table-cell>
          <table:table-cell office:value-type="string" calcext:value-type="string">
            <text:p>1DMKLR_AVG</text:p>
          </table:table-cell>
          <table:table-cell office:value-type="string" calcext:value-type="string">
            <text:p>1DMKLR_STD</text:p>
          </table:table-cell>
          <table:table-cell office:value-type="string" calcext:value-type="string">
            <text:p>1DMKLRINIT_AVG</text:p>
          </table:table-cell>
          <table:table-cell office:value-type="string" calcext:value-type="string">
            <text:p>1DMKLRINIT_STD</text:p>
          </table:table-cell>
          <table:table-cell office:value-type="string" calcext:value-type="string">
            <text:p>1DMKLRINV_AVG</text:p>
          </table:table-cell>
          <table:table-cell office:value-type="string" calcext:value-type="string">
            <text:p>1DMKLRINV_STD</text:p>
          </table:table-cell>
          <table:table-cell office:value-type="string" calcext:value-type="string">
            <text:p>1DMKLRINVINIT_AVG</text:p>
          </table:table-cell>
          <table:table-cell office:value-type="string" calcext:value-type="string">
            <text:p>1DMKLRINVINIT_STD</text:p>
          </table:table-cell>
          <table:table-cell office:value-type="string" calcext:value-type="string">
            <text:p>2DFFTWC_AVG</text:p>
          </table:table-cell>
          <table:table-cell office:value-type="string" calcext:value-type="string">
            <text:p>2DFFTWC_STD</text:p>
          </table:table-cell>
          <table:table-cell office:value-type="string" calcext:value-type="string">
            <text:p>2DFFTWCINIT_AVG</text:p>
          </table:table-cell>
          <table:table-cell office:value-type="string" calcext:value-type="string">
            <text:p>2DFFTWCINIT_STD</text:p>
          </table:table-cell>
          <table:table-cell office:value-type="string" calcext:value-type="string">
            <text:p>2DFFTWCINV_AVG</text:p>
          </table:table-cell>
          <table:table-cell office:value-type="string" calcext:value-type="string">
            <text:p>2DFFTWCINV_STD</text:p>
          </table:table-cell>
          <table:table-cell office:value-type="string" calcext:value-type="string">
            <text:p>2DFFTWCINVINIT_AVG</text:p>
          </table:table-cell>
          <table:table-cell office:value-type="string" calcext:value-type="string">
            <text:p>2DFFTWCINVINIT_STD</text:p>
          </table:table-cell>
          <table:table-cell office:value-type="string" calcext:value-type="string">
            <text:p>2DFFTWR_AVG</text:p>
          </table:table-cell>
          <table:table-cell office:value-type="string" calcext:value-type="string">
            <text:p>2DFFTWR_STD</text:p>
          </table:table-cell>
          <table:table-cell office:value-type="string" calcext:value-type="string">
            <text:p>2DFFTWRINIT_AVG</text:p>
          </table:table-cell>
          <table:table-cell office:value-type="string" calcext:value-type="string">
            <text:p>2DFFTWRINIT_STD</text:p>
          </table:table-cell>
          <table:table-cell office:value-type="string" calcext:value-type="string">
            <text:p>2DFFTWRINV_AVG</text:p>
          </table:table-cell>
          <table:table-cell office:value-type="string" calcext:value-type="string">
            <text:p>2DFFTWRINV_STD</text:p>
          </table:table-cell>
          <table:table-cell office:value-type="string" calcext:value-type="string">
            <text:p>2DFFTWRINVINIT_AVG</text:p>
          </table:table-cell>
          <table:table-cell office:value-type="string" calcext:value-type="string">
            <text:p>2DFFTWRINVINIT_STD</text:p>
          </table:table-cell>
          <table:table-cell office:value-type="string" calcext:value-type="string">
            <text:p>2DMKLC_AVG</text:p>
          </table:table-cell>
          <table:table-cell office:value-type="string" calcext:value-type="string">
            <text:p>2DMKLC_STD</text:p>
          </table:table-cell>
          <table:table-cell office:value-type="string" calcext:value-type="string">
            <text:p>2DMKLCINIT_AVG</text:p>
          </table:table-cell>
          <table:table-cell office:value-type="string" calcext:value-type="string">
            <text:p>2DMKLCINIT_STD</text:p>
          </table:table-cell>
          <table:table-cell office:value-type="string" calcext:value-type="string">
            <text:p>2DMKLCINV_AVG</text:p>
          </table:table-cell>
          <table:table-cell office:value-type="string" calcext:value-type="string">
            <text:p>2DMKLCINV_STD</text:p>
          </table:table-cell>
          <table:table-cell office:value-type="string" calcext:value-type="string">
            <text:p>2DMKLCINVINIT_AVG</text:p>
          </table:table-cell>
          <table:table-cell office:value-type="string" calcext:value-type="string">
            <text:p>2DMKLCINVINIT_STD</text:p>
          </table:table-cell>
          <table:table-cell office:value-type="string" calcext:value-type="string">
            <text:p>2DMKLR_AVG</text:p>
          </table:table-cell>
          <table:table-cell office:value-type="string" calcext:value-type="string">
            <text:p>2DMKLR_STD</text:p>
          </table:table-cell>
          <table:table-cell office:value-type="string" calcext:value-type="string">
            <text:p>2DMKLRINIT_AVG</text:p>
          </table:table-cell>
          <table:table-cell office:value-type="string" calcext:value-type="string">
            <text:p>2DMKLRINIT_STD</text:p>
          </table:table-cell>
          <table:table-cell office:value-type="string" calcext:value-type="string">
            <text:p>3DFFTWC_AVG</text:p>
          </table:table-cell>
          <table:table-cell office:value-type="string" calcext:value-type="string">
            <text:p>3DFFTWC_STD</text:p>
          </table:table-cell>
          <table:table-cell office:value-type="string" calcext:value-type="string">
            <text:p>3DFFTWCINIT_AVG</text:p>
          </table:table-cell>
          <table:table-cell office:value-type="string" calcext:value-type="string">
            <text:p>3DFFTWCINIT_STD</text:p>
          </table:table-cell>
          <table:table-cell office:value-type="string" calcext:value-type="string">
            <text:p>3DFFTWCINV_AVG</text:p>
          </table:table-cell>
          <table:table-cell office:value-type="string" calcext:value-type="string">
            <text:p>3DFFTWCINV_STD</text:p>
          </table:table-cell>
          <table:table-cell office:value-type="string" calcext:value-type="string">
            <text:p>3DFFTWCINVINIT_AVG</text:p>
          </table:table-cell>
          <table:table-cell office:value-type="string" calcext:value-type="string">
            <text:p>3DFFTWCINVINIT_STD</text:p>
          </table:table-cell>
          <table:table-cell office:value-type="string" calcext:value-type="string">
            <text:p>3DFFTWR_AVG</text:p>
          </table:table-cell>
          <table:table-cell office:value-type="string" calcext:value-type="string">
            <text:p>3DFFTWR_STD</text:p>
          </table:table-cell>
          <table:table-cell office:value-type="string" calcext:value-type="string">
            <text:p>3DFFTWRINIT_AVG</text:p>
          </table:table-cell>
          <table:table-cell office:value-type="string" calcext:value-type="string">
            <text:p>3DFFTWRINIT_STD</text:p>
          </table:table-cell>
          <table:table-cell office:value-type="string" calcext:value-type="string">
            <text:p>3DFFTWRINV_AVG</text:p>
          </table:table-cell>
          <table:table-cell office:value-type="string" calcext:value-type="string">
            <text:p>3DFFTWRINV_STD</text:p>
          </table:table-cell>
          <table:table-cell office:value-type="string" calcext:value-type="string">
            <text:p>3DFFTWRINVINIT_AVG</text:p>
          </table:table-cell>
          <table:table-cell office:value-type="string" calcext:value-type="string">
            <text:p>3DFFTWRINVINIT_STD</text:p>
          </table:table-cell>
          <table:table-cell office:value-type="string" calcext:value-type="string">
            <text:p>3DMKLC_AVG</text:p>
          </table:table-cell>
          <table:table-cell office:value-type="string" calcext:value-type="string">
            <text:p>3DMKLC_STD</text:p>
          </table:table-cell>
          <table:table-cell office:value-type="string" calcext:value-type="string">
            <text:p>3DMKLCINIT_AVG</text:p>
          </table:table-cell>
          <table:table-cell office:value-type="string" calcext:value-type="string">
            <text:p>3DMKLCINIT_STD</text:p>
          </table:table-cell>
          <table:table-cell office:value-type="string" calcext:value-type="string">
            <text:p>3DMKLCINV_AVG</text:p>
          </table:table-cell>
          <table:table-cell office:value-type="string" calcext:value-type="string">
            <text:p>3DMKLCINV_STD</text:p>
          </table:table-cell>
          <table:table-cell office:value-type="string" calcext:value-type="string">
            <text:p>3DMKLCINVINIT_AVG</text:p>
          </table:table-cell>
          <table:table-cell office:value-type="string" calcext:value-type="string">
            <text:p>3DMKLCINVINIT_STD</text:p>
          </table:table-cell>
          <table:table-cell office:value-type="string" calcext:value-type="string">
            <text:p>3DMKLR_AVG</text:p>
          </table:table-cell>
          <table:table-cell office:value-type="string" calcext:value-type="string">
            <text:p>3DMKLR_STD</text:p>
          </table:table-cell>
          <table:table-cell office:value-type="string" calcext:value-type="string">
            <text:p>3DMKLRINIT_AVG</text:p>
          </table:table-cell>
          <table:table-cell office:value-type="string" calcext:value-type="string">
            <text:p>3DMKLRINIT_STD</text:p>
          </table:table-cell>
          <table:table-cell office:value-type="string" calcext:value-type="string">
            <text:p>3DMKLRINV_AVG</text:p>
          </table:table-cell>
          <table:table-cell office:value-type="string" calcext:value-type="string">
            <text:p>3DMKLRINV_STD</text:p>
          </table:table-cell>
          <table:table-cell office:value-type="string" calcext:value-type="string">
            <text:p>3DMKLRINVINIT_AVG</text:p>
          </table:table-cell>
          <table:table-cell office:value-type="string" calcext:value-type="string">
            <text:p>3DMKLRINVINIT_ST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float" office:value="0.0000141" calcext:value-type="float">
            <text:p>1.41E-05</text:p>
          </table:table-cell>
          <table:table-cell table:style-name="ce2" office:value-type="float" office:value="0.000000316227766017" calcext:value-type="float">
            <text:p>3.16E-07</text:p>
          </table:table-cell>
          <table:table-cell table:style-name="ce2" office:value-type="float" office:value="0.0000758" calcext:value-type="float">
            <text:p>7.58E-05</text:p>
          </table:table-cell>
          <table:table-cell table:style-name="ce2" office:value-type="float" office:value="0.0000040221608344" calcext:value-type="float">
            <text:p>4.02E-06</text:p>
          </table:table-cell>
          <table:table-cell office:value-type="float" office:value="0.0002152" calcext:value-type="float">
            <text:p>0.0002152</text:p>
          </table:table-cell>
          <table:table-cell table:style-name="ce2" office:value-type="float" office:value="0.0000118302812966" calcext:value-type="float">
            <text:p>1.18E-05</text:p>
          </table:table-cell>
          <table:table-cell table:style-name="ce2" office:value-type="float" office:value="0.0000126" calcext:value-type="float">
            <text:p>1.26E-05</text:p>
          </table:table-cell>
          <table:table-cell table:style-name="ce2" office:value-type="float" office:value="0.00000471875689845" calcext:value-type="float">
            <text:p>4.72E-06</text:p>
          </table:table-cell>
          <table:table-cell office:value-type="float" office:value="0.000125" calcext:value-type="float">
            <text:p>0.000125</text:p>
          </table:table-cell>
          <table:table-cell table:style-name="ce2" office:value-type="float" office:value="0.0000167332005307" calcext:value-type="float">
            <text:p>1.67E-05</text:p>
          </table:table-cell>
          <table:table-cell office:value-type="float" office:value="0.0008704" calcext:value-type="float">
            <text:p>0.0008704</text:p>
          </table:table-cell>
          <table:table-cell table:style-name="ce2" office:value-type="float" office:value="0.0000812693737586" calcext:value-type="float">
            <text:p>8.13E-05</text:p>
          </table:table-cell>
          <table:table-cell table:style-name="ce2" office:value-type="float" office:value="0.0000654" calcext:value-type="float">
            <text:p>6.54E-05</text:p>
          </table:table-cell>
          <table:table-cell table:style-name="ce2" office:value-type="float" office:value="0.00000836925590745" calcext:value-type="float">
            <text:p>8.37E-06</text:p>
          </table:table-cell>
          <table:table-cell table:style-name="ce2" office:value-type="float" office:value="0.000002" calcext:value-type="float">
            <text:p>2.00E-06</text:p>
          </table:table-cell>
          <table:table-cell table:style-name="ce2" office:value-type="float" office:value="4.46425561088E-022" calcext:value-type="float">
            <text:p>4.46E-22</text:p>
          </table:table-cell>
          <table:table-cell table:style-name="ce2" office:value-type="float" office:value="0.0000177" calcext:value-type="float">
            <text:p>1.77E-05</text:p>
          </table:table-cell>
          <table:table-cell table:style-name="ce2" office:value-type="float" office:value="0.00000330151480384" calcext:value-type="float">
            <text:p>3.30E-06</text:p>
          </table:table-cell>
          <table:table-cell office:value-type="float" office:value="0.0001967" calcext:value-type="float">
            <text:p>0.0001967</text:p>
          </table:table-cell>
          <table:table-cell table:style-name="ce2" office:value-type="float" office:value="0.00000788881064124" calcext:value-type="float">
            <text:p>7.89E-06</text:p>
          </table:table-cell>
          <table:table-cell table:style-name="ce2" office:value-type="float" office:value="0.0000167" calcext:value-type="float">
            <text:p>1.67E-05</text:p>
          </table:table-cell>
          <table:table-cell table:style-name="ce2" office:value-type="float" office:value="0.00000221359436212" calcext:value-type="float">
            <text:p>2.21E-06</text:p>
          </table:table-cell>
          <table:table-cell office:value-type="float" office:value="0.0001051" calcext:value-type="float">
            <text:p>0.0001051</text:p>
          </table:table-cell>
          <table:table-cell table:style-name="ce2" office:value-type="float" office:value="0.0000052588549662" calcext:value-type="float">
            <text:p>5.26E-06</text:p>
          </table:table-cell>
          <table:table-cell table:style-name="ce2" office:value-type="float" office:value="0.0000171" calcext:value-type="float">
            <text:p>1.71E-05</text:p>
          </table:table-cell>
          <table:table-cell table:style-name="ce2" office:value-type="float" office:value="0.00000602679203409" calcext:value-type="float">
            <text:p>6.03E-06</text:p>
          </table:table-cell>
          <table:table-cell office:value-type="float" office:value="0.0005214" calcext:value-type="float">
            <text:p>0.0005214</text:p>
          </table:table-cell>
          <table:table-cell table:style-name="ce2" office:value-type="float" office:value="0.0000183799407568" calcext:value-type="float">
            <text:p>1.84E-05</text:p>
          </table:table-cell>
          <table:table-cell table:style-name="ce2" office:value-type="float" office:value="0.0000191" calcext:value-type="float">
            <text:p>1.91E-05</text:p>
          </table:table-cell>
          <table:table-cell table:style-name="ce2" office:value-type="float" office:value="0.00000746026511295" calcext:value-type="float">
            <text:p>7.46E-06</text:p>
          </table:table-cell>
          <table:table-cell office:value-type="float" office:value="0.0004657" calcext:value-type="float">
            <text:p>0.0004657</text:p>
          </table:table-cell>
          <table:table-cell table:style-name="ce2" office:value-type="float" office:value="0.0000155709844119" calcext:value-type="float">
            <text:p>1.56E-05</text:p>
          </table:table-cell>
          <table:table-cell table:style-name="ce2" office:value-type="float" office:value="0.0000131" calcext:value-type="float">
            <text:p>1.31E-05</text:p>
          </table:table-cell>
          <table:table-cell table:style-name="ce2" office:value-type="float" office:value="0.000000316227766017" calcext:value-type="float">
            <text:p>3.16E-07</text:p>
          </table:table-cell>
          <table:table-cell table:style-name="ce2" office:value-type="float" office:value="0.0000121" calcext:value-type="float">
            <text:p>1.21E-05</text:p>
          </table:table-cell>
          <table:table-cell table:style-name="ce2" office:value-type="float" office:value="0.000000316227766017" calcext:value-type="float">
            <text:p>3.16E-07</text:p>
          </table:table-cell>
          <table:table-cell office:value-type="float" office:value="0.0002448" calcext:value-type="float">
            <text:p>0.0002448</text:p>
          </table:table-cell>
          <table:table-cell table:style-name="ce2" office:value-type="float" office:value="0.0000135055544129" calcext:value-type="float">
            <text:p>1.35E-05</text:p>
          </table:table-cell>
          <table:table-cell table:style-name="ce2" office:value-type="float" office:value="0.0000102" calcext:value-type="float">
            <text:p>1.02E-05</text:p>
          </table:table-cell>
          <table:table-cell table:style-name="ce2" office:value-type="float" office:value="0.000000421637021356" calcext:value-type="float">
            <text:p>4.22E-07</text:p>
          </table:table-cell>
          <table:table-cell office:value-type="float" office:value="0.0001643" calcext:value-type="float">
            <text:p>0.0001643</text:p>
          </table:table-cell>
          <table:table-cell table:style-name="ce2" office:value-type="float" office:value="0.0000141031911283" calcext:value-type="float">
            <text:p>1.41E-05</text:p>
          </table:table-cell>
          <table:table-cell office:value-type="float" office:value="0.0005247" calcext:value-type="float">
            <text:p>0.0005247</text:p>
          </table:table-cell>
          <table:table-cell office:value-type="float" office:value="0.000170714869495" calcext:value-type="float">
            <text:p>0.000170714869495</text:p>
          </table:table-cell>
          <table:table-cell office:value-type="float" office:value="0.0001512" calcext:value-type="float">
            <text:p>0.0001512</text:p>
          </table:table-cell>
          <table:table-cell table:style-name="ce2" office:value-type="float" office:value="0.0000102826715076" calcext:value-type="float">
            <text:p>1.03E-05</text:p>
          </table:table-cell>
          <table:table-cell table:style-name="ce2" office:value-type="float" office:value="0.0000334" calcext:value-type="float">
            <text:p>3.34E-05</text:p>
          </table:table-cell>
          <table:table-cell table:style-name="ce2" office:value-type="float" office:value="0.00000641525958598" calcext:value-type="float">
            <text:p>6.42E-06</text:p>
          </table:table-cell>
          <table:table-cell table:style-name="ce2" office:value-type="float" office:value="0.000014" calcext:value-type="float">
            <text:p>1.40E-05</text:p>
          </table:table-cell>
          <table:table-cell table:style-name="ce2" office:value-type="float" office:value="1.78570224435E-021" calcext:value-type="float">
            <text:p>1.79E-21</text:p>
          </table:table-cell>
          <table:table-cell office:value-type="float" office:value="0.0001084" calcext:value-type="float">
            <text:p>0.0001084</text:p>
          </table:table-cell>
          <table:table-cell table:style-name="ce2" office:value-type="float" office:value="0.0000020110804172" calcext:value-type="float">
            <text:p>2.01E-06</text:p>
          </table:table-cell>
          <table:table-cell office:value-type="float" office:value="0.00012635" calcext:value-type="float">
            <text:p>0.00012635</text:p>
          </table:table-cell>
          <table:table-cell table:style-name="ce2" office:value-type="float" office:value="0.0000876796051422" calcext:value-type="float">
            <text:p>8.77E-05</text:p>
          </table:table-cell>
          <table:table-cell table:style-name="ce2" office:value-type="float" office:value="0.0000776" calcext:value-type="float">
            <text:p>7.76E-05</text:p>
          </table:table-cell>
          <table:table-cell table:style-name="ce2" office:value-type="float" office:value="0.00000981155781039" calcext:value-type="float">
            <text:p>9.81E-06</text:p>
          </table:table-cell>
          <table:table-cell office:value-type="float" office:value="0.0176705" calcext:value-type="float">
            <text:p>0.0176705</text:p>
          </table:table-cell>
          <table:table-cell office:value-type="float" office:value="0.000385532315982" calcext:value-type="float">
            <text:p>0.000385532315982</text:p>
          </table:table-cell>
          <table:table-cell table:style-name="ce2" office:value-type="float" office:value="0.0000091" calcext:value-type="float">
            <text:p>9.10E-06</text:p>
          </table:table-cell>
          <table:table-cell table:style-name="ce2" office:value-type="float" office:value="0.000000316227766017" calcext:value-type="float">
            <text:p>3.16E-07</text:p>
          </table:table-cell>
          <table:table-cell table:style-name="ce2" office:value-type="float" office:value="0.0000497" calcext:value-type="float">
            <text:p>4.97E-05</text:p>
          </table:table-cell>
          <table:table-cell table:style-name="ce2" office:value-type="float" office:value="0.00000821989456542" calcext:value-type="float">
            <text:p>8.22E-06</text:p>
          </table:table-cell>
          <table:table-cell table:style-name="ce2" office:value-type="float" office:value="0.0000151" calcext:value-type="float">
            <text:p>1.51E-05</text:p>
          </table:table-cell>
          <table:table-cell table:style-name="ce2" office:value-type="float" office:value="0.0000045570458267" calcext:value-type="float">
            <text:p>4.56E-06</text:p>
          </table:table-cell>
          <table:table-cell table:style-name="ce2" office:value-type="float" office:value="0.0000411" calcext:value-type="float">
            <text:p>4.11E-05</text:p>
          </table:table-cell>
          <table:table-cell table:style-name="ce2" office:value-type="float" office:value="0.000000567646212198" calcext:value-type="float">
            <text:p>5.68E-07</text:p>
          </table:table-cell>
          <table:table-cell table:style-name="ce2" office:value-type="float" office:value="0.0000151" calcext:value-type="float">
            <text:p>1.51E-05</text:p>
          </table:table-cell>
          <table:table-cell table:style-name="ce2" office:value-type="float" office:value="0.000000316227766017" calcext:value-type="float">
            <text:p>3.16E-07</text:p>
          </table:table-cell>
          <table:table-cell table:style-name="ce2" office:value-type="float" office:value="0.0000251" calcext:value-type="float">
            <text:p>2.51E-05</text:p>
          </table:table-cell>
          <table:table-cell table:style-name="ce2" office:value-type="float" office:value="0.000000316227766017" calcext:value-type="float">
            <text:p>3.16E-07</text:p>
          </table:table-cell>
          <table:table-cell table:style-name="ce2" office:value-type="float" office:value="0.0000144" calcext:value-type="float">
            <text:p>1.44E-05</text:p>
          </table:table-cell>
          <table:table-cell table:style-name="ce2" office:value-type="float" office:value="0.00000126491106407" calcext:value-type="float">
            <text:p>1.26E-06</text:p>
          </table:table-cell>
          <table:table-cell office:value-type="float" office:value="0.0002655" calcext:value-type="float">
            <text:p>0.0002655</text:p>
          </table:table-cell>
          <table:table-cell table:style-name="ce2" office:value-type="float" office:value="0.00000842285251233" calcext:value-type="float">
            <text:p>8.42E-06</text:p>
          </table:table-cell>
          <table:table-cell table:style-name="ce2" office:value-type="float" office:value="0.000015" calcext:value-type="float">
            <text:p>1.50E-05</text:p>
          </table:table-cell>
          <table:table-cell table:style-name="ce2" office:value-type="float" office:value="1.78570224435E-021" calcext:value-type="float">
            <text:p>1.79E-21</text:p>
          </table:table-cell>
          <table:table-cell office:value-type="float" office:value="0.0002248" calcext:value-type="float">
            <text:p>0.0002248</text:p>
          </table:table-cell>
          <table:table-cell table:style-name="ce2" office:value-type="float" office:value="0.00000468567557088" calcext:value-type="float">
            <text:p>4.69E-06</text:p>
          </table:table-cell>
          <table:table-cell table:style-name="ce2" office:value-type="float" office:value="0.000011" calcext:value-type="float">
            <text:p>1.10E-05</text:p>
          </table:table-cell>
          <table:table-cell table:style-name="ce2" office:value-type="float" office:value="1.78570224435E-021" calcext:value-type="float">
            <text:p>1.79E-21</text:p>
          </table:table-cell>
          <table:table-cell table:style-name="ce2" office:value-type="float" office:value="0.0000495" calcext:value-type="float">
            <text:p>4.95E-05</text:p>
          </table:table-cell>
          <table:table-cell table:style-name="ce2" office:value-type="float" office:value="0.00000510446427704" calcext:value-type="float">
            <text:p>5.10E-06</text:p>
          </table:table-cell>
          <table:table-cell table:style-name="ce2" office:value-type="float" office:value="0.0000086" calcext:value-type="float">
            <text:p>8.60E-06</text:p>
          </table:table-cell>
          <table:table-cell table:style-name="ce2" office:value-type="float" office:value="0.000000516397779494" calcext:value-type="float">
            <text:p>5.16E-07</text:p>
          </table:table-cell>
          <table:table-cell table:style-name="ce2" office:value-type="float" office:value="0.0000219" calcext:value-type="float">
            <text:p>2.19E-05</text:p>
          </table:table-cell>
          <table:table-cell table:style-name="ce2" office:value-type="float" office:value="0.000000567646212198" calcext:value-type="float">
            <text:p>5.68E-07</text:p>
          </table:table-cell>
          <table:table-cell table:style-name="ce2" office:value-type="float" office:value="0.0000395" calcext:value-type="float">
            <text:p>3.95E-05</text:p>
          </table:table-cell>
          <table:table-cell table:style-name="ce2" office:value-type="float" office:value="0.0000265022342653" calcext:value-type="float">
            <text:p>2.65E-05</text:p>
          </table:table-cell>
          <table:table-cell table:style-name="ce2" office:value-type="float" office:value="0.0000899" calcext:value-type="float">
            <text:p>8.99E-05</text:p>
          </table:table-cell>
          <table:table-cell table:style-name="ce2" office:value-type="float" office:value="0.0000115526255845" calcext:value-type="float">
            <text:p>1.16E-05</text:p>
          </table:table-cell>
          <table:table-cell table:style-name="ce2" office:value-type="float" office:value="0.000014" calcext:value-type="float">
            <text:p>1.40E-05</text:p>
          </table:table-cell>
          <table:table-cell table:style-name="ce2" office:value-type="float" office:value="1.78570224435E-021" calcext:value-type="float">
            <text:p>1.79E-21</text:p>
          </table:table-cell>
          <table:table-cell table:style-name="ce2" office:value-type="float" office:value="0.0000416" calcext:value-type="float">
            <text:p>4.16E-05</text:p>
          </table:table-cell>
          <table:table-cell table:style-name="ce2" office:value-type="float" office:value="0.00000474224513167" calcext:value-type="float">
            <text:p>4.74E-06</text:p>
          </table:table-cell>
          <table:table-cell table:style-name="ce2" office:value-type="float" office:value="0.0000153" calcext:value-type="float">
            <text:p>1.53E-05</text:p>
          </table:table-cell>
          <table:table-cell table:style-name="ce2" office:value-type="float" office:value="0.00000048304589154" calcext:value-type="float">
            <text:p>4.83E-07</text:p>
          </table:table-cell>
          <table:table-cell table:style-name="ce2" office:value-type="float" office:value="0.0000261" calcext:value-type="float">
            <text:p>2.61E-05</text:p>
          </table:table-cell>
          <table:table-cell table:style-name="ce2" office:value-type="float" office:value="0.0000045570458267" calcext:value-type="float">
            <text:p>4.56E-06</text:p>
          </table:table-cell>
          <table:table-cell table:style-name="ce2" office:value-type="float" office:value="0.0000141" calcext:value-type="float">
            <text:p>1.41E-05</text:p>
          </table:table-cell>
          <table:table-cell table:style-name="ce2" office:value-type="float" office:value="0.000000316227766017" calcext:value-type="float">
            <text:p>3.16E-07</text:p>
          </table:table-cell>
          <table:table-cell table:style-name="ce2" office:value-type="float" office:value="0.0000482" calcext:value-type="float">
            <text:p>4.82E-05</text:p>
          </table:table-cell>
          <table:table-cell table:style-name="ce2" office:value-type="float" office:value="0.00000522387680644" calcext:value-type="float">
            <text:p>5.22E-06</text:p>
          </table:table-cell>
          <table:table-cell table:style-name="ce2" office:value-type="float" office:value="0.0000164" calcext:value-type="float">
            <text:p>1.64E-05</text:p>
          </table:table-cell>
          <table:table-cell table:style-name="ce2" office:value-type="float" office:value="0.00000442718872424" calcext:value-type="float">
            <text:p>4.43E-06</text:p>
          </table:table-cell>
          <table:table-cell table:style-name="ce2" office:value-type="float" office:value="0.0000343" calcext:value-type="float">
            <text:p>3.43E-05</text:p>
          </table:table-cell>
          <table:table-cell table:style-name="ce2" office:value-type="float" office:value="0.00000048304589154" calcext:value-type="float">
            <text:p>4.83E-07</text:p>
          </table:table-cell>
          <table:table-cell table:style-name="ce2" office:value-type="float" office:value="0.0000107" calcext:value-type="float">
            <text:p>1.07E-05</text:p>
          </table:table-cell>
          <table:table-cell table:style-name="ce2" office:value-type="float" office:value="0.00000503432661281" calcext:value-type="float">
            <text:p>5.03E-06</text:p>
          </table:table-cell>
          <table:table-cell table:style-name="ce2" office:value-type="float" office:value="0.0000232" calcext:value-type="float">
            <text:p>2.32E-05</text:p>
          </table:table-cell>
          <table:table-cell table:style-name="ce2" office:value-type="float" office:value="0.000000421637021356" calcext:value-type="float">
            <text:p>4.22E-07</text:p>
          </table:table-cell>
          <table:table-cell table:style-name="ce2" office:value-type="float" office:value="0.000009" calcext:value-type="float">
            <text:p>9.00E-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212" calcext:value-type="float">
            <text:p>2.12E-05</text:p>
          </table:table-cell>
          <table:table-cell table:style-name="ce2" office:value-type="float" office:value="0.000000421637021356" calcext:value-type="float">
            <text:p>4.22E-07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2" office:value-type="float" office:value="0.00000689605362186" calcext:value-type="float">
            <text:p>6.90E-06</text:p>
          </table:table-cell>
          <table:table-cell table:style-name="ce2" office:value-type="float" office:value="0.0000164" calcext:value-type="float">
            <text:p>1.64E-05</text:p>
          </table:table-cell>
          <table:table-cell table:style-name="ce2" office:value-type="float" office:value="0.00000442718872424" calcext:value-type="float">
            <text:p>4.43E-06</text:p>
          </table:table-cell>
          <table:table-cell table:style-name="ce2" office:value-type="float" office:value="0.0000293" calcext:value-type="float">
            <text:p>2.93E-05</text:p>
          </table:table-cell>
          <table:table-cell table:style-name="ce2" office:value-type="float" office:value="0.000000674948557711" calcext:value-type="float">
            <text:p>6.75E-07</text:p>
          </table:table-cell>
          <table:table-cell table:style-name="ce2" office:value-type="float" office:value="0.0000496" calcext:value-type="float">
            <text:p>4.96E-05</text:p>
          </table:table-cell>
          <table:table-cell table:style-name="ce2" office:value-type="float" office:value="0.0000077917335113" calcext:value-type="float">
            <text:p>7.79E-0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1207" calcext:value-type="float">
            <text:p>0.0001207</text:p>
          </table:table-cell>
          <table:table-cell table:style-name="ce2" office:value-type="float" office:value="0.00000838053299817" calcext:value-type="float">
            <text:p>8.38E-06</text:p>
          </table:table-cell>
          <table:table-cell office:value-type="float" office:value="0.0001156" calcext:value-type="float">
            <text:p>0.0001156</text:p>
          </table:table-cell>
          <table:table-cell table:style-name="ce2" office:value-type="float" office:value="0.0000144314471439" calcext:value-type="float">
            <text:p>1.44E-05</text:p>
          </table:table-cell>
          <table:table-cell office:value-type="float" office:value="0.0032841" calcext:value-type="float">
            <text:p>0.0032841</text:p>
          </table:table-cell>
          <table:table-cell table:style-name="ce2" office:value-type="float" office:value="0.0000218197158552" calcext:value-type="float">
            <text:p>2.18E-05</text:p>
          </table:table-cell>
          <table:table-cell table:style-name="ce2" office:value-type="float" office:value="0.0000342" calcext:value-type="float">
            <text:p>3.42E-05</text:p>
          </table:table-cell>
          <table:table-cell table:style-name="ce2" office:value-type="float" office:value="0.00000342539535431" calcext:value-type="float">
            <text:p>3.43E-06</text:p>
          </table:table-cell>
          <table:table-cell office:value-type="float" office:value="0.0009691" calcext:value-type="float">
            <text:p>0.0009691</text:p>
          </table:table-cell>
          <table:table-cell table:style-name="ce2" office:value-type="float" office:value="0.0000309280527102" calcext:value-type="float">
            <text:p>3.09E-05</text:p>
          </table:table-cell>
          <table:table-cell office:value-type="float" office:value="0.0009772" calcext:value-type="float">
            <text:p>0.0009772</text:p>
          </table:table-cell>
          <table:table-cell office:value-type="float" office:value="0.000163688593236" calcext:value-type="float">
            <text:p>0.000163688593236</text:p>
          </table:table-cell>
          <table:table-cell office:value-type="float" office:value="0.0009074" calcext:value-type="float">
            <text:p>0.0009074</text:p>
          </table:table-cell>
          <table:table-cell table:style-name="ce2" office:value-type="float" office:value="0.0000254916108205" calcext:value-type="float">
            <text:p>2.55E-05</text:p>
          </table:table-cell>
          <table:table-cell table:style-name="ce2" office:value-type="float" office:value="0.0000078" calcext:value-type="float">
            <text:p>7.80E-06</text:p>
          </table:table-cell>
          <table:table-cell table:style-name="ce2" office:value-type="float" office:value="0.000000421637021356" calcext:value-type="float">
            <text:p>4.22E-07</text:p>
          </table:table-cell>
          <table:table-cell table:style-name="ce2" office:value-type="float" office:value="0.0000692" calcext:value-type="float">
            <text:p>6.92E-05</text:p>
          </table:table-cell>
          <table:table-cell table:style-name="ce2" office:value-type="float" office:value="0.00000439191175787" calcext:value-type="float">
            <text:p>4.39E-06</text:p>
          </table:table-cell>
          <table:table-cell office:value-type="float" office:value="0.0001881" calcext:value-type="float">
            <text:p>0.0001881</text:p>
          </table:table-cell>
          <table:table-cell table:style-name="ce2" office:value-type="float" office:value="0.0000134201341275" calcext:value-type="float">
            <text:p>1.34E-05</text:p>
          </table:table-cell>
          <table:table-cell table:style-name="ce2" office:value-type="float" office:value="0.0000717" calcext:value-type="float">
            <text:p>7.17E-05</text:p>
          </table:table-cell>
          <table:table-cell table:style-name="ce2" office:value-type="float" office:value="0.00000784644293082" calcext:value-type="float">
            <text:p>7.85E-06</text:p>
          </table:table-cell>
          <table:table-cell table:style-name="ce2" office:value-type="float" office:value="0.0000761" calcext:value-type="float">
            <text:p>7.61E-05</text:p>
          </table:table-cell>
          <table:table-cell table:style-name="ce2" office:value-type="float" office:value="0.000000737864787373" calcext:value-type="float">
            <text:p>7.38E-07</text:p>
          </table:table-cell>
          <table:table-cell table:style-name="ce2" office:value-type="float" office:value="0.0000646" calcext:value-type="float">
            <text:p>6.46E-05</text:p>
          </table:table-cell>
          <table:table-cell table:style-name="ce2" office:value-type="float" office:value="0.000008946756085" calcext:value-type="float">
            <text:p>8.95E-06</text:p>
          </table:table-cell>
          <table:table-cell office:value-type="float" office:value="0.0011283" calcext:value-type="float">
            <text:p>0.0011283</text:p>
          </table:table-cell>
          <table:table-cell table:style-name="ce2" office:value-type="float" office:value="0.0000409635339187" calcext:value-type="float">
            <text:p>4.10E-05</text:p>
          </table:table-cell>
          <table:table-cell table:style-name="ce2" office:value-type="float" office:value="0.0000654" calcext:value-type="float">
            <text:p>6.54E-05</text:p>
          </table:table-cell>
          <table:table-cell table:style-name="ce2" office:value-type="float" office:value="0.00000767680489093" calcext:value-type="float">
            <text:p>7.68E-06</text:p>
          </table:table-cell>
          <table:table-cell office:value-type="float" office:value="0.0009698" calcext:value-type="float">
            <text:p>0.0009698</text:p>
          </table:table-cell>
          <table:table-cell table:style-name="ce2" office:value-type="float" office:value="0.0000229240291204" calcext:value-type="float">
            <text:p>2.29E-05</text:p>
          </table:table-cell>
          <table:table-cell table:style-name="ce2" office:value-type="float" office:value="0.0000637" calcext:value-type="float">
            <text:p>6.37E-05</text:p>
          </table:table-cell>
          <table:table-cell table:style-name="ce2" office:value-type="float" office:value="0.00000471522357194" calcext:value-type="float">
            <text:p>4.72E-06</text:p>
          </table:table-cell>
          <table:table-cell table:style-name="ce2" office:value-type="float" office:value="0.0000407" calcext:value-type="float">
            <text:p>4.07E-05</text:p>
          </table:table-cell>
          <table:table-cell table:style-name="ce2" office:value-type="float" office:value="0.00000286937856222" calcext:value-type="float">
            <text:p>2.87E-06</text:p>
          </table:table-cell>
          <table:table-cell office:value-type="float" office:value="0.0033116" calcext:value-type="float">
            <text:p>0.0033116</text:p>
          </table:table-cell>
          <table:table-cell table:style-name="ce2" office:value-type="float" office:value="0.0000342091605665" calcext:value-type="float">
            <text:p>3.42E-05</text:p>
          </table:table-cell>
          <table:table-cell table:style-name="ce2" office:value-type="float" office:value="0.0000388" calcext:value-type="float">
            <text:p>3.88E-05</text:p>
          </table:table-cell>
          <table:table-cell table:style-name="ce2" office:value-type="float" office:value="0.00000502880591084" calcext:value-type="float">
            <text:p>5.03E-06</text:p>
          </table:table-cell>
          <table:table-cell office:value-type="float" office:value="0.0018289" calcext:value-type="float">
            <text:p>0.0018289</text:p>
          </table:table-cell>
          <table:table-cell table:style-name="ce2" office:value-type="float" office:value="0.0000436105237045" calcext:value-type="float">
            <text:p>4.36E-05</text:p>
          </table:table-cell>
          <table:table-cell office:value-type="float" office:value="0.0005707" calcext:value-type="float">
            <text:p>0.0005707</text:p>
          </table:table-cell>
          <table:table-cell office:value-type="float" office:value="0.00014342326636" calcext:value-type="float">
            <text:p>0.00014342326636</text:p>
          </table:table-cell>
          <table:table-cell office:value-type="float" office:value="0.0020147" calcext:value-type="float">
            <text:p>0.0020147</text:p>
          </table:table-cell>
          <table:table-cell table:style-name="ce2" office:value-type="float" office:value="0.0000291397018211" calcext:value-type="float">
            <text:p>2.91E-05</text:p>
          </table:table-cell>
          <table:table-cell table:style-name="ce2" office:value-type="float" office:value="0.0000386" calcext:value-type="float">
            <text:p>3.86E-05</text:p>
          </table:table-cell>
          <table:table-cell table:style-name="ce2" office:value-type="float" office:value="0.00000157762127549" calcext:value-type="float">
            <text:p>1.58E-06</text:p>
          </table:table-cell>
          <table:table-cell table:style-name="ce2" office:value-type="float" office:value="0.0000936" calcext:value-type="float">
            <text:p>9.36E-05</text:p>
          </table:table-cell>
          <table:table-cell table:style-name="ce2" office:value-type="float" office:value="0.00000577735041154" calcext:value-type="float">
            <text:p>5.78E-06</text:p>
          </table:table-cell>
          <table:table-cell office:value-type="float" office:value="0.0002516" calcext:value-type="float">
            <text:p>0.0002516</text:p>
          </table:table-cell>
          <table:table-cell table:style-name="ce2" office:value-type="float" office:value="0.0000153565042318" calcext:value-type="float">
            <text:p>1.54E-05</text:p>
          </table:table-cell>
          <table:table-cell office:value-type="float" office:value="0.00172175" calcext:value-type="float">
            <text:p>0.00172175</text:p>
          </table:table-cell>
          <table:table-cell office:value-type="float" office:value="0.00161833344671" calcext:value-type="float">
            <text:p>0.00161833344671</text:p>
          </table:table-cell>
          <table:table-cell table:style-name="ce2" office:value-type="float" office:value="0.0000973" calcext:value-type="float">
            <text:p>9.73E-05</text:p>
          </table:table-cell>
          <table:table-cell table:style-name="ce2" office:value-type="float" office:value="0.0000121751112247" calcext:value-type="float">
            <text:p>1.22E-05</text:p>
          </table:table-cell>
          <table:table-cell office:value-type="float" office:value="0.017964" calcext:value-type="float">
            <text:p>0.017964</text:p>
          </table:table-cell>
          <table:table-cell office:value-type="float" office:value="0.000457092016022" calcext:value-type="float">
            <text:p>0.000457092016022</text:p>
          </table:table-cell>
          <table:table-cell table:style-name="ce2" office:value-type="float" office:value="0.0000312" calcext:value-type="float">
            <text:p>3.12E-05</text:p>
          </table:table-cell>
          <table:table-cell table:style-name="ce2" office:value-type="float" office:value="0.00000239443799948" calcext:value-type="float">
            <text:p>2.39E-06</text:p>
          </table:table-cell>
          <table:table-cell office:value-type="float" office:value="0.0001312" calcext:value-type="float">
            <text:p>0.0001312</text:p>
          </table:table-cell>
          <table:table-cell table:style-name="ce2" office:value-type="float" office:value="0.00000910189235513" calcext:value-type="float">
            <text:p>9.10E-06</text:p>
          </table:table-cell>
          <table:table-cell table:style-name="ce2" office:value-type="float" office:value="0.0000739" calcext:value-type="float">
            <text:p>7.39E-05</text:p>
          </table:table-cell>
          <table:table-cell table:style-name="ce2" office:value-type="float" office:value="0.0000123508884071" calcext:value-type="float">
            <text:p>1.24E-05</text:p>
          </table:table-cell>
          <table:table-cell table:style-name="ce2" office:value-type="float" office:value="0.0000857" calcext:value-type="float">
            <text:p>8.57E-05</text:p>
          </table:table-cell>
          <table:table-cell table:style-name="ce2" office:value-type="float" office:value="0.0000062012543534" calcext:value-type="float">
            <text:p>6.20E-06</text:p>
          </table:table-cell>
          <table:table-cell table:style-name="ce2" office:value-type="float" office:value="0.000075" calcext:value-type="float">
            <text:p>7.50E-05</text:p>
          </table:table-cell>
          <table:table-cell table:style-name="ce2" office:value-type="float" office:value="0.00000549747416749" calcext:value-type="float">
            <text:p>5.50E-06</text:p>
          </table:table-cell>
          <table:table-cell table:style-name="ce2" office:value-type="float" office:value="0.000077" calcext:value-type="float">
            <text:p>7.70E-05</text:p>
          </table:table-cell>
          <table:table-cell table:style-name="ce2" office:value-type="float" office:value="0.00000663324958071" calcext:value-type="float">
            <text:p>6.63E-06</text:p>
          </table:table-cell>
          <table:table-cell table:style-name="ce2" office:value-type="float" office:value="0.0000727" calcext:value-type="float">
            <text:p>7.27E-05</text:p>
          </table:table-cell>
          <table:table-cell table:style-name="ce2" office:value-type="float" office:value="0.0000061291652504" calcext:value-type="float">
            <text:p>6.13E-06</text:p>
          </table:table-cell>
          <table:table-cell office:value-type="float" office:value="0.0002092" calcext:value-type="float">
            <text:p>0.0002092</text:p>
          </table:table-cell>
          <table:table-cell table:style-name="ce2" office:value-type="float" office:value="0.0000113117441429" calcext:value-type="float">
            <text:p>1.13E-05</text:p>
          </table:table-cell>
          <table:table-cell table:style-name="ce2" office:value-type="float" office:value="0.0000738" calcext:value-type="float">
            <text:p>7.38E-05</text:p>
          </table:table-cell>
          <table:table-cell table:style-name="ce2" office:value-type="float" office:value="0.00000555377749324" calcext:value-type="float">
            <text:p>5.55E-06</text:p>
          </table:table-cell>
          <table:table-cell office:value-type="float" office:value="0.0002052" calcext:value-type="float">
            <text:p>0.0002052</text:p>
          </table:table-cell>
          <table:table-cell table:style-name="ce2" office:value-type="float" office:value="0.0000141090987191" calcext:value-type="float">
            <text:p>1.41E-05</text:p>
          </table:table-cell>
          <table:table-cell table:style-name="ce2" office:value-type="float" office:value="0.000034" calcext:value-type="float">
            <text:p>3.40E-05</text:p>
          </table:table-cell>
          <table:table-cell table:style-name="ce2" office:value-type="float" office:value="0.00000494413232473" calcext:value-type="float">
            <text:p>4.94E-06</text:p>
          </table:table-cell>
          <table:table-cell table:style-name="ce2" office:value-type="float" office:value="0.0000969" calcext:value-type="float">
            <text:p>9.69E-05</text:p>
          </table:table-cell>
          <table:table-cell table:style-name="ce2" office:value-type="float" office:value="0.00000867243397848" calcext:value-type="float">
            <text:p>8.67E-06</text:p>
          </table:table-cell>
          <table:table-cell table:style-name="ce2" office:value-type="float" office:value="0.0000309" calcext:value-type="float">
            <text:p>3.09E-05</text:p>
          </table:table-cell>
          <table:table-cell table:style-name="ce2" office:value-type="float" office:value="0.00000470106370942" calcext:value-type="float">
            <text:p>4.70E-06</text:p>
          </table:table-cell>
          <table:table-cell table:style-name="ce2" office:value-type="float" office:value="0.0000904" calcext:value-type="float">
            <text:p>9.04E-05</text:p>
          </table:table-cell>
          <table:table-cell table:style-name="ce2" office:value-type="float" office:value="0.00000488080139139" calcext:value-type="float">
            <text:p>4.88E-06</text:p>
          </table:table-cell>
          <table:table-cell table:style-name="ce2" office:value-type="float" office:value="0.00007795" calcext:value-type="float">
            <text:p>7.80E-05</text:p>
          </table:table-cell>
          <table:table-cell table:style-name="ce2" office:value-type="float" office:value="0.0000260373719266" calcext:value-type="float">
            <text:p>2.60E-05</text:p>
          </table:table-cell>
          <table:table-cell office:value-type="float" office:value="0.0001926" calcext:value-type="float">
            <text:p>0.0001926</text:p>
          </table:table-cell>
          <table:table-cell table:style-name="ce2" office:value-type="float" office:value="0.00000699924807992" calcext:value-type="float">
            <text:p>7.00E-06</text:p>
          </table:table-cell>
          <table:table-cell table:style-name="ce2" office:value-type="float" office:value="0.0000703" calcext:value-type="float">
            <text:p>7.03E-05</text:p>
          </table:table-cell>
          <table:table-cell table:style-name="ce2" office:value-type="float" office:value="0.00000946396675114" calcext:value-type="float">
            <text:p>9.46E-06</text:p>
          </table:table-cell>
          <table:table-cell table:style-name="ce2" office:value-type="float" office:value="0.0000844" calcext:value-type="float">
            <text:p>8.44E-05</text:p>
          </table:table-cell>
          <table:table-cell table:style-name="ce2" office:value-type="float" office:value="0.0000120940756847" calcext:value-type="float">
            <text:p>1.21E-05</text:p>
          </table:table-cell>
          <table:table-cell table:style-name="ce2" office:value-type="float" office:value="0.0000735" calcext:value-type="float">
            <text:p>7.35E-05</text:p>
          </table:table-cell>
          <table:table-cell table:style-name="ce2" office:value-type="float" office:value="0.00000618690373109" calcext:value-type="float">
            <text:p>6.19E-06</text:p>
          </table:table-cell>
          <table:table-cell table:style-name="ce2" office:value-type="float" office:value="0.0000764" calcext:value-type="float">
            <text:p>7.64E-05</text:p>
          </table:table-cell>
          <table:table-cell table:style-name="ce2" office:value-type="float" office:value="0.00000722956891292" calcext:value-type="float">
            <text:p>7.23E-06</text:p>
          </table:table-cell>
          <table:table-cell table:style-name="ce2" office:value-type="float" office:value="0.0000692" calcext:value-type="float">
            <text:p>6.92E-05</text:p>
          </table:table-cell>
          <table:table-cell table:style-name="ce2" office:value-type="float" office:value="0.00000720802022441" calcext:value-type="float">
            <text:p>7.21E-06</text:p>
          </table:table-cell>
          <table:table-cell table:style-name="ce2" office:value-type="float" office:value="0.0000911" calcext:value-type="float">
            <text:p>9.11E-05</text:p>
          </table:table-cell>
          <table:table-cell table:style-name="ce2" office:value-type="float" office:value="0.00000992695544689" calcext:value-type="float">
            <text:p>9.93E-06</text:p>
          </table:table-cell>
          <table:table-cell table:style-name="ce2" office:value-type="float" office:value="0.000074" calcext:value-type="float">
            <text:p>7.40E-05</text:p>
          </table:table-cell>
          <table:table-cell table:style-name="ce2" office:value-type="float" office:value="0.00000966091783079" calcext:value-type="float">
            <text:p>9.66E-06</text:p>
          </table:table-cell>
          <table:table-cell table:style-name="ce2" office:value-type="float" office:value="0.0000876" calcext:value-type="float">
            <text:p>8.76E-05</text:p>
          </table:table-cell>
          <table:table-cell table:style-name="ce2" office:value-type="float" office:value="0.0000125715728707" calcext:value-type="float">
            <text:p>1.26E-05</text:p>
          </table:table-cell>
          <table:table-cell table:style-name="ce2" office:value-type="float" office:value="0.0000324" calcext:value-type="float">
            <text:p>3.24E-05</text:p>
          </table:table-cell>
          <table:table-cell table:style-name="ce2" office:value-type="float" office:value="0.00000512510162501" calcext:value-type="float">
            <text:p>5.13E-06</text:p>
          </table:table-cell>
          <table:table-cell table:style-name="ce2" office:value-type="float" office:value="0.0000771" calcext:value-type="float">
            <text:p>7.71E-05</text:p>
          </table:table-cell>
          <table:table-cell table:style-name="ce2" office:value-type="float" office:value="0.0000139876930033" calcext:value-type="float">
            <text:p>1.40E-05</text:p>
          </table:table-cell>
          <table:table-cell table:style-name="ce2" office:value-type="float" office:value="0.0000342" calcext:value-type="float">
            <text:p>3.42E-05</text:p>
          </table:table-cell>
          <table:table-cell table:style-name="ce2" office:value-type="float" office:value="0.00000777174369109" calcext:value-type="float">
            <text:p>7.77E-06</text:p>
          </table:table-cell>
          <table:table-cell table:style-name="ce2" office:value-type="float" office:value="0.0000875" calcext:value-type="float">
            <text:p>8.75E-05</text:p>
          </table:table-cell>
          <table:table-cell table:style-name="ce2" office:value-type="float" office:value="0.0000046248123085" calcext:value-type="float">
            <text:p>4.62E-06</text:p>
          </table:table-cell>
          <table:table-cell office:value-type="float" office:value="0.000128" calcext:value-type="float">
            <text:p>0.000128</text:p>
          </table:table-cell>
          <table:table-cell table:style-name="ce2" office:value-type="float" office:value="0.00000737864787373" calcext:value-type="float">
            <text:p>7.38E-06</text:p>
          </table:table-cell>
          <table:table-cell table:style-name="ce2" office:value-type="float" office:value="0.000074" calcext:value-type="float">
            <text:p>7.40E-05</text:p>
          </table:table-cell>
          <table:table-cell table:style-name="ce2" office:value-type="float" office:value="0.00000966091783079" calcext:value-type="float">
            <text:p>9.66E-06</text:p>
          </table:table-cell>
          <table:table-cell office:value-type="float" office:value="0.000111" calcext:value-type="float">
            <text:p>0.000111</text:p>
          </table:table-cell>
          <table:table-cell table:style-name="ce2" office:value-type="float" office:value="0.0000105409255339" calcext:value-type="float">
            <text:p>1.05E-05</text:p>
          </table:table-cell>
          <table:table-cell office:value-type="float" office:value="0.0001912" calcext:value-type="float">
            <text:p>0.0001912</text:p>
          </table:table-cell>
          <table:table-cell table:style-name="ce2" office:value-type="float" office:value="0.00000990847000186" calcext:value-type="float">
            <text:p>9.91E-06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.0004791" calcext:value-type="float">
            <text:p>0.0004791</text:p>
          </table:table-cell>
          <table:table-cell table:style-name="ce2" office:value-type="float" office:value="0.0000208457296453" calcext:value-type="float">
            <text:p>2.08E-05</text:p>
          </table:table-cell>
          <table:table-cell office:value-type="float" office:value="0.0002028" calcext:value-type="float">
            <text:p>0.0002028</text:p>
          </table:table-cell>
          <table:table-cell table:style-name="ce2" office:value-type="float" office:value="0.00000605162971622" calcext:value-type="float">
            <text:p>6.05E-06</text:p>
          </table:table-cell>
          <table:table-cell office:value-type="float" office:value="0.0559285" calcext:value-type="float">
            <text:p>0.0559285</text:p>
          </table:table-cell>
          <table:table-cell table:style-name="ce2" office:value-type="float" office:value="0.0000797806019308" calcext:value-type="float">
            <text:p>7.98E-05</text:p>
          </table:table-cell>
          <table:table-cell office:value-type="float" office:value="0.0001429" calcext:value-type="float">
            <text:p>0.0001429</text:p>
          </table:table-cell>
          <table:table-cell table:style-name="ce2" office:value-type="float" office:value="0.00000790850456436" calcext:value-type="float">
            <text:p>7.91E-06</text:p>
          </table:table-cell>
          <table:table-cell office:value-type="float" office:value="0.0141521" calcext:value-type="float">
            <text:p>0.0141521</text:p>
          </table:table-cell>
          <table:table-cell table:style-name="ce2" office:value-type="float" office:value="0.0000684437319588" calcext:value-type="float">
            <text:p>6.84E-05</text:p>
          </table:table-cell>
          <table:table-cell office:value-type="float" office:value="0.0009035" calcext:value-type="float">
            <text:p>0.0009035</text:p>
          </table:table-cell>
          <table:table-cell office:value-type="float" office:value="0.000104004540499" calcext:value-type="float">
            <text:p>0.000104004540499</text:p>
          </table:table-cell>
          <table:table-cell office:value-type="float" office:value="0.0141001" calcext:value-type="float">
            <text:p>0.0141001</text:p>
          </table:table-cell>
          <table:table-cell table:style-name="ce2" office:value-type="float" office:value="0.000053163166029" calcext:value-type="float">
            <text:p>5.32E-05</text:p>
          </table:table-cell>
          <table:table-cell table:style-name="ce2" office:value-type="float" office:value="0.0000162" calcext:value-type="float">
            <text:p>1.62E-05</text:p>
          </table:table-cell>
          <table:table-cell table:style-name="ce2" office:value-type="float" office:value="0.00000415799096787" calcext:value-type="float">
            <text:p>4.16E-06</text:p>
          </table:table-cell>
          <table:table-cell office:value-type="float" office:value="0.00036" calcext:value-type="float">
            <text:p>0.00036</text:p>
          </table:table-cell>
          <table:table-cell table:style-name="ce2" office:value-type="float" office:value="0.0000154488403017" calcext:value-type="float">
            <text:p>1.54E-05</text:p>
          </table:table-cell>
          <table:table-cell office:value-type="float" office:value="0.0004838" calcext:value-type="float">
            <text:p>0.0004838</text:p>
          </table:table-cell>
          <table:table-cell table:style-name="ce2" office:value-type="float" office:value="0.0000151569565986" calcext:value-type="float">
            <text:p>1.52E-05</text:p>
          </table:table-cell>
          <table:table-cell office:value-type="float" office:value="0.0004318" calcext:value-type="float">
            <text:p>0.0004318</text:p>
          </table:table-cell>
          <table:table-cell table:style-name="ce2" office:value-type="float" office:value="0.0000160540752874" calcext:value-type="float">
            <text:p>1.61E-05</text:p>
          </table:table-cell>
          <table:table-cell office:value-type="float" office:value="0.0003577" calcext:value-type="float">
            <text:p>0.0003577</text:p>
          </table:table-cell>
          <table:table-cell table:style-name="ce2" office:value-type="float" office:value="0.00000684835746731" calcext:value-type="float">
            <text:p>6.85E-06</text:p>
          </table:table-cell>
          <table:table-cell office:value-type="float" office:value="0.0003555" calcext:value-type="float">
            <text:p>0.0003555</text:p>
          </table:table-cell>
          <table:table-cell table:style-name="ce2" office:value-type="float" office:value="0.0000113357840488" calcext:value-type="float">
            <text:p>1.13E-05</text:p>
          </table:table-cell>
          <table:table-cell office:value-type="float" office:value="0.004697" calcext:value-type="float">
            <text:p>0.004697</text:p>
          </table:table-cell>
          <table:table-cell table:style-name="ce2" office:value-type="float" office:value="0.0000477981868554" calcext:value-type="float">
            <text:p>4.78E-05</text:p>
          </table:table-cell>
          <table:table-cell office:value-type="float" office:value="0.0003648" calcext:value-type="float">
            <text:p>0.0003648</text:p>
          </table:table-cell>
          <table:table-cell table:style-name="ce2" office:value-type="float" office:value="0.0000180234415261" calcext:value-type="float">
            <text:p>1.80E-05</text:p>
          </table:table-cell>
          <table:table-cell office:value-type="float" office:value="0.0041309" calcext:value-type="float">
            <text:p>0.0041309</text:p>
          </table:table-cell>
          <table:table-cell table:style-name="ce2" office:value-type="float" office:value="0.0000339360509717" calcext:value-type="float">
            <text:p>3.39E-05</text:p>
          </table:table-cell>
          <table:table-cell office:value-type="float" office:value="0.0004168" calcext:value-type="float">
            <text:p>0.0004168</text:p>
          </table:table-cell>
          <table:table-cell table:style-name="ce2" office:value-type="float" office:value="0.0000120812067094" calcext:value-type="float">
            <text:p>1.21E-05</text:p>
          </table:table-cell>
          <table:table-cell office:value-type="float" office:value="0.0001615" calcext:value-type="float">
            <text:p>0.0001615</text:p>
          </table:table-cell>
          <table:table-cell table:style-name="ce2" office:value-type="float" office:value="0.00000694822119523" calcext:value-type="float">
            <text:p>6.95E-06</text:p>
          </table:table-cell>
          <table:table-cell office:value-type="float" office:value="0.0563981" calcext:value-type="float">
            <text:p>0.0563981</text:p>
          </table:table-cell>
          <table:table-cell office:value-type="float" office:value="0.00021198084295" calcext:value-type="float">
            <text:p>0.00021198084295</text:p>
          </table:table-cell>
          <table:table-cell office:value-type="float" office:value="0.0001584" calcext:value-type="float">
            <text:p>0.0001584</text:p>
          </table:table-cell>
          <table:table-cell table:style-name="ce2" office:value-type="float" office:value="0.00000571936282387" calcext:value-type="float">
            <text:p>5.72E-06</text:p>
          </table:table-cell>
          <table:table-cell office:value-type="float" office:value="0.0282135" calcext:value-type="float">
            <text:p>0.0282135</text:p>
          </table:table-cell>
          <table:table-cell office:value-type="float" office:value="0.000187671847175" calcext:value-type="float">
            <text:p>0.000187671847175</text:p>
          </table:table-cell>
          <table:table-cell office:value-type="float" office:value="0.0019199" calcext:value-type="float">
            <text:p>0.0019199</text:p>
          </table:table-cell>
          <table:table-cell office:value-type="float" office:value="0.00441634513169" calcext:value-type="float">
            <text:p>0.00441634513169</text:p>
          </table:table-cell>
          <table:table-cell office:value-type="float" office:value="0.0319369" calcext:value-type="float">
            <text:p>0.0319369</text:p>
          </table:table-cell>
          <table:table-cell office:value-type="float" office:value="0.000222861915395" calcext:value-type="float">
            <text:p>0.000222861915395</text:p>
          </table:table-cell>
          <table:table-cell table:style-name="ce2" office:value-type="float" office:value="0.0000671" calcext:value-type="float">
            <text:p>6.71E-05</text:p>
          </table:table-cell>
          <table:table-cell table:style-name="ce2" office:value-type="float" office:value="0.00000347850542619" calcext:value-type="float">
            <text:p>3.48E-06</text:p>
          </table:table-cell>
          <table:table-cell office:value-type="float" office:value="0.0004105" calcext:value-type="float">
            <text:p>0.0004105</text:p>
          </table:table-cell>
          <table:table-cell table:style-name="ce2" office:value-type="float" office:value="0.0000180077143963" calcext:value-type="float">
            <text:p>1.80E-05</text:p>
          </table:table-cell>
          <table:table-cell office:value-type="float" office:value="0.0008866" calcext:value-type="float">
            <text:p>0.0008866</text:p>
          </table:table-cell>
          <table:table-cell table:style-name="ce2" office:value-type="float" office:value="0.0000241348065849" calcext:value-type="float">
            <text:p>2.41E-05</text:p>
          </table:table-cell>
          <table:table-cell office:value-type="float" office:value="0.02834945" calcext:value-type="float">
            <text:p>0.02834945</text:p>
          </table:table-cell>
          <table:table-cell office:value-type="float" office:value="0.0283508670274" calcext:value-type="float">
            <text:p>0.0283508670274</text:p>
          </table:table-cell>
          <table:table-cell office:value-type="float" office:value="0.0003235" calcext:value-type="float">
            <text:p>0.0003235</text:p>
          </table:table-cell>
          <table:table-cell table:style-name="ce2" office:value-type="float" office:value="0.0000226237338504" calcext:value-type="float">
            <text:p>2.26E-05</text:p>
          </table:table-cell>
          <table:table-cell office:value-type="float" office:value="0.0181524" calcext:value-type="float">
            <text:p>0.0181524</text:p>
          </table:table-cell>
          <table:table-cell office:value-type="float" office:value="0.000402027970282" calcext:value-type="float">
            <text:p>0.000402027970282</text:p>
          </table:table-cell>
          <table:table-cell office:value-type="float" office:value="0.0001543" calcext:value-type="float">
            <text:p>0.0001543</text:p>
          </table:table-cell>
          <table:table-cell table:style-name="ce2" office:value-type="float" office:value="0.00000953414914924" calcext:value-type="float">
            <text:p>9.53E-06</text:p>
          </table:table-cell>
          <table:table-cell office:value-type="float" office:value="0.0004685" calcext:value-type="float">
            <text:p>0.0004685</text:p>
          </table:table-cell>
          <table:table-cell table:style-name="ce2" office:value-type="float" office:value="0.0000402830264779" calcext:value-type="float">
            <text:p>4.03E-05</text:p>
          </table:table-cell>
          <table:table-cell office:value-type="float" office:value="0.000362" calcext:value-type="float">
            <text:p>0.000362</text:p>
          </table:table-cell>
          <table:table-cell table:style-name="ce2" office:value-type="float" office:value="0.00000765941686205" calcext:value-type="float">
            <text:p>7.66E-06</text:p>
          </table:table-cell>
          <table:table-cell office:value-type="float" office:value="0.0003287" calcext:value-type="float">
            <text:p>0.0003287</text:p>
          </table:table-cell>
          <table:table-cell table:style-name="ce2" office:value-type="float" office:value="0.0000078322694313" calcext:value-type="float">
            <text:p>7.83E-06</text:p>
          </table:table-cell>
          <table:table-cell office:value-type="float" office:value="0.0004258" calcext:value-type="float">
            <text:p>0.0004258</text:p>
          </table:table-cell>
          <table:table-cell table:style-name="ce2" office:value-type="float" office:value="0.0000155334763942" calcext:value-type="float">
            <text:p>1.55E-05</text:p>
          </table:table-cell>
          <table:table-cell office:value-type="float" office:value="0.0003424" calcext:value-type="float">
            <text:p>0.0003424</text:p>
          </table:table-cell>
          <table:table-cell table:style-name="ce2" office:value-type="float" office:value="0.0000176206949037" calcext:value-type="float">
            <text:p>1.76E-05</text:p>
          </table:table-cell>
          <table:table-cell office:value-type="float" office:value="0.0003554" calcext:value-type="float">
            <text:p>0.0003554</text:p>
          </table:table-cell>
          <table:table-cell table:style-name="ce2" office:value-type="float" office:value="0.00000327278338897" calcext:value-type="float">
            <text:p>3.27E-06</text:p>
          </table:table-cell>
          <table:table-cell office:value-type="float" office:value="0.0004703" calcext:value-type="float">
            <text:p>0.0004703</text:p>
          </table:table-cell>
          <table:table-cell table:style-name="ce2" office:value-type="float" office:value="0.00000520789998197" calcext:value-type="float">
            <text:p>5.21E-06</text:p>
          </table:table-cell>
          <table:table-cell office:value-type="float" office:value="0.0003964" calcext:value-type="float">
            <text:p>0.0003964</text:p>
          </table:table-cell>
          <table:table-cell table:style-name="ce2" office:value-type="float" office:value="0.0000123756032401" calcext:value-type="float">
            <text:p>1.24E-05</text:p>
          </table:table-cell>
          <table:table-cell office:value-type="float" office:value="0.0004696" calcext:value-type="float">
            <text:p>0.0004696</text:p>
          </table:table-cell>
          <table:table-cell table:style-name="ce2" office:value-type="float" office:value="0.000013704824779" calcext:value-type="float">
            <text:p>1.37E-05</text:p>
          </table:table-cell>
          <table:table-cell office:value-type="float" office:value="0.0001544" calcext:value-type="float">
            <text:p>0.0001544</text:p>
          </table:table-cell>
          <table:table-cell table:style-name="ce2" office:value-type="float" office:value="0.00000732120208709" calcext:value-type="float">
            <text:p>7.32E-06</text:p>
          </table:table-cell>
          <table:table-cell office:value-type="float" office:value="0.0003858" calcext:value-type="float">
            <text:p>0.0003858</text:p>
          </table:table-cell>
          <table:table-cell table:style-name="ce2" office:value-type="float" office:value="0.0000110332829808" calcext:value-type="float">
            <text:p>1.10E-05</text:p>
          </table:table-cell>
          <table:table-cell office:value-type="float" office:value="0.0001592" calcext:value-type="float">
            <text:p>0.0001592</text:p>
          </table:table-cell>
          <table:table-cell table:style-name="ce2" office:value-type="float" office:value="0.0000117643529359" calcext:value-type="float">
            <text:p>1.18E-05</text:p>
          </table:table-cell>
          <table:table-cell office:value-type="float" office:value="0.0003803" calcext:value-type="float">
            <text:p>0.0003803</text:p>
          </table:table-cell>
          <table:table-cell table:style-name="ce2" office:value-type="float" office:value="0.0000156492811336" calcext:value-type="float">
            <text:p>1.56E-05</text:p>
          </table:table-cell>
          <table:table-cell office:value-type="float" office:value="0.00024815" calcext:value-type="float">
            <text:p>0.00024815</text:p>
          </table:table-cell>
          <table:table-cell table:style-name="ce2" office:value-type="float" office:value="0.0000416959861756" calcext:value-type="float">
            <text:p>4.17E-05</text:p>
          </table:table-cell>
          <table:table-cell office:value-type="float" office:value="0.00076805" calcext:value-type="float">
            <text:p>0.00076805</text:p>
          </table:table-cell>
          <table:table-cell table:style-name="ce2" office:value-type="float" office:value="0.0000523897087122" calcext:value-type="float">
            <text:p>5.24E-05</text:p>
          </table:table-cell>
          <table:table-cell office:value-type="float" office:value="0.0003603" calcext:value-type="float">
            <text:p>0.0003603</text:p>
          </table:table-cell>
          <table:table-cell table:style-name="ce2" office:value-type="float" office:value="0.00000905599862583" calcext:value-type="float">
            <text:p>9.06E-06</text:p>
          </table:table-cell>
          <table:table-cell office:value-type="float" office:value="0.0003182" calcext:value-type="float">
            <text:p>0.0003182</text:p>
          </table:table-cell>
          <table:table-cell table:style-name="ce2" office:value-type="float" office:value="0.00000694102137857" calcext:value-type="float">
            <text:p>6.94E-06</text:p>
          </table:table-cell>
          <table:table-cell office:value-type="float" office:value="0.0004237" calcext:value-type="float">
            <text:p>0.0004237</text:p>
          </table:table-cell>
          <table:table-cell table:style-name="ce2" office:value-type="float" office:value="0.00000873117021557" calcext:value-type="float">
            <text:p>8.73E-06</text:p>
          </table:table-cell>
          <table:table-cell office:value-type="float" office:value="0.0003371" calcext:value-type="float">
            <text:p>0.0003371</text:p>
          </table:table-cell>
          <table:table-cell table:style-name="ce2" office:value-type="float" office:value="0.0000146321563688" calcext:value-type="float">
            <text:p>1.46E-05</text:p>
          </table:table-cell>
          <table:table-cell office:value-type="float" office:value="0.0003585" calcext:value-type="float">
            <text:p>0.0003585</text:p>
          </table:table-cell>
          <table:table-cell table:style-name="ce2" office:value-type="float" office:value="0.00000732196087883" calcext:value-type="float">
            <text:p>7.32E-06</text:p>
          </table:table-cell>
          <table:table-cell office:value-type="float" office:value="0.0003446" calcext:value-type="float">
            <text:p>0.0003446</text:p>
          </table:table-cell>
          <table:table-cell table:style-name="ce2" office:value-type="float" office:value="0.0000201229553827" calcext:value-type="float">
            <text:p>2.01E-05</text:p>
          </table:table-cell>
          <table:table-cell office:value-type="float" office:value="0.0003859" calcext:value-type="float">
            <text:p>0.0003859</text:p>
          </table:table-cell>
          <table:table-cell table:style-name="ce2" office:value-type="float" office:value="0.0000129052099729" calcext:value-type="float">
            <text:p>1.29E-05</text:p>
          </table:table-cell>
          <table:table-cell office:value-type="float" office:value="0.0003156" calcext:value-type="float">
            <text:p>0.0003156</text:p>
          </table:table-cell>
          <table:table-cell table:style-name="ce2" office:value-type="float" office:value="0.0000115393048125" calcext:value-type="float">
            <text:p>1.15E-05</text:p>
          </table:table-cell>
          <table:table-cell office:value-type="float" office:value="0.0001607" calcext:value-type="float">
            <text:p>0.0001607</text:p>
          </table:table-cell>
          <table:table-cell table:style-name="ce2" office:value-type="float" office:value="0.00000507827617296" calcext:value-type="float">
            <text:p>5.08E-06</text:p>
          </table:table-cell>
          <table:table-cell office:value-type="float" office:value="0.0003613" calcext:value-type="float">
            <text:p>0.0003613</text:p>
          </table:table-cell>
          <table:table-cell table:style-name="ce2" office:value-type="float" office:value="0.0000201552309174" calcext:value-type="float">
            <text:p>2.02E-05</text:p>
          </table:table-cell>
          <table:table-cell office:value-type="float" office:value="0.0001597" calcext:value-type="float">
            <text:p>0.0001597</text:p>
          </table:table-cell>
          <table:table-cell table:style-name="ce2" office:value-type="float" office:value="0.00000473872931866" calcext:value-type="float">
            <text:p>4.74E-06</text:p>
          </table:table-cell>
          <table:table-cell office:value-type="float" office:value="0.0003711" calcext:value-type="float">
            <text:p>0.0003711</text:p>
          </table:table-cell>
          <table:table-cell table:style-name="ce2" office:value-type="float" office:value="0.00000938616002421" calcext:value-type="float">
            <text:p>9.39E-06</text:p>
          </table:table-cell>
          <table:table-cell office:value-type="float" office:value="0.0004677" calcext:value-type="float">
            <text:p>0.0004677</text:p>
          </table:table-cell>
          <table:table-cell table:style-name="ce2" office:value-type="float" office:value="0.000011557104597" calcext:value-type="float">
            <text:p>1.16E-05</text:p>
          </table:table-cell>
          <table:table-cell office:value-type="float" office:value="0.0003859" calcext:value-type="float">
            <text:p>0.0003859</text:p>
          </table:table-cell>
          <table:table-cell table:style-name="ce2" office:value-type="float" office:value="0.0000129052099729" calcext:value-type="float">
            <text:p>1.29E-05</text:p>
          </table:table-cell>
          <table:table-cell office:value-type="float" office:value="0.0004614" calcext:value-type="float">
            <text:p>0.0004614</text:p>
          </table:table-cell>
          <table:table-cell table:style-name="ce2" office:value-type="float" office:value="0.0000145693742716" calcext:value-type="float">
            <text:p>1.46E-05</text:p>
          </table:table-cell>
          <table:table-cell office:value-type="float" office:value="0.0007955" calcext:value-type="float">
            <text:p>0.0007955</text:p>
          </table:table-cell>
          <table:table-cell table:style-name="ce2" office:value-type="float" office:value="0.00000727629331765" calcext:value-type="float">
            <text:p>7.28E-06</text:p>
          </table:table-cell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0.0025295" calcext:value-type="float">
            <text:p>0.0025295</text:p>
          </table:table-cell>
          <table:table-cell table:style-name="ce2" office:value-type="float" office:value="0.0000223519822636" calcext:value-type="float">
            <text:p>2.24E-05</text:p>
          </table:table-cell>
          <table:table-cell office:value-type="float" office:value="0.0005734" calcext:value-type="float">
            <text:p>0.0005734</text:p>
          </table:table-cell>
          <table:table-cell table:style-name="ce2" office:value-type="float" office:value="0.00000291356978445" calcext:value-type="float">
            <text:p>2.91E-06</text:p>
          </table:table-cell>
          <table:table-cell office:value-type="float" office:value="0.9305511" calcext:value-type="float">
            <text:p>0.9305511</text:p>
          </table:table-cell>
          <table:table-cell office:value-type="float" office:value="0.000585219892196" calcext:value-type="float">
            <text:p>0.000585219892196</text:p>
          </table:table-cell>
          <table:table-cell office:value-type="float" office:value="0.0005932" calcext:value-type="float">
            <text:p>0.0005932</text:p>
          </table:table-cell>
          <table:table-cell table:style-name="ce2" office:value-type="float" office:value="0.00000725411760466" calcext:value-type="float">
            <text:p>7.25E-06</text:p>
          </table:table-cell>
          <table:table-cell office:value-type="float" office:value="0.2193666" calcext:value-type="float">
            <text:p>0.2193666</text:p>
          </table:table-cell>
          <table:table-cell office:value-type="float" office:value="0.00048170488891" calcext:value-type="float">
            <text:p>0.00048170488891</text:p>
          </table:table-cell>
          <table:table-cell office:value-type="float" office:value="0.0049999" calcext:value-type="float">
            <text:p>0.0049999</text:p>
          </table:table-cell>
          <table:table-cell office:value-type="float" office:value="0.0127804364162" calcext:value-type="float">
            <text:p>0.0127804364162</text:p>
          </table:table-cell>
          <table:table-cell office:value-type="float" office:value="0.2183516" calcext:value-type="float">
            <text:p>0.2183516</text:p>
          </table:table-cell>
          <table:table-cell office:value-type="float" office:value="0.000263755442282" calcext:value-type="float">
            <text:p>0.000263755442282</text:p>
          </table:table-cell>
          <table:table-cell table:style-name="ce2" office:value-type="float" office:value="0.000041" calcext:value-type="float">
            <text:p>4.10E-05</text:p>
          </table:table-cell>
          <table:table-cell table:style-name="ce2" office:value-type="float" office:value="0.00000156347191994" calcext:value-type="float">
            <text:p>1.56E-06</text:p>
          </table:table-cell>
          <table:table-cell office:value-type="float" office:value="0.0022975" calcext:value-type="float">
            <text:p>0.0022975</text:p>
          </table:table-cell>
          <table:table-cell table:style-name="ce2" office:value-type="float" office:value="0.000040596250511" calcext:value-type="float">
            <text:p>4.06E-05</text:p>
          </table:table-cell>
          <table:table-cell office:value-type="float" office:value="0.0018268" calcext:value-type="float">
            <text:p>0.0018268</text:p>
          </table:table-cell>
          <table:table-cell table:style-name="ce2" office:value-type="float" office:value="0.000044087791205" calcext:value-type="float">
            <text:p>4.41E-05</text:p>
          </table:table-cell>
          <table:table-cell office:value-type="float" office:value="0.0025999" calcext:value-type="float">
            <text:p>0.0025999</text:p>
          </table:table-cell>
          <table:table-cell table:style-name="ce2" office:value-type="float" office:value="0.0000207977028646" calcext:value-type="float">
            <text:p>2.08E-05</text:p>
          </table:table-cell>
          <table:table-cell office:value-type="float" office:value="0.0017604" calcext:value-type="float">
            <text:p>0.0017604</text:p>
          </table:table-cell>
          <table:table-cell table:style-name="ce2" office:value-type="float" office:value="0.0000140491201781" calcext:value-type="float">
            <text:p>1.40E-05</text:p>
          </table:table-cell>
          <table:table-cell office:value-type="float" office:value="0.0010391" calcext:value-type="float">
            <text:p>0.0010391</text:p>
          </table:table-cell>
          <table:table-cell table:style-name="ce2" office:value-type="float" office:value="0.0000285635743173" calcext:value-type="float">
            <text:p>2.86E-05</text:p>
          </table:table-cell>
          <table:table-cell office:value-type="float" office:value="0.0023889" calcext:value-type="float">
            <text:p>0.0023889</text:p>
          </table:table-cell>
          <table:table-cell table:style-name="ce2" office:value-type="float" office:value="0.0000512909998603" calcext:value-type="float">
            <text:p>5.13E-05</text:p>
          </table:table-cell>
          <table:table-cell office:value-type="float" office:value="0.0010885" calcext:value-type="float">
            <text:p>0.0010885</text:p>
          </table:table-cell>
          <table:table-cell table:style-name="ce2" office:value-type="float" office:value="0.0000320043399835" calcext:value-type="float">
            <text:p>3.20E-05</text:p>
          </table:table-cell>
          <table:table-cell office:value-type="float" office:value="0.0013656" calcext:value-type="float">
            <text:p>0.0013656</text:p>
          </table:table-cell>
          <table:table-cell table:style-name="ce2" office:value-type="float" office:value="0.0000467670349237" calcext:value-type="float">
            <text:p>4.68E-05</text:p>
          </table:table-cell>
          <table:table-cell office:value-type="float" office:value="0.0023678" calcext:value-type="float">
            <text:p>0.0023678</text:p>
          </table:table-cell>
          <table:table-cell table:style-name="ce2" office:value-type="float" office:value="0.0000422658254385" calcext:value-type="float">
            <text:p>4.23E-05</text:p>
          </table:table-cell>
          <table:table-cell office:value-type="float" office:value="0.0006514" calcext:value-type="float">
            <text:p>0.0006514</text:p>
          </table:table-cell>
          <table:table-cell table:style-name="ce2" office:value-type="float" office:value="0.00000171269767716" calcext:value-type="float">
            <text:p>1.71E-06</text:p>
          </table:table-cell>
          <table:table-cell office:value-type="float" office:value="0.9307225" calcext:value-type="float">
            <text:p>0.9307225</text:p>
          </table:table-cell>
          <table:table-cell office:value-type="float" office:value="0.000678302497252" calcext:value-type="float">
            <text:p>0.000678302497252</text:p>
          </table:table-cell>
          <table:table-cell office:value-type="float" office:value="0.0006506" calcext:value-type="float">
            <text:p>0.0006506</text:p>
          </table:table-cell>
          <table:table-cell table:style-name="ce2" office:value-type="float" office:value="0.00000655235326683" calcext:value-type="float">
            <text:p>6.55E-06</text:p>
          </table:table-cell>
          <table:table-cell office:value-type="float" office:value="0.4462694" calcext:value-type="float">
            <text:p>0.4462694</text:p>
          </table:table-cell>
          <table:table-cell office:value-type="float" office:value="0.000964300114648" calcext:value-type="float">
            <text:p>0.000964300114648</text:p>
          </table:table-cell>
          <table:table-cell office:value-type="float" office:value="0.0005818" calcext:value-type="float">
            <text:p>0.0005818</text:p>
          </table:table-cell>
          <table:table-cell table:style-name="ce2" office:value-type="float" office:value="0.0000442236739014" calcext:value-type="float">
            <text:p>4.42E-05</text:p>
          </table:table-cell>
          <table:table-cell office:value-type="float" office:value="0.5009762" calcext:value-type="float">
            <text:p>0.5009762</text:p>
          </table:table-cell>
          <table:table-cell office:value-type="float" office:value="0.00184073100214" calcext:value-type="float">
            <text:p>0.00184073100214</text:p>
          </table:table-cell>
          <table:table-cell office:value-type="float" office:value="0.0001442" calcext:value-type="float">
            <text:p>0.0001442</text:p>
          </table:table-cell>
          <table:table-cell table:style-name="ce2" office:value-type="float" office:value="0.000000918936583473" calcext:value-type="float">
            <text:p>9.19E-07</text:p>
          </table:table-cell>
          <table:table-cell office:value-type="float" office:value="0.0021962" calcext:value-type="float">
            <text:p>0.0021962</text:p>
          </table:table-cell>
          <table:table-cell table:style-name="ce2" office:value-type="float" office:value="0.0000300843259301" calcext:value-type="float">
            <text:p>3.01E-05</text:p>
          </table:table-cell>
          <table:table-cell office:value-type="float" office:value="0.0018234" calcext:value-type="float">
            <text:p>0.0018234</text:p>
          </table:table-cell>
          <table:table-cell table:style-name="ce2" office:value-type="float" office:value="0.0000228044829901" calcext:value-type="float">
            <text:p>2.28E-05</text:p>
          </table:table-cell>
          <table:table-cell office:value-type="float" office:value="0.46613415" calcext:value-type="float">
            <text:p>0.46613415</text:p>
          </table:table-cell>
          <table:table-cell office:value-type="float" office:value="0.476631004967" calcext:value-type="float">
            <text:p>0.476631004967</text:p>
          </table:table-cell>
          <table:table-cell office:value-type="float" office:value="0.0011388" calcext:value-type="float">
            <text:p>0.0011388</text:p>
          </table:table-cell>
          <table:table-cell table:style-name="ce2" office:value-type="float" office:value="0.0000301470470269" calcext:value-type="float">
            <text:p>3.01E-05</text:p>
          </table:table-cell>
          <table:table-cell office:value-type="float" office:value="0.0199248" calcext:value-type="float">
            <text:p>0.0199248</text:p>
          </table:table-cell>
          <table:table-cell office:value-type="float" office:value="0.00108641477653" calcext:value-type="float">
            <text:p>0.00108641477653</text:p>
          </table:table-cell>
          <table:table-cell office:value-type="float" office:value="0.0006705" calcext:value-type="float">
            <text:p>0.0006705</text:p>
          </table:table-cell>
          <table:table-cell table:style-name="ce2" office:value-type="float" office:value="0.0000204355354985" calcext:value-type="float">
            <text:p>2.04E-05</text:p>
          </table:table-cell>
          <table:table-cell office:value-type="float" office:value="0.0017013" calcext:value-type="float">
            <text:p>0.0017013</text:p>
          </table:table-cell>
          <table:table-cell table:style-name="ce2" office:value-type="float" office:value="0.0000541398395105" calcext:value-type="float">
            <text:p>5.41E-05</text:p>
          </table:table-cell>
          <table:table-cell office:value-type="float" office:value="0.002417" calcext:value-type="float">
            <text:p>0.002417</text:p>
          </table:table-cell>
          <table:table-cell table:style-name="ce2" office:value-type="float" office:value="0.0000208166599947" calcext:value-type="float">
            <text:p>2.08E-05</text:p>
          </table:table-cell>
          <table:table-cell office:value-type="float" office:value="0.0017254" calcext:value-type="float">
            <text:p>0.0017254</text:p>
          </table:table-cell>
          <table:table-cell table:style-name="ce2" office:value-type="float" office:value="0.000028437846457" calcext:value-type="float">
            <text:p>2.84E-05</text:p>
          </table:table-cell>
          <table:table-cell office:value-type="float" office:value="0.0025908" calcext:value-type="float">
            <text:p>0.0025908</text:p>
          </table:table-cell>
          <table:table-cell table:style-name="ce2" office:value-type="float" office:value="0.0000212487908153" calcext:value-type="float">
            <text:p>2.12E-05</text:p>
          </table:table-cell>
          <table:table-cell office:value-type="float" office:value="0.0016643" calcext:value-type="float">
            <text:p>0.0016643</text:p>
          </table:table-cell>
          <table:table-cell table:style-name="ce2" office:value-type="float" office:value="0.0000207367092643" calcext:value-type="float">
            <text:p>2.07E-05</text:p>
          </table:table-cell>
          <table:table-cell office:value-type="float" office:value="0.0021886" calcext:value-type="float">
            <text:p>0.0021886</text:p>
          </table:table-cell>
          <table:table-cell table:style-name="ce2" office:value-type="float" office:value="0.0000325787933751" calcext:value-type="float">
            <text:p>3.26E-05</text:p>
          </table:table-cell>
          <table:table-cell office:value-type="float" office:value="0.0018403" calcext:value-type="float">
            <text:p>0.0018403</text:p>
          </table:table-cell>
          <table:table-cell table:style-name="ce2" office:value-type="float" office:value="0.0000209817380913" calcext:value-type="float">
            <text:p>2.10E-05</text:p>
          </table:table-cell>
          <table:table-cell office:value-type="float" office:value="0.0025053" calcext:value-type="float">
            <text:p>0.0025053</text:p>
          </table:table-cell>
          <table:table-cell table:style-name="ce2" office:value-type="float" office:value="0.0000197655705149" calcext:value-type="float">
            <text:p>1.98E-05</text:p>
          </table:table-cell>
          <table:table-cell office:value-type="float" office:value="0.0018748" calcext:value-type="float">
            <text:p>0.0018748</text:p>
          </table:table-cell>
          <table:table-cell table:style-name="ce2" office:value-type="float" office:value="0.0000217500957852" calcext:value-type="float">
            <text:p>2.18E-05</text:p>
          </table:table-cell>
          <table:table-cell office:value-type="float" office:value="0.0006695" calcext:value-type="float">
            <text:p>0.0006695</text:p>
          </table:table-cell>
          <table:table-cell table:style-name="ce2" office:value-type="float" office:value="0.0000020138409956" calcext:value-type="float">
            <text:p>2.01E-06</text:p>
          </table:table-cell>
          <table:table-cell office:value-type="float" office:value="0.0016988" calcext:value-type="float">
            <text:p>0.0016988</text:p>
          </table:table-cell>
          <table:table-cell table:style-name="ce2" office:value-type="float" office:value="0.0000151935658897" calcext:value-type="float">
            <text:p>1.52E-05</text:p>
          </table:table-cell>
          <table:table-cell office:value-type="float" office:value="0.000678" calcext:value-type="float">
            <text:p>0.000678</text:p>
          </table:table-cell>
          <table:table-cell table:style-name="ce2" office:value-type="float" office:value="0.0000117567947257" calcext:value-type="float">
            <text:p>1.18E-05</text:p>
          </table:table-cell>
          <table:table-cell office:value-type="float" office:value="0.0015568" calcext:value-type="float">
            <text:p>0.0015568</text:p>
          </table:table-cell>
          <table:table-cell table:style-name="ce2" office:value-type="float" office:value="0.00000458984386082" calcext:value-type="float">
            <text:p>4.59E-06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0.000137153774628" calcext:value-type="float">
            <text:p>0.000137153774628</text:p>
          </table:table-cell>
          <table:table-cell office:value-type="float" office:value="0.00312605" calcext:value-type="float">
            <text:p>0.00312605</text:p>
          </table:table-cell>
          <table:table-cell table:style-name="ce2" office:value-type="float" office:value="0.0000184917478039" calcext:value-type="float">
            <text:p>1.85E-05</text:p>
          </table:table-cell>
          <table:table-cell office:value-type="float" office:value="0.0024535" calcext:value-type="float">
            <text:p>0.0024535</text:p>
          </table:table-cell>
          <table:table-cell table:style-name="ce2" office:value-type="float" office:value="0.0000163995257384" calcext:value-type="float">
            <text:p>1.64E-05</text:p>
          </table:table-cell>
          <table:table-cell office:value-type="float" office:value="0.0016944" calcext:value-type="float">
            <text:p>0.0016944</text:p>
          </table:table-cell>
          <table:table-cell table:style-name="ce2" office:value-type="float" office:value="0.0000339319580599" calcext:value-type="float">
            <text:p>3.39E-05</text:p>
          </table:table-cell>
          <table:table-cell office:value-type="float" office:value="0.0026132" calcext:value-type="float">
            <text:p>0.0026132</text:p>
          </table:table-cell>
          <table:table-cell table:style-name="ce2" office:value-type="float" office:value="0.0000202034100532" calcext:value-type="float">
            <text:p>2.02E-05</text:p>
          </table:table-cell>
          <table:table-cell office:value-type="float" office:value="0.0016511" calcext:value-type="float">
            <text:p>0.0016511</text:p>
          </table:table-cell>
          <table:table-cell table:style-name="ce2" office:value-type="float" office:value="0.0000351265964445" calcext:value-type="float">
            <text:p>3.51E-05</text:p>
          </table:table-cell>
          <table:table-cell office:value-type="float" office:value="0.0022825" calcext:value-type="float">
            <text:p>0.0022825</text:p>
          </table:table-cell>
          <table:table-cell table:style-name="ce2" office:value-type="float" office:value="0.0000175957696936" calcext:value-type="float">
            <text:p>1.76E-05</text:p>
          </table:table-cell>
          <table:table-cell office:value-type="float" office:value="0.0016741" calcext:value-type="float">
            <text:p>0.0016741</text:p>
          </table:table-cell>
          <table:table-cell table:style-name="ce2" office:value-type="float" office:value="0.0000292477919394" calcext:value-type="float">
            <text:p>2.92E-05</text:p>
          </table:table-cell>
          <table:table-cell office:value-type="float" office:value="0.0025301" calcext:value-type="float">
            <text:p>0.0025301</text:p>
          </table:table-cell>
          <table:table-cell table:style-name="ce2" office:value-type="float" office:value="0.0000278625595059" calcext:value-type="float">
            <text:p>2.79E-05</text:p>
          </table:table-cell>
          <table:table-cell office:value-type="float" office:value="0.001735" calcext:value-type="float">
            <text:p>0.001735</text:p>
          </table:table-cell>
          <table:table-cell table:style-name="ce2" office:value-type="float" office:value="0.0000233713975239" calcext:value-type="float">
            <text:p>2.34E-05</text:p>
          </table:table-cell>
          <table:table-cell office:value-type="float" office:value="0.0007003" calcext:value-type="float">
            <text:p>0.0007003</text:p>
          </table:table-cell>
          <table:table-cell table:style-name="ce2" office:value-type="float" office:value="0.0000193278727921" calcext:value-type="float">
            <text:p>1.93E-05</text:p>
          </table:table-cell>
          <table:table-cell office:value-type="float" office:value="0.0016568" calcext:value-type="float">
            <text:p>0.0016568</text:p>
          </table:table-cell>
          <table:table-cell table:style-name="ce2" office:value-type="float" office:value="0.0000146120194057" calcext:value-type="float">
            <text:p>1.46E-05</text:p>
          </table:table-cell>
          <table:table-cell office:value-type="float" office:value="0.0006957" calcext:value-type="float">
            <text:p>0.0006957</text:p>
          </table:table-cell>
          <table:table-cell table:style-name="ce2" office:value-type="float" office:value="0.0000161936201429" calcext:value-type="float">
            <text:p>1.62E-05</text:p>
          </table:table-cell>
          <table:table-cell office:value-type="float" office:value="0.0015792" calcext:value-type="float">
            <text:p>0.0015792</text:p>
          </table:table-cell>
          <table:table-cell table:style-name="ce2" office:value-type="float" office:value="0.0000256203044478" calcext:value-type="float">
            <text:p>2.56E-05</text:p>
          </table:table-cell>
          <table:table-cell office:value-type="float" office:value="0.0019611" calcext:value-type="float">
            <text:p>0.0019611</text:p>
          </table:table-cell>
          <table:table-cell table:style-name="ce2" office:value-type="float" office:value="0.0000202838194957" calcext:value-type="float">
            <text:p>2.03E-05</text:p>
          </table:table-cell>
          <table:table-cell office:value-type="float" office:value="0.0025301" calcext:value-type="float">
            <text:p>0.0025301</text:p>
          </table:table-cell>
          <table:table-cell table:style-name="ce2" office:value-type="float" office:value="0.0000278625595059" calcext:value-type="float">
            <text:p>2.79E-05</text:p>
          </table:table-cell>
          <table:table-cell office:value-type="float" office:value="0.0018058" calcext:value-type="float">
            <text:p>0.0018058</text:p>
          </table:table-cell>
          <table:table-cell table:style-name="ce2" office:value-type="float" office:value="0.00000889194391945" calcext:value-type="float">
            <text:p>8.89E-06</text:p>
          </table:table-cell>
          <table:table-cell office:value-type="float" office:value="0.0031311" calcext:value-type="float">
            <text:p>0.0031311</text:p>
          </table:table-cell>
          <table:table-cell table:style-name="ce2" office:value-type="float" office:value="0.0000190988655859" calcext:value-type="float">
            <text:p>1.91E-05</text:p>
          </table:table-cell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float" office:value="0.0091792" calcext:value-type="float">
            <text:p>0.0091792</text:p>
          </table:table-cell>
          <table:table-cell office:value-type="float" office:value="0.000116499690033" calcext:value-type="float">
            <text:p>0.000116499690033</text:p>
          </table:table-cell>
          <table:table-cell office:value-type="float" office:value="0.0020106" calcext:value-type="float">
            <text:p>0.0020106</text:p>
          </table:table-cell>
          <table:table-cell table:style-name="ce2" office:value-type="float" office:value="0.0000210670886034" calcext:value-type="float">
            <text:p>2.11E-05</text:p>
          </table:table-cell>
          <table:table-cell office:value-type="float" office:value="15.652278" calcext:value-type="float">
            <text:p>15.652278</text:p>
          </table:table-cell>
          <table:table-cell office:value-type="float" office:value="0.00513889268228" calcext:value-type="float">
            <text:p>0.00513889268228</text:p>
          </table:table-cell>
          <table:table-cell office:value-type="float" office:value="0.0022745" calcext:value-type="float">
            <text:p>0.0022745</text:p>
          </table:table-cell>
          <table:table-cell table:style-name="ce2" office:value-type="float" office:value="0.0000331503309854" calcext:value-type="float">
            <text:p>3.32E-05</text:p>
          </table:table-cell>
          <table:table-cell office:value-type="float" office:value="3.4819931" calcext:value-type="float">
            <text:p>3.4819931</text:p>
          </table:table-cell>
          <table:table-cell office:value-type="float" office:value="0.000748207257383" calcext:value-type="float">
            <text:p>0.000748207257383</text:p>
          </table:table-cell>
          <table:table-cell office:value-type="float" office:value="0.0138093" calcext:value-type="float">
            <text:p>0.0138093</text:p>
          </table:table-cell>
          <table:table-cell office:value-type="float" office:value="0.0235824429705" calcext:value-type="float">
            <text:p>0.0235824429705</text:p>
          </table:table-cell>
          <table:table-cell office:value-type="float" office:value="3.4885134" calcext:value-type="float">
            <text:p>3.4885134</text:p>
          </table:table-cell>
          <table:table-cell office:value-type="float" office:value="0.00100933115367" calcext:value-type="float">
            <text:p>0.00100933115367</text:p>
          </table:table-cell>
          <table:table-cell office:value-type="float" office:value="0.0001395" calcext:value-type="float">
            <text:p>0.0001395</text:p>
          </table:table-cell>
          <table:table-cell table:style-name="ce2" office:value-type="float" office:value="0.00000359783885749" calcext:value-type="float">
            <text:p>3.60E-06</text:p>
          </table:table-cell>
          <table:table-cell office:value-type="float" office:value="0.0099034" calcext:value-type="float">
            <text:p>0.0099034</text:p>
          </table:table-cell>
          <table:table-cell table:style-name="ce2" office:value-type="float" office:value="0.0000996451481787" calcext:value-type="float">
            <text:p>9.96E-05</text:p>
          </table:table-cell>
          <table:table-cell office:value-type="float" office:value="0.0082207" calcext:value-type="float">
            <text:p>0.0082207</text:p>
          </table:table-cell>
          <table:table-cell table:style-name="ce2" office:value-type="float" office:value="0.0000362002148551" calcext:value-type="float">
            <text:p>3.62E-05</text:p>
          </table:table-cell>
          <table:table-cell office:value-type="float" office:value="0.0096302" calcext:value-type="float">
            <text:p>0.0096302</text:p>
          </table:table-cell>
          <table:table-cell office:value-type="float" office:value="0.000110937219483" calcext:value-type="float">
            <text:p>0.000110937219483</text:p>
          </table:table-cell>
          <table:table-cell office:value-type="float" office:value="0.0066686" calcext:value-type="float">
            <text:p>0.0066686</text:p>
          </table:table-cell>
          <table:table-cell table:style-name="ce2" office:value-type="float" office:value="0.0000506385887112" calcext:value-type="float">
            <text:p>5.06E-05</text:p>
          </table:table-cell>
          <table:table-cell office:value-type="float" office:value="0.0089256" calcext:value-type="float">
            <text:p>0.0089256</text:p>
          </table:table-cell>
          <table:table-cell table:style-name="ce2" office:value-type="float" office:value="0.0000383759183748" calcext:value-type="float">
            <text:p>3.84E-05</text:p>
          </table:table-cell>
          <table:table-cell office:value-type="float" office:value="0.0240127" calcext:value-type="float">
            <text:p>0.0240127</text:p>
          </table:table-cell>
          <table:table-cell office:value-type="float" office:value="0.000116410242008" calcext:value-type="float">
            <text:p>0.000116410242008</text:p>
          </table:table-cell>
          <table:table-cell office:value-type="float" office:value="0.0087905" calcext:value-type="float">
            <text:p>0.0087905</text:p>
          </table:table-cell>
          <table:table-cell table:style-name="ce2" office:value-type="float" office:value="0.0000557698644232" calcext:value-type="float">
            <text:p>5.58E-05</text:p>
          </table:table-cell>
          <table:table-cell office:value-type="float" office:value="0.0164648" calcext:value-type="float">
            <text:p>0.0164648</text:p>
          </table:table-cell>
          <table:table-cell table:style-name="ce2" office:value-type="float" office:value="0.0000908769619993" calcext:value-type="float">
            <text:p>9.09E-05</text:p>
          </table:table-cell>
          <table:table-cell office:value-type="float" office:value="0.0092165" calcext:value-type="float">
            <text:p>0.0092165</text:p>
          </table:table-cell>
          <table:table-cell office:value-type="float" office:value="0.000120249971125" calcext:value-type="float">
            <text:p>0.000120249971125</text:p>
          </table:table-cell>
          <table:table-cell office:value-type="float" office:value="0.0022998" calcext:value-type="float">
            <text:p>0.0022998</text:p>
          </table:table-cell>
          <table:table-cell table:style-name="ce2" office:value-type="float" office:value="0.0000191995370315" calcext:value-type="float">
            <text:p>1.92E-05</text:p>
          </table:table-cell>
          <table:table-cell office:value-type="float" office:value="15.6416453" calcext:value-type="float">
            <text:p>15.6416453</text:p>
          </table:table-cell>
          <table:table-cell office:value-type="float" office:value="0.0196822364812" calcext:value-type="float">
            <text:p>0.0196822364812</text:p>
          </table:table-cell>
          <table:table-cell office:value-type="float" office:value="0.0022972" calcext:value-type="float">
            <text:p>0.0022972</text:p>
          </table:table-cell>
          <table:table-cell table:style-name="ce2" office:value-type="float" office:value="0.0000209061394491" calcext:value-type="float">
            <text:p>2.09E-05</text:p>
          </table:table-cell>
          <table:table-cell office:value-type="float" office:value="7.049837" calcext:value-type="float">
            <text:p>7.049837</text:p>
          </table:table-cell>
          <table:table-cell office:value-type="float" office:value="0.015557099694" calcext:value-type="float">
            <text:p>0.015557099694</text:p>
          </table:table-cell>
          <table:table-cell office:value-type="float" office:value="0.0071141" calcext:value-type="float">
            <text:p>0.0071141</text:p>
          </table:table-cell>
          <table:table-cell office:value-type="float" office:value="0.0191452805815" calcext:value-type="float">
            <text:p>0.0191452805815</text:p>
          </table:table-cell>
          <table:table-cell office:value-type="float" office:value="7.9413384" calcext:value-type="float">
            <text:p>7.9413384</text:p>
          </table:table-cell>
          <table:table-cell office:value-type="float" office:value="0.0600045618584" calcext:value-type="float">
            <text:p>0.0600045618584</text:p>
          </table:table-cell>
          <table:table-cell office:value-type="float" office:value="0.0004493" calcext:value-type="float">
            <text:p>0.0004493</text:p>
          </table:table-cell>
          <table:table-cell table:style-name="ce2" office:value-type="float" office:value="0.00000784644293082" calcext:value-type="float">
            <text:p>7.85E-06</text:p>
          </table:table-cell>
          <table:table-cell office:value-type="float" office:value="0.0093167" calcext:value-type="float">
            <text:p>0.0093167</text:p>
          </table:table-cell>
          <table:table-cell table:style-name="ce2" office:value-type="float" office:value="0.0000851182837129" calcext:value-type="float">
            <text:p>8.51E-05</text:p>
          </table:table-cell>
          <table:table-cell office:value-type="float" office:value="0.0071861" calcext:value-type="float">
            <text:p>0.0071861</text:p>
          </table:table-cell>
          <table:table-cell table:style-name="ce2" office:value-type="float" office:value="0.0000228543698715" calcext:value-type="float">
            <text:p>2.29E-05</text:p>
          </table:table-cell>
          <table:table-cell office:value-type="float" office:value="7.80989115" calcext:value-type="float">
            <text:p>7.80989115</text:p>
          </table:table-cell>
          <table:table-cell office:value-type="float" office:value="8.00634411564" calcext:value-type="float">
            <text:p>8.00634411564</text:p>
          </table:table-cell>
          <table:table-cell office:value-type="float" office:value="0.0042956" calcext:value-type="float">
            <text:p>0.0042956</text:p>
          </table:table-cell>
          <table:table-cell table:style-name="ce2" office:value-type="float" office:value="0.0000419899458866" calcext:value-type="float">
            <text:p>4.20E-05</text:p>
          </table:table-cell>
          <table:table-cell office:value-type="float" office:value="0.0317529" calcext:value-type="float">
            <text:p>0.0317529</text:p>
          </table:table-cell>
          <table:table-cell office:value-type="float" office:value="0.0170517141364" calcext:value-type="float">
            <text:p>0.0170517141364</text:p>
          </table:table-cell>
          <table:table-cell office:value-type="float" office:value="0.0031586" calcext:value-type="float">
            <text:p>0.0031586</text:p>
          </table:table-cell>
          <table:table-cell table:style-name="ce2" office:value-type="float" office:value="0.0000247035759895" calcext:value-type="float">
            <text:p>2.47E-05</text:p>
          </table:table-cell>
          <table:table-cell office:value-type="float" office:value="0.0072968" calcext:value-type="float">
            <text:p>0.0072968</text:p>
          </table:table-cell>
          <table:table-cell table:style-name="ce2" office:value-type="float" office:value="0.0000283188198122" calcext:value-type="float">
            <text:p>2.83E-05</text:p>
          </table:table-cell>
          <table:table-cell office:value-type="float" office:value="0.0098549" calcext:value-type="float">
            <text:p>0.0098549</text:p>
          </table:table-cell>
          <table:table-cell office:value-type="float" office:value="0.000113326911583" calcext:value-type="float">
            <text:p>0.000113326911583</text:p>
          </table:table-cell>
          <table:table-cell office:value-type="float" office:value="0.0080776" calcext:value-type="float">
            <text:p>0.0080776</text:p>
          </table:table-cell>
          <table:table-cell table:style-name="ce2" office:value-type="float" office:value="0.0000544083326952" calcext:value-type="float">
            <text:p>5.44E-05</text:p>
          </table:table-cell>
          <table:table-cell office:value-type="float" office:value="0.0095134" calcext:value-type="float">
            <text:p>0.0095134</text:p>
          </table:table-cell>
          <table:table-cell office:value-type="float" office:value="0.000121958280663" calcext:value-type="float">
            <text:p>0.000121958280663</text:p>
          </table:table-cell>
          <table:table-cell office:value-type="float" office:value="0.0066497" calcext:value-type="float">
            <text:p>0.0066497</text:p>
          </table:table-cell>
          <table:table-cell table:style-name="ce2" office:value-type="float" office:value="0.0000509314353922" calcext:value-type="float">
            <text:p>5.09E-05</text:p>
          </table:table-cell>
          <table:table-cell office:value-type="float" office:value="0.0093642" calcext:value-type="float">
            <text:p>0.0093642</text:p>
          </table:table-cell>
          <table:table-cell office:value-type="float" office:value="0.000126670877123" calcext:value-type="float">
            <text:p>0.000126670877123</text:p>
          </table:table-cell>
          <table:table-cell office:value-type="float" office:value="0.0078115" calcext:value-type="float">
            <text:p>0.0078115</text:p>
          </table:table-cell>
          <table:table-cell table:style-name="ce2" office:value-type="float" office:value="0.0000442800431597" calcext:value-type="float">
            <text:p>4.43E-05</text:p>
          </table:table-cell>
          <table:table-cell office:value-type="float" office:value="0.0095772" calcext:value-type="float">
            <text:p>0.0095772</text:p>
          </table:table-cell>
          <table:table-cell office:value-type="float" office:value="0.00010709787839" calcext:value-type="float">
            <text:p>0.00010709787839</text:p>
          </table:table-cell>
          <table:table-cell office:value-type="float" office:value="0.006669" calcext:value-type="float">
            <text:p>0.006669</text:p>
          </table:table-cell>
          <table:table-cell table:style-name="ce2" office:value-type="float" office:value="0.0000344093010682" calcext:value-type="float">
            <text:p>3.44E-05</text:p>
          </table:table-cell>
          <table:table-cell office:value-type="float" office:value="0.0032397" calcext:value-type="float">
            <text:p>0.0032397</text:p>
          </table:table-cell>
          <table:table-cell table:style-name="ce2" office:value-type="float" office:value="0.0000267043483767" calcext:value-type="float">
            <text:p>2.67E-05</text:p>
          </table:table-cell>
          <table:table-cell office:value-type="float" office:value="0.0063929" calcext:value-type="float">
            <text:p>0.0063929</text:p>
          </table:table-cell>
          <table:table-cell table:style-name="ce2" office:value-type="float" office:value="0.0000281916063158" calcext:value-type="float">
            <text:p>2.82E-05</text:p>
          </table:table-cell>
          <table:table-cell office:value-type="float" office:value="0.0030234" calcext:value-type="float">
            <text:p>0.0030234</text:p>
          </table:table-cell>
          <table:table-cell table:style-name="ce2" office:value-type="float" office:value="0.0000183315150613" calcext:value-type="float">
            <text:p>1.83E-05</text:p>
          </table:table-cell>
          <table:table-cell office:value-type="float" office:value="0.0062526" calcext:value-type="float">
            <text:p>0.0062526</text:p>
          </table:table-cell>
          <table:table-cell table:style-name="ce2" office:value-type="float" office:value="0.000033367316011" calcext:value-type="float">
            <text:p>3.34E-05</text:p>
          </table:table-cell>
          <table:table-cell office:value-type="float" office:value="0.0043868" calcext:value-type="float">
            <text:p>0.0043868</text:p>
          </table:table-cell>
          <table:table-cell office:value-type="float" office:value="0.000303359713524" calcext:value-type="float">
            <text:p>0.000303359713524</text:p>
          </table:table-cell>
          <table:table-cell office:value-type="float" office:value="0.0126873" calcext:value-type="float">
            <text:p>0.0126873</text:p>
          </table:table-cell>
          <table:table-cell table:style-name="ce2" office:value-type="float" office:value="0.0000490511011733" calcext:value-type="float">
            <text:p>4.91E-05</text:p>
          </table:table-cell>
          <table:table-cell office:value-type="float" office:value="0.0099621" calcext:value-type="float">
            <text:p>0.0099621</text:p>
          </table:table-cell>
          <table:table-cell office:value-type="float" office:value="0.000160660062105" calcext:value-type="float">
            <text:p>0.000160660062105</text:p>
          </table:table-cell>
          <table:table-cell office:value-type="float" office:value="0.0080603" calcext:value-type="float">
            <text:p>0.0080603</text:p>
          </table:table-cell>
          <table:table-cell table:style-name="ce2" office:value-type="float" office:value="0.0000797622160619" calcext:value-type="float">
            <text:p>7.98E-05</text:p>
          </table:table-cell>
          <table:table-cell office:value-type="float" office:value="0.0095158" calcext:value-type="float">
            <text:p>0.0095158</text:p>
          </table:table-cell>
          <table:table-cell office:value-type="float" office:value="0.000170278073228" calcext:value-type="float">
            <text:p>0.000170278073228</text:p>
          </table:table-cell>
          <table:table-cell office:value-type="float" office:value="0.0066106" calcext:value-type="float">
            <text:p>0.0066106</text:p>
          </table:table-cell>
          <table:table-cell table:style-name="ce2" office:value-type="float" office:value="0.0000652298500177" calcext:value-type="float">
            <text:p>6.52E-05</text:p>
          </table:table-cell>
          <table:table-cell office:value-type="float" office:value="0.0098254" calcext:value-type="float">
            <text:p>0.0098254</text:p>
          </table:table-cell>
          <table:table-cell office:value-type="float" office:value="0.000114962022715" calcext:value-type="float">
            <text:p>0.000114962022715</text:p>
          </table:table-cell>
          <table:table-cell office:value-type="float" office:value="0.0079616" calcext:value-type="float">
            <text:p>0.0079616</text:p>
          </table:table-cell>
          <table:table-cell table:style-name="ce2" office:value-type="float" office:value="0.0000671899463379" calcext:value-type="float">
            <text:p>6.72E-05</text:p>
          </table:table-cell>
          <table:table-cell office:value-type="float" office:value="0.0097165" calcext:value-type="float">
            <text:p>0.0097165</text:p>
          </table:table-cell>
          <table:table-cell office:value-type="float" office:value="0.000125876703343" calcext:value-type="float">
            <text:p>0.000125876703343</text:p>
          </table:table-cell>
          <table:table-cell office:value-type="float" office:value="0.0064417" calcext:value-type="float">
            <text:p>0.0064417</text:p>
          </table:table-cell>
          <table:table-cell table:style-name="ce2" office:value-type="float" office:value="0.0000553033051052" calcext:value-type="float">
            <text:p>5.53E-05</text:p>
          </table:table-cell>
          <table:table-cell office:value-type="float" office:value="0.0032918" calcext:value-type="float">
            <text:p>0.0032918</text:p>
          </table:table-cell>
          <table:table-cell table:style-name="ce2" office:value-type="float" office:value="0.0000289743181302" calcext:value-type="float">
            <text:p>2.90E-05</text:p>
          </table:table-cell>
          <table:table-cell office:value-type="float" office:value="0.0063379" calcext:value-type="float">
            <text:p>0.0063379</text:p>
          </table:table-cell>
          <table:table-cell table:style-name="ce2" office:value-type="float" office:value="0.000018740627287" calcext:value-type="float">
            <text:p>1.87E-05</text:p>
          </table:table-cell>
          <table:table-cell office:value-type="float" office:value="0.0030642" calcext:value-type="float">
            <text:p>0.0030642</text:p>
          </table:table-cell>
          <table:table-cell table:style-name="ce2" office:value-type="float" office:value="0.0000132144701832" calcext:value-type="float">
            <text:p>1.32E-05</text:p>
          </table:table-cell>
          <table:table-cell office:value-type="float" office:value="0.0062603" calcext:value-type="float">
            <text:p>0.0062603</text:p>
          </table:table-cell>
          <table:table-cell table:style-name="ce2" office:value-type="float" office:value="0.0000192760646053" calcext:value-type="float">
            <text:p>1.93E-05</text:p>
          </table:table-cell>
          <table:table-cell office:value-type="float" office:value="0.0079588" calcext:value-type="float">
            <text:p>0.0079588</text:p>
          </table:table-cell>
          <table:table-cell table:style-name="ce2" office:value-type="float" office:value="0.0000333826302139" calcext:value-type="float">
            <text:p>3.34E-05</text:p>
          </table:table-cell>
          <table:table-cell office:value-type="float" office:value="0.0097165" calcext:value-type="float">
            <text:p>0.0097165</text:p>
          </table:table-cell>
          <table:table-cell office:value-type="float" office:value="0.000125876703343" calcext:value-type="float">
            <text:p>0.000125876703343</text:p>
          </table:table-cell>
          <table:table-cell office:value-type="float" office:value="0.0077539" calcext:value-type="float">
            <text:p>0.0077539</text:p>
          </table:table-cell>
          <table:table-cell table:style-name="ce2" office:value-type="float" office:value="0.0000112393159143" calcext:value-type="float">
            <text:p>1.12E-05</text:p>
          </table:table-cell>
          <table:table-cell office:value-type="float" office:value="0.0126735" calcext:value-type="float">
            <text:p>0.0126735</text:p>
          </table:table-cell>
          <table:table-cell table:style-name="ce2" office:value-type="float" office:value="0.0000361578330226" calcext:value-type="float">
            <text:p>3.62E-05</text:p>
          </table:table-cell>
        </table:table-row>
        <table:table-row table:style-name="ro1">
          <table:table-cell office:value-type="float" office:value="262139" calcext:value-type="float">
            <text:p>262139</text:p>
          </table:table-cell>
          <table:table-cell office:value-type="float" office:value="0.0403673" calcext:value-type="float">
            <text:p>0.0403673</text:p>
          </table:table-cell>
          <table:table-cell table:style-name="ce2" office:value-type="float" office:value="0.0000982175024004" calcext:value-type="float">
            <text:p>9.82E-05</text:p>
          </table:table-cell>
          <table:table-cell office:value-type="float" office:value="0.0089783" calcext:value-type="float">
            <text:p>0.0089783</text:p>
          </table:table-cell>
          <table:table-cell table:style-name="ce2" office:value-type="float" office:value="0.0000368903781493" calcext:value-type="float">
            <text:p>3.69E-05</text:p>
          </table:table-cell>
          <table:table-cell office:value-type="float" office:value="266.3577282" calcext:value-type="float">
            <text:p>266.3577282</text:p>
          </table:table-cell>
          <table:table-cell office:value-type="float" office:value="0.10121040747" calcext:value-type="float">
            <text:p>0.10121040747</text:p>
          </table:table-cell>
          <table:table-cell office:value-type="float" office:value="0.0089963" calcext:value-type="float">
            <text:p>0.0089963</text:p>
          </table:table-cell>
          <table:table-cell table:style-name="ce2" office:value-type="float" office:value="0.0000736554290071" calcext:value-type="float">
            <text:p>7.37E-05</text:p>
          </table:table-cell>
          <table:table-cell office:value-type="float" office:value="56.2631372" calcext:value-type="float">
            <text:p>56.2631372</text:p>
          </table:table-cell>
          <table:table-cell office:value-type="float" office:value="0.037498098203" calcext:value-type="float">
            <text:p>0.037498098203</text:p>
          </table:table-cell>
          <table:table-cell office:value-type="float" office:value="0.0325515" calcext:value-type="float">
            <text:p>0.0325515</text:p>
          </table:table-cell>
          <table:table-cell office:value-type="float" office:value="0.0485749891068" calcext:value-type="float">
            <text:p>0.0485749891068</text:p>
          </table:table-cell>
          <table:table-cell office:value-type="float" office:value="55.997715" calcext:value-type="float">
            <text:p>55.997715</text:p>
          </table:table-cell>
          <table:table-cell office:value-type="float" office:value="0.0255201181119" calcext:value-type="float">
            <text:p>0.0255201181119</text:p>
          </table:table-cell>
          <table:table-cell office:value-type="float" office:value="0.0005043" calcext:value-type="float">
            <text:p>0.0005043</text:p>
          </table:table-cell>
          <table:table-cell table:style-name="ce2" office:value-type="float" office:value="0.0000118044247824" calcext:value-type="float">
            <text:p>1.18E-05</text:p>
          </table:table-cell>
          <table:table-cell office:value-type="float" office:value="0.0414039" calcext:value-type="float">
            <text:p>0.0414039</text:p>
          </table:table-cell>
          <table:table-cell office:value-type="float" office:value="0.000555432854228" calcext:value-type="float">
            <text:p>0.000555432854228</text:p>
          </table:table-cell>
          <table:table-cell office:value-type="float" office:value="0.0299055" calcext:value-type="float">
            <text:p>0.0299055</text:p>
          </table:table-cell>
          <table:table-cell office:value-type="float" office:value="0.000288944150697" calcext:value-type="float">
            <text:p>0.000288944150697</text:p>
          </table:table-cell>
          <table:table-cell office:value-type="float" office:value="0.0417029" calcext:value-type="float">
            <text:p>0.0417029</text:p>
          </table:table-cell>
          <table:table-cell office:value-type="float" office:value="0.000312971581955" calcext:value-type="float">
            <text:p>0.000312971581955</text:p>
          </table:table-cell>
          <table:table-cell office:value-type="float" office:value="0.0286043" calcext:value-type="float">
            <text:p>0.0286043</text:p>
          </table:table-cell>
          <table:table-cell office:value-type="float" office:value="0.000267383640321" calcext:value-type="float">
            <text:p>0.000267383640321</text:p>
          </table:table-cell>
          <table:table-cell office:value-type="float" office:value="0.0457053" calcext:value-type="float">
            <text:p>0.0457053</text:p>
          </table:table-cell>
          <table:table-cell office:value-type="float" office:value="0.000413404308422" calcext:value-type="float">
            <text:p>0.000413404308422</text:p>
          </table:table-cell>
          <table:table-cell office:value-type="float" office:value="0.0480552" calcext:value-type="float">
            <text:p>0.0480552</text:p>
          </table:table-cell>
          <table:table-cell office:value-type="float" office:value="0.000503039826124" calcext:value-type="float">
            <text:p>0.000503039826124</text:p>
          </table:table-cell>
          <table:table-cell office:value-type="float" office:value="0.0475814" calcext:value-type="float">
            <text:p>0.0475814</text:p>
          </table:table-cell>
          <table:table-cell office:value-type="float" office:value="0.000490565705193" calcext:value-type="float">
            <text:p>0.000490565705193</text:p>
          </table:table-cell>
          <table:table-cell office:value-type="float" office:value="0.010628" calcext:value-type="float">
            <text:p>0.010628</text:p>
          </table:table-cell>
          <table:table-cell table:style-name="ce2" office:value-type="float" office:value="0.0000962462120467" calcext:value-type="float">
            <text:p>9.62E-05</text:p>
          </table:table-cell>
          <table:table-cell office:value-type="float" office:value="0.0402649" calcext:value-type="float">
            <text:p>0.0402649</text:p>
          </table:table-cell>
          <table:table-cell office:value-type="float" office:value="0.000236873829519" calcext:value-type="float">
            <text:p>0.000236873829519</text:p>
          </table:table-cell>
          <table:table-cell office:value-type="float" office:value="0.009131" calcext:value-type="float">
            <text:p>0.009131</text:p>
          </table:table-cell>
          <table:table-cell table:style-name="ce2" office:value-type="float" office:value="0.0000457165178027" calcext:value-type="float">
            <text:p>4.57E-05</text:p>
          </table:table-cell>
          <table:table-cell office:value-type="float" office:value="266.3553867" calcext:value-type="float">
            <text:p>266.3553867</text:p>
          </table:table-cell>
          <table:table-cell office:value-type="float" office:value="0.10076082549" calcext:value-type="float">
            <text:p>0.10076082549</text:p>
          </table:table-cell>
          <table:table-cell office:value-type="float" office:value="0.0091278" calcext:value-type="float">
            <text:p>0.0091278</text:p>
          </table:table-cell>
          <table:table-cell table:style-name="ce2" office:value-type="float" office:value="0.0000300547648284" calcext:value-type="float">
            <text:p>3.01E-05</text:p>
          </table:table-cell>
          <table:table-cell office:value-type="float" office:value="112.8075465" calcext:value-type="float">
            <text:p>112.8075465</text:p>
          </table:table-cell>
          <table:table-cell office:value-type="float" office:value="0.0191766174474" calcext:value-type="float">
            <text:p>0.0191766174474</text:p>
          </table:table-cell>
          <table:table-cell office:value-type="float" office:value="0.0022271" calcext:value-type="float">
            <text:p>0.0022271</text:p>
          </table:table-cell>
          <table:table-cell table:style-name="ce2" office:value-type="float" office:value="0.0000680513694858" calcext:value-type="float">
            <text:p>6.81E-05</text:p>
          </table:table-cell>
          <table:table-cell office:value-type="float" office:value="127.4846369" calcext:value-type="float">
            <text:p>127.4846369</text:p>
          </table:table-cell>
          <table:table-cell office:value-type="float" office:value="0.265510188211" calcext:value-type="float">
            <text:p>0.265510188211</text:p>
          </table:table-cell>
          <table:table-cell office:value-type="float" office:value="0.0016069" calcext:value-type="float">
            <text:p>0.0016069</text:p>
          </table:table-cell>
          <table:table-cell table:style-name="ce2" office:value-type="float" office:value="0.0000294446750515" calcext:value-type="float">
            <text:p>2.94E-05</text:p>
          </table:table-cell>
          <table:table-cell office:value-type="float" office:value="0.0393856" calcext:value-type="float">
            <text:p>0.0393856</text:p>
          </table:table-cell>
          <table:table-cell table:style-name="ce2" office:value-type="float" office:value="0.0000876028918853" calcext:value-type="float">
            <text:p>8.76E-05</text:p>
          </table:table-cell>
          <table:table-cell office:value-type="float" office:value="0.0255269" calcext:value-type="float">
            <text:p>0.0255269</text:p>
          </table:table-cell>
          <table:table-cell table:style-name="ce2" office:value-type="float" office:value="0.0000461072421402" calcext:value-type="float">
            <text:p>4.61E-05</text:p>
          </table:table-cell>
          <table:table-cell office:value-type="float" office:value="133.2041774" calcext:value-type="float">
            <text:p>133.2041774</text:p>
          </table:table-cell>
          <table:table-cell office:value-type="float" office:value="136.641532153" calcext:value-type="float">
            <text:p>136.641532153</text:p>
          </table:table-cell>
          <table:table-cell office:value-type="float" office:value="0.0176878" calcext:value-type="float">
            <text:p>0.0176878</text:p>
          </table:table-cell>
          <table:table-cell table:style-name="ce2" office:value-type="float" office:value="0.0000625917992498" calcext:value-type="float">
            <text:p>6.26E-05</text:p>
          </table:table-cell>
          <table:table-cell office:value-type="float" office:value="0.0487607" calcext:value-type="float">
            <text:p>0.0487607</text:p>
          </table:table-cell>
          <table:table-cell office:value-type="float" office:value="0.00290058285522" calcext:value-type="float">
            <text:p>0.00290058285522</text:p>
          </table:table-cell>
          <table:table-cell office:value-type="float" office:value="0.0149468" calcext:value-type="float">
            <text:p>0.0149468</text:p>
          </table:table-cell>
          <table:table-cell table:style-name="ce2" office:value-type="float" office:value="0.0000861817201551" calcext:value-type="float">
            <text:p>8.62E-05</text:p>
          </table:table-cell>
          <table:table-cell office:value-type="float" office:value="0.0259802" calcext:value-type="float">
            <text:p>0.0259802</text:p>
          </table:table-cell>
          <table:table-cell office:value-type="float" office:value="0.000238817363969" calcext:value-type="float">
            <text:p>0.000238817363969</text:p>
          </table:table-cell>
          <table:table-cell office:value-type="float" office:value="0.0428846" calcext:value-type="float">
            <text:p>0.0428846</text:p>
          </table:table-cell>
          <table:table-cell office:value-type="float" office:value="0.00105771012622" calcext:value-type="float">
            <text:p>0.00105771012622</text:p>
          </table:table-cell>
          <table:table-cell office:value-type="float" office:value="0.0282231" calcext:value-type="float">
            <text:p>0.0282231</text:p>
          </table:table-cell>
          <table:table-cell office:value-type="float" office:value="0.000830990767431" calcext:value-type="float">
            <text:p>0.000830990767431</text:p>
          </table:table-cell>
          <table:table-cell office:value-type="float" office:value="0.0420052" calcext:value-type="float">
            <text:p>0.0420052</text:p>
          </table:table-cell>
          <table:table-cell office:value-type="float" office:value="0.000906711616533" calcext:value-type="float">
            <text:p>0.000906711616533</text:p>
          </table:table-cell>
          <table:table-cell office:value-type="float" office:value="0.0279011" calcext:value-type="float">
            <text:p>0.0279011</text:p>
          </table:table-cell>
          <table:table-cell office:value-type="float" office:value="0.000661039829024" calcext:value-type="float">
            <text:p>0.000661039829024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00112206956112" calcext:value-type="float">
            <text:p>0.00112206956112</text:p>
          </table:table-cell>
          <table:table-cell office:value-type="float" office:value="0.0289071" calcext:value-type="float">
            <text:p>0.0289071</text:p>
          </table:table-cell>
          <table:table-cell office:value-type="float" office:value="0.000638087846617" calcext:value-type="float">
            <text:p>0.000638087846617</text:p>
          </table:table-cell>
          <table:table-cell office:value-type="float" office:value="0.0411013" calcext:value-type="float">
            <text:p>0.0411013</text:p>
          </table:table-cell>
          <table:table-cell office:value-type="float" office:value="0.00105489357546" calcext:value-type="float">
            <text:p>0.00105489357546</text:p>
          </table:table-cell>
          <table:table-cell office:value-type="float" office:value="0.0286238" calcext:value-type="float">
            <text:p>0.0286238</text:p>
          </table:table-cell>
          <table:table-cell office:value-type="float" office:value="0.000782467294311" calcext:value-type="float">
            <text:p>0.000782467294311</text:p>
          </table:table-cell>
          <table:table-cell office:value-type="float" office:value="0.0148518" calcext:value-type="float">
            <text:p>0.0148518</text:p>
          </table:table-cell>
          <table:table-cell office:value-type="float" office:value="0.000165558180442" calcext:value-type="float">
            <text:p>0.000165558180442</text:p>
          </table:table-cell>
          <table:table-cell office:value-type="float" office:value="0.0242108" calcext:value-type="float">
            <text:p>0.0242108</text:p>
          </table:table-cell>
          <table:table-cell office:value-type="float" office:value="0.000288800892581" calcext:value-type="float">
            <text:p>0.000288800892581</text:p>
          </table:table-cell>
          <table:table-cell office:value-type="float" office:value="0.0148444" calcext:value-type="float">
            <text:p>0.0148444</text:p>
          </table:table-cell>
          <table:table-cell office:value-type="float" office:value="0.000157257891517" calcext:value-type="float">
            <text:p>0.000157257891517</text:p>
          </table:table-cell>
          <table:table-cell office:value-type="float" office:value="0.0242967" calcext:value-type="float">
            <text:p>0.0242967</text:p>
          </table:table-cell>
          <table:table-cell office:value-type="float" office:value="0.000222791905897" calcext:value-type="float">
            <text:p>0.000222791905897</text:p>
          </table:table-cell>
          <table:table-cell office:value-type="float" office:value="0.01981585" calcext:value-type="float">
            <text:p>0.01981585</text:p>
          </table:table-cell>
          <table:table-cell office:value-type="float" office:value="0.000811559205934" calcext:value-type="float">
            <text:p>0.000811559205934</text:p>
          </table:table-cell>
          <table:table-cell office:value-type="float" office:value="0.0484897" calcext:value-type="float">
            <text:p>0.0484897</text:p>
          </table:table-cell>
          <table:table-cell office:value-type="float" office:value="0.00118517389797" calcext:value-type="float">
            <text:p>0.00118517389797</text:p>
          </table:table-cell>
          <table:table-cell office:value-type="float" office:value="0.0428536" calcext:value-type="float">
            <text:p>0.0428536</text:p>
          </table:table-cell>
          <table:table-cell office:value-type="float" office:value="0.000255834668835" calcext:value-type="float">
            <text:p>0.000255834668835</text:p>
          </table:table-cell>
          <table:table-cell office:value-type="float" office:value="0.0279079" calcext:value-type="float">
            <text:p>0.0279079</text:p>
          </table:table-cell>
          <table:table-cell table:style-name="ce2" office:value-type="float" office:value="0.0000822698135541" calcext:value-type="float">
            <text:p>8.23E-05</text:p>
          </table:table-cell>
          <table:table-cell office:value-type="float" office:value="0.0418339" calcext:value-type="float">
            <text:p>0.0418339</text:p>
          </table:table-cell>
          <table:table-cell office:value-type="float" office:value="0.000220429101729" calcext:value-type="float">
            <text:p>0.000220429101729</text:p>
          </table:table-cell>
          <table:table-cell office:value-type="float" office:value="0.02774" calcext:value-type="float">
            <text:p>0.02774</text:p>
          </table:table-cell>
          <table:table-cell office:value-type="float" office:value="0.000149269331523" calcext:value-type="float">
            <text:p>0.000149269331523</text:p>
          </table:table-cell>
          <table:table-cell office:value-type="float" office:value="0.0405723" calcext:value-type="float">
            <text:p>0.0405723</text:p>
          </table:table-cell>
          <table:table-cell office:value-type="float" office:value="0.000572345282345" calcext:value-type="float">
            <text:p>0.000572345282345</text:p>
          </table:table-cell>
          <table:table-cell office:value-type="float" office:value="0.0279115" calcext:value-type="float">
            <text:p>0.0279115</text:p>
          </table:table-cell>
          <table:table-cell office:value-type="float" office:value="0.000249318738432" calcext:value-type="float">
            <text:p>0.000249318738432</text:p>
          </table:table-cell>
          <table:table-cell office:value-type="float" office:value="0.0412919" calcext:value-type="float">
            <text:p>0.0412919</text:p>
          </table:table-cell>
          <table:table-cell office:value-type="float" office:value="0.000361477969207" calcext:value-type="float">
            <text:p>0.000361477969207</text:p>
          </table:table-cell>
          <table:table-cell office:value-type="float" office:value="0.0264288" calcext:value-type="float">
            <text:p>0.0264288</text:p>
          </table:table-cell>
          <table:table-cell office:value-type="float" office:value="0.000326542765618" calcext:value-type="float">
            <text:p>0.000326542765618</text:p>
          </table:table-cell>
          <table:table-cell office:value-type="float" office:value="0.0149617" calcext:value-type="float">
            <text:p>0.0149617</text:p>
          </table:table-cell>
          <table:table-cell table:style-name="ce2" office:value-type="float" office:value="0.0000275682990246" calcext:value-type="float">
            <text:p>2.76E-05</text:p>
          </table:table-cell>
          <table:table-cell office:value-type="float" office:value="0.0240223" calcext:value-type="float">
            <text:p>0.0240223</text:p>
          </table:table-cell>
          <table:table-cell table:style-name="ce2" office:value-type="float" office:value="0.000044080860044" calcext:value-type="float">
            <text:p>4.41E-05</text:p>
          </table:table-cell>
          <table:table-cell office:value-type="float" office:value="0.0149733" calcext:value-type="float">
            <text:p>0.0149733</text:p>
          </table:table-cell>
          <table:table-cell table:style-name="ce2" office:value-type="float" office:value="0.0000265164519162" calcext:value-type="float">
            <text:p>2.65E-05</text:p>
          </table:table-cell>
          <table:table-cell office:value-type="float" office:value="0.0242711" calcext:value-type="float">
            <text:p>0.0242711</text:p>
          </table:table-cell>
          <table:table-cell table:style-name="ce2" office:value-type="float" office:value="0.0000496687919008" calcext:value-type="float">
            <text:p>4.97E-05</text:p>
          </table:table-cell>
          <table:table-cell office:value-type="float" office:value="0.0335724" calcext:value-type="float">
            <text:p>0.0335724</text:p>
          </table:table-cell>
          <table:table-cell office:value-type="float" office:value="0.000148598040962" calcext:value-type="float">
            <text:p>0.000148598040962</text:p>
          </table:table-cell>
          <table:table-cell office:value-type="float" office:value="0.0412919" calcext:value-type="float">
            <text:p>0.0412919</text:p>
          </table:table-cell>
          <table:table-cell office:value-type="float" office:value="0.000361477969207" calcext:value-type="float">
            <text:p>0.000361477969207</text:p>
          </table:table-cell>
          <table:table-cell office:value-type="float" office:value="0.0336899" calcext:value-type="float">
            <text:p>0.0336899</text:p>
          </table:table-cell>
          <table:table-cell table:style-name="ce2" office:value-type="float" office:value="0.0000664269858148" calcext:value-type="float">
            <text:p>6.64E-05</text:p>
          </table:table-cell>
          <table:table-cell office:value-type="float" office:value="0.0480436" calcext:value-type="float">
            <text:p>0.0480436</text:p>
          </table:table-cell>
          <table:table-cell table:style-name="ce2" office:value-type="float" office:value="0.0000690912440183" calcext:value-type="float">
            <text:p>6.91E-05</text:p>
          </table:table-cell>
        </table:table-row>
        <table:table-row table:style-name="ro1">
          <table:table-cell office:value-type="float" office:value="1048573" calcext:value-type="float">
            <text:p>1048573</text:p>
          </table:table-cell>
          <table:table-cell office:value-type="float" office:value="0.237413" calcext:value-type="float">
            <text:p>0.237413</text:p>
          </table:table-cell>
          <table:table-cell office:value-type="float" office:value="0" calcext:value-type="float">
            <text:p>0</text:p>
          </table:table-cell>
          <table:table-cell office:value-type="float" office:value="0.035353" calcext:value-type="float">
            <text:p>0.035353</text:p>
          </table:table-cell>
          <table:table-cell office:value-type="float" office:value="0" calcext:value-type="float">
            <text:p>0</text:p>
          </table:table-cell>
          <table:table-cell office:value-type="float" office:value="5960.561893" calcext:value-type="float">
            <text:p>5960.561893</text:p>
          </table:table-cell>
          <table:table-cell office:value-type="float" office:value="0" calcext:value-type="float">
            <text:p>0</text:p>
          </table:table-cell>
          <table:table-cell office:value-type="float" office:value="0.039612" calcext:value-type="float">
            <text:p>0.039612</text:p>
          </table:table-cell>
          <table:table-cell office:value-type="float" office:value="0" calcext:value-type="float">
            <text:p>0</text:p>
          </table:table-cell>
          <table:table-cell office:value-type="float" office:value="897.367659" calcext:value-type="float">
            <text:p>897.367659</text:p>
          </table:table-cell>
          <table:table-cell office:value-type="float" office:value="0.0731869660663" calcext:value-type="float">
            <text:p>0.0731869660663</text:p>
          </table:table-cell>
          <table:table-cell office:value-type="float" office:value="0.028417" calcext:value-type="float">
            <text:p>0.028417</text:p>
          </table:table-cell>
          <table:table-cell office:value-type="float" office:value="0.000123036579926" calcext:value-type="float">
            <text:p>0.000123036579926</text:p>
          </table:table-cell>
          <table:table-cell office:value-type="float" office:value="897.11917" calcext:value-type="float">
            <text:p>897.11917</text:p>
          </table:table-cell>
          <table:table-cell office:value-type="float" office:value="0.116183301003" calcext:value-type="float">
            <text:p>0.116183301003</text:p>
          </table:table-cell>
          <table:table-cell office:value-type="float" office:value="0.001881" calcext:value-type="float">
            <text:p>0.001881</text:p>
          </table:table-cell>
          <table:table-cell table:style-name="ce2" office:value-type="float" office:value="0.000022627416998" calcext:value-type="float">
            <text:p>2.26E-05</text:p>
          </table:table-cell>
          <table:table-cell office:value-type="float" office:value="0.244747" calcext:value-type="float">
            <text:p>0.244747</text:p>
          </table:table-cell>
          <table:table-cell office:value-type="float" office:value="0.00147361053199" calcext:value-type="float">
            <text:p>0.00147361053199</text:p>
          </table:table-cell>
          <table:table-cell office:value-type="float" office:value="0.1466975" calcext:value-type="float">
            <text:p>0.1466975</text:p>
          </table:table-cell>
          <table:table-cell table:style-name="ce2" office:value-type="float" office:value="0.0000615182899632" calcext:value-type="float">
            <text:p>6.15E-05</text:p>
          </table:table-cell>
          <table:table-cell office:value-type="float" office:value="0.250432" calcext:value-type="float">
            <text:p>0.250432</text:p>
          </table:table-cell>
          <table:table-cell office:value-type="float" office:value="0.000296984848098" calcext:value-type="float">
            <text:p>0.000296984848098</text:p>
          </table:table-cell>
          <table:table-cell office:value-type="float" office:value="0.1468375" calcext:value-type="float">
            <text:p>0.1468375</text:p>
          </table:table-cell>
          <table:table-cell office:value-type="float" office:value="0.00057204938598" calcext:value-type="float">
            <text:p>0.00057204938598</text:p>
          </table:table-cell>
          <table:table-cell office:value-type="float" office:value="0.246339" calcext:value-type="float">
            <text:p>0.246339</text:p>
          </table:table-cell>
          <table:table-cell office:value-type="float" office:value="0.000820243866176" calcext:value-type="float">
            <text:p>0.000820243866176</text:p>
          </table:table-cell>
          <table:table-cell office:value-type="float" office:value="0.275953" calcext:value-type="float">
            <text:p>0.275953</text:p>
          </table:table-cell>
          <table:table-cell office:value-type="float" office:value="0.000903682466356" calcext:value-type="float">
            <text:p>0.000903682466356</text:p>
          </table:table-cell>
          <table:table-cell office:value-type="float" office:value="0.2584425" calcext:value-type="float">
            <text:p>0.2584425</text:p>
          </table:table-cell>
          <table:table-cell office:value-type="float" office:value="0.000502752921424" calcext:value-type="float">
            <text:p>0.000502752921424</text:p>
          </table:table-cell>
          <table:table-cell office:value-type="float" office:value="0.0973565" calcext:value-type="float">
            <text:p>0.0973565</text:p>
          </table:table-cell>
          <table:table-cell office:value-type="float" office:value="0.00064983113191" calcext:value-type="float">
            <text:p>0.00064983113191</text:p>
          </table:table-cell>
          <table:table-cell office:value-type="float" office:value="0.2350025" calcext:value-type="float">
            <text:p>0.2350025</text:p>
          </table:table-cell>
          <table:table-cell office:value-type="float" office:value="0.00206404469428" calcext:value-type="float">
            <text:p>0.00206404469428</text:p>
          </table:table-cell>
          <table:table-cell office:value-type="float" office:value="0.0422265" calcext:value-type="float">
            <text:p>0.0422265</text:p>
          </table:table-cell>
          <table:table-cell table:style-name="ce2" office:value-type="float" office:value="0.0000403050865276" calcext:value-type="float">
            <text:p>4.03E-05</text:p>
          </table:table-cell>
          <table:table-cell office:value-type="float" office:value="6021.7877545" calcext:value-type="float">
            <text:p>6021.7877545</text:p>
          </table:table-cell>
          <table:table-cell office:value-type="float" office:value="85.4636472282" calcext:value-type="float">
            <text:p>85.4636472282</text:p>
          </table:table-cell>
          <table:table-cell office:value-type="float" office:value="0.042293" calcext:value-type="float">
            <text:p>0.042293</text:p>
          </table:table-cell>
          <table:table-cell office:value-type="float" office:value="0.000227688383542" calcext:value-type="float">
            <text:p>0.000227688383542</text:p>
          </table:table-cell>
          <table:table-cell office:value-type="float" office:value="1805.170808" calcext:value-type="float">
            <text:p>1805.170808</text:p>
          </table:table-cell>
          <table:table-cell office:value-type="float" office:value="0.181876349403" calcext:value-type="float">
            <text:p>0.181876349403</text:p>
          </table:table-cell>
          <table:table-cell office:value-type="float" office:value="0.006748" calcext:value-type="float">
            <text:p>0.006748</text:p>
          </table:table-cell>
          <table:table-cell table:style-name="ce2" office:value-type="float" office:value="0.0000183847763109" calcext:value-type="float">
            <text:p>1.84E-05</text:p>
          </table:table-cell>
          <table:table-cell office:value-type="float" office:value="1989.1356425" calcext:value-type="float">
            <text:p>1989.1356425</text:p>
          </table:table-cell>
          <table:table-cell office:value-type="float" office:value="1.80131280577" calcext:value-type="float">
            <text:p>1.80131280577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0" calcext:value-type="float">
            <text:p>0</text:p>
          </table:table-cell>
          <table:table-cell office:value-type="float" office:value="0.2340335" calcext:value-type="float">
            <text:p>0.2340335</text:p>
          </table:table-cell>
          <table:table-cell office:value-type="float" office:value="0.00294509974364" calcext:value-type="float">
            <text:p>0.00294509974364</text:p>
          </table:table-cell>
          <table:table-cell office:value-type="float" office:value="0.123023" calcext:value-type="float">
            <text:p>0.123023</text:p>
          </table:table-cell>
          <table:table-cell office:value-type="float" office:value="0.000210717820794" calcext:value-type="float">
            <text:p>0.000210717820794</text:p>
          </table:table-cell>
          <table:table-cell office:value-type="float" office:value="1986.917249" calcext:value-type="float">
            <text:p>1986.917249</text:p>
          </table:table-cell>
          <table:table-cell office:value-type="float" office:value="3441.22897403" calcext:value-type="float">
            <text:p>3441.22897403</text:p>
          </table:table-cell>
          <table:table-cell office:value-type="float" office:value="0.084064" calcext:value-type="float">
            <text:p>0.084064</text:p>
          </table:table-cell>
          <table:table-cell table:style-name="ce2" office:value-type="float" office:value="0.0000240416305603" calcext:value-type="float">
            <text:p>2.40E-05</text:p>
          </table:table-cell>
          <table:table-cell office:value-type="float" office:value="0.146533" calcext:value-type="float">
            <text:p>0.146533</text:p>
          </table:table-cell>
          <table:table-cell office:value-type="float" office:value="0.00250598643253" calcext:value-type="float">
            <text:p>0.00250598643253</text:p>
          </table:table-cell>
          <table:table-cell office:value-type="float" office:value="0.0760105" calcext:value-type="float">
            <text:p>0.0760105</text:p>
          </table:table-cell>
          <table:table-cell table:style-name="ce2" office:value-type="float" office:value="0.0000601040764009" calcext:value-type="float">
            <text:p>6.01E-05</text:p>
          </table:table-cell>
          <table:table-cell office:value-type="float" office:value="0.121947" calcext:value-type="float">
            <text:p>0.121947</text:p>
          </table:table-cell>
          <table:table-cell office:value-type="float" office:value="0.000345068109219" calcext:value-type="float">
            <text:p>0.000345068109219</text:p>
          </table:table-cell>
          <table:table-cell office:value-type="float" office:value="0.247005" calcext:value-type="float">
            <text:p>0.247005</text:p>
          </table:table-cell>
          <table:table-cell office:value-type="float" office:value="0" calcext:value-type="float">
            <text:p>0</text:p>
          </table:table-cell>
          <table:table-cell office:value-type="float" office:value="0.143712" calcext:value-type="float">
            <text:p>0.143712</text:p>
          </table:table-cell>
          <table:table-cell office:value-type="float" office:value="0" calcext:value-type="float">
            <text:p>0</text:p>
          </table:table-cell>
          <table:table-cell office:value-type="float" office:value="0.249299" calcext:value-type="float">
            <text:p>0.249299</text:p>
          </table:table-cell>
          <table:table-cell office:value-type="float" office:value="0" calcext:value-type="float">
            <text:p>0</text:p>
          </table:table-cell>
          <table:table-cell office:value-type="float" office:value="0.14593" calcext:value-type="float">
            <text:p>0.14593</text:p>
          </table:table-cell>
          <table:table-cell office:value-type="float" office:value="0" calcext:value-type="float">
            <text:p>0</text:p>
          </table:table-cell>
          <table:table-cell office:value-type="float" office:value="0.243111" calcext:value-type="float">
            <text:p>0.243111</text:p>
          </table:table-cell>
          <table:table-cell office:value-type="float" office:value="0" calcext:value-type="float">
            <text:p>0</text:p>
          </table:table-cell>
          <table:table-cell office:value-type="float" office:value="0.123881" calcext:value-type="float">
            <text:p>0.123881</text:p>
          </table:table-cell>
          <table:table-cell office:value-type="float" office:value="0" calcext:value-type="float">
            <text:p>0</text:p>
          </table:table-cell>
          <table:table-cell office:value-type="float" office:value="0.245051" calcext:value-type="float">
            <text:p>0.245051</text:p>
          </table:table-cell>
          <table:table-cell office:value-type="float" office:value="0" calcext:value-type="float">
            <text:p>0</text:p>
          </table:table-cell>
          <table:table-cell office:value-type="float" office:value="0.148862" calcext:value-type="float">
            <text:p>0.148862</text:p>
          </table:table-cell>
          <table:table-cell office:value-type="float" office:value="0" calcext:value-type="float">
            <text:p>0</text:p>
          </table:table-cell>
          <table:table-cell office:value-type="float" office:value="0.076832" calcext:value-type="float">
            <text:p>0.076832</text:p>
          </table:table-cell>
          <table:table-cell office:value-type="float" office:value="0" calcext:value-type="float">
            <text:p>0</text:p>
          </table:table-cell>
          <table:table-cell office:value-type="float" office:value="0.123996" calcext:value-type="float">
            <text:p>0.123996</text:p>
          </table:table-cell>
          <table:table-cell office:value-type="float" office:value="0" calcext:value-type="float">
            <text:p>0</text:p>
          </table:table-cell>
          <table:table-cell office:value-type="float" office:value="0.076809" calcext:value-type="float">
            <text:p>0.076809</text:p>
          </table:table-cell>
          <table:table-cell office:value-type="float" office:value="0" calcext:value-type="float">
            <text:p>0</text:p>
          </table:table-cell>
          <table:table-cell office:value-type="float" office:value="0.121562" calcext:value-type="float">
            <text:p>0.121562</text:p>
          </table:table-cell>
          <table:table-cell office:value-type="float" office:value="0" calcext:value-type="float">
            <text:p>0</text:p>
          </table:table-cell>
          <table:table-cell office:value-type="float" office:value="0.0990045" calcext:value-type="float">
            <text:p>0.0990045</text:p>
          </table:table-cell>
          <table:table-cell office:value-type="float" office:value="0.00476660681198" calcext:value-type="float">
            <text:p>0.00476660681198</text:p>
          </table:table-cell>
          <table:table-cell office:value-type="float" office:value="0.2400805" calcext:value-type="float">
            <text:p>0.2400805</text:p>
          </table:table-cell>
          <table:table-cell office:value-type="float" office:value="0.00100904137675" calcext:value-type="float">
            <text:p>0.00100904137675</text:p>
          </table:table-cell>
          <table:table-cell office:value-type="float" office:value="0.24599" calcext:value-type="float">
            <text:p>0.24599</text:p>
          </table:table-cell>
          <table:table-cell office:value-type="float" office:value="0" calcext:value-type="float">
            <text:p>0</text:p>
          </table:table-cell>
          <table:table-cell office:value-type="float" office:value="0.144483" calcext:value-type="float">
            <text:p>0.144483</text:p>
          </table:table-cell>
          <table:table-cell office:value-type="float" office:value="0" calcext:value-type="float">
            <text:p>0</text:p>
          </table:table-cell>
          <table:table-cell office:value-type="float" office:value="0.249981" calcext:value-type="float">
            <text:p>0.249981</text:p>
          </table:table-cell>
          <table:table-cell office:value-type="float" office:value="0" calcext:value-type="float">
            <text:p>0</text:p>
          </table:table-cell>
          <table:table-cell office:value-type="float" office:value="0.147213" calcext:value-type="float">
            <text:p>0.147213</text:p>
          </table:table-cell>
          <table:table-cell office:value-type="float" office:value="0" calcext:value-type="float">
            <text:p>0</text:p>
          </table:table-cell>
          <table:table-cell office:value-type="float" office:value="0.244119" calcext:value-type="float">
            <text:p>0.244119</text:p>
          </table:table-cell>
          <table:table-cell office:value-type="float" office:value="0" calcext:value-type="float">
            <text:p>0</text:p>
          </table:table-cell>
          <table:table-cell office:value-type="float" office:value="0.124758" calcext:value-type="float">
            <text:p>0.124758</text:p>
          </table:table-cell>
          <table:table-cell office:value-type="float" office:value="0" calcext:value-type="float">
            <text:p>0</text:p>
          </table:table-cell>
          <table:table-cell office:value-type="float" office:value="0.248174" calcext:value-type="float">
            <text:p>0.248174</text:p>
          </table:table-cell>
          <table:table-cell office:value-type="float" office:value="0" calcext:value-type="float">
            <text:p>0</text:p>
          </table:table-cell>
          <table:table-cell office:value-type="float" office:value="0.146075" calcext:value-type="float">
            <text:p>0.146075</text:p>
          </table:table-cell>
          <table:table-cell office:value-type="float" office:value="0" calcext:value-type="float">
            <text:p>0</text:p>
          </table:table-cell>
          <table:table-cell office:value-type="float" office:value="0.077532" calcext:value-type="float">
            <text:p>0.077532</text:p>
          </table:table-cell>
          <table:table-cell office:value-type="float" office:value="0" calcext:value-type="float">
            <text:p>0</text:p>
          </table:table-cell>
          <table:table-cell office:value-type="float" office:value="0.124033" calcext:value-type="float">
            <text:p>0.124033</text:p>
          </table:table-cell>
          <table:table-cell office:value-type="float" office:value="0" calcext:value-type="float">
            <text:p>0</text:p>
          </table:table-cell>
          <table:table-cell office:value-type="float" office:value="0.077415" calcext:value-type="float">
            <text:p>0.077415</text:p>
          </table:table-cell>
          <table:table-cell office:value-type="float" office:value="0" calcext:value-type="float">
            <text:p>0</text:p>
          </table:table-cell>
          <table:table-cell office:value-type="float" office:value="0.121513" calcext:value-type="float">
            <text:p>0.121513</text:p>
          </table:table-cell>
          <table:table-cell office:value-type="float" office:value="0" calcext:value-type="float">
            <text:p>0</text:p>
          </table:table-cell>
          <table:table-cell office:value-type="float" office:value="0.156592" calcext:value-type="float">
            <text:p>0.156592</text:p>
          </table:table-cell>
          <table:table-cell office:value-type="float" office:value="0" calcext:value-type="float">
            <text:p>0</text:p>
          </table:table-cell>
          <table:table-cell office:value-type="float" office:value="0.248174" calcext:value-type="float">
            <text:p>0.248174</text:p>
          </table:table-cell>
          <table:table-cell office:value-type="float" office:value="0" calcext:value-type="float">
            <text:p>0</text:p>
          </table:table-cell>
          <table:table-cell office:value-type="float" office:value="0.154068" calcext:value-type="float">
            <text:p>0.154068</text:p>
          </table:table-cell>
          <table:table-cell office:value-type="float" office:value="0" calcext:value-type="float">
            <text:p>0</text:p>
          </table:table-cell>
          <table:table-cell office:value-type="float" office:value="0.24036" calcext:value-type="float">
            <text:p>0.240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3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5"/>
          <table:table-cell office:value-type="string" calcext:value-type="string">
            <text:p>Complex</text:p>
          </table:table-cell>
          <table:table-cell table:number-columns-repeated="11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style-name="ce1" office:value-type="string" calcext:value-type="string">
            <text:p>GSL</text:p>
          </table:table-cell>
          <table:table-cell table:style-name="ce1" office:value-type="string" calcext:value-type="string">
            <text:p>FFTPACK</text:p>
          </table:table-cell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style-name="ce1" office:value-type="string" calcext:value-type="string">
            <text:p>GSL</text:p>
          </table:table-cell>
          <table:table-cell table:style-name="ce1" office:value-type="string" calcext:value-type="string">
            <text:p>FFTPACK</text:p>
          </table:table-cell>
          <table:table-cell table:number-columns-repeated="112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0.0005214" calcext:value-type="float">
            <text:p>0.0005214</text:p>
          </table:table-cell>
          <table:table-cell table:style-name="ce1" office:value-type="float" office:value="0.0176705" calcext:value-type="float">
            <text:p>0.0176705</text:p>
          </table:table-cell>
          <table:table-cell table:style-name="ce1" office:value-type="float" office:value="0.0005247" calcext:value-type="float">
            <text:p>0.0005247</text:p>
          </table:table-cell>
          <table:table-cell table:style-name="ce1" office:value-type="float" office:value="0.0008704" calcext:value-type="float">
            <text:p>0.0008704</text:p>
          </table:table-cell>
          <table:table-cell/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0.0001967" calcext:value-type="float">
            <text:p>0.0001967</text:p>
          </table:table-cell>
          <table:table-cell table:style-name="ce1" office:value-type="float" office:value="0.0001084" calcext:value-type="float">
            <text:p>0.0001084</text:p>
          </table:table-cell>
          <table:table-cell table:style-name="ce3" office:value-type="float" office:value="0.0000121" calcext:value-type="float">
            <text:p>1.21E-05</text:p>
          </table:table-cell>
          <table:table-cell table:style-name="ce3" office:value-type="float" office:value="0.0000758" calcext:value-type="float">
            <text:p>7.58E-05</text:p>
          </table:table-cell>
          <table:table-cell table:number-columns-repeated="112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0.0011283" calcext:value-type="float">
            <text:p>0.0011283</text:p>
          </table:table-cell>
          <table:table-cell table:style-name="ce1" office:value-type="float" office:value="0.017964" calcext:value-type="float">
            <text:p>0.017964</text:p>
          </table:table-cell>
          <table:table-cell table:style-name="ce1" office:value-type="float" office:value="0.0005707" calcext:value-type="float">
            <text:p>0.0005707</text:p>
          </table:table-cell>
          <table:table-cell table:style-name="ce1" office:value-type="float" office:value="0.0009772" calcext:value-type="float">
            <text:p>0.0009772</text:p>
          </table:table-cell>
          <table:table-cell/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0.0001881" calcext:value-type="float">
            <text:p>0.0001881</text:p>
          </table:table-cell>
          <table:table-cell table:style-name="ce1" office:value-type="float" office:value="0.0002516" calcext:value-type="float">
            <text:p>0.0002516</text:p>
          </table:table-cell>
          <table:table-cell table:style-name="ce3" office:value-type="float" office:value="0.0000407" calcext:value-type="float">
            <text:p>4.07E-05</text:p>
          </table:table-cell>
          <table:table-cell table:style-name="ce1" office:value-type="float" office:value="0.0001156" calcext:value-type="float">
            <text:p>0.0001156</text:p>
          </table:table-cell>
          <table:table-cell table:number-columns-repeated="112"/>
        </table:table-row>
        <table:table-row table:style-name="ro1">
          <table:table-cell table:style-name="ce1" office:value-type="float" office:value="4093" calcext:value-type="float">
            <text:p>4093</text:p>
          </table:table-cell>
          <table:table-cell table:style-name="ce1" office:value-type="float" office:value="0.004697" calcext:value-type="float">
            <text:p>0.004697</text:p>
          </table:table-cell>
          <table:table-cell table:style-name="ce1" office:value-type="float" office:value="0.0181524" calcext:value-type="float">
            <text:p>0.0181524</text:p>
          </table:table-cell>
          <table:table-cell table:style-name="ce1" office:value-type="float" office:value="0.0019199" calcext:value-type="float">
            <text:p>0.0019199</text:p>
          </table:table-cell>
          <table:table-cell table:style-name="ce1" office:value-type="float" office:value="0.0009035" calcext:value-type="float">
            <text:p>0.0009035</text:p>
          </table:table-cell>
          <table:table-cell/>
          <table:table-cell table:style-name="ce1" office:value-type="float" office:value="4093" calcext:value-type="float">
            <text:p>4093</text:p>
          </table:table-cell>
          <table:table-cell table:style-name="ce1" office:value-type="float" office:value="0.0004838" calcext:value-type="float">
            <text:p>0.0004838</text:p>
          </table:table-cell>
          <table:table-cell table:style-name="ce1" office:value-type="float" office:value="0.0008866" calcext:value-type="float">
            <text:p>0.0008866</text:p>
          </table:table-cell>
          <table:table-cell table:style-name="ce1" office:value-type="float" office:value="0.0001615" calcext:value-type="float">
            <text:p>0.0001615</text:p>
          </table:table-cell>
          <table:table-cell table:style-name="ce1" office:value-type="float" office:value="0.0002028" calcext:value-type="float">
            <text:p>0.0002028</text:p>
          </table:table-cell>
          <table:table-cell table:number-columns-repeated="112"/>
        </table:table-row>
        <table:table-row table:style-name="ro1">
          <table:table-cell table:style-name="ce1" office:value-type="float" office:value="16381" calcext:value-type="float">
            <text:p>16381</text:p>
          </table:table-cell>
          <table:table-cell table:style-name="ce1" office:value-type="float" office:value="0.0023889" calcext:value-type="float">
            <text:p>0.0023889</text:p>
          </table:table-cell>
          <table:table-cell table:style-name="ce1" office:value-type="float" office:value="0.0199248" calcext:value-type="float">
            <text:p>0.0199248</text:p>
          </table:table-cell>
          <table:table-cell table:style-name="ce1" office:value-type="float" office:value="0.0005818" calcext:value-type="float">
            <text:p>0.0005818</text:p>
          </table:table-cell>
          <table:table-cell table:style-name="ce1" office:value-type="float" office:value="0.0049999" calcext:value-type="float">
            <text:p>0.0049999</text:p>
          </table:table-cell>
          <table:table-cell/>
          <table:table-cell table:style-name="ce1" office:value-type="float" office:value="16381" calcext:value-type="float">
            <text:p>16381</text:p>
          </table:table-cell>
          <table:table-cell table:style-name="ce1" office:value-type="float" office:value="0.0018268" calcext:value-type="float">
            <text:p>0.0018268</text:p>
          </table:table-cell>
          <table:table-cell table:style-name="ce1" office:value-type="float" office:value="0.0018234" calcext:value-type="float">
            <text:p>0.0018234</text:p>
          </table:table-cell>
          <table:table-cell table:style-name="ce1" office:value-type="float" office:value="0.0006514" calcext:value-type="float">
            <text:p>0.0006514</text:p>
          </table:table-cell>
          <table:table-cell table:style-name="ce1" office:value-type="float" office:value="0.0005734" calcext:value-type="float">
            <text:p>0.0005734</text:p>
          </table:table-cell>
          <table:table-cell table:number-columns-repeated="112"/>
        </table:table-row>
        <table:table-row table:style-name="ro1">
          <table:table-cell table:style-name="ce1" office:value-type="float" office:value="65521" calcext:value-type="float">
            <text:p>65521</text:p>
          </table:table-cell>
          <table:table-cell table:style-name="ce1" office:value-type="float" office:value="0.0240127" calcext:value-type="float">
            <text:p>0.0240127</text:p>
          </table:table-cell>
          <table:table-cell table:style-name="ce1" office:value-type="float" office:value="0.0317529" calcext:value-type="float">
            <text:p>0.0317529</text:p>
          </table:table-cell>
          <table:table-cell table:style-name="ce1" office:value-type="float" office:value="0.0071141" calcext:value-type="float">
            <text:p>0.0071141</text:p>
          </table:table-cell>
          <table:table-cell table:style-name="ce1" office:value-type="float" office:value="0.0138093" calcext:value-type="float">
            <text:p>0.0138093</text:p>
          </table:table-cell>
          <table:table-cell/>
          <table:table-cell table:style-name="ce1" office:value-type="float" office:value="65521" calcext:value-type="float">
            <text:p>65521</text:p>
          </table:table-cell>
          <table:table-cell table:style-name="ce1" office:value-type="float" office:value="0.0082207" calcext:value-type="float">
            <text:p>0.0082207</text:p>
          </table:table-cell>
          <table:table-cell table:style-name="ce1" office:value-type="float" office:value="0.0071861" calcext:value-type="float">
            <text:p>0.0071861</text:p>
          </table:table-cell>
          <table:table-cell table:style-name="ce1" office:value-type="float" office:value="0.0022998" calcext:value-type="float">
            <text:p>0.0022998</text:p>
          </table:table-cell>
          <table:table-cell table:style-name="ce1" office:value-type="float" office:value="0.0020106" calcext:value-type="float">
            <text:p>0.0020106</text:p>
          </table:table-cell>
          <table:table-cell table:number-columns-repeated="112"/>
        </table:table-row>
        <table:table-row table:style-name="ro1">
          <table:table-cell table:style-name="ce1" office:value-type="float" office:value="262139" calcext:value-type="float">
            <text:p>262139</text:p>
          </table:table-cell>
          <table:table-cell table:style-name="ce1" office:value-type="float" office:value="0.0480552" calcext:value-type="float">
            <text:p>0.0480552</text:p>
          </table:table-cell>
          <table:table-cell table:style-name="ce1" office:value-type="float" office:value="0.0487607" calcext:value-type="float">
            <text:p>0.0487607</text:p>
          </table:table-cell>
          <table:table-cell table:style-name="ce1" office:value-type="float" office:value="0.0022271" calcext:value-type="float">
            <text:p>0.0022271</text:p>
          </table:table-cell>
          <table:table-cell table:style-name="ce1" office:value-type="float" office:value="0.0325515" calcext:value-type="float">
            <text:p>0.0325515</text:p>
          </table:table-cell>
          <table:table-cell/>
          <table:table-cell table:style-name="ce1" office:value-type="float" office:value="262139" calcext:value-type="float">
            <text:p>262139</text:p>
          </table:table-cell>
          <table:table-cell table:style-name="ce1" office:value-type="float" office:value="0.0299055" calcext:value-type="float">
            <text:p>0.0299055</text:p>
          </table:table-cell>
          <table:table-cell table:style-name="ce1" office:value-type="float" office:value="0.0255269" calcext:value-type="float">
            <text:p>0.0255269</text:p>
          </table:table-cell>
          <table:table-cell table:style-name="ce1" office:value-type="float" office:value="0.009131" calcext:value-type="float">
            <text:p>0.009131</text:p>
          </table:table-cell>
          <table:table-cell table:style-name="ce1" office:value-type="float" office:value="0.0089783" calcext:value-type="float">
            <text:p>0.0089783</text:p>
          </table:table-cell>
          <table:table-cell table:number-columns-repeated="112"/>
        </table:table-row>
        <table:table-row table:style-name="ro1">
          <table:table-cell table:style-name="ce1" office:value-type="float" office:value="1048573" calcext:value-type="float">
            <text:p>1048573</text:p>
          </table:table-cell>
          <table:table-cell table:style-name="ce1" office:value-type="float" office:value="0.275953" calcext:value-type="float">
            <text:p>0.275953</text:p>
          </table:table-cell>
          <table:table-cell table:style-name="ce1" office:value-type="float" office:value="0.146533" calcext:value-type="float">
            <text:p>0.146533</text:p>
          </table:table-cell>
          <table:table-cell table:style-name="ce1" office:value-type="float" office:value="0.006748" calcext:value-type="float">
            <text:p>0.006748</text:p>
          </table:table-cell>
          <table:table-cell table:style-name="ce1" office:value-type="float" office:value="0.028417" calcext:value-type="float">
            <text:p>0.028417</text:p>
          </table:table-cell>
          <table:table-cell/>
          <table:table-cell table:style-name="ce1" office:value-type="float" office:value="1048573" calcext:value-type="float">
            <text:p>1048573</text:p>
          </table:table-cell>
          <table:table-cell table:style-name="ce1" office:value-type="float" office:value="0.1466975" calcext:value-type="float">
            <text:p>0.1466975</text:p>
          </table:table-cell>
          <table:table-cell table:style-name="ce1" office:value-type="float" office:value="0.123023" calcext:value-type="float">
            <text:p>0.123023</text:p>
          </table:table-cell>
          <table:table-cell table:style-name="ce1" office:value-type="float" office:value="0.0422265" calcext:value-type="float">
            <text:p>0.0422265</text:p>
          </table:table-cell>
          <table:table-cell table:style-name="ce1" office:value-type="float" office:value="0.035353" calcext:value-type="float">
            <text:p>0.035353</text:p>
          </table:table-cell>
          <table:table-cell table:number-columns-repeated="112"/>
        </table:table-row>
      </table:table>
      <table:table table:name="2D pow 2" table:style-name="ta1"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DFFTWC_AVG</text:p>
          </table:table-cell>
          <table:table-cell office:value-type="string" calcext:value-type="string">
            <text:p>2DFFTWC_STD</text:p>
          </table:table-cell>
          <table:table-cell office:value-type="string" calcext:value-type="string">
            <text:p>2DFFTWCINIT_AVG</text:p>
          </table:table-cell>
          <table:table-cell office:value-type="string" calcext:value-type="string">
            <text:p>2DFFTWCINIT_STD</text:p>
          </table:table-cell>
          <table:table-cell office:value-type="string" calcext:value-type="string">
            <text:p>2DFFTWCINV_AVG</text:p>
          </table:table-cell>
          <table:table-cell office:value-type="string" calcext:value-type="string">
            <text:p>2DFFTWCINV_STD</text:p>
          </table:table-cell>
          <table:table-cell office:value-type="string" calcext:value-type="string">
            <text:p>2DFFTWCINVINIT_AVG</text:p>
          </table:table-cell>
          <table:table-cell office:value-type="string" calcext:value-type="string">
            <text:p>2DFFTWCINVINIT_STD</text:p>
          </table:table-cell>
          <table:table-cell office:value-type="string" calcext:value-type="string">
            <text:p>2DFFTWR_AVG</text:p>
          </table:table-cell>
          <table:table-cell office:value-type="string" calcext:value-type="string">
            <text:p>2DFFTWR_STD</text:p>
          </table:table-cell>
          <table:table-cell office:value-type="string" calcext:value-type="string">
            <text:p>2DFFTWRINIT_AVG</text:p>
          </table:table-cell>
          <table:table-cell office:value-type="string" calcext:value-type="string">
            <text:p>2DFFTWRINIT_STD</text:p>
          </table:table-cell>
          <table:table-cell office:value-type="string" calcext:value-type="string">
            <text:p>2DFFTWRINV_AVG</text:p>
          </table:table-cell>
          <table:table-cell office:value-type="string" calcext:value-type="string">
            <text:p>2DFFTWRINV_STD</text:p>
          </table:table-cell>
          <table:table-cell office:value-type="string" calcext:value-type="string">
            <text:p>2DFFTWRINVINIT_AVG</text:p>
          </table:table-cell>
          <table:table-cell office:value-type="string" calcext:value-type="string">
            <text:p>2DFFTWRINVINIT_STD</text:p>
          </table:table-cell>
          <table:table-cell office:value-type="string" calcext:value-type="string">
            <text:p>2DMKLC_AVG</text:p>
          </table:table-cell>
          <table:table-cell office:value-type="string" calcext:value-type="string">
            <text:p>2DMKLC_STD</text:p>
          </table:table-cell>
          <table:table-cell office:value-type="string" calcext:value-type="string">
            <text:p>2DMKLCINIT_AVG</text:p>
          </table:table-cell>
          <table:table-cell office:value-type="string" calcext:value-type="string">
            <text:p>2DMKLCINIT_STD</text:p>
          </table:table-cell>
          <table:table-cell office:value-type="string" calcext:value-type="string">
            <text:p>2DMKLCINV_AVG</text:p>
          </table:table-cell>
          <table:table-cell office:value-type="string" calcext:value-type="string">
            <text:p>2DMKLCINV_STD</text:p>
          </table:table-cell>
          <table:table-cell office:value-type="string" calcext:value-type="string">
            <text:p>2DMKLCINVINIT_AVG</text:p>
          </table:table-cell>
          <table:table-cell office:value-type="string" calcext:value-type="string">
            <text:p>2DMKLCINVINIT_STD</text:p>
          </table:table-cell>
          <table:table-cell office:value-type="string" calcext:value-type="string">
            <text:p>2DMKLR_AVG</text:p>
          </table:table-cell>
          <table:table-cell office:value-type="string" calcext:value-type="string">
            <text:p>2DMKLR_STD</text:p>
          </table:table-cell>
          <table:table-cell office:value-type="string" calcext:value-type="string">
            <text:p>2DMKLRINIT_AVG</text:p>
          </table:table-cell>
          <table:table-cell office:value-type="string" calcext:value-type="string">
            <text:p>2DMKLRINIT_STD</text:p>
          </table:table-cell>
          <table:table-cell office:value-type="string" calcext:value-type="string">
            <text:p>3DFFTWC_AVG</text:p>
          </table:table-cell>
          <table:table-cell office:value-type="string" calcext:value-type="string">
            <text:p>3DFFTWC_STD</text:p>
          </table:table-cell>
          <table:table-cell office:value-type="string" calcext:value-type="string">
            <text:p>3DFFTWCINIT_AVG</text:p>
          </table:table-cell>
          <table:table-cell office:value-type="string" calcext:value-type="string">
            <text:p>3DFFTWCINIT_STD</text:p>
          </table:table-cell>
          <table:table-cell office:value-type="string" calcext:value-type="string">
            <text:p>3DFFTWCINV_AVG</text:p>
          </table:table-cell>
          <table:table-cell office:value-type="string" calcext:value-type="string">
            <text:p>3DFFTWCINV_STD</text:p>
          </table:table-cell>
          <table:table-cell office:value-type="string" calcext:value-type="string">
            <text:p>3DFFTWCINVINIT_AVG</text:p>
          </table:table-cell>
          <table:table-cell office:value-type="string" calcext:value-type="string">
            <text:p>3DFFTWCINVINIT_STD</text:p>
          </table:table-cell>
          <table:table-cell office:value-type="string" calcext:value-type="string">
            <text:p>3DFFTWR_AVG</text:p>
          </table:table-cell>
          <table:table-cell office:value-type="string" calcext:value-type="string">
            <text:p>3DFFTWR_STD</text:p>
          </table:table-cell>
          <table:table-cell office:value-type="string" calcext:value-type="string">
            <text:p>3DFFTWRINIT_AVG</text:p>
          </table:table-cell>
          <table:table-cell office:value-type="string" calcext:value-type="string">
            <text:p>3DFFTWRINIT_STD</text:p>
          </table:table-cell>
          <table:table-cell office:value-type="string" calcext:value-type="string">
            <text:p>3DFFTWRINV_AVG</text:p>
          </table:table-cell>
          <table:table-cell office:value-type="string" calcext:value-type="string">
            <text:p>3DFFTWRINV_STD</text:p>
          </table:table-cell>
          <table:table-cell office:value-type="string" calcext:value-type="string">
            <text:p>3DFFTWRINVINIT_AVG</text:p>
          </table:table-cell>
          <table:table-cell office:value-type="string" calcext:value-type="string">
            <text:p>3DFFTWRINVINIT_STD</text:p>
          </table:table-cell>
          <table:table-cell office:value-type="string" calcext:value-type="string">
            <text:p>3DMKLC_AVG</text:p>
          </table:table-cell>
          <table:table-cell office:value-type="string" calcext:value-type="string">
            <text:p>3DMKLC_STD</text:p>
          </table:table-cell>
          <table:table-cell office:value-type="string" calcext:value-type="string">
            <text:p>3DMKLCINIT_AVG</text:p>
          </table:table-cell>
          <table:table-cell office:value-type="string" calcext:value-type="string">
            <text:p>3DMKLCINIT_STD</text:p>
          </table:table-cell>
          <table:table-cell office:value-type="string" calcext:value-type="string">
            <text:p>3DMKLCINV_AVG</text:p>
          </table:table-cell>
          <table:table-cell office:value-type="string" calcext:value-type="string">
            <text:p>3DMKLCINV_STD</text:p>
          </table:table-cell>
          <table:table-cell office:value-type="string" calcext:value-type="string">
            <text:p>3DMKLCINVINIT_AVG</text:p>
          </table:table-cell>
          <table:table-cell office:value-type="string" calcext:value-type="string">
            <text:p>3DMKLCINVINIT_STD</text:p>
          </table:table-cell>
          <table:table-cell office:value-type="string" calcext:value-type="string">
            <text:p>3DMKLR_AVG</text:p>
          </table:table-cell>
          <table:table-cell office:value-type="string" calcext:value-type="string">
            <text:p>3DMKLR_STD</text:p>
          </table:table-cell>
          <table:table-cell office:value-type="string" calcext:value-type="string">
            <text:p>3DMKLRINIT_AVG</text:p>
          </table:table-cell>
          <table:table-cell office:value-type="string" calcext:value-type="string">
            <text:p>3DMKLRINIT_STD</text:p>
          </table:table-cell>
          <table:table-cell office:value-type="string" calcext:value-type="string">
            <text:p>3DMKLRINV_AVG</text:p>
          </table:table-cell>
          <table:table-cell office:value-type="string" calcext:value-type="string">
            <text:p>3DMKLRINV_STD</text:p>
          </table:table-cell>
          <table:table-cell office:value-type="string" calcext:value-type="string">
            <text:p>3DMKLRINVINIT_AVG</text:p>
          </table:table-cell>
          <table:table-cell office:value-type="string" calcext:value-type="string">
            <text:p>3DMKLRINVINIT_STD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349408" calcext:value-type="float">
            <text:p>0.01349408</text:p>
          </table:table-cell>
          <table:table-cell office:value-type="float" office:value="0.000273918287897" calcext:value-type="float">
            <text:p>0.000273918287897</text:p>
          </table:table-cell>
          <table:table-cell office:value-type="float" office:value="0.0003117479" calcext:value-type="float">
            <text:p>0.0003117479</text:p>
          </table:table-cell>
          <table:table-cell table:style-name="ce2" office:value-type="float" office:value="0.0000148598444919" calcext:value-type="float">
            <text:p>1.49E-05</text:p>
          </table:table-cell>
          <table:table-cell office:value-type="float" office:value="0.01532808" calcext:value-type="float">
            <text:p>0.01532808</text:p>
          </table:table-cell>
          <table:table-cell office:value-type="float" office:value="0.000192205392455" calcext:value-type="float">
            <text:p>0.000192205392455</text:p>
          </table:table-cell>
          <table:table-cell office:value-type="float" office:value="0.0002937305" calcext:value-type="float">
            <text:p>0.0002937305</text:p>
          </table:table-cell>
          <table:table-cell table:style-name="ce2" office:value-type="float" office:value="0.000017816471675" calcext:value-type="float">
            <text:p>1.78E-05</text:p>
          </table:table-cell>
          <table:table-cell office:value-type="float" office:value="0.00514767" calcext:value-type="float">
            <text:p>0.00514767</text:p>
          </table:table-cell>
          <table:table-cell table:style-name="ce2" office:value-type="float" office:value="0.000095013137805" calcext:value-type="float">
            <text:p>9.50E-05</text:p>
          </table:table-cell>
          <table:table-cell office:value-type="float" office:value="0.0002770665" calcext:value-type="float">
            <text:p>0.0002770665</text:p>
          </table:table-cell>
          <table:table-cell table:style-name="ce2" office:value-type="float" office:value="0.0000361561146888" calcext:value-type="float">
            <text:p>3.62E-05</text:p>
          </table:table-cell>
          <table:table-cell office:value-type="float" office:value="0.006254825" calcext:value-type="float">
            <text:p>0.006254825</text:p>
          </table:table-cell>
          <table:table-cell table:style-name="ce2" office:value-type="float" office:value="0.0000648738115712" calcext:value-type="float">
            <text:p>6.49E-05</text:p>
          </table:table-cell>
          <table:table-cell office:value-type="float" office:value="0.0002605357" calcext:value-type="float">
            <text:p>0.0002605357</text:p>
          </table:table-cell>
          <table:table-cell table:style-name="ce2" office:value-type="float" office:value="0.0000423073154196" calcext:value-type="float">
            <text:p>4.23E-05</text:p>
          </table:table-cell>
          <table:table-cell office:value-type="float" office:value="0.003727615" calcext:value-type="float">
            <text:p>0.003727615</text:p>
          </table:table-cell>
          <table:table-cell table:style-name="ce2" office:value-type="float" office:value="0.0000361456861572" calcext:value-type="float">
            <text:p>3.61E-05</text:p>
          </table:table-cell>
          <table:table-cell table:style-name="ce2" office:value-type="float" office:value="0.0000813314" calcext:value-type="float">
            <text:p>8.13E-05</text:p>
          </table:table-cell>
          <table:table-cell table:style-name="ce2" office:value-type="float" office:value="0.0000118748003043" calcext:value-type="float">
            <text:p>1.19E-05</text:p>
          </table:table-cell>
          <table:table-cell office:value-type="float" office:value="0.005154666" calcext:value-type="float">
            <text:p>0.005154666</text:p>
          </table:table-cell>
          <table:table-cell table:style-name="ce2" office:value-type="float" office:value="0.0000434506921566" calcext:value-type="float">
            <text:p>4.35E-05</text:p>
          </table:table-cell>
          <table:table-cell table:style-name="ce2" office:value-type="float" office:value="0.0000491946" calcext:value-type="float">
            <text:p>4.92E-05</text:p>
          </table:table-cell>
          <table:table-cell table:style-name="ce2" office:value-type="float" office:value="0.0000120423983787" calcext:value-type="float">
            <text:p>1.20E-05</text:p>
          </table:table-cell>
          <table:table-cell office:value-type="float" office:value="0.00360935" calcext:value-type="float">
            <text:p>0.00360935</text:p>
          </table:table-cell>
          <table:table-cell table:style-name="ce2" office:value-type="float" office:value="0.0000602918466164" calcext:value-type="float">
            <text:p>6.03E-05</text:p>
          </table:table-cell>
          <table:table-cell office:value-type="float" office:value="0.00013188635" calcext:value-type="float">
            <text:p>0.00013188635</text:p>
          </table:table-cell>
          <table:table-cell table:style-name="ce2" office:value-type="float" office:value="0.0000307308772089" calcext:value-type="float">
            <text:p>3.07E-05</text:p>
          </table:table-cell>
          <table:table-cell office:value-type="float" office:value="39.68535" calcext:value-type="float">
            <text:p>39.68535</text:p>
          </table:table-cell>
          <table:table-cell office:value-type="float" office:value="0.420729333024" calcext:value-type="float">
            <text:p>0.420729333024</text:p>
          </table:table-cell>
          <table:table-cell office:value-type="float" office:value="0.0003501379" calcext:value-type="float">
            <text:p>0.0003501379</text:p>
          </table:table-cell>
          <table:table-cell table:style-name="ce2" office:value-type="float" office:value="0.0000181887337501" calcext:value-type="float">
            <text:p>1.82E-05</text:p>
          </table:table-cell>
          <table:table-cell office:value-type="float" office:value="39.96216" calcext:value-type="float">
            <text:p>39.96216</text:p>
          </table:table-cell>
          <table:table-cell office:value-type="float" office:value="0.673711160002" calcext:value-type="float">
            <text:p>0.673711160002</text:p>
          </table:table-cell>
          <table:table-cell office:value-type="float" office:value="0.0003583065" calcext:value-type="float">
            <text:p>0.0003583065</text:p>
          </table:table-cell>
          <table:table-cell table:style-name="ce2" office:value-type="float" office:value="0.0000145346957255" calcext:value-type="float">
            <text:p>1.45E-05</text:p>
          </table:table-cell>
          <table:table-cell office:value-type="float" office:value="5.516606" calcext:value-type="float">
            <text:p>5.516606</text:p>
          </table:table-cell>
          <table:table-cell office:value-type="float" office:value="0.0141951628694" calcext:value-type="float">
            <text:p>0.0141951628694</text:p>
          </table:table-cell>
          <table:table-cell office:value-type="float" office:value="0.0003826162" calcext:value-type="float">
            <text:p>0.0003826162</text:p>
          </table:table-cell>
          <table:table-cell table:style-name="ce2" office:value-type="float" office:value="0.000012824802089" calcext:value-type="float">
            <text:p>1.28E-05</text:p>
          </table:table-cell>
          <table:table-cell office:value-type="float" office:value="6.290711" calcext:value-type="float">
            <text:p>6.290711</text:p>
          </table:table-cell>
          <table:table-cell office:value-type="float" office:value="0.0185443189564" calcext:value-type="float">
            <text:p>0.0185443189564</text:p>
          </table:table-cell>
          <table:table-cell office:value-type="float" office:value="0.0003884163" calcext:value-type="float">
            <text:p>0.0003884163</text:p>
          </table:table-cell>
          <table:table-cell table:style-name="ce2" office:value-type="float" office:value="0.0000150297011876" calcext:value-type="float">
            <text:p>1.50E-05</text:p>
          </table:table-cell>
          <table:table-cell office:value-type="float" office:value="6.346456" calcext:value-type="float">
            <text:p>6.346456</text:p>
          </table:table-cell>
          <table:table-cell office:value-type="float" office:value="0.0230797526465" calcext:value-type="float">
            <text:p>0.0230797526465</text:p>
          </table:table-cell>
          <table:table-cell office:value-type="float" office:value="0.0001444954" calcext:value-type="float">
            <text:p>0.0001444954</text:p>
          </table:table-cell>
          <table:table-cell table:style-name="ce2" office:value-type="float" office:value="0.0000196690098559" calcext:value-type="float">
            <text:p>1.97E-05</text:p>
          </table:table-cell>
          <table:table-cell office:value-type="float" office:value="6.338307" calcext:value-type="float">
            <text:p>6.338307</text:p>
          </table:table-cell>
          <table:table-cell office:value-type="float" office:value="0.0188161402643" calcext:value-type="float">
            <text:p>0.0188161402643</text:p>
          </table:table-cell>
          <table:table-cell office:value-type="float" office:value="0.0001360861" calcext:value-type="float">
            <text:p>0.0001360861</text:p>
          </table:table-cell>
          <table:table-cell table:style-name="ce2" office:value-type="float" office:value="0.0000186832536451" calcext:value-type="float">
            <text:p>1.87E-05</text:p>
          </table:table-cell>
          <table:table-cell office:value-type="float" office:value="2.519531" calcext:value-type="float">
            <text:p>2.519531</text:p>
          </table:table-cell>
          <table:table-cell office:value-type="float" office:value="0.0202316262048" calcext:value-type="float">
            <text:p>0.0202316262048</text:p>
          </table:table-cell>
          <table:table-cell office:value-type="float" office:value="6.290711" calcext:value-type="float">
            <text:p>6.290711</text:p>
          </table:table-cell>
          <table:table-cell office:value-type="float" office:value="0.0185443189564" calcext:value-type="float">
            <text:p>0.0185443189564</text:p>
          </table:table-cell>
          <table:table-cell office:value-type="float" office:value="2.518811" calcext:value-type="float">
            <text:p>2.518811</text:p>
          </table:table-cell>
          <table:table-cell office:value-type="float" office:value="0.00803003313955" calcext:value-type="float">
            <text:p>0.00803003313955</text:p>
          </table:table-cell>
          <table:table-cell office:value-type="float" office:value="0.0002098222" calcext:value-type="float">
            <text:p>0.0002098222</text:p>
          </table:table-cell>
          <table:table-cell table:style-name="ce2" office:value-type="float" office:value="0.0000172712143162" calcext:value-type="float">
            <text:p>1.73E-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6715603" calcext:value-type="float">
            <text:p>0.06715603</text:p>
          </table:table-cell>
          <table:table-cell office:value-type="float" office:value="0.000383409044842" calcext:value-type="float">
            <text:p>0.000383409044842</text:p>
          </table:table-cell>
          <table:table-cell office:value-type="float" office:value="0.0003213942" calcext:value-type="float">
            <text:p>0.0003213942</text:p>
          </table:table-cell>
          <table:table-cell table:style-name="ce2" office:value-type="float" office:value="0.0000155234281924" calcext:value-type="float">
            <text:p>1.55E-05</text:p>
          </table:table-cell>
          <table:table-cell office:value-type="float" office:value="0.07272532" calcext:value-type="float">
            <text:p>0.07272532</text:p>
          </table:table-cell>
          <table:table-cell office:value-type="float" office:value="0.000462244650952" calcext:value-type="float">
            <text:p>0.000462244650952</text:p>
          </table:table-cell>
          <table:table-cell office:value-type="float" office:value="0.0003180061" calcext:value-type="float">
            <text:p>0.0003180061</text:p>
          </table:table-cell>
          <table:table-cell table:style-name="ce2" office:value-type="float" office:value="0.0000169415866071" calcext:value-type="float">
            <text:p>1.69E-05</text:p>
          </table:table-cell>
          <table:table-cell office:value-type="float" office:value="0.02604325" calcext:value-type="float">
            <text:p>0.02604325</text:p>
          </table:table-cell>
          <table:table-cell office:value-type="float" office:value="0.000216255128391" calcext:value-type="float">
            <text:p>0.000216255128391</text:p>
          </table:table-cell>
          <table:table-cell office:value-type="float" office:value="0.0002881851" calcext:value-type="float">
            <text:p>0.0002881851</text:p>
          </table:table-cell>
          <table:table-cell table:style-name="ce2" office:value-type="float" office:value="0.000027931983927" calcext:value-type="float">
            <text:p>2.79E-05</text:p>
          </table:table-cell>
          <table:table-cell office:value-type="float" office:value="0.03003269" calcext:value-type="float">
            <text:p>0.03003269</text:p>
          </table:table-cell>
          <table:table-cell office:value-type="float" office:value="0.000139655444657" calcext:value-type="float">
            <text:p>0.000139655444657</text:p>
          </table:table-cell>
          <table:table-cell office:value-type="float" office:value="0.00025167" calcext:value-type="float">
            <text:p>0.00025167</text:p>
          </table:table-cell>
          <table:table-cell table:style-name="ce2" office:value-type="float" office:value="0.0000205081838624" calcext:value-type="float">
            <text:p>2.05E-05</text:p>
          </table:table-cell>
          <table:table-cell office:value-type="float" office:value="0.01999521" calcext:value-type="float">
            <text:p>0.01999521</text:p>
          </table:table-cell>
          <table:table-cell office:value-type="float" office:value="0.000128331519035" calcext:value-type="float">
            <text:p>0.000128331519035</text:p>
          </table:table-cell>
          <table:table-cell office:value-type="float" office:value="0.0001132719" calcext:value-type="float">
            <text:p>0.0001132719</text:p>
          </table:table-cell>
          <table:table-cell table:style-name="ce2" office:value-type="float" office:value="0.0000190078378188" calcext:value-type="float">
            <text:p>1.90E-05</text:p>
          </table:table-cell>
          <table:table-cell office:value-type="float" office:value="0.02575813" calcext:value-type="float">
            <text:p>0.02575813</text:p>
          </table:table-cell>
          <table:table-cell office:value-type="float" office:value="0.000137196202166" calcext:value-type="float">
            <text:p>0.000137196202166</text:p>
          </table:table-cell>
          <table:table-cell table:style-name="ce2" office:value-type="float" office:value="0.0000979212" calcext:value-type="float">
            <text:p>9.79E-05</text:p>
          </table:table-cell>
          <table:table-cell table:style-name="ce2" office:value-type="float" office:value="0.0000180206621521" calcext:value-type="float">
            <text:p>1.80E-05</text:p>
          </table:table-cell>
          <table:table-cell office:value-type="float" office:value="0.015674135" calcext:value-type="float">
            <text:p>0.015674135</text:p>
          </table:table-cell>
          <table:table-cell office:value-type="float" office:value="0.000208183323249" calcext:value-type="float">
            <text:p>0.000208183323249</text:p>
          </table:table-cell>
          <table:table-cell office:value-type="float" office:value="0.00020772805" calcext:value-type="float">
            <text:p>0.00020772805</text:p>
          </table:table-cell>
          <table:table-cell table:style-name="ce2" office:value-type="float" office:value="0.0000250188737146" calcext:value-type="float">
            <text:p>2.50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.31133" calcext:value-type="float">
            <text:p>64.31133</text:p>
          </table:table-cell>
          <table:table-cell office:value-type="float" office:value="0.127290508069" calcext:value-type="float">
            <text:p>0.127290508069</text:p>
          </table:table-cell>
          <table:table-cell office:value-type="float" office:value="0.0003610058" calcext:value-type="float">
            <text:p>0.0003610058</text:p>
          </table:table-cell>
          <table:table-cell table:style-name="ce2" office:value-type="float" office:value="0.0000145108234761" calcext:value-type="float">
            <text:p>1.4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86757" calcext:value-type="float">
            <text:p>0.001886757</text:p>
          </table:table-cell>
          <table:table-cell table:style-name="ce2" office:value-type="float" office:value="0.0000190144623613" calcext:value-type="float">
            <text:p>1.90E-0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5671096" calcext:value-type="float">
            <text:p>0.5671096</text:p>
          </table:table-cell>
          <table:table-cell office:value-type="float" office:value="0.00978232132415" calcext:value-type="float">
            <text:p>0.00978232132415</text:p>
          </table:table-cell>
          <table:table-cell office:value-type="float" office:value="0.0003329903" calcext:value-type="float">
            <text:p>0.0003329903</text:p>
          </table:table-cell>
          <table:table-cell table:style-name="ce2" office:value-type="float" office:value="0.0000137586734264" calcext:value-type="float">
            <text:p>1.38E-05</text:p>
          </table:table-cell>
          <table:table-cell office:value-type="float" office:value="0.5879198" calcext:value-type="float">
            <text:p>0.5879198</text:p>
          </table:table-cell>
          <table:table-cell office:value-type="float" office:value="0.00374137258829" calcext:value-type="float">
            <text:p>0.00374137258829</text:p>
          </table:table-cell>
          <table:table-cell office:value-type="float" office:value="0.0003158308" calcext:value-type="float">
            <text:p>0.0003158308</text:p>
          </table:table-cell>
          <table:table-cell table:style-name="ce2" office:value-type="float" office:value="0.0000133073594576" calcext:value-type="float">
            <text:p>1.33E-05</text:p>
          </table:table-cell>
          <table:table-cell office:value-type="float" office:value="0.1245184" calcext:value-type="float">
            <text:p>0.1245184</text:p>
          </table:table-cell>
          <table:table-cell office:value-type="float" office:value="0.000872925630026" calcext:value-type="float">
            <text:p>0.000872925630026</text:p>
          </table:table-cell>
          <table:table-cell office:value-type="float" office:value="0.0002685569" calcext:value-type="float">
            <text:p>0.0002685569</text:p>
          </table:table-cell>
          <table:table-cell table:style-name="ce2" office:value-type="float" office:value="0.0000262630179422" calcext:value-type="float">
            <text:p>2.63E-05</text:p>
          </table:table-cell>
          <table:table-cell office:value-type="float" office:value="0.1421652" calcext:value-type="float">
            <text:p>0.1421652</text:p>
          </table:table-cell>
          <table:table-cell office:value-type="float" office:value="0.000925724557066" calcext:value-type="float">
            <text:p>0.000925724557066</text:p>
          </table:table-cell>
          <table:table-cell office:value-type="float" office:value="0.0002586756" calcext:value-type="float">
            <text:p>0.0002586756</text:p>
          </table:table-cell>
          <table:table-cell table:style-name="ce2" office:value-type="float" office:value="0.0000180724574865" calcext:value-type="float">
            <text:p>1.81E-05</text:p>
          </table:table-cell>
          <table:table-cell office:value-type="float" office:value="0.1450172" calcext:value-type="float">
            <text:p>0.1450172</text:p>
          </table:table-cell>
          <table:table-cell office:value-type="float" office:value="0.00243749857208" calcext:value-type="float">
            <text:p>0.00243749857208</text:p>
          </table:table-cell>
          <table:table-cell office:value-type="float" office:value="0.0001708682" calcext:value-type="float">
            <text:p>0.0001708682</text:p>
          </table:table-cell>
          <table:table-cell table:style-name="ce2" office:value-type="float" office:value="0.0000115605054369" calcext:value-type="float">
            <text:p>1.16E-05</text:p>
          </table:table-cell>
          <table:table-cell office:value-type="float" office:value="0.1453124" calcext:value-type="float">
            <text:p>0.1453124</text:p>
          </table:table-cell>
          <table:table-cell office:value-type="float" office:value="0.00210111098654" calcext:value-type="float">
            <text:p>0.00210111098654</text:p>
          </table:table-cell>
          <table:table-cell office:value-type="float" office:value="0.0001586463" calcext:value-type="float">
            <text:p>0.0001586463</text:p>
          </table:table-cell>
          <table:table-cell table:style-name="ce2" office:value-type="float" office:value="0.0000142886798554" calcext:value-type="float">
            <text:p>1.43E-05</text:p>
          </table:table-cell>
          <table:table-cell office:value-type="float" office:value="0.081798355" calcext:value-type="float">
            <text:p>0.081798355</text:p>
          </table:table-cell>
          <table:table-cell office:value-type="float" office:value="0.000796449274478" calcext:value-type="float">
            <text:p>0.000796449274478</text:p>
          </table:table-cell>
          <table:table-cell office:value-type="float" office:value="0.0003467516" calcext:value-type="float">
            <text:p>0.0003467516</text:p>
          </table:table-cell>
          <table:table-cell table:style-name="ce2" office:value-type="float" office:value="0.0000200305560277" calcext:value-type="float">
            <text:p>2.00E-05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152724" calcext:value-type="float">
            <text:p>3.152724</text:p>
          </table:table-cell>
          <table:table-cell office:value-type="float" office:value="0.00358829331143" calcext:value-type="float">
            <text:p>0.00358829331143</text:p>
          </table:table-cell>
          <table:table-cell office:value-type="float" office:value="0.0003963285" calcext:value-type="float">
            <text:p>0.0003963285</text:p>
          </table:table-cell>
          <table:table-cell table:style-name="ce2" office:value-type="float" office:value="0.0000128893423783" calcext:value-type="float">
            <text:p>1.29E-05</text:p>
          </table:table-cell>
          <table:table-cell office:value-type="float" office:value="3.183056" calcext:value-type="float">
            <text:p>3.183056</text:p>
          </table:table-cell>
          <table:table-cell office:value-type="float" office:value="0.00723248412834" calcext:value-type="float">
            <text:p>0.00723248412834</text:p>
          </table:table-cell>
          <table:table-cell office:value-type="float" office:value="0.0003830932" calcext:value-type="float">
            <text:p>0.0003830932</text:p>
          </table:table-cell>
          <table:table-cell table:style-name="ce2" office:value-type="float" office:value="0.0000162762793237" calcext:value-type="float">
            <text:p>1.63E-05</text:p>
          </table:table-cell>
          <table:table-cell office:value-type="float" office:value="0.7145257" calcext:value-type="float">
            <text:p>0.7145257</text:p>
          </table:table-cell>
          <table:table-cell office:value-type="float" office:value="0.00250811452202" calcext:value-type="float">
            <text:p>0.00250811452202</text:p>
          </table:table-cell>
          <table:table-cell office:value-type="float" office:value="0.0003130206" calcext:value-type="float">
            <text:p>0.0003130206</text:p>
          </table:table-cell>
          <table:table-cell table:style-name="ce2" office:value-type="float" office:value="0.000015514273587" calcext:value-type="float">
            <text:p>1.55E-05</text:p>
          </table:table-cell>
          <table:table-cell office:value-type="float" office:value="0.7957574" calcext:value-type="float">
            <text:p>0.7957574</text:p>
          </table:table-cell>
          <table:table-cell office:value-type="float" office:value="0.000895537479829" calcext:value-type="float">
            <text:p>0.000895537479829</text:p>
          </table:table-cell>
          <table:table-cell office:value-type="float" office:value="0.0002839786" calcext:value-type="float">
            <text:p>0.0002839786</text:p>
          </table:table-cell>
          <table:table-cell table:style-name="ce2" office:value-type="float" office:value="0.0000148667436859" calcext:value-type="float">
            <text:p>1.49E-05</text:p>
          </table:table-cell>
          <table:table-cell office:value-type="float" office:value="0.4974753" calcext:value-type="float">
            <text:p>0.4974753</text:p>
          </table:table-cell>
          <table:table-cell office:value-type="float" office:value="0.00327874379908" calcext:value-type="float">
            <text:p>0.00327874379908</text:p>
          </table:table-cell>
          <table:table-cell office:value-type="float" office:value="0.0001831099" calcext:value-type="float">
            <text:p>0.0001831099</text:p>
          </table:table-cell>
          <table:table-cell table:style-name="ce2" office:value-type="float" office:value="0.00000964781136321" calcext:value-type="float">
            <text:p>9.65E-06</text:p>
          </table:table-cell>
          <table:table-cell office:value-type="float" office:value="0.4957412" calcext:value-type="float">
            <text:p>0.4957412</text:p>
          </table:table-cell>
          <table:table-cell office:value-type="float" office:value="0.00167829846372" calcext:value-type="float">
            <text:p>0.00167829846372</text:p>
          </table:table-cell>
          <table:table-cell office:value-type="float" office:value="0.0001562092" calcext:value-type="float">
            <text:p>0.0001562092</text:p>
          </table:table-cell>
          <table:table-cell table:style-name="ce2" office:value-type="float" office:value="0.0000136041746191" calcext:value-type="float">
            <text:p>1.36E-05</text:p>
          </table:table-cell>
          <table:table-cell office:value-type="float" office:value="0.3114046" calcext:value-type="float">
            <text:p>0.3114046</text:p>
          </table:table-cell>
          <table:table-cell office:value-type="float" office:value="0.00660143749417" calcext:value-type="float">
            <text:p>0.00660143749417</text:p>
          </table:table-cell>
          <table:table-cell office:value-type="float" office:value="0.0004189244" calcext:value-type="float">
            <text:p>0.0004189244</text:p>
          </table:table-cell>
          <table:table-cell table:style-name="ce2" office:value-type="float" office:value="0.0000267464647352" calcext:value-type="float">
            <text:p>2.67E-05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3.10554" calcext:value-type="float">
            <text:p>13.10554</text:p>
          </table:table-cell>
          <table:table-cell office:value-type="float" office:value="0.0658878036261" calcext:value-type="float">
            <text:p>0.0658878036261</text:p>
          </table:table-cell>
          <table:table-cell office:value-type="float" office:value="0.0004788825" calcext:value-type="float">
            <text:p>0.0004788825</text:p>
          </table:table-cell>
          <table:table-cell table:style-name="ce2" office:value-type="float" office:value="0.00000815435686203" calcext:value-type="float">
            <text:p>8.15E-06</text:p>
          </table:table-cell>
          <table:table-cell office:value-type="float" office:value="13.34041" calcext:value-type="float">
            <text:p>13.34041</text:p>
          </table:table-cell>
          <table:table-cell office:value-type="float" office:value="0.0601523519444" calcext:value-type="float">
            <text:p>0.0601523519444</text:p>
          </table:table-cell>
          <table:table-cell office:value-type="float" office:value="0.0004511108" calcext:value-type="float">
            <text:p>0.0004511108</text:p>
          </table:table-cell>
          <table:table-cell table:style-name="ce2" office:value-type="float" office:value="0.0000112214786191" calcext:value-type="float">
            <text:p>1.12E-05</text:p>
          </table:table-cell>
          <table:table-cell office:value-type="float" office:value="2.799041" calcext:value-type="float">
            <text:p>2.799041</text:p>
          </table:table-cell>
          <table:table-cell office:value-type="float" office:value="0.0124486594102" calcext:value-type="float">
            <text:p>0.0124486594102</text:p>
          </table:table-cell>
          <table:table-cell office:value-type="float" office:value="0.0003869115" calcext:value-type="float">
            <text:p>0.0003869115</text:p>
          </table:table-cell>
          <table:table-cell table:style-name="ce2" office:value-type="float" office:value="0.0000146349811999" calcext:value-type="float">
            <text:p>1.46E-05</text:p>
          </table:table-cell>
          <table:table-cell office:value-type="float" office:value="3.070908" calcext:value-type="float">
            <text:p>3.070908</text:p>
          </table:table-cell>
          <table:table-cell office:value-type="float" office:value="0.00970074201057" calcext:value-type="float">
            <text:p>0.00970074201057</text:p>
          </table:table-cell>
          <table:table-cell office:value-type="float" office:value="0.0003730205" calcext:value-type="float">
            <text:p>0.0003730205</text:p>
          </table:table-cell>
          <table:table-cell table:style-name="ce2" office:value-type="float" office:value="0.0000150497437575" calcext:value-type="float">
            <text:p>1.50E-05</text:p>
          </table:table-cell>
          <table:table-cell office:value-type="float" office:value="2.469323" calcext:value-type="float">
            <text:p>2.469323</text:p>
          </table:table-cell>
          <table:table-cell office:value-type="float" office:value="0.0217956377134" calcext:value-type="float">
            <text:p>0.0217956377134</text:p>
          </table:table-cell>
          <table:table-cell office:value-type="float" office:value="0.000270788" calcext:value-type="float">
            <text:p>0.000270788</text:p>
          </table:table-cell>
          <table:table-cell table:style-name="ce2" office:value-type="float" office:value="0.000013241831931" calcext:value-type="float">
            <text:p>1.32E-05</text:p>
          </table:table-cell>
          <table:table-cell office:value-type="float" office:value="2.462939" calcext:value-type="float">
            <text:p>2.462939</text:p>
          </table:table-cell>
          <table:table-cell office:value-type="float" office:value="0.0193314840782" calcext:value-type="float">
            <text:p>0.0193314840782</text:p>
          </table:table-cell>
          <table:table-cell office:value-type="float" office:value="0.000233934" calcext:value-type="float">
            <text:p>0.000233934</text:p>
          </table:table-cell>
          <table:table-cell table:style-name="ce2" office:value-type="float" office:value="0.00000758874479447" calcext:value-type="float">
            <text:p>7.59E-06</text:p>
          </table:table-cell>
          <table:table-cell office:value-type="float" office:value="1.327714" calcext:value-type="float">
            <text:p>1.327714</text:p>
          </table:table-cell>
          <table:table-cell office:value-type="float" office:value="0.00800860747472" calcext:value-type="float">
            <text:p>0.00800860747472</text:p>
          </table:table-cell>
          <table:table-cell office:value-type="float" office:value="0.0005991282" calcext:value-type="float">
            <text:p>0.0005991282</text:p>
          </table:table-cell>
          <table:table-cell table:style-name="ce2" office:value-type="float" office:value="0.0000353118371023" calcext:value-type="float">
            <text:p>3.53E-05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61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Complex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number-columns-repeated="54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0002770665" calcext:value-type="float">
            <text:p>0.0002770665</text:p>
          </table:table-cell>
          <table:table-cell table:style-name="ce1" office:value-type="float" office:value="0.00013188635" calcext:value-type="float">
            <text:p>0.00013188635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0003117479" calcext:value-type="float">
            <text:p>0.0003117479</text:p>
          </table:table-cell>
          <table:table-cell table:style-name="ce3" office:value-type="float" office:value="0.0000813314" calcext:value-type="float">
            <text:p>8.13E-05</text:p>
          </table:table-cell>
          <table:table-cell table:number-columns-repeated="54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0.0002881851" calcext:value-type="float">
            <text:p>0.0002881851</text:p>
          </table:table-cell>
          <table:table-cell table:style-name="ce1" office:value-type="float" office:value="0.00020772805" calcext:value-type="float">
            <text:p>0.00020772805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0.0003213942" calcext:value-type="float">
            <text:p>0.0003213942</text:p>
          </table:table-cell>
          <table:table-cell table:style-name="ce1" office:value-type="float" office:value="0.0001132719" calcext:value-type="float">
            <text:p>0.0001132719</text:p>
          </table:table-cell>
          <table:table-cell table:number-columns-repeated="54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0.0002685569" calcext:value-type="float">
            <text:p>0.0002685569</text:p>
          </table:table-cell>
          <table:table-cell table:style-name="ce1" office:value-type="float" office:value="0.0003467516" calcext:value-type="float">
            <text:p>0.0003467516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0.0003329903" calcext:value-type="float">
            <text:p>0.0003329903</text:p>
          </table:table-cell>
          <table:table-cell table:style-name="ce1" office:value-type="float" office:value="0.0001708682" calcext:value-type="float">
            <text:p>0.0001708682</text:p>
          </table:table-cell>
          <table:table-cell table:number-columns-repeated="54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0.0003130206" calcext:value-type="float">
            <text:p>0.0003130206</text:p>
          </table:table-cell>
          <table:table-cell table:style-name="ce1" office:value-type="float" office:value="0.0004189244" calcext:value-type="float">
            <text:p>0.0004189244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0.0003963285" calcext:value-type="float">
            <text:p>0.0003963285</text:p>
          </table:table-cell>
          <table:table-cell table:style-name="ce1" office:value-type="float" office:value="0.0001831099" calcext:value-type="float">
            <text:p>0.0001831099</text:p>
          </table:table-cell>
          <table:table-cell table:number-columns-repeated="54"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0.0003869115" calcext:value-type="float">
            <text:p>0.0003869115</text:p>
          </table:table-cell>
          <table:table-cell table:style-name="ce1" office:value-type="float" office:value="0.0005991282" calcext:value-type="float">
            <text:p>0.0005991282</text:p>
          </table:table-cell>
          <table:table-cell/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0.0004788825" calcext:value-type="float">
            <text:p>0.0004788825</text:p>
          </table:table-cell>
          <table:table-cell table:style-name="ce1" office:value-type="float" office:value="0.000270788" calcext:value-type="float">
            <text:p>0.000270788</text:p>
          </table:table-cell>
          <table:table-cell table:number-columns-repeated="54"/>
        </table:table-row>
      </table:table>
      <table:table table:name="2D prod int" table:style-name="ta1"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DFFTWC_AVG</text:p>
          </table:table-cell>
          <table:table-cell office:value-type="string" calcext:value-type="string">
            <text:p>2DFFTWC_STD</text:p>
          </table:table-cell>
          <table:table-cell office:value-type="string" calcext:value-type="string">
            <text:p>2DFFTWCINIT_AVG</text:p>
          </table:table-cell>
          <table:table-cell office:value-type="string" calcext:value-type="string">
            <text:p>2DFFTWCINIT_STD</text:p>
          </table:table-cell>
          <table:table-cell office:value-type="string" calcext:value-type="string">
            <text:p>2DFFTWCINV_AVG</text:p>
          </table:table-cell>
          <table:table-cell office:value-type="string" calcext:value-type="string">
            <text:p>2DFFTWCINV_STD</text:p>
          </table:table-cell>
          <table:table-cell office:value-type="string" calcext:value-type="string">
            <text:p>2DFFTWCINVINIT_AVG</text:p>
          </table:table-cell>
          <table:table-cell office:value-type="string" calcext:value-type="string">
            <text:p>2DFFTWCINVINIT_STD</text:p>
          </table:table-cell>
          <table:table-cell office:value-type="string" calcext:value-type="string">
            <text:p>2DFFTWR_AVG</text:p>
          </table:table-cell>
          <table:table-cell office:value-type="string" calcext:value-type="string">
            <text:p>2DFFTWR_STD</text:p>
          </table:table-cell>
          <table:table-cell office:value-type="string" calcext:value-type="string">
            <text:p>2DFFTWRINIT_AVG</text:p>
          </table:table-cell>
          <table:table-cell office:value-type="string" calcext:value-type="string">
            <text:p>2DFFTWRINIT_STD</text:p>
          </table:table-cell>
          <table:table-cell office:value-type="string" calcext:value-type="string">
            <text:p>2DFFTWRINV_AVG</text:p>
          </table:table-cell>
          <table:table-cell office:value-type="string" calcext:value-type="string">
            <text:p>2DFFTWRINV_STD</text:p>
          </table:table-cell>
          <table:table-cell office:value-type="string" calcext:value-type="string">
            <text:p>2DFFTWRINVINIT_AVG</text:p>
          </table:table-cell>
          <table:table-cell office:value-type="string" calcext:value-type="string">
            <text:p>2DFFTWRINVINIT_STD</text:p>
          </table:table-cell>
          <table:table-cell office:value-type="string" calcext:value-type="string">
            <text:p>2DMKLC_AVG</text:p>
          </table:table-cell>
          <table:table-cell office:value-type="string" calcext:value-type="string">
            <text:p>2DMKLC_STD</text:p>
          </table:table-cell>
          <table:table-cell office:value-type="string" calcext:value-type="string">
            <text:p>2DMKLCINIT_AVG</text:p>
          </table:table-cell>
          <table:table-cell office:value-type="string" calcext:value-type="string">
            <text:p>2DMKLCINIT_STD</text:p>
          </table:table-cell>
          <table:table-cell office:value-type="string" calcext:value-type="string">
            <text:p>2DMKLCINV_AVG</text:p>
          </table:table-cell>
          <table:table-cell office:value-type="string" calcext:value-type="string">
            <text:p>2DMKLCINV_STD</text:p>
          </table:table-cell>
          <table:table-cell office:value-type="string" calcext:value-type="string">
            <text:p>2DMKLCINVINIT_AVG</text:p>
          </table:table-cell>
          <table:table-cell office:value-type="string" calcext:value-type="string">
            <text:p>2DMKLCINVINIT_STD</text:p>
          </table:table-cell>
          <table:table-cell office:value-type="string" calcext:value-type="string">
            <text:p>2DMKLR_AVG</text:p>
          </table:table-cell>
          <table:table-cell office:value-type="string" calcext:value-type="string">
            <text:p>2DMKLR_STD</text:p>
          </table:table-cell>
          <table:table-cell office:value-type="string" calcext:value-type="string">
            <text:p>2DMKLRINIT_AVG</text:p>
          </table:table-cell>
          <table:table-cell office:value-type="string" calcext:value-type="string">
            <text:p>2DMKLRINIT_STD</text:p>
          </table:table-cell>
          <table:table-cell office:value-type="string" calcext:value-type="string">
            <text:p>3DFFTWC_AVG</text:p>
          </table:table-cell>
          <table:table-cell office:value-type="string" calcext:value-type="string">
            <text:p>3DFFTWC_STD</text:p>
          </table:table-cell>
          <table:table-cell office:value-type="string" calcext:value-type="string">
            <text:p>3DFFTWCINIT_AVG</text:p>
          </table:table-cell>
          <table:table-cell office:value-type="string" calcext:value-type="string">
            <text:p>3DFFTWCINIT_STD</text:p>
          </table:table-cell>
          <table:table-cell office:value-type="string" calcext:value-type="string">
            <text:p>3DFFTWCINV_AVG</text:p>
          </table:table-cell>
          <table:table-cell office:value-type="string" calcext:value-type="string">
            <text:p>3DFFTWCINV_STD</text:p>
          </table:table-cell>
          <table:table-cell office:value-type="string" calcext:value-type="string">
            <text:p>3DFFTWCINVINIT_AVG</text:p>
          </table:table-cell>
          <table:table-cell office:value-type="string" calcext:value-type="string">
            <text:p>3DFFTWCINVINIT_STD</text:p>
          </table:table-cell>
          <table:table-cell office:value-type="string" calcext:value-type="string">
            <text:p>3DFFTWR_AVG</text:p>
          </table:table-cell>
          <table:table-cell office:value-type="string" calcext:value-type="string">
            <text:p>3DFFTWR_STD</text:p>
          </table:table-cell>
          <table:table-cell office:value-type="string" calcext:value-type="string">
            <text:p>3DFFTWRINIT_AVG</text:p>
          </table:table-cell>
          <table:table-cell office:value-type="string" calcext:value-type="string">
            <text:p>3DFFTWRINIT_STD</text:p>
          </table:table-cell>
          <table:table-cell office:value-type="string" calcext:value-type="string">
            <text:p>3DFFTWRINV_AVG</text:p>
          </table:table-cell>
          <table:table-cell office:value-type="string" calcext:value-type="string">
            <text:p>3DFFTWRINV_STD</text:p>
          </table:table-cell>
          <table:table-cell office:value-type="string" calcext:value-type="string">
            <text:p>3DFFTWRINVINIT_AVG</text:p>
          </table:table-cell>
          <table:table-cell office:value-type="string" calcext:value-type="string">
            <text:p>3DFFTWRINVINIT_STD</text:p>
          </table:table-cell>
          <table:table-cell office:value-type="string" calcext:value-type="string">
            <text:p>3DMKLC_AVG</text:p>
          </table:table-cell>
          <table:table-cell office:value-type="string" calcext:value-type="string">
            <text:p>3DMKLC_STD</text:p>
          </table:table-cell>
          <table:table-cell office:value-type="string" calcext:value-type="string">
            <text:p>3DMKLCINIT_AVG</text:p>
          </table:table-cell>
          <table:table-cell office:value-type="string" calcext:value-type="string">
            <text:p>3DMKLCINIT_STD</text:p>
          </table:table-cell>
          <table:table-cell office:value-type="string" calcext:value-type="string">
            <text:p>3DMKLCINV_AVG</text:p>
          </table:table-cell>
          <table:table-cell office:value-type="string" calcext:value-type="string">
            <text:p>3DMKLCINV_STD</text:p>
          </table:table-cell>
          <table:table-cell office:value-type="string" calcext:value-type="string">
            <text:p>3DMKLCINVINIT_AVG</text:p>
          </table:table-cell>
          <table:table-cell office:value-type="string" calcext:value-type="string">
            <text:p>3DMKLCINVINIT_STD</text:p>
          </table:table-cell>
          <table:table-cell office:value-type="string" calcext:value-type="string">
            <text:p>3DMKLR_AVG</text:p>
          </table:table-cell>
          <table:table-cell office:value-type="string" calcext:value-type="string">
            <text:p>3DMKLR_STD</text:p>
          </table:table-cell>
          <table:table-cell office:value-type="string" calcext:value-type="string">
            <text:p>3DMKLRINIT_AVG</text:p>
          </table:table-cell>
          <table:table-cell office:value-type="string" calcext:value-type="string">
            <text:p>3DMKLRINIT_STD</text:p>
          </table:table-cell>
          <table:table-cell office:value-type="string" calcext:value-type="string">
            <text:p>3DMKLRINV_AVG</text:p>
          </table:table-cell>
          <table:table-cell office:value-type="string" calcext:value-type="string">
            <text:p>3DMKLRINV_STD</text:p>
          </table:table-cell>
          <table:table-cell office:value-type="string" calcext:value-type="string">
            <text:p>3DMKLRINVINIT_AVG</text:p>
          </table:table-cell>
          <table:table-cell office:value-type="string" calcext:value-type="string">
            <text:p>3DMKLRINVINIT_ST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968755" calcext:value-type="float">
            <text:p>0.00968755</text:p>
          </table:table-cell>
          <table:table-cell office:value-type="float" office:value="0.000162647572513" calcext:value-type="float">
            <text:p>0.000162647572513</text:p>
          </table:table-cell>
          <table:table-cell office:value-type="float" office:value="0.0003444218" calcext:value-type="float">
            <text:p>0.0003444218</text:p>
          </table:table-cell>
          <table:table-cell table:style-name="ce2" office:value-type="float" office:value="0.0000172565540065" calcext:value-type="float">
            <text:p>1.73E-05</text:p>
          </table:table-cell>
          <table:table-cell office:value-type="float" office:value="0.01144269" calcext:value-type="float">
            <text:p>0.01144269</text:p>
          </table:table-cell>
          <table:table-cell office:value-type="float" office:value="0.000133514147815" calcext:value-type="float">
            <text:p>0.000133514147815</text:p>
          </table:table-cell>
          <table:table-cell office:value-type="float" office:value="0.0003163141" calcext:value-type="float">
            <text:p>0.0003163141</text:p>
          </table:table-cell>
          <table:table-cell table:style-name="ce2" office:value-type="float" office:value="0.0000308844955977" calcext:value-type="float">
            <text:p>3.09E-05</text:p>
          </table:table-cell>
          <table:table-cell office:value-type="float" office:value="0.005575818" calcext:value-type="float">
            <text:p>0.005575818</text:p>
          </table:table-cell>
          <table:table-cell table:style-name="ce2" office:value-type="float" office:value="0.0000534541580962" calcext:value-type="float">
            <text:p>5.35E-05</text:p>
          </table:table-cell>
          <table:table-cell office:value-type="float" office:value="0.0002732096" calcext:value-type="float">
            <text:p>0.0002732096</text:p>
          </table:table-cell>
          <table:table-cell table:style-name="ce2" office:value-type="float" office:value="0.0000190739596553" calcext:value-type="float">
            <text:p>1.91E-05</text:p>
          </table:table-cell>
          <table:table-cell office:value-type="float" office:value="0.006740106" calcext:value-type="float">
            <text:p>0.006740106</text:p>
          </table:table-cell>
          <table:table-cell table:style-name="ce2" office:value-type="float" office:value="0.0000622165028483" calcext:value-type="float">
            <text:p>6.22E-05</text:p>
          </table:table-cell>
          <table:table-cell office:value-type="float" office:value="0.0002388769" calcext:value-type="float">
            <text:p>0.0002388769</text:p>
          </table:table-cell>
          <table:table-cell table:style-name="ce2" office:value-type="float" office:value="0.0000235145167382" calcext:value-type="float">
            <text:p>2.35E-05</text:p>
          </table:table-cell>
          <table:table-cell office:value-type="float" office:value="0.003827877" calcext:value-type="float">
            <text:p>0.003827877</text:p>
          </table:table-cell>
          <table:table-cell table:style-name="ce2" office:value-type="float" office:value="0.0000486447599211" calcext:value-type="float">
            <text:p>4.86E-05</text:p>
          </table:table-cell>
          <table:table-cell table:style-name="ce2" office:value-type="float" office:value="0.0000859966" calcext:value-type="float">
            <text:p>8.60E-05</text:p>
          </table:table-cell>
          <table:table-cell table:style-name="ce2" office:value-type="float" office:value="0.0000114811980811" calcext:value-type="float">
            <text:p>1.15E-05</text:p>
          </table:table-cell>
          <table:table-cell office:value-type="float" office:value="0.005211248" calcext:value-type="float">
            <text:p>0.005211248</text:p>
          </table:table-cell>
          <table:table-cell table:style-name="ce2" office:value-type="float" office:value="0.000041045602769" calcext:value-type="float">
            <text:p>4.10E-05</text:p>
          </table:table-cell>
          <table:table-cell table:style-name="ce2" office:value-type="float" office:value="0.0000530992" calcext:value-type="float">
            <text:p>5.31E-05</text:p>
          </table:table-cell>
          <table:table-cell table:style-name="ce2" office:value-type="float" office:value="0.0000120562646583" calcext:value-type="float">
            <text:p>1.21E-05</text:p>
          </table:table-cell>
          <table:table-cell office:value-type="float" office:value="0.003564792" calcext:value-type="float">
            <text:p>0.003564792</text:p>
          </table:table-cell>
          <table:table-cell office:value-type="float" office:value="0.000105016864089" calcext:value-type="float">
            <text:p>0.000105016864089</text:p>
          </table:table-cell>
          <table:table-cell office:value-type="float" office:value="0.0001308614" calcext:value-type="float">
            <text:p>0.0001308614</text:p>
          </table:table-cell>
          <table:table-cell table:style-name="ce2" office:value-type="float" office:value="0.0000317311259598" calcext:value-type="float">
            <text:p>3.17E-05</text:p>
          </table:table-cell>
          <table:table-cell office:value-type="float" office:value="7.295198" calcext:value-type="float">
            <text:p>7.295198</text:p>
          </table:table-cell>
          <table:table-cell office:value-type="float" office:value="0.0248168736504" calcext:value-type="float">
            <text:p>0.0248168736504</text:p>
          </table:table-cell>
          <table:table-cell office:value-type="float" office:value="0.0003314241" calcext:value-type="float">
            <text:p>0.0003314241</text:p>
          </table:table-cell>
          <table:table-cell table:style-name="ce2" office:value-type="float" office:value="0.0000166295293543" calcext:value-type="float">
            <text:p>1.66E-05</text:p>
          </table:table-cell>
          <table:table-cell office:value-type="float" office:value="7.924283" calcext:value-type="float">
            <text:p>7.924283</text:p>
          </table:table-cell>
          <table:table-cell office:value-type="float" office:value="0.0252974913337" calcext:value-type="float">
            <text:p>0.0252974913337</text:p>
          </table:table-cell>
          <table:table-cell office:value-type="float" office:value="0.0003231957" calcext:value-type="float">
            <text:p>0.0003231957</text:p>
          </table:table-cell>
          <table:table-cell table:style-name="ce2" office:value-type="float" office:value="0.000022771855446" calcext:value-type="float">
            <text:p>2.28E-05</text:p>
          </table:table-cell>
          <table:table-cell office:value-type="float" office:value="3.985079" calcext:value-type="float">
            <text:p>3.985079</text:p>
          </table:table-cell>
          <table:table-cell office:value-type="float" office:value="0.0184257829323" calcext:value-type="float">
            <text:p>0.0184257829323</text:p>
          </table:table-cell>
          <table:table-cell office:value-type="float" office:value="0.0003507382" calcext:value-type="float">
            <text:p>0.0003507382</text:p>
          </table:table-cell>
          <table:table-cell table:style-name="ce2" office:value-type="float" office:value="0.0000172227185156" calcext:value-type="float">
            <text:p>1.72E-05</text:p>
          </table:table-cell>
          <table:table-cell office:value-type="float" office:value="4.722182" calcext:value-type="float">
            <text:p>4.722182</text:p>
          </table:table-cell>
          <table:table-cell office:value-type="float" office:value="0.0156463164284" calcext:value-type="float">
            <text:p>0.0156463164284</text:p>
          </table:table-cell>
          <table:table-cell office:value-type="float" office:value="0.0004288151" calcext:value-type="float">
            <text:p>0.0004288151</text:p>
          </table:table-cell>
          <table:table-cell table:style-name="ce2" office:value-type="float" office:value="0.0000175176331636" calcext:value-type="float">
            <text:p>1.75E-05</text:p>
          </table:table-cell>
          <table:table-cell office:value-type="float" office:value="4.121024" calcext:value-type="float">
            <text:p>4.121024</text:p>
          </table:table-cell>
          <table:table-cell office:value-type="float" office:value="0.00848273828954" calcext:value-type="float">
            <text:p>0.00848273828954</text:p>
          </table:table-cell>
          <table:table-cell office:value-type="float" office:value="0.0001508642" calcext:value-type="float">
            <text:p>0.0001508642</text:p>
          </table:table-cell>
          <table:table-cell table:style-name="ce2" office:value-type="float" office:value="0.0000174421849345" calcext:value-type="float">
            <text:p>1.74E-05</text:p>
          </table:table-cell>
          <table:table-cell office:value-type="float" office:value="4.177822" calcext:value-type="float">
            <text:p>4.177822</text:p>
          </table:table-cell>
          <table:table-cell office:value-type="float" office:value="0.0405334267543" calcext:value-type="float">
            <text:p>0.0405334267543</text:p>
          </table:table-cell>
          <table:table-cell office:value-type="float" office:value="0.0001396595" calcext:value-type="float">
            <text:p>0.0001396595</text:p>
          </table:table-cell>
          <table:table-cell table:style-name="ce2" office:value-type="float" office:value="0.0000181037420825" calcext:value-type="float">
            <text:p>1.81E-05</text:p>
          </table:table-cell>
          <table:table-cell office:value-type="float" office:value="2.435804" calcext:value-type="float">
            <text:p>2.435804</text:p>
          </table:table-cell>
          <table:table-cell office:value-type="float" office:value="0.0288595885087" calcext:value-type="float">
            <text:p>0.0288595885087</text:p>
          </table:table-cell>
          <table:table-cell office:value-type="float" office:value="4.722182" calcext:value-type="float">
            <text:p>4.722182</text:p>
          </table:table-cell>
          <table:table-cell office:value-type="float" office:value="0.0156463164284" calcext:value-type="float">
            <text:p>0.0156463164284</text:p>
          </table:table-cell>
          <table:table-cell office:value-type="float" office:value="2.427266" calcext:value-type="float">
            <text:p>2.427266</text:p>
          </table:table-cell>
          <table:table-cell office:value-type="float" office:value="0.0180153448174" calcext:value-type="float">
            <text:p>0.0180153448174</text:p>
          </table:table-cell>
          <table:table-cell office:value-type="float" office:value="0.0002184054" calcext:value-type="float">
            <text:p>0.0002184054</text:p>
          </table:table-cell>
          <table:table-cell table:style-name="ce2" office:value-type="float" office:value="0.0000197695031984" calcext:value-type="float">
            <text:p>1.98E-0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5865279" calcext:value-type="float">
            <text:p>0.05865279</text:p>
          </table:table-cell>
          <table:table-cell office:value-type="float" office:value="0.00166468330151" calcext:value-type="float">
            <text:p>0.00166468330151</text:p>
          </table:table-cell>
          <table:table-cell office:value-type="float" office:value="0.0003351174" calcext:value-type="float">
            <text:p>0.0003351174</text:p>
          </table:table-cell>
          <table:table-cell table:style-name="ce2" office:value-type="float" office:value="0.0000195425280873" calcext:value-type="float">
            <text:p>1.95E-05</text:p>
          </table:table-cell>
          <table:table-cell office:value-type="float" office:value="0.0646662" calcext:value-type="float">
            <text:p>0.0646662</text:p>
          </table:table-cell>
          <table:table-cell office:value-type="float" office:value="0.00186491016763" calcext:value-type="float">
            <text:p>0.00186491016763</text:p>
          </table:table-cell>
          <table:table-cell office:value-type="float" office:value="0.0003034364" calcext:value-type="float">
            <text:p>0.0003034364</text:p>
          </table:table-cell>
          <table:table-cell table:style-name="ce2" office:value-type="float" office:value="0.0000214348106707" calcext:value-type="float">
            <text:p>2.14E-05</text:p>
          </table:table-cell>
          <table:table-cell office:value-type="float" office:value="0.03063086" calcext:value-type="float">
            <text:p>0.03063086</text:p>
          </table:table-cell>
          <table:table-cell office:value-type="float" office:value="0.000182466795762" calcext:value-type="float">
            <text:p>0.000182466795762</text:p>
          </table:table-cell>
          <table:table-cell office:value-type="float" office:value="0.0005995523" calcext:value-type="float">
            <text:p>0.0005995523</text:p>
          </table:table-cell>
          <table:table-cell table:style-name="ce2" office:value-type="float" office:value="0.0000199499192984" calcext:value-type="float">
            <text:p>1.99E-05</text:p>
          </table:table-cell>
          <table:table-cell office:value-type="float" office:value="0.03552337" calcext:value-type="float">
            <text:p>0.03552337</text:p>
          </table:table-cell>
          <table:table-cell office:value-type="float" office:value="0.000238775105952" calcext:value-type="float">
            <text:p>0.000238775105952</text:p>
          </table:table-cell>
          <table:table-cell office:value-type="float" office:value="0.0004831522" calcext:value-type="float">
            <text:p>0.0004831522</text:p>
          </table:table-cell>
          <table:table-cell table:style-name="ce2" office:value-type="float" office:value="0.0000239856475363" calcext:value-type="float">
            <text:p>2.40E-05</text:p>
          </table:table-cell>
          <table:table-cell office:value-type="float" office:value="0.02192253" calcext:value-type="float">
            <text:p>0.02192253</text:p>
          </table:table-cell>
          <table:table-cell office:value-type="float" office:value="0.000525678547847" calcext:value-type="float">
            <text:p>0.000525678547847</text:p>
          </table:table-cell>
          <table:table-cell office:value-type="float" office:value="0.0001237666" calcext:value-type="float">
            <text:p>0.0001237666</text:p>
          </table:table-cell>
          <table:table-cell table:style-name="ce2" office:value-type="float" office:value="0.0000187001148077" calcext:value-type="float">
            <text:p>1.87E-05</text:p>
          </table:table-cell>
          <table:table-cell office:value-type="float" office:value="0.02782169" calcext:value-type="float">
            <text:p>0.02782169</text:p>
          </table:table-cell>
          <table:table-cell office:value-type="float" office:value="0.000732564056281" calcext:value-type="float">
            <text:p>0.000732564056281</text:p>
          </table:table-cell>
          <table:table-cell table:style-name="ce2" office:value-type="float" office:value="0.0000888747" calcext:value-type="float">
            <text:p>8.89E-05</text:p>
          </table:table-cell>
          <table:table-cell table:style-name="ce2" office:value-type="float" office:value="0.00000920799218131" calcext:value-type="float">
            <text:p>9.21E-06</text:p>
          </table:table-cell>
          <table:table-cell office:value-type="float" office:value="0.021582405" calcext:value-type="float">
            <text:p>0.021582405</text:p>
          </table:table-cell>
          <table:table-cell office:value-type="float" office:value="0.000538370365059" calcext:value-type="float">
            <text:p>0.000538370365059</text:p>
          </table:table-cell>
          <table:table-cell office:value-type="float" office:value="0.00013449205" calcext:value-type="float">
            <text:p>0.00013449205</text:p>
          </table:table-cell>
          <table:table-cell table:style-name="ce2" office:value-type="float" office:value="0.0000317469024042" calcext:value-type="float">
            <text:p>3.17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1.31164" calcext:value-type="float">
            <text:p>71.31164</text:p>
          </table:table-cell>
          <table:table-cell office:value-type="float" office:value="0.222445519922" calcext:value-type="float">
            <text:p>0.222445519922</text:p>
          </table:table-cell>
          <table:table-cell office:value-type="float" office:value="0.0006468816" calcext:value-type="float">
            <text:p>0.0006468816</text:p>
          </table:table-cell>
          <table:table-cell table:style-name="ce2" office:value-type="float" office:value="0.0000249940553519" calcext:value-type="float">
            <text:p>2.50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43375" calcext:value-type="float">
            <text:p>0.0007043375</text:p>
          </table:table-cell>
          <table:table-cell table:style-name="ce2" office:value-type="float" office:value="0.0000235216921691" calcext:value-type="float">
            <text:p>2.35E-0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2815426" calcext:value-type="float">
            <text:p>0.2815426</text:p>
          </table:table-cell>
          <table:table-cell office:value-type="float" office:value="0.00635620199665" calcext:value-type="float">
            <text:p>0.00635620199665</text:p>
          </table:table-cell>
          <table:table-cell office:value-type="float" office:value="0.0004055405" calcext:value-type="float">
            <text:p>0.0004055405</text:p>
          </table:table-cell>
          <table:table-cell table:style-name="ce2" office:value-type="float" office:value="0.0000125646646084" calcext:value-type="float">
            <text:p>1.26E-05</text:p>
          </table:table-cell>
          <table:table-cell office:value-type="float" office:value="0.3036621" calcext:value-type="float">
            <text:p>0.3036621</text:p>
          </table:table-cell>
          <table:table-cell office:value-type="float" office:value="0.00684276187661" calcext:value-type="float">
            <text:p>0.00684276187661</text:p>
          </table:table-cell>
          <table:table-cell office:value-type="float" office:value="0.0003348066" calcext:value-type="float">
            <text:p>0.0003348066</text:p>
          </table:table-cell>
          <table:table-cell table:style-name="ce2" office:value-type="float" office:value="0.0000117975675101" calcext:value-type="float">
            <text:p>1.18E-05</text:p>
          </table:table-cell>
          <table:table-cell office:value-type="float" office:value="0.1327911" calcext:value-type="float">
            <text:p>0.1327911</text:p>
          </table:table-cell>
          <table:table-cell office:value-type="float" office:value="0.00107549672762" calcext:value-type="float">
            <text:p>0.00107549672762</text:p>
          </table:table-cell>
          <table:table-cell office:value-type="float" office:value="0.0003610772" calcext:value-type="float">
            <text:p>0.0003610772</text:p>
          </table:table-cell>
          <table:table-cell table:style-name="ce2" office:value-type="float" office:value="0.0000309589963942" calcext:value-type="float">
            <text:p>3.10E-05</text:p>
          </table:table-cell>
          <table:table-cell office:value-type="float" office:value="0.1524961" calcext:value-type="float">
            <text:p>0.1524961</text:p>
          </table:table-cell>
          <table:table-cell office:value-type="float" office:value="0.0014918843007" calcext:value-type="float">
            <text:p>0.0014918843007</text:p>
          </table:table-cell>
          <table:table-cell office:value-type="float" office:value="0.0002739256" calcext:value-type="float">
            <text:p>0.0002739256</text:p>
          </table:table-cell>
          <table:table-cell table:style-name="ce2" office:value-type="float" office:value="0.0000146986014694" calcext:value-type="float">
            <text:p>1.47E-05</text:p>
          </table:table-cell>
          <table:table-cell office:value-type="float" office:value="0.1146331" calcext:value-type="float">
            <text:p>0.1146331</text:p>
          </table:table-cell>
          <table:table-cell office:value-type="float" office:value="0.00146618881988" calcext:value-type="float">
            <text:p>0.00146618881988</text:p>
          </table:table-cell>
          <table:table-cell office:value-type="float" office:value="0.0001261804" calcext:value-type="float">
            <text:p>0.0001261804</text:p>
          </table:table-cell>
          <table:table-cell table:style-name="ce2" office:value-type="float" office:value="0.0000120072289911" calcext:value-type="float">
            <text:p>1.20E-05</text:p>
          </table:table-cell>
          <table:table-cell office:value-type="float" office:value="0.1151779" calcext:value-type="float">
            <text:p>0.1151779</text:p>
          </table:table-cell>
          <table:table-cell office:value-type="float" office:value="0.000862912052941" calcext:value-type="float">
            <text:p>0.000862912052941</text:p>
          </table:table-cell>
          <table:table-cell office:value-type="float" office:value="0.0001022113" calcext:value-type="float">
            <text:p>0.0001022113</text:p>
          </table:table-cell>
          <table:table-cell table:style-name="ce2" office:value-type="float" office:value="0.0000192496853541" calcext:value-type="float">
            <text:p>1.92E-05</text:p>
          </table:table-cell>
          <table:table-cell office:value-type="float" office:value="0.07867969" calcext:value-type="float">
            <text:p>0.07867969</text:p>
          </table:table-cell>
          <table:table-cell office:value-type="float" office:value="0.000741821314774" calcext:value-type="float">
            <text:p>0.000741821314774</text:p>
          </table:table-cell>
          <table:table-cell office:value-type="float" office:value="0.00029426765" calcext:value-type="float">
            <text:p>0.00029426765</text:p>
          </table:table-cell>
          <table:table-cell table:style-name="ce2" office:value-type="float" office:value="0.0000241577886389" calcext:value-type="float">
            <text:p>2.42E-05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.221009" calcext:value-type="float">
            <text:p>1.221009</text:p>
          </table:table-cell>
          <table:table-cell office:value-type="float" office:value="0.00190991826469" calcext:value-type="float">
            <text:p>0.00190991826469</text:p>
          </table:table-cell>
          <table:table-cell office:value-type="float" office:value="0.0006071659" calcext:value-type="float">
            <text:p>0.0006071659</text:p>
          </table:table-cell>
          <table:table-cell table:style-name="ce2" office:value-type="float" office:value="0.00000892435174677" calcext:value-type="float">
            <text:p>8.92E-06</text:p>
          </table:table-cell>
          <table:table-cell office:value-type="float" office:value="1.315683" calcext:value-type="float">
            <text:p>1.315683</text:p>
          </table:table-cell>
          <table:table-cell office:value-type="float" office:value="0.0024918313212" calcext:value-type="float">
            <text:p>0.0024918313212</text:p>
          </table:table-cell>
          <table:table-cell office:value-type="float" office:value="0.0004937354" calcext:value-type="float">
            <text:p>0.0004937354</text:p>
          </table:table-cell>
          <table:table-cell table:style-name="ce2" office:value-type="float" office:value="0.00000661989661215" calcext:value-type="float">
            <text:p>6.62E-06</text:p>
          </table:table-cell>
          <table:table-cell office:value-type="float" office:value="0.6876203" calcext:value-type="float">
            <text:p>0.6876203</text:p>
          </table:table-cell>
          <table:table-cell office:value-type="float" office:value="0.00197904752905" calcext:value-type="float">
            <text:p>0.00197904752905</text:p>
          </table:table-cell>
          <table:table-cell office:value-type="float" office:value="0.0004712703" calcext:value-type="float">
            <text:p>0.0004712703</text:p>
          </table:table-cell>
          <table:table-cell table:style-name="ce2" office:value-type="float" office:value="0.00000790523075846" calcext:value-type="float">
            <text:p>7.91E-06</text:p>
          </table:table-cell>
          <table:table-cell office:value-type="float" office:value="0.7618625" calcext:value-type="float">
            <text:p>0.7618625</text:p>
          </table:table-cell>
          <table:table-cell office:value-type="float" office:value="0.00135650803741" calcext:value-type="float">
            <text:p>0.00135650803741</text:p>
          </table:table-cell>
          <table:table-cell office:value-type="float" office:value="0.0003460131" calcext:value-type="float">
            <text:p>0.0003460131</text:p>
          </table:table-cell>
          <table:table-cell table:style-name="ce2" office:value-type="float" office:value="0.00000220362345291" calcext:value-type="float">
            <text:p>2.20E-06</text:p>
          </table:table-cell>
          <table:table-cell office:value-type="float" office:value="0.4958362" calcext:value-type="float">
            <text:p>0.4958362</text:p>
          </table:table-cell>
          <table:table-cell office:value-type="float" office:value="0.000818676411451" calcext:value-type="float">
            <text:p>0.000818676411451</text:p>
          </table:table-cell>
          <table:table-cell office:value-type="float" office:value="0.0001433585" calcext:value-type="float">
            <text:p>0.0001433585</text:p>
          </table:table-cell>
          <table:table-cell table:style-name="ce2" office:value-type="float" office:value="0.00000664610745307" calcext:value-type="float">
            <text:p>6.65E-06</text:p>
          </table:table-cell>
          <table:table-cell office:value-type="float" office:value="0.4980301" calcext:value-type="float">
            <text:p>0.4980301</text:p>
          </table:table-cell>
          <table:table-cell office:value-type="float" office:value="0.000915276333501" calcext:value-type="float">
            <text:p>0.000915276333501</text:p>
          </table:table-cell>
          <table:table-cell office:value-type="float" office:value="0.0001100919" calcext:value-type="float">
            <text:p>0.0001100919</text:p>
          </table:table-cell>
          <table:table-cell table:style-name="ce2" office:value-type="float" office:value="0.0000092020658846" calcext:value-type="float">
            <text:p>9.20E-06</text:p>
          </table:table-cell>
          <table:table-cell office:value-type="float" office:value="0.33209635" calcext:value-type="float">
            <text:p>0.33209635</text:p>
          </table:table-cell>
          <table:table-cell office:value-type="float" office:value="0.000911739129068" calcext:value-type="float">
            <text:p>0.000911739129068</text:p>
          </table:table-cell>
          <table:table-cell office:value-type="float" office:value="0.0002911462" calcext:value-type="float">
            <text:p>0.0002911462</text:p>
          </table:table-cell>
          <table:table-cell table:style-name="ce2" office:value-type="float" office:value="0.0000210223494571" calcext:value-type="float">
            <text:p>2.10E-05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7.562053" calcext:value-type="float">
            <text:p>7.562053</text:p>
          </table:table-cell>
          <table:table-cell office:value-type="float" office:value="0.0270016090261" calcext:value-type="float">
            <text:p>0.0270016090261</text:p>
          </table:table-cell>
          <table:table-cell office:value-type="float" office:value="0.0005802308" calcext:value-type="float">
            <text:p>0.0005802308</text:p>
          </table:table-cell>
          <table:table-cell table:style-name="ce2" office:value-type="float" office:value="0.0000335840374245" calcext:value-type="float">
            <text:p>3.36E-05</text:p>
          </table:table-cell>
          <table:table-cell office:value-type="float" office:value="7.91912" calcext:value-type="float">
            <text:p>7.91912</text:p>
          </table:table-cell>
          <table:table-cell office:value-type="float" office:value="0.0147364174751" calcext:value-type="float">
            <text:p>0.0147364174751</text:p>
          </table:table-cell>
          <table:table-cell office:value-type="float" office:value="0.000493865" calcext:value-type="float">
            <text:p>0.000493865</text:p>
          </table:table-cell>
          <table:table-cell table:style-name="ce2" office:value-type="float" office:value="0.00000936961719839" calcext:value-type="float">
            <text:p>9.37E-06</text:p>
          </table:table-cell>
          <table:table-cell office:value-type="float" office:value="2.969889" calcext:value-type="float">
            <text:p>2.969889</text:p>
          </table:table-cell>
          <table:table-cell office:value-type="float" office:value="0.00250508128056" calcext:value-type="float">
            <text:p>0.00250508128056</text:p>
          </table:table-cell>
          <table:table-cell office:value-type="float" office:value="0.0004480748" calcext:value-type="float">
            <text:p>0.0004480748</text:p>
          </table:table-cell>
          <table:table-cell table:style-name="ce2" office:value-type="float" office:value="0.00000802023530827" calcext:value-type="float">
            <text:p>8.02E-06</text:p>
          </table:table-cell>
          <table:table-cell office:value-type="float" office:value="3.284231" calcext:value-type="float">
            <text:p>3.284231</text:p>
          </table:table-cell>
          <table:table-cell office:value-type="float" office:value="0.0231845204345" calcext:value-type="float">
            <text:p>0.0231845204345</text:p>
          </table:table-cell>
          <table:table-cell office:value-type="float" office:value="0.0002826477" calcext:value-type="float">
            <text:p>0.0002826477</text:p>
          </table:table-cell>
          <table:table-cell table:style-name="ce2" office:value-type="float" office:value="0.0000166651338165" calcext:value-type="float">
            <text:p>1.67E-05</text:p>
          </table:table-cell>
          <table:table-cell office:value-type="float" office:value="2.146059" calcext:value-type="float">
            <text:p>2.146059</text:p>
          </table:table-cell>
          <table:table-cell office:value-type="float" office:value="0.0104256302234" calcext:value-type="float">
            <text:p>0.0104256302234</text:p>
          </table:table-cell>
          <table:table-cell office:value-type="float" office:value="0.0002071266" calcext:value-type="float">
            <text:p>0.0002071266</text:p>
          </table:table-cell>
          <table:table-cell table:style-name="ce2" office:value-type="float" office:value="0.000018774939865" calcext:value-type="float">
            <text:p>1.88E-05</text:p>
          </table:table-cell>
          <table:table-cell office:value-type="float" office:value="2.145434" calcext:value-type="float">
            <text:p>2.145434</text:p>
          </table:table-cell>
          <table:table-cell office:value-type="float" office:value="0.00307303758519" calcext:value-type="float">
            <text:p>0.00307303758519</text:p>
          </table:table-cell>
          <table:table-cell office:value-type="float" office:value="0.0001686026" calcext:value-type="float">
            <text:p>0.0001686026</text:p>
          </table:table-cell>
          <table:table-cell table:style-name="ce2" office:value-type="float" office:value="0.0000180180826838" calcext:value-type="float">
            <text:p>1.80E-05</text:p>
          </table:table-cell>
          <table:table-cell office:value-type="float" office:value="1.4214285" calcext:value-type="float">
            <text:p>1.4214285</text:p>
          </table:table-cell>
          <table:table-cell office:value-type="float" office:value="0.0035017067643" calcext:value-type="float">
            <text:p>0.0035017067643</text:p>
          </table:table-cell>
          <table:table-cell office:value-type="float" office:value="0.0005210534" calcext:value-type="float">
            <text:p>0.0005210534</text:p>
          </table:table-cell>
          <table:table-cell office:value-type="float" office:value="0.000122344317196" calcext:value-type="float">
            <text:p>0.000122344317196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1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Complex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number-columns-repeated="54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.0002732096" calcext:value-type="float">
            <text:p>0.0002732096</text:p>
          </table:table-cell>
          <table:table-cell table:style-name="ce1" office:value-type="float" office:value="0.0001308614" calcext:value-type="float">
            <text:p>0.0001308614</text:p>
          </table:table-cell>
          <table:table-cell/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.0003444218" calcext:value-type="float">
            <text:p>0.0003444218</text:p>
          </table:table-cell>
          <table:table-cell table:style-name="ce3" office:value-type="float" office:value="0.0000859966" calcext:value-type="float">
            <text:p>8.60E-05</text:p>
          </table:table-cell>
          <table:table-cell table:number-columns-repeated="54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0.0005995523" calcext:value-type="float">
            <text:p>0.0005995523</text:p>
          </table:table-cell>
          <table:table-cell table:style-name="ce1" office:value-type="float" office:value="0.00013449205" calcext:value-type="float">
            <text:p>0.00013449205</text:p>
          </table:table-cell>
          <table:table-cell/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0.0003351174" calcext:value-type="float">
            <text:p>0.0003351174</text:p>
          </table:table-cell>
          <table:table-cell table:style-name="ce1" office:value-type="float" office:value="0.0001237666" calcext:value-type="float">
            <text:p>0.0001237666</text:p>
          </table:table-cell>
          <table:table-cell table:number-columns-repeated="54"/>
        </table:table-row>
        <table:table-row table:style-name="ro1">
          <table:table-cell table:style-name="ce1" office:value-type="float" office:value="2058" calcext:value-type="float">
            <text:p>2058</text:p>
          </table:table-cell>
          <table:table-cell table:style-name="ce1" office:value-type="float" office:value="0.0003610772" calcext:value-type="float">
            <text:p>0.0003610772</text:p>
          </table:table-cell>
          <table:table-cell table:style-name="ce1" office:value-type="float" office:value="0.00029426765" calcext:value-type="float">
            <text:p>0.00029426765</text:p>
          </table:table-cell>
          <table:table-cell/>
          <table:table-cell table:style-name="ce1" office:value-type="float" office:value="2058" calcext:value-type="float">
            <text:p>2058</text:p>
          </table:table-cell>
          <table:table-cell table:style-name="ce1" office:value-type="float" office:value="0.0004055405" calcext:value-type="float">
            <text:p>0.0004055405</text:p>
          </table:table-cell>
          <table:table-cell table:style-name="ce1" office:value-type="float" office:value="0.0001261804" calcext:value-type="float">
            <text:p>0.0001261804</text:p>
          </table:table-cell>
          <table:table-cell table:number-columns-repeated="54"/>
        </table:table-row>
        <table:table-row table:style-name="ro1">
          <table:table-cell table:style-name="ce1" office:value-type="float" office:value="4116" calcext:value-type="float">
            <text:p>4116</text:p>
          </table:table-cell>
          <table:table-cell table:style-name="ce1" office:value-type="float" office:value="0.0004712703" calcext:value-type="float">
            <text:p>0.0004712703</text:p>
          </table:table-cell>
          <table:table-cell table:style-name="ce1" office:value-type="float" office:value="0.0002911462" calcext:value-type="float">
            <text:p>0.0002911462</text:p>
          </table:table-cell>
          <table:table-cell/>
          <table:table-cell table:style-name="ce1" office:value-type="float" office:value="4116" calcext:value-type="float">
            <text:p>4116</text:p>
          </table:table-cell>
          <table:table-cell table:style-name="ce1" office:value-type="float" office:value="0.0006071659" calcext:value-type="float">
            <text:p>0.0006071659</text:p>
          </table:table-cell>
          <table:table-cell table:style-name="ce1" office:value-type="float" office:value="0.0001433585" calcext:value-type="float">
            <text:p>0.0001433585</text:p>
          </table:table-cell>
          <table:table-cell table:number-columns-repeated="54"/>
        </table:table-row>
        <table:table-row table:style-name="ro1">
          <table:table-cell table:style-name="ce1" office:value-type="float" office:value="8232" calcext:value-type="float">
            <text:p>8232</text:p>
          </table:table-cell>
          <table:table-cell table:style-name="ce1" office:value-type="float" office:value="0.0004480748" calcext:value-type="float">
            <text:p>0.0004480748</text:p>
          </table:table-cell>
          <table:table-cell table:style-name="ce1" office:value-type="float" office:value="0.0005210534" calcext:value-type="float">
            <text:p>0.0005210534</text:p>
          </table:table-cell>
          <table:table-cell/>
          <table:table-cell table:style-name="ce1" office:value-type="float" office:value="8232" calcext:value-type="float">
            <text:p>8232</text:p>
          </table:table-cell>
          <table:table-cell table:style-name="ce1" office:value-type="float" office:value="0.0005802308" calcext:value-type="float">
            <text:p>0.0005802308</text:p>
          </table:table-cell>
          <table:table-cell table:style-name="ce1" office:value-type="float" office:value="0.0002071266" calcext:value-type="float">
            <text:p>0.0002071266</text:p>
          </table:table-cell>
          <table:table-cell table:number-columns-repeated="54"/>
        </table:table-row>
      </table:table>
      <table:table table:name="2D primes" table:style-name="ta1"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DFFTWC_AVG</text:p>
          </table:table-cell>
          <table:table-cell office:value-type="string" calcext:value-type="string">
            <text:p>2DFFTWC_STD</text:p>
          </table:table-cell>
          <table:table-cell office:value-type="string" calcext:value-type="string">
            <text:p>2DFFTWCINIT_AVG</text:p>
          </table:table-cell>
          <table:table-cell office:value-type="string" calcext:value-type="string">
            <text:p>2DFFTWCINIT_STD</text:p>
          </table:table-cell>
          <table:table-cell office:value-type="string" calcext:value-type="string">
            <text:p>2DFFTWCINV_AVG</text:p>
          </table:table-cell>
          <table:table-cell office:value-type="string" calcext:value-type="string">
            <text:p>2DFFTWCINV_STD</text:p>
          </table:table-cell>
          <table:table-cell office:value-type="string" calcext:value-type="string">
            <text:p>2DFFTWCINVINIT_AVG</text:p>
          </table:table-cell>
          <table:table-cell office:value-type="string" calcext:value-type="string">
            <text:p>2DFFTWCINVINIT_STD</text:p>
          </table:table-cell>
          <table:table-cell office:value-type="string" calcext:value-type="string">
            <text:p>2DFFTWR_AVG</text:p>
          </table:table-cell>
          <table:table-cell office:value-type="string" calcext:value-type="string">
            <text:p>2DFFTWR_STD</text:p>
          </table:table-cell>
          <table:table-cell office:value-type="string" calcext:value-type="string">
            <text:p>2DFFTWRINIT_AVG</text:p>
          </table:table-cell>
          <table:table-cell office:value-type="string" calcext:value-type="string">
            <text:p>2DFFTWRINIT_STD</text:p>
          </table:table-cell>
          <table:table-cell office:value-type="string" calcext:value-type="string">
            <text:p>2DFFTWRINV_AVG</text:p>
          </table:table-cell>
          <table:table-cell office:value-type="string" calcext:value-type="string">
            <text:p>2DFFTWRINV_STD</text:p>
          </table:table-cell>
          <table:table-cell office:value-type="string" calcext:value-type="string">
            <text:p>2DFFTWRINVINIT_AVG</text:p>
          </table:table-cell>
          <table:table-cell office:value-type="string" calcext:value-type="string">
            <text:p>2DFFTWRINVINIT_STD</text:p>
          </table:table-cell>
          <table:table-cell office:value-type="string" calcext:value-type="string">
            <text:p>2DMKLC_AVG</text:p>
          </table:table-cell>
          <table:table-cell office:value-type="string" calcext:value-type="string">
            <text:p>2DMKLC_STD</text:p>
          </table:table-cell>
          <table:table-cell office:value-type="string" calcext:value-type="string">
            <text:p>2DMKLCINIT_AVG</text:p>
          </table:table-cell>
          <table:table-cell office:value-type="string" calcext:value-type="string">
            <text:p>2DMKLCINIT_STD</text:p>
          </table:table-cell>
          <table:table-cell office:value-type="string" calcext:value-type="string">
            <text:p>2DMKLCINV_AVG</text:p>
          </table:table-cell>
          <table:table-cell office:value-type="string" calcext:value-type="string">
            <text:p>2DMKLCINV_STD</text:p>
          </table:table-cell>
          <table:table-cell office:value-type="string" calcext:value-type="string">
            <text:p>2DMKLCINVINIT_AVG</text:p>
          </table:table-cell>
          <table:table-cell office:value-type="string" calcext:value-type="string">
            <text:p>2DMKLCINVINIT_STD</text:p>
          </table:table-cell>
          <table:table-cell office:value-type="string" calcext:value-type="string">
            <text:p>2DMKLR_AVG</text:p>
          </table:table-cell>
          <table:table-cell office:value-type="string" calcext:value-type="string">
            <text:p>2DMKLR_STD</text:p>
          </table:table-cell>
          <table:table-cell office:value-type="string" calcext:value-type="string">
            <text:p>2DMKLRINIT_AVG</text:p>
          </table:table-cell>
          <table:table-cell office:value-type="string" calcext:value-type="string">
            <text:p>2DMKLRINIT_STD</text:p>
          </table:table-cell>
          <table:table-cell office:value-type="string" calcext:value-type="string">
            <text:p>3DFFTWC_AVG</text:p>
          </table:table-cell>
          <table:table-cell office:value-type="string" calcext:value-type="string">
            <text:p>3DFFTWC_STD</text:p>
          </table:table-cell>
          <table:table-cell office:value-type="string" calcext:value-type="string">
            <text:p>3DFFTWCINIT_AVG</text:p>
          </table:table-cell>
          <table:table-cell office:value-type="string" calcext:value-type="string">
            <text:p>3DFFTWCINIT_STD</text:p>
          </table:table-cell>
          <table:table-cell office:value-type="string" calcext:value-type="string">
            <text:p>3DFFTWCINV_AVG</text:p>
          </table:table-cell>
          <table:table-cell office:value-type="string" calcext:value-type="string">
            <text:p>3DFFTWCINV_STD</text:p>
          </table:table-cell>
          <table:table-cell office:value-type="string" calcext:value-type="string">
            <text:p>3DFFTWCINVINIT_AVG</text:p>
          </table:table-cell>
          <table:table-cell office:value-type="string" calcext:value-type="string">
            <text:p>3DFFTWCINVINIT_STD</text:p>
          </table:table-cell>
          <table:table-cell office:value-type="string" calcext:value-type="string">
            <text:p>3DFFTWR_AVG</text:p>
          </table:table-cell>
          <table:table-cell office:value-type="string" calcext:value-type="string">
            <text:p>3DFFTWR_STD</text:p>
          </table:table-cell>
          <table:table-cell office:value-type="string" calcext:value-type="string">
            <text:p>3DFFTWRINIT_AVG</text:p>
          </table:table-cell>
          <table:table-cell office:value-type="string" calcext:value-type="string">
            <text:p>3DFFTWRINIT_STD</text:p>
          </table:table-cell>
          <table:table-cell office:value-type="string" calcext:value-type="string">
            <text:p>3DFFTWRINV_AVG</text:p>
          </table:table-cell>
          <table:table-cell office:value-type="string" calcext:value-type="string">
            <text:p>3DFFTWRINV_STD</text:p>
          </table:table-cell>
          <table:table-cell office:value-type="string" calcext:value-type="string">
            <text:p>3DFFTWRINVINIT_AVG</text:p>
          </table:table-cell>
          <table:table-cell office:value-type="string" calcext:value-type="string">
            <text:p>3DFFTWRINVINIT_STD</text:p>
          </table:table-cell>
          <table:table-cell office:value-type="string" calcext:value-type="string">
            <text:p>3DMKLC_AVG</text:p>
          </table:table-cell>
          <table:table-cell office:value-type="string" calcext:value-type="string">
            <text:p>3DMKLC_STD</text:p>
          </table:table-cell>
          <table:table-cell office:value-type="string" calcext:value-type="string">
            <text:p>3DMKLCINIT_AVG</text:p>
          </table:table-cell>
          <table:table-cell office:value-type="string" calcext:value-type="string">
            <text:p>3DMKLCINIT_STD</text:p>
          </table:table-cell>
          <table:table-cell office:value-type="string" calcext:value-type="string">
            <text:p>3DMKLCINV_AVG</text:p>
          </table:table-cell>
          <table:table-cell office:value-type="string" calcext:value-type="string">
            <text:p>3DMKLCINV_STD</text:p>
          </table:table-cell>
          <table:table-cell office:value-type="string" calcext:value-type="string">
            <text:p>3DMKLCINVINIT_AVG</text:p>
          </table:table-cell>
          <table:table-cell office:value-type="string" calcext:value-type="string">
            <text:p>3DMKLCINVINIT_STD</text:p>
          </table:table-cell>
          <table:table-cell office:value-type="string" calcext:value-type="string">
            <text:p>3DMKLR_AVG</text:p>
          </table:table-cell>
          <table:table-cell office:value-type="string" calcext:value-type="string">
            <text:p>3DMKLR_STD</text:p>
          </table:table-cell>
          <table:table-cell office:value-type="string" calcext:value-type="string">
            <text:p>3DMKLRINIT_AVG</text:p>
          </table:table-cell>
          <table:table-cell office:value-type="string" calcext:value-type="string">
            <text:p>3DMKLRINIT_STD</text:p>
          </table:table-cell>
          <table:table-cell office:value-type="string" calcext:value-type="string">
            <text:p>3DMKLRINV_AVG</text:p>
          </table:table-cell>
          <table:table-cell office:value-type="string" calcext:value-type="string">
            <text:p>3DMKLRINV_STD</text:p>
          </table:table-cell>
          <table:table-cell office:value-type="string" calcext:value-type="string">
            <text:p>3DMKLRINVINIT_AVG</text:p>
          </table:table-cell>
          <table:table-cell office:value-type="string" calcext:value-type="string">
            <text:p>3DMKLRINVINIT_STD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2983479" calcext:value-type="float">
            <text:p>0.02983479</text:p>
          </table:table-cell>
          <table:table-cell office:value-type="float" office:value="0.00016011859112" calcext:value-type="float">
            <text:p>0.00016011859112</text:p>
          </table:table-cell>
          <table:table-cell office:value-type="float" office:value="0.0003992411" calcext:value-type="float">
            <text:p>0.0003992411</text:p>
          </table:table-cell>
          <table:table-cell table:style-name="ce2" office:value-type="float" office:value="0.000008990874515" calcext:value-type="float">
            <text:p>8.99E-06</text:p>
          </table:table-cell>
          <table:table-cell office:value-type="float" office:value="0.03128115" calcext:value-type="float">
            <text:p>0.03128115</text:p>
          </table:table-cell>
          <table:table-cell office:value-type="float" office:value="0.000172951606912" calcext:value-type="float">
            <text:p>0.000172951606912</text:p>
          </table:table-cell>
          <table:table-cell office:value-type="float" office:value="0.0003617741" calcext:value-type="float">
            <text:p>0.0003617741</text:p>
          </table:table-cell>
          <table:table-cell table:style-name="ce2" office:value-type="float" office:value="0.000013741939815" calcext:value-type="float">
            <text:p>1.37E-05</text:p>
          </table:table-cell>
          <table:table-cell office:value-type="float" office:value="0.0224322" calcext:value-type="float">
            <text:p>0.0224322</text:p>
          </table:table-cell>
          <table:table-cell table:style-name="ce2" office:value-type="float" office:value="0.0000715054154903" calcext:value-type="float">
            <text:p>7.15E-05</text:p>
          </table:table-cell>
          <table:table-cell office:value-type="float" office:value="0.0006000965" calcext:value-type="float">
            <text:p>0.0006000965</text:p>
          </table:table-cell>
          <table:table-cell table:style-name="ce2" office:value-type="float" office:value="0.0000155687512969" calcext:value-type="float">
            <text:p>1.56E-05</text:p>
          </table:table-cell>
          <table:table-cell office:value-type="float" office:value="0.02352014" calcext:value-type="float">
            <text:p>0.02352014</text:p>
          </table:table-cell>
          <table:table-cell office:value-type="float" office:value="0.000196230760982" calcext:value-type="float">
            <text:p>0.000196230760982</text:p>
          </table:table-cell>
          <table:table-cell office:value-type="float" office:value="0.0005519824" calcext:value-type="float">
            <text:p>0.0005519824</text:p>
          </table:table-cell>
          <table:table-cell table:style-name="ce2" office:value-type="float" office:value="0.0000251908473511" calcext:value-type="float">
            <text:p>2.52E-05</text:p>
          </table:table-cell>
          <table:table-cell office:value-type="float" office:value="0.01020602" calcext:value-type="float">
            <text:p>0.01020602</text:p>
          </table:table-cell>
          <table:table-cell table:style-name="ce2" office:value-type="float" office:value="0.0000772601780422" calcext:value-type="float">
            <text:p>7.73E-05</text:p>
          </table:table-cell>
          <table:table-cell office:value-type="float" office:value="0.0001390361" calcext:value-type="float">
            <text:p>0.0001390361</text:p>
          </table:table-cell>
          <table:table-cell table:style-name="ce2" office:value-type="float" office:value="0.0000130113522011" calcext:value-type="float">
            <text:p>1.30E-05</text:p>
          </table:table-cell>
          <table:table-cell office:value-type="float" office:value="0.01153963" calcext:value-type="float">
            <text:p>0.01153963</text:p>
          </table:table-cell>
          <table:table-cell table:style-name="ce2" office:value-type="float" office:value="0.0000948939648005" calcext:value-type="float">
            <text:p>9.49E-05</text:p>
          </table:table-cell>
          <table:table-cell office:value-type="float" office:value="0.0001194322" calcext:value-type="float">
            <text:p>0.0001194322</text:p>
          </table:table-cell>
          <table:table-cell table:style-name="ce2" office:value-type="float" office:value="0.0000162475032803" calcext:value-type="float">
            <text:p>1.62E-05</text:p>
          </table:table-cell>
          <table:table-cell office:value-type="float" office:value="0.009240376" calcext:value-type="float">
            <text:p>0.009240376</text:p>
          </table:table-cell>
          <table:table-cell table:style-name="ce2" office:value-type="float" office:value="0.0000639936352427" calcext:value-type="float">
            <text:p>6.40E-05</text:p>
          </table:table-cell>
          <table:table-cell office:value-type="float" office:value="0.00016457735" calcext:value-type="float">
            <text:p>0.00016457735</text:p>
          </table:table-cell>
          <table:table-cell table:style-name="ce2" office:value-type="float" office:value="0.0000206716947088" calcext:value-type="float">
            <text:p>2.07E-05</text:p>
          </table:table-cell>
          <table:table-cell office:value-type="float" office:value="22.7557" calcext:value-type="float">
            <text:p>22.7557</text:p>
          </table:table-cell>
          <table:table-cell office:value-type="float" office:value="0.0165173309655" calcext:value-type="float">
            <text:p>0.0165173309655</text:p>
          </table:table-cell>
          <table:table-cell office:value-type="float" office:value="0.0004276545" calcext:value-type="float">
            <text:p>0.0004276545</text:p>
          </table:table-cell>
          <table:table-cell table:style-name="ce2" office:value-type="float" office:value="0.0000139350305844" calcext:value-type="float">
            <text:p>1.39E-05</text:p>
          </table:table-cell>
          <table:table-cell office:value-type="float" office:value="24.23128" calcext:value-type="float">
            <text:p>24.23128</text:p>
          </table:table-cell>
          <table:table-cell office:value-type="float" office:value="0.0150510833866" calcext:value-type="float">
            <text:p>0.0150510833866</text:p>
          </table:table-cell>
          <table:table-cell office:value-type="float" office:value="0.0004450947" calcext:value-type="float">
            <text:p>0.0004450947</text:p>
          </table:table-cell>
          <table:table-cell table:style-name="ce2" office:value-type="float" office:value="0.0000062023992141" calcext:value-type="float">
            <text:p>6.20E-06</text:p>
          </table:table-cell>
          <table:table-cell office:value-type="float" office:value="15.91544" calcext:value-type="float">
            <text:p>15.91544</text:p>
          </table:table-cell>
          <table:table-cell office:value-type="float" office:value="0.0379931631277" calcext:value-type="float">
            <text:p>0.0379931631277</text:p>
          </table:table-cell>
          <table:table-cell office:value-type="float" office:value="0.0007329725" calcext:value-type="float">
            <text:p>0.0007329725</text:p>
          </table:table-cell>
          <table:table-cell table:style-name="ce2" office:value-type="float" office:value="0.0000101511174344" calcext:value-type="float">
            <text:p>1.02E-05</text:p>
          </table:table-cell>
          <table:table-cell office:value-type="float" office:value="16.55857" calcext:value-type="float">
            <text:p>16.55857</text:p>
          </table:table-cell>
          <table:table-cell office:value-type="float" office:value="0.0266346912462" calcext:value-type="float">
            <text:p>0.0266346912462</text:p>
          </table:table-cell>
          <table:table-cell office:value-type="float" office:value="0.0007232683" calcext:value-type="float">
            <text:p>0.0007232683</text:p>
          </table:table-cell>
          <table:table-cell table:style-name="ce2" office:value-type="float" office:value="0.0000179151594346" calcext:value-type="float">
            <text:p>1.79E-05</text:p>
          </table:table-cell>
          <table:table-cell office:value-type="float" office:value="8.788483" calcext:value-type="float">
            <text:p>8.788483</text:p>
          </table:table-cell>
          <table:table-cell office:value-type="float" office:value="0.0229527824748" calcext:value-type="float">
            <text:p>0.0229527824748</text:p>
          </table:table-cell>
          <table:table-cell office:value-type="float" office:value="0.0002646586" calcext:value-type="float">
            <text:p>0.0002646586</text:p>
          </table:table-cell>
          <table:table-cell table:style-name="ce2" office:value-type="float" office:value="0.0000118588336058" calcext:value-type="float">
            <text:p>1.19E-05</text:p>
          </table:table-cell>
          <table:table-cell office:value-type="float" office:value="8.796795" calcext:value-type="float">
            <text:p>8.796795</text:p>
          </table:table-cell>
          <table:table-cell office:value-type="float" office:value="0.0160343182303" calcext:value-type="float">
            <text:p>0.0160343182303</text:p>
          </table:table-cell>
          <table:table-cell office:value-type="float" office:value="0.0002559564" calcext:value-type="float">
            <text:p>0.0002559564</text:p>
          </table:table-cell>
          <table:table-cell table:style-name="ce2" office:value-type="float" office:value="0.0000150389615496" calcext:value-type="float">
            <text:p>1.50E-05</text:p>
          </table:table-cell>
          <table:table-cell office:value-type="float" office:value="6.154582" calcext:value-type="float">
            <text:p>6.154582</text:p>
          </table:table-cell>
          <table:table-cell office:value-type="float" office:value="0.0186411044022" calcext:value-type="float">
            <text:p>0.0186411044022</text:p>
          </table:table-cell>
          <table:table-cell office:value-type="float" office:value="16.55857" calcext:value-type="float">
            <text:p>16.55857</text:p>
          </table:table-cell>
          <table:table-cell office:value-type="float" office:value="0.0266346912462" calcext:value-type="float">
            <text:p>0.0266346912462</text:p>
          </table:table-cell>
          <table:table-cell office:value-type="float" office:value="6.175311" calcext:value-type="float">
            <text:p>6.175311</text:p>
          </table:table-cell>
          <table:table-cell office:value-type="float" office:value="0.0165186187545" calcext:value-type="float">
            <text:p>0.0165186187545</text:p>
          </table:table-cell>
          <table:table-cell office:value-type="float" office:value="0.0002353496" calcext:value-type="float">
            <text:p>0.0002353496</text:p>
          </table:table-cell>
          <table:table-cell table:style-name="ce2" office:value-type="float" office:value="0.0000160859561951" calcext:value-type="float">
            <text:p>1.61E-0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1401824" calcext:value-type="float">
            <text:p>0.1401824</text:p>
          </table:table-cell>
          <table:table-cell office:value-type="float" office:value="0.000556622992299" calcext:value-type="float">
            <text:p>0.000556622992299</text:p>
          </table:table-cell>
          <table:table-cell office:value-type="float" office:value="0.000483908" calcext:value-type="float">
            <text:p>0.000483908</text:p>
          </table:table-cell>
          <table:table-cell table:style-name="ce2" office:value-type="float" office:value="0.00000789969159736" calcext:value-type="float">
            <text:p>7.90E-06</text:p>
          </table:table-cell>
          <table:table-cell office:value-type="float" office:value="0.1461107" calcext:value-type="float">
            <text:p>0.1461107</text:p>
          </table:table-cell>
          <table:table-cell office:value-type="float" office:value="0.000547559443754" calcext:value-type="float">
            <text:p>0.000547559443754</text:p>
          </table:table-cell>
          <table:table-cell office:value-type="float" office:value="0.0004742361" calcext:value-type="float">
            <text:p>0.0004742361</text:p>
          </table:table-cell>
          <table:table-cell table:style-name="ce2" office:value-type="float" office:value="0.0000179231589877" calcext:value-type="float">
            <text:p>1.79E-05</text:p>
          </table:table-cell>
          <table:table-cell office:value-type="float" office:value="0.09133502" calcext:value-type="float">
            <text:p>0.09133502</text:p>
          </table:table-cell>
          <table:table-cell office:value-type="float" office:value="0.000394539255335" calcext:value-type="float">
            <text:p>0.000394539255335</text:p>
          </table:table-cell>
          <table:table-cell office:value-type="float" office:value="0.0009419844" calcext:value-type="float">
            <text:p>0.0009419844</text:p>
          </table:table-cell>
          <table:table-cell table:style-name="ce2" office:value-type="float" office:value="0.0000230418287285" calcext:value-type="float">
            <text:p>2.30E-05</text:p>
          </table:table-cell>
          <table:table-cell office:value-type="float" office:value="0.09606312" calcext:value-type="float">
            <text:p>0.09606312</text:p>
          </table:table-cell>
          <table:table-cell office:value-type="float" office:value="0.000491699162316" calcext:value-type="float">
            <text:p>0.000491699162316</text:p>
          </table:table-cell>
          <table:table-cell office:value-type="float" office:value="0.0007846132" calcext:value-type="float">
            <text:p>0.0007846132</text:p>
          </table:table-cell>
          <table:table-cell table:style-name="ce2" office:value-type="float" office:value="0.0000216484643017" calcext:value-type="float">
            <text:p>2.16E-05</text:p>
          </table:table-cell>
          <table:table-cell office:value-type="float" office:value="0.05082105" calcext:value-type="float">
            <text:p>0.05082105</text:p>
          </table:table-cell>
          <table:table-cell office:value-type="float" office:value="0.000282318154846" calcext:value-type="float">
            <text:p>0.000282318154846</text:p>
          </table:table-cell>
          <table:table-cell office:value-type="float" office:value="0.0002530966" calcext:value-type="float">
            <text:p>0.0002530966</text:p>
          </table:table-cell>
          <table:table-cell table:style-name="ce2" office:value-type="float" office:value="0.00001828595754" calcext:value-type="float">
            <text:p>1.83E-05</text:p>
          </table:table-cell>
          <table:table-cell office:value-type="float" office:value="0.0563572" calcext:value-type="float">
            <text:p>0.0563572</text:p>
          </table:table-cell>
          <table:table-cell office:value-type="float" office:value="0.000292539467423" calcext:value-type="float">
            <text:p>0.000292539467423</text:p>
          </table:table-cell>
          <table:table-cell office:value-type="float" office:value="0.0002751316" calcext:value-type="float">
            <text:p>0.0002751316</text:p>
          </table:table-cell>
          <table:table-cell table:style-name="ce2" office:value-type="float" office:value="0.0000199770882385" calcext:value-type="float">
            <text:p>2.00E-05</text:p>
          </table:table-cell>
          <table:table-cell office:value-type="float" office:value="0.04295485" calcext:value-type="float">
            <text:p>0.04295485</text:p>
          </table:table-cell>
          <table:table-cell office:value-type="float" office:value="0.000636966271519" calcext:value-type="float">
            <text:p>0.000636966271519</text:p>
          </table:table-cell>
          <table:table-cell office:value-type="float" office:value="0.0003249423" calcext:value-type="float">
            <text:p>0.0003249423</text:p>
          </table:table-cell>
          <table:table-cell table:style-name="ce2" office:value-type="float" office:value="0.0000158104481048" calcext:value-type="float">
            <text:p>1.58E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9.6117" calcext:value-type="float">
            <text:p>149.6117</text:p>
          </table:table-cell>
          <table:table-cell office:value-type="float" office:value="0.266554997452" calcext:value-type="float">
            <text:p>0.266554997452</text:p>
          </table:table-cell>
          <table:table-cell office:value-type="float" office:value="0.0010079891" calcext:value-type="float">
            <text:p>0.0010079891</text:p>
          </table:table-cell>
          <table:table-cell table:style-name="ce2" office:value-type="float" office:value="0.0000167201060766" calcext:value-type="float">
            <text:p>1.6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78956" calcext:value-type="float">
            <text:p>0.001278956</text:p>
          </table:table-cell>
          <table:table-cell table:style-name="ce2" office:value-type="float" office:value="0.0000216532205457" calcext:value-type="float">
            <text:p>2.17E-0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5870172" calcext:value-type="float">
            <text:p>0.5870172</text:p>
          </table:table-cell>
          <table:table-cell office:value-type="float" office:value="0.00126735085031" calcext:value-type="float">
            <text:p>0.00126735085031</text:p>
          </table:table-cell>
          <table:table-cell office:value-type="float" office:value="0.0007526455" calcext:value-type="float">
            <text:p>0.0007526455</text:p>
          </table:table-cell>
          <table:table-cell table:style-name="ce2" office:value-type="float" office:value="0.0000111463269411" calcext:value-type="float">
            <text:p>1.11E-05</text:p>
          </table:table-cell>
          <table:table-cell office:value-type="float" office:value="0.6074021" calcext:value-type="float">
            <text:p>0.6074021</text:p>
          </table:table-cell>
          <table:table-cell office:value-type="float" office:value="0.00121387034362" calcext:value-type="float">
            <text:p>0.00121387034362</text:p>
          </table:table-cell>
          <table:table-cell office:value-type="float" office:value="0.0006079702" calcext:value-type="float">
            <text:p>0.0006079702</text:p>
          </table:table-cell>
          <table:table-cell table:style-name="ce2" office:value-type="float" office:value="0.00000593058449059" calcext:value-type="float">
            <text:p>5.93E-06</text:p>
          </table:table-cell>
          <table:table-cell office:value-type="float" office:value="0.4345748" calcext:value-type="float">
            <text:p>0.4345748</text:p>
          </table:table-cell>
          <table:table-cell office:value-type="float" office:value="0.000795773250786" calcext:value-type="float">
            <text:p>0.000795773250786</text:p>
          </table:table-cell>
          <table:table-cell office:value-type="float" office:value="0.0008933988" calcext:value-type="float">
            <text:p>0.0008933988</text:p>
          </table:table-cell>
          <table:table-cell table:style-name="ce2" office:value-type="float" office:value="0.0000103234099642" calcext:value-type="float">
            <text:p>1.03E-05</text:p>
          </table:table-cell>
          <table:table-cell office:value-type="float" office:value="0.4504361" calcext:value-type="float">
            <text:p>0.4504361</text:p>
          </table:table-cell>
          <table:table-cell office:value-type="float" office:value="0.000715101150576" calcext:value-type="float">
            <text:p>0.000715101150576</text:p>
          </table:table-cell>
          <table:table-cell office:value-type="float" office:value="0.0007618235" calcext:value-type="float">
            <text:p>0.0007618235</text:p>
          </table:table-cell>
          <table:table-cell table:style-name="ce2" office:value-type="float" office:value="0.00000627290751743" calcext:value-type="float">
            <text:p>6.27E-06</text:p>
          </table:table-cell>
          <table:table-cell office:value-type="float" office:value="0.2473262" calcext:value-type="float">
            <text:p>0.2473262</text:p>
          </table:table-cell>
          <table:table-cell office:value-type="float" office:value="0.00144347980781" calcext:value-type="float">
            <text:p>0.00144347980781</text:p>
          </table:table-cell>
          <table:table-cell office:value-type="float" office:value="0.0003519867" calcext:value-type="float">
            <text:p>0.0003519867</text:p>
          </table:table-cell>
          <table:table-cell table:style-name="ce2" office:value-type="float" office:value="0.00000960856213142" calcext:value-type="float">
            <text:p>9.61E-06</text:p>
          </table:table-cell>
          <table:table-cell office:value-type="float" office:value="0.2478143" calcext:value-type="float">
            <text:p>0.2478143</text:p>
          </table:table-cell>
          <table:table-cell office:value-type="float" office:value="0.00188285020647" calcext:value-type="float">
            <text:p>0.00188285020647</text:p>
          </table:table-cell>
          <table:table-cell office:value-type="float" office:value="0.0004440263" calcext:value-type="float">
            <text:p>0.0004440263</text:p>
          </table:table-cell>
          <table:table-cell table:style-name="ce2" office:value-type="float" office:value="0.00000534597647353" calcext:value-type="float">
            <text:p>5.35E-06</text:p>
          </table:table-cell>
          <table:table-cell office:value-type="float" office:value="0.18594055" calcext:value-type="float">
            <text:p>0.18594055</text:p>
          </table:table-cell>
          <table:table-cell office:value-type="float" office:value="0.00130989069351" calcext:value-type="float">
            <text:p>0.00130989069351</text:p>
          </table:table-cell>
          <table:table-cell office:value-type="float" office:value="0.00058496325" calcext:value-type="float">
            <text:p>0.00058496325</text:p>
          </table:table-cell>
          <table:table-cell table:style-name="ce2" office:value-type="float" office:value="0.0000669016807726" calcext:value-type="float">
            <text:p>6.69E-05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2.780343" calcext:value-type="float">
            <text:p>2.780343</text:p>
          </table:table-cell>
          <table:table-cell office:value-type="float" office:value="0.00561316715906" calcext:value-type="float">
            <text:p>0.00561316715906</text:p>
          </table:table-cell>
          <table:table-cell office:value-type="float" office:value="0.001144494" calcext:value-type="float">
            <text:p>0.001144494</text:p>
          </table:table-cell>
          <table:table-cell table:style-name="ce2" office:value-type="float" office:value="0.0000108025102021" calcext:value-type="float">
            <text:p>1.08E-05</text:p>
          </table:table-cell>
          <table:table-cell office:value-type="float" office:value="2.855113" calcext:value-type="float">
            <text:p>2.855113</text:p>
          </table:table-cell>
          <table:table-cell office:value-type="float" office:value="0.000801776499753" calcext:value-type="float">
            <text:p>0.000801776499753</text:p>
          </table:table-cell>
          <table:table-cell office:value-type="float" office:value="0.0008605134" calcext:value-type="float">
            <text:p>0.0008605134</text:p>
          </table:table-cell>
          <table:table-cell table:style-name="ce2" office:value-type="float" office:value="0.0000130070487745" calcext:value-type="float">
            <text:p>1.30E-05</text:p>
          </table:table-cell>
          <table:table-cell office:value-type="float" office:value="2.06813" calcext:value-type="float">
            <text:p>2.06813</text:p>
          </table:table-cell>
          <table:table-cell office:value-type="float" office:value="0.00427296930327" calcext:value-type="float">
            <text:p>0.00427296930327</text:p>
          </table:table-cell>
          <table:table-cell office:value-type="float" office:value="0.001228337" calcext:value-type="float">
            <text:p>0.001228337</text:p>
          </table:table-cell>
          <table:table-cell table:style-name="ce2" office:value-type="float" office:value="0.000010839453707" calcext:value-type="float">
            <text:p>1.08E-05</text:p>
          </table:table-cell>
          <table:table-cell office:value-type="float" office:value="2.123407" calcext:value-type="float">
            <text:p>2.123407</text:p>
          </table:table-cell>
          <table:table-cell office:value-type="float" office:value="0.00498166649939" calcext:value-type="float">
            <text:p>0.00498166649939</text:p>
          </table:table-cell>
          <table:table-cell office:value-type="float" office:value="0.0009952008" calcext:value-type="float">
            <text:p>0.0009952008</text:p>
          </table:table-cell>
          <table:table-cell table:style-name="ce2" office:value-type="float" office:value="0.0000132850236883" calcext:value-type="float">
            <text:p>1.33E-05</text:p>
          </table:table-cell>
          <table:table-cell office:value-type="float" office:value="1.208828" calcext:value-type="float">
            <text:p>1.208828</text:p>
          </table:table-cell>
          <table:table-cell office:value-type="float" office:value="0.00410602213557" calcext:value-type="float">
            <text:p>0.00410602213557</text:p>
          </table:table-cell>
          <table:table-cell office:value-type="float" office:value="0.5244563" calcext:value-type="float">
            <text:p>0.5244563</text:p>
          </table:table-cell>
          <table:table-cell office:value-type="float" office:value="0.273086986278" calcext:value-type="float">
            <text:p>0.273086986278</text:p>
          </table:table-cell>
          <table:table-cell office:value-type="float" office:value="1.211634" calcext:value-type="float">
            <text:p>1.211634</text:p>
          </table:table-cell>
          <table:table-cell office:value-type="float" office:value="0.00528141647667" calcext:value-type="float">
            <text:p>0.00528141647667</text:p>
          </table:table-cell>
          <table:table-cell office:value-type="float" office:value="0.002049078" calcext:value-type="float">
            <text:p>0.002049078</text:p>
          </table:table-cell>
          <table:table-cell table:style-name="ce2" office:value-type="float" office:value="0.0000145564379037" calcext:value-type="float">
            <text:p>1.46E-05</text:p>
          </table:table-cell>
          <table:table-cell office:value-type="float" office:value="0.91066975" calcext:value-type="float">
            <text:p>0.91066975</text:p>
          </table:table-cell>
          <table:table-cell office:value-type="float" office:value="0.00596418820412" calcext:value-type="float">
            <text:p>0.00596418820412</text:p>
          </table:table-cell>
          <table:table-cell office:value-type="float" office:value="0.001159397" calcext:value-type="float">
            <text:p>0.001159397</text:p>
          </table:table-cell>
          <table:table-cell table:style-name="ce2" office:value-type="float" office:value="0.0000415487026968" calcext:value-type="float">
            <text:p>4.15E-05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14.13337" calcext:value-type="float">
            <text:p>14.13337</text:p>
          </table:table-cell>
          <table:table-cell office:value-type="float" office:value="0.0496559059931" calcext:value-type="float">
            <text:p>0.0496559059931</text:p>
          </table:table-cell>
          <table:table-cell office:value-type="float" office:value="0.001629854" calcext:value-type="float">
            <text:p>0.001629854</text:p>
          </table:table-cell>
          <table:table-cell table:style-name="ce2" office:value-type="float" office:value="0.0000244052203887" calcext:value-type="float">
            <text:p>2.44E-05</text:p>
          </table:table-cell>
          <table:table-cell office:value-type="float" office:value="16.48484" calcext:value-type="float">
            <text:p>16.48484</text:p>
          </table:table-cell>
          <table:table-cell office:value-type="float" office:value="0.0556088162475" calcext:value-type="float">
            <text:p>0.0556088162475</text:p>
          </table:table-cell>
          <table:table-cell office:value-type="float" office:value="0.001635686" calcext:value-type="float">
            <text:p>0.001635686</text:p>
          </table:table-cell>
          <table:table-cell table:style-name="ce2" office:value-type="float" office:value="0.0000199820092416" calcext:value-type="float">
            <text:p>2.00E-05</text:p>
          </table:table-cell>
          <table:table-cell office:value-type="float" office:value="9.150012" calcext:value-type="float">
            <text:p>9.150012</text:p>
          </table:table-cell>
          <table:table-cell office:value-type="float" office:value="0.172053295283" calcext:value-type="float">
            <text:p>0.172053295283</text:p>
          </table:table-cell>
          <table:table-cell office:value-type="float" office:value="0.001686829" calcext:value-type="float">
            <text:p>0.001686829</text:p>
          </table:table-cell>
          <table:table-cell table:style-name="ce2" office:value-type="float" office:value="0.0000278453955699" calcext:value-type="float">
            <text:p>2.78E-05</text:p>
          </table:table-cell>
          <table:table-cell office:value-type="float" office:value="9.090535" calcext:value-type="float">
            <text:p>9.090535</text:p>
          </table:table-cell>
          <table:table-cell office:value-type="float" office:value="0.044713294133" calcext:value-type="float">
            <text:p>0.044713294133</text:p>
          </table:table-cell>
          <table:table-cell office:value-type="float" office:value="0.001231074" calcext:value-type="float">
            <text:p>0.001231074</text:p>
          </table:table-cell>
          <table:table-cell table:style-name="ce2" office:value-type="float" office:value="0.0000237783408448" calcext:value-type="float">
            <text:p>2.38E-05</text:p>
          </table:table-cell>
          <table:table-cell office:value-type="float" office:value="5.303116" calcext:value-type="float">
            <text:p>5.303116</text:p>
          </table:table-cell>
          <table:table-cell office:value-type="float" office:value="0.0135850818507" calcext:value-type="float">
            <text:p>0.0135850818507</text:p>
          </table:table-cell>
          <table:table-cell office:value-type="float" office:value="0.00164051" calcext:value-type="float">
            <text:p>0.00164051</text:p>
          </table:table-cell>
          <table:table-cell table:style-name="ce2" office:value-type="float" office:value="0.0000122667490939" calcext:value-type="float">
            <text:p>1.23E-05</text:p>
          </table:table-cell>
          <table:table-cell office:value-type="float" office:value="5.304574" calcext:value-type="float">
            <text:p>5.304574</text:p>
          </table:table-cell>
          <table:table-cell office:value-type="float" office:value="0.0122831919485" calcext:value-type="float">
            <text:p>0.0122831919485</text:p>
          </table:table-cell>
          <table:table-cell office:value-type="float" office:value="0.001595543" calcext:value-type="float">
            <text:p>0.001595543</text:p>
          </table:table-cell>
          <table:table-cell office:value-type="float" office:value="0.000125006597075" calcext:value-type="float">
            <text:p>0.000125006597075</text:p>
          </table:table-cell>
          <table:table-cell office:value-type="float" office:value="3.9735115" calcext:value-type="float">
            <text:p>3.9735115</text:p>
          </table:table-cell>
          <table:table-cell office:value-type="float" office:value="0.0168309893617" calcext:value-type="float">
            <text:p>0.0168309893617</text:p>
          </table:table-cell>
          <table:table-cell office:value-type="float" office:value="0.002298311" calcext:value-type="float">
            <text:p>0.002298311</text:p>
          </table:table-cell>
          <table:table-cell table:style-name="ce2" office:value-type="float" office:value="0.0000290752082673" calcext:value-type="float">
            <text:p>2.91E-05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1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Complex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number-columns-repeated="54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0.0006000965" calcext:value-type="float">
            <text:p>0.0006000965</text:p>
          </table:table-cell>
          <table:table-cell table:style-name="ce1" office:value-type="float" office:value="0.00016457735" calcext:value-type="float">
            <text:p>0.00016457735</text:p>
          </table:table-cell>
          <table:table-cell/>
          <table:table-cell table:style-name="ce1"/>
          <table:table-cell table:style-name="ce1" office:value-type="float" office:value="0.0003992411" calcext:value-type="float">
            <text:p>0.0003992411</text:p>
          </table:table-cell>
          <table:table-cell table:style-name="ce1" office:value-type="float" office:value="0.0001390361" calcext:value-type="float">
            <text:p>0.0001390361</text:p>
          </table:table-cell>
          <table:table-cell table:number-columns-repeated="54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0.0009419844" calcext:value-type="float">
            <text:p>0.0009419844</text:p>
          </table:table-cell>
          <table:table-cell table:style-name="ce1" office:value-type="float" office:value="0.0003249423" calcext:value-type="float">
            <text:p>0.0003249423</text:p>
          </table:table-cell>
          <table:table-cell/>
          <table:table-cell table:style-name="ce1"/>
          <table:table-cell table:style-name="ce1" office:value-type="float" office:value="0.000483908" calcext:value-type="float">
            <text:p>0.000483908</text:p>
          </table:table-cell>
          <table:table-cell table:style-name="ce1" office:value-type="float" office:value="0.0002530966" calcext:value-type="float">
            <text:p>0.0002530966</text:p>
          </table:table-cell>
          <table:table-cell table:number-columns-repeated="54"/>
        </table:table-row>
        <table:table-row table:style-name="ro1"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0.0008933988" calcext:value-type="float">
            <text:p>0.0008933988</text:p>
          </table:table-cell>
          <table:table-cell table:style-name="ce1" office:value-type="float" office:value="0.00058496325" calcext:value-type="float">
            <text:p>0.00058496325</text:p>
          </table:table-cell>
          <table:table-cell/>
          <table:table-cell table:style-name="ce1"/>
          <table:table-cell table:style-name="ce1" office:value-type="float" office:value="0.0007526455" calcext:value-type="float">
            <text:p>0.0007526455</text:p>
          </table:table-cell>
          <table:table-cell table:style-name="ce1" office:value-type="float" office:value="0.0003519867" calcext:value-type="float">
            <text:p>0.0003519867</text:p>
          </table:table-cell>
          <table:table-cell table:number-columns-repeated="54"/>
        </table:table-row>
        <table:table-row table:style-name="ro1">
          <table:table-cell table:style-name="ce1" office:value-type="float" office:value="4049" calcext:value-type="float">
            <text:p>4049</text:p>
          </table:table-cell>
          <table:table-cell table:style-name="ce1" office:value-type="float" office:value="0.001228337" calcext:value-type="float">
            <text:p>0.001228337</text:p>
          </table:table-cell>
          <table:table-cell table:style-name="ce1" office:value-type="float" office:value="0.001159397" calcext:value-type="float">
            <text:p>0.001159397</text:p>
          </table:table-cell>
          <table:table-cell/>
          <table:table-cell table:style-name="ce1"/>
          <table:table-cell table:style-name="ce1" office:value-type="float" office:value="0.001144494" calcext:value-type="float">
            <text:p>0.001144494</text:p>
          </table:table-cell>
          <table:table-cell table:style-name="ce1" office:value-type="float" office:value="0.5244563" calcext:value-type="float">
            <text:p>0.5244563</text:p>
          </table:table-cell>
          <table:table-cell table:number-columns-repeated="54"/>
        </table:table-row>
        <table:table-row table:style-name="ro1">
          <table:table-cell table:style-name="ce1" office:value-type="float" office:value="8123" calcext:value-type="float">
            <text:p>8123</text:p>
          </table:table-cell>
          <table:table-cell table:style-name="ce1" office:value-type="float" office:value="0.001686829" calcext:value-type="float">
            <text:p>0.001686829</text:p>
          </table:table-cell>
          <table:table-cell table:style-name="ce1" office:value-type="float" office:value="0.002298311" calcext:value-type="float">
            <text:p>0.002298311</text:p>
          </table:table-cell>
          <table:table-cell/>
          <table:table-cell table:style-name="ce1"/>
          <table:table-cell table:style-name="ce1" office:value-type="float" office:value="0.001629854" calcext:value-type="float">
            <text:p>0.001629854</text:p>
          </table:table-cell>
          <table:table-cell table:style-name="ce1" office:value-type="float" office:value="0.00164051" calcext:value-type="float">
            <text:p>0.00164051</text:p>
          </table:table-cell>
          <table:table-cell table:number-columns-repeated="54"/>
        </table:table-row>
      </table:table>
      <table:table table:name="3D pow 2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3DFFTWC_AVG</text:p>
          </table:table-cell>
          <table:table-cell office:value-type="string" calcext:value-type="string">
            <text:p>3DFFTWC_STD</text:p>
          </table:table-cell>
          <table:table-cell office:value-type="string" calcext:value-type="string">
            <text:p>3DFFTWCINIT_AVG</text:p>
          </table:table-cell>
          <table:table-cell office:value-type="string" calcext:value-type="string">
            <text:p>3DFFTWCINIT_STD</text:p>
          </table:table-cell>
          <table:table-cell office:value-type="string" calcext:value-type="string">
            <text:p>3DFFTWCINV_AVG</text:p>
          </table:table-cell>
          <table:table-cell office:value-type="string" calcext:value-type="string">
            <text:p>3DFFTWCINV_STD</text:p>
          </table:table-cell>
          <table:table-cell office:value-type="string" calcext:value-type="string">
            <text:p>3DFFTWCINVINIT_AVG</text:p>
          </table:table-cell>
          <table:table-cell office:value-type="string" calcext:value-type="string">
            <text:p>3DFFTWCINVINIT_STD</text:p>
          </table:table-cell>
          <table:table-cell office:value-type="string" calcext:value-type="string">
            <text:p>3DFFTWR_AVG</text:p>
          </table:table-cell>
          <table:table-cell office:value-type="string" calcext:value-type="string">
            <text:p>3DFFTWR_STD</text:p>
          </table:table-cell>
          <table:table-cell office:value-type="string" calcext:value-type="string">
            <text:p>3DFFTWRINIT_AVG</text:p>
          </table:table-cell>
          <table:table-cell office:value-type="string" calcext:value-type="string">
            <text:p>3DFFTWRINIT_STD</text:p>
          </table:table-cell>
          <table:table-cell office:value-type="string" calcext:value-type="string">
            <text:p>3DFFTWRINV_AVG</text:p>
          </table:table-cell>
          <table:table-cell office:value-type="string" calcext:value-type="string">
            <text:p>3DFFTWRINV_STD</text:p>
          </table:table-cell>
          <table:table-cell office:value-type="string" calcext:value-type="string">
            <text:p>3DFFTWRINVINIT_AVG</text:p>
          </table:table-cell>
          <table:table-cell office:value-type="string" calcext:value-type="string">
            <text:p>3DFFTWRINVINIT_STD</text:p>
          </table:table-cell>
          <table:table-cell office:value-type="string" calcext:value-type="string">
            <text:p>3DMKLC_AVG</text:p>
          </table:table-cell>
          <table:table-cell office:value-type="string" calcext:value-type="string">
            <text:p>3DMKLC_STD</text:p>
          </table:table-cell>
          <table:table-cell office:value-type="string" calcext:value-type="string">
            <text:p>3DMKLCINIT_AVG</text:p>
          </table:table-cell>
          <table:table-cell office:value-type="string" calcext:value-type="string">
            <text:p>3DMKLCINIT_STD</text:p>
          </table:table-cell>
          <table:table-cell office:value-type="string" calcext:value-type="string">
            <text:p>3DMKLCINV_AVG</text:p>
          </table:table-cell>
          <table:table-cell office:value-type="string" calcext:value-type="string">
            <text:p>3DMKLCINV_STD</text:p>
          </table:table-cell>
          <table:table-cell office:value-type="string" calcext:value-type="string">
            <text:p>3DMKLCINVINIT_AVG</text:p>
          </table:table-cell>
          <table:table-cell office:value-type="string" calcext:value-type="string">
            <text:p>3DMKLCINVINIT_STD</text:p>
          </table:table-cell>
          <table:table-cell office:value-type="string" calcext:value-type="string">
            <text:p>3DMKLR_AVG</text:p>
          </table:table-cell>
          <table:table-cell office:value-type="string" calcext:value-type="string">
            <text:p>3DMKLR_STD</text:p>
          </table:table-cell>
          <table:table-cell office:value-type="string" calcext:value-type="string">
            <text:p>3DMKLRINIT_AVG</text:p>
          </table:table-cell>
          <table:table-cell office:value-type="string" calcext:value-type="string">
            <text:p>3DMKLRINIT_STD</text:p>
          </table:table-cell>
          <table:table-cell office:value-type="string" calcext:value-type="string">
            <text:p>3DMKLRINV_AVG</text:p>
          </table:table-cell>
          <table:table-cell office:value-type="string" calcext:value-type="string">
            <text:p>3DMKLRINV_STD</text:p>
          </table:table-cell>
          <table:table-cell office:value-type="string" calcext:value-type="string">
            <text:p>3DMKLRINVINIT_AVG</text:p>
          </table:table-cell>
          <table:table-cell office:value-type="string" calcext:value-type="string">
            <text:p>3DMKLRINVINIT_ST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948" calcext:value-type="float">
            <text:p>0.000948</text:p>
          </table:table-cell>
          <table:table-cell table:style-name="ce2" office:value-type="float" office:value="0.0000276646585617" calcext:value-type="float">
            <text:p>2.77E-05</text:p>
          </table:table-cell>
          <table:table-cell table:style-name="ce2" office:value-type="float" office:value="0.0000413" calcext:value-type="float">
            <text:p>4.13E-05</text:p>
          </table:table-cell>
          <table:table-cell table:style-name="ce2" office:value-type="float" office:value="0.00000733409086996" calcext:value-type="float">
            <text:p>7.33E-06</text:p>
          </table:table-cell>
          <table:table-cell office:value-type="float" office:value="0.0012032" calcext:value-type="float">
            <text:p>0.0012032</text:p>
          </table:table-cell>
          <table:table-cell table:style-name="ce2" office:value-type="float" office:value="0.0000521872696269" calcext:value-type="float">
            <text:p>5.22E-05</text:p>
          </table:table-cell>
          <table:table-cell table:style-name="ce2" office:value-type="float" office:value="0.0000375" calcext:value-type="float">
            <text:p>3.75E-05</text:p>
          </table:table-cell>
          <table:table-cell table:style-name="ce2" office:value-type="float" office:value="0.00000552268050859" calcext:value-type="float">
            <text:p>5.52E-06</text:p>
          </table:table-cell>
          <table:table-cell office:value-type="float" office:value="0.0005315" calcext:value-type="float">
            <text:p>0.0005315</text:p>
          </table:table-cell>
          <table:table-cell table:style-name="ce2" office:value-type="float" office:value="0.0000290832139444" calcext:value-type="float">
            <text:p>2.91E-05</text:p>
          </table:table-cell>
          <table:table-cell table:style-name="ce2" office:value-type="float" office:value="0.0000476" calcext:value-type="float">
            <text:p>4.76E-05</text:p>
          </table:table-cell>
          <table:table-cell table:style-name="ce2" office:value-type="float" office:value="0.0000018973665961" calcext:value-type="float">
            <text:p>1.90E-06</text:p>
          </table:table-cell>
          <table:table-cell office:value-type="float" office:value="0.0006565" calcext:value-type="float">
            <text:p>0.0006565</text:p>
          </table:table-cell>
          <table:table-cell table:style-name="ce2" office:value-type="float" office:value="0.0000132602161873" calcext:value-type="float">
            <text:p>1.33E-05</text:p>
          </table:table-cell>
          <table:table-cell table:style-name="ce2" office:value-type="float" office:value="0.0000451" calcext:value-type="float">
            <text:p>4.51E-05</text:p>
          </table:table-cell>
          <table:table-cell table:style-name="ce2" office:value-type="float" office:value="0.00000770930174097" calcext:value-type="float">
            <text:p>7.71E-06</text:p>
          </table:table-cell>
          <table:table-cell office:value-type="float" office:value="0.0004254" calcext:value-type="float">
            <text:p>0.0004254</text:p>
          </table:table-cell>
          <table:table-cell table:style-name="ce2" office:value-type="float" office:value="0.0000163720629257" calcext:value-type="float">
            <text:p>1.64E-05</text:p>
          </table:table-cell>
          <table:table-cell table:style-name="ce2" office:value-type="float" office:value="0.0000138" calcext:value-type="float">
            <text:p>1.38E-05</text:p>
          </table:table-cell>
          <table:table-cell table:style-name="ce2" office:value-type="float" office:value="0.000000632455532034" calcext:value-type="float">
            <text:p>6.32E-07</text:p>
          </table:table-cell>
          <table:table-cell office:value-type="float" office:value="0.000588" calcext:value-type="float">
            <text:p>0.000588</text:p>
          </table:table-cell>
          <table:table-cell table:style-name="ce2" office:value-type="float" office:value="0.0000213957420478" calcext:value-type="float">
            <text:p>2.14E-05</text:p>
          </table:table-cell>
          <table:table-cell table:style-name="ce2" office:value-type="float" office:value="0.0000226" calcext:value-type="float">
            <text:p>2.26E-05</text:p>
          </table:table-cell>
          <table:table-cell table:style-name="ce2" office:value-type="float" office:value="0.00000236643191324" calcext:value-type="float">
            <text:p>2.37E-06</text:p>
          </table:table-cell>
          <table:table-cell office:value-type="float" office:value="0.0005234" calcext:value-type="float">
            <text:p>0.0005234</text:p>
          </table:table-cell>
          <table:table-cell table:style-name="ce2" office:value-type="float" office:value="0.0000256003472199" calcext:value-type="float">
            <text:p>2.56E-05</text:p>
          </table:table-cell>
          <table:table-cell office:value-type="float" office:value="0.0006565" calcext:value-type="float">
            <text:p>0.0006565</text:p>
          </table:table-cell>
          <table:table-cell table:style-name="ce2" office:value-type="float" office:value="0.0000132602161873" calcext:value-type="float">
            <text:p>1.33E-05</text:p>
          </table:table-cell>
          <table:table-cell office:value-type="float" office:value="0.0004482" calcext:value-type="float">
            <text:p>0.0004482</text:p>
          </table:table-cell>
          <table:table-cell table:style-name="ce2" office:value-type="float" office:value="0.0000102826715076" calcext:value-type="float">
            <text:p>1.03E-05</text:p>
          </table:table-cell>
          <table:table-cell table:style-name="ce2" office:value-type="float" office:value="0.0000105" calcext:value-type="float">
            <text:p>1.05E-05</text:p>
          </table:table-cell>
          <table:table-cell table:style-name="ce2" office:value-type="float" office:value="0.000000527046276695" calcext:value-type="float">
            <text:p>5.27E-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1101" calcext:value-type="float">
            <text:p>0.011101</text:p>
          </table:table-cell>
          <table:table-cell table:style-name="ce2" office:value-type="float" office:value="0.0000907964757025" calcext:value-type="float">
            <text:p>9.08E-05</text:p>
          </table:table-cell>
          <table:table-cell table:style-name="ce2" office:value-type="float" office:value="0.0000568" calcext:value-type="float">
            <text:p>5.68E-05</text:p>
          </table:table-cell>
          <table:table-cell table:style-name="ce2" office:value-type="float" office:value="0.00000778602737102" calcext:value-type="float">
            <text:p>7.79E-06</text:p>
          </table:table-cell>
          <table:table-cell office:value-type="float" office:value="0.012738" calcext:value-type="float">
            <text:p>0.012738</text:p>
          </table:table-cell>
          <table:table-cell table:style-name="ce2" office:value-type="float" office:value="0.0000990712426041" calcext:value-type="float">
            <text:p>9.91E-05</text:p>
          </table:table-cell>
          <table:table-cell table:style-name="ce2" office:value-type="float" office:value="0.0000479" calcext:value-type="float">
            <text:p>4.79E-05</text:p>
          </table:table-cell>
          <table:table-cell table:style-name="ce2" office:value-type="float" office:value="0.00000825227241431" calcext:value-type="float">
            <text:p>8.25E-06</text:p>
          </table:table-cell>
          <table:table-cell office:value-type="float" office:value="0.0046002" calcext:value-type="float">
            <text:p>0.0046002</text:p>
          </table:table-cell>
          <table:table-cell table:style-name="ce2" office:value-type="float" office:value="0.0000415499699158" calcext:value-type="float">
            <text:p>4.15E-05</text:p>
          </table:table-cell>
          <table:table-cell table:style-name="ce2" office:value-type="float" office:value="0.0000626" calcext:value-type="float">
            <text:p>6.26E-05</text:p>
          </table:table-cell>
          <table:table-cell table:style-name="ce2" office:value-type="float" office:value="0.00000627517153373" calcext:value-type="float">
            <text:p>6.28E-06</text:p>
          </table:table-cell>
          <table:table-cell office:value-type="float" office:value="0.0058105" calcext:value-type="float">
            <text:p>0.0058105</text:p>
          </table:table-cell>
          <table:table-cell table:style-name="ce2" office:value-type="float" office:value="0.0000478777378097" calcext:value-type="float">
            <text:p>4.79E-05</text:p>
          </table:table-cell>
          <table:table-cell table:style-name="ce2" office:value-type="float" office:value="0.0000537" calcext:value-type="float">
            <text:p>5.37E-05</text:p>
          </table:table-cell>
          <table:table-cell table:style-name="ce2" office:value-type="float" office:value="0.00000847283240061" calcext:value-type="float">
            <text:p>8.47E-06</text:p>
          </table:table-cell>
          <table:table-cell office:value-type="float" office:value="0.0035026" calcext:value-type="float">
            <text:p>0.0035026</text:p>
          </table:table-cell>
          <table:table-cell table:style-name="ce2" office:value-type="float" office:value="0.0000340006535885" calcext:value-type="float">
            <text:p>3.40E-05</text:p>
          </table:table-cell>
          <table:table-cell table:style-name="ce2" office:value-type="float" office:value="0.0000313" calcext:value-type="float">
            <text:p>3.13E-05</text:p>
          </table:table-cell>
          <table:table-cell table:style-name="ce2" office:value-type="float" office:value="0.0000038020462327" calcext:value-type="float">
            <text:p>3.80E-06</text:p>
          </table:table-cell>
          <table:table-cell office:value-type="float" office:value="0.004878" calcext:value-type="float">
            <text:p>0.004878</text:p>
          </table:table-cell>
          <table:table-cell table:style-name="ce2" office:value-type="float" office:value="0.0000450259184619" calcext:value-type="float">
            <text:p>4.50E-05</text:p>
          </table:table-cell>
          <table:table-cell table:style-name="ce2" office:value-type="float" office:value="0.0000196" calcext:value-type="float">
            <text:p>1.96E-05</text:p>
          </table:table-cell>
          <table:table-cell table:style-name="ce2" office:value-type="float" office:value="0.00000440201973846" calcext:value-type="float">
            <text:p>4.40E-06</text:p>
          </table:table-cell>
          <table:table-cell office:value-type="float" office:value="0.0031567" calcext:value-type="float">
            <text:p>0.0031567</text:p>
          </table:table-cell>
          <table:table-cell table:style-name="ce2" office:value-type="float" office:value="0.0000319028037779" calcext:value-type="float">
            <text:p>3.19E-05</text:p>
          </table:table-cell>
          <table:table-cell office:value-type="float" office:value="0.0058105" calcext:value-type="float">
            <text:p>0.0058105</text:p>
          </table:table-cell>
          <table:table-cell table:style-name="ce2" office:value-type="float" office:value="0.0000478777378097" calcext:value-type="float">
            <text:p>4.79E-05</text:p>
          </table:table-cell>
          <table:table-cell office:value-type="float" office:value="0.0034423" calcext:value-type="float">
            <text:p>0.0034423</text:p>
          </table:table-cell>
          <table:table-cell table:style-name="ce2" office:value-type="float" office:value="0.0000326089626398" calcext:value-type="float">
            <text:p>3.26E-05</text:p>
          </table:table-cell>
          <table:table-cell table:style-name="ce2" office:value-type="float" office:value="0.0000321" calcext:value-type="float">
            <text:p>3.21E-05</text:p>
          </table:table-cell>
          <table:table-cell table:style-name="ce2" office:value-type="float" office:value="0.00000272641400622" calcext:value-type="float">
            <text:p>2.73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66369" calcext:value-type="float">
            <text:p>0.166369</text:p>
          </table:table-cell>
          <table:table-cell office:value-type="float" office:value="0.000207428166951" calcext:value-type="float">
            <text:p>0.000207428166951</text:p>
          </table:table-cell>
          <table:table-cell office:value-type="float" office:value="0.0003998" calcext:value-type="float">
            <text:p>0.0003998</text:p>
          </table:table-cell>
          <table:table-cell table:style-name="ce2" office:value-type="float" office:value="0.00000234757558155" calcext:value-type="float">
            <text:p>2.35E-06</text:p>
          </table:table-cell>
          <table:table-cell office:value-type="float" office:value="0.1773893" calcext:value-type="float">
            <text:p>0.1773893</text:p>
          </table:table-cell>
          <table:table-cell office:value-type="float" office:value="0.000503429140992" calcext:value-type="float">
            <text:p>0.000503429140992</text:p>
          </table:table-cell>
          <table:table-cell office:value-type="float" office:value="0.0003937" calcext:value-type="float">
            <text:p>0.0003937</text:p>
          </table:table-cell>
          <table:table-cell table:style-name="ce2" office:value-type="float" office:value="0.0000021108186932" calcext:value-type="float">
            <text:p>2.11E-06</text:p>
          </table:table-cell>
          <table:table-cell office:value-type="float" office:value="0.0511119" calcext:value-type="float">
            <text:p>0.0511119</text:p>
          </table:table-cell>
          <table:table-cell office:value-type="float" office:value="0.000272513180109" calcext:value-type="float">
            <text:p>0.000272513180109</text:p>
          </table:table-cell>
          <table:table-cell office:value-type="float" office:value="0.0004012" calcext:value-type="float">
            <text:p>0.0004012</text:p>
          </table:table-cell>
          <table:table-cell table:style-name="ce2" office:value-type="float" office:value="0.0000121728294894" calcext:value-type="float">
            <text:p>1.22E-05</text:p>
          </table:table-cell>
          <table:table-cell office:value-type="float" office:value="0.0604502" calcext:value-type="float">
            <text:p>0.0604502</text:p>
          </table:table-cell>
          <table:table-cell table:style-name="ce2" office:value-type="float" office:value="0.0000952048084687" calcext:value-type="float">
            <text:p>9.52E-05</text:p>
          </table:table-cell>
          <table:table-cell office:value-type="float" office:value="0.0003934" calcext:value-type="float">
            <text:p>0.0003934</text:p>
          </table:table-cell>
          <table:table-cell table:style-name="ce2" office:value-type="float" office:value="0.00000368781778292" calcext:value-type="float">
            <text:p>3.69E-06</text:p>
          </table:table-cell>
          <table:table-cell office:value-type="float" office:value="0.0495632" calcext:value-type="float">
            <text:p>0.0495632</text:p>
          </table:table-cell>
          <table:table-cell office:value-type="float" office:value="0.000224671018751" calcext:value-type="float">
            <text:p>0.000224671018751</text:p>
          </table:table-cell>
          <table:table-cell table:style-name="ce2" office:value-type="float" office:value="0.0000668" calcext:value-type="float">
            <text:p>6.68E-05</text:p>
          </table:table-cell>
          <table:table-cell table:style-name="ce2" office:value-type="float" office:value="0.00000103279555899" calcext:value-type="float">
            <text:p>1.03E-06</text:p>
          </table:table-cell>
          <table:table-cell office:value-type="float" office:value="0.0500035" calcext:value-type="float">
            <text:p>0.0500035</text:p>
          </table:table-cell>
          <table:table-cell office:value-type="float" office:value="0.000182866223113" calcext:value-type="float">
            <text:p>0.000182866223113</text:p>
          </table:table-cell>
          <table:table-cell table:style-name="ce2" office:value-type="float" office:value="0.0000651" calcext:value-type="float">
            <text:p>6.51E-05</text:p>
          </table:table-cell>
          <table:table-cell table:style-name="ce2" office:value-type="float" office:value="0.00000144913767462" calcext:value-type="float">
            <text:p>1.45E-06</text:p>
          </table:table-cell>
          <table:table-cell office:value-type="float" office:value="0.0289906" calcext:value-type="float">
            <text:p>0.0289906</text:p>
          </table:table-cell>
          <table:table-cell table:style-name="ce2" office:value-type="float" office:value="0.0000964102345881" calcext:value-type="float">
            <text:p>9.64E-05</text:p>
          </table:table-cell>
          <table:table-cell office:value-type="float" office:value="0.0604502" calcext:value-type="float">
            <text:p>0.0604502</text:p>
          </table:table-cell>
          <table:table-cell table:style-name="ce2" office:value-type="float" office:value="0.0000952048084687" calcext:value-type="float">
            <text:p>9.52E-05</text:p>
          </table:table-cell>
          <table:table-cell office:value-type="float" office:value="0.0297555" calcext:value-type="float">
            <text:p>0.0297555</text:p>
          </table:table-cell>
          <table:table-cell office:value-type="float" office:value="0.000108394598061" calcext:value-type="float">
            <text:p>0.000108394598061</text:p>
          </table:table-cell>
          <table:table-cell office:value-type="float" office:value="0.0001075" calcext:value-type="float">
            <text:p>0.0001075</text:p>
          </table:table-cell>
          <table:table-cell table:style-name="ce2" office:value-type="float" office:value="0.00000844919457042" calcext:value-type="float">
            <text:p>8.45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1861459" calcext:value-type="float">
            <text:p>2.1861459</text:p>
          </table:table-cell>
          <table:table-cell office:value-type="float" office:value="0.0626102500544" calcext:value-type="float">
            <text:p>0.0626102500544</text:p>
          </table:table-cell>
          <table:table-cell office:value-type="float" office:value="0.0002998" calcext:value-type="float">
            <text:p>0.0002998</text:p>
          </table:table-cell>
          <table:table-cell table:style-name="ce2" office:value-type="float" office:value="0.00000304776785351" calcext:value-type="float">
            <text:p>3.05E-06</text:p>
          </table:table-cell>
          <table:table-cell office:value-type="float" office:value="2.2581047" calcext:value-type="float">
            <text:p>2.2581047</text:p>
          </table:table-cell>
          <table:table-cell office:value-type="float" office:value="0.0769920548557" calcext:value-type="float">
            <text:p>0.0769920548557</text:p>
          </table:table-cell>
          <table:table-cell office:value-type="float" office:value="0.0003097" calcext:value-type="float">
            <text:p>0.0003097</text:p>
          </table:table-cell>
          <table:table-cell table:style-name="ce2" office:value-type="float" office:value="0.0000174613859702" calcext:value-type="float">
            <text:p>1.75E-05</text:p>
          </table:table-cell>
          <table:table-cell office:value-type="float" office:value="0.5181739" calcext:value-type="float">
            <text:p>0.5181739</text:p>
          </table:table-cell>
          <table:table-cell office:value-type="float" office:value="0.000842865410371" calcext:value-type="float">
            <text:p>0.000842865410371</text:p>
          </table:table-cell>
          <table:table-cell office:value-type="float" office:value="0.0003176" calcext:value-type="float">
            <text:p>0.0003176</text:p>
          </table:table-cell>
          <table:table-cell table:style-name="ce2" office:value-type="float" office:value="0.00000424787528589" calcext:value-type="float">
            <text:p>4.25E-06</text:p>
          </table:table-cell>
          <table:table-cell office:value-type="float" office:value="0.5894557" calcext:value-type="float">
            <text:p>0.5894557</text:p>
          </table:table-cell>
          <table:table-cell office:value-type="float" office:value="0.00734579450434" calcext:value-type="float">
            <text:p>0.00734579450434</text:p>
          </table:table-cell>
          <table:table-cell office:value-type="float" office:value="0.0003232" calcext:value-type="float">
            <text:p>0.0003232</text:p>
          </table:table-cell>
          <table:table-cell table:style-name="ce2" office:value-type="float" office:value="0.00000289827534924" calcext:value-type="float">
            <text:p>2.90E-06</text:p>
          </table:table-cell>
          <table:table-cell office:value-type="float" office:value="0.5038827" calcext:value-type="float">
            <text:p>0.5038827</text:p>
          </table:table-cell>
          <table:table-cell office:value-type="float" office:value="0.0038378293648" calcext:value-type="float">
            <text:p>0.0038378293648</text:p>
          </table:table-cell>
          <table:table-cell table:style-name="ce2" office:value-type="float" office:value="0.0000799" calcext:value-type="float">
            <text:p>7.99E-05</text:p>
          </table:table-cell>
          <table:table-cell table:style-name="ce2" office:value-type="float" office:value="0.00000564604089409" calcext:value-type="float">
            <text:p>5.65E-06</text:p>
          </table:table-cell>
          <table:table-cell office:value-type="float" office:value="0.507112" calcext:value-type="float">
            <text:p>0.507112</text:p>
          </table:table-cell>
          <table:table-cell office:value-type="float" office:value="0.00245317648955" calcext:value-type="float">
            <text:p>0.00245317648955</text:p>
          </table:table-cell>
          <table:table-cell table:style-name="ce2" office:value-type="float" office:value="0.0000781" calcext:value-type="float">
            <text:p>7.81E-05</text:p>
          </table:table-cell>
          <table:table-cell table:style-name="ce2" office:value-type="float" office:value="0.00000152388392675" calcext:value-type="float">
            <text:p>1.52E-06</text:p>
          </table:table-cell>
          <table:table-cell office:value-type="float" office:value="0.2751053" calcext:value-type="float">
            <text:p>0.2751053</text:p>
          </table:table-cell>
          <table:table-cell office:value-type="float" office:value="0.00449626422835" calcext:value-type="float">
            <text:p>0.00449626422835</text:p>
          </table:table-cell>
          <table:table-cell office:value-type="float" office:value="0.5894557" calcext:value-type="float">
            <text:p>0.5894557</text:p>
          </table:table-cell>
          <table:table-cell office:value-type="float" office:value="0.00734579450434" calcext:value-type="float">
            <text:p>0.00734579450434</text:p>
          </table:table-cell>
          <table:table-cell office:value-type="float" office:value="0.2742209" calcext:value-type="float">
            <text:p>0.2742209</text:p>
          </table:table-cell>
          <table:table-cell office:value-type="float" office:value="0.00302381794903" calcext:value-type="float">
            <text:p>0.00302381794903</text:p>
          </table:table-cell>
          <table:table-cell office:value-type="float" office:value="0.0001415" calcext:value-type="float">
            <text:p>0.0001415</text:p>
          </table:table-cell>
          <table:table-cell table:style-name="ce2" office:value-type="float" office:value="0.00000986858089539" calcext:value-type="float">
            <text:p>9.87E-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.0168668" calcext:value-type="float">
            <text:p>40.0168668</text:p>
          </table:table-cell>
          <table:table-cell office:value-type="float" office:value="0.0649691094492" calcext:value-type="float">
            <text:p>0.0649691094492</text:p>
          </table:table-cell>
          <table:table-cell office:value-type="float" office:value="0.0003396" calcext:value-type="float">
            <text:p>0.0003396</text:p>
          </table:table-cell>
          <table:table-cell table:style-name="ce2" office:value-type="float" office:value="0.00000581568759668" calcext:value-type="float">
            <text:p>5.82E-06</text:p>
          </table:table-cell>
          <table:table-cell office:value-type="float" office:value="40.5692438" calcext:value-type="float">
            <text:p>40.5692438</text:p>
          </table:table-cell>
          <table:table-cell office:value-type="float" office:value="0.0820269051942" calcext:value-type="float">
            <text:p>0.0820269051942</text:p>
          </table:table-cell>
          <table:table-cell office:value-type="float" office:value="0.0003551" calcext:value-type="float">
            <text:p>0.0003551</text:p>
          </table:table-cell>
          <table:table-cell table:style-name="ce2" office:value-type="float" office:value="0.0000189821553629" calcext:value-type="float">
            <text:p>1.90E-05</text:p>
          </table:table-cell>
          <table:table-cell office:value-type="float" office:value="5.4497526" calcext:value-type="float">
            <text:p>5.4497526</text:p>
          </table:table-cell>
          <table:table-cell office:value-type="float" office:value="0.0149350124815" calcext:value-type="float">
            <text:p>0.0149350124815</text:p>
          </table:table-cell>
          <table:table-cell office:value-type="float" office:value="0.0003647" calcext:value-type="float">
            <text:p>0.0003647</text:p>
          </table:table-cell>
          <table:table-cell table:style-name="ce2" office:value-type="float" office:value="0.0000067007462271" calcext:value-type="float">
            <text:p>6.70E-06</text:p>
          </table:table-cell>
          <table:table-cell office:value-type="float" office:value="6.0098462" calcext:value-type="float">
            <text:p>6.0098462</text:p>
          </table:table-cell>
          <table:table-cell office:value-type="float" office:value="0.0218374669817" calcext:value-type="float">
            <text:p>0.0218374669817</text:p>
          </table:table-cell>
          <table:table-cell office:value-type="float" office:value="0.0003777" calcext:value-type="float">
            <text:p>0.0003777</text:p>
          </table:table-cell>
          <table:table-cell table:style-name="ce2" office:value-type="float" office:value="0.00000182878222991" calcext:value-type="float">
            <text:p>1.83E-06</text:p>
          </table:table-cell>
          <table:table-cell office:value-type="float" office:value="6.5972309" calcext:value-type="float">
            <text:p>6.5972309</text:p>
          </table:table-cell>
          <table:table-cell office:value-type="float" office:value="0.0241109561608" calcext:value-type="float">
            <text:p>0.0241109561608</text:p>
          </table:table-cell>
          <table:table-cell office:value-type="float" office:value="0.0001283" calcext:value-type="float">
            <text:p>0.0001283</text:p>
          </table:table-cell>
          <table:table-cell table:style-name="ce2" office:value-type="float" office:value="0.00000543752394631" calcext:value-type="float">
            <text:p>5.44E-06</text:p>
          </table:table-cell>
          <table:table-cell office:value-type="float" office:value="6.6105024" calcext:value-type="float">
            <text:p>6.6105024</text:p>
          </table:table-cell>
          <table:table-cell office:value-type="float" office:value="0.0263708940741" calcext:value-type="float">
            <text:p>0.0263708940741</text:p>
          </table:table-cell>
          <table:table-cell office:value-type="float" office:value="0.0001196" calcext:value-type="float">
            <text:p>0.0001196</text:p>
          </table:table-cell>
          <table:table-cell table:style-name="ce2" office:value-type="float" office:value="0.0000125715728707" calcext:value-type="float">
            <text:p>1.26E-05</text:p>
          </table:table-cell>
          <table:table-cell office:value-type="float" office:value="2.4430381" calcext:value-type="float">
            <text:p>2.4430381</text:p>
          </table:table-cell>
          <table:table-cell office:value-type="float" office:value="0.00849788943013" calcext:value-type="float">
            <text:p>0.00849788943013</text:p>
          </table:table-cell>
          <table:table-cell office:value-type="float" office:value="6.0098462" calcext:value-type="float">
            <text:p>6.0098462</text:p>
          </table:table-cell>
          <table:table-cell office:value-type="float" office:value="0.0218374669817" calcext:value-type="float">
            <text:p>0.0218374669817</text:p>
          </table:table-cell>
          <table:table-cell office:value-type="float" office:value="2.4436952" calcext:value-type="float">
            <text:p>2.4436952</text:p>
          </table:table-cell>
          <table:table-cell office:value-type="float" office:value="0.015637550638" calcext:value-type="float">
            <text:p>0.015637550638</text:p>
          </table:table-cell>
          <table:table-cell office:value-type="float" office:value="0.0001902" calcext:value-type="float">
            <text:p>0.0001902</text:p>
          </table:table-cell>
          <table:table-cell table:style-name="ce2" office:value-type="float" office:value="0.00000946103118646" calcext:value-type="float">
            <text:p>9.46E-06</text:p>
          </table:table-cell>
        </table:table-row>
        <table:table-row table:style-name="ro1" table:number-rows-repeated="6">
          <table:table-cell table:number-columns-repeated="33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Complex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number-columns-repeated="2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float" office:value="0.0000476" calcext:value-type="float">
            <text:p>4.76E-05</text:p>
          </table:table-cell>
          <table:table-cell table:style-name="ce1" office:value-type="float" office:value="0.0006565" calcext:value-type="float">
            <text:p>0.0006565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3" office:value-type="float" office:value="0.0000413" calcext:value-type="float">
            <text:p>4.13E-05</text:p>
          </table:table-cell>
          <table:table-cell table:style-name="ce3" office:value-type="float" office:value="0.0000138" calcext:value-type="float">
            <text:p>1.38E-05</text:p>
          </table:table-cell>
          <table:table-cell table:number-columns-repeated="2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float" office:value="0.0000626" calcext:value-type="float">
            <text:p>6.26E-05</text:p>
          </table:table-cell>
          <table:table-cell table:style-name="ce1" office:value-type="float" office:value="0.0058105" calcext:value-type="float">
            <text:p>0.0058105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3" office:value-type="float" office:value="0.0000568" calcext:value-type="float">
            <text:p>5.68E-05</text:p>
          </table:table-cell>
          <table:table-cell table:style-name="ce3" office:value-type="float" office:value="0.0000313" calcext:value-type="float">
            <text:p>3.13E-05</text:p>
          </table:table-cell>
          <table:table-cell table:number-columns-repeated="2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0004012" calcext:value-type="float">
            <text:p>0.0004012</text:p>
          </table:table-cell>
          <table:table-cell table:style-name="ce1" office:value-type="float" office:value="0.0604502" calcext:value-type="float">
            <text:p>0.0604502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0003998" calcext:value-type="float">
            <text:p>0.0003998</text:p>
          </table:table-cell>
          <table:table-cell table:style-name="ce3" office:value-type="float" office:value="0.0000668" calcext:value-type="float">
            <text:p>6.68E-05</text:p>
          </table:table-cell>
          <table:table-cell table:number-columns-repeated="2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0003176" calcext:value-type="float">
            <text:p>0.0003176</text:p>
          </table:table-cell>
          <table:table-cell table:style-name="ce1" office:value-type="float" office:value="0.5894557" calcext:value-type="float">
            <text:p>0.5894557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0002998" calcext:value-type="float">
            <text:p>0.0002998</text:p>
          </table:table-cell>
          <table:table-cell table:style-name="ce3" office:value-type="float" office:value="0.0000799" calcext:value-type="float">
            <text:p>7.99E-05</text:p>
          </table:table-cell>
          <table:table-cell table:number-columns-repeated="2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0003647" calcext:value-type="float">
            <text:p>0.0003647</text:p>
          </table:table-cell>
          <table:table-cell table:style-name="ce1" office:value-type="float" office:value="6.0098462" calcext:value-type="float">
            <text:p>6.0098462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0003396" calcext:value-type="float">
            <text:p>0.0003396</text:p>
          </table:table-cell>
          <table:table-cell table:style-name="ce1" office:value-type="float" office:value="0.0001283" calcext:value-type="float">
            <text:p>0.0001283</text:p>
          </table:table-cell>
          <table:table-cell table:number-columns-repeated="26"/>
        </table:table-row>
      </table:table>
      <table:table table:name="3D prod int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3DFFTWC_AVG</text:p>
          </table:table-cell>
          <table:table-cell office:value-type="string" calcext:value-type="string">
            <text:p>3DFFTWC_STD</text:p>
          </table:table-cell>
          <table:table-cell office:value-type="string" calcext:value-type="string">
            <text:p>3DFFTWCINIT_AVG</text:p>
          </table:table-cell>
          <table:table-cell office:value-type="string" calcext:value-type="string">
            <text:p>3DFFTWCINIT_STD</text:p>
          </table:table-cell>
          <table:table-cell office:value-type="string" calcext:value-type="string">
            <text:p>3DFFTWCINV_AVG</text:p>
          </table:table-cell>
          <table:table-cell office:value-type="string" calcext:value-type="string">
            <text:p>3DFFTWCINV_STD</text:p>
          </table:table-cell>
          <table:table-cell office:value-type="string" calcext:value-type="string">
            <text:p>3DFFTWCINVINIT_AVG</text:p>
          </table:table-cell>
          <table:table-cell office:value-type="string" calcext:value-type="string">
            <text:p>3DFFTWCINVINIT_STD</text:p>
          </table:table-cell>
          <table:table-cell office:value-type="string" calcext:value-type="string">
            <text:p>3DFFTWR_AVG</text:p>
          </table:table-cell>
          <table:table-cell office:value-type="string" calcext:value-type="string">
            <text:p>3DFFTWR_STD</text:p>
          </table:table-cell>
          <table:table-cell office:value-type="string" calcext:value-type="string">
            <text:p>3DFFTWRINIT_AVG</text:p>
          </table:table-cell>
          <table:table-cell office:value-type="string" calcext:value-type="string">
            <text:p>3DFFTWRINIT_STD</text:p>
          </table:table-cell>
          <table:table-cell office:value-type="string" calcext:value-type="string">
            <text:p>3DFFTWRINV_AVG</text:p>
          </table:table-cell>
          <table:table-cell office:value-type="string" calcext:value-type="string">
            <text:p>3DFFTWRINV_STD</text:p>
          </table:table-cell>
          <table:table-cell office:value-type="string" calcext:value-type="string">
            <text:p>3DFFTWRINVINIT_AVG</text:p>
          </table:table-cell>
          <table:table-cell office:value-type="string" calcext:value-type="string">
            <text:p>3DFFTWRINVINIT_STD</text:p>
          </table:table-cell>
          <table:table-cell office:value-type="string" calcext:value-type="string">
            <text:p>3DMKLC_AVG</text:p>
          </table:table-cell>
          <table:table-cell office:value-type="string" calcext:value-type="string">
            <text:p>3DMKLC_STD</text:p>
          </table:table-cell>
          <table:table-cell office:value-type="string" calcext:value-type="string">
            <text:p>3DMKLCINIT_AVG</text:p>
          </table:table-cell>
          <table:table-cell office:value-type="string" calcext:value-type="string">
            <text:p>3DMKLCINIT_STD</text:p>
          </table:table-cell>
          <table:table-cell office:value-type="string" calcext:value-type="string">
            <text:p>3DMKLCINV_AVG</text:p>
          </table:table-cell>
          <table:table-cell office:value-type="string" calcext:value-type="string">
            <text:p>3DMKLCINV_STD</text:p>
          </table:table-cell>
          <table:table-cell office:value-type="string" calcext:value-type="string">
            <text:p>3DMKLCINVINIT_AVG</text:p>
          </table:table-cell>
          <table:table-cell office:value-type="string" calcext:value-type="string">
            <text:p>3DMKLCINVINIT_STD</text:p>
          </table:table-cell>
          <table:table-cell office:value-type="string" calcext:value-type="string">
            <text:p>3DMKLR_AVG</text:p>
          </table:table-cell>
          <table:table-cell office:value-type="string" calcext:value-type="string">
            <text:p>3DMKLR_STD</text:p>
          </table:table-cell>
          <table:table-cell office:value-type="string" calcext:value-type="string">
            <text:p>3DMKLRINIT_AVG</text:p>
          </table:table-cell>
          <table:table-cell office:value-type="string" calcext:value-type="string">
            <text:p>3DMKLRINIT_STD</text:p>
          </table:table-cell>
          <table:table-cell office:value-type="string" calcext:value-type="string">
            <text:p>3DMKLRINV_AVG</text:p>
          </table:table-cell>
          <table:table-cell office:value-type="string" calcext:value-type="string">
            <text:p>3DMKLRINV_STD</text:p>
          </table:table-cell>
          <table:table-cell office:value-type="string" calcext:value-type="string">
            <text:p>3DMKLRINVINIT_AVG</text:p>
          </table:table-cell>
          <table:table-cell office:value-type="string" calcext:value-type="string">
            <text:p>3DMKLRINVINIT_ST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9597769" calcext:value-type="float">
            <text:p>0.0009597769</text:p>
          </table:table-cell>
          <table:table-cell table:style-name="ce2" office:value-type="float" office:value="0.000055324624191" calcext:value-type="float">
            <text:p>5.53E-05</text:p>
          </table:table-cell>
          <table:table-cell office:value-type="float" office:value="0.0002662224" calcext:value-type="float">
            <text:p>0.0002662224</text:p>
          </table:table-cell>
          <table:table-cell table:style-name="ce2" office:value-type="float" office:value="0.0000146886316222" calcext:value-type="float">
            <text:p>1.47E-05</text:p>
          </table:table-cell>
          <table:table-cell office:value-type="float" office:value="0.001032028" calcext:value-type="float">
            <text:p>0.001032028</text:p>
          </table:table-cell>
          <table:table-cell table:style-name="ce2" office:value-type="float" office:value="0.0000186473237877" calcext:value-type="float">
            <text:p>1.86E-05</text:p>
          </table:table-cell>
          <table:table-cell office:value-type="float" office:value="0.0002559876" calcext:value-type="float">
            <text:p>0.0002559876</text:p>
          </table:table-cell>
          <table:table-cell table:style-name="ce2" office:value-type="float" office:value="0.0000220380051739" calcext:value-type="float">
            <text:p>2.20E-05</text:p>
          </table:table-cell>
          <table:table-cell office:value-type="float" office:value="0.0005948574" calcext:value-type="float">
            <text:p>0.0005948574</text:p>
          </table:table-cell>
          <table:table-cell table:style-name="ce2" office:value-type="float" office:value="0.0000158286088193" calcext:value-type="float">
            <text:p>1.58E-05</text:p>
          </table:table-cell>
          <table:table-cell office:value-type="float" office:value="0.0002754687" calcext:value-type="float">
            <text:p>0.0002754687</text:p>
          </table:table-cell>
          <table:table-cell table:style-name="ce2" office:value-type="float" office:value="0.00000724446453891" calcext:value-type="float">
            <text:p>7.24E-06</text:p>
          </table:table-cell>
          <table:table-cell office:value-type="float" office:value="0.0007564483" calcext:value-type="float">
            <text:p>0.0007564483</text:p>
          </table:table-cell>
          <table:table-cell table:style-name="ce2" office:value-type="float" office:value="0.0000210644731245" calcext:value-type="float">
            <text:p>2.11E-05</text:p>
          </table:table-cell>
          <table:table-cell office:value-type="float" office:value="0.000267971" calcext:value-type="float">
            <text:p>0.000267971</text:p>
          </table:table-cell>
          <table:table-cell table:style-name="ce2" office:value-type="float" office:value="0.0000151544480012" calcext:value-type="float">
            <text:p>1.52E-05</text:p>
          </table:table-cell>
          <table:table-cell office:value-type="float" office:value="0.0004767861" calcext:value-type="float">
            <text:p>0.0004767861</text:p>
          </table:table-cell>
          <table:table-cell table:style-name="ce2" office:value-type="float" office:value="0.0000143421770969" calcext:value-type="float">
            <text:p>1.43E-05</text:p>
          </table:table-cell>
          <table:table-cell table:style-name="ce2" office:value-type="float" office:value="0.0000185837" calcext:value-type="float">
            <text:p>1.86E-05</text:p>
          </table:table-cell>
          <table:table-cell table:style-name="ce2" office:value-type="float" office:value="0.00000294088342925" calcext:value-type="float">
            <text:p>2.94E-06</text:p>
          </table:table-cell>
          <table:table-cell office:value-type="float" office:value="0.0005709919" calcext:value-type="float">
            <text:p>0.0005709919</text:p>
          </table:table-cell>
          <table:table-cell table:style-name="ce2" office:value-type="float" office:value="0.0000268841022145" calcext:value-type="float">
            <text:p>2.69E-05</text:p>
          </table:table-cell>
          <table:table-cell table:style-name="ce2" office:value-type="float" office:value="0.0000194589" calcext:value-type="float">
            <text:p>1.95E-05</text:p>
          </table:table-cell>
          <table:table-cell table:style-name="ce2" office:value-type="float" office:value="0.00000406815433035" calcext:value-type="float">
            <text:p>4.07E-06</text:p>
          </table:table-cell>
          <table:table-cell office:value-type="float" office:value="0.000469909" calcext:value-type="float">
            <text:p>0.000469909</text:p>
          </table:table-cell>
          <table:table-cell table:style-name="ce2" office:value-type="float" office:value="0.0000252831158857" calcext:value-type="float">
            <text:p>2.53E-05</text:p>
          </table:table-cell>
          <table:table-cell office:value-type="float" office:value="0.0007564483" calcext:value-type="float">
            <text:p>0.0007564483</text:p>
          </table:table-cell>
          <table:table-cell table:style-name="ce2" office:value-type="float" office:value="0.0000210644731245" calcext:value-type="float">
            <text:p>2.11E-05</text:p>
          </table:table-cell>
          <table:table-cell office:value-type="float" office:value="0.0004759361" calcext:value-type="float">
            <text:p>0.0004759361</text:p>
          </table:table-cell>
          <table:table-cell table:style-name="ce2" office:value-type="float" office:value="0.0000223270305756" calcext:value-type="float">
            <text:p>2.23E-05</text:p>
          </table:table-cell>
          <table:table-cell table:style-name="ce2" office:value-type="float" office:value="0.0000354901" calcext:value-type="float">
            <text:p>3.55E-05</text:p>
          </table:table-cell>
          <table:table-cell table:style-name="ce2" office:value-type="float" office:value="0.00000803474100322" calcext:value-type="float">
            <text:p>8.03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354362" calcext:value-type="float">
            <text:p>0.01354362</text:p>
          </table:table-cell>
          <table:table-cell table:style-name="ce2" office:value-type="float" office:value="0.0000624665385982" calcext:value-type="float">
            <text:p>6.25E-05</text:p>
          </table:table-cell>
          <table:table-cell office:value-type="float" office:value="0.0002991141" calcext:value-type="float">
            <text:p>0.0002991141</text:p>
          </table:table-cell>
          <table:table-cell table:style-name="ce2" office:value-type="float" office:value="0.0000159965931613" calcext:value-type="float">
            <text:p>1.60E-05</text:p>
          </table:table-cell>
          <table:table-cell office:value-type="float" office:value="0.01548536" calcext:value-type="float">
            <text:p>0.01548536</text:p>
          </table:table-cell>
          <table:table-cell table:style-name="ce2" office:value-type="float" office:value="0.0000630840039594" calcext:value-type="float">
            <text:p>6.31E-05</text:p>
          </table:table-cell>
          <table:table-cell office:value-type="float" office:value="0.0002706194" calcext:value-type="float">
            <text:p>0.0002706194</text:p>
          </table:table-cell>
          <table:table-cell table:style-name="ce2" office:value-type="float" office:value="0.0000177952356932" calcext:value-type="float">
            <text:p>1.78E-05</text:p>
          </table:table-cell>
          <table:table-cell office:value-type="float" office:value="0.008117431" calcext:value-type="float">
            <text:p>0.008117431</text:p>
          </table:table-cell>
          <table:table-cell table:style-name="ce2" office:value-type="float" office:value="0.0000225939059876" calcext:value-type="float">
            <text:p>2.26E-05</text:p>
          </table:table-cell>
          <table:table-cell office:value-type="float" office:value="0.0002997097" calcext:value-type="float">
            <text:p>0.0002997097</text:p>
          </table:table-cell>
          <table:table-cell table:style-name="ce2" office:value-type="float" office:value="0.00000866247676989" calcext:value-type="float">
            <text:p>8.66E-06</text:p>
          </table:table-cell>
          <table:table-cell office:value-type="float" office:value="0.0101913" calcext:value-type="float">
            <text:p>0.0101913</text:p>
          </table:table-cell>
          <table:table-cell table:style-name="ce2" office:value-type="float" office:value="0.0000785344793352" calcext:value-type="float">
            <text:p>7.85E-05</text:p>
          </table:table-cell>
          <table:table-cell office:value-type="float" office:value="0.0002896927" calcext:value-type="float">
            <text:p>0.0002896927</text:p>
          </table:table-cell>
          <table:table-cell table:style-name="ce2" office:value-type="float" office:value="0.0000273751219259" calcext:value-type="float">
            <text:p>2.74E-05</text:p>
          </table:table-cell>
          <table:table-cell office:value-type="float" office:value="0.005714862" calcext:value-type="float">
            <text:p>0.005714862</text:p>
          </table:table-cell>
          <table:table-cell office:value-type="float" office:value="0.000181569048317" calcext:value-type="float">
            <text:p>0.000181569048317</text:p>
          </table:table-cell>
          <table:table-cell table:style-name="ce2" office:value-type="float" office:value="0.0000607808" calcext:value-type="float">
            <text:p>6.08E-05</text:p>
          </table:table-cell>
          <table:table-cell table:style-name="ce2" office:value-type="float" office:value="0.00000610110832918" calcext:value-type="float">
            <text:p>6.10E-06</text:p>
          </table:table-cell>
          <table:table-cell office:value-type="float" office:value="0.007566022" calcext:value-type="float">
            <text:p>0.007566022</text:p>
          </table:table-cell>
          <table:table-cell office:value-type="float" office:value="0.000182048211795" calcext:value-type="float">
            <text:p>0.000182048211795</text:p>
          </table:table-cell>
          <table:table-cell table:style-name="ce2" office:value-type="float" office:value="0.0000429784" calcext:value-type="float">
            <text:p>4.30E-05</text:p>
          </table:table-cell>
          <table:table-cell table:style-name="ce2" office:value-type="float" office:value="0.000010169065293" calcext:value-type="float">
            <text:p>1.02E-05</text:p>
          </table:table-cell>
          <table:table-cell office:value-type="float" office:value="0.005221698" calcext:value-type="float">
            <text:p>0.005221698</text:p>
          </table:table-cell>
          <table:table-cell table:style-name="ce2" office:value-type="float" office:value="0.0000504344269104" calcext:value-type="float">
            <text:p>5.04E-05</text:p>
          </table:table-cell>
          <table:table-cell office:value-type="float" office:value="0.0101913" calcext:value-type="float">
            <text:p>0.0101913</text:p>
          </table:table-cell>
          <table:table-cell table:style-name="ce2" office:value-type="float" office:value="0.0000785344793352" calcext:value-type="float">
            <text:p>7.85E-05</text:p>
          </table:table-cell>
          <table:table-cell office:value-type="float" office:value="0.005591188" calcext:value-type="float">
            <text:p>0.005591188</text:p>
          </table:table-cell>
          <table:table-cell table:style-name="ce2" office:value-type="float" office:value="0.0000535826148837" calcext:value-type="float">
            <text:p>5.36E-05</text:p>
          </table:table-cell>
          <table:table-cell table:style-name="ce2" office:value-type="float" office:value="0.0000596096" calcext:value-type="float">
            <text:p>5.96E-05</text:p>
          </table:table-cell>
          <table:table-cell table:style-name="ce2" office:value-type="float" office:value="0.0000134556639805" calcext:value-type="float">
            <text:p>1.35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476331" calcext:value-type="float">
            <text:p>0.06476331</text:p>
          </table:table-cell>
          <table:table-cell office:value-type="float" office:value="0.000422604562866" calcext:value-type="float">
            <text:p>0.000422604562866</text:p>
          </table:table-cell>
          <table:table-cell office:value-type="float" office:value="0.0003550492" calcext:value-type="float">
            <text:p>0.0003550492</text:p>
          </table:table-cell>
          <table:table-cell table:style-name="ce2" office:value-type="float" office:value="0.0000133181794452" calcext:value-type="float">
            <text:p>1.33E-05</text:p>
          </table:table-cell>
          <table:table-cell office:value-type="float" office:value="0.07009232" calcext:value-type="float">
            <text:p>0.07009232</text:p>
          </table:table-cell>
          <table:table-cell office:value-type="float" office:value="0.00047859996239" calcext:value-type="float">
            <text:p>0.00047859996239</text:p>
          </table:table-cell>
          <table:table-cell office:value-type="float" office:value="0.0003394619" calcext:value-type="float">
            <text:p>0.0003394619</text:p>
          </table:table-cell>
          <table:table-cell table:style-name="ce2" office:value-type="float" office:value="0.0000100892760609" calcext:value-type="float">
            <text:p>1.01E-05</text:p>
          </table:table-cell>
          <table:table-cell office:value-type="float" office:value="0.03323499" calcext:value-type="float">
            <text:p>0.03323499</text:p>
          </table:table-cell>
          <table:table-cell office:value-type="float" office:value="0.000258703105037" calcext:value-type="float">
            <text:p>0.000258703105037</text:p>
          </table:table-cell>
          <table:table-cell office:value-type="float" office:value="0.0005520361" calcext:value-type="float">
            <text:p>0.0005520361</text:p>
          </table:table-cell>
          <table:table-cell table:style-name="ce2" office:value-type="float" office:value="0.0000152915237992" calcext:value-type="float">
            <text:p>1.53E-05</text:p>
          </table:table-cell>
          <table:table-cell office:value-type="float" office:value="0.03996918" calcext:value-type="float">
            <text:p>0.03996918</text:p>
          </table:table-cell>
          <table:table-cell office:value-type="float" office:value="0.000218767247193" calcext:value-type="float">
            <text:p>0.000218767247193</text:p>
          </table:table-cell>
          <table:table-cell office:value-type="float" office:value="0.0005262315" calcext:value-type="float">
            <text:p>0.0005262315</text:p>
          </table:table-cell>
          <table:table-cell table:style-name="ce2" office:value-type="float" office:value="0.00000822844195121" calcext:value-type="float">
            <text:p>8.23E-06</text:p>
          </table:table-cell>
          <table:table-cell office:value-type="float" office:value="0.02036458" calcext:value-type="float">
            <text:p>0.02036458</text:p>
          </table:table-cell>
          <table:table-cell office:value-type="float" office:value="0.000190943841657" calcext:value-type="float">
            <text:p>0.000190943841657</text:p>
          </table:table-cell>
          <table:table-cell table:style-name="ce2" office:value-type="float" office:value="0.0000597232" calcext:value-type="float">
            <text:p>5.97E-05</text:p>
          </table:table-cell>
          <table:table-cell table:style-name="ce2" office:value-type="float" office:value="0.00000548136373542" calcext:value-type="float">
            <text:p>5.48E-06</text:p>
          </table:table-cell>
          <table:table-cell office:value-type="float" office:value="0.02673654" calcext:value-type="float">
            <text:p>0.02673654</text:p>
          </table:table-cell>
          <table:table-cell office:value-type="float" office:value="0.000222558932021" calcext:value-type="float">
            <text:p>0.000222558932021</text:p>
          </table:table-cell>
          <table:table-cell table:style-name="ce2" office:value-type="float" office:value="0.000059082" calcext:value-type="float">
            <text:p>5.91E-05</text:p>
          </table:table-cell>
          <table:table-cell table:style-name="ce2" office:value-type="float" office:value="0.0000039970566671" calcext:value-type="float">
            <text:p>4.00E-06</text:p>
          </table:table-cell>
          <table:table-cell office:value-type="float" office:value="0.02334822" calcext:value-type="float">
            <text:p>0.02334822</text:p>
          </table:table-cell>
          <table:table-cell office:value-type="float" office:value="0.000141001834503" calcext:value-type="float">
            <text:p>0.000141001834503</text:p>
          </table:table-cell>
          <table:table-cell office:value-type="float" office:value="0.03996918" calcext:value-type="float">
            <text:p>0.03996918</text:p>
          </table:table-cell>
          <table:table-cell office:value-type="float" office:value="0.000218767247193" calcext:value-type="float">
            <text:p>0.000218767247193</text:p>
          </table:table-cell>
          <table:table-cell office:value-type="float" office:value="0.02336216" calcext:value-type="float">
            <text:p>0.02336216</text:p>
          </table:table-cell>
          <table:table-cell office:value-type="float" office:value="0.000131805885891" calcext:value-type="float">
            <text:p>0.000131805885891</text:p>
          </table:table-cell>
          <table:table-cell table:style-name="ce2" office:value-type="float" office:value="0.0000561481" calcext:value-type="float">
            <text:p>5.61E-05</text:p>
          </table:table-cell>
          <table:table-cell table:style-name="ce2" office:value-type="float" office:value="0.00000517722273146" calcext:value-type="float">
            <text:p>5.18E-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352969" calcext:value-type="float">
            <text:p>0.5352969</text:p>
          </table:table-cell>
          <table:table-cell office:value-type="float" office:value="0.00739255545126" calcext:value-type="float">
            <text:p>0.00739255545126</text:p>
          </table:table-cell>
          <table:table-cell office:value-type="float" office:value="0.0003900365" calcext:value-type="float">
            <text:p>0.0003900365</text:p>
          </table:table-cell>
          <table:table-cell table:style-name="ce2" office:value-type="float" office:value="0.0000160639976708" calcext:value-type="float">
            <text:p>1.61E-05</text:p>
          </table:table-cell>
          <table:table-cell office:value-type="float" office:value="0.5823166" calcext:value-type="float">
            <text:p>0.5823166</text:p>
          </table:table-cell>
          <table:table-cell office:value-type="float" office:value="0.0058575833887" calcext:value-type="float">
            <text:p>0.0058575833887</text:p>
          </table:table-cell>
          <table:table-cell office:value-type="float" office:value="0.0003769523" calcext:value-type="float">
            <text:p>0.0003769523</text:p>
          </table:table-cell>
          <table:table-cell table:style-name="ce2" office:value-type="float" office:value="0.000013264747081" calcext:value-type="float">
            <text:p>1.33E-05</text:p>
          </table:table-cell>
          <table:table-cell office:value-type="float" office:value="0.2967436" calcext:value-type="float">
            <text:p>0.2967436</text:p>
          </table:table-cell>
          <table:table-cell office:value-type="float" office:value="0.00173092795922" calcext:value-type="float">
            <text:p>0.00173092795922</text:p>
          </table:table-cell>
          <table:table-cell office:value-type="float" office:value="0.0004090966" calcext:value-type="float">
            <text:p>0.0004090966</text:p>
          </table:table-cell>
          <table:table-cell table:style-name="ce2" office:value-type="float" office:value="0.0000211312271516" calcext:value-type="float">
            <text:p>2.11E-05</text:p>
          </table:table-cell>
          <table:table-cell office:value-type="float" office:value="0.3543438" calcext:value-type="float">
            <text:p>0.3543438</text:p>
          </table:table-cell>
          <table:table-cell office:value-type="float" office:value="0.00478406969477" calcext:value-type="float">
            <text:p>0.00478406969477</text:p>
          </table:table-cell>
          <table:table-cell office:value-type="float" office:value="0.0004158073" calcext:value-type="float">
            <text:p>0.0004158073</text:p>
          </table:table-cell>
          <table:table-cell table:style-name="ce2" office:value-type="float" office:value="0.0000168959861838" calcext:value-type="float">
            <text:p>1.69E-05</text:p>
          </table:table-cell>
          <table:table-cell office:value-type="float" office:value="0.2478932" calcext:value-type="float">
            <text:p>0.2478932</text:p>
          </table:table-cell>
          <table:table-cell office:value-type="float" office:value="0.00116790494286" calcext:value-type="float">
            <text:p>0.00116790494286</text:p>
          </table:table-cell>
          <table:table-cell table:style-name="ce2" office:value-type="float" office:value="0.0000906854" calcext:value-type="float">
            <text:p>9.07E-05</text:p>
          </table:table-cell>
          <table:table-cell table:style-name="ce2" office:value-type="float" office:value="0.000019668506915" calcext:value-type="float">
            <text:p>1.97E-05</text:p>
          </table:table-cell>
          <table:table-cell office:value-type="float" office:value="0.2480117" calcext:value-type="float">
            <text:p>0.2480117</text:p>
          </table:table-cell>
          <table:table-cell office:value-type="float" office:value="0.000593786353273" calcext:value-type="float">
            <text:p>0.000593786353273</text:p>
          </table:table-cell>
          <table:table-cell table:style-name="ce2" office:value-type="float" office:value="0.000090783" calcext:value-type="float">
            <text:p>9.08E-05</text:p>
          </table:table-cell>
          <table:table-cell table:style-name="ce2" office:value-type="float" office:value="0.0000224683433103" calcext:value-type="float">
            <text:p>2.25E-05</text:p>
          </table:table-cell>
          <table:table-cell office:value-type="float" office:value="0.1643645" calcext:value-type="float">
            <text:p>0.1643645</text:p>
          </table:table-cell>
          <table:table-cell office:value-type="float" office:value="0.00151856842307" calcext:value-type="float">
            <text:p>0.00151856842307</text:p>
          </table:table-cell>
          <table:table-cell office:value-type="float" office:value="0.3543438" calcext:value-type="float">
            <text:p>0.3543438</text:p>
          </table:table-cell>
          <table:table-cell office:value-type="float" office:value="0.00478406969477" calcext:value-type="float">
            <text:p>0.00478406969477</text:p>
          </table:table-cell>
          <table:table-cell office:value-type="float" office:value="0.1645277" calcext:value-type="float">
            <text:p>0.1645277</text:p>
          </table:table-cell>
          <table:table-cell office:value-type="float" office:value="0.00178244058963" calcext:value-type="float">
            <text:p>0.00178244058963</text:p>
          </table:table-cell>
          <table:table-cell office:value-type="float" office:value="0.0001490727" calcext:value-type="float">
            <text:p>0.0001490727</text:p>
          </table:table-cell>
          <table:table-cell table:style-name="ce2" office:value-type="float" office:value="0.0000218339676145" calcext:value-type="float">
            <text:p>2.18E-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972658" calcext:value-type="float">
            <text:p>4.972658</text:p>
          </table:table-cell>
          <table:table-cell office:value-type="float" office:value="0.0107379677365" calcext:value-type="float">
            <text:p>0.0107379677365</text:p>
          </table:table-cell>
          <table:table-cell office:value-type="float" office:value="0.0004871648" calcext:value-type="float">
            <text:p>0.0004871648</text:p>
          </table:table-cell>
          <table:table-cell table:style-name="ce2" office:value-type="float" office:value="0.00000863853680769" calcext:value-type="float">
            <text:p>8.64E-06</text:p>
          </table:table-cell>
          <table:table-cell office:value-type="float" office:value="5.353414" calcext:value-type="float">
            <text:p>5.353414</text:p>
          </table:table-cell>
          <table:table-cell office:value-type="float" office:value="0.023451667176" calcext:value-type="float">
            <text:p>0.023451667176</text:p>
          </table:table-cell>
          <table:table-cell office:value-type="float" office:value="0.0004799843" calcext:value-type="float">
            <text:p>0.0004799843</text:p>
          </table:table-cell>
          <table:table-cell table:style-name="ce2" office:value-type="float" office:value="0.00000869737611837" calcext:value-type="float">
            <text:p>8.70E-06</text:p>
          </table:table-cell>
          <table:table-cell office:value-type="float" office:value="2.48917" calcext:value-type="float">
            <text:p>2.48917</text:p>
          </table:table-cell>
          <table:table-cell office:value-type="float" office:value="0.0110686875665" calcext:value-type="float">
            <text:p>0.0110686875665</text:p>
          </table:table-cell>
          <table:table-cell office:value-type="float" office:value="0.0005428128" calcext:value-type="float">
            <text:p>0.0005428128</text:p>
          </table:table-cell>
          <table:table-cell table:style-name="ce2" office:value-type="float" office:value="0.0000105202102514" calcext:value-type="float">
            <text:p>1.05E-05</text:p>
          </table:table-cell>
          <table:table-cell office:value-type="float" office:value="2.905992" calcext:value-type="float">
            <text:p>2.905992</text:p>
          </table:table-cell>
          <table:table-cell office:value-type="float" office:value="0.0115994423238" calcext:value-type="float">
            <text:p>0.0115994423238</text:p>
          </table:table-cell>
          <table:table-cell office:value-type="float" office:value="0.0005414569" calcext:value-type="float">
            <text:p>0.0005414569</text:p>
          </table:table-cell>
          <table:table-cell table:style-name="ce2" office:value-type="float" office:value="0.00000794044708299" calcext:value-type="float">
            <text:p>7.94E-06</text:p>
          </table:table-cell>
          <table:table-cell office:value-type="float" office:value="2.26492" calcext:value-type="float">
            <text:p>2.26492</text:p>
          </table:table-cell>
          <table:table-cell office:value-type="float" office:value="0.00402174367933" calcext:value-type="float">
            <text:p>0.00402174367933</text:p>
          </table:table-cell>
          <table:table-cell table:style-name="ce2" office:value-type="float" office:value="0.0000862848" calcext:value-type="float">
            <text:p>8.63E-05</text:p>
          </table:table-cell>
          <table:table-cell table:style-name="ce2" office:value-type="float" office:value="0.0000150221266419" calcext:value-type="float">
            <text:p>1.50E-05</text:p>
          </table:table-cell>
          <table:table-cell office:value-type="float" office:value="2.264787" calcext:value-type="float">
            <text:p>2.264787</text:p>
          </table:table-cell>
          <table:table-cell office:value-type="float" office:value="0.00333722456208" calcext:value-type="float">
            <text:p>0.00333722456208</text:p>
          </table:table-cell>
          <table:table-cell table:style-name="ce2" office:value-type="float" office:value="0.0000865074" calcext:value-type="float">
            <text:p>8.65E-05</text:p>
          </table:table-cell>
          <table:table-cell table:style-name="ce2" office:value-type="float" office:value="0.0000149179388672" calcext:value-type="float">
            <text:p>1.49E-05</text:p>
          </table:table-cell>
          <table:table-cell office:value-type="float" office:value="1.433969" calcext:value-type="float">
            <text:p>1.433969</text:p>
          </table:table-cell>
          <table:table-cell office:value-type="float" office:value="0.0136796900956" calcext:value-type="float">
            <text:p>0.0136796900956</text:p>
          </table:table-cell>
          <table:table-cell office:value-type="float" office:value="2.905992" calcext:value-type="float">
            <text:p>2.905992</text:p>
          </table:table-cell>
          <table:table-cell office:value-type="float" office:value="0.0115994423238" calcext:value-type="float">
            <text:p>0.0115994423238</text:p>
          </table:table-cell>
          <table:table-cell office:value-type="float" office:value="1.423334" calcext:value-type="float">
            <text:p>1.423334</text:p>
          </table:table-cell>
          <table:table-cell office:value-type="float" office:value="0.00688672991258" calcext:value-type="float">
            <text:p>0.00688672991258</text:p>
          </table:table-cell>
          <table:table-cell office:value-type="float" office:value="0.0001407348" calcext:value-type="float">
            <text:p>0.0001407348</text:p>
          </table:table-cell>
          <table:table-cell table:style-name="ce2" office:value-type="float" office:value="0.0000187615284369" calcext:value-type="float">
            <text:p>1.88E-05</text:p>
          </table:table-cell>
        </table:table-row>
        <table:table-row table:style-name="ro1" table:number-rows-repeated="5">
          <table:table-cell table:number-columns-repeated="33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Complex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number-columns-repeated="2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002754687" calcext:value-type="float">
            <text:p>0.0002754687</text:p>
          </table:table-cell>
          <table:table-cell table:style-name="ce1" office:value-type="float" office:value="0.0007564483" calcext:value-type="float">
            <text:p>0.000756448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002662224" calcext:value-type="float">
            <text:p>0.0002662224</text:p>
          </table:table-cell>
          <table:table-cell table:style-name="ce3" office:value-type="float" office:value="0.0000185837" calcext:value-type="float">
            <text:p>1.86E-05</text:p>
          </table:table-cell>
          <table:table-cell table:number-columns-repeated="2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0002997097" calcext:value-type="float">
            <text:p>0.0002997097</text:p>
          </table:table-cell>
          <table:table-cell table:style-name="ce1" office:value-type="float" office:value="0.0101913" calcext:value-type="float">
            <text:p>0.0101913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0002991141" calcext:value-type="float">
            <text:p>0.0002991141</text:p>
          </table:table-cell>
          <table:table-cell table:style-name="ce3" office:value-type="float" office:value="0.0000607808" calcext:value-type="float">
            <text:p>6.08E-05</text:p>
          </table:table-cell>
          <table:table-cell table:number-columns-repeated="2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.0005520361" calcext:value-type="float">
            <text:p>0.0005520361</text:p>
          </table:table-cell>
          <table:table-cell table:style-name="ce1" office:value-type="float" office:value="0.03996918" calcext:value-type="float">
            <text:p>0.03996918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.0003550492" calcext:value-type="float">
            <text:p>0.0003550492</text:p>
          </table:table-cell>
          <table:table-cell table:style-name="ce3" office:value-type="float" office:value="0.0000597232" calcext:value-type="float">
            <text:p>5.97E-05</text:p>
          </table:table-cell>
          <table:table-cell table:number-columns-repeated="2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.0004090966" calcext:value-type="float">
            <text:p>0.0004090966</text:p>
          </table:table-cell>
          <table:table-cell table:style-name="ce1" office:value-type="float" office:value="0.3543438" calcext:value-type="float">
            <text:p>0.3543438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.0003900365" calcext:value-type="float">
            <text:p>0.0003900365</text:p>
          </table:table-cell>
          <table:table-cell table:style-name="ce3" office:value-type="float" office:value="0.0000906854" calcext:value-type="float">
            <text:p>9.07E-05</text:p>
          </table:table-cell>
          <table:table-cell table:number-columns-repeated="26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.0005428128" calcext:value-type="float">
            <text:p>0.0005428128</text:p>
          </table:table-cell>
          <table:table-cell table:style-name="ce1" office:value-type="float" office:value="2.905992" calcext:value-type="float">
            <text:p>2.905992</text:p>
          </table:table-cell>
          <table:table-cell/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.0004871648" calcext:value-type="float">
            <text:p>0.0004871648</text:p>
          </table:table-cell>
          <table:table-cell table:style-name="ce3" office:value-type="float" office:value="0.0000862848" calcext:value-type="float">
            <text:p>8.63E-05</text:p>
          </table:table-cell>
          <table:table-cell table:number-columns-repeated="26"/>
        </table:table-row>
      </table:table>
      <table:table table:name="3D prim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3DFFTWC_AVG</text:p>
          </table:table-cell>
          <table:table-cell office:value-type="string" calcext:value-type="string">
            <text:p>3DFFTWC_STD</text:p>
          </table:table-cell>
          <table:table-cell office:value-type="string" calcext:value-type="string">
            <text:p>3DFFTWCINIT_AVG</text:p>
          </table:table-cell>
          <table:table-cell office:value-type="string" calcext:value-type="string">
            <text:p>3DFFTWCINIT_STD</text:p>
          </table:table-cell>
          <table:table-cell office:value-type="string" calcext:value-type="string">
            <text:p>3DFFTWCINV_AVG</text:p>
          </table:table-cell>
          <table:table-cell office:value-type="string" calcext:value-type="string">
            <text:p>3DFFTWCINV_STD</text:p>
          </table:table-cell>
          <table:table-cell office:value-type="string" calcext:value-type="string">
            <text:p>3DFFTWCINVINIT_AVG</text:p>
          </table:table-cell>
          <table:table-cell office:value-type="string" calcext:value-type="string">
            <text:p>3DFFTWCINVINIT_STD</text:p>
          </table:table-cell>
          <table:table-cell office:value-type="string" calcext:value-type="string">
            <text:p>3DFFTWR_AVG</text:p>
          </table:table-cell>
          <table:table-cell office:value-type="string" calcext:value-type="string">
            <text:p>3DFFTWR_STD</text:p>
          </table:table-cell>
          <table:table-cell office:value-type="string" calcext:value-type="string">
            <text:p>3DFFTWRINIT_AVG</text:p>
          </table:table-cell>
          <table:table-cell office:value-type="string" calcext:value-type="string">
            <text:p>3DFFTWRINIT_STD</text:p>
          </table:table-cell>
          <table:table-cell office:value-type="string" calcext:value-type="string">
            <text:p>3DFFTWRINV_AVG</text:p>
          </table:table-cell>
          <table:table-cell office:value-type="string" calcext:value-type="string">
            <text:p>3DFFTWRINV_STD</text:p>
          </table:table-cell>
          <table:table-cell office:value-type="string" calcext:value-type="string">
            <text:p>3DFFTWRINVINIT_AVG</text:p>
          </table:table-cell>
          <table:table-cell office:value-type="string" calcext:value-type="string">
            <text:p>3DFFTWRINVINIT_STD</text:p>
          </table:table-cell>
          <table:table-cell office:value-type="string" calcext:value-type="string">
            <text:p>3DMKLC_AVG</text:p>
          </table:table-cell>
          <table:table-cell office:value-type="string" calcext:value-type="string">
            <text:p>3DMKLC_STD</text:p>
          </table:table-cell>
          <table:table-cell office:value-type="string" calcext:value-type="string">
            <text:p>3DMKLCINIT_AVG</text:p>
          </table:table-cell>
          <table:table-cell office:value-type="string" calcext:value-type="string">
            <text:p>3DMKLCINIT_STD</text:p>
          </table:table-cell>
          <table:table-cell office:value-type="string" calcext:value-type="string">
            <text:p>3DMKLCINV_AVG</text:p>
          </table:table-cell>
          <table:table-cell office:value-type="string" calcext:value-type="string">
            <text:p>3DMKLCINV_STD</text:p>
          </table:table-cell>
          <table:table-cell office:value-type="string" calcext:value-type="string">
            <text:p>3DMKLCINVINIT_AVG</text:p>
          </table:table-cell>
          <table:table-cell office:value-type="string" calcext:value-type="string">
            <text:p>3DMKLCINVINIT_STD</text:p>
          </table:table-cell>
          <table:table-cell office:value-type="string" calcext:value-type="string">
            <text:p>3DMKLR_AVG</text:p>
          </table:table-cell>
          <table:table-cell office:value-type="string" calcext:value-type="string">
            <text:p>3DMKLR_STD</text:p>
          </table:table-cell>
          <table:table-cell office:value-type="string" calcext:value-type="string">
            <text:p>3DMKLRINIT_AVG</text:p>
          </table:table-cell>
          <table:table-cell office:value-type="string" calcext:value-type="string">
            <text:p>3DMKLRINIT_STD</text:p>
          </table:table-cell>
          <table:table-cell office:value-type="string" calcext:value-type="string">
            <text:p>3DMKLRINV_AVG</text:p>
          </table:table-cell>
          <table:table-cell office:value-type="string" calcext:value-type="string">
            <text:p>3DMKLRINV_STD</text:p>
          </table:table-cell>
          <table:table-cell office:value-type="string" calcext:value-type="string">
            <text:p>3DMKLRINVINIT_AVG</text:p>
          </table:table-cell>
          <table:table-cell office:value-type="string" calcext:value-type="string">
            <text:p>3DMKLRINVINIT_STD</text:p>
          </table:table-cell>
          <table:table-cell table:number-columns-repeated="9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float" office:value="0.00175053" calcext:value-type="float">
            <text:p>1.75E-03</text:p>
          </table:table-cell>
          <table:table-cell table:style-name="ce2" office:value-type="float" office:value="0.0000694534491584" calcext:value-type="float">
            <text:p>6.95E-05</text:p>
          </table:table-cell>
          <table:table-cell table:style-name="ce2" office:value-type="float" office:value="0.0003660528" calcext:value-type="float">
            <text:p>3.66E-04</text:p>
          </table:table-cell>
          <table:table-cell table:style-name="ce2" office:value-type="float" office:value="0.0000290090396325" calcext:value-type="float">
            <text:p>2.90E-05</text:p>
          </table:table-cell>
          <table:table-cell table:style-name="ce2" office:value-type="float" office:value="0.001891747" calcext:value-type="float">
            <text:p>1.89E-03</text:p>
          </table:table-cell>
          <table:table-cell table:style-name="ce2" office:value-type="float" office:value="0.0000716232994446" calcext:value-type="float">
            <text:p>7.16E-05</text:p>
          </table:table-cell>
          <table:table-cell table:style-name="ce2" office:value-type="float" office:value="0.0003541545" calcext:value-type="float">
            <text:p>3.54E-04</text:p>
          </table:table-cell>
          <table:table-cell table:style-name="ce2" office:value-type="float" office:value="0.0000437497272023" calcext:value-type="float">
            <text:p>4.37E-05</text:p>
          </table:table-cell>
          <table:table-cell table:style-name="ce2" office:value-type="float" office:value="0.001090203" calcext:value-type="float">
            <text:p>1.09E-03</text:p>
          </table:table-cell>
          <table:table-cell table:style-name="ce2" office:value-type="float" office:value="0.0000673042714593" calcext:value-type="float">
            <text:p>6.73E-05</text:p>
          </table:table-cell>
          <table:table-cell table:style-name="ce2" office:value-type="float" office:value="0.0004595019" calcext:value-type="float">
            <text:p>4.60E-04</text:p>
          </table:table-cell>
          <table:table-cell table:style-name="ce2" office:value-type="float" office:value="0.0000236877343246" calcext:value-type="float">
            <text:p>2.37E-05</text:p>
          </table:table-cell>
          <table:table-cell table:style-name="ce2" office:value-type="float" office:value="0.001266183" calcext:value-type="float">
            <text:p>1.27E-03</text:p>
          </table:table-cell>
          <table:table-cell table:style-name="ce2" office:value-type="float" office:value="0.0000804417304706" calcext:value-type="float">
            <text:p>8.04E-05</text:p>
          </table:table-cell>
          <table:table-cell table:style-name="ce2" office:value-type="float" office:value="0.0004323331" calcext:value-type="float">
            <text:p>4.32E-04</text:p>
          </table:table-cell>
          <table:table-cell table:style-name="ce2" office:value-type="float" office:value="0.000029520357294" calcext:value-type="float">
            <text:p>2.95E-05</text:p>
          </table:table-cell>
          <table:table-cell table:style-name="ce2" office:value-type="float" office:value="0.001208393" calcext:value-type="float">
            <text:p>1.21E-03</text:p>
          </table:table-cell>
          <table:table-cell table:style-name="ce2" office:value-type="float" office:value="0.0000507716198175" calcext:value-type="float">
            <text:p>5.08E-05</text:p>
          </table:table-cell>
          <table:table-cell table:style-name="ce2" office:value-type="float" office:value="0.0000220618" calcext:value-type="float">
            <text:p>2.21E-05</text:p>
          </table:table-cell>
          <table:table-cell table:style-name="ce2" office:value-type="float" office:value="0.00000499380004049" calcext:value-type="float">
            <text:p>4.99E-06</text:p>
          </table:table-cell>
          <table:table-cell table:style-name="ce2" office:value-type="float" office:value="0.00134093" calcext:value-type="float">
            <text:p>1.34E-03</text:p>
          </table:table-cell>
          <table:table-cell table:style-name="ce2" office:value-type="float" office:value="0.0000679785922184" calcext:value-type="float">
            <text:p>6.80E-05</text:p>
          </table:table-cell>
          <table:table-cell table:style-name="ce2" office:value-type="float" office:value="0.0000222683" calcext:value-type="float">
            <text:p>2.23E-05</text:p>
          </table:table-cell>
          <table:table-cell table:style-name="ce2" office:value-type="float" office:value="0.00000586628235578" calcext:value-type="float">
            <text:p>5.87E-06</text:p>
          </table:table-cell>
          <table:table-cell table:style-name="ce2" office:value-type="float" office:value="0.0009916621" calcext:value-type="float">
            <text:p>9.92E-04</text:p>
          </table:table-cell>
          <table:table-cell table:style-name="ce2" office:value-type="float" office:value="0.0000563322823205" calcext:value-type="float">
            <text:p>5.63E-05</text:p>
          </table:table-cell>
          <table:table-cell table:style-name="ce2" office:value-type="float" office:value="0.001266183" calcext:value-type="float">
            <text:p>1.27E-03</text:p>
          </table:table-cell>
          <table:table-cell table:style-name="ce2" office:value-type="float" office:value="0.0000804417304706" calcext:value-type="float">
            <text:p>8.04E-05</text:p>
          </table:table-cell>
          <table:table-cell table:style-name="ce2" office:value-type="float" office:value="0.00109445" calcext:value-type="float">
            <text:p>1.09E-03</text:p>
          </table:table-cell>
          <table:table-cell table:style-name="ce2" office:value-type="float" office:value="0.0000614419431478" calcext:value-type="float">
            <text:p>6.14E-05</text:p>
          </table:table-cell>
          <table:table-cell table:style-name="ce2" office:value-type="float" office:value="0.0000236282" calcext:value-type="float">
            <text:p>2.36E-05</text:p>
          </table:table-cell>
          <table:table-cell table:style-name="ce2" office:value-type="float" office:value="0.00000550581300486" calcext:value-type="float">
            <text:p>5.51E-06</text:p>
          </table:table-cell>
          <table:table-cell table:number-columns-repeated="9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float" office:value="0.0305498" calcext:value-type="float">
            <text:p>3.05E-02</text:p>
          </table:table-cell>
          <table:table-cell table:style-name="ce2" office:value-type="float" office:value="0.000161072157743" calcext:value-type="float">
            <text:p>1.61E-04</text:p>
          </table:table-cell>
          <table:table-cell table:style-name="ce2" office:value-type="float" office:value="0.0008447119" calcext:value-type="float">
            <text:p>8.45E-04</text:p>
          </table:table-cell>
          <table:table-cell table:style-name="ce2" office:value-type="float" office:value="0.0000116165458095" calcext:value-type="float">
            <text:p>1.16E-05</text:p>
          </table:table-cell>
          <table:table-cell table:style-name="ce2" office:value-type="float" office:value="0.03169018" calcext:value-type="float">
            <text:p>3.17E-02</text:p>
          </table:table-cell>
          <table:table-cell table:style-name="ce2" office:value-type="float" office:value="0.000198870498343" calcext:value-type="float">
            <text:p>1.99E-04</text:p>
          </table:table-cell>
          <table:table-cell table:style-name="ce2" office:value-type="float" office:value="0.0008468277" calcext:value-type="float">
            <text:p>8.47E-04</text:p>
          </table:table-cell>
          <table:table-cell table:style-name="ce2" office:value-type="float" office:value="0.00001967776239" calcext:value-type="float">
            <text:p>1.97E-05</text:p>
          </table:table-cell>
          <table:table-cell table:style-name="ce2" office:value-type="float" office:value="0.01553256" calcext:value-type="float">
            <text:p>1.55E-02</text:p>
          </table:table-cell>
          <table:table-cell table:style-name="ce2" office:value-type="float" office:value="0.000127930660038" calcext:value-type="float">
            <text:p>1.28E-04</text:p>
          </table:table-cell>
          <table:table-cell table:style-name="ce2" office:value-type="float" office:value="0.001080099" calcext:value-type="float">
            <text:p>1.08E-03</text:p>
          </table:table-cell>
          <table:table-cell table:style-name="ce2" office:value-type="float" office:value="0.00005198801987" calcext:value-type="float">
            <text:p>5.20E-05</text:p>
          </table:table-cell>
          <table:table-cell table:style-name="ce2" office:value-type="float" office:value="0.01675374" calcext:value-type="float">
            <text:p>1.68E-02</text:p>
          </table:table-cell>
          <table:table-cell table:style-name="ce2" office:value-type="float" office:value="0.000131201449856" calcext:value-type="float">
            <text:p>1.31E-04</text:p>
          </table:table-cell>
          <table:table-cell table:style-name="ce2" office:value-type="float" office:value="0.000949322" calcext:value-type="float">
            <text:p>9.49E-04</text:p>
          </table:table-cell>
          <table:table-cell table:style-name="ce2" office:value-type="float" office:value="0.0000403242846213" calcext:value-type="float">
            <text:p>4.03E-05</text:p>
          </table:table-cell>
          <table:table-cell table:style-name="ce2" office:value-type="float" office:value="0.01422051" calcext:value-type="float">
            <text:p>1.42E-02</text:p>
          </table:table-cell>
          <table:table-cell table:style-name="ce2" office:value-type="float" office:value="0.0000859368172296" calcext:value-type="float">
            <text:p>8.59E-05</text:p>
          </table:table-cell>
          <table:table-cell table:style-name="ce2" office:value-type="float" office:value="0.0000489995" calcext:value-type="float">
            <text:p>4.90E-05</text:p>
          </table:table-cell>
          <table:table-cell table:style-name="ce2" office:value-type="float" office:value="0.00000855041754991" calcext:value-type="float">
            <text:p>8.55E-06</text:p>
          </table:table-cell>
          <table:table-cell table:style-name="ce2" office:value-type="float" office:value="0.01544646" calcext:value-type="float">
            <text:p>1.54E-02</text:p>
          </table:table-cell>
          <table:table-cell table:style-name="ce2" office:value-type="float" office:value="0.0000945546543892" calcext:value-type="float">
            <text:p>9.46E-05</text:p>
          </table:table-cell>
          <table:table-cell table:style-name="ce2" office:value-type="float" office:value="0.0000328977" calcext:value-type="float">
            <text:p>3.29E-05</text:p>
          </table:table-cell>
          <table:table-cell table:style-name="ce2" office:value-type="float" office:value="0.0000124354271164" calcext:value-type="float">
            <text:p>1.24E-05</text:p>
          </table:table-cell>
          <table:table-cell office:value-type="float" office:value="0.01362834" calcext:value-type="float">
            <text:p>0.01362834</text:p>
          </table:table-cell>
          <table:table-cell table:style-name="ce2" office:value-type="float" office:value="0.000140388248954" calcext:value-type="float">
            <text:p>1.40E-04</text:p>
          </table:table-cell>
          <table:table-cell table:style-name="ce2" office:value-type="float" office:value="0.01675374" calcext:value-type="float">
            <text:p>1.68E-02</text:p>
          </table:table-cell>
          <table:table-cell table:style-name="ce2" office:value-type="float" office:value="0.000131201449856" calcext:value-type="float">
            <text:p>1.31E-04</text:p>
          </table:table-cell>
          <table:table-cell office:value-type="float" office:value="0.01367721" calcext:value-type="float">
            <text:p>0.01367721</text:p>
          </table:table-cell>
          <table:table-cell table:style-name="ce2" office:value-type="float" office:value="0.000140911118164" calcext:value-type="float">
            <text:p>1.41E-04</text:p>
          </table:table-cell>
          <table:table-cell table:style-name="ce2" office:value-type="float" office:value="0.0000350276" calcext:value-type="float">
            <text:p>3.50E-05</text:p>
          </table:table-cell>
          <table:table-cell table:style-name="ce2" office:value-type="float" office:value="0.00000877046893717" calcext:value-type="float">
            <text:p>8.77E-06</text:p>
          </table:table-cell>
          <table:table-cell table:number-columns-repeated="9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float" office:value="0.2915173" calcext:value-type="float">
            <text:p>2.92E-01</text:p>
          </table:table-cell>
          <table:table-cell table:style-name="ce2" office:value-type="float" office:value="0.00576208714212" calcext:value-type="float">
            <text:p>5.76E-03</text:p>
          </table:table-cell>
          <table:table-cell table:style-name="ce2" office:value-type="float" office:value="0.0003344495" calcext:value-type="float">
            <text:p>3.34E-04</text:p>
          </table:table-cell>
          <table:table-cell table:style-name="ce2" office:value-type="float" office:value="0.00002139950525" calcext:value-type="float">
            <text:p>2.14E-05</text:p>
          </table:table-cell>
          <table:table-cell office:value-type="float" office:value="0.3012378" calcext:value-type="float">
            <text:p>0.3012378</text:p>
          </table:table-cell>
          <table:table-cell table:style-name="ce2" office:value-type="float" office:value="0.00217319282777" calcext:value-type="float">
            <text:p>2.17E-03</text:p>
          </table:table-cell>
          <table:table-cell table:style-name="ce2" office:value-type="float" office:value="0.0003306062" calcext:value-type="float">
            <text:p>3.31E-04</text:p>
          </table:table-cell>
          <table:table-cell table:style-name="ce2" office:value-type="float" office:value="0.0000277328537891" calcext:value-type="float">
            <text:p>2.77E-05</text:p>
          </table:table-cell>
          <table:table-cell office:value-type="float" office:value="0.1715815" calcext:value-type="float">
            <text:p>0.1715815</text:p>
          </table:table-cell>
          <table:table-cell table:style-name="ce2" office:value-type="float" office:value="0.000598336443817" calcext:value-type="float">
            <text:p>5.98E-04</text:p>
          </table:table-cell>
          <table:table-cell table:style-name="ce2" office:value-type="float" office:value="0.0005866068" calcext:value-type="float">
            <text:p>5.87E-04</text:p>
          </table:table-cell>
          <table:table-cell table:style-name="ce2" office:value-type="float" office:value="0.000010766205117" calcext:value-type="float">
            <text:p>1.08E-05</text:p>
          </table:table-cell>
          <table:table-cell office:value-type="float" office:value="0.184219" calcext:value-type="float">
            <text:p>0.184219</text:p>
          </table:table-cell>
          <table:table-cell table:style-name="ce2" office:value-type="float" office:value="0.000826624730119" calcext:value-type="float">
            <text:p>8.27E-04</text:p>
          </table:table-cell>
          <table:table-cell table:style-name="ce2" office:value-type="float" office:value="0.0004529708" calcext:value-type="float">
            <text:p>4.53E-04</text:p>
          </table:table-cell>
          <table:table-cell table:style-name="ce2" office:value-type="float" office:value="0.00000638366547091" calcext:value-type="float">
            <text:p>6.38E-06</text:p>
          </table:table-cell>
          <table:table-cell table:style-name="ce2" office:value-type="float" office:value="0.09624357" calcext:value-type="float">
            <text:p>9.62E-02</text:p>
          </table:table-cell>
          <table:table-cell table:style-name="ce2" office:value-type="float" office:value="0.000251808450348" calcext:value-type="float">
            <text:p>2.52E-04</text:p>
          </table:table-cell>
          <table:table-cell table:style-name="ce2" office:value-type="float" office:value="0.0001272335" calcext:value-type="float">
            <text:p>1.27E-04</text:p>
          </table:table-cell>
          <table:table-cell table:style-name="ce2" office:value-type="float" office:value="0.0000163070291405" calcext:value-type="float">
            <text:p>1.63E-05</text:p>
          </table:table-cell>
          <table:table-cell table:style-name="ce2" office:value-type="float" office:value="0.1066562" calcext:value-type="float">
            <text:p>1.07E-01</text:p>
          </table:table-cell>
          <table:table-cell table:style-name="ce2" office:value-type="float" office:value="0.000205292095426" calcext:value-type="float">
            <text:p>2.05E-04</text:p>
          </table:table-cell>
          <table:table-cell table:style-name="ce2" office:value-type="float" office:value="0.0001276593" calcext:value-type="float">
            <text:p>1.28E-04</text:p>
          </table:table-cell>
          <table:table-cell table:style-name="ce2" office:value-type="float" office:value="0.0000203409929237" calcext:value-type="float">
            <text:p>2.03E-05</text:p>
          </table:table-cell>
          <table:table-cell office:value-type="float" office:value="0.07554436" calcext:value-type="float">
            <text:p>0.07554436</text:p>
          </table:table-cell>
          <table:table-cell table:style-name="ce2" office:value-type="float" office:value="0.00187804922915" calcext:value-type="float">
            <text:p>1.88E-03</text:p>
          </table:table-cell>
          <table:table-cell office:value-type="float" office:value="0.184219" calcext:value-type="float">
            <text:p>0.184219</text:p>
          </table:table-cell>
          <table:table-cell table:style-name="ce2" office:value-type="float" office:value="0.000826624730119" calcext:value-type="float">
            <text:p>8.27E-04</text:p>
          </table:table-cell>
          <table:table-cell office:value-type="float" office:value="0.07629778" calcext:value-type="float">
            <text:p>0.07629778</text:p>
          </table:table-cell>
          <table:table-cell table:style-name="ce2" office:value-type="float" office:value="0.00190523492736" calcext:value-type="float">
            <text:p>1.91E-03</text:p>
          </table:table-cell>
          <table:table-cell office:value-type="float" office:value="0.0001092162" calcext:value-type="float">
            <text:p>0.0001092162</text:p>
          </table:table-cell>
          <table:table-cell table:style-name="ce2" office:value-type="float" office:value="0.0000168400521957" calcext:value-type="float">
            <text:p>1.68E-05</text:p>
          </table:table-cell>
          <table:table-cell table:number-columns-repeated="9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62753" calcext:value-type="float">
            <text:p>2.62753</text:p>
          </table:table-cell>
          <table:table-cell table:style-name="ce2" office:value-type="float" office:value="0.0144478672013" calcext:value-type="float">
            <text:p>1.44E-02</text:p>
          </table:table-cell>
          <table:table-cell table:style-name="ce2" office:value-type="float" office:value="0.000699212" calcext:value-type="float">
            <text:p>6.99E-04</text:p>
          </table:table-cell>
          <table:table-cell table:style-name="ce2" office:value-type="float" office:value="0.00000750974057845" calcext:value-type="float">
            <text:p>7.51E-06</text:p>
          </table:table-cell>
          <table:table-cell office:value-type="float" office:value="2.712967" calcext:value-type="float">
            <text:p>2.712967</text:p>
          </table:table-cell>
          <table:table-cell table:style-name="ce2" office:value-type="float" office:value="0.0198249831442" calcext:value-type="float">
            <text:p>1.98E-02</text:p>
          </table:table-cell>
          <table:table-cell table:style-name="ce2" office:value-type="float" office:value="0.0006846445" calcext:value-type="float">
            <text:p>6.85E-04</text:p>
          </table:table-cell>
          <table:table-cell table:style-name="ce2" office:value-type="float" office:value="0.00000894316945123" calcext:value-type="float">
            <text:p>8.94E-06</text:p>
          </table:table-cell>
          <table:table-cell office:value-type="float" office:value="1.654288" calcext:value-type="float">
            <text:p>1.654288</text:p>
          </table:table-cell>
          <table:table-cell table:style-name="ce2" office:value-type="float" office:value="0.012115594909" calcext:value-type="float">
            <text:p>1.21E-02</text:p>
          </table:table-cell>
          <table:table-cell table:style-name="ce2" office:value-type="float" office:value="0.0009608898" calcext:value-type="float">
            <text:p>9.61E-04</text:p>
          </table:table-cell>
          <table:table-cell table:style-name="ce2" office:value-type="float" office:value="0.0000437870861323" calcext:value-type="float">
            <text:p>4.38E-05</text:p>
          </table:table-cell>
          <table:table-cell office:value-type="float" office:value="1.732249" calcext:value-type="float">
            <text:p>1.732249</text:p>
          </table:table-cell>
          <table:table-cell table:style-name="ce2" office:value-type="float" office:value="0.0163225906509" calcext:value-type="float">
            <text:p>1.63E-02</text:p>
          </table:table-cell>
          <table:table-cell table:style-name="ce2" office:value-type="float" office:value="0.000935361" calcext:value-type="float">
            <text:p>9.35E-04</text:p>
          </table:table-cell>
          <table:table-cell table:style-name="ce2" office:value-type="float" office:value="0.0000144091374327" calcext:value-type="float">
            <text:p>1.44E-05</text:p>
          </table:table-cell>
          <table:table-cell office:value-type="float" office:value="1.276813" calcext:value-type="float">
            <text:p>1.276813</text:p>
          </table:table-cell>
          <table:table-cell table:style-name="ce2" office:value-type="float" office:value="0.00479895370541" calcext:value-type="float">
            <text:p>4.80E-03</text:p>
          </table:table-cell>
          <table:table-cell office:value-type="float" office:value="0.0001988173" calcext:value-type="float">
            <text:p>0.0001988173</text:p>
          </table:table-cell>
          <table:table-cell table:style-name="ce2" office:value-type="float" office:value="0.0000201340555889" calcext:value-type="float">
            <text:p>2.01E-05</text:p>
          </table:table-cell>
          <table:table-cell office:value-type="float" office:value="1.28142" calcext:value-type="float">
            <text:p>1.28142</text:p>
          </table:table-cell>
          <table:table-cell table:style-name="ce2" office:value-type="float" office:value="0.0167911200076" calcext:value-type="float">
            <text:p>1.68E-02</text:p>
          </table:table-cell>
          <table:table-cell office:value-type="float" office:value="0.0001938611" calcext:value-type="float">
            <text:p>0.0001938611</text:p>
          </table:table-cell>
          <table:table-cell table:style-name="ce2" office:value-type="float" office:value="0.0000172322467772" calcext:value-type="float">
            <text:p>1.72E-05</text:p>
          </table:table-cell>
          <table:table-cell office:value-type="float" office:value="0.8788389" calcext:value-type="float">
            <text:p>0.8788389</text:p>
          </table:table-cell>
          <table:table-cell table:style-name="ce2" office:value-type="float" office:value="0.00293801824554" calcext:value-type="float">
            <text:p>2.94E-03</text:p>
          </table:table-cell>
          <table:table-cell office:value-type="float" office:value="1.732249" calcext:value-type="float">
            <text:p>1.732249</text:p>
          </table:table-cell>
          <table:table-cell table:style-name="ce2" office:value-type="float" office:value="0.0163225906509" calcext:value-type="float">
            <text:p>1.63E-02</text:p>
          </table:table-cell>
          <table:table-cell office:value-type="float" office:value="0.878529" calcext:value-type="float">
            <text:p>0.878529</text:p>
          </table:table-cell>
          <table:table-cell table:style-name="ce2" office:value-type="float" office:value="0.00272019096552" calcext:value-type="float">
            <text:p>2.72E-03</text:p>
          </table:table-cell>
          <table:table-cell office:value-type="float" office:value="0.0001791188" calcext:value-type="float">
            <text:p>0.0001791188</text:p>
          </table:table-cell>
          <table:table-cell table:style-name="ce2" office:value-type="float" office:value="0.0000159277636765" calcext:value-type="float">
            <text:p>1.59E-05</text:p>
          </table:table-cell>
          <table:table-cell table:number-columns-repeated="9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.78063" calcext:value-type="float">
            <text:p>22.78063</text:p>
          </table:table-cell>
          <table:table-cell table:style-name="ce2" office:value-type="float" office:value="0.0279470551023" calcext:value-type="float">
            <text:p>2.79E-02</text:p>
          </table:table-cell>
          <table:table-cell office:value-type="float" office:value="0.0004221576" calcext:value-type="float">
            <text:p>0.0004221576</text:p>
          </table:table-cell>
          <table:table-cell table:style-name="ce2" office:value-type="float" office:value="0.0000124210361636" calcext:value-type="float">
            <text:p>1.24E-05</text:p>
          </table:table-cell>
          <table:table-cell office:value-type="float" office:value="24.25662" calcext:value-type="float">
            <text:p>24.25662</text:p>
          </table:table-cell>
          <table:table-cell table:style-name="ce2" office:value-type="float" office:value="0.035460049508" calcext:value-type="float">
            <text:p>3.55E-02</text:p>
          </table:table-cell>
          <table:table-cell table:style-name="ce2" office:value-type="float" office:value="0.0004401719" calcext:value-type="float">
            <text:p>4.40E-04</text:p>
          </table:table-cell>
          <table:table-cell table:style-name="ce2" office:value-type="float" office:value="0.00000855418732357" calcext:value-type="float">
            <text:p>8.55E-06</text:p>
          </table:table-cell>
          <table:table-cell office:value-type="float" office:value="15.94955" calcext:value-type="float">
            <text:p>15.94955</text:p>
          </table:table-cell>
          <table:table-cell table:style-name="ce2" office:value-type="float" office:value="0.02657903309" calcext:value-type="float">
            <text:p>2.66E-02</text:p>
          </table:table-cell>
          <table:table-cell office:value-type="float" office:value="0.0007293006" calcext:value-type="float">
            <text:p>0.0007293006</text:p>
          </table:table-cell>
          <table:table-cell table:style-name="ce2" office:value-type="float" office:value="0.00000953569573527" calcext:value-type="float">
            <text:p>9.54E-06</text:p>
          </table:table-cell>
          <table:table-cell office:value-type="float" office:value="16.55796" calcext:value-type="float">
            <text:p>16.55796</text:p>
          </table:table-cell>
          <table:table-cell table:style-name="ce2" office:value-type="float" office:value="0.0276700881419" calcext:value-type="float">
            <text:p>2.77E-02</text:p>
          </table:table-cell>
          <table:table-cell table:style-name="ce2" office:value-type="float" office:value="0.0007184555" calcext:value-type="float">
            <text:p>7.18E-04</text:p>
          </table:table-cell>
          <table:table-cell table:style-name="ce2" office:value-type="float" office:value="0.00000749996018138" calcext:value-type="float">
            <text:p>7.50E-06</text:p>
          </table:table-cell>
          <table:table-cell office:value-type="float" office:value="8.802982" calcext:value-type="float">
            <text:p>8.802982</text:p>
          </table:table-cell>
          <table:table-cell table:style-name="ce2" office:value-type="float" office:value="0.0282352064707" calcext:value-type="float">
            <text:p>2.82E-02</text:p>
          </table:table-cell>
          <table:table-cell office:value-type="float" office:value="0.0002632301" calcext:value-type="float">
            <text:p>0.0002632301</text:p>
          </table:table-cell>
          <table:table-cell table:style-name="ce2" office:value-type="float" office:value="0.00000979725276062" calcext:value-type="float">
            <text:p>9.80E-06</text:p>
          </table:table-cell>
          <table:table-cell office:value-type="float" office:value="8.800882" calcext:value-type="float">
            <text:p>8.800882</text:p>
          </table:table-cell>
          <table:table-cell table:style-name="ce2" office:value-type="float" office:value="0.0328271194797" calcext:value-type="float">
            <text:p>3.28E-02</text:p>
          </table:table-cell>
          <table:table-cell office:value-type="float" office:value="0.0002582006" calcext:value-type="float">
            <text:p>0.0002582006</text:p>
          </table:table-cell>
          <table:table-cell table:style-name="ce2" office:value-type="float" office:value="0.000021598944893" calcext:value-type="float">
            <text:p>2.16E-05</text:p>
          </table:table-cell>
          <table:table-cell office:value-type="float" office:value="6.160993" calcext:value-type="float">
            <text:p>6.160993</text:p>
          </table:table-cell>
          <table:table-cell table:style-name="ce2" office:value-type="float" office:value="0.0246204747901" calcext:value-type="float">
            <text:p>2.46E-02</text:p>
          </table:table-cell>
          <table:table-cell office:value-type="float" office:value="16.55796" calcext:value-type="float">
            <text:p>16.55796</text:p>
          </table:table-cell>
          <table:table-cell table:style-name="ce2" office:value-type="float" office:value="0.0276700881419" calcext:value-type="float">
            <text:p>2.77E-02</text:p>
          </table:table-cell>
          <table:table-cell office:value-type="float" office:value="6.172328" calcext:value-type="float">
            <text:p>6.172328</text:p>
          </table:table-cell>
          <table:table-cell table:style-name="ce2" office:value-type="float" office:value="0.0278798548538" calcext:value-type="float">
            <text:p>2.79E-02</text:p>
          </table:table-cell>
          <table:table-cell office:value-type="float" office:value="0.0002407879" calcext:value-type="float">
            <text:p>0.0002407879</text:p>
          </table:table-cell>
          <table:table-cell table:style-name="ce2" office:value-type="float" office:value="0.0000204444391975" calcext:value-type="float">
            <text:p>2.04E-05</text:p>
          </table:table-cell>
          <table:table-cell table:number-columns-repeated="90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0"/>
        </table:table-row>
        <table:table-row table:style-name="ro1">
          <table:table-cell table:number-columns-repeated="16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1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</table:table-row>
        <table:table-row table:style-name="ro1" table:number-rows-repeated="3">
          <table:table-cell table:number-columns-repeated="20"/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3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5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Complex</text:p>
          </table:table-cell>
          <table:table-cell table:number-columns-repeated="118"/>
        </table:table-row>
        <table:table-row table:style-name="ro1">
          <table:table-cell table:number-columns-repeated="12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FTW</text:p>
          </table:table-cell>
          <table:table-cell table:style-name="ce1" office:value-type="string" calcext:value-type="string">
            <text:p>MKL</text:p>
          </table:table-cell>
          <table:table-cell table:number-columns-repeated="1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float" office:value="0.0004595019" calcext:value-type="float">
            <text:p>4.60E-04</text:p>
          </table:table-cell>
          <table:table-cell table:style-name="ce3" office:value-type="float" office:value="0.001266183" calcext:value-type="float">
            <text:p>1.27E-03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3" office:value-type="float" office:value="0.0003660528" calcext:value-type="float">
            <text:p>3.66E-04</text:p>
          </table:table-cell>
          <table:table-cell table:style-name="ce3" office:value-type="float" office:value="0.0000220618" calcext:value-type="float">
            <text:p>2.21E-05</text:p>
          </table:table-cell>
          <table:table-cell table:number-columns-repeated="11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float" office:value="0.001080099" calcext:value-type="float">
            <text:p>1.08E-03</text:p>
          </table:table-cell>
          <table:table-cell table:style-name="ce3" office:value-type="float" office:value="0.01675374" calcext:value-type="float">
            <text:p>1.68E-02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3" office:value-type="float" office:value="0.0008447119" calcext:value-type="float">
            <text:p>8.45E-04</text:p>
          </table:table-cell>
          <table:table-cell table:style-name="ce3" office:value-type="float" office:value="0.0000489995" calcext:value-type="float">
            <text:p>4.90E-05</text:p>
          </table:table-cell>
          <table:table-cell table:number-columns-repeated="1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office:value-type="float" office:value="0.0005866068" calcext:value-type="float">
            <text:p>5.87E-04</text:p>
          </table:table-cell>
          <table:table-cell table:style-name="ce1" office:value-type="float" office:value="0.184219" calcext:value-type="float">
            <text:p>0.184219</text:p>
          </table:table-cell>
          <table:table-cell/>
          <table:table-cell table:style-name="ce1" office:value-type="float" office:value="127" calcext:value-type="float">
            <text:p>127</text:p>
          </table:table-cell>
          <table:table-cell table:style-name="ce3" office:value-type="float" office:value="0.0003344495" calcext:value-type="float">
            <text:p>3.34E-04</text:p>
          </table:table-cell>
          <table:table-cell table:style-name="ce3" office:value-type="float" office:value="0.0001272335" calcext:value-type="float">
            <text:p>1.27E-04</text:p>
          </table:table-cell>
          <table:table-cell table:number-columns-repeated="116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3" office:value-type="float" office:value="0.0009608898" calcext:value-type="float">
            <text:p>9.61E-04</text:p>
          </table:table-cell>
          <table:table-cell table:style-name="ce1" office:value-type="float" office:value="1.732249" calcext:value-type="float">
            <text:p>1.732249</text:p>
          </table:table-cell>
          <table:table-cell/>
          <table:table-cell table:style-name="ce1" office:value-type="float" office:value="257" calcext:value-type="float">
            <text:p>257</text:p>
          </table:table-cell>
          <table:table-cell table:style-name="ce3" office:value-type="float" office:value="0.000699212" calcext:value-type="float">
            <text:p>6.99E-04</text:p>
          </table:table-cell>
          <table:table-cell table:style-name="ce1" office:value-type="float" office:value="0.0001988173" calcext:value-type="float">
            <text:p>0.0001988173</text:p>
          </table:table-cell>
          <table:table-cell table:number-columns-repeated="116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0.0007293006" calcext:value-type="float">
            <text:p>0.0007293006</text:p>
          </table:table-cell>
          <table:table-cell table:style-name="ce1" office:value-type="float" office:value="16.55796" calcext:value-type="float">
            <text:p>16.55796</text:p>
          </table:table-cell>
          <table:table-cell/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0.0004221576" calcext:value-type="float">
            <text:p>0.0004221576</text:p>
          </table:table-cell>
          <table:table-cell table:style-name="ce1" office:value-type="float" office:value="0.0002632301" calcext:value-type="float">
            <text:p>0.0002632301</text:p>
          </table:table-cell>
          <table:table-cell table:number-columns-repeated="1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8:18:11.713008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35:48.017311436</meta:creation-date>
    <meta:generator>LibreOffice/6.1.3.2$Linux_X86_64 LibreOffice_project/10$Build-2</meta:generator>
    <dc:date>2019-05-22T08:39:39.446889603</dc:date>
    <meta:editing-duration>PT1H53M4S</meta:editing-duration>
    <meta:editing-cycles>10</meta:editing-cycles>
    <meta:document-statistic meta:table-count="9" meta:cell-count="5920" meta:object-count="0"/>
  </office:meta>
</office:document-meta>
</file>